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乌克兰和世界反对俄罗斯的侵略。 行动中的制裁”  - 乌克兰的CZR</text:span>
</text:h>
      <text:p text:style-name="P4">
作者: ['АРМІЯINFORM']</text:p>
      <text:p text:style-name="P4">
时间: 2023-06-07T96: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2/05/20220501-1.jpg" text:style-name="Internet_20_link" text:visited-style-name="Visited_20_Internet_20_Link">
20220501-1.jpg</text:a>
']</text:p>
      <text:p text:style-name="P4">
标签: ['STOPRUSSIA', 'АГРЕСІЯ РФ', 'ВІЙНА', 'ВТОРГНЕННЯ РФ', 'КРАХ РОСІЙСЬКОЇ ЕКОНОМІКИ', 'СЛУЖБА ЗОВНІШНЬОЇ РОЗВІДКИ УКРАЇНИ']</text:p>
      <text:p text:style-name="P4">
类别: News</text:p>
      <!--METADATA-->
      <text:p text:style-name="P4">
<draw:frame draw:style-name="fr1" draw:name="Image2" text:anchor-type="as-char" svg:width="6.9236in" svg:height="4.615733in" draw:z-index="0">
<draw:image xlink:href="../Images/AРМІЯINFORM/2023-06-07T96-00-00-04-00/20220501-1.jpg" xlink:type="simple" xlink:show="embed" xlink:actuate="onLoad" draw:mime-type="image/jpeg"/>
</draw:frame>
乌克兰的外国情报服务<text:a xlink:type="simple" xlink:href="https://szru.gov.ua/news-media/publications/070623-ukraina-i-svit--proty-rosiiskoi-ahresii-sanktsii-v-dii-" text:style-name="Internet_20_link" text:visited-style-name="Visited_20_Internet_20_Link">
报告</text:a>
关于截至6月7日对俄罗斯联邦的制裁。</text:p>
      <text:p text:style-name="P4">
•“这次攻击(爆破卡克霍夫斯卡亚水力发电厂的大坝)俄罗斯缺陷的新维度可能被认为是违反国际法，包括国际人道主义法，”  - 在欧盟高级外交与安全政策代表的联合声明中说：援助和危机情况。 Borrel和Lenarchic指出，他们与乌克兰当局保持联系，以提供欧盟的立即援助。</text:p>
      <text:p text:style-name="P4">
•“毁灭平民基础设施是明确的，有资格成为军事ZAR的资格 - 我们将吸引俄罗斯及其木偶正义，”欧洲理事会主席查尔斯·米歇尔(Charles Michel)说。</text:p>
      <text:p text:style-name="P4">
•在欧盟委员会中，乌克兰南部的卡科夫卡水力发电站的大坝受到俄罗斯占领军的强烈谴责。 欧盟外国代表说：“显然，这是在俄罗斯的侵略中发生的，普京毫不犹豫地用作乌克兰的饥荒，能源，冬季和核电站的武器。”</text:p>
      <text:p text:style-name="P4">
•“我谴责乌克兰大坝的破坏：这是犯罪和鲁ck的，”  - 欧洲委员会秘书长玛丽亚·佩奇诺维奇 - 伯里希(Maria Peychinovich-Burich)写道。</text:p>
      <text:p text:style-name="P4">
•“这是一种令人发指的行为，再次证明了俄罗斯在乌克兰战争的残酷行为，”北约·斯托尔滕贝格的秘书长。</text:p>
      <text:p text:style-name="P4">
•德国总理Olaf Soltz称为Kakhovskaya水力发电站，是俄罗斯对乌克兰联合会的“新维度”。 根据Scholtz的说法，水力发电站的破坏是“适合普京领导这场战争的事实”。</text:p>
      <text:p text:style-name="P4">
•爱沙尼亚总理凯·卡拉斯(Kai Callas)说，爆炸卡科夫斯卡亚大坝对卡克霍夫斯卡亚·赫斯罗西亚(Kakhovskaya Hesrosia)的爆炸已将水变成武器，并呼吁帮助乌克兰赢得入口。</text:p>
      <text:p text:style-name="P4">
•爱沙尼亚总统阿拉德·卡里斯(Alard Caris)强调：“这将是莫斯科罪犯指控的另一点。”</text:p>
      <text:p text:style-name="P4">
•总统埃德加·林克维奇(Edgar Rinkevich)说：“俄罗斯是恐怖分子，需要停止。”</text:p>
      <text:p text:style-name="P4">
•“对平民基础设施的可怕攻击 - 新卡科夫卡的大坝 - 将缩短俄罗斯联邦的残酷战术。 这些战争罪应该受到惩罚，”佐治亚州萨洛姆苏拉比什维利总统说。</text:p>
      <text:p text:style-name="P4">
•摩尔多瓦总统玛雅·桑杜(Maya Sandu)谴责了对卡霍夫斯卡亚水力发电厂的爆炸，并建议帮助后果。•澳大利亚从美国讨论将F/A-18-Hornets战斗机转移到乌克兰的能力。</text:p>
      <text:p text:style-name="P4">
•乌克兰州关注的“乌克罗龙普罗姆”和捷克武装企业vop CZ同意在Novyiin的工厂联合维修T-64坦克。</text:p>
      <text:p text:style-name="P4">
•摩尔多瓦将有助于准备乌克兰的袋鼠。</text:p>
      <text:p text:style-name="P4">
•美国国务院Vedant Patel认为，俄罗斯联邦正在输给乌克兰，应该停止侵略性，直到损失更多。</text:p>
      <text:p text:style-name="P4">
•北约国家应保持一致以支持乌克兰，在布加勒斯特九次峰会上说(看)波兰总统安德烈·杜达(Andrzej Duda)在布拉迪斯拉夫(Bratislava)。 除俄罗斯外，除俄罗斯外，东部边民的不稳定因素也是卢卡森科的政权，即：来自白俄罗斯的杂种袭击，不于乌克兰的俄罗斯飞机，乌克兰的俄罗斯飞机，在乌克兰的俄罗斯飞机中RB。</text:p>
      <text:p text:style-name="P4">
•奥地利外交大臣亚历山大·沙伦伯格(Alexander Shalenberg)提议转会以撤销亚历山德拉·卢卡申科(Alexandra Lukashenko)的罪行，以取消乌克兰儿童，以出口乌克兰儿童。</text:p>
      <text:p text:style-name="P4">
•塞尔维亚总统Oleksandr Vuchich不否认塞尔维亚武器向乌克兰提供的供应。 同时，塞尔维亚不打算帮助俄罗斯解决情况，重新出口被禁止使用。</text:p>
      <text:p text:style-name="P4">
•乌克兰和欧盟已就我国参与“欧洲交流”计划的协议签署了一项协议(CEF连接欧洲设施)这使乌克兰企业能够向欧洲联盟提供资金，这些项目在运输方面具有共同的兴趣，能源塔克斯球体，并将改善乌克兰与Zevra联盟邻国的联系。</text:p>
      <text:p text:style-name="P4">
•美国国务卿安东尼·布林肯(Anthony Blinken)表示，美国并不是要保证伊朗将永远无法获得核武器的压倒性。</text:p>
      <text:p text:style-name="P4">
•欧盟允许对俄罗斯商人的亲戚进行制裁。</text:p>
      <text:p text:style-name="P4">
•斯洛伐克检察官办公室已宣布前司法部长，埃德吉，最高法院，斯特凡·加拉宾(Stefan Garabin)，他公开批准了普京入侵乌克兰的决定。</text:p>
      <text:p text:style-name="P4">
•普京在德国的粉丝因证明俄罗斯侵略性而被罚款近1000欧元。</text:p>
      <text:p text:style-name="P4">
•美国扩大了对俄罗斯联邦的制裁，将一个单一的法人实体添加到制裁名单中。</text:p>
      <text:p text:style-name="P4">
•爱沙尼亚阻止了对俄罗斯的制裁的出口，可用于军事生产。•从9月1日起，俄罗斯当局已决定减少对石油公司的补贴，因此他们将不会获得500亿卢布。 每月。</text:p>
      <text:p text:style-name="P4">
•购买俄罗斯生产设施的价格上涨了15％； 命题的数量减少了15％，需求量增加了12％。</text:p>
      <text:p text:style-name="P4">
•生产设施的租赁减少了5％，平均租赁成本增加了19％。 Novosibirsk的租约-139％，Krasnodari-租约121％，Voronezh-乘以105％，Tyumen-下降98％，喀山 - 下降62％。</text:p>
      <text:p text:style-name="P4">
•从Belgorod地区医院大规模“处方”患者，以释放大量受伤的占领者到达医疗机构所需的图书馆。</text:p>
      <text:p text:style-name="P4">
•普京要求政府紧急在俄罗斯联邦“生产假体，配件的生产以及用于生产的基本材料”。 据专家称，对上肢的需求增长了15％以上，对仿生和牵引假体的需求增长了55％以上。 俄罗斯公司在生产假体生产中使用的奇皮塔汽车是进口的：瑞士，中国和德国，但由于国际制裁，它们越来越少。</text:p>
      <text:p text:style-name="P4">
•俄罗斯联邦国防部将通过SMS分销通知俄罗斯人有关动员的 - 该决议的相关项目已发表。</text:p>
      <text:p text:style-name="P4">
•占用者在保护装甲设备方面继续用新的想法给人留下深刻的印象，该装甲设备用装甲焊接在炮弹的壳体箱的柜子上。 捕获企业生产的连续装甲不比这种手工艺品更好。</text:p>
      <text:p text:style-name="P4">
•鲁达科娃地区的芬兰人部长报道，库尔斯克地区在2022年就“国防”的预算支出增加了187倍，超过了60亿卢布。</text:p>
      <text:p text:style-name="P4">
•在国际劳工会议的第111届会议上，欧盟代表团支持该决议，该决议提供了影响白俄罗斯的措施(关于协会的自由)和98(关于组织和进行集体谈判的权利).</text:p>
      <text:p text:style-name="P4">
• Глава Сейму Литовської Республіки Вікторія Чміліте-Нільсен заявила, що неможна підтримувати відносини з режимом лукашенка, оскільки він тримає вув’язненні, катує і переслідує людей, жорстоко придушує будь-які зародкидемократії.</text:p>
      <text:p text:style-name="P4">
•白俄罗斯司法部根据重新注册拒绝了白俄罗斯绿党。 原因是缺乏党员。 根据已故的注册规则，除了标准申请和文档包外，不仅有必要提供有关党员人数的信息，还需要提供其成员列出的信息。</text:p>
      <text:p text:style-name="P4">
News Source: <text:a xlink:type="simple" xlink:href="https://armyinform.com.ua/2023/06/07/ukrayina-i-svit-proty-rosijskoyi-agresiyi-sankcziyi-v-diyi-szr-ukrayiny/" text:style-name="Internet_20_link" text:visited-style-name="Visited_20_Internet_20_Link">
https://armyinform.com.ua/2023/06/07/ukrayina-i-svit-proty-rosijskoyi-agresiyi-sankcziyi-v-diyi-szr-ukrayiny/</text:a>
</text:p>
      <!--NEWS-->
      <text:h text:style-name="P10" text:outline-level="1">
<text:span text:style-name="T4">
警方加强了基辅水力发电附近的巡逻</text:span>
</text:h>
      <text:p text:style-name="P4">
作者: Ukrinform (Person)</text:p>
      <text:p text:style-name="P4">
出版商: Укринформ (Organization)</text:p>
      <text:p text:style-name="P4">
出版时间: 2023-06-08T-10:45:10+03:00</text:p>
      <text:p text:style-name="P4">
修改时间: 2023-06-08T21:45:10+03:00</text:p>
      <text:p text:style-name="P4">
描述: 警方加强了在基辅水电站的巡逻。  - 乌克林。</text:p>
      <text:p text:style-name="P4">
图片: ['<text:a xlink:type="simple" xlink:href="https://static.ukrinform.com/photos/2022_09/thumb_files/630_360_1663602581-921.jpg" text:style-name="Internet_20_link" text:visited-style-name="Visited_20_Internet_20_Link">
630_360_16636...</text:a>
']</text:p>
      <text:p text:style-name="P4">
标签: ['Поліція', 'Київська ГЕС', 'Війна з Росією']</text:p>
      <text:p text:style-name="P4">
类型: Article</text:p>
      <!--METADATA-->
      <text:p text:style-name="P4">
<draw:frame draw:style-name="fr1" draw:name="Image3" text:anchor-type="as-char" svg:width="6.9236in" svg:height="3.936704in" draw:z-index="0">
<draw:image xlink:href="../Images/yкринформ/2023-06-08T-10-45-10-03-00/630_360_1663602581-921.jpg" xlink:type="simple" xlink:show="embed" xlink:actuate="onLoad" draw:mime-type="image/jpeg"/>
</draw:frame>
警方在基辅水电站设立了巡逻。</text:p>
      <text:p text:style-name="P4">
根据乌克林福姆的说法，基辅地区警察的发言人irinanapryannikov在[Facebook]上报道了(https://www.facebook.com/1263477781/posts/pfbid02UprQvTCzbjuhSZ3RbC6Uni56tTBMA3UKcbv58Yk3omM9ZAvhTPqeFQgkEfzdnnP3l/).</text:p>
      <text:p text:style-name="P4">
За її словами, у разі ускладнення ситуації для оперативного реагування врегіоні діють цілодобові наряди.</text:p>
      <text:p text:style-name="P4">
<text:span text:style-name="T4">
Читайте також:</text:span>
 <text:a xlink:type="simple" xlink:href="https://www.ukrinform.ua/rubric-ato/3719671-situacia-na-pivnicnomu-napramku-povnistu-kontrolovana-silami-oboroni-naev.html" text:style-name="Internet_20_link" text:visited-style-name="Visited_20_Internet_20_Link">
 Ситуація на північному напрямку повністю контрольованаСилами оборони – Наєв </text:a>
Pryanzhnikov补充说：“很明显，大坝对大坝的强大保护，在极端紧急情况下，警察将参与疏散和全面促进安全部队。”</text:p>
      <text:p text:style-name="P4">
据报道，<text:a xlink:type="simple" xlink:href="https://www.ukrinform.ua/rubric-other_news/3718791-pidriv-rosianami-kahovskoi-ges-vsi-novini.html" text:style-name="Internet_20_link" text:visited-style-name="Visited_20_Internet_20_Link">
6月6日晚上，俄罗斯军队被杜布鲁卡水力发电厂炸毁</text:a>
从而导致大规模的生产。 同一天，俄罗斯人开始威胁到基辅水电站。</text:p>
      <text:p text:style-name="P4">
乌克兰中尉谢尔盖·尼瓦萨巴·巴巴(Sergey Naeuvasabaiaba)的武装部队联合部队的指挥官认为，基辅水力发电站被空中的打击以及敌人的破坏与情报部队覆盖。</text:p>
      <text:p text:style-name="P4">
照片：乌克里德诺戈</text:p>
      <text:p text:style-name="P4">
News Source: <text:a xlink:type="simple" xlink:href="https://www.ukrinform.ua/rubric-regions/3720290-policia-posilila-patruluvanna-bila-kiivskoi-ges.html" text:style-name="Internet_20_link" text:visited-style-name="Visited_20_Internet_20_Link">
https://www.ukrinform.ua/rubric-regions/3720290-policia-posilila-patruluvanna-bila-kiivskoi-ges.html</text:a>
</text:p>
      <!--NEWS-->
      <text:h text:style-name="P10" text:outline-level="1">
<text:span text:style-name="T4">
Kakhovskaya水力发电站：Zelensky责备国际组织零支持</text:span>
</text:h>
      <text:p text:style-name="P4">
作者: Ukrinform (Person)</text:p>
      <text:p text:style-name="P4">
出版商: Укринформ (Organization)</text:p>
      <text:p text:style-name="P4">
出版时间: 2023-06-08T-1:06:00+03:00</text:p>
      <text:p text:style-name="P4">
修改时间: 2023-06-08T22:06:00+03:00</text:p>
      <text:p text:style-name="P4">
描述: 目前，实际上尚未关注国际组织对乌克兰水力发电站的乌克兰地区洪水淹没的领土。  - 乌克林。</text:p>
      <text:p text:style-name="P4">
图片: ['<text:a xlink:type="simple" xlink:href="https://static.ukrinform.com/photos/2023_06/thumb_files/630_360_1686249475-856.jpeg" text:style-name="Internet_20_link" text:visited-style-name="Visited_20_Internet_20_Link">
630_360_16862...</text:a>
']</text:p>
      <text:p text:style-name="P4">
标签: ['Зеленський', 'Каховська ГЕС', 'Війна з Росією']</text:p>
      <text:p text:style-name="P4">
类型: Article</text:p>
      <!--METADATA-->
      <text:p text:style-name="P4">
<draw:frame draw:style-name="fr1" draw:name="Image4" text:anchor-type="as-char" svg:width="6.9236in" svg:height="3.956343in" draw:z-index="0">
<draw:image xlink:href="../Images/yкринформ/2023-06-08T-1-06-00-03-00/630_360_1686249475-856.jpeg" xlink:type="simple" xlink:show="embed" xlink:actuate="onLoad" draw:mime-type="image/jpeg"/>
</draw:frame>
目前，由于卡哈夫斯卡亚水电站的塔里特，国际组织尚无关注乌克兰暂时占领领土。</text:p>
      <text:p text:style-name="P4">
乌克林福姆报道，乌克兰沃迪米尔·泽伦斯基总裁在经验丰富的生态活动家，观点和国际专家的吸引力中说明了这一点。</text:p>
      <text:p text:style-name="P4">
他指出，乌克兰将竭尽所能拯救大多数人，并强调需要在这一过程中支持世界的必要性“不仅是言论，而且是行动”。</text:p>
      <text:p text:style-name="P4">
<text:span text:style-name="T4">
另请阅读：</text:span>
 <text:a xlink:type="simple" xlink:href="https://www.ukrinform.ua/rubric-society/3720295-zelenskij-pid-vodou-na-pivdni-opinilis-mogilniki-tvarin-sonajmense-dva-z-nih-iz-sibirkou.html" text:style-name="Internet_20_link" text:visited-style-name="Visited_20_Internet_20_Link">
<text:span text:style-name="T4">
 Zelensky </text:span>
：墓地在南部的水下，至少有两个 - 炭疽病</text:a>
“在该领土的领土上，我们已经开始提供帮助。特别是您的压力 - 我问他们!”  - 乌克兰国家负责人说。</text:p>
      <text:p text:style-name="P4">
他强调，在这场灾难之后，有必要尽一切努力避免任何沙漠，废墟或死区。 根据Zelensky的说法，只能与生态保护社区，领导人和州，国际组织一起提供共同的努力。</text:p>
      <text:p text:style-name="P4">
“洪水区的污染和毒药迅速进入地下水，毒药河，从那里进入黑海盆地。也就是说，它不是一个“某个地方”  - 世界上的一切都非常相互联系。</text:p>
      <text:p text:style-name="P4">
<text:span text:style-name="T4">
另请阅读：</text:span>
 <text:a xlink:type="simple" xlink:href="https://www.ukrinform.ua/rubric-polytics/3720287-pidriv-kahovskoi-ges-zelenskij-zvernuvsa-do-svitovoi-ekologicnoi-spilnoti.html" text:style-name="Internet_20_link" text:visited-style-name="Visited_20_Internet_20_Link">
Kakhovskaya水力发电站：<text:span text:style-name="T4">
 Zelensky </text:span>
解决了生态社区的经验</text:a>
因此，请传播有关这种俄罗斯生态剂的真相。 请致电领导人，州和国际组织采取行动。</text:p>
      <text:p text:style-name="P4">
正如乌克林福姆报道的那样，6月6日晚上，俄罗斯军队炸毁了杜布尔克霍夫水力发电厂。 在Kherson地区，救援工作和从洪水地点发芽的措施仍在继续。 在暂时占领的领土上，这种情况尤其引人注目，俄罗斯入侵者在没有任何帮助的情况下盖章了平民，而乌克兰对这些人的救援服务的获得是极其复杂或不可能的。照片：作品</text:p>
      <text:p text:style-name="P4">
News Source: <text:a xlink:type="simple" xlink:href="https://www.ukrinform.ua/rubric-polytics/3720300-pidriv-kahovskoi-ges-zelenskij-doriknuv-miznarodnim-organizaciam-za-nul-pidtrimki.html" text:style-name="Internet_20_link" text:visited-style-name="Visited_20_Internet_20_Link">
https://www.ukrinform.ua/rubric-polytics/3720300-pidriv-kahovskoi-ges-zelenskij-doriknuv-miznarodnim-organizaciam-za-nul-pidtrimki.html</text:a>
</text:p>
      <!--NEWS-->
      <text:h text:style-name="P10" text:outline-level="1">
<text:span text:style-name="T4">
俄罗斯联邦国防部的雇佣军称“风暴”表示怀疑-SBU</text:span>
</text:h>
      <text:p text:style-name="P4">
作者: ['АРМІЯINFORM']</text:p>
      <text:p text:style-name="P4">
时间: 2023-06-08T-2:00:00-04:00</text:p>
      <text:p text:style-name="P4">
描述: Bingle Zbrazov的基地为7位参与者组织了“ L/DNR”，...与乌克兰2022年的战争，与乌克兰与乌克兰的最新新闻，今天与乌克兰2022年的新闻战争，乌克兰和乌克兰之间的战争将发生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标签: ['STOPRUSSIA', 'АГРЕСІЯ РФ', 'ВІЙНА', 'ВТОРГНЕННЯ РФ', 'СБУ']</text:p>
      <text:p text:style-name="P4">
类别: News</text:p>
      <!--METADATA-->
      <text:p text:style-name="P4">
<draw:frame draw:style-name="fr1" draw:name="Image5" text:anchor-type="as-char" svg:width="6.9236in" svg:height="3.555362in" draw:z-index="0">
<draw:image xlink:href="../Images/AРМІЯINFORM/2023-06-08T-2-00-00-04-00/232191481_149444590648295_3523033550936501027_n.jpg" xlink:type="simple" xlink:show="embed" xlink:actuate="onLoad" draw:mime-type="image/jpeg"/>
</draw:frame>
说明性照片</text:p>
      <text:p text:style-name="P4">
乌克兰特殊服务公司称，安全局已为与乌克兰作战的L/DNR恐怖组织中的其他7名参与者收集了证据基础。</text:p>
      <text:p text:style-name="P4">
攻击者在今年5月被乌克兰捍卫者俘虏。 发现他们所有人在不同的时间加入了俄罗斯联邦武装部队南部军事区的占领部队。 在使俄罗斯军队复杂化的同时，武装分子积极参与了顿涅茨克和卢汉斯克地区的乌克兰盛战。</text:p>
      <text:p text:style-name="P4">
2015年参与的人之一是许多恐怖分子分组，“唐部队地区的哥萨克联盟”的“噪音”。 在承认俄罗斯对俄罗斯的侵略后，他自愿以“风暴”的名义向俄罗斯联邦国防部的一支支队之一。</text:p>
      <text:p text:style-name="P4">
加入该职业部门的另外两个男性因素是顿涅茨克地区。 在2014  -  2015年，他们参加了乌克兰东部ATO职位的炮击。 来自“ Oplot”恐怖组织的其他两名战斗机与顿涅茨克地区Avdiivka和Marinka地区的国防军以及Luhansk地区的Mykolaivka的名字作战。</text:p>
      <text:p text:style-name="P4">
此外，在被拘留者中 - 俄罗斯联邦武装部队第11个单独时尚团的榴弹炮的箭和机械驱动器(被称为“东”群体). Зловмисникиатакували позиції Сил оборони під Авдіївкою з використанням російськоїартилерії.</text:p>
      <text:p text:style-name="P4">
На підставі зібраних доказів слідчі Служби безпеки повідомили всім фігурантампро підозру в участі у терористичній організації (第1部分。 258-3乌克兰的刑法).</text:p>
      <text:p text:style-name="P4">
Також злочинні дії одного із бойовиків з лав «Востока» додатковокваліфіковані, як державна зрада (艺术的第1部分。 《乌克兰刑法》 111).</text:p>
      <text:p text:style-name="P4">
Зловмисникам загрожує до 15 років тюрми.</text:p>
      <text:p text:style-name="P4">
News Source: <text:a xlink:type="simple" xlink:href="https://armyinform.com.ua/2023/06/08/najmanczyam-ugrupovan-minoborony-rf-pid-nazvoyu-shtorm-povidomyleno-pro-pidozru-sbu/" text:style-name="Internet_20_link" text:visited-style-name="Visited_20_Internet_20_Link">
https://armyinform.com.ua/2023/06/08/najmanczyam-ugrupovan-minoborony-rf-pid-nazvoyu-shtorm-povidomyleno-pro-pidozru-sbu/</text:a>
</text:p>
      <!--NEWS-->
      <text:h text:style-name="P10" text:outline-level="1">
<text:span text:style-name="T4">
敌人袭击了Cherkasy地区，八人受伤-OVA</text:span>
</text:h>
      <text:p text:style-name="P4">
作者: Ukrinform (Person)</text:p>
      <text:p text:style-name="P4">
出版商: Укринформ (Organization)</text:p>
      <text:p text:style-name="P4">
出版时间: 2023-06-08T-2:02:00+03:00</text:p>
      <text:p text:style-name="P4">
修改时间: 2023-06-08T22:02:00+03:00</text:p>
      <text:p text:style-name="P4">
描述: 俄罗斯入侵者在Cherkasy地区的Uman区进行了火箭袭击，八人受伤，其中2人处于严重状态。  - 乌克林。</text:p>
      <text:p text:style-name="P4">
图片: ['<text:a xlink:type="simple" xlink:href="https://static.ukrinform.com/photos/2023_06/thumb_files/630_360_1686257968-551.jpg" text:style-name="Internet_20_link" text:visited-style-name="Visited_20_Internet_20_Link">
630_360_16862...</text:a>
']</text:p>
      <text:p text:style-name="P4">
标签: ['Черкащина', 'Обстріл', 'Поранені', 'Війна з Росією']</text:p>
      <text:p text:style-name="P4">
类型: Article</text:p>
      <!--METADATA-->
      <text:p text:style-name="P4">
<draw:frame draw:style-name="fr1" draw:name="Image6" text:anchor-type="as-char" svg:width="6.9236in" svg:height="3.956343in" draw:z-index="0">
<draw:image xlink:href="../Images/yкринформ/2023-06-08T-2-02-00-03-00/630_360_1686257968-551.jpg" xlink:type="simple" xlink:show="embed" xlink:actuate="onLoad" draw:mime-type="image/jpeg"/>
</draw:frame>
俄罗斯火箭弹在切尔卡斯加地区的乌曼区袭击，八人受伤，其中两人处于严重状态。</text:p>
      <text:p text:style-name="P4">
关于它在[电报]中报告(https://t.me/s/cherkaskaODA)据报道，Cherkasy Ova Igor Storerets的负责人据报道。</text:p>
      <text:p text:style-name="P4">
“晚上有焦虑，不幸的是后果。 敌人再次造成了我们的Uman地区的火箭袭击。 我们有两个到达：工业设施和洗车。 第二次大火爆发。”</text:p>
      <text:p text:style-name="P4">
<text:span text:style-name="T4">
另请阅读：</text:span>
 <text:a xlink:type="simple" xlink:href="https://www.ukrinform.ua/rubric-ato/3719452-po-vsij-ukraini-ogolosena-povitrana-trivoga.html" text:style-name="Internet_20_link" text:visited-style-name="Visited_20_Internet_20_Link">
空气<text:span text:style-name="T4">
焦虑</text:span>
</text:a>
根据初步信息，有关八名受害者，其中两名处于一个州。</text:p>
      <text:p text:style-name="P4">
塔拉尔补充说，所有服务当前都在现场工作。</text:p>
      <text:p text:style-name="P4">
News Source: <text:a xlink:type="simple" xlink:href="https://www.ukrinform.ua/rubric-ato/3720297-rosia-zavdala-udaru-po-umansini-visim-ludej-poraneni-ova.html" text:style-name="Internet_20_link" text:visited-style-name="Visited_20_Internet_20_Link">
https://www.ukrinform.ua/rubric-ato/3720297-rosia-zavdala-udaru-po-umansini-visim-ludej-poraneni-ova.html</text:a>
</text:p>
      <!--NEWS-->
      <text:h text:style-name="P10" text:outline-level="1">
<text:span text:style-name="T4">
Zelensky：南部的水下是动物的墓地，至少有两个 - 炭疽</text:span>
</text:h>
      <text:p text:style-name="P4">
作者: Ukrinform (Person)</text:p>
      <text:p text:style-name="P4">
出版商: Укринформ (Organization)</text:p>
      <text:p text:style-name="P4">
出版时间: 2023-06-08T-3:01:00+03:00</text:p>
      <text:p text:style-name="P4">
修改时间: 2023-06-08T22:01:00+03:00</text:p>
      <text:p text:style-name="P4">
描述: 南部的水下是动物的墓地，其中至少两个是炭疽病。  - 乌克林。</text:p>
      <text:p text:style-name="P4">
图片: ['<text:a xlink:type="simple" xlink:href="https://static.ukrinform.com/photos/2023_06/thumb_files/630_360_1686249669-488.jpeg" text:style-name="Internet_20_link" text:visited-style-name="Visited_20_Internet_20_Link">
630_360_16862...</text:a>
']</text:p>
      <text:p text:style-name="P4">
标签: ['Зеленський', 'Каховська ГЕС', 'Екоцид']</text:p>
      <text:p text:style-name="P4">
类型: Article</text:p>
      <!--METADATA-->
      <text:p text:style-name="P4">
<draw:frame draw:style-name="fr1" draw:name="Image7" text:anchor-type="as-char" svg:width="6.9236in" svg:height="3.956343in" draw:z-index="0">
<draw:image xlink:href="../Images/yкринформ/2023-06-08T-3-01-00-03-00/630_360_1686249669-488.jpeg" xlink:type="simple" xlink:show="embed" xlink:actuate="onLoad" draw:mime-type="image/jpeg"/>
</draw:frame>
在南方的水下是动物的墓地，其中至少两个是炭疽。</text:p>
      <text:p text:style-name="P4">
乌克兰沃迪米尔·泽伦斯基(Ukraine Volodymyr Zelensky)总裁在<text:a xlink:type="simple" xlink:href="https://t.me/V_Zelenskiy_official/6521" text:style-name="Internet_20_link" text:visited-style-name="Visited_20_Internet_20_Link">
上诉</text:a>
乌克林福姆报道，向世界生态活动家，领导人和国际专家致敬。</text:p>
      <text:p text:style-name="P4">
<text:span text:style-name="T5">
video：<text:a xlink:type="simple" xlink:href="https://www.facebook.com/president.gov.ua" text:style-name="Internet_20_link" text:visited-style-name="Visited_20_Internet_20_Link">
总统办公室</text:a>
</text:span>
</text:p>
      <text:p text:style-name="P4">
乌克兰国家负责人说：“卡科夫斯基水力发电厂的人类灾难不是一场自然灾害，也不是一场危机。这是一场灾难。他在做什么。他命令做什么。”</text:p>
      <text:p text:style-name="P4">
<text:span text:style-name="T4">
另请阅读：</text:span>
 <text:a xlink:type="simple" xlink:href="https://www.ukrinform.ua/rubric-polytics/3720287-pidriv-kahovskoi-ges-zelenskij-zvernuvsa-do-svitovoi-ekologicnoi-spilnoti.html" text:style-name="Internet_20_link" text:visited-style-name="Visited_20_Internet_20_Link">
Kakhovskaya水力发电站：<text:span text:style-name="T4">
 Zelensky </text:span>
解决了生态社区的经验</text:a>
他指出，目前情况非常困难，因为俄罗斯军队正在停止在撤离的领土上进行炮击。 Zelensky说，这些恐怖分子对Eporanne进行了炮击。 乌克兰总统补充说：“这种俄罗斯的犯罪犯罪是欧洲最大的犯罪，但显然，俄罗斯入侵者已决定进一步加重种子。”</text:p>
      <text:p text:style-name="P4">
国家元首表示，俄罗斯占领的领土没有疏散。 Zelensky说：“当今的人们在没有饮用水的地方屋顶上的屋顶上，没有食物，没有医疗保健。那里有多少死亡和受害者，我们还不知道。”</text:p>
      <text:p text:style-name="P4">
他指出，从字面上看，每小时都有更多细节，以了解俄罗斯联邦造成这场灾难的损害。 乌克兰总统说：“在生命的30多个定居点中。两者都在暂时占领的领土上。我们对他们不知道。在没有集中污水的情况下，污水排水口已经在水中，所有东西都覆盖了一切。” 。</text:p>
      <text:p text:style-name="P4">
<text:span text:style-name="T4">
另请阅读：</text:span>
 <text:a xlink:type="simple" xlink:href="https://www.ukrinform.ua/rubric-regions/3720292-u-vodoshovise-pivdenne-perestala-nadhoditi-kahovska-voda-vilkul.html" text:style-name="Internet_20_link" text:visited-style-name="Visited_20_Internet_20_Link">
在水库中，南部停止了<text:span text:style-name="T4">
 kakhovsk </text:span>
 volkul</text:a>
</text:p>
      <text:p text:style-name="P4">
正如乌克林福姆报道的，<text:a xlink:type="simple" xlink:href="https://www.ukrinform.ua/rubric-other_news/3718791-pidriv-rosianami-kahovskoi-ges-vsi-novini.html" text:style-name="Internet_20_link" text:visited-style-name="Visited_20_Internet_20_Link">
6月6日晚上，俄罗斯军队破坏了Greblyukakhov水力发电站</text:a>
。 甚至在午餐前，几乎所有的车站都在水下排出，这是无法回收的。</text:p>
      <text:p text:style-name="P4">
照片：作品</text:p>
      <text:p text:style-name="P4">
News Source: <text:a xlink:type="simple" xlink:href="https://www.ukrinform.ua/rubric-society/3720295-zelenskij-pid-vodou-na-pivdni-opinilis-mogilniki-tvarin-sonajmense-dva-z-nih-iz-sibirkou.html" text:style-name="Internet_20_link" text:visited-style-name="Visited_20_Internet_20_Link">
https://www.ukrinform.ua/rubric-society/3720295-zelenskij-pid-vodou-na-pivdni-opinilis-mogilniki-tvarin-sonajmense-dva-z-nih-iz-sibirkou.html</text:a>
</text:p>
      <!--NEWS-->
      <text:h text:style-name="P10" text:outline-level="1">
<text:span text:style-name="T4">
罗兰·哈罗斯（Rolan Harros）：Schwontek将在2023年决赛中保护冠军</text:span>
</text:h>
      <text:p text:style-name="P4">
作者: Ukrinform (Person)</text:p>
      <text:p text:style-name="P4">
出版商: Укринформ (Organization)</text:p>
      <text:p text:style-name="P4">
出版时间: 2023-06-08T-4:00:00+03:00</text:p>
      <text:p text:style-name="P4">
修改时间: 2023-06-08T22:00:00+03:00</text:p>
      <text:p text:style-name="P4">
描述: 在大满贯赛季的第二个赛季，法国在巴黎举行的公开网球锦标赛发明了女性单一类别的最终对抗的参与者。</text:p>
      <ul>
        <li>
I的，。: </li>
      </ul>
      <text:p text:style-name="P4">
图片: ['<text:a xlink:type="simple" xlink:href="https://static.ukrinform.com/photos/2023_06/thumb_files/630_360_1686249946-738.jpg" text:style-name="Internet_20_link" text:visited-style-name="Visited_20_Internet_20_Link">
630_360_16862...</text:a>
']</text:p>
      <text:p text:style-name="P4">
标签: ['Теніс']</text:p>
      <text:p text:style-name="P4">
类型: Article</text:p>
      <!--METADATA-->
      <text:p text:style-name="P4">
<draw:frame draw:style-name="fr1" draw:name="Image8" text:anchor-type="as-char" svg:width="6.9236in" svg:height="3.956343in" draw:z-index="0">
<draw:image xlink:href="../Images/yкринформ/2023-06-08T-4-00-00-03-00/630_360_1686249946-738.jpg" xlink:type="simple" xlink:show="embed" xlink:actuate="onLoad" draw:mime-type="image/jpeg"/>
</draw:frame>
在第二个赛季中，来自网球Uparizi的大满贯系列赛在法国开放了法国，他在女性单次出场比赛中发明了最后的对抗参与者。</text:p>
      <text:p text:style-name="P4">
乌克林福姆报道，决定性比赛“ Rolan Harros” -2023将举行，捷克·卡罗来纳州穆克霍沃塔(Czech Carolina Mukhovota)的现任所有者Polka Iga Schwontek的头衔。</text:p>
      <text:p text:style-name="P4">
Schwontek填补了决赛中最新的空缺，击败了巴西的比阿特里沙达玛雅-6：2，7：6：6(9：7).</text:p>
      <text:p text:style-name="P4">
Як повідомлялося, Мухова в 1/2 фіналу перемогла білоруску Аріну Соболенко -7:6 (7：5)，6：7(5：7)，7：5。</text:p>
      <text:p text:style-name="P4">
<text:span text:style-name="T4">
另请阅读：</text:span>
 <text:a xlink:type="simple" xlink:href="https://www.ukrinform.ua/rubric-sports/3720259-ceska-muhova-stala-persou-finalistkou-rolan-garros2023.html" text:style-name="Internet_20_link" text:visited-style-name="Visited_20_Internet_20_Link">
Mukhova Czech成为第一位决赛选手“ Rolan Garros” -2023</text:a>
妇女的决赛“罗兰·哈罗斯(Rolan Harros)”将于6月10日举行。</text:p>
      <text:p text:style-name="P4">
照片：盖蒂图像。</text:p>
      <text:p text:style-name="P4">
News Source: <text:a xlink:type="simple" xlink:href="https://www.ukrinform.ua/rubric-sports/3720294-rolan-garros-svontek-zahisatime-titul-u-finali2023.html" text:style-name="Internet_20_link" text:visited-style-name="Visited_20_Internet_20_Link">
https://www.ukrinform.ua/rubric-sports/3720294-rolan-garros-svontek-zahisatime-titul-u-finali2023.html</text:a>
</text:p>
      <!--NEWS-->
      <text:h text:style-name="P10" text:outline-level="1">
<text:span text:style-name="T4">
政府简化了护照文件注册的程序</text:span>
</text:h>
      <text:p text:style-name="P4">
作者: ['АРМІЯINFORM']</text:p>
      <text:p text:style-name="P4">
时间: 2023-06-08T-4:00:00-04:00</text:p>
      <text:p text:style-name="P4">
描述: 背后是乌克兰汤姆·劳伦尼（Tom Tom Lawdronni）持有移民服务局的乌斯汉斯玛（Risshensma）的背后……与乌克兰2022年的战争，与乌克兰的最新新闻，今天与乌克兰的新闻，乌克兰2022年最后一次战争，乌克兰和俄罗斯之间以及俄罗斯之间的战争，以及俄罗斯之间的战争，他们在2022年与乌克兰进行战争</text:p>
      <text:p text:style-name="P4">
图片: ['<text:a xlink:type="simple" xlink:href="https://armyinform.com.ua/wp-content/uploads/2023/06/dmsu.jpg" text:style-name="Internet_20_link" text:visited-style-name="Visited_20_Internet_20_Link">
dmsu.jpg</text:a>
']</text:p>
      <text:p text:style-name="P4">
标签: ['ДМС УКРАЇНИ', 'ПАСПОРТИ', 'ПАСПОРТНИЙ СЕРВІС']</text:p>
      <text:p text:style-name="P4">
类别: News</text:p>
      <!--METADATA-->
      <text:p text:style-name="P4">
<draw:frame draw:style-name="fr1" draw:name="Image9" text:anchor-type="as-char" svg:width="6.9236in" svg:height="6.9236in" draw:z-index="0">
<draw:image xlink:href="../Images/AРМІЯINFORM/2023-06-08T-4-00-00-04-00/dmsu.jpg" xlink:type="simple" xlink:show="embed" xlink:actuate="onLoad" draw:mime-type="image/jpeg"/>
</draw:frame>
根据政府的决定，乌克兰Tazoborod的外交机构的国家移民服务部门的所有部门将直接获得《国家民事身份法案》。 通过这种方式，他们将能够就个人及其起源的国家注册构成摘录。</text:p>
      <text:p text:style-name="P4">
关于它<text:a xlink:type="simple" xlink:href="https://www.facebook.com/dmsu.gov.ua/posts/pfbid0384Uu1jp3RxLhKtpX5V3X8NeCqWQJS2vF9LHQzKHDQme5qkv5Lo77rRuwuwu15HM5l" text:style-name="Internet_20_link" text:visited-style-name="Visited_20_Internet_20_Link">
写作</text:a>
在其官方Facebook页面上，乌克兰的州迁移服务。</text:p>
      <text:p text:style-name="P4">
因此，获得护照文件的程序已大大简化了公民。此外，它将允许通过俄罗斯联邦的武装侵略将暂时占领领土留在国外的乌克兰人，以更快地申请护照。</text:p>
      <text:p text:style-name="P4">
这项创新将优化LCA机构的工作，并允许您大量处理护照请求的时间。</text:p>
      <text:p text:style-name="P4">
News Source: <text:a xlink:type="simple" xlink:href="https://armyinform.com.ua/2023/06/08/uryad-sprostyv-proczeduru-oformlennya-pasportnyh-dokumentiv/" text:style-name="Internet_20_link" text:visited-style-name="Visited_20_Internet_20_Link">
https://armyinform.com.ua/2023/06/08/uryad-sprostyv-proczeduru-oformlennya-pasportnyh-dokumentiv/</text:a>
</text:p>
      <!--NEWS-->
      <text:h text:style-name="P10" text:outline-level="1">
<text:span text:style-name="T4">
Kherson Ova打开了一条“热线”，以帮助受害者</text:span>
</text:h>
      <text:p text:style-name="P4">
作者: Ukrinform (Person)</text:p>
      <text:p text:style-name="P4">
出版商: Укринформ (Organization)</text:p>
      <text:p text:style-name="P4">
出版时间: 2023-06-08T-6:58:00+03:00</text:p>
      <text:p text:style-name="P4">
修改时间: 2023-06-08T21:58:00+03:00</text:p>
      <text:p text:style-name="P4">
描述: 爆炸卡科夫卡水力发电站后，霍森OVA发起了一条“热线”，以协助洪水的受害者。  - 乌克林。</text:p>
      <text:p text:style-name="P4">
图片: ['<text:a xlink:type="simple" xlink:href="https://static.ukrinform.com/photos/2023_06/thumb_files/630_360_1686128384-437.jpg" text:style-name="Internet_20_link" text:visited-style-name="Visited_20_Internet_20_Link">
630_360_16861...</text:a>
']</text:p>
      <text:p text:style-name="P4">
标签: ['Херсонщина', 'Каховська ГЕС', 'Гаряча лінія', 'Війна з Росією', 'Затоплення']</text:p>
      <text:p text:style-name="P4">
类型: Article</text:p>
      <!--METADATA-->
      <text:p text:style-name="P4">
<draw:frame draw:style-name="fr1" draw:name="Image10" text:anchor-type="as-char" svg:width="6.9236in" svg:height="3.956343in" draw:z-index="0">
<draw:image xlink:href="../Images/yкринформ/2023-06-08T-6-58-00-03-00/630_360_1686128384-437.jpg" xlink:type="simple" xlink:show="embed" xlink:actuate="onLoad" draw:mime-type="image/jpeg"/>
</draw:frame>
Khersonova发起了一条“热线”，以帮助受害者在Kakhovka水力发电站爆炸后洪水泛滥。</text:p>
      <text:p text:style-name="P4">
正如Ukrinform报道的那样，这有报道<text:a xlink:type="simple" xlink:href="http://t.me/shtab_kakhovska_hes/207" text:style-name="Internet_20_link" text:visited-style-name="Visited_20_Internet_20_Link">
Telegram频道</text:a>
Kakhovskaya“ HPP | 信息总部。</text:p>
      <text:p text:style-name="P4">
“每个无动于衷的公民都可以称呼“热线”，以协助赫尔森地区的受害者-0 800 101 102”，这是可以说的。</text:p>
      <text:p text:style-name="P4">
OVA Oleksandr Proudin的负责人说，现在消除了由Kakhovskaya水力发电站爆炸所造成的所有后果，该地区需要更多的资源 - 无论是技术还是在现场电力上。</text:p>
      <text:p text:style-name="P4">
“为了消除这场灾难的后果，我们需要其他资源，ASAM瓶装水，东西，家具和衣服，为剩下的人提供。 现在还需要特殊设备来消除。 这些都是设计师，ATV，自卸车，装载机，公共汽车，救援Velette，所有这些都可以用来拯救一个人<text:a xlink:type="simple" xlink:href="https://www.ukrinform.ua/tag-voda" text:style-name="Internet_20_link" text:visited-style-name="Visited_20_Internet_20_Link">
水</text:a>
»， - 骄傲的人说。</text:p>
      <text:p text:style-name="P4">
<text:span text:style-name="T4">
另请阅读：</text:span>
 [Kakhovskaya水力发电站：600-库尔森地区的平方公里泛滥。(https://www.ukrinform.ua/rubric-regions/3719832-pidriv-kahovskoi-ges-na-hersonsini-zatopleno-600-kvadratnih-kilometriv-teritorii.html)他补充说，OVA现在需要准备与此“热线”运营商合作的人。</text:p>
      <text:p text:style-name="P4">
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在这方面，在赫尔森地区，特别是赫尔森(Kherson Teps)有能源的风险。涵盖了潜在洪水区的人口疏散。</text:p>
      <text:p text:style-name="P4">
<text:span text:style-name="T5">
foto：libkos</text:span>
</text:p>
      <text:p text:style-name="P4">
News Source: <text:a xlink:type="simple" xlink:href="https://www.ukrinform.ua/rubric-regions/3720293-hersonska-ova-zapustila-garacu-liniu-dla-dopomogi-postrazdalim.html" text:style-name="Internet_20_link" text:visited-style-name="Visited_20_Internet_20_Link">
https://www.ukrinform.ua/rubric-regions/3720293-hersonska-ova-zapustila-garacu-liniu-dla-dopomogi-postrazdalim.html</text:a>
</text:p>
      <!--NEWS-->
      <text:h text:style-name="P10" text:outline-level="1">
<text:span text:style-name="T4">
俄罗斯军队一天在Sumy地区开火了13次</text:span>
</text:h>
      <text:p text:style-name="P4">
作者: Ukrinform (Person)</text:p>
      <text:p text:style-name="P4">
出版商: Укринформ (Organization)</text:p>
      <text:p text:style-name="P4">
出版时间: 2023-06-08T-7:57:00+03:00</text:p>
      <text:p text:style-name="P4">
修改时间: 2023-06-08T21:57:00+03:00</text:p>
      <text:p text:style-name="P4">
描述: 白天，俄罗斯军队在白天向苏米地区的边界开火，造成79起爆炸。  - 乌克林。</text:p>
      <text:p text:style-name="P4">
图片: ['<text:a xlink:type="simple" xlink:href="https://static.ukrinform.com/photos/2023_06/thumb_files/630_360_1686251082-955.jpg" text:style-name="Internet_20_link" text:visited-style-name="Visited_20_Internet_20_Link">
630_360_16862...</text:a>
']</text:p>
      <text:p text:style-name="P4">
标签: ['Обстріл', 'Сумщина', 'Війна з Росією']</text:p>
      <text:p text:style-name="P4">
类型: Article</text:p>
      <!--METADATA-->
      <text:p text:style-name="P4">
<draw:frame draw:style-name="fr1" draw:name="Image11" text:anchor-type="as-char" svg:width="6.9236in" svg:height="3.956343in" draw:z-index="0">
<draw:image xlink:href="../Images/yкринформ/2023-06-08T-7-57-00-03-00/630_360_1686251082-955.jpg" xlink:type="simple" xlink:show="embed" xlink:actuate="onLoad" draw:mime-type="image/jpeg"/>
</draw:frame>
结果，俄罗斯军队在白天向苏米地区的边界开火，听到了79起爆炸声。</text:p>
      <text:p text:style-name="P4">
根据乌克林福姆的说法，Sumy地区军事行政部门在[Telegram]中报道(https://t.me/Sumy_news_ODA/16820)。</text:p>
      <text:p text:style-name="P4">
Miropil和Belopil社区袭击了迫击炮的入侵者，分别造成16和13爆炸。</text:p>
      <text:p text:style-name="P4">
Novoslobid社区遭受了火箭袭击的敌人。 在Rivne直升机领土上发射了三枚火箭。</text:p>
      <text:p text:style-name="P4">
抵押态度的打击被另外三个社区击中。 特别是，在克拉斯·普拉斯诺尼(Kras Prasnopil)的领土上掉落了37个矿山。</text:p>
      <text:p text:style-name="P4">
在Budsk社区的中间，由于迫击炮炮击，听到了五次爆炸声。 敌对的大火被一栋私人房屋，一辆Yelektrotrot汽车损坏。</text:p>
      <text:p text:style-name="P4">
<text:span text:style-name="T4">
另请阅读：</text:span>
 <text:a xlink:type="simple" xlink:href="https://www.ukrinform.ua/rubric-ato/3720253-vorog-pat-raziv-obstrilav-nikopolsinu-e-postrazdalij.html" text:style-name="Internet_20_link" text:visited-style-name="Visited_20_Internet_20_Link">
敌人在尼科波尔地区开火了五次，有受害者</text:a>
俄罗斯军队袭击了迫击炮和炮兵 - 迫击炮和炮兵发生了16起爆炸。</text:p>
      <text:p text:style-name="P4">
正如乌克林福姆报道的那样，6月7日，俄罗斯入侵者以17次[Sumy地区]袭击了边界(https://www.ukrinform.ua/tag-sumsina)并且，总共造成153起爆炸。</text:p>
      <text:p text:style-name="P4">
Belopilsk，Yunakovskaya，Miropil，Khotinsk，Shaliginsk，Seredi-Budsk，Essmanskaya，Znob-Nob-Nob-Novgorod Jellycopisariv社区遭受了敌对的炮击。</text:p>
      <text:p text:style-name="P4">
<text:span text:style-name="T5">
foto snns</text:span>
</text:p>
      <text:p text:style-name="P4">
News Source: <text:a xlink:type="simple" xlink:href="https://www.ukrinform.ua/rubric-ato/3720296-rosijska-armia-za-den-13-raziv-obstrilala-prikordonna-sumsini.html" text:style-name="Internet_20_link" text:visited-style-name="Visited_20_Internet_20_Link">
https://www.ukrinform.ua/rubric-ato/3720296-rosijska-armia-za-den-13-raziv-obstrilala-prikordonna-sumsini.html</text:a>
</text:p>
      <!--NEWS-->
      <text:h text:style-name="P10" text:outline-level="1">
<text:span text:style-name="T4">
Kakhovka Water- Vilkul停在南部的水库</text:span>
</text:h>
      <text:p text:style-name="P4">
作者: Ukrinform (Person)</text:p>
      <text:p text:style-name="P4">
出版商: Укринформ (Organization)</text:p>
      <text:p text:style-name="P4">
出版时间: 2023-06-08T-8:55:55+03:00</text:p>
      <text:p text:style-name="P4">
修改时间: 2023-06-08T21:55:55+03:00</text:p>
      <text:p text:style-name="P4">
描述: </text:p>
      <text:p text:style-name="P4">
启用  - I的，。: </text:p>
      <text:p text:style-name="P4">
图片: ['<text:a xlink:type="simple" xlink:href="https://static.ukrinform.com/photos/2023_06/thumb_files/630_360_1686250405-381.jpg" text:style-name="Internet_20_link" text:visited-style-name="Visited_20_Internet_20_Link">
630_360_16862...</text:a>
']</text:p>
      <text:p text:style-name="P4">
标签: ['Кривий Ріг', 'Вода', 'Каховське водосховище']</text:p>
      <text:p text:style-name="P4">
类型: Article</text:p>
      <!--METADATA-->
      <text:p text:style-name="P4">
<draw:frame draw:style-name="fr1" draw:name="Image12" text:anchor-type="as-char" svg:width="6.9236in" svg:height="3.956343in" draw:z-index="0">
<draw:image xlink:href="../Images/yкринформ/2023-06-08T-8-55-55-03-00/630_360_1686250405-381.jpg" xlink:type="simple" xlink:show="embed" xlink:actuate="onLoad" draw:mime-type="image/jpeg"/>
</draw:frame>
卡科夫卡水停止进入南部水，供水将持续1.5个月。</text:p>
      <text:p text:style-name="P4">
关于<text:a xlink:type="simple" xlink:href="https://t.me/vilkul/3547" text:style-name="Internet_20_link" text:visited-style-name="Visited_20_Internet_20_Link">
电报</text:a>
乌克林福姆报道，克里维·里希(Kryvyi Rih)军事管理局负责人亚历山大·维尔库尔(Alexander Vilkul)写道。</text:p>
      <text:p text:style-name="P4">
“今天，在03.20晚上，Kakhovka水库的水平已降至涉水以下。现在，它以他的速度低于12.5米。</text:p>
      <text:p text:style-name="P4">
据他说，在南部水库本身，由于效果前的作品，有1.5个月的库存，但经济消费量。</text:p>
      <text:p text:style-name="P4">
*!(https://www.ukrinform.ua/rubric-ato/3719946-okupanti-znisili-kahovsku-ges-so-cekae-pivden-ukraini.html)在这1.5个月中，当局应实施许多严重的项目，以便继续使用水。</text:p>
      <text:p text:style-name="P4">
现在在Kryvyi rih“ Kryvbasvodokanal”几乎以完整的时间模式工作，质量<text:a xlink:type="simple" xlink:href="https://www.ukrinform.ua/tag-voda" text:style-name="Internet_20_link" text:visited-style-name="Visited_20_Internet_20_Link">
水</text:a>
它由专家控制。</text:p>
      <text:p text:style-name="P4">
正如乌克林福姆报道的，6月6日晚上<text:a xlink:type="simple" xlink:href="https://www.ukrinform.ua/rubric-other_news/3718791-pidriv-rosianami-kahovskoi-ges-vsi-novini.html" text:style-name="Internet_20_link" text:visited-style-name="Visited_20_Internet_20_Link">
俄罗斯军队炸毁了杜布尔·库霍夫水力发电站</text:a>
。 甚至在午餐前，几乎所有的车站都在水下排出，这是无法回收的。</text:p>
      <text:p text:style-name="P4">
News Source: <text:a xlink:type="simple" xlink:href="https://www.ukrinform.ua/rubric-regions/3720292-u-vodoshovise-pivdenne-perestala-nadhoditi-kahovska-voda-vilkul.html" text:style-name="Internet_20_link" text:visited-style-name="Visited_20_Internet_20_Link">
https://www.ukrinform.ua/rubric-regions/3720292-u-vodoshovise-pivdenne-perestala-nadhoditi-kahovska-voda-vilkul.html</text:a>
</text:p>
      <!--NEWS-->
      <text:h text:style-name="P10" text:outline-level="1">
<text:span text:style-name="T4">
北约关于扩张的决定应符合盟国和乌克兰的利益-Stephanyshyn</text:span>
</text:h>
      <text:p text:style-name="P4">
作者: Ukrinform (Person)</text:p>
      <text:p text:style-name="P4">
出版商: Укринформ (Organization)</text:p>
      <text:p text:style-name="P4">
出版时间: 2023-06-08T-9:52:17+03:00</text:p>
      <text:p text:style-name="P4">
修改时间: 2023-06-08T21:52:17+03:00</text:p>
      <text:p text:style-name="P4">
描述: 北约在维尔纽斯峰会扩大联盟和未来的乌克兰成员的决定应仅出于所有盟友和乌克兰的利益而批准，而不必担心对俄罗斯的回应。  - 乌克林。</text:p>
      <text:p text:style-name="P4">
图片: ['<text:a xlink:type="simple" xlink:href="https://static.ukrinform.com/photos/2023_04/thumb_files/630_360_1681984991-651.jpg" text:style-name="Internet_20_link" text:visited-style-name="Visited_20_Internet_20_Link">
630_360_16819...</text:a>
']</text:p>
      <text:p text:style-name="P4">
标签: ['Литва', 'НАТО', 'Стефанішина']</text:p>
      <text:p text:style-name="P4">
类型: Article</text:p>
      <!--METADATA-->
      <text:p text:style-name="P4">
<draw:frame draw:style-name="fr1" draw:name="Image13" text:anchor-type="as-char" svg:width="6.9236in" svg:height="3.956343in" draw:z-index="0">
<draw:image xlink:href="../Images/yкринформ/2023-06-08T-9-52-17-03-00/630_360_1681984991-651.jpg" xlink:type="simple" xlink:show="embed" xlink:actuate="onLoad" draw:mime-type="image/jpeg"/>
</draw:frame>
北约在维尔纽斯(Vilnius)扩大乌克兰联盟和未来会员资格的决定仅符合所有盟友和乌克兰的利益，而不必担心俄罗斯。</text:p>
      <text:p text:style-name="P4">
今天在虚拟参加的安全会议上，该会议属于欧洲对外关系理事会的框架(ECFR)在斯德哥尔摩，乌克兰通讯员奥尔加·斯蒂芬斯林(Olga Stephanyshyn)表示，乌克兰的欧洲和欧洲大西洋融合的Viceremier-Minister说。</text:p>
      <text:p text:style-name="P4">
“无论北约关于乌克兰会员资格的决定，它都应该满足盟国和乌克兰的利益。 莫斯科之前的恐惧或对乌克兰领土返回的反应，不应接受恐惧的散布。 我们不必允许俄罗斯勒索我们。”乌克兰官员说。</text:p>
      <text:p text:style-name="P4">
<text:span text:style-name="T4">
另请阅读：</text:span>
 [委员会<text:span text:style-name="T4">
北约</text:span>
 -Ukraine举行了Kakakhovsky Hydroe的会议(https://www.ukrinform.ua/rubric-polytics/3720225-komisia-natoukraina-provela-zasidanna-sodo-kahovskoi-ges-domovilisa-pro-operativnu-dopomogu.html)她强调说，在维尔纽斯峰会的决定将是政治领导和乌克兰人民的重要信号，乌克兰人民在战场上捍卫了共同价值观，以及其欧洲和欧洲 - 大西洋的未来。 乌克兰斯蒂芬尼斯纳(Stephanyshina)表示，这种解决方案不仅限于政治宣言或备忘录，乌克兰过去已经看到了很多。 这些可以是安全保证，由特定的行政和军事能力支持国际组织发掘的具体义务。</text:p>
      <text:p text:style-name="P4">
乌克兰维奇里米尔(Ukrainian Viceremier)回忆说，授予乌克兰候选人国家进入欧盟的地位已成为整个国家动员甚至在战争条件下进行改革的强大动力，也是实施电子欧洲的重要因素对于包括摩尔多瓦和佐治亚州在内的其他候选国家的道路。乌克兰的影响也将具有明显的欧洲 - 大西洋观点。<text:span text:style-name="T4">
另请阅读：</text:span>
 <text:a xlink:type="simple" xlink:href="https://www.ukrinform.ua/rubric-polytics/3715236-nova-arhitektura-bezpeki-evropi-nemozliva-bez-integracii-ukraini-stefanisina.html" text:style-name="Internet_20_link" text:visited-style-name="Visited_20_Internet_20_Link">
如果不整合乌克兰 -  <text:span text:style-name="T4">
 Stephanyshina </text:span>
</text:a>
据她说，盟国毫无疑问，乌克兰将是北约的成员。 乌克兰已经获得了北约的巨大军事援助，它正在与联盟部队完全兼容，并且拥有强大的陆军，这些陆军不仅在欧洲而且在世界上都具有最大的能力。 因此，Usuznikov有充分的理由对乌克兰在会员身份的应用做出积极反应。与此同时，必须确定这一过程的“政治编排”。</text:p>
      <text:p text:style-name="P4">
“我的位置似乎太激进或充满活力。 但是，值得在战争期间获得乌克兰政治的独特特征，这对他人来说并不总是很清楚。 我们的武装力量和经理在地方和中央一级 - 我们已经成为一个。 在某个时候，政客们开始思考并评估局势为军队。 同时，我们的军队知道我们需要做些什么来使该国更加接近欧盟和北约，这是对他们正在战斗的未来的投资。”乌克兰强调。</text:p>
      <text:p text:style-name="P4">
她强调，在斗争的那一年，乌克兰人证明，俄罗斯不能以任何军事或政治目的在乌克兰。 战争使乌克兰社会的统一在与敌人的斗争中，因为生存和对存在威胁的回应的问题高于任何政治选举程序或差异。</text:p>
      <text:p text:style-name="P4">
<text:span text:style-name="T4">
另请阅读：</text:span>
 <text:a xlink:type="simple" xlink:href="https://www.ukrinform.ua/rubric-polytics/3708405-stefanisina-rozrahovue-na-politicne-risenna-sodo-clenstva-ukraini-v-nato-na-samiti-u-vilnusi.html" text:style-name="Internet_20_link" text:visited-style-name="Visited_20_Internet_20_Link">
<text:span text:style-name="T4">
 stefanyshyn </text:span>
，并在维尔纽斯的一次峰会上指望乌克兰北约成员的政治决定</text:a>
根据斯蒂芬尼斯的说法，俄罗斯也获得了相反的结果，即试图了解盟友的统一并否认北约的扩张。 取而代之的是，它获得了强大的欧洲 - 大西洋团结，并在芬兰进入后不久(瑞典)的联盟中获得了近200万公里。据报道，7月11日至12日在维尔纽斯举行了另一场北约峰会，这将考虑在反对俄罗斯侵略的斗争中继续向乌克兰提供援助。沃罗迪米尔·泽伦斯基总统表示自己打算亲自参加这一存储。 同时，在各个层面上，乌克兰一方强调，在2008年北约时间峰会上进行的“乌克兰将成为联盟的成员”的保证是不够的。 取而代之的是，乌克兰人将与北约盟友有关，以提供与联盟完整成员的感人运动的安全保证。</text:p>
      <text:p text:style-name="P4">
News Source: <text:a xlink:type="simple" xlink:href="https://www.ukrinform.ua/rubric-polytics/3720291-risenna-nato-sodo-rozsirenna-maut-vidpovidati-interesam-souznikiv-j-ukraini-stefanisina.html" text:style-name="Internet_20_link" text:visited-style-name="Visited_20_Internet_20_Link">
https://www.ukrinform.ua/rubric-polytics/3720291-risenna-nato-sodo-rozsirenna-maut-vidpovidati-interesam-souznikiv-j-ukraini-stefanisina.html</text:a>
</text:p>
      <!--NEWS-->
      <text:h text:style-name="P10" text:outline-level="1">
<text:span text:style-name="T4">
波兰已移交给乌克兰泵和水箱</text:span>
</text:h>
      <text:p text:style-name="P4">
作者: ['АРМІЯINFORM']</text:p>
      <text:p text:style-name="P4">
时间: 2023-06-08T0:00:00-04:00</text:p>
      <text:p text:style-name="P4">
描述: 华沙移交给了奇瓦10大坦克，以进行主要飞跃，并为...与乌克兰2022的战争，与乌克兰的《今日战争》，《与乌克兰的新闻》，《与乌克兰2022年的新闻战争》上次交出，今天乌克兰和俄罗斯之间将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ukrpol.jpg" text:style-name="Internet_20_link" text:visited-style-name="Visited_20_Internet_20_Link">
ukrpol.jpg</text:a>
']</text:p>
      <text:p text:style-name="P4">
标签: ['STOPRUSSIA', 'АГРЕСІЯ РФ', 'ВІЙНА', 'ДОПОМОГА ПАРТНЕРІВ', 'ПОЛЬЩА', 'СВІТ ПІДТРИМУЄ УКРАЇНУ']</text:p>
      <text:p text:style-name="P4">
类别: News</text:p>
      <!--METADATA-->
      <text:p text:style-name="P4">
<draw:frame draw:style-name="fr1" draw:name="Image14" text:anchor-type="as-char" svg:width="6.9236in" svg:height="3.893308in" draw:z-index="0">
<draw:image xlink:href="../Images/AРМІЯINFORM/2023-06-08T0-00-00-04-00/ukrpol.jpg" xlink:type="simple" xlink:show="embed" xlink:actuate="onLoad" draw:mime-type="image/jpeg"/>
</draw:frame>
华沙将10个大型水箱和10个高层的泵移交给了由于Kakhovskaya水力发电厂从洪水泛滥的地区抽水。</text:p>
      <text:p text:style-name="P4">
内部事务部长和波兰政府Mariusz Kaminsky在[Twitter]中报道(https://twitter.com/Kaminski_M_/status/1666364400230342657?cxt=HHwWgoCx4fvljqAuAAAA).</text:p>
      <text:p text:style-name="P4">
«Через драматичне становище цивільного населення після того, як Росіязруйнувала дамбу на річці Дніпро в Новій Каховці, ми з прем’єр-міністромМатеушем Моравецьким ухвалили рішення передати Україні 10 цистерн для водимісткістю 18 тис. літрів і 10 високопродуктивних насосів», — написав МаріушКамінський.</text:p>
      <text:p text:style-name="P4">
Він також подякував керівництву Пожежної служби Польщі, яка надала цюдопомогу.</text:p>
      <text:p text:style-name="P4">
News Source: <text:a xlink:type="simple" xlink:href="https://armyinform.com.ua/2023/06/08/polshha-peredala-ukrayini-nasosy-i-czysterny-dlya-vody/" text:style-name="Internet_20_link" text:visited-style-name="Visited_20_Internet_20_Link">
https://armyinform.com.ua/2023/06/08/polshha-peredala-ukrayini-nasosy-i-czysterny-dlya-vody/</text:a>
</text:p>
      <!--NEWS-->
      <text:h text:style-name="P10" text:outline-level="1">
<text:span text:style-name="T4">
Kakhovka水库的水位掉落在“死点”以下-UKRHYDROENERGO</text:span>
</text:h>
      <text:p text:style-name="P4">
作者: Ukrinform (Person)</text:p>
      <text:p text:style-name="P4">
出版商: Укринформ (Organization)</text:p>
      <text:p text:style-name="P4">
出版时间: 2023-06-08T0:15:00+03:00</text:p>
      <text:p text:style-name="P4">
修改时间: 2023-06-08T22:15:00+03:00</text:p>
      <text:p text:style-name="P4">
描述: 卡科夫卡水库的水位达到了12.5，该水位低于“死点”。  - 乌克林。</text:p>
      <text:p text:style-name="P4">
图片: ['<text:a xlink:type="simple" xlink:href="https://static.ukrinform.com/photos/2019_05/thumb_files/630_360_1557066183-758.jpg" text:style-name="Internet_20_link" text:visited-style-name="Visited_20_Internet_20_Link">
630_360_15570...</text:a>
']</text:p>
      <text:p text:style-name="P4">
标签: ['Каховська ГЕС', 'Укргідроенерго', 'Війна з Росією']</text:p>
      <text:p text:style-name="P4">
类型: Article</text:p>
      <!--METADATA-->
      <text:p text:style-name="P4">
<draw:frame draw:style-name="fr1" draw:name="Image15" text:anchor-type="as-char" svg:width="6.9236in" svg:height="3.956343in" draw:z-index="0">
<draw:image xlink:href="../Images/yкринформ/2023-06-08T0-15-00-03-00/630_360_1557066183-758.jpg" xlink:type="simple" xlink:show="embed" xlink:actuate="onLoad" draw:mime-type="image/jpeg"/>
</draw:frame>
Kakhovka水库的水位达到了12.5，其水平低于“死点”。</text:p>
      <text:p text:style-name="P4">
乌克林福姆报道，这是由乌克里诺·伊戈尔·西罗塔(Ukrhydroenergo Igor Sirota)首席执行官在Eviritelaphone“统一新闻”中宣布的。</text:p>
      <text:p text:style-name="P4">
“水平已经为12.5米。 这要低于“死”点12.7米，当我们无法在定居点和Zaporizhhya npp中浇水时，”  - 孤儿。</text:p>
      <text:p text:style-name="P4">
*!(https://www.ukrinform.ua/rubric-economy/3720284-zbitki-agrosektora-vid-pidrivu-kahovskoi-ges-mozut-sagnuti-15-milarda.html)据他说，如果目前的水库跌落率为每天1米，那么秋季过程可以持续约七到八天。</text:p>
      <text:p text:style-name="P4">
“如果底部的大坝被摧毁至基地，则水库的深度不超过三米，即宽度为3.5公里，宽度为3.5公里，作为爆炸的芯片，最高为1-1.2公里水库本身”  - 解释说“乌克迪诺格”的负责人。</text:p>
      <text:p text:style-name="P4">
同时，他告知，卡科夫卡水力发电站的一半已经在水下，另一半已经在水中70％。 尤其是，用文字说，门户和站点之间的泥土插入物也在水下，可能是侵蚀。</text:p>
      <text:p text:style-name="P4">
<text:span text:style-name="T4">
另请阅读：</text:span>
 <text:a xlink:type="simple" xlink:href="https://www.ukrinform.ua/rubric-polytics/3720225-komisia-natoukraina-provela-zasidanna-sodo-kahovskoi-ges-domovilisa-pro-operativnu-dopomogu.html" text:style-name="Internet_20_link" text:visited-style-name="Visited_20_Internet_20_Link">
北约 - 乌克兰委员会在Kakhovskaya Hpp-hpp-repreed上举行了一次会议</text:a>
孤儿说：“我们正在开发一个初步的项目，用于建立一个跳线，该项目将开始投入多少kakhovka。”</text:p>
      <text:p text:style-name="P4">
他说，建造跳线至少需要两个月的时间，24/7必须是备用的。</text:p>
      <text:p text:style-name="P4">
Ukrhydroenergo的首席执行官指出，它将抽水，看到爆炸的后果，并拆除水力发电厂以建造巢穴。</text:p>
      <text:p text:style-name="P4">
<text:span text:style-name="T4">
另请阅读：</text:span>
 <text:a xlink:type="simple" xlink:href="https://www.ukrinform.ua/rubric-economy/3719981-pidriv-kahovskoi-ges-v-ukrgidroenergo-kazut-so-pik-pidtoplenna-uze-pozadu.html" text:style-name="Internet_20_link" text:visited-style-name="Visited_20_Internet_20_Link">
Kakhovskaya水电站：在<text:span text:style-name="T4">
 ukrhydroenerg </text:span>
 o中，他们说洪水已经落后了</text:a>
他强调说：“我们将需要两个月的套头衫，两个月 - 在下部十字架上。我们将阻止，停止这种水流，以便我们开始缓慢地慢慢地将Kakhovka储藏室缓慢地慢慢缩短。”正如乌克林福姆报道的，<text:a xlink:type="simple" xlink:href="https://www.ukrinform.ua/rubric-other_news/3718791-pidriv-rosianami-kahovskoi-ges-vsi-novini.html" text:style-name="Internet_20_link" text:visited-style-name="Visited_20_Internet_20_Link">
6月6日晚上，俄罗斯军队破坏了Greblyukakhov水力发电站</text:a>
。 库尔森地区仍在继续进行洪水泛滥的救援工作和疏散措施。 局势仍然存在于暂时占领的领土上，德鲁士入侵者在没有任何帮助的情况下离开了平民，而乌克兰对这些人的救援服务的访问非常复杂。</text:p>
      <text:p text:style-name="P4">
在破坏卡科夫卡水力发电站的占领者的事实中，执法人员开始根据“ Ecocid”的文章进行调查。</text:p>
      <text:p text:style-name="P4">
Ukrhydroenergo表示，Kakhovka水力发电站被完全销毁和可追回。</text:p>
      <text:p text:style-name="P4">
News Source: <text:a xlink:type="simple" xlink:href="https://www.ukrinform.ua/rubric-regions/3720299-riven-vodi-u-kahovskomu-vodoshovisi-opustivsa-nizce-mertvoi-tocki-ukrgidroenergo.html" text:style-name="Internet_20_link" text:visited-style-name="Visited_20_Internet_20_Link">
https://www.ukrinform.ua/rubric-regions/3720299-riven-vodi-u-kahovskomu-vodoshovisi-opustivsa-nizce-mertvoi-tocki-ukrgidroenergo.html</text:a>
</text:p>
      <!--NEWS-->
      <text:h text:style-name="P10" text:outline-level="1">
<text:span text:style-name="T4">
入侵者还没有准备好后果</text:span>
</text:h>
      <text:p text:style-name="P4">
作者: ['АРМІЯINFORM']</text:p>
      <text:p text:style-name="P4">
时间: 2023-06-08T10:00:00-04:00</text:p>
      <text:p text:style-name="P4">
描述: ZS乌克兰人的Yak Doldomlya Porty的Yak Doldomlya总参谋长并没有向Naslidkiv造成Gotii ...与乌克兰2022年的战争，与乌克兰的最新新闻，今天与乌克兰2022年的新闻战争，今天与乌克兰2022年的新闻战，乌克兰和俄罗斯之间的战争会发生，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6/photo_5190484805354113852_y.jpg" text:style-name="Internet_20_link" text:visited-style-name="Visited_20_Internet_20_Link">
photo_5190484805354113852_y.jpg</text:a>
']</text:p>
      <text:p text:style-name="P4">
标签: ['STOPRUSSIA', 'АГРЕСІЯ РФ', 'ВІЙНА', 'ВТОРГНЕННЯ РФ', 'ГЕНЕРАЛЬНИЙ ШТАБ ЗС УКРАЇНИ', 'ОПЕРАТИВНА ІНФОРМАЦІЯ']</text:p>
      <text:p text:style-name="P4">
类别: News</text:p>
      <!--METADATA-->
      <text:p text:style-name="P4">
<draw:frame draw:style-name="fr1" draw:name="Image16" text:anchor-type="as-char" svg:width="6.9236in" svg:height="3.893007in" draw:z-index="0">
<draw:image xlink:href="../Images/AРМІЯINFORM/2023-06-08T10-00-00-04-00/photo_5190484805354113852_y.jpg" xlink:type="simple" xlink:show="embed" xlink:actuate="onLoad" draw:mime-type="image/jpeg"/>
</draw:frame>
<text:span text:style-name="T4">
🔥俄罗斯入侵的情况</text:span>
</text:p>
      <text:p text:style-name="P4">
如<text:a xlink:type="simple" xlink:href="https://www.facebook.com/GeneralStaff.ua/posts/pfbid02UeFyMZMki9dWoxzECkxdSQ7borSHdHDF55kPkFHenTpriWtVRbZwRSMVtCiDgmaXl" text:style-name="Internet_20_link" text:visited-style-name="Visited_20_Internet_20_Link">
报告</text:a>
乌克兰武装部队的总参谋部尚未准备好造成卡科夫卡水力发电站的黑社会后果，而是在活力，武器和军事设备中遭受了损失。</text:p>
      <text:p text:style-name="P4">
特别是，第七空降袭击师和俄罗斯联邦武装部队第22军团的部队受伤，死亡和失踪。 此外，这些单位因弹药和准备，汽车和装甲车以及其他军事财产而失去了几个现场仓库。</text:p>
      <text:p text:style-name="P4">
同时，6月6日，发生了大规模撤离Mi​​sakakhovka的平民人口，在此期间，人们使用了自己的公路运输。俄罗斯人由平民人口使用。 在这种运动中，入侵者将当地人用作活盾。</text:p>
      <text:p text:style-name="P4">
News Source: <text:a xlink:type="simple" xlink:href="https://armyinform.com.ua/2023/06/08/okupanty-ne-buly-gotovi-do-naslidkiv-pidryvu-grebli-kahovskoyi-ges/" text:style-name="Internet_20_link" text:visited-style-name="Visited_20_Internet_20_Link">
https://armyinform.com.ua/2023/06/08/okupanty-ne-buly-gotovi-do-naslidkiv-pidryvu-grebli-kahovskoyi-ges/</text:a>
</text:p>
      <!--NEWS-->
      <text:h text:style-name="P10" text:outline-level="1">
<text:span text:style-name="T4">
乌克兰的俄罗斯特工以疯狂的速度消除了 - 丹尼洛夫</text:span>
</text:h>
      <text:p text:style-name="P4">
作者: Ukrinform (Person)</text:p>
      <text:p text:style-name="P4">
出版商: Укринформ (Organization)</text:p>
      <text:p text:style-name="P4">
出版时间: 2023-06-08T10:02:00+03:00</text:p>
      <text:p text:style-name="P4">
修改时间: 2023-06-08T23:02:00+03:00</text:p>
      <text:p text:style-name="P4">
描述: NSDC秘书Alexei Danilov强调，俄罗斯特工在乌克兰和伙伴国家都以疯狂的速度被淘汰。  - 乌克林。</text:p>
      <text:p text:style-name="P4">
图片: ['<text:a xlink:type="simple" xlink:href="https://static.ukrinform.com/photos/2023_03/thumb_files/630_360_1677827697-619.jpg" text:style-name="Internet_20_link" text:visited-style-name="Visited_20_Internet_20_Link">
630_360_16778...</text:a>
']</text:p>
      <text:p text:style-name="P4">
标签: ['РНБО', 'Шпигун', 'Данілов', 'Війна з Росією']</text:p>
      <text:p text:style-name="P4">
类型: Article</text:p>
      <!--METADATA-->
      <text:p text:style-name="P4">
<draw:frame draw:style-name="fr1" draw:name="Image17" text:anchor-type="as-char" svg:width="6.9236in" svg:height="3.956343in" draw:z-index="0">
<draw:image xlink:href="../Images/yкринформ/2023-06-08T10-02-00-03-00/630_360_1677827697-619.jpg" xlink:type="simple" xlink:show="embed" xlink:actuate="onLoad" draw:mime-type="image/jpeg"/>
</draw:frame>
Secretarrno的Oleksiy Danilov强调，俄罗斯特工在乌克兰和伙伴国家都以疯狂的速度被淘汰。</text:p>
      <text:p text:style-name="P4">
根据乌克林福姆的说法，他在空中讲述了它<text:a xlink:type="simple" xlink:href="http://ukr.radio/news.html" text:style-name="Internet_20_link" text:visited-style-name="Visited_20_Internet_20_Link">
乌克兰广播电台</text:a>
。</text:p>
      <text:p text:style-name="P4">
“我想说的是，最近有很多程序。在这个tszarin中，在其所谓的“影响力的代理人”的领土上发现了越来越多的国家，直接间谍在俄罗斯联邦工作。两到三个。过去的几年，现在，它们是在这一领域的疯狂转变。最近，我正在寻求乌克兰的安全局，军事反情报，反情报，它们越来越多地找到了越来越多的人。我们执行了某些任务，几乎每天我们都有乌克兰安全服务部门的结果的负责人的报告。”</text:p>
      <text:p text:style-name="P4">
至于其他国家，他说：“引入俄罗斯宣传所谓的“俄罗斯世界”的语言发生在俄罗斯特殊服务的掩护下。</text:p>
      <text:p text:style-name="P4">
<text:span text:style-name="T4">
另请阅读：</text:span>
 [自战争开始以来，俄罗斯已经做了更多(https://www.ukrinform.ua/rubric-ato/3720279-z-pocatku-vijni-rosia-vcinila-ponad-desat-sprob-zamahu-na-budanova-gur.html)“这是一个影响。俄罗斯教会是一般的一次对话。他们为俄罗斯的FSB工作。如果他们的教会人说他们必须去杀害儿童，人民。如今，您将在其中找到这样的东西上帝的诫命，但是那些意识到自己与教会相关的人，他们给出了直接的指示。这是莫斯科的父权制教会，无事可做。这些是运动员和所有其他机构。一些新闻工作者确实如此。 NSDC秘书说，不是从俄罗斯机构的手中划出的某些叙述，这是因为它们相对于我们国家所传播的谎言。</text:p>
      <text:p text:style-name="P4">
关于乌克兰的间谍和俄罗斯影响力的特定名称<text:a xlink:type="simple" xlink:href="https://www.ukrinform.ua/tag-danilov" text:style-name="Internet_20_link" text:visited-style-name="Visited_20_Internet_20_Link">
Danilov</text:a>
他指出他们是众所周知的。“我们没有一天，所以婴儿不会向总统报告。他们了解威胁的是什么。 。这几乎每天都会发生。但并非总是公开。”他研究。</text:p>
      <text:p text:style-name="P4">
正如乌克林福姆报道的那样，丹尼洛夫并不排除乌克兰在乌克兰可能与北约成员国达成双边协议，这些协议在我们国家作为联盟的代表或其他观看</text:p>
      <text:p text:style-name="P4">
News Source: <text:a xlink:type="simple" xlink:href="https://www.ukrinform.ua/rubric-ato/3720312-rosijsku-agenturu-v-ukraini-vikorinuut-salenimi-tempami-danilov.html" text:style-name="Internet_20_link" text:visited-style-name="Visited_20_Internet_20_Link">
https://www.ukrinform.ua/rubric-ato/3720312-rosijsku-agenturu-v-ukraini-vikorinuut-salenimi-tempami-danilov.html</text:a>
</text:p>
      <!--NEWS-->
      <text:h text:style-name="P10" text:outline-level="1">
<text:span text:style-name="T4">
在美国，好莱坞演员因参加国会大厦的风暴而被拘留</text:span>
</text:h>
      <text:p text:style-name="P4">
作者: Ukrinform (Person)</text:p>
      <text:p text:style-name="P4">
出版商: Укринформ (Organization)</text:p>
      <text:p text:style-name="P4">
出版时间: 2023-06-08T11:10:00+03:00</text:p>
      <text:p text:style-name="P4">
修改时间: 2023-06-08T23:10:00+03:00</text:p>
      <text:p text:style-name="P4">
描述: 美国联邦调查局（FBI）于2021年1月拘留了好莱坞演员杰伊·约翰斯顿（Jay Johnston）。  - 乌克林。</text:p>
      <text:p text:style-name="P4">
图片: ['<text:a xlink:type="simple" xlink:href="https://static.ukrinform.com/photos/2016_03/thumb_files/630_360_1459196888-1320-ssa-kapitolij.jpg" text:style-name="Internet_20_link" text:visited-style-name="Visited_20_Internet_20_Link">
630_360_14591...</text:a>
']</text:p>
      <text:p text:style-name="P4">
标签: ['США', 'Суд', 'Капітолій']</text:p>
      <text:p text:style-name="P4">
类型: Article</text:p>
      <!--METADATA-->
      <text:p text:style-name="P4">
<draw:frame draw:style-name="fr1" draw:name="Image18" text:anchor-type="as-char" svg:width="6.9236in" svg:height="3.956343in" draw:z-index="0">
<draw:image xlink:href="../Images/yкринформ/2023-06-08T11-10-00-03-00/630_360_1459196888-1320-ssa-kapitolij.jpg" xlink:type="simple" xlink:show="embed" xlink:actuate="onLoad" draw:mime-type="image/jpeg"/>
</draw:frame>
联邦调查局(联邦调查局)美国于2021年1月在好莱坞演员杰伊·约翰斯顿(Jay Johnston)拘留了国会大厦参加。</text:p>
      <text:p text:style-name="P4">
根据乌克林福姆的报道，它报告了<text:a xlink:type="simple" xlink:href="https://www.hollywoodreporter.com/tv/tv-news/bobs-burgers-jay-johnston-charged-storming-capitol-jan-6-4144082/" text:style-name="Internet_20_link" text:visited-style-name="Visited_20_Internet_20_Link">
好莱坞记者</text:a>
。</text:p>
      <text:p text:style-name="P4">
司法部于2021年1月6日在国会大厦中指控他的论点。 还指责“组织公共动荡，禁止在建筑物或领土上进行投入或再培训，违反公共秩序，并干扰通过国会大厦领土或建筑物的通行。”</text:p>
      <text:p text:style-name="P4">
<text:span text:style-name="T4">
另请阅读：</text:span>
 [风暴<text:span text:style-name="T4">
 Capitol </text:span>
：一个落后于Stilpelos的男人(https://www.ukrinform.ua/rubric-world/3713800-sturm-kapitoliu-colovika-akij-vdersa-za-stil-pelosi-zasudili-na-45-roku.html)执法人员周三在洛杉矶拘留了演员。</text:p>
      <text:p text:style-name="P4">
_foto：Neilson Barnard / Getty Images _</text:p>
      <text:p text:style-name="P4">
联邦调查局报告说，根据航班，约翰斯顿于1月4日飞往华盛顿，于1月7日返回洛杉矶。</text:p>
      <text:p text:style-name="P4">
这位演员尤其是众所周知的，是系列“肖先生”和卡通系列“每个鲍勃”的角色。</text:p>
      <text:p text:style-name="P4">
<text:span text:style-name="T4">
另请阅读：</text:span>
 [在美国攻击参与者<text:span text:style-name="T4">
国会大厦</text:span>
 IU被判处14年(https://www.ukrinform.ua/rubric-world/3705563-u-ssa-ucasnika-sturmu-kapitoliu-zasudili-do-14-rokiv.html)正如乌克林福姆报道的那样，2021年1月6日，唐纳德·特朗普(Donald Trump)呼吁恢复正义以重新连接“被盗选举”之后，人群搬到了美国大楼。 在这些事件的过程中，有五人被杀，数百人受伤。</text:p>
      <text:p text:style-name="P4">
之后，执法机构对超过12000个故事进行了正式指控。 众议院成立了一个特别调查这些事件的特别委员会。</text:p>
      <text:p text:style-name="P4">
News Source: <text:a xlink:type="simple" xlink:href="https://www.ukrinform.ua/rubric-world/3720010-u-ssa-zatrimali-gollivudskogo-aktora-za-ucast-u-sturmi-kapitolia.html" text:style-name="Internet_20_link" text:visited-style-name="Visited_20_Internet_20_Link">
https://www.ukrinform.ua/rubric-world/3720010-u-ssa-zatrimali-gollivudskogo-aktora-za-ucast-u-sturmi-kapitolia.html</text:a>
</text:p>
      <!--NEWS-->
      <text:h text:style-name="P10" text:outline-level="1">
<text:span text:style-name="T4">
另一个负730名乘员，18个坦克和28个Artsystems：每日失去敌人</text:span>
</text:h>
      <text:p text:style-name="P4">
作者: ['АРМІЯINFORM']</text:p>
      <text:p text:style-name="P4">
时间: 2023-06-08T12:00:00-04:00</text:p>
      <text:p text:style-name="P4">
描述: Zagalni Boyov，将敌人于02.24.22至08/08/23 Orintovo成为：...与乌克兰2022的战争，与乌克兰与乌克兰的最新新闻，今天与乌克兰的新闻战争，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vtraty_06-08-2023-scaled.jpg" text:style-name="Internet_20_link" text:visited-style-name="Visited_20_Internet_20_Link">
vtraty_06-08-2023-scaled.jpg</text:a>
']</text:p>
      <text:p text:style-name="P4">
标签: ['АГРЕСІЯ РФ', 'ВТОРГНЕННЯ РФ', 'ВТРАТИ ВОРОГА', 'ГЕНЕРАЛЬНИЙ ШТАБ ЗС УКРАЇНИ']</text:p>
      <text:p text:style-name="P4">
类别: News</text:p>
      <!--METADATA-->
      <text:p text:style-name="P4">
<draw:frame draw:style-name="fr1" draw:name="Image20" text:anchor-type="as-char" svg:width="6.9236in" svg:height="6.987066in" draw:z-index="0">
<draw:image xlink:href="../Images/AРМІЯINFORM/2023-06-08T12-00-00-04-00/vtraty_06-08-2023-scaled.jpg" xlink:type="simple" xlink:show="embed" xlink:actuate="onLoad" draw:mime-type="image/jpeg"/>
</draw:frame>
<text:span text:style-name="T4">
<text:span text:style-name="T5">
*🔥俄罗斯入侵的情况</text:span>
</text:span>
*</text:p>
      <text:p text:style-name="P4">
从24.02.22到08.06.23的敌人的总损失将是指向的：</text:p>
      <text:p text:style-name="P4">
<text:span text:style-name="T4">
<text:span text:style-name="T5">
人员 -  </text:span>
* 212760(+730)淘汰的人</text:span>
<text:span text:style-name="T5">
坦克 -  </text:span>
<text:span text:style-name="T5">
 3891(+18)</text:span>
<text:span text:style-name="T4">
战斗装甲车 -  </text:span>
 7576(+16)<text:span text:style-name="T4">
<text:span text:style-name="T5">
炮兵系统 -  </text:span>
<text:span text:style-name="T5">
 3668(+28)</text:span>
 </text:span>
 rszv- <text:span text:style-name="T4">
 595(+1)</text:span>
<text:span text:style-name="T5">
防空费用 -  </text:span>
<text:span text:style-name="T5">
 355(+3)</text:span>
<text:span text:style-name="T4">
飞机 -  </text:span>
 314(0)<text:span text:style-name="T4">
<text:span text:style-name="T5">
直升机 -  </text:span>
* 299(0)</text:span>
<text:span text:style-name="T5">
无人机手术战术水平 -  </text:span>
<text:span text:style-name="T5">
 3234(+15)</text:span>
<text:span text:style-name="T4">
有翼的导弹 -  </text:span>
 1171(0)<text:span text:style-name="T4">
<text:span text:style-name="T5">
船 /船 -  </text:span>
* 18(0)</text:span>
<text:span text:style-name="T5">
汽车设备和坦克 -  </text:span>
<text:span text:style-name="T5">
 6384(+35)</text:span>
<text:span text:style-name="T4">
特殊设备 -  </text:span>
 500(+8)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8.06.23。</text:p>
      <text:p text:style-name="P4">
News Source: <text:a xlink:type="simple" xlink:href="https://armyinform.com.ua/2023/06/08/shhe-minus-730-okupantiv-18-tankiv-ta-28-artsystem-dobovi-vtraty-voroga/" text:style-name="Internet_20_link" text:visited-style-name="Visited_20_Internet_20_Link">
https://armyinform.com.ua/2023/06/08/shhe-minus-730-okupantiv-18-tankiv-ta-28-artsystem-dobovi-vtraty-voroga/</text:a>
</text:p>
      <!--NEWS-->
      <text:h text:style-name="P10" text:outline-level="1">
<text:span text:style-name="T4">
格雷塔·塔伯格（Greta Tunberg）要求惩罚乌克兰的俄罗斯</text:span>
</text:h>
      <text:p text:style-name="P4">
作者: Ukrinform (Person)</text:p>
      <text:p text:style-name="P4">
出版商: Укринформ (Organization)</text:p>
      <text:p text:style-name="P4">
出版时间: 2023-06-08T12:17:00+03:00</text:p>
      <text:p text:style-name="P4">
修改时间: 2023-06-08T23:17:00+03:00</text:p>
      <text:p text:style-name="P4">
描述: 俄罗斯摧毁了卡科夫卡水力发电站的大坝后，造成了灭发剂，必须对此进行惩罚。  - 乌克林。</text:p>
      <text:p text:style-name="P4">
图片: ['<text:a xlink:type="simple" xlink:href="https://static.ukrinform.com/photos/2020_01/thumb_files/630_360_1579607341-272.jpg" text:style-name="Internet_20_link" text:visited-style-name="Visited_20_Internet_20_Link">
630_360_15796...</text:a>
']</text:p>
      <text:p text:style-name="P4">
标签: ['Росія', 'Каховська ГЕС', 'Тунберг']</text:p>
      <text:p text:style-name="P4">
类型: Article</text:p>
      <!--METADATA-->
      <text:p text:style-name="P4">
<draw:frame draw:style-name="fr1" draw:name="Image21" text:anchor-type="as-char" svg:width="6.9236in" svg:height="3.956343in" draw:z-index="0">
<draw:image xlink:href="../Images/yкринформ/2023-06-08T12-17-00-03-00/630_360_1579607341-272.jpg" xlink:type="simple" xlink:show="embed" xlink:actuate="onLoad" draw:mime-type="image/jpeg"/>
</draw:frame>
俄罗斯摧毁了卡科夫卡水力发电站，造成了灭绝种族，有必要无聊。</text:p>
      <text:p text:style-name="P4">
根据乌克林福音通讯员的说法，在网络上的页面上有关它<text:a xlink:type="simple" xlink:href="https://twitter.com/GretaThunberg/status/1666885580536307725" text:style-name="Internet_20_link" text:visited-style-name="Visited_20_Internet_20_Link">
Twitter</text:a>
瑞典的生态活动家格雷塔·塔伯格(Greta Tunberg)写道。</text:p>
      <text:p text:style-name="P4">
“这种生态剂是对俄罗斯迪罗兹基的不合理的全面入侵的延续。 这是驱散世界语言的另一种罪行。 我们在俄罗斯的观点再次应对其排名负责。” Tunberg写道。</text:p>
      <text:p text:style-name="P4">
<text:span text:style-name="T4">
另请阅读：</text:span>
 <text:a xlink:type="simple" xlink:href="https://www.ukrinform.ua/rubric-regions/3720299-riven-vodi-u-kahovskomu-vodoshovisi-opustivsa-nizce-mertvoi-tocki-ukrgidroenergo.html" text:style-name="Internet_20_link" text:visited-style-name="Visited_20_Internet_20_Link">
<text:span text:style-name="T4">
 kakhovsk中的水位</text:span>
欧姆，水库比“死点”掉落 -  ukrhydroenergo</text:a>
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在这方面，在赫尔森地区，特别是赫尔森(Kherson Teps)有能源的风险。涵盖了潜在洪水区的人口疏散。</text:p>
      <text:p text:style-name="P4">
今天，沃尔迪米尔·泽伦斯基(Volodymyr Zelenskyy)呼吁世界环境社区的代表，敦促他们巩固使俄罗斯成为eCocid责任的努力，而乌克兰并不孤单。</text:p>
      <text:p text:style-name="P4">
News Source: <text:a xlink:type="simple" xlink:href="https://www.ukrinform.ua/rubric-world/3720315-greta-tunberg-vimagae-pokarati-rosiu-za-ekocid-v-ukraini.html" text:style-name="Internet_20_link" text:visited-style-name="Visited_20_Internet_20_Link">
https://www.ukrinform.ua/rubric-world/3720315-greta-tunberg-vimagae-pokarati-rosiu-za-ekocid-v-ukraini.html</text:a>
</text:p>
      <!--NEWS-->
      <text:h text:style-name="P10" text:outline-level="1">
<text:span text:style-name="T4">
Zavatska无法进入克罗地亚挑战者WTA的1/4决赛</text:span>
</text:h>
      <text:p text:style-name="P4">
作者: Ukrinform (Person)</text:p>
      <text:p text:style-name="P4">
出版商: Укринформ (Organization)</text:p>
      <text:p text:style-name="P4">
出版时间: 2023-06-08T13:25:36+03:00</text:p>
      <text:p text:style-name="P4">
修改时间: 2023-06-08T23:25:36+03:00</text:p>
      <text:p text:style-name="P4">
描述: Katarina Zavatskaya已在Challenger系列 -  Makarska Open -Makarsk（克罗地亚）完成了一项表演，并提前提前获得了115,000美元的奖金。</text:p>
      <text:p text:style-name="P4">
图片: ['<text:a xlink:type="simple" xlink:href="https://static.ukrinform.com/photos/2023_06/thumb_files/630_360_1686036592-848.jpg" text:style-name="Internet_20_link" text:visited-style-name="Visited_20_Internet_20_Link">
630_360_16860...</text:a>
']</text:p>
      <text:p text:style-name="P4">
标签: ['Теніс']</text:p>
      <text:p text:style-name="P4">
类型: Article</text:p>
      <!--METADATA-->
      <text:p text:style-name="P4">
<draw:frame draw:style-name="fr1" draw:name="Image22" text:anchor-type="as-char" svg:width="6.9236in" svg:height="3.956343in" draw:z-index="0">
<draw:image xlink:href="../Images/yкринформ/2023-06-08T13-25-36-03-00/630_360_1686036592-848.jpg" xlink:type="simple" xlink:show="embed" xlink:actuate="onLoad" draw:mime-type="image/jpeg"/>
</draw:frame>
乌克兰卡塔琳娜·扎瓦茨卡(Ukrainiancatharina Zavatska)提前完成了女子网球协会锦标赛的表现(WTA)挑战者系列-Makarska Open-在马卡斯克(克罗地亚)有11.5万美元</text:p>
      <text:p text:style-name="P4">
对于23岁的Volynyanka比赛的四分之一决赛的出口(№218WTA)在第二个冲突中，3小时5分钟让位于意大利茉莉花2：6、6：6：4、6：7的第53个“球拍”(10:12)，报道乌克林福姆。</text:p>
      <text:p text:style-name="P4">
<text:span text:style-name="T4">
另请阅读：</text:span>
 <text:a xlink:type="simple" xlink:href="https://www.ukrinform.ua/rubric-sports/3720205-ukrainka-bajndl-peremogla-rosianku-astahovu-v-18-finalu-turniru-wta-v-horvatii.html" text:style-name="Internet_20_link" text:visited-style-name="Visited_20_Internet_20_Link">
乌克兰Bindl在克罗地亚的1/8 WTA Finanurbance中赢得了俄罗斯Astakhov</text:a>
克罗地亚的比赛将持续到6月11日。</text:p>
      <text:p text:style-name="P4">
照片：j48tennis.net。</text:p>
      <text:p text:style-name="P4">
News Source: <text:a xlink:type="simple" xlink:href="https://www.ukrinform.ua/rubric-sports/3720317-zavacka-ne-zmogla-vijti-do-14-finalu-cellendzera-wta-v-horvatii.html" text:style-name="Internet_20_link" text:visited-style-name="Visited_20_Internet_20_Link">
https://www.ukrinform.ua/rubric-sports/3720317-zavacka-ne-zmogla-vijti-do-14-finalu-cellendzera-wta-v-horvatii.html</text:a>
</text:p>
      <!--NEWS-->
      <text:h text:style-name="P10" text:outline-level="1">
<text:span text:style-name="T4">
Dmytro Kuleba与北约秘书长讨论了维尔纽斯的未来峰会：乌克兰是联盟的宝贵资产</text:span>
</text:h>
      <text:p text:style-name="P4">
作者: ['АРМІЯINFORM']</text:p>
      <text:p text:style-name="P4">
时间: 2023-06-08T14:00:00-04:00</text:p>
      <text:p text:style-name="P4">
描述: 乌克兰德米特罗·库莱布（Dmitro Kuleb）的执法机构的封端，北约ns秘书长...与乌克兰2022年的战争，与乌克兰的最新新闻，今天与乌克兰2022年的新闻战争，乌克兰和俄罗斯和俄罗斯和俄罗斯和俄罗斯和俄罗斯和俄罗斯和俄罗斯之间的战争都会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2/12/dmytro-kuleba-zaklykav.jpg" text:style-name="Internet_20_link" text:visited-style-name="Visited_20_Internet_20_Link">
dmytro-kuleba-zaklykav.jpg</text:a>
']</text:p>
      <text:p text:style-name="P4">
标签: ['ДМИТРО КУЛЕБА', 'ЄНС СТОЛТЕНБЕРГ', 'УКРАЇНА – НАТО']</text:p>
      <text:p text:style-name="P4">
类别: News</text:p>
      <!--METADATA-->
      <text:p text:style-name="P4">
<draw:frame draw:style-name="fr1" draw:name="Image23" text:anchor-type="as-char" svg:width="6.9236in" svg:height="4.029752in" draw:z-index="0">
<draw:image xlink:href="../Images/AРМІЯINFORM/2023-06-08T14-00-00-04-00/dmytro-kuleba-zaklykav.jpg" xlink:type="simple" xlink:show="embed" xlink:actuate="onLoad" draw:mime-type="image/jpeg"/>
</draw:frame>
乌克兰Dmytro Kuleba的外交大臣和纳顿顿官秘书长斯托尔滕贝格讨论了乌克兰在联盟中的成员，提供弹药，并向​​Kakhovsk Hydroectric Power Gater工厂的受害者提供人道主义援助。</text:p>
      <text:p text:style-name="P4">
乌克兰外交负责人<text:a xlink:type="simple" xlink:href="https://twitter.com/DmytroKuleba/status/1666477407350448141" text:style-name="Internet_20_link" text:visited-style-name="Visited_20_Internet_20_Link">
报告</text:a>
Olliga Twitter。</text:p>
      <text:p text:style-name="P4">
“我与Jens Stoltenberg谈论了未来的北约峰会。 总的来说，联盟迈出了决定性的一步是有意义的。 我们不是北约对战场结束这场战争的愿望。 我们努力获得最大的保证，以防止未来的战争。”他写道。</text:p>
      <text:p text:style-name="P4">
Dmytro Kuleba强调，在十五年内，现实发生了巨大变化，北约的方法也应该改变。</text:p>
      <text:p text:style-name="P4">
“ 2008年与当前之间的区别在于，乌克兰现在是联盟而不是被动的宝贵资产。 乌克兰将使北约变得更强大。”他将在他的职位上。</text:p>
      <text:p text:style-name="P4">
乌克兰外交部还强调了护理弹药的稳定提供，以确保乌克兰的反官方行动的有效性，并指出乌克兰的未来，但欧洲 - 大西洋社区现在正在战场上解决。</text:p>
      <text:p text:style-name="P4">
此外，为了减轻Kakhovskaya Damba造成的危机，Jens Stoltenberg承诺将使用北约机制来提供人道主义援助。</text:p>
      <text:p text:style-name="P4">
Dmytrokuleba补充说：“在这方面，他将明天应我的要求召集乌克兰 - 乌克兰的紧急会议。”</text:p>
      <text:p text:style-name="P4">
News Source: <text:a xlink:type="simple" xlink:href="https://armyinform.com.ua/2023/06/08/dmytro-kuleba-obgovoryv-iz-gensekom-nato-majbutnij-samit-u-vilnyusi-ukrayina-czinnyj-aktyv-dlya-alyansu/" text:style-name="Internet_20_link" text:visited-style-name="Visited_20_Internet_20_Link">
https://armyinform.com.ua/2023/06/08/dmytro-kuleba-obgovoryv-iz-gensekom-nato-majbutnij-samit-u-vilnyusi-ukrayina-czinnyj-aktyv-dlya-alyansu/</text:a>
</text:p>
      <!--NEWS-->
      <text:h text:style-name="P10" text:outline-level="1">
<text:span text:style-name="T4">
总统举行了关于Dnipropetrovsk地区水提供的会议</text:span>
</text:h>
      <text:p text:style-name="P4">
作者: Ukrinform (Person)</text:p>
      <text:p text:style-name="P4">
出版商: Укринформ (Organization)</text:p>
      <text:p text:style-name="P4">
出版时间: 2023-06-08T14:26:00+03:00</text:p>
      <text:p text:style-name="P4">
修改时间: 2023-06-08T23:26:00+03:00</text:p>
      <text:p text:style-name="P4">
描述: 在前往Dnipropetrovsk地区的工作旅行中，Volodymyr Zelensky举行了一次会议，以实施主要供水系统的项目，以取代从Kakhovka水库提供动力的人，以提供该地区居民的水。  - 乌克林。</text:p>
      <text:p text:style-name="P4">
图片: ['<text:a xlink:type="simple" xlink:href="https://static.ukrinform.com/photos/2023_06/thumb_files/630_360_1686256062-949.jpeg" text:style-name="Internet_20_link" text:visited-style-name="Visited_20_Internet_20_Link">
630_360_16862...</text:a>
']</text:p>
      <text:p text:style-name="P4">
标签: ['Дніпропетровщина', 'Вода', 'Зеленський', 'Каховська ГЕС']</text:p>
      <text:p text:style-name="P4">
类型: Article</text:p>
      <!--METADATA-->
      <text:p text:style-name="P4">
<draw:frame draw:style-name="fr1" draw:name="Image24" text:anchor-type="as-char" svg:width="6.9236in" svg:height="3.956343in" draw:z-index="0">
<draw:image xlink:href="../Images/yкринформ/2023-06-08T14-26-00-03-00/630_360_1686256062-949.jpeg" xlink:type="simple" xlink:show="embed" xlink:actuate="onLoad" draw:mime-type="image/jpeg"/>
</draw:frame>
在前往Dnipropetrovsk地区的旅行期间，Volodymyr Zelenskyi Provinovrad涉及出售主要供水系统的项目，以取代从Kakhovka水库居住的人们提供该地区居民的水。</text:p>
      <text:p text:style-name="P4">
关于它报告<text:a xlink:type="simple" xlink:href="https://www.president.gov.ua/news/u-krivomu-rozi-glava-derzhavi-proviv-naradu-shodo-vodozabezp-83485" text:style-name="Internet_20_link" text:visited-style-name="Visited_20_Internet_20_Link">
总统办公室，</text:a>
传输乌克林。</text:p>
      <text:p text:style-name="P4">
Dnipropetrovsk区域军事管理部长Sergey Lisakdopopov的负责人是他在Kakhovka水力发电站破坏了大坝，这导致了Kakhovka Hydroectric Power Station造成了Kakhovka Hydroelectric Power Station的问题，该城市的居民提供了Kryvyi Rih，Manganese，Pokrov，Pokrov和Nikopol的居民。 特别是，代祷中的水电图被停止了。 这些城市现在通过铁路和道路运输运输水。</text:p>
      <text:p text:style-name="P4">
<text:span text:style-name="T5">
video：<text:a xlink:type="simple" xlink:href="https://t.me/V_Zelenskiy_official/6522" text:style-name="Internet_20_link" text:visited-style-name="Visited_20_Internet_20_Link">
总统办公室</text:a>
</text:span>
</text:p>
      <text:p text:style-name="P4">
反过来，乌克兰恢复的战斗员 - 社区发展，领土和基础设施部长亚历山大·库布拉科夫(Alexander Kubrakov)向预计的水建筑“ Karachunovsky Reservoir -Kryvyi Rih -Southern Daugoid”，“ Mangopoid”，“ Mangopol -Nikopol -nikopol -nikopol”  -  Nikopol -nikopol and“ khortytytsa -tomakivka”。 据他介绍，这些项目的实现将允许在该地区之后提供人们的优质饮用水。</text:p>
      <text:p text:style-name="P4">
<text:span text:style-name="T4">
另请阅读：</text:span>
 <text:a xlink:type="simple" xlink:href="https://www.ukrinform.ua/rubric-polytics/3720287-pidriv-kahovskoi-ges-zelenskij-zvernuvsa-do-svitovoi-ekologicnoi-spilnoti.html" text:style-name="Internet_20_link" text:visited-style-name="Visited_20_Internet_20_Link">
Kakhovskaya水力发电站：<text:span text:style-name="T4">
 Zelensky </text:span>
解决了生态社区的经验</text:a>
此外，[dnipropetrovsk地区]井网的计划扩展(https://www.ukrinform.ua/tag-dnipropetrovsina)并重建现有的水管。</text:p>
      <text:p text:style-name="P4">
“ Kryvyi Rih Oleksandravilkul国防部主席的信息，Marganets市长Gennady Borovik，Nikopol City董事长Alexander Sayuk和Pokrovsky市长Alexander Alexander Alexander市长也听说过公民的供应公民。”</text:p>
      <text:p text:style-name="P4">
*!(https://www.ukrinform.ua/rubric-regions/3720292-u-vodoshovise-pivdenne-perestala-nadhoditi-kahovska-voda-vilkul.html)值得注意的是，Volodymyr Zelenskyy已指示解决其他设备以将水运输到定居点的问题。_foto：op _</text:p>
      <text:p text:style-name="P4">
News Source: <text:a xlink:type="simple" xlink:href="https://www.ukrinform.ua/rubric-regions/3720319-prezident-proviv-naradu-sodo-zabezpecenna-vodou-dnipropetrovskoi-oblasti.html" text:style-name="Internet_20_link" text:visited-style-name="Visited_20_Internet_20_Link">
https://www.ukrinform.ua/rubric-regions/3720319-prezident-proviv-naradu-sodo-zabezpecenna-vodou-dnipropetrovskoi-oblasti.html</text:a>
</text:p>
      <!--NEWS-->
      <text:h text:style-name="P10" text:outline-level="1">
<text:span text:style-name="T4">
Danilov：俄罗斯的Kakhovskaya水力发电站的后果将是灾难性的</text:span>
</text:h>
      <text:p text:style-name="P4">
作者: Ukrinform (Person)</text:p>
      <text:p text:style-name="P4">
出版商: Укринформ (Organization)</text:p>
      <text:p text:style-name="P4">
出版时间: 2023-06-08T15:37:00+03:00</text:p>
      <text:p text:style-name="P4">
修改时间: 2023-06-08T23:37:00+03:00</text:p>
      <text:p text:style-name="P4">
描述: 对于乌克兰而言，卡科夫卡水力发电站的后果将令人恐惧，但它们对俄罗斯人来说将是灾难性的。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Каховська ГЕС', 'Данілов', 'Війна з Росією']</text:p>
      <text:p text:style-name="P4">
类型: Article</text:p>
      <!--METADATA-->
      <text:p text:style-name="P4">
<draw:frame draw:style-name="fr1" draw:name="Image25" text:anchor-type="as-char" svg:width="6.9236in" svg:height="3.956343in" draw:z-index="0">
<draw:image xlink:href="../Images/yкринформ/2023-06-08T15-37-00-03-00/630_360_1680783783-785.jpg" xlink:type="simple" xlink:show="embed" xlink:actuate="onLoad" draw:mime-type="image/jpeg"/>
</draw:frame>
对于乌克兰而言，卡科夫斯卡亚水力发电站的后果将令人恐惧，但它们对俄罗斯人来说将是灾难性的。</text:p>
      <text:p text:style-name="P4">
根据乌克林福姆的说法，在<text:a xlink:type="simple" xlink:href="https://ukr.radio/news.html" text:style-name="Internet_20_link" text:visited-style-name="Visited_20_Internet_20_Link">
采访乌克兰广播电台</text:a>
国家安全与国防委员会秘书亚历克西(Alexei Danilov)说。</text:p>
      <text:p text:style-name="P4">
他保证，去年9月至10月，乌克兰一方警告说，俄罗斯人直接在车站铺设炸药，并随时准备执行这一恐怖行为。</text:p>
      <text:p text:style-name="P4">
<text:span text:style-name="T4">
另请阅读：</text:span>
 <text:a xlink:type="simple" xlink:href="https://www.ukrinform.ua/rubric-ato/3720312-rosijsku-agenturu-v-ukraini-vikorinuut-salenimi-tempami-danilov.html" text:style-name="Internet_20_link" text:visited-style-name="Visited_20_Internet_20_Link">
乌克兰的俄罗斯特工被疯狂的速度 -  <text:span text:style-name="T4">
 danilov </text:span>
</text:a>
“这是[直接通过普京的命令]完成的(https://www.ukrinform.ua/rubric-ato/3720269-risenna-pro-pidriv-kahovskoi-ges-viddavav-osobisto-putin-rozvidka.html)，世界社区必须为恐怖分子做一件好事。”丹尼洛夫强调。</text:p>
      <text:p text:style-name="P4">
他指出，时间将过去，我们将能够计算卡科夫卡水力发电站的所有损失。 “相信我，对我国的后果将是可怕的，但是对于俄罗斯人来说，他们将只是灾难性的。因为他们会告诉所有这一切。克里姆林宫里的那些被指示撕毁大坝的人将为它负责。 - 他强调。</text:p>
      <text:p text:style-name="P4">
<text:span text:style-name="T4">
另请阅读：</text:span>
 <text:a xlink:type="simple" xlink:href="https://www.ukrinform.ua/rubric-ato/3720303-danilov-ne-viklucae-mozlivosti-individualnih-dvostoronnih-ugod-z-krainami-nato.html" text:style-name="Internet_20_link" text:visited-style-name="Visited_20_Internet_20_Link">
<text:span text:style-name="T4">
 danilov </text:span>
不排除与北约国家的两个方面协议的可能性</text:a>
正如乌克林福姆报道的，<text:a xlink:type="simple" xlink:href="https://www.ukrinform.ua/rubric-other_news/3718791-pidriv-rosianami-kahovskoi-ges-vsi-novini.html" text:style-name="Internet_20_link" text:visited-style-name="Visited_20_Internet_20_Link">
6月6日晚上，俄罗斯军队破坏了Greblyukakhov水力发电站</text:a>
。 库尔森地区仍在继续进行洪水泛滥的救援工作和疏散措施。 局势仍然存在于暂时占领的领土上，德鲁士入侵者在没有任何帮助的情况下离开了平民，而乌克兰对这些人的救援服务的访问非常复杂。</text:p>
      <text:p text:style-name="P4">
在破坏卡科夫卡水力发电站的占领者的事实中，执法人员开始根据“ Ecocid”的文章进行调查。</text:p>
      <text:p text:style-name="P4">
Ukrhydroenergo表示，Kakhovka水力发电站被完全销毁和可追回。</text:p>
      <text:p text:style-name="P4">
News Source: <text:a xlink:type="simple" xlink:href="https://www.ukrinform.ua/rubric-ato/3720318-danilov-naslidki-pidrivu-kahovskoi-ges-dla-rosii-budut-katastroficnimi.html" text:style-name="Internet_20_link" text:visited-style-name="Visited_20_Internet_20_Link">
https://www.ukrinform.ua/rubric-ato/3720318-danilov-naslidki-pidrivu-kahovskoi-ges-dla-rosii-budut-katastroficnimi.html</text:a>
</text:p>
      <!--NEWS-->
      <text:h text:style-name="P10" text:outline-level="1">
<text:span text:style-name="T4">
在乌克兰沉默的时刻</text:span>
</text:h>
      <text:p text:style-name="P4">
作者: ['АРМІЯINFORM']</text:p>
      <text:p text:style-name="P4">
时间: 2023-06-08T16: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6" text:anchor-type="as-char" svg:width="6.9236in" svg:height="3.895992in" draw:z-index="0">
<draw:image xlink:href="../Images/AРМІЯINFORM/2023-06-08T16-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08/v-ukrayini-hvylyna-movchannya/" text:style-name="Internet_20_link" text:visited-style-name="Visited_20_Internet_20_Link">
https://armyinform.com.ua/2023/06/08/v-ukrayini-hvylyna-movchannya/</text:a>
</text:p>
      <!--NEWS-->
      <text:h text:style-name="P10" text:outline-level="1">
<text:span text:style-name="T4">
Kakhovskaya水力发电站：俄罗斯撤离区谴责灾区</text:span>
</text:h>
      <text:p text:style-name="P4">
作者: Ukrinform (Person)</text:p>
      <text:p text:style-name="P4">
出版商: Укринформ (Organization)</text:p>
      <text:p text:style-name="P4">
出版时间: 2023-06-08T16:42:00+03:00</text:p>
      <text:p text:style-name="P4">
修改时间: 2023-06-08T23:42:00+03:00</text:p>
      <text:p text:style-name="P4">
描述: 联合国，包括乌克兰在内的一群国家，其安全理事会和欧盟国家的合作伙伴，强烈谴责俄罗斯疏散地区在灾难区的大火，这是由于卡科霍夫斯基大坝的破坏而造成的。  - 乌克林。</text:p>
      <text:p text:style-name="P4">
图片: ['<text:a xlink:type="simple" xlink:href="https://static.ukrinform.com/photos/2021_11/thumb_files/630_360_1635749082-989.jpg" text:style-name="Internet_20_link" text:visited-style-name="Visited_20_Internet_20_Link">
630_360_16357...</text:a>
', '<text:a xlink:type="simple" xlink:href="https://static.ukrinform.com/photos/2023_06/1686257186-887.jpg" text:style-name="Internet_20_link" text:visited-style-name="Visited_20_Internet_20_Link">
1686257186-88...</text:a>
']</text:p>
      <text:p text:style-name="P4">
标签: ['ООН', 'Кислиця', 'Каховська ГЕС']</text:p>
      <text:p text:style-name="P4">
类型: Article</text:p>
      <!--METADATA-->
      <text:p text:style-name="P4">
<draw:frame draw:style-name="fr1" draw:name="Image27" text:anchor-type="as-char" svg:width="6.9236in" svg:height="3.956343in" draw:z-index="0">
<draw:image xlink:href="../Images/yкринформ/2023-06-08T16-42-00-03-00/630_360_1635749082-989.jpg" xlink:type="simple" xlink:show="embed" xlink:actuate="onLoad" draw:mime-type="image/jpeg"/>
</draw:frame>
联合国，包括乌克兰，其安全理事会和欧盟国家的合作伙伴在内的集体行业，强烈谴责由卡科夫斯基大坝破坏的Zoicicatrophe俄罗斯撤离地区的大火。</text:p>
      <text:p text:style-name="P4">
根据乌克林福姆的说法，他在乌克兰的邮政邮政上阅读了这一声明，当时未向记者阅读《联合国谢尔基·基斯利特斯》时。</text:p>
      <text:p text:style-name="P4">
声明说：“我们强烈谴责撤离地区的炮击，并敦促俄罗斯联邦制止此类袭击，并允许撤离组织安全地协助平民的受害者。”</text:p>
      <text:p text:style-name="P4">
<text:span text:style-name="T4">
另请阅读：</text:span>
 <text:a xlink:type="simple" xlink:href="https://www.ukrinform.ua/rubric-polytics/3720276-v-oon-vidpovili-na-kritiku-zelenskogo-organizacia-ne-zajmaetsa-fizicnim-poratunkom-ludej.html" text:style-name="Internet_20_link" text:visited-style-name="Visited_20_Internet_20_Link">
在<text:span text:style-name="T4">
 un </text:span>
批评Zelensky-该组织从事人身营救</text:a>
Kyslytsy指出，根据Kherson的地方当局的说法，至少有9人，包括警察，医生，由于撤离期间发生的大火而受伤。</text:p>
      <text:p text:style-name="P4">
该声明的作者还敦促俄罗斯联邦为受害者的左岸提供了充分，安全和经过反性的通道，该地区在其军事控制下，包括联合国和ICCC在内的人道主义组织，以协助受害者。 。</text:p>
      <text:p text:style-name="P4">
Kyslytsia在国家代表面前阅读该声明是其作者。 这些尤其是美国，英国，法国，马耳他，阿尔巴尼亚，日本，欧盟国家。</text:p>
      <text:p text:style-name="P4">
<draw:frame draw:style-name="fr1" draw:name="Image28" text:anchor-type="as-char" svg:width="6.9236in" svg:height="3.19896in" draw:z-index="0">
<draw:image xlink:href="../Images/yкринформ/2023-06-08T16-42-00-03-00/1686257186-887.jpg" xlink:type="simple" xlink:show="embed" xlink:actuate="onLoad" draw:mime-type="image/jpeg"/>
</draw:frame>
<text:span text:style-name="T5">
foto：Vladimir Ilchenko，ukrinform</text:span>
</text:p>
      <text:p text:style-name="P4">
<text:span text:style-name="T4">
另请阅读：</text:span>
 <text:a xlink:type="simple" xlink:href="https://www.ukrinform.ua/rubric-polytics/3720078-pidriv-kahovskoi-ges-u-oon-kazut-so-dopomagaut-ukraini-dolati-naslidki-z-persogo-dna.html" text:style-name="Internet_20_link" text:visited-style-name="Visited_20_Internet_20_Link">
Kakhovskaya水力发电站：Un <text:span text:style-name="T4">
 Un </text:span>
他们说乌克兰有助于克服第一天的后果</text:a>
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text:p>
      <text:p text:style-name="P4">
听：Alexandros Michailidis/shutterstock</text:p>
      <text:p text:style-name="P4">
News Source: <text:a xlink:type="simple" xlink:href="https://www.ukrinform.ua/rubric-polytics/3720320-pidriv-kahovskoi-ges-v-oon-zasudili-obstrili-rosieu-rajoniv-evakuacii-iz-zoni-katastrofi.html" text:style-name="Internet_20_link" text:visited-style-name="Visited_20_Internet_20_Link">
https://www.ukrinform.ua/rubric-polytics/3720320-pidriv-kahovskoi-ges-v-oon-zasudili-obstrili-rosieu-rajoniv-evakuacii-iz-zoni-katastrofi.html</text:a>
</text:p>
      <!--NEWS-->
      <text:h text:style-name="P10" text:outline-level="1">
<text:span text:style-name="T4">
海牙国际法院允许立陶宛加入乌克兰针对俄罗斯</text:span>
</text:h>
      <text:p text:style-name="P4">
作者: Ukrinform (Person)</text:p>
      <text:p text:style-name="P4">
出版商: Укринформ (Organization)</text:p>
      <text:p text:style-name="P4">
出版时间: 2023-06-08T17:16:56+03:00</text:p>
      <text:p text:style-name="P4">
修改时间: 2023-06-08T17:16:56+03:00</text:p>
      <text:p text:style-name="P4">
描述: 海牙国际法院允许立陶宛与俄罗斯的罪行一起加入乌克兰。  - 乌克林。</text:p>
      <text:p text:style-name="P4">
图片: ['<text:a xlink:type="simple" xlink:href="https://static.ukrinform.com/photos/2022_03/thumb_files/630_360_1646096985-146.jpg" text:style-name="Internet_20_link" text:visited-style-name="Visited_20_Internet_20_Link">
630_360_16460...</text:a>
']</text:p>
      <text:p text:style-name="P4">
标签: ['Гаага', 'Литва', 'Суд', 'Україна проти Росії', 'Воєнні злочини', 'МКС']</text:p>
      <text:p text:style-name="P4">
类型: Article</text:p>
      <!--METADATA-->
      <text:p text:style-name="P4">
<draw:frame draw:style-name="fr1" draw:name="Image29" text:anchor-type="as-char" svg:width="6.9236in" svg:height="3.956343in" draw:z-index="0">
<draw:image xlink:href="../Images/yкринформ/2023-06-08T17-16-56-03-00/630_360_1646096985-146.jpg" xlink:type="simple" xlink:show="embed" xlink:actuate="onLoad" draw:mime-type="image/jpeg"/>
</draw:frame>
海牙国际法院允许立陶宛加入乌克兰针对俄罗斯的案件。</text:p>
      <text:p text:style-name="P4">
乌克林福姆(Ukrinform)表示，立陶宛司法部长伊夫里纳德·霍布罗沃斯卡亚(Evelynadobrovolskaya)说，这是[LRT]报道的。(https://www.lrt.lt/ru/novosti/17/2008758/gaagskii-sud-razreshil-litve-vstupit-v-delo-protiv-rossii)。</text:p>
      <text:p text:style-name="P4">
“我们最近得知，本周，国际法院证实，立陶宛萨杜斯(Thadus Lithuania)将加入乌克兰针对俄罗斯的案件(...)我们很高兴我们支持确认可以输入此案，我们正在进入，现在我们必须在这个月内提供他们的书面解释。”</text:p>
      <text:p text:style-name="P4">
她强调，战争持续以及引起针对俄罗斯调查的情节数量，例如对[Kakhovskaya Hydroectric Power Station的爆炸]。(https://www.ukrinform.ua/tag-kahovska-ges)这是本周发生的事情，国际社会很夸张。</text:p>
      <text:p text:style-name="P4">
“每个新剧集都经过评估，有时很难说出有多少起诉，有多少起诉，我们看到战争，新剧集，可能没有人可以欣赏这个规模，因为它不是只有关于战争罪，我们才谈论的种子肯定会影响社会，基础设施和自然。”司法部长说。</text:p>
      <text:p text:style-name="P4">
<text:span text:style-name="T4">
另请阅读：</text:span>
 <text:a xlink:type="simple" xlink:href="https://www.ukrinform.ua/rubric-polytics/3719934-u-miznarodnomu-sudi-oon-drugij-den-publicnih-sluhan-u-spravi-ukraina-proti-rosii.html" text:style-name="Internet_20_link" text:visited-style-name="Visited_20_Internet_20_Link">
在联合国国际公开听证会“ <text:span text:style-name="T4">
乌克兰</text:span>
 <text:span text:style-name="T4">
反对</text:span>
俄罗斯”</text:a>
去年，立陶宛正式提交了请愿书，以将针对俄罗斯战争罪的案件加入海牙国际法院。</text:p>
      <text:p text:style-name="P4">
乌克兰，立陶宛和该地区其他国家也试图调查俄罗斯侵略的罪行，这将允许克里姆林宫领导人的参考。</text:p>
      <text:p text:style-name="P4">
据乌克林福姆(Ukrinform)报道，在俄罗斯违反了两次公约的情况下，联合国国际法院于2023年6月6日至6月14日举行了公开听证会，这是针对恐怖主义融资的斗争和所有形式的种族存在的斗争。</text:p>
      <text:p text:style-name="P4">
2019年11月8日，联合国国际法院在此案中承认其管辖权。</text:p>
      <text:p text:style-name="P4">
News Source: <text:a xlink:type="simple" xlink:href="https://www.ukrinform.ua/rubric-ato/3720152-miznarodnij-sud-u-gaazi-dozvoliv-litvi-vstupiti-u-spravu-ukraina-proti-rosii.html" text:style-name="Internet_20_link" text:visited-style-name="Visited_20_Internet_20_Link">
https://www.ukrinform.ua/rubric-ato/3720152-miznarodnij-sud-u-gaazi-dozvoliv-litvi-vstupiti-u-spravu-ukraina-proti-rosii.html</text:a>
</text:p>
      <!--NEWS-->
      <text:h text:style-name="P10" text:outline-level="1">
<text:span text:style-name="T4">
国家理事会已在赫尔森的陆军FM广播电台授予演讲许可证</text:span>
</text:h>
      <text:p text:style-name="P4">
作者: Ukrinform (Person)</text:p>
      <text:p text:style-name="P4">
出版商: Укринформ (Organization)</text:p>
      <text:p text:style-name="P4">
出版时间: 2023-06-08T17:25:12+03:00</text:p>
      <text:p text:style-name="P4">
修改时间: 2023-06-08T17:25:12+03:00</text:p>
      <text:p text:style-name="P4">
描述: 国家电视台和广播委员会由FM军队和Kramatorsk和Nikolaev的Promin Radio在Kherson发布了临时广播许可。  - 乌克林。</text:p>
      <text:p text:style-name="P4">
图片: ['<text:a xlink:type="simple" xlink:href="https://static.ukrinform.com/photos/2019_07/thumb_files/630_360_1562673412-345.jpg" text:style-name="Internet_20_link" text:visited-style-name="Visited_20_Internet_20_Link">
630_360_15626...</text:a>
']</text:p>
      <text:p text:style-name="P4">
标签: ['Херсон', 'Нацрада', 'Радіо']</text:p>
      <text:p text:style-name="P4">
类型: Article</text:p>
      <!--METADATA-->
      <text:p text:style-name="P4">
<draw:frame draw:style-name="fr1" draw:name="Image30" text:anchor-type="as-char" svg:width="6.9236in" svg:height="3.956343in" draw:z-index="0">
<draw:image xlink:href="../Images/yкринформ/2023-06-08T17-25-12-03-00/630_360_1562673412-345.jpg" xlink:type="simple" xlink:show="embed" xlink:actuate="onLoad" draw:mime-type="image/jpeg"/>
</draw:frame>
全国电视和广播委员会在Kramatorsk和Nikolaev的军事广播“陆军FM”和“ Promin”的军事广播“陆军FM”和广播“ Promin”的非时光广播许可。</text:p>
      <text:p text:style-name="P4">
这样的<text:a xlink:type="simple" xlink:href="https://www.nrada.gov.ua/novi-normatyvno-pravovi-akty-mediaregulyatora-anulyuvannya-litsenzij-cherez-sanktsiyi-rnbo-rezultaty-zasidannya-natsionalnoyi-rady-8-chervnya/" text:style-name="Internet_20_link" text:visited-style-name="Visited_20_Internet_20_Link">
解决方案</text:a>
乌克林福姆报道，监管机构在6月8日的会议上批准。</text:p>
      <text:p text:style-name="P4">
“国家理事会考虑了临时临时许可的问题。 该消息写道。</text:p>
      <text:p text:style-name="P4">
<text:span text:style-name="T4">
另请阅读：</text:span>
 <text:a xlink:type="simple" xlink:href="https://www.ukrinform.ua/rubric-society/3720122-nacrada-anuluvala-licenzii-semi-kanaliv-muraeva-sufrica-ta-medvedcuka.html" text:style-name="Internet_20_link" text:visited-style-name="Visited_20_Internet_20_Link">
<text:span text:style-name="T4">
国家理事会</text:span>
取消了穆雷夫，舒夫里奇和梅德维奇克的七个渠道的许可证</text:a>
据报道，全国电视和广播委员会已将频道的许可证赋予了“我们的”，“ Maxi TV”，“ 112”，Newsone，Zik，Ukrlive和“ First Independent”的许可。</text:p>
      <text:p text:style-name="P4">
News Source: <text:a xlink:type="simple" xlink:href="https://www.ukrinform.ua/rubric-society/3720156-nacrada-nadala-dozvil-na-movlenna-v-hersoni-radiostancii-armia-fm.html" text:style-name="Internet_20_link" text:visited-style-name="Visited_20_Internet_20_Link">
https://www.ukrinform.ua/rubric-society/3720156-nacrada-nadala-dozvil-na-movlenna-v-hersoni-radiostancii-armia-fm.html</text:a>
</text:p>
      <!--NEWS-->
      <text:h text:style-name="P10" text:outline-level="1">
<text:span text:style-name="T4">
Majlis：在克里米亚 - 从北克里米亚运河接收水的城市中的问题</text:span>
</text:h>
      <text:p text:style-name="P4">
作者: Ukrinform (Person)</text:p>
      <text:p text:style-name="P4">
出版商: Укринформ (Organization)</text:p>
      <text:p text:style-name="P4">
出版时间: 2023-06-08T17:27:00+03:00</text:p>
      <text:p text:style-name="P4">
修改时间: 2023-06-08T17:27:00+03:00</text:p>
      <text:p text:style-name="P4">
描述: 在临时占领的克里米亚，在卡科夫斯卡亚水力发电厂爆炸后，城市从北克里米亚运河接收水的水问题。  - 乌克林。</text:p>
      <text:p text:style-name="P4">
图片: ['<text:a xlink:type="simple" xlink:href="https://static.ukrinform.com/photos/2023_02/thumb_files/630_360_1677603992-966.jpg" text:style-name="Internet_20_link" text:visited-style-name="Visited_20_Internet_20_Link">
630_360_16776...</text:a>
']</text:p>
      <text:p text:style-name="P4">
标签: ['Крим', 'Вода', 'Каховська ГЕС']</text:p>
      <text:p text:style-name="P4">
类型: Article</text:p>
      <!--METADATA-->
      <text:p text:style-name="P4">
<draw:frame draw:style-name="fr1" draw:name="Image31" text:anchor-type="as-char" svg:width="6.9236in" svg:height="3.950003in" draw:z-index="0">
<draw:image xlink:href="../Images/yкринформ/2023-06-08T17-27-00-03-00/630_360_1677603992-966.jpg" xlink:type="simple" xlink:show="embed" xlink:actuate="onLoad" draw:mime-type="image/jpeg"/>
</draw:frame>
在被占领的克里米亚之后，在炸毁了卡科夫卡水力发电站的俄罗斯人之后，从北对朝对基运河接收的城市中的水问题开始了。</text:p>
      <text:p text:style-name="P4">
这是在克里米亚·塔塔尔人(Crimean Tatar People)的塔扎(Taza) - 外行事务部门法律事务部门的评论中报道的。</text:p>
      <text:p text:style-name="P4">
“入侵者转向人口库存饮用水，以按计划补充水。 辛菲罗波尔(Simfoolopol)，凯尔奇(Kerch)，西奥多西(Theodosius)，丁卡(Dzhanka)受到限制 - 这些城市从北寒区运河中获得了水。 他们还限制了小定居点的供水。 这个问题也在evpatoria中。”巴里耶夫说。</text:p>
      <text:p text:style-name="P4">
据他说，入侵者目前正在解释水，维修工作等方面的问题。</text:p>
      <text:p text:style-name="P4">
“但是最近几个月，克里米亚有很多降雨。 此外，人们看到，在Kakhovskaya的爆炸之后<text:a xlink:type="simple" xlink:href="https://www.ukrinform.ua/tag-ges" text:style-name="Internet_20_link" text:visited-style-name="Visited_20_Internet_20_Link">
HPP</text:a>
水的质量较差，压力降低。” Bariyev补充说。</text:p>
      <text:p text:style-name="P4">
<text:span text:style-name="T4">
另请阅读：</text:span>
 <text:a xlink:type="simple" xlink:href="https://www.ukrinform.ua/rubric-crimea/3720051-rosiani-pidrivom-kahovskoi-ges-stvorili-problemu-dla-vidnovlenna-krimu-pisla-deokupacii-cubarov.html" text:style-name="Internet_20_link" text:visited-style-name="Visited_20_Internet_20_Link">
破坏Kakhovskaya水力发电站的俄罗斯人在de -copupation之后恢复克里米亚的问题 -  <text:span text:style-name="T4">
 chubarov </text:span>
</text:a>
Majlis代表补充说，他被告知，进气口的水位现在减少了15-20厘米。</text:p>
      <text:p text:style-name="P4">
据报道，据国家安全和国防委员会部长阿列克谢·丹尼洛夫(Alexei Danilov)的说法，由于kakhovka水力发电站的破坏，向被占领的克里米亚供水的供应<text:a xlink:type="simple" xlink:href="https://www.ukrinform.ua/rubric-crimea/3719299-pidriv-kahovskoi-ges-unemozlivit-postacanna-vodi-u-krim-danilov.html" text:style-name="Internet_20_link" text:visited-style-name="Visited_20_Internet_20_Link">
在不久的将来将在物理上变得不可能。</text:a>
</text:p>
      <text:p text:style-name="P4">
News Source: <text:a xlink:type="simple" xlink:href="https://www.ukrinform.ua/rubric-crimea/3720157-u-krimu-problemi-z-vodou-v-mistah-aki-otrimuut-ii-z-pivnicnokrimskogo-kanalu.html" text:style-name="Internet_20_link" text:visited-style-name="Visited_20_Internet_20_Link">
https://www.ukrinform.ua/rubric-crimea/3720157-u-krimu-problemi-z-vodou-v-mistah-aki-otrimuut-ii-z-pivnicnokrimskogo-kanalu.html</text:a>
</text:p>
      <!--NEWS-->
      <text:h text:style-name="P10" text:outline-level="1">
<text:span text:style-name="T4">
Zhytomyr展示旧设备和稀有地球仪</text:span>
</text:h>
      <text:p text:style-name="P4">
作者: Ukrinform (Person)</text:p>
      <text:p text:style-name="P4">
出版商: Укринформ (Organization)</text:p>
      <text:p text:style-name="P4">
出版时间: 2023-06-08T17:28:31+03:00</text:p>
      <text:p text:style-name="P4">
修改时间: 2023-06-08T17:28:31+03:00</text:p>
      <text:p text:style-name="P4">
描述: Zhytomyr区域博物馆开设了展览“宇宙外观”，该展览展出了古代学家Yuri Shevela的古老设备，稀有地球，地理和星星地图。  - 乌克林。</text:p>
      <text:p text:style-name="P4">
图片: ['<text:a xlink:type="simple" xlink:href="https://static.ukrinform.com/photos/2023_06/thumb_files/630_360_1686230643-1364.jpeg" text:style-name="Internet_20_link" text:visited-style-name="Visited_20_Internet_20_Link">
630_360_16862...</text:a>
']</text:p>
      <text:p text:style-name="P4">
标签: ['Музей', 'Наука', 'Житомир']</text:p>
      <text:p text:style-name="P4">
类型: Article</text:p>
      <!--METADATA-->
      <text:p text:style-name="P4">
<draw:frame draw:style-name="fr1" draw:name="Image32" text:anchor-type="as-char" svg:width="6.9236in" svg:height="3.956343in" draw:z-index="0">
<draw:image xlink:href="../Images/yкринформ/2023-06-08T17-28-31-03-00/630_360_1686230643-1364.jpeg" xlink:type="simple" xlink:show="embed" xlink:actuate="onLoad" draw:mime-type="image/jpeg"/>
</draw:frame>
Zdimomyrsky地区博物馆开设了展览“ Upervit的视图”，该展览展示了科学普及的人Shevela的古代库中的古老设备，稀有地球，地理和星星地图。</text:p>
      <text:p text:style-name="P4">
这是乌克利福通讯员的报道。</text:p>
      <text:p text:style-name="P4">
“该展览专门介绍了测量的历史。 它的目标是展示设备中测量的历史以及人们如何进行衡量。 特别是，展示了日历历史，稀疏天空的测量值，导航工具，计量系统，度量系统的测量值。”</text:p>
      <text:p text:style-name="P4">
据他说，大多数展览设备都是机械的。 尤其是人们测量了地球直径，即距离[地球]的距离。(https://www.ukrinform.ua/tag-zemla)向太阳。</text:p>
      <text:p text:style-name="P4">
<text:span text:style-name="T4">
另请阅读：</text:span>
 [俄罗斯人掠夺了Khersonstaurian Museum-Reserve]]]]]]]](https://www.ukrinform.ua/rubric-culture/3712957-rosiani-rozgrabuvali-muzejzapovidnik-hersones-tavrijskij.html)在展览“宇宙中的视图”中，展示了古老的望远镜，太阳能，微观，微观的，理想的，星棒，部分，军事领域，指南针，指南针，稀有书籍，稀有地球，稀有地球，xviii -xviii -xviii -xviii -xx Century -xx Century -xx Century-从神话到天文台。”</text:p>
      <text:p text:style-name="P4">
</text:p>
      <text:p text:style-name="P4">
<text:a xlink:type="simple" xlink:href="https://static.ukrinform.com/photos/2023_06/1686230643-7376.jpeg" text:style-name="Internet_20_link" text:visited-style-name="Visited_20_Internet_20_Link">
 </text:a>
 <text:a xlink:type="simple" xlink:href="https://static.ukrinform.com/photos/2023_06/1686230643-1364.jpeg" text:style-name="Internet_20_link" text:visited-style-name="Visited_20_Internet_20_Link">
<draw:frame draw:style-name="fr1" draw:name="Image35" text:anchor-type="as-char" svg:width="6.9236in" svg:height="3.956343in" draw:z-index="0">
<draw:image xlink:href="../Images/yкринформ/2023-06-08T17-28-31-03-00/630_360_1686230643-1364.jpeg" xlink:type="simple" xlink:show="embed" xlink:actuate="onLoad" draw:mime-type="image/jpeg"/>
</draw:frame>
</text:a>
 <text:a xlink:type="simple" xlink:href="https://static.ukrinform.com/photos/2023_06/1686230643-4722.jpeg" text:style-name="Internet_20_link" text:visited-style-name="Visited_20_Internet_20_Link">
</text:a>
 <text:a xlink:type="simple" xlink:href="https://static.ukrinform.com/photos/2023_06/1686230643-7211.jpeg" text:style-name="Internet_20_link" text:visited-style-name="Visited_20_Internet_20_Link">
</text:a>
 <text:a xlink:type="simple" xlink:href="https://static.ukrinform.com/photos/2023_06/1686230643-5515.jpeg" text:style-name="Internet_20_link" text:visited-style-name="Visited_20_Internet_20_Link">
</text:a>
 <text:a xlink:type="simple" xlink:href="https://static.ukrinform.com/photos/2023_06/1686230643-2558.jpeg" text:style-name="Internet_20_link" text:visited-style-name="Visited_20_Internet_20_Link">
</text:a>
 <text:a xlink:type="simple" xlink:href="https://static.ukrinform.com/photos/2023_06/1686230643-4847.jpeg" text:style-name="Internet_20_link" text:visited-style-name="Visited_20_Internet_20_Link">
</text:a>
</text:p>
      <text:p text:style-name="P4">
正如乌克林福姆(Ukrinform)报道的国际博物馆理事会(ICOM)他们与文化和信息政策部一起准备了“ <text:a xlink:type="simple" xlink:href="https://www.ukrinform.ua/rubric-culture/3713961-miznarodna-rada-muzeiv-i-mkip-pidgotuvali-cervonij-spisok-kulturnih-cinnostej-pid-zagrozou.html" text:style-name="Internet_20_link" text:visited-style-name="Visited_20_Internet_20_Link">
威胁下的非凡红色文化文化 - 乌克兰</text:a>
 ”.</text:p>
      <text:p text:style-name="P4">
News Source: <text:a xlink:type="simple" xlink:href="https://www.ukrinform.ua/rubric-culture/3720160-u-zitomiri-eksponuut-starovinni-priladi-ta-raritetni-globusi.html" text:style-name="Internet_20_link" text:visited-style-name="Visited_20_Internet_20_Link">
https://www.ukrinform.ua/rubric-culture/3720160-u-zitomiri-eksponuut-starovinni-priladi-ta-raritetni-globusi.html</text:a>
</text:p>
      <!--NEWS-->
      <text:h text:style-name="P10" text:outline-level="1">
<text:span text:style-name="T4">
克里米亚北部的俄罗斯士兵不允许农民培养田野 - 人权活动家</text:span>
</text:h>
      <text:p text:style-name="P4">
作者: Ukrinform (Person)</text:p>
      <text:p text:style-name="P4">
出版商: Укринформ (Organization)</text:p>
      <text:p text:style-name="P4">
出版时间: 2023-06-08T17:29:24+03:00</text:p>
      <text:p text:style-name="P4">
修改时间: 2023-06-08T17:29:24+03:00</text:p>
      <text:p text:style-name="P4">
描述: 临时占领的克里米亚半岛北部的俄罗斯士兵不允许农民种植田野，沿海地区的居民警告说，不会有度假村季节。  - 乌克林。</text:p>
      <text:p text:style-name="P4">
图片: ['<text:a xlink:type="simple" xlink:href="https://static.ukrinform.com/photos/2021_03/thumb_files/630_360_1615487600-574.jpg" text:style-name="Internet_20_link" text:visited-style-name="Visited_20_Internet_20_Link">
630_360_16154...</text:a>
']</text:p>
      <text:p text:style-name="P4">
标签: ['Крим', 'Фермер', 'Війна з Росією']</text:p>
      <text:p text:style-name="P4">
类型: Article</text:p>
      <!--METADATA-->
      <text:p text:style-name="P4">
<draw:frame draw:style-name="fr1" draw:name="Image41" text:anchor-type="as-char" svg:width="6.9236in" svg:height="3.956343in" draw:z-index="0">
<draw:image xlink:href="../Images/yкринформ/2023-06-08T17-29-24-03-00/630_360_1615487600-574.jpg" xlink:type="simple" xlink:show="embed" xlink:actuate="onLoad" draw:mime-type="image/jpeg"/>
</draw:frame>
暂时占领的克里米亚半岛北部的俄罗斯人不允许田野种植田野，并警告沿海地区的居民没有岩石季节。</text:p>
      <text:p text:style-name="P4">
[Facebook]中的人权运动“克里米亚思想”报告了。(https://www.facebook.com/permalink.php?story_fbid=pfbid02LTxbqNYYoMW253aX2TPJJp2A66i1GXsU9UGqcGDYzph5B3PPVXU21u2q71edY8Vql&amp;id=101419302493397)，报道乌克林福姆。</text:p>
      <text:p text:style-name="P4">
“俄罗斯士兵不允许克里米亚北部的农民种植他们的田地，沿海地区的居民警告说，度假村季节不会，并且在任何时候都将完全关闭海滩，以便通过证词说。</text:p>
      <text:p text:style-name="P4">
<text:span text:style-name="T4">
另请阅读：</text:span>
 <text:a xlink:type="simple" xlink:href="https://www.ukrinform.ua/rubric-crimea/3720157-u-krimu-problemi-z-vodou-v-mistah-aki-otrimuut-ii-z-pivnicnokrimskogo-kanalu.html" text:style-name="Internet_20_link" text:visited-style-name="Visited_20_Internet_20_Link">
在<text:span text:style-name="T4">
 crigea </text:span>
你在北克里米亚运河的城市中有水问题</text:a>
还指出，“克里米亚思想”的专家记录了材料的实施。 人权活动家补充说，在沿海地区建造地层的地区中，有无限期的军队中有信息。</text:p>
      <text:p text:style-name="P4">
据报道，在俄罗斯人的临时克里米亚，在夏季假期租房的需求已下跌了1％。</text:p>
      <text:p text:style-name="P4">
News Source: <text:a xlink:type="simple" xlink:href="https://www.ukrinform.ua/rubric-crimea/3720161-rosijski-vijskovi-na-pivnoci-krimu-ne-puskaut-fermeriv-obroblati-pola-pravozahisniki.html" text:style-name="Internet_20_link" text:visited-style-name="Visited_20_Internet_20_Link">
https://www.ukrinform.ua/rubric-crimea/3720161-rosijski-vijskovi-na-pivnoci-krimu-ne-puskaut-fermeriv-obroblati-pola-pravozahisniki.html</text:a>
</text:p>
      <!--NEWS-->
      <text:h text:style-name="P10" text:outline-level="1">
<text:span text:style-name="T4">
中国表示，由于摧毁了卡霍夫斯卡亚水力发电站，他已经准备好协助受害者</text:span>
</text:h>
      <text:p text:style-name="P4">
作者: Ukrinform (Person)</text:p>
      <text:p text:style-name="P4">
出版商: Укринформ (Organization)</text:p>
      <text:p text:style-name="P4">
出版时间: 2023-06-08T17:30:35+03:00</text:p>
      <text:p text:style-name="P4">
修改时间: 2023-06-08T17:30:35+03:00</text:p>
      <text:p text:style-name="P4">
描述: 中国已准备好将人道主义援助向乌克兰派往洪水受害者，这是由于俄罗斯军事大坝对卡科霍夫卡水力发电站的爆炸而造成的。  - 乌克林。</text:p>
      <text:p text:style-name="P4">
图片: ['<text:a xlink:type="simple" xlink:href="https://static.ukrinform.com/photos/2023_06/thumb_files/630_360_1686128385-501.jpg" text:style-name="Internet_20_link" text:visited-style-name="Visited_20_Internet_20_Link">
630_360_16861...</text:a>
']</text:p>
      <text:p text:style-name="P4">
标签: ['Гуманітарна допомога', 'Китай', 'Каховська ГЕС']</text:p>
      <text:p text:style-name="P4">
类型: Article</text:p>
      <!--METADATA-->
      <text:p text:style-name="P4">
<draw:frame draw:style-name="fr1" draw:name="Image42" text:anchor-type="as-char" svg:width="6.9236in" svg:height="3.956343in" draw:z-index="0">
<draw:image xlink:href="../Images/yкринформ/2023-06-08T17-30-35-03-00/630_360_1686128385-501.jpg" xlink:type="simple" xlink:show="embed" xlink:actuate="onLoad" draw:mime-type="image/jpeg"/>
</draw:frame>
中国是为了爆炸卡科夫斯卡水文短语而造成的洪水受害者的人道主义援助。</text:p>
      <text:p text:style-name="P4">
乌克林代表记者报道，中华人民共和国外交部发言人凡文宾在一份简报中说。</text:p>
      <text:p text:style-name="P4">
范指出，中国对游戏的破坏和卡科夫卡水力发电结构及其人道主义，经济和经济后果的破坏感到“严重关注”。</text:p>
      <text:p text:style-name="P4">
这位外交官说：“我们敦促冲突的各个方面尊重国际人道主义法，并尽一切可能保护平民和平民的安全。”</text:p>
      <text:p text:style-name="P4">
据他说，在当前情况下，关键的重点是“努力拯救受影响地区的居民，并充分地回应疯狂的邪恶”。</text:p>
      <text:p text:style-name="P4">
范回忆说，从“危机”开始(因此，在北京被称为Rosiyani对乌克兰的解决)中国拥有自己的地位，并“在促进乌克兰人的生活方面发挥了建设性的作用。”</text:p>
      <text:p text:style-name="P4">
<text:span text:style-name="T4">
另请阅读：</text:span>
 <text:a xlink:type="simple" xlink:href="https://www.ukrinform.ua/rubric-polytics/3719125-kitaj-vidreaguvav-na-pidriv-dambi-kahovskoi-ges.html" text:style-name="Internet_20_link" text:visited-style-name="Visited_20_Internet_20_Link">
<text:span text:style-name="T4">
中国</text:span>
 **对Kakhovskaya水力发电改善反应</text:a>
“我们提出了许多建议，包括六点的倡议，以征求乌克兰的人道主义局势，并派往乌克兰人道主义货物的几个政党。 我们准备继续以这种方式努力。”范说。</text:p>
      <text:p text:style-name="P4">
但是，他没有指定中国计划提供的人道主义援助。</text:p>
      <text:p text:style-name="P4">
正如乌克林福姆报道的，在6月6日的鼻子中<text:a xlink:type="simple" xlink:href="https://www.ukrinform.ua/rubric-other_news/3718791-pidriv-rosianami-kahovskoi-ges-vsi-novini.html" text:style-name="Internet_20_link" text:visited-style-name="Visited_20_Internet_20_Link">
地下水力发电站的俄罗斯军队</text:a>
。 赫森的一部分被淹没，另外80个绘制的要点被淹没了。 在该地区的右岸，组织了麻醉药的疏散。</text:p>
      <text:p text:style-name="P4">
检察官安德鲁(Andrew(https://www.ukrinform.ua/rubric-polytics/3719649-kostin-rozpoviv-poslu-kitau-pro-slidstvo-sodo-pidrivu-kahovskoi-ges.html)在调查Kakhovskaya水力发电厂。</text:p>
      <text:p text:style-name="P4">
<text:span text:style-name="T5">
foto：libkos</text:span>
</text:p>
      <text:p text:style-name="P4">
News Source: <text:a xlink:type="simple" xlink:href="https://www.ukrinform.ua/rubric-polytics/3720162-kitaj-zaaviv-so-gotovij-nadati-dopomogu-postrazdalim-unaslidok-rujnuvanna-kahovskoi-ges.html" text:style-name="Internet_20_link" text:visited-style-name="Visited_20_Internet_20_Link">
https://www.ukrinform.ua/rubric-polytics/3720162-kitaj-zaaviv-so-gotovij-nadati-dopomogu-postrazdalim-unaslidok-rujnuvanna-kahovskoi-ges.html</text:a>
</text:p>
      <!--NEWS-->
      <text:h text:style-name="P10" text:outline-level="1">
<text:span text:style-name="T4">
克里奇科（Klitschko）签署了尼古拉克（Nikoryak</text:span>
</text:h>
      <text:p text:style-name="P4">
作者: Ukrinform (Person)</text:p>
      <text:p text:style-name="P4">
出版商: Укринформ (Organization)</text:p>
      <text:p text:style-name="P4">
出版时间: 2023-06-08T17:32:17+03:00</text:p>
      <text:p text:style-name="P4">
修改时间: 2023-06-08T17:32:17+03:00</text:p>
      <text:p text:style-name="P4">
描述: 基辅市长Vitaliy Klitschko签署了一份关于驳回KSCA Alexander Nikoryak文化遗产局长的声明。  - 乌克林。</text:p>
      <text:p text:style-name="P4">
图片: ['<text:a xlink:type="simple" xlink:href="https://static.ukrinform.com/photos/2022_11/thumb_files/630_360_1669634972-155.jpg" text:style-name="Internet_20_link" text:visited-style-name="Visited_20_Internet_20_Link">
630_360_16696...</text:a>
']</text:p>
      <text:p text:style-name="P4">
标签: ['КМДА', 'Віталій Кличко', 'Звільнення']</text:p>
      <text:p text:style-name="P4">
类型: Article</text:p>
      <!--METADATA-->
      <text:p text:style-name="P4">
<draw:frame draw:style-name="fr1" draw:name="Image43" text:anchor-type="as-char" svg:width="6.9236in" svg:height="3.956343in" draw:z-index="0">
<draw:image xlink:href="../Images/yкринформ/2023-06-08T17-32-17-03-00/630_360_1669634972-155.jpg" xlink:type="simple" xlink:show="embed" xlink:actuate="onLoad" draw:mime-type="image/jpeg"/>
</draw:frame>
基辅市董事长Vitaliy Klitschko签署了一份驳回KSCA Alexander Nikoryak文化遗产保护局的申请。</text:p>
      <text:p text:style-name="P4">
Klitschko在[Telegram]中报告了这一点(https://t.me/vitaliy_klitschko/2093)，报道乌克林福姆。</text:p>
      <text:p text:style-name="P4">
首都说：“ Oleksandr Nikoryak签署了这一声明。”</text:p>
      <text:p text:style-name="P4">
正如乌克林福姆报道的那样，克里奇科[宣布他打算释放Alexandrakoryak违反宵禁的行为]](https://www.ukrinform.ua/rubric-kyiv/3719543-direktora-departamentu-kmda-nikoraka-zvilnat-za-porusenna-komendantskoi-godini-klicko.html) .</text:p>
      <text:p text:style-name="P4">
News Source: <text:a xlink:type="simple" xlink:href="https://www.ukrinform.ua/rubric-kyiv/3720163-klicko-pidpisav-zaavu-nikoraka-pro-zvilnenna-z-posadi-direktora-departamentu-kmda.html" text:style-name="Internet_20_link" text:visited-style-name="Visited_20_Internet_20_Link">
https://www.ukrinform.ua/rubric-kyiv/3720163-klicko-pidpisav-zaavu-nikoraka-pro-zvilnenna-z-posadi-direktora-departamentu-kmda.html</text:a>
</text:p>
      <!--NEWS-->
      <text:h text:style-name="P10" text:outline-level="1">
<text:span text:style-name="T4">
英国已针对白俄罗斯实施了新的制裁</text:span>
</text:h>
      <text:p text:style-name="P4">
作者: Ukrinform (Person)</text:p>
      <text:p text:style-name="P4">
出版商: Укринформ (Organization)</text:p>
      <text:p text:style-name="P4">
出版时间: 2023-06-08T17:35:37+03:00</text:p>
      <text:p text:style-name="P4">
修改时间: 2023-06-08T17:35:37+03:00</text:p>
      <text:p text:style-name="P4">
描述: 根据新的制裁立法，英国将能够限制白俄罗斯的出口，并阻止俄罗斯绕过制裁的企图。  - 乌克林。</text:p>
      <text:p text:style-name="P4">
图片: ['<text:a xlink:type="simple" xlink:href="https://static.ukrinform.com/photos/2022_07/thumb_files/630_360_1656968648-727.jpg" text:style-name="Internet_20_link" text:visited-style-name="Visited_20_Internet_20_Link">
630_360_16569...</text:a>
']</text:p>
      <text:p text:style-name="P4">
标签: ['Білорусь', 'Британія', 'Санкції', 'Росія']</text:p>
      <text:p text:style-name="P4">
类型: Article</text:p>
      <!--METADATA-->
      <text:p text:style-name="P4">
<draw:frame draw:style-name="fr1" draw:name="Image45" text:anchor-type="as-char" svg:width="6.9236in" svg:height="3.956343in" draw:z-index="0">
<draw:image xlink:href="../Images/yкринформ/2023-06-08T17-35-37-03-00/630_360_1656968648-727.jpg" xlink:type="simple" xlink:show="embed" xlink:actuate="onLoad" draw:mime-type="image/jpeg"/>
</draw:frame>
根据制裁的部署，英国将能够限制白俄罗斯的出口，并阻止俄罗斯绕过制裁的企图。</text:p>
      <text:p text:style-name="P4">
根据乌克林福姆的说法，这在现场政府的规定中进行了报道。</text:p>
      <text:p text:style-name="P4">
“这个新软件包(制裁 -  ed。)英国外交部Jamskleverly负责人说：“增加了卢卡申科的太极拳政权的经济压力，该政权积极促进俄罗斯的军事努力并忽略了乌克兰。”</text:p>
      <text:p text:style-name="P4">
英国已禁止进口到白俄罗斯的黄金，水泥和陶库克的木材。 对[白俄罗斯]的出口也被阻止(https://www.ukrinform.ua/tag-bilorus)来自英国，钞票和设备，商品，技术和材料，可用于生产和生物武器。</text:p>
      <text:p text:style-name="P4">
除了规范进出口外，伦敦还通过限制白俄罗斯媒体网站来干预医疗媒体公司在英国传播宣传。</text:p>
      <text:p text:style-name="P4">
<text:span text:style-name="T4">
另请阅读：</text:span>
 <text:a xlink:type="simple" xlink:href="https://www.ukrinform.ua/rubric-world/3719520-soratnik-lukasenka-prograv-spravu-sodo-sankcij-v-evropejskomu-sudi.html" text:style-name="Internet_20_link" text:visited-style-name="Visited_20_Internet_20_Link">
Lukashenko的同事输给<text:span text:style-name="T4">
 Sanci </text:span>
和法院</text:a>
根据一项新的制裁措施，限制将能够申请已受制裁的白俄罗斯人的那些人的亲戚。</text:p>
      <text:p text:style-name="P4">
此外，制裁的扩展为白俄罗斯进入英国预制前市场的限制提供了限制。</text:p>
      <text:p text:style-name="P4">
英国对100多人和组织实施了制裁，这些人和组织对白俄罗斯人的基本权利和自由的压迫和自由做出了贡献。</text:p>
      <text:p text:style-name="P4">
根据乌克林福姆的说法，今年3月，美国实施了新的反延伸制裁。</text:p>
      <text:p text:style-name="P4">
News Source: <text:a xlink:type="simple" xlink:href="https://www.ukrinform.ua/rubric-world/3720165-velika-britania-zaprovadila-novi-sankcii-proti-bilorusi.html" text:style-name="Internet_20_link" text:visited-style-name="Visited_20_Internet_20_Link">
https://www.ukrinform.ua/rubric-world/3720165-velika-britania-zaprovadila-novi-sankcii-proti-bilorusi.html</text:a>
</text:p>
      <!--NEWS-->
      <text:h text:style-name="P10" text:outline-level="1">
<text:span text:style-name="T4">
在被捕获的沃尔诺瓦克（Volnovak）中，爆炸和交流的消失被报道</text:span>
</text:h>
      <text:p text:style-name="P4">
作者: Ukrinform (Person)</text:p>
      <text:p text:style-name="P4">
出版商: Укринформ (Organization)</text:p>
      <text:p text:style-name="P4">
出版时间: 2023-06-08T17:40:00+03:00</text:p>
      <text:p text:style-name="P4">
修改时间: 2023-06-08T17:40:00+03:00</text:p>
      <text:p text:style-name="P4">
描述: 他们从临时捕获的俄罗斯军事沃诺瓦卡（Donetsk）地区报告，他们报告了爆​​炸和失踪。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Вибух', 'Волноваха', 'Війна з Росією']</text:p>
      <text:p text:style-name="P4">
类型: Article</text:p>
      <!--METADATA-->
      <text:p text:style-name="P4">
<draw:frame draw:style-name="fr1" draw:name="Image46" text:anchor-type="as-char" svg:width="6.9236in" svg:height="3.956343in" draw:z-index="0">
<draw:image xlink:href="../Images/yкринформ/2023-06-08T17-40-00-03-00/630_360_1669987737-966.jpg" xlink:type="simple" xlink:show="embed" xlink:actuate="onLoad" draw:mime-type="image/jpeg"/>
</draw:frame>
同样，俄罗斯军事数量的顿涅茨克地区报告了有关爆炸和传播消失的报道。</text:p>
      <text:p text:style-name="P4">
根据乌克林福姆的说法，<text:a xlink:type="simple" xlink:href="https://t.me/andriyshTime/10567" text:style-name="Internet_20_link" text:visited-style-name="Visited_20_Internet_20_Link">
电报</text:a>
<text:a xlink:type="simple" xlink:href="https://t.me/andriyshTime/10567" text:style-name="Internet_20_link" text:visited-style-name="Visited_20_Internet_20_Link">
 </text:a>
Petro Andryushchenko将顾问告知了Mariupol City董事长。</text:p>
      <text:p text:style-name="P4">
“ Volnovakha报告<text:a xlink:type="simple" xlink:href="https://www.ukrinform.ua/tag-vibuh" text:style-name="Internet_20_link" text:visited-style-name="Visited_20_Internet_20_Link">
爆炸</text:a>
。 OB16：10至少十个。 在某种程度上，入侵者的飞机。 但是当地人看到“到达”种子。 连接消失了。” Andryushchenko写道。</text:p>
      <text:p text:style-name="P4">
<text:span text:style-name="T4">
另请阅读：</text:span>
 <text:a xlink:type="simple" xlink:href="https://www.ukrinform.ua/rubric-regions/3719827-rosiani-za-dobu-vbili-troh-civilnih-na-doneccini-se-simoh-poranili.html" text:style-name="Internet_20_link" text:visited-style-name="Visited_20_Internet_20_Link">
俄罗斯人每天杀死三名平民<text:span text:style-name="T4">
顿涅茨克</text:span>
，但仍有7人受伤</text:a>
正如乌克林福姆报道的，2023年4月的入侵者<text:a xlink:type="simple" xlink:href="https://www.ukrinform.ua/rubric-ato/3691799-zagarbniki-pocali-perekidati-tehniku-v-obhid-mariupola-cerez-ricku-kalmius-na-volnovahu.html" text:style-name="Internet_20_link" text:visited-style-name="Visited_20_Internet_20_Link">
转移其军事设备</text:a>
绕过Mariupol-在Volnovakha上的Kalmius河对岸。</text:p>
      <text:p text:style-name="P4">
在Mariupol区，最近记录了爆炸的数量。</text:p>
      <text:p text:style-name="P4">
<text:span text:style-name="T5">
照片说明性</text:span>
</text:p>
      <text:p text:style-name="P4">
News Source: <text:a xlink:type="simple" xlink:href="https://www.ukrinform.ua/rubric-regions/3720167-u-zahoplenij-volnovasi-povidomlaut-pro-vibuhi-ta-zniknenna-zvazku.html" text:style-name="Internet_20_link" text:visited-style-name="Visited_20_Internet_20_Link">
https://www.ukrinform.ua/rubric-regions/3720167-u-zahoplenij-volnovasi-povidomlaut-pro-vibuhi-ta-zniknenna-zvazku.html</text:a>
</text:p>
      <!--NEWS-->
      <text:h text:style-name="P10" text:outline-level="1">
<text:span text:style-name="T4">
467个洪水村的居民在尼古拉地区被撤离</text:span>
</text:h>
      <text:p text:style-name="P4">
作者: Ukrinform (Person)</text:p>
      <text:p text:style-name="P4">
出版商: Укринформ (Organization)</text:p>
      <text:p text:style-name="P4">
出版时间: 2023-06-08T17:41:26+03:00</text:p>
      <text:p text:style-name="P4">
修改时间: 2023-06-08T17:41:26+03:00</text:p>
      <text:p text:style-name="P4">
描述: 在尼古拉地区，由于撤离了卡科夫卡水力发电站的俄罗斯人拆除，有467个村庄居民被淹没了。  - 乌克林。</text:p>
      <text:p text:style-name="P4">
图片: ['<text:a xlink:type="simple" xlink:href="https://static.ukrinform.com/photos/2023_06/thumb_files/630_360_1686061285-491.jpeg" text:style-name="Internet_20_link" text:visited-style-name="Visited_20_Internet_20_Link">
630_360_16860...</text:a>
']</text:p>
      <text:p text:style-name="P4">
标签: ['Евакуація', 'Миколаївщина', 'Віталій Кім']</text:p>
      <text:p text:style-name="P4">
类型: Article</text:p>
      <!--METADATA-->
      <text:p text:style-name="P4">
<draw:frame draw:style-name="fr1" draw:name="Image47" text:anchor-type="as-char" svg:width="6.9236in" svg:height="3.956343in" draw:z-index="0">
<draw:image xlink:href="../Images/yкринформ/2023-06-08T17-41-26-03-00/630_360_1686061285-491.jpeg" xlink:type="simple" xlink:show="embed" xlink:actuate="onLoad" draw:mime-type="image/jpeg"/>
</draw:frame>
Mimikov地区撤离了467个村庄的居民，淹没了Kakhovsky水力发电站。</text:p>
      <text:p text:style-name="P4">
这是由区域军事行政部门负责人在[电报]中报道的(https://t.me/mykolaivskaODA/5271)，报道乌克林福姆。</text:p>
      <text:p text:style-name="P4">
“在Mykolaiv地区创建了一个额外的总部，该地区全天候工作。 Cesniguriv和Gorokhiv社区。 目前，已经淹没了274座房屋，从卡霍夫斯卡亚水电设施中撤离了467人。 有一个牺牲。”金说。</text:p>
      <text:p text:style-name="P4">
<text:span text:style-name="T4">
另请阅读：</text:span>
 [在<text:span text:style-name="T4">
 nikolaevs </text:span>
 inf(https://www.ukrinform.ua/rubric-regions/3720006-na-mikolaivsini-vnaslidok-pidtoplenna-zaginuv-colovik.html)据他说，升水的速度放慢了速度，但情况意识到南部虫子和ingulets的河流具有其水流。 Ahovtric Dniep​​er水阻止了通往大海的通道，然后河流中的水平很高。</text:p>
      <text:p text:style-name="P4">
至至于尼古拉市，可能会有洪水泛滥，但没有说要撤离城市的关键站点。</text:p>
      <text:p text:style-name="P4">
<text:span text:style-name="T4">
另请阅读：</text:span>
 <text:a xlink:type="simple" xlink:href="https://www.ukrinform.ua/rubric-regions/3720131-na-mikolaivsini-voda-v-rickah-ne-mae-znacnih-perevisen-skidlivih-recovin-kim.html" text:style-name="Internet_20_link" text:visited-style-name="Visited_20_Internet_20_Link">
在<text:span text:style-name="T4">
 Nikolaev </text:span>
河流中的流感水没有大量有害物质的支出-Kim</text:a>
“所有服务工作，禁止的鱼类销售，水质受到监测。 情况稳定。” OVA主席说。</text:p>
      <text:p text:style-name="P4">
据报道，在Mykolaiv地区的南部虫子和插入物的水中，最大允许物质的最大允许浓度的显着过度未固定。</text:p>
      <text:p text:style-name="P4">
照片：Ukrzaliznytsia，说明性</text:p>
      <text:p text:style-name="P4">
News Source: <text:a xlink:type="simple" xlink:href="https://www.ukrinform.ua/rubric-regions/3720168-na-mikolaivsini-evakuuvali-467-ziteliv-pidtoplenih-sil.html" text:style-name="Internet_20_link" text:visited-style-name="Visited_20_Internet_20_Link">
https://www.ukrinform.ua/rubric-regions/3720168-na-mikolaivsini-evakuuvali-467-ziteliv-pidtoplenih-sil.html</text:a>
</text:p>
      <!--NEWS-->
      <text:h text:style-name="P10" text:outline-level="1">
<text:span text:style-name="T4">
Cato和PUC在混合物中赢得了“ Rolan Harros”</text:span>
</text:h>
      <text:p text:style-name="P4">
作者: Ukrinform (Person)</text:p>
      <text:p text:style-name="P4">
出版商: Укринформ (Organization)</text:p>
      <text:p text:style-name="P4">
出版时间: 2023-06-08T17:43:01+03:00</text:p>
      <text:p text:style-name="P4">
修改时间: 2023-06-08T17:43:01+03:00</text:p>
      <text:p text:style-name="P4">
描述: 对于Kato和Puc来说，这场胜利是他职业生涯中锦标赛大史莱姆（Grand Slem）的第一场胜利。  - 乌克林。</text:p>
      <text:p text:style-name="P4">
图片: ['<text:a xlink:type="simple" xlink:href="https://static.ukrinform.com/photos/2023_06/thumb_files/630_360_1686235337-573.jpg" text:style-name="Internet_20_link" text:visited-style-name="Visited_20_Internet_20_Link">
630_360_16862...</text:a>
']</text:p>
      <text:p text:style-name="P4">
标签: ['Теніс']</text:p>
      <text:p text:style-name="P4">
类型: Article</text:p>
      <!--METADATA-->
      <text:p text:style-name="P4">
<draw:frame draw:style-name="fr1" draw:name="Image48" text:anchor-type="as-char" svg:width="6.9236in" svg:height="3.956343in" draw:z-index="0">
<draw:image xlink:href="../Images/yкринформ/2023-06-08T17-43-01-03-00/630_360_1686235337-573.jpg" xlink:type="simple" xlink:show="embed" xlink:actuate="onLoad" draw:mime-type="image/jpeg"/>
</draw:frame>
对于PAC的PAC，这场胜利是他职业生涯中锦标赛大赛中的第一场胜利。</text:p>
      <text:p text:style-name="P4">
报道说，日本网球运动员米娅·加托(Mia Kato)和德国蒂姆·普克(Tim Puc)在混合出院时成为罗兰·哈罗斯(Rolan Harros)的冠军。</text:p>
      <text:p text:style-name="P4">
在决赛中，他们击败了来自加拿大的比安卡·安德烈斯克(Bianca Andreesk)和新Zeland的迈克尔·维纳斯(Michael Venus)-4：6、6：4、10：6。</text:p>
      <text:p text:style-name="P4">
对于Kato和Puc来说，这场胜利是系列赛大Slem Vacher锦标赛的第一场胜利。</text:p>
      <text:p text:style-name="P4">
上周，加托和阿尔多拉·希迪亚希(Aldola Schidiahi)被取消了蒸汽室的资格，但日本人不小心将球击中了大胆。 日本人被剥夺了所有均匀排放的奖品。</text:p>
      <text:p text:style-name="P4">
<text:span text:style-name="T4">
另请阅读：</text:span>
 [<text:span text:style-name="T4">
 teny </text:span>
 c：(https://www.ukrinform.ua/rubric-sports/3719634-tenis-svontek-vijsla-u-pivfinal-rolan-garros.html)正如乌克林福姆(Ukrinform)报道的那样，今天6月8日，女性中的罗兰·哈罗斯(Rolan Harros)进行了半决赛。</text:p>
      <text:p text:style-name="P4">
照片：Jimmie48</text:p>
      <text:p text:style-name="P4">
News Source: <text:a xlink:type="simple" xlink:href="https://www.ukrinform.ua/rubric-sports/3720170-kato-i-puc-vigrali-rolan-garros-u-miksti.html" text:style-name="Internet_20_link" text:visited-style-name="Visited_20_Internet_20_Link">
https://www.ukrinform.ua/rubric-sports/3720170-kato-i-puc-vigrali-rolan-garros-u-miksti.html</text:a>
</text:p>
      <!--NEWS-->
      <text:h text:style-name="P10" text:outline-level="1">
<text:span text:style-name="T4">
英国致力于乌克兰的长期支持-Sakak</text:span>
</text:h>
      <text:p text:style-name="P4">
作者: Ukrinform (Person)</text:p>
      <text:p text:style-name="P4">
出版商: Укринформ (Organization)</text:p>
      <text:p text:style-name="P4">
出版时间: 2023-06-08T17:48:00+03:00</text:p>
      <text:p text:style-name="P4">
修改时间: 2023-06-08T23:48:00+03:00</text:p>
      <text:p text:style-name="P4">
描述: 英国总理瑞莎·萨纳克（Risha Sunak）称美国为支持乌克兰的“决定性”贡献，并保证他的国家致力于民主和自由力量的胜利。  - 乌克林。</text:p>
      <text:p text:style-name="P4">
图片: ['<text:a xlink:type="simple" xlink:href="https://static.ukrinform.com/photos/2022_11/thumb_files/630_360_1668867140-383.jpg" text:style-name="Internet_20_link" text:visited-style-name="Visited_20_Internet_20_Link">
630_360_16688...</text:a>
']</text:p>
      <text:p text:style-name="P4">
标签: ['Британія', 'Україна', 'допомога', 'Війна з Росією', 'Ріші Сунак']</text:p>
      <text:p text:style-name="P4">
类型: Article</text:p>
      <!--METADATA-->
      <text:p text:style-name="P4">
<draw:frame draw:style-name="fr1" draw:name="Image49" text:anchor-type="as-char" svg:width="6.9236in" svg:height="3.956343in" draw:z-index="0">
<draw:image xlink:href="../Images/yкринформ/2023-06-08T17-48-00-03-00/630_360_1668867140-383.jpg" xlink:type="simple" xlink:show="embed" xlink:actuate="onLoad" draw:mime-type="image/jpeg"/>
</draw:frame>
英国总理瑞莎·萨纳克(Risha Sunak)称美国对维持乌克兰的“决定性”贡献，并保证他的国家承诺承担民主和自由胜利的义务。</text:p>
      <text:p text:style-name="P4">
乌克林福德通讯员报告说，萨卡克在与美国总统的一家白宫共同的情况下说。</text:p>
      <text:p text:style-name="P4">
“英国为我们的贡献感到自豪，包括坦克，远程武器和乌克兰士兵的训练。 但是，不应该有决定性的贡献，可以使民主和自由获胜。”</text:p>
      <text:p text:style-name="P4">
在这方面，他对拜登总统亲自表示感谢，塔曼继续为乌克兰提供一切必要的一切。</text:p>
      <text:p text:style-name="P4">
同时，Snak强调了其他国家在俄罗斯侵略的背景下加强并实现对共同安全的贡献的一部分。</text:p>
      <text:p text:style-name="P4">
<text:span text:style-name="T4">
另请阅读：</text:span>
 <text:a xlink:type="simple" xlink:href="https://www.ukrinform.ua/rubric-polytics/3717204-sunak-zakonne-misce-ukraini-v-nato.html" text:style-name="Internet_20_link" text:visited-style-name="Visited_20_Internet_20_Link">
<text:span text:style-name="T4">
 snak </text:span>
：乌克兰的法律地点 - 北约</text:a>
总理说：“我们很幸运能够获得美国对欧洲安全的投资，但军队是将负担分配在一起。”</text:p>
      <text:p text:style-name="P4">
据他说，英国国防部的支出一直超过2％，这被认为是北约国家的“控制”。 “其他国家都遵循美国和[英国]的榜样(https://www.ukrinform.ua/tag-britania)因为我们的安全是生态的，” Snak强调。</text:p>
      <text:p text:style-name="P4">
他还同意贝登的观点，即这是俄罗斯联邦的首先遏制。</text:p>
      <text:p text:style-name="P4">
<text:span text:style-name="T4">
另请阅读：</text:span>
 <text:a xlink:type="simple" xlink:href="https://www.ukrinform.ua/rubric-polytics/3717163-u-moldovi-zelenskij-zustrivsa-z-sunakom-govorili-pro-storm-shadow-ta-vijnu.html" text:style-name="Internet_20_link" text:visited-style-name="Visited_20_Internet_20_Link">
在摩尔多瓦·泽伦斯基(Moldova Zelensky)遇到<text:span text:style-name="T4">
 snak </text:span>
 ohm-谈论风暴阴影和战争</text:a>
“普京会认为他可以等待北约疲倦，脱身，但不能。 而且，我们对乌克兰的支持越多 - 不仅在这里和现在，而且对未来的支持多年 - 我认为它会发出强大的信号，表明等待没有意义，我们不会去任何地方，我们都不会去任何地方 - 总结了英国法律的负责人。_foto：op _</text:p>
      <text:p text:style-name="P4">
News Source: <text:a xlink:type="simple" xlink:href="https://www.ukrinform.ua/rubric-polytics/3720316-britania-viddana-dovgostrokovij-pidtrimci-ukraini-sunak.html" text:style-name="Internet_20_link" text:visited-style-name="Visited_20_Internet_20_Link">
https://www.ukrinform.ua/rubric-polytics/3720316-britania-viddana-dovgostrokovij-pidtrimci-ukraini-sunak.html</text:a>
</text:p>
      <!--NEWS-->
      <text:h text:style-name="P10" text:outline-level="1">
<text:span text:style-name="T4">
撤离炮击：在赫尔森的九名受害者中 - 德国志愿者</text:span>
</text:h>
      <text:p text:style-name="P4">
作者: Ukrinform (Person)</text:p>
      <text:p text:style-name="P4">
出版商: Укринформ (Organization)</text:p>
      <text:p text:style-name="P4">
出版时间: 2023-06-08T17:48:57+03:00</text:p>
      <text:p text:style-name="P4">
修改时间: 2023-06-08T17:48:57+03:00</text:p>
      <text:p text:style-name="P4">
描述: 在赫尔森（Kherson）的炮击期间，俄罗斯人今天在撤离平民期间进行了9人受伤，其中包括两名SES雇员，一名警察，一名医生和一名来自德国的志愿者。  - 乌克林。</text:p>
      <text:p text:style-name="P4">
图片: ['<text:a xlink:type="simple" xlink:href="https://static.ukrinform.com/photos/2023_05/thumb_files/630_360_1684504765-254.jpg" text:style-name="Internet_20_link" text:visited-style-name="Visited_20_Internet_20_Link">
630_360_16845...</text:a>
']</text:p>
      <text:p text:style-name="P4">
标签: ['Евакуація', 'Херсон', 'Німеччина', 'Обстріл', 'Волонтери', 'Війна з Росією']</text:p>
      <text:p text:style-name="P4">
类型: Article</text:p>
      <!--METADATA-->
      <text:p text:style-name="P4">
<draw:frame draw:style-name="fr1" draw:name="Image50" text:anchor-type="as-char" svg:width="6.9236in" svg:height="3.956343in" draw:z-index="0">
<draw:image xlink:href="../Images/yкринформ/2023-06-08T17-48-57-03-00/630_360_1684504765-254.jpg" xlink:type="simple" xlink:show="embed" xlink:actuate="onLoad" draw:mime-type="image/jpeg"/>
</draw:frame>
在俄罗斯人今天在平民撤离期间做出的赫尔森期间，有9人受伤，其中包括两名SES雇员，一名警察，一名医生和一名来自德国的志愿者。</text:p>
      <text:p text:style-name="P4">
这是在[电报]中报道的(https://t.me/olexandrprokudin/616)据教会负责人Oleksandr Proudin。</text:p>
      <text:p text:style-name="P4">
“ 9人在赫尔森受伤。所有受伤的医生都提供了必要的帮助。(https://www.ukrinform.ua/tag-volonteri)来自德国的，”  - 证词写着。</text:p>
      <text:p text:style-name="P4">
在视频评论中，普罗普林指出，其中一名受伤的人在艰难时期，医生为他的一生而战。</text:p>
      <text:p text:style-name="P4">
视频：<text:a xlink:type="simple" xlink:href="https://t.me/olexandrprokudin/616" text:style-name="Internet_20_link" text:visited-style-name="Visited_20_Internet_20_Link">
Kherson OVA的电报通道负责人</text:a>
<text:span text:style-name="T4">
另请阅读：</text:span>
 [由于炮击的结果(https://www.ukrinform.ua/rubric-ato/3720151-unaslidok-obstrilu-rf-na-hersonsini-poraneni-dvoe-ratuvalnikiv.html)OVA负责人还告知，目前，在右边的银行霍森地区已经加热了27个定居点。 3329座建筑物损坏，水下仍有295栋房屋。 2198人被撤离到安全的地方，其中包括120名儿童和38个低型运动。</text:p>
      <text:p text:style-name="P4">
正如乌克林福姆报道的那样，6月8日在赫尔森[在大火之下是乌克兰的负责人]](https://www.ukrinform.ua/rubric-ato/3720129-golovnij-rabin-ukraini-potrapiv-pid-rosijskij-obstril-u-hersoni.html) .</text:p>
      <text:p text:style-name="P4">
News Source: <text:a xlink:type="simple" xlink:href="https://www.ukrinform.ua/rubric-regions/3720171-obstril-pid-cas-evakuacii-sered-devati-postrazdalih-u-hersoni-nimeckij-volonter.html" text:style-name="Internet_20_link" text:visited-style-name="Visited_20_Internet_20_Link">
https://www.ukrinform.ua/rubric-regions/3720171-obstril-pid-cas-evakuacii-sered-devati-postrazdalih-u-hersoni-nimeckij-volonter.html</text:a>
</text:p>
      <!--NEWS-->
      <text:h text:style-name="P10" text:outline-level="1">
<text:span text:style-name="T4">
Zelensky改变了基夫地区Gostomel军事管理的负责人</text:span>
</text:h>
      <text:p text:style-name="P4">
作者: Ukrinform (Person)</text:p>
      <text:p text:style-name="P4">
出版商: Укринформ (Organization)</text:p>
      <text:p text:style-name="P4">
出版时间: 2023-06-08T17:48:58+03:00</text:p>
      <text:p text:style-name="P4">
修改时间: 2023-06-08T17:48:58+03:00</text:p>
      <text:p text:style-name="P4">
描述: 沃迪米尔·泽伦斯基（Volodymyr Zelensky）总统从基辅地区的戈斯托梅尔定居军事管理局主席裁定，将塞尔吉·波西克（Sergiy Borysyuk）驳回，并任命塞尔吉·斯莫利亚（Sergiy Smolia）到这个地方。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Президент', 'Зеленський', 'Гостомель']</text:p>
      <text:p text:style-name="P4">
类型: Article</text:p>
      <!--METADATA-->
      <text:p text:style-name="P4">
<draw:frame draw:style-name="fr1" draw:name="Image51" text:anchor-type="as-char" svg:width="6.9236in" svg:height="3.956343in" draw:z-index="0">
<draw:image xlink:href="../Images/yкринформ/2023-06-08T17-48-58-03-00/630_360_1664387283-922.jpg" xlink:type="simple" xlink:show="embed" xlink:actuate="onLoad" draw:mime-type="image/jpeg"/>
</draw:frame>
Zelensky总统司将Kyiv地区Gostomel Country Country Country Armistration Indiveral董事长驳回了Sergiy Borysyuk，并任命了Smolia的当地。</text:p>
      <text:p text:style-name="P4">
据报道，相关文件已发布在国家元首网站上。</text:p>
      <text:p text:style-name="P4">
“要从基夫地区布坎地区的戈斯托梅尔广场军事行政管理局长释放Borysyuk Sergey Lvovich，”他在[100/2023 -RP命令]中给出。(https://www.president.gov.ua/documents/1002023-rp-46989)。</text:p>
      <text:p text:style-name="P4">
<text:span text:style-name="T4">
另请阅读：</text:span>
 <text:a xlink:type="simple" xlink:href="https://www.ukrinform.ua/rubric-regions/3716579-zelenskij-priznaciv-kipera-golovou-odeskoi-oda.html" text:style-name="Internet_20_link" text:visited-style-name="Visited_20_Internet_20_Link">
<text:span text:style-name="T4">
 Zelensky </text:span>
 <text:span text:style-name="T4">
 </text:span>
 <text:span text:style-name="T4">
被任命</text:span>
由敖德萨地区政府负责人击球</text:a>
同时按订单<text:a xlink:type="simple" xlink:href="https://www.president.gov.ua/documents/1012023-rp-46993" text:style-name="Internet_20_link" text:visited-style-name="Visited_20_Internet_20_Link">
编号101/2023-RP</text:a>
总统任命戈斯托梅尔中学校长任命斯莫利亚。</text:p>
      <text:p text:style-name="P4">
据报道，自2022年7月以来，Borysyuk一直由Gostomel IVA领导。</text:p>
      <text:p text:style-name="P4">
News Source: <text:a xlink:type="simple" xlink:href="https://www.ukrinform.ua/rubric-regions/3720172-zelenskij-zminiv-golovu-gostomelskoi-vijskovoi-administracii-na-kiivsini.html" text:style-name="Internet_20_link" text:visited-style-name="Visited_20_Internet_20_Link">
https://www.ukrinform.ua/rubric-regions/3720172-zelenskij-zminiv-golovu-gostomelskoi-vijskovoi-administracii-na-kiivsini.html</text:a>
</text:p>
      <!--NEWS-->
      <text:h text:style-name="P10" text:outline-level="1">
<text:span text:style-name="T4">
比利时将为乌克兰提供发电机来克服后果</text:span>
</text:h>
      <text:p text:style-name="P4">
作者: Ukrinform (Person)</text:p>
      <text:p text:style-name="P4">
出版商: Укринформ (Organization)</text:p>
      <text:p text:style-name="P4">
出版时间: 2023-06-08T17:51:03+03:00</text:p>
      <text:p text:style-name="P4">
修改时间: 2023-06-08T17:51:03+03:00</text:p>
      <text:p text:style-name="P4">
描述: 比利时将为乌克兰提供应急发电机，以克服卡科夫斯基水力发电站的灾难，以克服洪水的影响。  - 乌克林。</text:p>
      <text:p text:style-name="P4">
图片: ['<text:a xlink:type="simple" xlink:href="https://static.ukrinform.com/photos/2023_06/thumb_files/630_360_1686128385-501.jpg" text:style-name="Internet_20_link" text:visited-style-name="Visited_20_Internet_20_Link">
630_360_16861...</text:a>
']</text:p>
      <text:p text:style-name="P4">
标签: ['Бельгія', 'Міненерго', 'допомога', 'Каховська ГЕС', 'генератор']</text:p>
      <text:p text:style-name="P4">
类型: Article</text:p>
      <!--METADATA-->
      <text:p text:style-name="P4">
<draw:frame draw:style-name="fr1" draw:name="Image52" text:anchor-type="as-char" svg:width="6.9236in" svg:height="3.956343in" draw:z-index="0">
<draw:image xlink:href="../Images/yкринформ/2023-06-08T17-51-03-03-00/630_360_1686128385-501.jpg" xlink:type="simple" xlink:show="embed" xlink:actuate="onLoad" draw:mime-type="image/jpeg"/>
</draw:frame>
比利时将使乌克兰应急发电机克服在卡科夫斯基水力发电厂通过Katastrophe洪水的后果。</text:p>
      <text:p text:style-name="P4">
根据乌克林福姆的说法，达成了该协议(经合组织 - 经合组织)，报告<text:a xlink:type="simple" xlink:href="https://mev.gov.ua/novyna/belhiya-nadast-ukrayini-avariyni-heneratory-dlya-podolannya-naslidkiv-poveni-cherez" text:style-name="Internet_20_link" text:visited-style-name="Visited_20_Internet_20_Link">
能源部</text:a>
。</text:p>
      <text:p text:style-name="P4">
“蒂娜·范德·斯特拉顿(Tina van der Straten)对乌克兰表示全力支持，并对乌克兰人民表示同情。 她还指出，在不久的将来，比利时政府将决定对资金的重新分配，以协助乌克兰与破坏Kakhovka Hydroectric Power Station的破坏，并由它造成。”</text:p>
      <text:p text:style-name="P4">
<text:span text:style-name="T4">
另请阅读：</text:span>
 [<text:span text:style-name="T4">
中国</text:span>
 **表示，他已经准备好因破坏而帮助受害者(https://www.ukrinform.ua/rubric-polytics/3720162-kitaj-zaaviv-so-gotovij-nadati-dopomogu-postrazdalim-unaslidok-rujnuvanna-kahovskoi-ges.html)能源部长赫尔曼·盖申科(Herman Galushchenko)在会议期间感谢比利时专栏，不断关注乌克兰的问题和强烈的支持<text:a xlink:type="simple" xlink:href="https://www.ukrinform.ua/tag-energetika" text:style-name="Internet_20_link" text:visited-style-name="Visited_20_Internet_20_Link">
能源</text:a>
部门。</text:p>
      <text:p text:style-name="P4">
据报道，俄罗斯军队于6月6日进行了卡科夫卡水力发电站。 人口从潜在的养育中撤离正在进行中。 。(https://www.ukrinform.ua/rubric-other_news/3718791-pidriv-rosianami-kahovskoi-ges-vsi-novini.html)<text:span text:style-name="T5">
foto：libkos</text:span>
</text:p>
      <text:p text:style-name="P4">
News Source: <text:a xlink:type="simple" xlink:href="https://www.ukrinform.ua/rubric-economy/3720173-belgia-nadast-ukraini-generatori-dla-podolanna-naslidkiv-pidrivu-kahovskoi-ges.html" text:style-name="Internet_20_link" text:visited-style-name="Visited_20_Internet_20_Link">
https://www.ukrinform.ua/rubric-economy/3720173-belgia-nadast-ukraini-generatori-dla-podolanna-naslidkiv-pidrivu-kahovskoi-ges.html</text:a>
</text:p>
      <!--NEWS-->
      <text:h text:style-name="P10" text:outline-level="1">
<text:span text:style-name="T4">
教育：在乌克兰，住房维修的首次付款已经开始</text:span>
</text:h>
      <text:p text:style-name="P4">
作者: Ukrinform (Person)</text:p>
      <text:p text:style-name="P4">
出版商: Укринформ (Organization)</text:p>
      <text:p text:style-name="P4">
出版时间: 2023-06-08T17:51:43+03:00</text:p>
      <text:p text:style-name="P4">
修改时间: 2023-06-08T17:51:43+03:00</text:p>
      <text:p text:style-name="P4">
描述: 在乌克兰，均衡计划中的住房维修付款已经开始。 来自基辅和顿涅茨克地区的两个社区的8名申请人将收到它。 应计资金的总金额超过8.47千。  - 乌克林。</text:p>
      <text:p text:style-name="P4">
图片: ['<text:a xlink:type="simple" xlink:href="https://static.ukrinform.com/photos/2019_02/thumb_files/630_360_1550576451-985.jpg" text:style-name="Internet_20_link" text:visited-style-name="Visited_20_Internet_20_Link">
630_360_15505...</text:a>
']</text:p>
      <text:p text:style-name="P4">
标签: ['Житло', 'Ремонт', 'Відбудова']</text:p>
      <text:p text:style-name="P4">
类型: Article</text:p>
      <!--METADATA-->
      <text:p text:style-name="P4">
<draw:frame draw:style-name="fr1" draw:name="Image53" text:anchor-type="as-char" svg:width="6.9236in" svg:height="3.956343in" draw:z-index="0">
<draw:image xlink:href="../Images/yкринформ/2023-06-08T17-51-43-03-00/630_360_1550576451-985.jpg" xlink:type="simple" xlink:show="embed" xlink:actuate="onLoad" draw:mime-type="image/jpeg"/>
</draw:frame>
该计划计划内的住房维修福利的首次付款进行了翻新。 来自基辅和顿涅茨克两个社区的8名申请人将收到它。 应计资金的总金额超过8.47千。</text:p>
      <text:p text:style-name="P4">
根据乌克林福姆的说法，社区发展部，领土和基础设施在[Facebook]上报告。(https://www.facebook.com/Ministry.for.restoration/posts/pfbid0RSpcFtMhcL9qY7j5wokWjVshoSMB4S77cai1s3pwYADYUy7dGJMLWT1abYhc2iPtl)“第一笔付款开始。 8位来自顿涅茨克地区Taselidov社区基辅地区Irpin社区的申请人将获得小额维修的货币援助。 应计资金总额超过8.47亿。 一名78岁的顿涅茨克居民将成为将获得经济援助的申请人之一。 她申请了帮助应用程序的应用。”消息写道。</text:p>
      <text:p text:style-name="P4">
该部补充说，已经提交了174个申请，并创建了444家佣金。 重建的陈述数量最多的是Kharkiv社区的领导者-3 168件，然后是Irpinsk -1 770，Chernihiv -675 -675，Izium -538，Gostomelsk -505，Buchan -Buchan -464 -464，Kherson，Kherson -463，Dergachivska -423，M。 -423，M。423，M。423，M。423，M。423，M。423，，M。423，，M。423，M。 -377，Lymanskaya -288，Makarivska -274。</text:p>
      <text:p text:style-name="P4">
“我们敦促尚未开始为住房恢复赔偿申请而努力的地方政府机构，并加快其工作。 这取决于乌克兰人是否能够在自己的秋季 - 冬季住房中获得帮助，”该部说。</text:p>
      <text:p text:style-name="P4">
*!(https://www.ukrinform.ua/rubric-vidbudova/3718415-ukrainskij-biznes-moze-dolucitis-do-programi-evidnovlenna.html)如报道，该程序[等式]已于5月10日开始。(https://www.ukrinform.ua/rubric-vidbudova/3707215-u-dii-zapustili-programu-derzavnoi-dopomogi-evidnovlenna.html)。 每个因俄罗斯武装侵略而阻止住房的公民都可以申请州援助以进行目前的住房维修。 您可以在门户网站的帮助下进行此操作，也可以联系行政服务中心，社会保护机构和公证人。</text:p>
      <text:p text:style-name="P4">
News Source: <text:a xlink:type="simple" xlink:href="https://www.ukrinform.ua/rubric-vidbudova/3720174-evidnovlenna-v-ukraini-startuvali-persi-viplati-dopomogi-na-remont-zitla.html" text:style-name="Internet_20_link" text:visited-style-name="Visited_20_Internet_20_Link">
https://www.ukrinform.ua/rubric-vidbudova/3720174-evidnovlenna-v-ukraini-startuvali-persi-viplati-dopomogi-na-remont-zitla.html</text:a>
</text:p>
      <!--NEWS-->
      <text:h text:style-name="P10" text:outline-level="1">
<text:span text:style-name="T4">
康乃馨：我想从约书亚·巴西（Joshua Batsi）淡入</text:span>
</text:h>
      <text:p text:style-name="P4">
作者: Ukrinform (Person)</text:p>
      <text:p text:style-name="P4">
出版商: Укринформ (Organization)</text:p>
      <text:p text:style-name="P4">
出版时间: 2023-06-08T17:54:11+03:00</text:p>
      <text:p text:style-name="P4">
修改时间: 2023-06-08T17:54:11+03:00</text:p>
      <text:p text:style-name="P4">
描述: 世界交易所亚历山大·格沃兹迪克（Alexander Gvozdik）（19-1.15 KO）告诉他想参加下一场比赛。  - 乌克林。</text:p>
      <text:p text:style-name="P4">
图片: ['<text:a xlink:type="simple" xlink:href="https://static.ukrinform.com/photos/2023_06/thumb_files/630_360_1686235949-765.jpeg" text:style-name="Internet_20_link" text:visited-style-name="Visited_20_Internet_20_Link">
630_360_16862...</text:a>
']</text:p>
      <text:p text:style-name="P4">
标签: ['Бокс', 'Гвоздик']</text:p>
      <text:p text:style-name="P4">
类型: Article</text:p>
      <!--METADATA-->
      <text:p text:style-name="P4">
<draw:frame draw:style-name="fr1" draw:name="Image54" text:anchor-type="as-char" svg:width="6.9236in" svg:height="3.956343in" draw:z-index="0">
<draw:image xlink:href="../Images/yкринформ/2023-06-08T17-54-11-03-00/630_360_1686235949-765.jpeg" xlink:type="simple" xlink:show="embed" xlink:actuate="onLoad" draw:mime-type="image/jpeg"/>
</draw:frame>
世界交易(19-1,15谁)他告诉他想参加下一场比赛。</text:p>
      <text:p text:style-name="P4">
他说](https://www.youtube.com/watch?v=Jd5nKu9_OLY&amp;t=467s)乌克林福姆报道，双方都有双方。</text:p>
      <text:p text:style-name="P4">
“我想与约书亚·拜西(Joshua Batsi)一起淡入，因为他是第一个评估号。 现在有这样的计划 - 朝这个方向前进。 我们将看到它的情况。 似乎在那里第六(实际上，第七版。). Я у топ-10. Скількимені потрібно провести боїв, щоб бути психологічно готовим до титульногопоєдинку? Важко відповісти, але якщо це буде Буатсі, і я його пройду, якщо цебуде елімінатор, то, звичайно, у наступному бою я готовий боксувати за титул»,– сказав Гвоздик.</text:p>
      <text:p text:style-name="P4">
Зазначимо, що Джошуа Буатсі (17-0，13是)这是WBA世界冠军的强制性竞争者。</text:p>
      <text:p text:style-name="P4">
<text:span text:style-name="T4">
另请阅读：</text:span>
 <text:a xlink:type="simple" xlink:href="https://www.ukrinform.ua/rubric-sports/3717084-oleksandr-gvozdik-povernuvsa-u-rejting-wba.html" text:style-name="Internet_20_link" text:visited-style-name="Visited_20_Internet_20_Link">
Alexander <text:span text:style-name="T4">
 HVOZD </text:span>
 IK返回WBA评分</text:a>
据乌克林福姆报道，康乃馨于5月6日举行了他的最后一场比赛，他早早击败了理查德·博洛特尼克(Richard Bolotnik)(19-7-1，8 KO).</text:p>
      <text:p text:style-name="P4">
Фото: Getty Images</text:p>
      <text:p text:style-name="P4">
News Source: <text:a xlink:type="simple" xlink:href="https://www.ukrinform.ua/rubric-sports/3720175-gvozdik-a-hotiv-bi-poboksuvati-z-dzosua-buatsi.html" text:style-name="Internet_20_link" text:visited-style-name="Visited_20_Internet_20_Link">
https://www.ukrinform.ua/rubric-sports/3720175-gvozdik-a-hotiv-bi-poboksuvati-z-dzosua-buatsi.html</text:a>
</text:p>
      <!--NEWS-->
      <text:h text:style-name="P10" text:outline-level="1">
<text:span text:style-name="T4">
罗马尼亚迫使俄罗斯大使馆在51个职位上裁员</text:span>
</text:h>
      <text:p text:style-name="P4">
作者: Ukrinform (Person)</text:p>
      <text:p text:style-name="P4">
出版商: Укринформ (Organization)</text:p>
      <text:p text:style-name="P4">
出版时间: 2023-06-08T17:58:46+03:00</text:p>
      <text:p text:style-name="P4">
修改时间: 2023-06-08T17:58:46+03:00</text:p>
      <text:p text:style-name="P4">
描述: 罗马尼亚迫使俄罗斯大使馆在三十天之内将员工减少51人。  - 乌克林。</text:p>
      <text:p text:style-name="P4">
图片: ['<text:a xlink:type="simple" xlink:href="https://static.ukrinform.com/photos/2023_06/thumb_files/630_360_1686236161-895.jpg" text:style-name="Internet_20_link" text:visited-style-name="Visited_20_Internet_20_Link">
630_360_16862...</text:a>
']</text:p>
      <text:p text:style-name="P4">
标签: ['Румунія', 'Росія', 'Російські дипломати']</text:p>
      <text:p text:style-name="P4">
类型: Article</text:p>
      <!--METADATA-->
      <text:p text:style-name="P4">
<draw:frame draw:style-name="fr1" draw:name="Image55" text:anchor-type="as-char" svg:width="6.9236in" svg:height="3.956343in" draw:z-index="0">
<draw:image xlink:href="../Images/yкринформ/2023-06-08T17-58-46-03-00/630_360_1686236161-895.jpg" xlink:type="simple" xlink:show="embed" xlink:actuate="onLoad" draw:mime-type="image/jpeg"/>
</draw:frame>
罗马尼亚福夫(Fof。</text:p>
      <text:p text:style-name="P4">
正如乌克林福姆报道的那样，它报告了<text:a xlink:type="simple" xlink:href="https://www.romaniajournal.ro/politics/romania-demands-the-russian-embassy-in-bucharest-to-reduce-its-staff/" text:style-name="Internet_20_link" text:visited-style-name="Visited_20_Internet_20_Link">
罗马尼亚杂志</text:a>
关于外交部。</text:p>
      <text:p text:style-name="P4">
根据罗马尼亚当局的说法，俄罗斯应减少[罗马尼亚]的职位数量(https://www.ukrinform.ua/tag-rumunia)对于51个职位，即接任21个外交官和30个技术和行政人员职位。 罗马尼亚将有11名俄罗斯外交官和29名员工。</text:p>
      <text:p text:style-name="P4">
俄罗斯将能够选择减少的职位和人。</text:p>
      <text:p text:style-name="P4">
<text:span text:style-name="T4">
另请阅读：</text:span>
 <text:a xlink:type="simple" xlink:href="https://www.ukrinform.ua/rubric-world/3719158-finlandia-visilae-devat-spivrobitnikiv-rosijskogo-posolstva.html" text:style-name="Internet_20_link" text:visited-style-name="Visited_20_Internet_20_Link">
芬兰派遣9名俄罗斯波兰的雇员</text:a>
正如乌克林福姆报道的，<text:a xlink:type="simple" xlink:href="https://www.ukrinform.ua/rubric-world/3700517-svecia-visilae-patoh-rosijskih-diplomativ-mzs.html" text:style-name="Internet_20_link" text:visited-style-name="Visited_20_Internet_20_Link">
瑞典发送了五个</text:a>
俄罗斯外交官开展与外交身份不相容的活动。</text:p>
      <text:p text:style-name="P4">
瑞典去年4月还派出了三名俄罗斯外交官，该俄罗斯全面入侵俄罗斯。</text:p>
      <text:p text:style-name="P4">
News Source: <text:a xlink:type="simple" xlink:href="https://www.ukrinform.ua/rubric-world/3720179-rumunia-zobovazala-rosijske-posolstvo-skorotiti-stat-na-51-posadu.html" text:style-name="Internet_20_link" text:visited-style-name="Visited_20_Internet_20_Link">
https://www.ukrinform.ua/rubric-world/3720179-rumunia-zobovazala-rosijske-posolstvo-skorotiti-stat-na-51-posadu.html</text:a>
</text:p>
      <!--NEWS-->
      <text:h text:style-name="P10" text:outline-level="1">
<text:span text:style-name="T4">
在巴赫穆特（Bakhmut）下的侧面，国防部队向前迈进了1600米 - 腹部</text:span>
</text:h>
      <text:p text:style-name="P4">
作者: Ukrinform (Person)</text:p>
      <text:p text:style-name="P4">
出版商: Укринформ (Organization)</text:p>
      <text:p text:style-name="P4">
出版时间: 2023-06-08T17:59:00+03:00</text:p>
      <text:p text:style-name="P4">
修改时间: 2023-06-08T17:59:00+03:00</text:p>
      <text:p text:style-name="P4">
描述: 在巴赫穆特（Bakhmut）的方向上，国防军在南部和北部的侧面向前行驶了1600米。  - 乌克林。</text:p>
      <text:p text:style-name="P4">
图片: ['<text:a xlink:type="simple" xlink:href="https://static.ukrinform.com/photos/2023_05/thumb_files/630_360_1684772122-920.jpg" text:style-name="Internet_20_link" text:visited-style-name="Visited_20_Internet_20_Link">
630_360_16847...</text:a>
']</text:p>
      <text:p text:style-name="P4">
标签: ['Бахмут', 'ЗСУ', 'Війна з Росією', '#stoprussia', 'Єдині новини']</text:p>
      <text:p text:style-name="P4">
类型: Article</text:p>
      <!--METADATA-->
      <text:p text:style-name="P4">
<draw:frame draw:style-name="fr1" draw:name="Image56" text:anchor-type="as-char" svg:width="6.9236in" svg:height="3.956343in" draw:z-index="0">
<draw:image xlink:href="../Images/yкринформ/2023-06-08T17-59-00-03-00/630_360_1684772122-920.jpg" xlink:type="simple" xlink:show="embed" xlink:actuate="onLoad" draw:mime-type="image/jpeg"/>
</draw:frame>
国防军的Nabakhmut方向在南部和南部的1600米处前进。</text:p>
      <text:p text:style-name="P4">
报道说，武装部队的东方紧急武装部队发言人谢尔盖·奇雷维蒂(Sergey Cherevaty)在电视台“统一新闻”的空中报道了这一点。</text:p>
      <text:p text:style-name="P4">
“巴赫穆特的方向在我们军方的柜台攻击行动的计划中，在南部和北部侧面的某些方向上保持活跃，我们的silabones越过了1600米，敌人使用火炮产生了强烈的抵抗。 342次，他在不同类型的炮兵系统中击败了我们的位置。 有6架飞机，10个城市，在此期间，我们摧毁了120个目标，184人受伤，俘虏了1架。 也摧毁了5个<text:a xlink:type="simple" xlink:href="https://www.ukrinform.ua/tag-tank" text:style-name="Internet_20_link" text:visited-style-name="Visited_20_Internet_20_Link">
坦克</text:a>
，APC，登陆的战车，装甲车，D -30枪，2 UAV“ Orlan 10”，焦点情报站，9带有弹药的现场仓库”，据报道。</text:p>
      <text:p text:style-name="P4">
<text:span text:style-name="T4">
另请阅读：</text:span>
 <text:a xlink:type="simple" xlink:href="https://www.ukrinform.ua/rubric-ato/3720140-vorog-na-shodi-bezuspisno-namagaetsa-nastupati-na-pivdni-aktivno-oboronaetsa-malar.html" text:style-name="Internet_20_link" text:visited-style-name="Visited_20_Internet_20_Link">
东方的敌人正试图在南部积极有缺陷 - 国防部</text:a>
正如乌克林福姆报道的那样，乌克兰汉纳马尔国防部副部长的前一天报告说，连续三天[纳巴克穆特方向的国防军进攻。 这是给出的(https://www.ukrinform.ua/rubric-ato/3718557-sili-oboroni-na-okremih-napramkah-perehodat-do-nastupalnih-dij-mou.html)_foto：武装部队总参谋部</text:p>
      <text:p text:style-name="P4">
News Source: <text:a xlink:type="simple" xlink:href="https://www.ukrinform.ua/rubric-ato/3720181-na-flangah-pid-bahmutom-sili-oboroni-prosunulis-na-1600-metriv-cerevatij.html" text:style-name="Internet_20_link" text:visited-style-name="Visited_20_Internet_20_Link">
https://www.ukrinform.ua/rubric-ato/3720181-na-flangah-pid-bahmutom-sili-oboroni-prosunulis-na-1600-metriv-cerevatij.html</text:a>
</text:p>
      <!--NEWS-->
      <text:h text:style-name="P10" text:outline-level="1">
<text:span text:style-name="T4">
IMF将在6月底对乌克兰的下一批决定做出决定</text:span>
</text:h>
      <text:p text:style-name="P4">
作者: Ukrinform (Person)</text:p>
      <text:p text:style-name="P4">
出版商: Укринформ (Organization)</text:p>
      <text:p text:style-name="P4">
出版时间: 2023-06-08T18:00:00+03:00</text:p>
      <text:p text:style-name="P4">
修改时间: 2023-06-08T18:00:00+03:00</text:p>
      <text:p text:style-name="P4">
描述: IMF执行委员会会议关于乌克兰EFF计划的首次审查的结果以及计划分配下一批款项的决定，定于6月底。  - 乌克林。</text:p>
      <text:p text:style-name="P4">
图片: ['<text:a xlink:type="simple" xlink:href="https://static.ukrinform.com/photos/2023_04/thumb_files/630_360_1680538218-164.jpg" text:style-name="Internet_20_link" text:visited-style-name="Visited_20_Internet_20_Link">
630_360_16805...</text:a>
']</text:p>
      <text:p text:style-name="P4">
标签: ['МВФ', 'Україна', 'Гроші']</text:p>
      <text:p text:style-name="P4">
类型: Article</text:p>
      <!--METADATA-->
      <text:p text:style-name="P4">
<draw:frame draw:style-name="fr1" draw:name="Image57" text:anchor-type="as-char" svg:width="6.9236in" svg:height="3.956343in" draw:z-index="0">
<draw:image xlink:href="../Images/yкринформ/2023-06-08T18-00-00-03-00/630_360_1680538218-164.jpg" xlink:type="simple" xlink:show="embed" xlink:actuate="onLoad" draw:mime-type="image/jpeg"/>
</draw:frame>
乌克兰乌克兰EFF计划的国际货币基金组织公司委员会计划分配下一批。</text:p>
      <text:p text:style-name="P4">
这是对IMF通讯部朱莉娅·科扎克(Julia Kozak)自己的记者乌克林法德部门的问题的回应。</text:p>
      <text:p text:style-name="P4">
“所有定量性能标准在4月底和5月底的结构控制指标均已满足。 这为代理理事会理事会开辟了道路，该委员会已预先计划于6月底。”该基金会说。</text:p>
      <text:p text:style-name="P4">
她提醒，这打开了有机会通过约9亿美元的EFF Zaporna计划将下一批款项分配给乌克兰。</text:p>
      <text:p text:style-name="P4">
<text:span text:style-name="T4">
另请阅读：</text:span>
 <text:a xlink:type="simple" xlink:href="https://www.ukrinform.ua/rubric-economy/3716193-mvf-pokrasiv-prognoz-dla-vvp-ukraini-do-plus-13.html" text:style-name="Internet_20_link" text:visited-style-name="Visited_20_Internet_20_Link">
<text:span text:style-name="T4">
 IMF </text:span>
改进了乌克兰GDP的预测至1-3％</text:a>
哥萨克还强调，乌克兰经济继续证明了非凡的可持续性。 至少与卡科夫卡水力发电站的灌木丛有关的最后一场悲剧，动态表明，乌克兰经济在2023年逐渐恢复。</text:p>
      <text:p text:style-name="P4">
乌克林福姆(Ukrinform)报道，在3月底，国际货币基金组织(IMF)<text:a xlink:type="simple" xlink:href="https://www.ukrinform.ua/rubric-economy/3690077-mvf-shvaliv-programu-finansuvanna-dla-ukraini-na-156-milarda.html" text:style-name="Internet_20_link" text:visited-style-name="Visited_20_Internet_20_Link">
批准了扩大乌克兰EFF的计划，以156亿美元的价格扩大EFF</text:a>
。，设计48个月。</text:p>
      <text:p text:style-name="P4">
乌克兰的EFF计划的第一个观点是在5月下旬在维也纳举行的。</text:p>
      <text:p text:style-name="P4">
5月30日<text:a xlink:type="simple" xlink:href="https://www.ukrinform.ua/tag-mvf" text:style-name="Internet_20_link" text:visited-style-name="Visited_20_Internet_20_Link">
IMF</text:a>
乌克兰当局宣布<text:a xlink:type="simple" xlink:href="https://www.ukrinform.ua/rubric-economy/3716176-programa-rozsirenogo-finansuvanna-ukraina-ta-mvf-dosagli-ugodi-na-rivni-personalu.html" text:style-name="Internet_20_link" text:visited-style-name="Visited_20_Internet_20_Link">
达到人事级别</text:a>
关于此审查的成功进行，EFF计划中更新的经济和财务政策措施的量身定制。</text:p>
      <text:p text:style-name="P4">
News Source: <text:a xlink:type="simple" xlink:href="https://www.ukrinform.ua/rubric-economy/3720176-mvf-uhvalit-risenna-pro-nastupnij-trans-dla-ukraini-naprikinci-cervna.html" text:style-name="Internet_20_link" text:visited-style-name="Visited_20_Internet_20_Link">
https://www.ukrinform.ua/rubric-economy/3720176-mvf-uhvalit-risenna-pro-nastupnij-trans-dla-ukraini-naprikinci-cervna.html</text:a>
</text:p>
      <!--NEWS-->
      <text:h text:style-name="P10" text:outline-level="1">
<text:span text:style-name="T4">
Alexei Reznikov：俄罗斯不会停止提醒世界这是一个恐怖分子国家</text:span>
</text:h>
      <text:p text:style-name="P4">
作者: ['АРМІЯINFORM']</text:p>
      <text:p text:style-name="P4">
时间: 2023-06-08T18:00:00-04:00</text:p>
      <text:p text:style-name="P4">
描述: 坦克没有被通往女巫的路停止，他们不是偏斜的牛恐怖主义。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АГРЕСІЯ РФ', 'ВТОРГНЕННЯ РФ', 'КАХОВСЬКА ГЕС', 'ОЛЕКСІЙ РЕЗНІКОВ']</text:p>
      <text:p text:style-name="P4">
类别: News</text:p>
      <!--METADATA-->
      <text:p text:style-name="P4">
俄罗斯并没有停止提醒世界，它不过是恐怖分子。</text:p>
      <text:p text:style-name="P4">
在Twitter上关于它<text:a xlink:type="simple" xlink:href="https://twitter.com/oleksiireznikov/status/1666552422053888007" text:style-name="Internet_20_link" text:visited-style-name="Visited_20_Internet_20_Link">
报告</text:a>
乌克兰Alexei Reznikov国防部长，出版了Dambi Kakhovka水力发电站承销的后果。</text:p>
      <text:p text:style-name="P4">
“俄罗斯摧毁了生活在路径上的一切，破坏了卡科夫卡的卡科夫卡水力发电厂。 俄罗斯联邦近几十年来造成了欧洲最大的灾难。 受害者不仅是人，而且是成千上万的无助动物。”</text:p>
      <text:p text:style-name="P4">
News Source: <text:a xlink:type="simple" xlink:href="https://armyinform.com.ua/2023/06/08/oleksij-reznikov-rosiya-ne-perestaye-nagaduvaty-svitu-shho-vona-terorystychna-derzhava/" text:style-name="Internet_20_link" text:visited-style-name="Visited_20_Internet_20_Link">
https://armyinform.com.ua/2023/06/08/oleksij-reznikov-rosiya-ne-perestaye-nagaduvaty-svitu-shho-vona-terorystychna-derzhava/</text:a>
</text:p>
      <!--NEWS-->
      <text:h text:style-name="P10" text:outline-level="1">
<text:span text:style-name="T4">
在基辅公开了一个赌博场所的地下网络</text:span>
</text:h>
      <text:p text:style-name="P4">
作者: Ukrinform (Person)</text:p>
      <text:p text:style-name="P4">
出版商: Укринформ (Organization)</text:p>
      <text:p text:style-name="P4">
出版时间: 2023-06-08T18:06:17+03:00</text:p>
      <text:p text:style-name="P4">
修改时间: 2023-06-08T18:06:17+03:00</text:p>
      <text:p text:style-name="P4">
描述: 基辅经济安全局停止了赌博机构网络的非法活动。  - 乌克林。</text:p>
      <text:p text:style-name="P4">
图片: ['<text:a xlink:type="simple" xlink:href="https://static.ukrinform.com/photos/2023_06/thumb_files/630_360_1686236620-727.jpg" text:style-name="Internet_20_link" text:visited-style-name="Visited_20_Internet_20_Link">
630_360_16862...</text:a>
']</text:p>
      <text:p text:style-name="P4">
标签: ['Київ', 'Гральний бізнес', 'Бюро економічної безпеки']</text:p>
      <text:p text:style-name="P4">
类型: Article</text:p>
      <!--METADATA-->
      <text:p text:style-name="P4">
<draw:frame draw:style-name="fr1" draw:name="Image58" text:anchor-type="as-char" svg:width="6.9236in" svg:height="3.956343in" draw:z-index="0">
<draw:image xlink:href="../Images/yкринформ/2023-06-08T18-06-17-03-00/630_360_1686236620-727.jpg" xlink:type="simple" xlink:show="embed" xlink:actuate="onLoad" draw:mime-type="image/jpeg"/>
</draw:frame>
基辅的局安全阻止了赌博网络的非法活动。</text:p>
      <text:p text:style-name="P4">
正如Ukrinform报道的那样，它报告了<text:a xlink:type="simple" xlink:href="https://esbu.gov.ua/news/beb-prypynylo-nezakonnu-diialnist-hralnykh-zakladiv-u-kyievi" text:style-name="Internet_20_link" text:visited-style-name="Visited_20_Internet_20_Link">
BEB的新闻服务。</text:a>
“基辅在基辅暴露和停止网络中的BAB领土管理的侦探<text:a xlink:type="simple" xlink:href="https://www.ukrinform.ua/tag-gralnij-biznes" text:style-name="Internet_20_link" text:visited-style-name="Visited_20_Internet_20_Link">
赌博</text:a>
机构。 声明说，已撤回了120多个用于游戏的计算机设备，其估计成本超过200万UAH。”</text:p>
      <text:p text:style-name="P4">
预审调查发现，一群人违反了立法，并在基辅市领土上提供了赌博服务，并提供了不负责任的许可。 游乐设施主要是在住宅建筑的第一层楼上配备的。 他们隐藏了他们的活动，只为经过验证的客户开放，并在宵禁期间工作。</text:p>
      <text:p text:style-name="P4">
BEB的侦探设定了参与犯罪计划的全部范围。</text:p>
      <text:p text:style-name="P4">
<text:span text:style-name="T4">
另请阅读：</text:span>
 [<text:span text:style-name="T4">
 beb </text:span>
暴露了地下生产(https://www.ukrinform.ua/rubric-economy/3719124-beb-vikrilo-pidpilne-virobnictvo-spirtu-z-sodennim-oborotom-u-20-tonn.html)据报道，截至6月1日，乌克兰经济安全局在预审调查中的侦探有87项刑事诉讼，并在组织和赌博领域的非法活动样本中进行了刑事诉讼。 上述刑事诉讼中的婴儿侦探进行了130多个笔记，其中扣押了计算机设备的套件，玩轮盘赌，游戏机，其他技术设备。 扣押的商品材料的方向约为1400万。</text:p>
      <text:p text:style-name="P4">
<text:span text:style-name="T5">
foto：beb</text:span>
</text:p>
      <text:p text:style-name="P4">
News Source: <text:a xlink:type="simple" xlink:href="https://www.ukrinform.ua/rubric-kyiv/3720184-u-kievi-vikrili-pidpilnu-merezu-gralnih-zakladiv.html" text:style-name="Internet_20_link" text:visited-style-name="Visited_20_Internet_20_Link">
https://www.ukrinform.ua/rubric-kyiv/3720184-u-kievi-vikrili-pidpilnu-merezu-gralnih-zakladiv.html</text:a>
</text:p>
      <!--NEWS-->
      <text:h text:style-name="P10" text:outline-level="1">
<text:span text:style-name="T4">
大量的矿山在炸毁了卡科夫斯卡亚水力发电站的大坝后，将矿山飘落</text:span>
</text:h>
      <text:p text:style-name="P4">
作者: Ukrinform (Person)</text:p>
      <text:p text:style-name="P4">
出版商: Укринформ (Organization)</text:p>
      <text:p text:style-name="P4">
出版时间: 2023-06-08T18:06:25+03:00</text:p>
      <text:p text:style-name="P4">
修改时间: 2023-06-08T18:06:25+03:00</text:p>
      <text:p text:style-name="P4">
描述: 在炸毁了卡科夫斯基水力发电厂的俄罗斯军队后，大量的矿山沿着dnieper沿着dnieper散开。  - 乌克林。</text:p>
      <text:p text:style-name="P4">
图片: ['<text:a xlink:type="simple" xlink:href="https://static.ukrinform.com/photos/2023_06/thumb_files/630_360_1686044812-421.png" text:style-name="Internet_20_link" text:visited-style-name="Visited_20_Internet_20_Link">
630_360_16860...</text:a>
']</text:p>
      <text:p text:style-name="P4">
标签: ['Міна', 'Одещина', 'Каховська ГЕС']</text:p>
      <text:p text:style-name="P4">
类型: Article</text:p>
      <!--METADATA-->
      <text:p text:style-name="P4">
<draw:frame draw:style-name="fr1" draw:name="Image60" text:anchor-type="as-char" svg:width="6.9236in" svg:height="3.956343in" draw:z-index="0">
<draw:image xlink:href="../Images/yкринформ/2023-06-08T18-06-25-03-00/630_360_1686044812-421.png" xlink:type="simple" xlink:show="embed" xlink:actuate="onLoad" draw:mime-type="image/png"/>
</draw:frame>
矿山的巨大性在炸毁了卡科夫卡水力发电厂的俄罗斯军队后，沿着dnieper沿着水中的巨大变化。</text:p>
      <text:p text:style-name="P4">
根据乌克林福姆(Ukrinform(https://www.facebook.com/OperationalCommandSouth/posts/pfbid02BvUQ3sK4nbaynmq139hAzb9W2dV55R9E3rnnTKGdHcNBqdYsomE8kpMXyVjtA1mwl).</text:p>
      <text:p text:style-name="P4">
Зазначається, що внаслідок підриву російськими військами Каховської ГЕСсміття, уламки різних предметів, човни, навіть будівельні конструкції стрімкоютечією несе річкою Дніпро і частково винесло в Чорне море.</text:p>
      <text:p text:style-name="P4">
<text:span text:style-name="T4">
Читайте також:</text:span>
 <text:a xlink:type="simple" xlink:href="https://www.ukrinform.ua/rubric-economy/3720173-belgia-nadast-ukraini-generatori-dla-podolanna-naslidkiv-pidrivu-kahovskoi-ges.html" text:style-name="Internet_20_link" text:visited-style-name="Visited_20_Internet_20_Link">
 Бельгія надасть Україні генератори для подоланнянаслідків підриву <text:span text:style-name="T4">
Каховсько</text:span>
 ї ГЕС </text:a>
消息写道：“这些溪流还提高了矿山的爆炸障碍，这些障碍物在左岸占据。</text:p>
      <text:p text:style-name="P4">
这些反沉积地雷之一是敖德萨地区的岸上。 小偷部队被摧毁了。</text:p>
      <text:p text:style-name="P4">
“面对与Kakhovskaya水力发电厂的破坏有关的紧急情况，随着Dniep​​er的海岸，Mykolaiv和Odessa地区的整个黑海海岸的Dniep​​er -Buzky河口，矿山的危险被增加了。”阅读。</text:p>
      <text:p text:style-name="P4">
*!(https://www.ukrinform.ua/rubric-ato/3719946-okupanti-znisili-kahovsku-ges-so-cekae-pivden-ukraini.html)正如乌克林福姆(Ukrinform)报道的那样，俄罗斯军队在6月6日的当晚破坏了杜布尔克霍夫水力发电厂。 截至6月8日上午，在水下有600平方米。 Kmeteria是洪水的平均水平-5.61 m。在Kherson地区的右岸，大约有16,000人处于灾难地区，疏散正在进行中。 情况对左岸批评。</text:p>
      <text:p text:style-name="P4">
News Source: <text:a xlink:type="simple" xlink:href="https://www.ukrinform.ua/rubric-regions/3720185-velika-kilkist-min-drejfue-za-tecieu-dnipra-pisla-pidrivu-grebli-kahovskoi-ges-vijskovi.html" text:style-name="Internet_20_link" text:visited-style-name="Visited_20_Internet_20_Link">
https://www.ukrinform.ua/rubric-regions/3720185-velika-kilkist-min-drejfue-za-tecieu-dnipra-pisla-pidrivu-grebli-kahovskoi-ges-vijskovi.html</text:a>
</text:p>
      <!--NEWS-->
      <text:h text:style-name="P10" text:outline-level="1">
<text:span text:style-name="T4">
加拿大讲师教武装部队的武装力量捕获和保留建筑物</text:span>
</text:h>
      <text:p text:style-name="P4">
作者: Ukrinform (Person)</text:p>
      <text:p text:style-name="P4">
出版商: Укринформ (Organization)</text:p>
      <text:p text:style-name="P4">
出版时间: 2023-06-08T18:08:00+03:00</text:p>
      <text:p text:style-name="P4">
修改时间: 2023-06-08T18:08:00+03:00</text:p>
      <text:p text:style-name="P4">
描述: 在英国，在加拿大教练的指导下，乌克兰武装部队的军人正在城市地区核对敌对行动。  - 乌克林。</text:p>
      <text:p text:style-name="P4">
图片: ['<text:a xlink:type="simple" xlink:href="https://static.ukrinform.com/photos/2023_06/thumb_files/630_360_1686237023-460.jpg" text:style-name="Internet_20_link" text:visited-style-name="Visited_20_Internet_20_Link">
630_360_16862...</text:a>
']</text:p>
      <text:p text:style-name="P4">
标签: ['Британія', 'Канада', 'Військові навчання']</text:p>
      <text:p text:style-name="P4">
类型: Article</text:p>
      <!--METADATA-->
      <text:p text:style-name="P4">
<draw:frame draw:style-name="fr1" draw:name="Image61" text:anchor-type="as-char" svg:width="6.9236in" svg:height="3.956343in" draw:z-index="0">
<draw:image xlink:href="../Images/yкринформ/2023-06-08T18-08-00-03-00/630_360_1686237023-460.jpg" xlink:type="simple" xlink:show="embed" xlink:actuate="onLoad" draw:mime-type="image/jpeg"/>
</draw:frame>
在大不列颠，在加拿大教练的指导下，乌克兰武装部队的军人正在城市化的地形进行战斗。</text:p>
      <text:p text:style-name="P4">
乌克林福姆(Ukrinform(https://www.facebook.com/GeneralStaff.ua/posts/pfbid035BieLjcPVNvqR6XiJdTrsC19AnAuKmsmV23DS83j98onSVWS3qmNKib8tP4zoKWyl?locale=uk_UA).</text:p>
      <text:p text:style-name="P4">
“Ведення бойових дій в урбанізованій місцевості - саме цьомувійськовослужбовці Збройних сил Канади з 2-го та 3-го батальйонів Канадськоїлегкої піхоти принцеси Патриції 1-ї канадської механізованої бригадної групи3-ї канадської дивізії навчають новобранців Збройних сил України під часоперації Збройних сил Канади UNIFIER-UK у рамках багатонаціональної навчальноїоперації “Interflex” з базової військової підготовки особового складу Збройнихсил України у Великій Британії”, – ідеться у повідомленні.</text:p>
      <text:p text:style-name="P4">
<text:span text:style-name="T4">
Читайте також:</text:span>
 <text:a xlink:type="simple" xlink:href="https://www.ukrinform.ua/rubric-ato/3717578-instruktori-z-norvegii-vcat-ukrainskih-vijskovih-bezpecnomu-podolannu-minnih-zagorodzen.html" text:style-name="Internet_20_link" text:visited-style-name="Visited_20_Internet_20_Link">
 <text:span text:style-name="T4">
Інструкт</text:span>
 ори з Норвегії вчать українських військовихбезпечному подоланню мінних загороджень </text:a>
特别是，在加拿大武装部队的专家指导下，新兵对理论进行了转移，并涉及验证通道和房屋和房间的通道和入口的实际战术要素，在定居点战斗中撤离受害者，准备，准备，捕获，钦佩，钦佩，钦佩，钦佩建筑物的存储和复杂性。</text:p>
      <text:p text:style-name="P4">
</text:p>
      <text:p text:style-name="P4">
据总参谋部称，所有这些训练模块使军事人员在保护乌克兰侵害俄罗斯侵略者期间为战斗条件做好了准备，并为战斗条件做好了准备。</text:p>
      <text:p text:style-name="P4">
这项培训使掌握必要的战术技能，提高乌克兰武装部队的劣势和专业精神成为可能，以便军事人员可以促进必要的战术知识来保护乌克兰。</text:p>
      <text:p text:style-name="P4">
<text:span text:style-name="T4">
另请阅读：</text:span>
 <text:a xlink:type="simple" xlink:href="https://www.ukrinform.ua/rubric-ato/3717165-norvezki-instruktori-vcat-ukrainskih-novobranciv-vizivannu.html" text:style-name="Internet_20_link" text:visited-style-name="Visited_20_Internet_20_Link">
挪威语<text:span text:style-name="T4">
教练</text:span>
和教乌克兰新兵</text:a>
总参谋部强调，英国​​和加拿大继续得到国际乌克兰的支持，并正在与国际合作伙伴稳步合作，以不断为乌克兰提供支持，以应对长期违反俄罗斯国际法的行为。</text:p>
      <text:p text:style-name="P4">
正如乌克林福姆报道的那样，在英国的第一届罗迪课程中，已经有十个乌克兰军事牧师接受了英国同事的培训。</text:p>
      <text:p text:style-name="P4">
News Source: <text:a xlink:type="simple" xlink:href="https://www.ukrinform.ua/rubric-ato/3720187-kanadski-instruktori-vcat-novobranciv-zsu-zahoplennu-ta-utrimannu-budivel.html" text:style-name="Internet_20_link" text:visited-style-name="Visited_20_Internet_20_Link">
https://www.ukrinform.ua/rubric-ato/3720187-kanadski-instruktori-vcat-novobranciv-zsu-zahoplennu-ta-utrimannu-budivel.html</text:a>
</text:p>
      <!--NEWS-->
      <text:h text:style-name="P10" text:outline-level="1">
<text:span text:style-name="T4">
陶里式的方向：每天敌人损失 - 在三家公司和57件设备上</text:span>
</text:h>
      <text:p text:style-name="P4">
作者: Ukrinform (Person)</text:p>
      <text:p text:style-name="P4">
出版商: Укринформ (Organization)</text:p>
      <text:p text:style-name="P4">
出版时间: 2023-06-08T18:09:00+03:00</text:p>
      <text:p text:style-name="P4">
修改时间: 2023-06-08T18:09:00+03:00</text:p>
      <text:p text:style-name="P4">
描述: 在塔夫里斯克（Tavriysk）的方向上，俄罗斯军队正在辩护，每天造成的损失和受伤的损失超过三家公司。  - 乌克林。</text:p>
      <text:p text:style-name="P4">
图片: ['<text:a xlink:type="simple" xlink:href="https://static.ukrinform.com/photos/2022_09/thumb_files/630_360_1663863368-624.jpg" text:style-name="Internet_20_link" text:visited-style-name="Visited_20_Internet_20_Link">
630_360_16638...</text:a>
']</text:p>
      <text:p text:style-name="P4">
标签: ['ЗСУ', 'Російські військові', 'Війна з Росією']</text:p>
      <text:p text:style-name="P4">
类型: Article</text:p>
      <!--METADATA-->
      <text:p text:style-name="P4">
<draw:frame draw:style-name="fr1" draw:name="Image63" text:anchor-type="as-char" svg:width="6.9236in" svg:height="3.956343in" draw:z-index="0">
<draw:image xlink:href="../Images/yкринформ/2023-06-08T18-09-00-03-00/630_360_1663863368-624.jpg" xlink:type="simple" xlink:show="embed" xlink:actuate="onLoad" draw:mime-type="image/jpeg"/>
</draw:frame>
俄罗斯军队正在辩护，他们每天损失和受伤的人数超过三家公司。</text:p>
      <text:p text:style-name="P4">
乌克林福姆(Ukrinform(https://t.me/otarnavskiy/109)。</text:p>
      <text:p text:style-name="P4">
国防军在塔夫里斯卡亚(Tavriyskaya)上工作并系统地摧毁敌人。</text:p>
      <text:p text:style-name="P4">
据他说，白天，火箭部队的部队和防御力量部队的炮兵完成了1522年的消防任务。 这是一次反击斗争，并在先前计划的目的上进行工作。</text:p>
      <text:p text:style-name="P4">
<text:span text:style-name="T4">
另请阅读：</text:span>
 <text:a xlink:type="simple" xlink:href="https://www.ukrinform.ua/rubric-ato/3719829-zsu-znisili-vze-212-760-rosijskih-zagarbnikiv.html" text:style-name="Internet_20_link" text:visited-style-name="Visited_20_Internet_20_Link">
武装部队<text:span text:style-name="T4">
被摧毁</text:span>
已经212 760俄罗斯入侵者</text:a>
乌克兰捍卫者摧毁并损坏了57位军事技术人员，其中包括12名<text:a xlink:type="simple" xlink:href="https://www.ukrinform.ua/tag-tank" text:style-name="Internet_20_link" text:visited-style-name="Visited_20_Internet_20_Link">
坦克</text:a>
，步兵的病情汽车，三辆战斗装甲车，两辆多功能拖拉机(mtlb)，装甲的人员载体，榴弹炮2C19“ MSTU-C”，自行炮兵装置2C3“ acacia”和2C1“康乃馨”，电子摔跤“ Field” Field-21“ 21”，Radar Station，Zoo doile Craftile System，Anti-Aircraft Systems” Buk-M2”和“ Arrow-10”，无人机超级车，Zala和Orlan-10，毕业生的两个反应性系统，抗作品抗作品“ Arrow-10”。</text:p>
      <text:p text:style-name="P4">
国防军也摧毁了五个带有敌人弹药的仓库。</text:p>
      <text:p text:style-name="P4">
正如乌克林福姆(Ukrinform)报道的那样，国家安全与国防委员会秘书亚历山大(Alexeydanilov)表示，乌克兰尚未开始](https://www.ukrinform.ua/rubric-ato/3719598-ukraina-se-ne-perehodila-u-kontrnastup-jogo-pocatok-vsi-pobacat-danilov.html)计划反性。</text:p>
      <text:p text:style-name="P4">
_foto：武装部队总参谋部</text:p>
      <text:p text:style-name="P4">
News Source: <text:a xlink:type="simple" xlink:href="https://www.ukrinform.ua/rubric-ato/3720183-tavrijskij-napramok-vtrati-voroga-za-dobu-ponad-tri-roti-i-57-odinic-tehniki.html" text:style-name="Internet_20_link" text:visited-style-name="Visited_20_Internet_20_Link">
https://www.ukrinform.ua/rubric-ato/3720183-tavrijskij-napramok-vtrati-voroga-za-dobu-ponad-tri-roti-i-57-odinic-tehniki.html</text:a>
</text:p>
      <!--NEWS-->
      <text:h text:style-name="P10" text:outline-level="1">
<text:span text:style-name="T4">
IMF准备后果的详细评估</text:span>
</text:h>
      <text:p text:style-name="P4">
作者: Ukrinform (Person)</text:p>
      <text:p text:style-name="P4">
出版商: Укринформ (Organization)</text:p>
      <text:p text:style-name="P4">
出版时间: 2023-06-08T18:10:00+03:00</text:p>
      <text:p text:style-name="P4">
修改时间: 2023-06-08T18:10:00+03:00</text:p>
      <text:p text:style-name="P4">
描述: 国际货币基金组织仔细监视了卡科夫斯克水力发电厂，并就此问题与乌克兰政府紧密互动，以评估这场悲剧的经济影响。  - 乌克林。</text:p>
      <text:p text:style-name="P4">
图片: ['<text:a xlink:type="simple" xlink:href="https://static.ukrinform.com/photos/2023_06/thumb_files/630_360_1686128385-976.jpg" text:style-name="Internet_20_link" text:visited-style-name="Visited_20_Internet_20_Link">
630_360_16861...</text:a>
']</text:p>
      <text:p text:style-name="P4">
标签: ['МВФ', 'Каховська ГЕС', 'Збитки']</text:p>
      <text:p text:style-name="P4">
类型: Article</text:p>
      <!--METADATA-->
      <text:p text:style-name="P4">
<draw:frame draw:style-name="fr1" draw:name="Image64" text:anchor-type="as-char" svg:width="6.9236in" svg:height="3.956343in" draw:z-index="0">
<draw:image xlink:href="../Images/yкринформ/2023-06-08T18-10-00-03-00/630_360_1686128385-976.jpg" xlink:type="simple" xlink:show="embed" xlink:actuate="onLoad" draw:mime-type="image/jpeg"/>
</draw:frame>
国际货币基金组织仔细监视与Podrivkakhovsky水力发电厂相关的情况，并就此问题与乌克兰政府紧密互动，以团结悲剧的经济影响。</text:p>
      <text:p text:style-name="P4">
这是由Iufjulius Kozak传播部周四根据乌克林福姆(Ukrinform)的要求对悲剧的后果进行初步评估。</text:p>
      <text:p text:style-name="P4">
“不幸的是，估计经济损失还为时过早。 当然，我们紧随其后。 我们的命令与当局保持非常紧密和持续的联系(在乌克兰 - 编辑。)，后来我们将进行全面评估。”基金会说。</text:p>
      <text:p text:style-name="P4">
她强调，在<text:a xlink:type="simple" xlink:href="https://www.ukrinform.ua/tag-mvf" text:style-name="Internet_20_link" text:visited-style-name="Visited_20_Internet_20_Link">
IMF</text:a>
驱散水力发电和环境后果的社会，经济和环境后果。</text:p>
      <text:p text:style-name="P4">
*!(https://www.ukrinform.ua/rubric-economy/3720176-mvf-uhvalit-risenna-pro-nastupnij-trans-dla-ukraini-naprikinci-cervna.html)“绝对是一个非常可悲的人类悲剧。 我们表达了那些由于这场悲剧而遭受的苦难的人的分类。”哥萨克说。</text:p>
      <text:p text:style-name="P4">
正如乌克林福姆报道的那样，俄罗斯军队在6月6日晚上<text:a xlink:type="simple" xlink:href="https://www.ukrinform.ua/rubric-other_news/3718791-pidriv-rosianami-kahovskoi-ges-vsi-novini.html" text:style-name="Internet_20_link" text:visited-style-name="Visited_20_Internet_20_Link">
Podirvladamba Kakhovka水力发电站</text:a>
。 6月8日的指标状态为600平方米。 该领土的公里，工厂的平均水平-5.61 m。在赫尔森地区的右岸，约有16,000人处于不利地位，正在撤离。 这种情况在临时被捕获的银行中至关重要。</text:p>
      <text:p text:style-name="P4">
<text:a xlink:type="simple" xlink:href="https://www.ukrinform.ua/rubric-polytics/3720064-oon-nevidkladno-zbilsit-obsagi-dopomogi-postrazdalim-vid-zatoplenna-regionam-ukraini.html" text:style-name="Internet_20_link" text:visited-style-name="Visited_20_Internet_20_Link">
联合国打算立即增加援助的数量</text:a>
Tavlover向Kherson和其他受影响地区提供了额外的力量。</text:p>
      <text:p text:style-name="P4">
<text:span text:style-name="T5">
foto：libkos</text:span>
</text:p>
      <text:p text:style-name="P4">
News Source: <text:a xlink:type="simple" xlink:href="https://www.ukrinform.ua/rubric-economy/3720186-mvf-gotue-dokladnu-ocinku-naslidkiv-pidrivu-kahovskoi-ges.html" text:style-name="Internet_20_link" text:visited-style-name="Visited_20_Internet_20_Link">
https://www.ukrinform.ua/rubric-economy/3720186-mvf-gotue-dokladnu-ocinku-naslidkiv-pidrivu-kahovskoi-ges.html</text:a>
</text:p>
      <!--NEWS-->
      <text:h text:style-name="P10" text:outline-level="1">
<text:span text:style-name="T4">
Klitschko将KSCA部门主任Irina Chernenko担任职责</text:span>
</text:h>
      <text:p text:style-name="P4">
作者: Ukrinform (Person)</text:p>
      <text:p text:style-name="P4">
出版商: Укринформ (Organization)</text:p>
      <text:p text:style-name="P4">
出版时间: 2023-06-08T18:17:28+03:00</text:p>
      <text:p text:style-name="P4">
修改时间: 2023-06-08T18:17:28+03:00</text:p>
      <text:p text:style-name="P4">
描述: 自6月10日以来，基辅市长Vitaliy Klitschko将KSCA文化遗产部主任在Irina Chernenko上担任职责。  - 乌克林。</text:p>
      <text:p text:style-name="P4">
图片: ['<text:a xlink:type="simple" xlink:href="https://static.ukrinform.com/photos/2022_12/thumb_files/630_360_1669908514-938.jpg" text:style-name="Internet_20_link" text:visited-style-name="Visited_20_Internet_20_Link">
630_360_16699...</text:a>
']</text:p>
      <text:p text:style-name="P4">
标签: ['КМДА', 'Віталій Кличко', 'Київ']</text:p>
      <text:p text:style-name="P4">
类型: Article</text:p>
      <!--METADATA-->
      <text:p text:style-name="P4">
<draw:frame draw:style-name="fr1" draw:name="Image65" text:anchor-type="as-char" svg:width="6.9236in" svg:height="3.956343in" draw:z-index="0">
<draw:image xlink:href="../Images/yкринформ/2023-06-08T18-17-28-03-00/630_360_1669908514-938.jpg" xlink:type="simple" xlink:show="embed" xlink:actuate="onLoad" draw:mime-type="image/jpeg"/>
</draw:frame>
自6月10日以来，基辅城董事长Vitaliy Klitschko将KSCA文化遗产保护局的KSSCA文化遗产保护局任命。</text:p>
      <text:p text:style-name="P4">
他在[电报]中报道了这一点(https://t.me/vitaliy_klitschko/2094)，报道乌克林福姆。</text:p>
      <text:p text:style-name="P4">
“将KSSCA保护部主任在Chernenko Irina Ivanovna上担任KSCA的KSCA保护部 - 保护文化遗产对象部和文化遗产保护部的历史环境部副主任KSCA从2023年6月10日开始，”  - 他读到。</text:p>
      <text:p text:style-name="P4">
正如乌克林福姆(Kyiv)市长Vitaliy Klitschko所报道的那样[签署了Kmdaakander Nikoryak文化遗产部主任的释放]](https://www.ukrinform.ua/rubric-kyiv/3720163-klicko-pidpisav-zaavu-nikoraka-pro-zvilnenna-z-posadi-direktora-departamentu-kmda.html)。</text:p>
      <text:p text:style-name="P4">
照片：KSF</text:p>
      <text:p text:style-name="P4">
News Source: <text:a xlink:type="simple" xlink:href="https://www.ukrinform.ua/rubric-kyiv/3720188-klicko-poklav-vikonanna-obovazkiv-direktora-departamentu-kmda-na-irinu-cernenko.html" text:style-name="Internet_20_link" text:visited-style-name="Visited_20_Internet_20_Link">
https://www.ukrinform.ua/rubric-kyiv/3720188-klicko-poklav-vikonanna-obovazkiv-direktora-departamentu-kmda-na-irinu-cernenko.html</text:a>
</text:p>
      <!--NEWS-->
      <text:h text:style-name="P10" text:outline-level="1">
<text:span text:style-name="T4">
西方军队毫无疑问，卡科夫卡水力发电站被俄罗斯炸毁 - 波兰将军</text:span>
</text:h>
      <text:p text:style-name="P4">
作者: Ukrinform (Person)</text:p>
      <text:p text:style-name="P4">
出版商: Укринформ (Organization)</text:p>
      <text:p text:style-name="P4">
出版时间: 2023-06-08T18:18:00+03:00</text:p>
      <text:p text:style-name="P4">
修改时间: 2023-06-08T18:18:00+03:00</text:p>
      <text:p text:style-name="P4">
描述: 西方士兵毫无疑问，Kakhovskaya Hydroe公共水力发电厂的排。  - 乌克林。</text:p>
      <text:p text:style-name="P4">
图片: ['<text:a xlink:type="simple" xlink:href="https://static.ukrinform.com/photos/2022_05/thumb_files/630_360_1651674296-691.jpg" text:style-name="Internet_20_link" text:visited-style-name="Visited_20_Internet_20_Link">
630_360_16516...</text:a>
']</text:p>
      <text:p text:style-name="P4">
标签: ['Каховська ГЕС', 'Війна з Росією']</text:p>
      <text:p text:style-name="P4">
类型: Article</text:p>
      <!--METADATA-->
      <text:p text:style-name="P4">
<draw:frame draw:style-name="fr1" draw:name="Image67" text:anchor-type="as-char" svg:width="6.9236in" svg:height="3.956343in" draw:z-index="0">
<draw:image xlink:href="../Images/yкринформ/2023-06-08T18-18-00-03-00/630_360_1651674296-691.jpg" xlink:type="simple" xlink:show="embed" xlink:actuate="onLoad" draw:mime-type="image/jpeg"/>
</draw:frame>
西方军队毫无疑问，卡科夫斯卡雅河(Kakhovskaya Hep)的赛艇运动员已找到。</text:p>
      <text:p text:style-name="P4">
在一次采访中，一位知名的波兰专家强调了乌克林福姆，波兰陆军的湿疹，前该国国防部副部长Waldemar Sklipchak。</text:p>
      <text:p text:style-name="P4">
“俄罗斯的宣传和俄罗斯寡头的金钱仍然赞助事件的变化，播种这些疑问(关于俄罗斯或乌克兰对Podryvkakhovskaya的责任<text:a xlink:type="simple" xlink:href="https://www.ukrinform.ua/tag-ges" text:style-name="Internet_20_link" text:visited-style-name="Visited_20_Internet_20_Link">
HPP</text:a>
- 命令。). Але ніхто звійськових не має сумніву, що це зробили росіяни”, - наголосив Скшипчак.</text:p>
      <text:p text:style-name="P4">
За його словами, у росіян для цього давно було все готове. Зокрема, вони щеторік розмістили там вибухівку, коли українська армія вела активну операцію наХерсонському напрямку.</text:p>
      <text:p text:style-name="P4">
“Вони чекали на відповідний момент, оскільки бояться українськогоконтрнаступу. Російська армія перелякалася українських дій на Бахмутському іХарківському напрямках і на Запоріжжі, де українська армія атакує, хоча це щене контрнаступ, а оперативне введення противника в оману”, - підкресливексперт.</text:p>
      <text:p text:style-name="P4">
<text:span text:style-name="T4">
Читайте також:</text:span>
 <text:a xlink:type="simple" xlink:href="https://www.ukrinform.ua/rubric-society/3719979-buduvali-tak-sob-vitrimala-adernij-udar-fahivec-viklucae-samorujnaciu-kahovskoi-ges.html" text:style-name="Internet_20_link" text:visited-style-name="Visited_20_Internet_20_Link">
 Будували так, щоб витримала ядерний удар: <text:span text:style-name="T4">
фахів</text:span>
 ецьвиключає саморуйнацію Каховської ГЕС </text:a>
Sklipak强调，Damikhov水力发电站爆炸中对俄罗斯的政治后果应“在国际人道主义灾难的国际舞台上完全隔离俄罗斯”。</text:p>
      <text:p text:style-name="P4">
他认为，在联合国层面上应该有相应的决议，即俄罗斯对此负责。</text:p>
      <text:p text:style-name="P4">
专家说：“这是一项不人道的行为，但有必要意识到，即使就其公民而言，他们也一直行事。”</text:p>
      <text:p text:style-name="P4">
取而代之的是，波兰将军在军事计划中指出，由于爆炸的爆炸，将很难在两到三个星期内越过dnieper，因为应减少水流并减少海岸。</text:p>
      <text:p text:style-name="P4">
“俄罗斯人感到恐惧，因为他们认为乌克兰军队已经跨越了多个方向，因此，在大坝上破坏了大坝，他们捍卫了西方的博览会，因此德尼普罗不会逃离乌克兰部队。 这是他们的军事步骤，因为俄罗斯南部的一些部队被扔到纳扎波尔，担心这将是对乌克兰军队的主要打击方向。”<text:span text:style-name="T4">
另请阅读：</text:span>
 [乌克兰通过俄罗斯恐怖袭击<text:span text:style-name="T4">
 kakhov </text:span>
向ECTHR呼吁(https://www.ukrinform.ua/rubric-polytics/3720141-ukraina-zvernulasa-do-espl-cerez-rosijskij-terakt-na-kahovskij-ges.html)“但是，我认为，俄罗斯人被错误计算，因为乌克兰司令部没有将这个方向视为首席。 主要重点是一个有更多机会进行操作的地方，而您无需强迫驾驶员。” Sklipchak强调。</text:p>
      <text:p text:style-name="P4">
他补充说，DNIEPER的强迫可能是一件非常困难的事情。</text:p>
      <text:p text:style-name="P4">
“强迫大河的人知道这有多困难。 我强迫魔杖，警卫，vistula(波兰的河流 -  ed。) - 这是一个非常复杂的组织过程。</text:p>
      <text:p text:style-name="P4">
_面试的完整版本明天在乌克林福姆网站上阅读。</text:p>
      <text:p text:style-name="P4">
News Source: <text:a xlink:type="simple" xlink:href="https://www.ukrinform.ua/rubric-ato/3720191-zahidni-vijskovi-ne-sumnivautsa-so-kahovska-ges-bula-pidirvana-rosieu-polskij-general.html" text:style-name="Internet_20_link" text:visited-style-name="Visited_20_Internet_20_Link">
https://www.ukrinform.ua/rubric-ato/3720191-zahidni-vijskovi-ne-sumnivautsa-so-kahovska-ges-bula-pidirvana-rosieu-polskij-general.html</text:a>
</text:p>
      <!--NEWS-->
      <text:h text:style-name="P10" text:outline-level="1">
<text:span text:style-name="T4">
莫拉斯已通过法院终止了科林斯的合同</text:span>
</text:h>
      <text:p text:style-name="P4">
作者: Ukrinform (Person)</text:p>
      <text:p text:style-name="P4">
出版商: Укринформ (Organization)</text:p>
      <text:p text:style-name="P4">
出版时间: 2023-06-08T18:25:51+03:00</text:p>
      <text:p text:style-name="P4">
修改时间: 2023-06-08T18:25:51+03:00</text:p>
      <text:p text:style-name="P4">
描述: 巴西俱乐部能够挑战这一决定。  - 乌克林。</text:p>
      <text:p text:style-name="P4">
图片: ['<text:a xlink:type="simple" xlink:href="https://static.ukrinform.com/photos/2023_06/thumb_files/630_360_1686237837-747.jpg" text:style-name="Internet_20_link" text:visited-style-name="Visited_20_Internet_20_Link">
630_360_16862...</text:a>
']</text:p>
      <text:p text:style-name="P4">
标签: ['Футбол']</text:p>
      <text:p text:style-name="P4">
类型: Article</text:p>
      <!--METADATA-->
      <text:p text:style-name="P4">
<draw:frame draw:style-name="fr1" draw:name="Image68" text:anchor-type="as-char" svg:width="6.9236in" svg:height="3.956343in" draw:z-index="0">
<draw:image xlink:href="../Images/yкринформ/2023-06-08T18-25-51-03-00/630_360_1686237837-747.jpg" xlink:type="simple" xlink:show="embed" xlink:actuate="onLoad" draw:mime-type="image/jpeg"/>
</draw:frame>
巴西俱乐部能够挑战这一决定。</text:p>
      <text:p text:style-name="P4">
科林斯前锋少年莫拉斯(Junior Moraes)已终止与俱乐部的合同。(https://www.ogol.com.br/news.php?id=486810)乌克林福姆报道。</text:p>
      <text:p text:style-name="P4">
巴西人通过法院实现了这一决定，并成为自由球员。 少年律师终止科林斯合同的主要论点是支付图像权利的付款以及销售超过11个月。</text:p>
      <text:p text:style-name="P4">
圣保罗法院激发了他支持莫拉伊斯“不稳定气候”的决定。 这一决定的重量也有科林斯经理亚历山德罗·纳尼斯(Alessandro Nunes)的声明，他称他的名字称为“胆小鬼和骗子”。</text:p>
      <text:p text:style-name="P4">
<text:span text:style-name="T4">
另请阅读：</text:span>
 <text:a xlink:type="simple" xlink:href="https://www.ukrinform.ua/rubric-sports/3720044-zinoca-zbirna-ukraini-z-futbolu-zigrae-kontrolnij-matc-z-portugalieu.html" text:style-name="Internet_20_link" text:visited-style-name="Visited_20_Internet_20_Link">
乌克兰女子国家队与足球**踢葡萄牙的控制人</text:a>
正如乌克林福姆报道的那样，莫拉斯(Moraises)被撤离了第12名团队的训练。 今年，攻击者在俱乐部的4场比赛中124分钟的资产。</text:p>
      <text:p text:style-name="P4">
照片：Getty图像</text:p>
      <text:p text:style-name="P4">
News Source: <text:a xlink:type="simple" xlink:href="https://www.ukrinform.ua/rubric-sports/3720190-moraes-domigsa-rozirvanna-kontraktu-z-korintians-cerez-sud.html" text:style-name="Internet_20_link" text:visited-style-name="Visited_20_Internet_20_Link">
https://www.ukrinform.ua/rubric-sports/3720190-moraes-domigsa-rozirvanna-kontraktu-z-korintians-cerez-sud.html</text:a>
</text:p>
      <!--NEWS-->
      <text:h text:style-name="P10" text:outline-level="1">
<text:span text:style-name="T4">
俄罗斯的未来赔偿应弥补因卡科夫斯基ecocide而造成的损失</text:span>
</text:h>
      <text:p text:style-name="P4">
作者: Ukrinform (Person)</text:p>
      <text:p text:style-name="P4">
出版商: Укринформ (Organization)</text:p>
      <text:p text:style-name="P4">
出版时间: 2023-06-08T18:29:45+03:00</text:p>
      <text:p text:style-name="P4">
修改时间: 2023-06-08T18:29:45+03:00</text:p>
      <text:p text:style-name="P4">
描述: 俄罗斯应负责破坏卡科夫斯基大坝，未来对俄罗斯联邦的赔偿应弥补这一eCociocived造成的所有损失。  - 乌克林。</text:p>
      <text:p text:style-name="P4">
图片: ['<text:a xlink:type="simple" xlink:href="https://static.ukrinform.com/photos/2020_05/thumb_files/630_360_1589888514-694.jpg" text:style-name="Internet_20_link" text:visited-style-name="Visited_20_Internet_20_Link">
630_360_15898...</text:a>
']</text:p>
      <text:p text:style-name="P4">
标签: ['ОБСЄ', 'Україна', 'Репарації', 'Каховська ГЕС', 'Війна з Росією', 'Екоцид']</text:p>
      <text:p text:style-name="P4">
类型: Article</text:p>
      <!--METADATA-->
      <text:p text:style-name="P4">
<draw:frame draw:style-name="fr1" draw:name="Image69" text:anchor-type="as-char" svg:width="6.9236in" svg:height="3.956343in" draw:z-index="0">
<draw:image xlink:href="../Images/yкринформ/2023-06-08T18-29-45-03-00/630_360_1589888514-694.jpg" xlink:type="simple" xlink:show="embed" xlink:actuate="onLoad" draw:mime-type="image/jpeg"/>
</draw:frame>
俄罗斯必须应对破坏Kakhovka大坝的破坏，而俄罗斯联邦的未来赔偿必须修复这一ECOCID造成的所有损失。</text:p>
      <text:p text:style-name="P4">
乌克林福姆报道，这是由乌克兰的永久代表在国际组织下由埃夫根(Evgeny tsymbalyuk)在欧安组织常设理事会会议上的国际组织所指出的。</text:p>
      <text:p text:style-name="P4">
“仍将确定给我国家造成的损失的规模。但是，严重程度已经前所未有。</text:p>
      <text:p text:style-name="P4">
他指出，乌克兰检察长已经从检察官刑事法院进行了交流(MKS)欧盟司法专员还告知了大坝爆炸的调查。 乌克兰的永久代表补充说：“乌克兰准备与包括ZMC在内的国际司法机制合作，并提供所有必要的证据。”</text:p>
      <text:p text:style-name="P4">
<text:span text:style-name="T4">
另请阅读：</text:span>
 <text:a xlink:type="simple" xlink:href="https://www.ukrinform.ua/rubric-diaspora/3720088-u-stambuli-vidbuvsa-miting-proti-ekocidu-akij-cinit-rosia-v-ukraini.html" text:style-name="Internet_20_link" text:visited-style-name="Visited_20_Internet_20_Link">
在伊斯坦布尔有一个反对<text:span text:style-name="T4">
 ecocide的集会</text:span>
 y，这是乌克兰的俄罗斯人</text:a>
Tsymbalyuk在演讲过程中，告知OSCE成员国的代表团提案评估人道主义，环境和经济后果的承保水力发电工厂以及乌克兰当局采取的第一个措施，以消除它们。 ecocid。</text:p>
      <text:p text:style-name="P4">
“淡水的大规模流入也会带来黑海生态系统的风险。在此，高水将各种污染物冲入黑海，包括沉积物，化学物质和重金属，以及燃料和油。这适用于增加的矿山危险。俄罗斯造成的tsacatatrophe。俄罗斯灭绝的这种行为可能会影响整个地区。” Tsymbalyuk说。</text:p>
      <text:p text:style-name="P4">
他指出，实际贡献<text:a xlink:type="simple" xlink:href="https://www.ukrinform.ua/tag-obse" text:style-name="Internet_20_link" text:visited-style-name="Visited_20_Internet_20_Link">
OSCE</text:a>
解决这些挑战的方法是“必不可少的”。 乌克兰邮报说：“我们感谢准备支持乌克兰，在今天的声明中表示。我们正在等待可能支持的方式协调。”</text:p>
      <text:p text:style-name="P4">
他说，此外，当俄罗斯入侵者理解无法维持被占领的领土时，他们采取了“烧土地”的策略，其中一个例子是破坏了卡科夫斯基大坝。《乌克兰邮报》(Ukrainian Post -Press)告知，有40,000多人受到洪灾的威胁。 乌克兰当局撤离了17,000多人。 “不幸的是，有25,000多名平民位于俄罗斯控制的领土上，只是在其房屋的屋顶上放弃。由于俄罗斯占领政府无法撤离人民，乌克兰已向参考国际组织讲话，以介入，以介入这种情况，以介入这种情况，在这种情况下进行介入tsymbaluk说。</text:p>
      <text:p text:style-name="P4">
随之而来的是，乌克兰任务的负责人谴责俄罗斯试图将差距转移到乌克兰摧毁卡科夫斯基水坝的企图。 他回忆说，俄罗斯的受害者受害者的接待，俄罗斯曾多次实行遭受迫害的人，例如，在击败MH17的情况下。 Tsymbalyuk强调，俄罗斯预先确定否认乌克兰的生存权，“这种否认是乌克兰人民继续侵略和种族灭绝的主要驱动力。”</text:p>
      <text:p text:style-name="P4">
正如乌克林福姆报道的那样，俄罗斯军队在6月6日晚上(进行了卡科夫卡水力发电站)(https://www.ukrinform.ua/rubric-other_news/3718791-pidriv-rosianami-kahovskoi-ges-vsi-novini.html)。 由于内部的机器大厅的加热，车站被完全销毁。 关于卡霍夫斯卡亚水力发电部门的事实，执法人员开始根据“ Ecocid”的文章进行调查。</text:p>
      <text:p text:style-name="P4">
News Source: <text:a xlink:type="simple" xlink:href="https://www.ukrinform.ua/rubric-ato/3720192-majbutni-reparacii-rosii-maut-vidskoduvati-zbitki-cerez-kahovskij-ekocid-ukraina-v-obse.html" text:style-name="Internet_20_link" text:visited-style-name="Visited_20_Internet_20_Link">
https://www.ukrinform.ua/rubric-ato/3720192-majbutni-reparacii-rosii-maut-vidskoduvati-zbitki-cerez-kahovskij-ekocid-ukraina-v-obse.html</text:a>
</text:p>
      <!--NEWS-->
      <text:h text:style-name="P10" text:outline-level="1">
<text:span text:style-name="T4">
里凡恩地区理事会的副代表宣布怀疑</text:span>
</text:h>
      <text:p text:style-name="P4">
作者: Ukrinform (Person)</text:p>
      <text:p text:style-name="P4">
出版商: Укринформ (Organization)</text:p>
      <text:p text:style-name="P4">
出版时间: 2023-06-08T18:36:23+03:00</text:p>
      <text:p text:style-name="P4">
修改时间: 2023-06-08T18:36:23+03:00</text:p>
      <text:p text:style-name="P4">
描述: 执法人员宣布怀疑里凡恩地区委员会代表，勒索并获得了120万美元的不当福利。  - 乌克林。</text:p>
      <text:p text:style-name="P4">
图片: ['<text:a xlink:type="simple" xlink:href="https://static.ukrinform.com/photos/2022_06/thumb_files/630_360_1655121940-321.png" text:style-name="Internet_20_link" text:visited-style-name="Visited_20_Internet_20_Link">
630_360_16551...</text:a>
']</text:p>
      <text:p text:style-name="P4">
标签: ['Хабар', 'Підозра', 'Поліція']</text:p>
      <text:p text:style-name="P4">
类型: Article</text:p>
      <!--METADATA-->
      <text:p text:style-name="P4">
<draw:frame draw:style-name="fr1" draw:name="Image70" text:anchor-type="as-char" svg:width="6.9236in" svg:height="3.956343in" draw:z-index="0">
<draw:image xlink:href="../Images/yкринформ/2023-06-08T18-36-23-03-00/630_360_1655121940-321.png" xlink:type="simple" xlink:show="embed" xlink:actuate="onLoad" draw:mime-type="image/png"/>
</draw:frame>
执法人员宣布怀疑里凡恩地区理事会代表，暴露于勒索和收到120万美元的不当福利。</text:p>
      <text:p text:style-name="P4">
根据乌克林福姆的说法，专门的反腐败检察官办公室在[Telegram]中报道(https://t.me/sap_gov_ua/1446)。</text:p>
      <text:p text:style-name="P4">
犯罪嫌疑人的行动是根据艺术第3部分的资格。 368(接受提案，承诺或收到官员的不当福利)乌克兰的刑法。</text:p>
      <text:p text:style-name="P4">
<text:span text:style-name="T4">
另请阅读：</text:span>
 <text:a xlink:type="simple" xlink:href="https://www.ukrinform.ua/rubric-kyiv/3719916-direktor-stolicnogo-gidroparku-pogoriv-na-habari.html" text:style-name="Internet_20_link" text:visited-style-name="Visited_20_Internet_20_Link">
大都会Hydropark的主任在<text:span text:style-name="T4">
贿赂</text:span>
和</text:a>
正如乌克林福姆(Ukrinform)报道的，6月7日<text:a xlink:type="simple" xlink:href="https://www.ukrinform.ua/rubric-regions/3719798-deputat-rivnenskoi-oblradi-pogoriv-na-habari.html" text:style-name="Internet_20_link" text:visited-style-name="Visited_20_Internet_20_Link">
执法人员暴露了里凡恩地区理事会的副手</text:a>
 - 辐射保护专业灾难的首席医师接受了1.2万美元的残疾贿赂。</text:p>
      <text:p text:style-name="P4">
已经确定，参与人员要求将资金注册，以注册与Odornobyl NPP事故后果有关的残疾决定所必需的文件。</text:p>
      <text:p text:style-name="P4">
News Source: <text:a xlink:type="simple" xlink:href="https://www.ukrinform.ua/rubric-regions/3720199-vikritomu-na-habari-deputatu-rivnenskoi-oblradi-ogolosili-pidozru.html" text:style-name="Internet_20_link" text:visited-style-name="Visited_20_Internet_20_Link">
https://www.ukrinform.ua/rubric-regions/3720199-vikritomu-na-habari-deputatu-rivnenskoi-oblradi-ogolosili-pidozru.html</text:a>
</text:p>
      <!--NEWS-->
      <text:h text:style-name="P10" text:outline-level="1">
<text:span text:style-name="T4">
利维夫的乌克兰西部出口论坛已收集了600名参与者</text:span>
</text:h>
      <text:p text:style-name="P4">
作者: Ukrinform (Person)</text:p>
      <text:p text:style-name="P4">
出版商: Укринформ (Organization)</text:p>
      <text:p text:style-name="P4">
出版时间: 2023-06-08T18:39:21+03:00</text:p>
      <text:p text:style-name="P4">
修改时间: 2023-06-08T18:39:21+03:00</text:p>
      <text:p text:style-name="P4">
描述: 利维夫有一个西部乌克兰出口论坛，该论坛已成为呈现产品的平台，并讨论乌克兰向欧盟国家出口的趋势。 该活动收集了来自乌克兰八个地区的600名参与者。  - 乌克林。</text:p>
      <text:p text:style-name="P4">
图片: ['<text:a xlink:type="simple" xlink:href="https://static.ukrinform.com/photos/2023_06/thumb_files/630_360_1686238515-3651.jpeg" text:style-name="Internet_20_link" text:visited-style-name="Visited_20_Internet_20_Link">
630_360_16862...</text:a>
']</text:p>
      <text:p text:style-name="P4">
标签: ['Бізнес', 'Експорт', 'Форум', 'Львів']</text:p>
      <text:p text:style-name="P4">
类型: Article</text:p>
      <!--METADATA-->
      <text:p text:style-name="P4">
<draw:frame draw:style-name="fr1" draw:name="Image71" text:anchor-type="as-char" svg:width="6.9236in" svg:height="3.956343in" draw:z-index="0">
<draw:image xlink:href="../Images/yкринформ/2023-06-08T18-39-21-03-00/630_360_1686238515-3651.jpeg" xlink:type="simple" xlink:show="embed" xlink:actuate="onLoad" draw:mime-type="image/jpeg"/>
</draw:frame>
西部乌克兰出口论坛已成为产品展示的平台，并讨论了乌克兰向该国出口的趋势，位于利维夫。 该活动收集了来自乌克兰八个地区的600名参与者。</text:p>
      <text:p text:style-name="P4">
关于它报告[LVIV OVA的新闻服务]](https://loda.gov.ua/news/68309)，报道乌克林福姆。</text:p>
      <text:p text:style-name="P4">
“这个论坛是讨论出口所有重要问题的绝佳机会。 对于乌克兰而言，这一领域的发展至关重要，因为这是一个再次证明他们在国外市场的生产技能的机会 - 乌克兰人能够生产高质量，竞争和创新的作品。 现在，乌克兰正在积极出口大量的农产品，家具，我们从事机械工程等，”  - 马克西姆·科兹基(Maxim Kozytsky)说。</text:p>
      <text:p text:style-name="P4">
乌克兰西部出口论坛是出口环境的第一个大规模活动，它将成为呈现产品的平台，并讨论乌克兰的坦克<text:a xlink:type="simple" xlink:href="https://www.ukrinform.ua/tag-eksport" text:style-name="Internet_20_link" text:visited-style-name="Visited_20_Internet_20_Link">
出口</text:a>
欧盟乌克兰。 该论坛宣布了600名参与者，包括乌克兰西部的出口商和其他7个地区，商业社区的代表，当局，政府以及支持乌克兰出口商的指导方向的领先专家。</text:p>
      <text:p text:style-name="P4">
<text:span text:style-name="T4">
另请阅读：</text:span>
 <text:a xlink:type="simple" xlink:href="https://www.ukrinform.ua/rubric-economy/3711544-agropererobka-pisla-vijni-investuvati-potribno-vze-zaraz.html" text:style-name="Internet_20_link" text:visited-style-name="Visited_20_Internet_20_Link">
战争结束后的农业处理：现在已经投资了</text:a>
该活动为观众小组讨论了与乌克兰和外国领先的专家有关自由贸易，工业发展，物流问题和其他话题的新交易的讨论。 此外，有40位业务代表在博览会中介绍了他们的产品，并通过支持州，区域级别和捐助者组织的工具来检查其产品。</text:p>
      <text:p text:style-name="P4">
</text:p>
      <text:p text:style-name="P4">
该活动的组织者包括LVIV区域军事管理部门经济政策部门的部门支持部门，乌克兰/开发计划署的开发计划署计划计划，乌克兰/IOMUKRAINE的国际移民组织Deutsche Gesellsche GesellschaftfürZusammenarbeit foutherationale Zusammenarbeit(GIZ)GMB。</text:p>
      <text:p text:style-name="P4">
正如乌克林福姆报道的那样，6月8日<text:a xlink:type="simple" xlink:href="https://www.ukrinform.ua/rubric-regions/3719978-u-lvovi-startuvav-persij-nacionalnij-forum-z-dopomogi-biznesu-v-umovah-vijni.html" text:style-name="Internet_20_link" text:visited-style-name="Visited_20_Internet_20_Link">
在LVIV中，第一个国家论坛“帮助战争中的业务：</text:a>
国家和地区方面。” 该活动是由企业家，经济部和国际捐助组织的代表的参与进行的。</text:p>
      <text:p text:style-name="P4">
News Source: <text:a xlink:type="simple" xlink:href="https://www.ukrinform.ua/rubric-economy/3720200-zahidnoukrainskij-eksportnij-forum-u-lvovi-zibrav-600-ucasnikiv.html" text:style-name="Internet_20_link" text:visited-style-name="Visited_20_Internet_20_Link">
https://www.ukrinform.ua/rubric-economy/3720200-zahidnoukrainskij-eksportnij-forum-u-lvovi-zibrav-600-ucasnikiv.html</text:a>
</text:p>
      <!--NEWS-->
      <text:h text:style-name="P10" text:outline-level="1">
<text:span text:style-name="T4">
如果没有克里米亚的Dniep​​er的水，稻田和行业就会出现问题-Majlis</text:span>
</text:h>
      <text:p text:style-name="P4">
作者: Ukrinform (Person)</text:p>
      <text:p text:style-name="P4">
出版商: Укринформ (Organization)</text:p>
      <text:p text:style-name="P4">
出版时间: 2023-06-08T18:46:00+03:00</text:p>
      <text:p text:style-name="P4">
修改时间: 2023-06-08T18:46:00+03:00</text:p>
      <text:p text:style-name="P4">
描述: 在俄罗斯俄罗斯人的水力发电厂和北克里米亚运河之后，暂时占领的克里米亚（包括稻田和化学工业）将出现农业问题。  - 乌克林。</text:p>
      <text:p text:style-name="P4">
图片: ['<text:a xlink:type="simple" xlink:href="https://static.ukrinform.com/photos/2018_05/thumb_files/630_360_1526401242-5606.jpg" text:style-name="Internet_20_link" text:visited-style-name="Visited_20_Internet_20_Link">
630_360_15264...</text:a>
']</text:p>
      <text:p text:style-name="P4">
标签: ['Крим', 'Вода', 'Каховська ГЕС']</text:p>
      <text:p text:style-name="P4">
类型: Article</text:p>
      <!--METADATA-->
      <text:p text:style-name="P4">
<draw:frame draw:style-name="fr1" draw:name="Image73" text:anchor-type="as-char" svg:width="6.9236in" svg:height="3.956343in" draw:z-index="0">
<draw:image xlink:href="../Images/yкринформ/2023-06-08T18-46-00-03-00/630_360_1526401242-5606.jpg" xlink:type="simple" xlink:show="embed" xlink:actuate="onLoad" draw:mime-type="image/jpeg"/>
</draw:frame>
邮政 - 由俄罗斯人的俄罗斯人探索了卡科夫卡水力发电厂和北克里米亚运河，被占领的克里米亚，农业存在问题，包括稻田和化学工业。</text:p>
      <text:p text:style-name="P4">
这是在克里米亚·塔塔尔人(Crimean Tatar People)的塔扎(Taza) - 外行事务部门法律事务部门的评论中报道的。</text:p>
      <text:p text:style-name="P4">
他指出，当在全面入侵入侵后，北克里米亚频道被破坏并被允许暂时占领<text:a xlink:type="simple" xlink:href="https://www.ukrinform.ua/tag-krim" text:style-name="Internet_20_link" text:visited-style-name="Visited_20_Internet_20_Link">
Crimea</text:a>
水，他们开始生长半岛。</text:p>
      <text:p text:style-name="P4">
“他们在草原克里米亚播下了约3,000公顷。 Dniprovskaya司机，特别是满足农业需求，在稻田上。 现在它们将被摧毁，农业将会有很大的问题。”巴里耶夫说。</text:p>
      <text:p text:style-name="P4">
此外，他指出，化学工业(尤其是克里米亚泰坦)所需的dnieper水。</text:p>
      <text:p text:style-name="P4">
<text:span text:style-name="T4">
另请阅读：</text:span>
 <text:a xlink:type="simple" xlink:href="https://www.ukrinform.ua/rubric-crimea/3720157-u-krimu-problemi-z-vodou-v-mistah-aki-otrimuut-ii-z-pivnicnokrimskogo-kanalu.html" text:style-name="Internet_20_link" text:visited-style-name="Visited_20_Internet_20_Link">
Medzhlis：在<text:span text:style-name="T4">
克里米亚</text:span>
 \  - 从北克里米亚频道获得水的城市中的问题</text:a>
“有些污水需要充满淡水才能进行周期性过程。 我们记得2018年克里米亚泰坦(Crimean Titan)发生的撞车事故，这是由于缺乏淡水而引起的。 占领者正在寻找在半岛上压迫海水的不同方式，这不是很成功。”</text:p>
      <text:p text:style-name="P4">
据报道，克里米亚塔塔尔人的玛利亚人呼吁<text:a xlink:type="simple" xlink:href="https://www.ukrinform.ua/rubric-other_news/3718791-pidriv-rosianami-kahovskoi-ges-vsi-novini.html" text:style-name="Internet_20_link" text:visited-style-name="Visited_20_Internet_20_Link">
破坏Kakhovka水力发电站</text:a>
术语 - 对俄罗斯人司法起诉国际论坛的注册，犯有国际人道主义法的罪名。</text:p>
      <text:p text:style-name="P4">
News Source: <text:a xlink:type="simple" xlink:href="https://www.ukrinform.ua/rubric-crimea/3720204-bez-vodi-z-dnipra-u-krimu-budut-problemi-z-silskim-gospodarstvom-i-promislovistu-medzlisu.html" text:style-name="Internet_20_link" text:visited-style-name="Visited_20_Internet_20_Link">
https://www.ukrinform.ua/rubric-crimea/3720204-bez-vodi-z-dnipra-u-krimu-budut-problemi-z-silskim-gospodarstvom-i-promislovistu-medzlisu.html</text:a>
</text:p>
      <!--NEWS-->
      <text:h text:style-name="P10" text:outline-level="1">
<text:span text:style-name="T4">
乌克兰的邦德尔在克罗地亚的WTA锦标赛的1/8决赛中获胜</text:span>
</text:h>
      <text:p text:style-name="P4">
作者: Ukrinform (Person)</text:p>
      <text:p text:style-name="P4">
出版商: Укринформ (Organization)</text:p>
      <text:p text:style-name="P4">
出版时间: 2023-06-08T18:47:33+03:00</text:p>
      <text:p text:style-name="P4">
修改时间: 2023-06-08T18:47:33+03:00</text:p>
      <text:p text:style-name="P4">
描述: 乌克兰Kateryna Bindle（Kozlova）在挑战者系列赛的女子网球协会（WTA）连续第二场比赛-Makarska Open-马卡尔斯卡亚（Makarska Open），在马卡尔斯卡亚（克罗地亚）获得了115,000美元的奖金基金-UKRINFORM。</text:p>
      <text:p text:style-name="P4">
图片: ['<text:a xlink:type="simple" xlink:href="https://static.ukrinform.com/photos/2023_06/thumb_files/630_360_1686153203-999.jpg" text:style-name="Internet_20_link" text:visited-style-name="Visited_20_Internet_20_Link">
630_360_16861...</text:a>
']</text:p>
      <text:p text:style-name="P4">
标签: ['Теніс']</text:p>
      <text:p text:style-name="P4">
类型: Article</text:p>
      <!--METADATA-->
      <text:p text:style-name="P4">
<draw:frame draw:style-name="fr1" draw:name="Image74" text:anchor-type="as-char" svg:width="6.9236in" svg:height="3.956343in" draw:z-index="0">
<draw:image xlink:href="../Images/yкринформ/2023-06-08T18-47-33-03-00/630_360_1686153203-999.jpg" xlink:type="simple" xlink:show="embed" xlink:actuate="onLoad" draw:mime-type="image/jpeg"/>
</draw:frame>
乌克兰绑定(科兹洛娃)在女子Tenisa协会锦标赛上连续第二场比赛赢得了第二场比赛(WTA)挑战者系列 -  Makarska Open-在Makarskaya市(克罗地亚)奖金1.5万美元</text:p>
      <text:p text:style-name="P4">
对于比赛四分之一决赛的出口，播种了第六个绑定号(第83号等级)赢得了击败俄罗斯达里亚·阿斯塔克霍娃(Daria Astakhova)的自信胜利(№202)-6：2,6：4，报道乌克林福姆。</text:p>
      <text:p text:style-name="P4">
网球运动员在球场上度过了1小时20分钟。</text:p>
      <text:p text:style-name="P4">
Slovakhka Rebecca Shramkova的Bindl比赛半决赛的门票(№222)谁击败了美​​国佩顿·斯特恩斯(№69)-6：3，7：5。</text:p>
      <text:p text:style-name="P4">
<text:span text:style-name="T4">
另请阅读：</text:span>
 [Rolan Harros“ -2023)(https://www.ukrinform.ua/rubric-sports/3719787-viznacilisa-vsi-pivfinalisti-rolan-garros2023.html)克罗地亚的比赛将持续到6月11日。</text:p>
      <text:p text:style-name="P4">
照片：btu.org.ua。</text:p>
      <text:p text:style-name="P4">
News Source: <text:a xlink:type="simple" xlink:href="https://www.ukrinform.ua/rubric-sports/3720205-ukrainka-bajndl-peremogla-rosianku-astahovu-v-18-finalu-turniru-wta-v-horvatii.html" text:style-name="Internet_20_link" text:visited-style-name="Visited_20_Internet_20_Link">
https://www.ukrinform.ua/rubric-sports/3720205-ukrainka-bajndl-peremogla-rosianku-astahovu-v-18-finalu-turniru-wta-v-horvatii.html</text:a>
</text:p>
      <!--NEWS-->
      <text:h text:style-name="P10" text:outline-level="1">
<text:span text:style-name="T4">
首次在乌克兰颁发了储能许可证</text:span>
</text:h>
      <text:p text:style-name="P4">
作者: Ukrinform (Person)</text:p>
      <text:p text:style-name="P4">
出版商: Укринформ (Organization)</text:p>
      <text:p text:style-name="P4">
出版时间: 2023-06-08T18:48:46+03:00</text:p>
      <text:p text:style-name="P4">
修改时间: 2023-06-08T18:48:46+03:00</text:p>
      <text:p text:style-name="P4">
描述: 国家能源和公用事业领域的国家法规委员会（Nercerp）决定颁发许可，要求开展用于储能的经济活动的权利。  - 乌克林。</text:p>
      <text:p text:style-name="P4">
图片: ['<text:a xlink:type="simple" xlink:href="https://static.ukrinform.com/photos/2022_12/thumb_files/630_360_1671200709-575.png" text:style-name="Internet_20_link" text:visited-style-name="Visited_20_Internet_20_Link">
630_360_16712...</text:a>
']</text:p>
      <text:p text:style-name="P4">
标签: ['Електроенергія', 'Енергетика', 'Ліцензія', 'НКРЕКП']</text:p>
      <text:p text:style-name="P4">
类型: Article</text:p>
      <!--METADATA-->
      <text:p text:style-name="P4">
<draw:frame draw:style-name="fr1" draw:name="Image75" text:anchor-type="as-char" svg:width="6.9236in" svg:height="3.956343in" draw:z-index="0">
<draw:image xlink:href="../Images/yкринформ/2023-06-08T18-48-46-03-00/630_360_1671200709-575.png" xlink:type="simple" xlink:show="embed" xlink:actuate="onLoad" draw:mime-type="image/png"/>
</draw:frame>
国家能源和公用事业国家法规委员会(Nercerp)，决定签发执行能源经济活动的许可。</text:p>
      <text:p text:style-name="P4">
根据乌克林福姆的说法，新闻服务报告<text:a xlink:type="simple" xlink:href="https://www.nerc.gov.ua/news/nkrekp-vidala-pershu-licenziyu-zi-zberigannya-energiyi" text:style-name="Internet_20_link" text:visited-style-name="Visited_20_Internet_20_Link">
Nercerp</text:a>
。</text:p>
      <text:p text:style-name="P4">
“这是委员会签发存储活动许可证的第一个决定。 这是一个重要的事件，因为能源存储非常重要且对能源系统有用。 电能或能源存储系统存储的功能显着有助于能源系统的运行平衡和提高稳定性<text:a xlink:type="simple" xlink:href="https://www.ukrinform.ua/tag-elektroenergia" text:style-name="Internet_20_link" text:visited-style-name="Visited_20_Internet_20_Link">
电源</text:a>
对于消费者而言，” Nercep Konstantin Ushchapovsky强调。</text:p>
      <text:p text:style-name="P4">
值得注意的是，先前的监管机构制定并批准了二级立法遵守乌克兰法律的要求，“关于乌克兰某些法律为开发储能储存的法律修正案，“在许可和认证方面开发了储能工厂的储能厂”。 。</text:p>
      <text:p text:style-name="P4">
<text:span text:style-name="T4">
另请阅读：</text:span>
 <text:a xlink:type="simple" xlink:href="https://www.ukrinform.ua/rubric-economy/3707022-nkrekp-rozsirila-prava-spozivaciv-na-prodaz-vlasnoi-elektroenergii.html" text:style-name="Internet_20_link" text:visited-style-name="Visited_20_Internet_20_Link">
<text:span text:style-name="T4">
 Nercep </text:span>
扩大了消费者的自我销售权利</text:a>
据报道，2022年7月，国家能源和公用事业领域的国家国家不受监管委员会(Nercerp)批准了能源存储的许可条件。</text:p>
      <text:p text:style-name="P4">
News Source: <text:a xlink:type="simple" xlink:href="https://www.ukrinform.ua/rubric-economy/3720206-v-ukraini-vperse-vidali-licenziu-na-zberiganna-energii.html" text:style-name="Internet_20_link" text:visited-style-name="Visited_20_Internet_20_Link">
https://www.ukrinform.ua/rubric-economy/3720206-v-ukraini-vperse-vidali-licenziu-na-zberiganna-energii.html</text:a>
</text:p>
      <!--NEWS-->
      <text:h text:style-name="P10" text:outline-level="1">
<text:span text:style-name="T4">
OP讨论了乌克兰与中美洲州的相互作用</text:span>
</text:h>
      <text:p text:style-name="P4">
作者: Ukrinform (Person)</text:p>
      <text:p text:style-name="P4">
出版商: Укринформ (Organization)</text:p>
      <text:p text:style-name="P4">
出版时间: 2023-06-08T18:49:33+03:00</text:p>
      <text:p text:style-name="P4">
修改时间: 2023-06-08T18:49:33+03:00</text:p>
      <text:p text:style-name="P4">
描述: 乌克兰总统办公室副总监伊戈尔·佐夫克瓦（Igor Zhovkva）在与外交贸易哥斯达黎加里卡里卡里卡里卡（Rica Rica Rica Rica）的电话交谈中，与中美洲州和南美各州讨论了乌克兰的强化。  - 乌克林。</text:p>
      <text:p text:style-name="P4">
图片: ['<text:a xlink:type="simple" xlink:href="https://static.ukrinform.com/photos/2023_06/thumb_files/630_360_1686239221-890.jpeg" text:style-name="Internet_20_link" text:visited-style-name="Visited_20_Internet_20_Link">
630_360_16862...</text:a>
']</text:p>
      <text:p text:style-name="P4">
标签: ['Коста-Рика', 'Офіс Президента', 'Жовква']</text:p>
      <text:p text:style-name="P4">
类型: Article</text:p>
      <!--METADATA-->
      <text:p text:style-name="P4">
<draw:frame draw:style-name="fr1" draw:name="Image76" text:anchor-type="as-char" svg:width="6.9236in" svg:height="3.956343in" draw:z-index="0">
<draw:image xlink:href="../Images/yкринформ/2023-06-08T18-49-33-03-00/630_360_1686239221-890.jpeg" xlink:type="simple" xlink:show="embed" xlink:actuate="onLoad" draw:mime-type="image/jpeg"/>
</draw:frame>
总统办公室的副主管伊戈尔·齐夫克瓦(Igor Zhovkva)在电话交谈中，瑞瓦尔河(Rivel Rivers)的哥斯达黎加曼努埃尔(Costa Rica Manuel)发生了变化，讨论了乌克兰与中美洲州的互动。</text:p>
      <text:p text:style-name="P4">
根据乌克林福姆的报道，它报告了<text:a xlink:type="simple" xlink:href="https://www.president.gov.ua/news/igor-zhovkva-proviv-telefonnu-rozmovu-z-ministrom-zovnishnoy-83477" text:style-name="Internet_20_link" text:visited-style-name="Visited_20_Internet_20_Link">
总统办公室</text:a>
。</text:p>
      <text:p text:style-name="P4">
Zhovkva感谢在经济合作与发展组织竞争部长级会议期间参与乌克兰的重要信号(经合组织)在巴黎，尤其是前一天，是针对俄罗斯联邦对乌克兰的哥斯达黎加里卡里斯 - 红战争的严格谴责，以及俄罗斯对卡科夫斯克·赫什的袭击。</text:p>
      <text:p text:style-name="P4">
<text:span text:style-name="T4">
另请阅读：</text:span>
 [<text:span text:style-name="T4">
 zhovkva </text:span>
：在公开战争期间，我们不需要一种调解人 - 为时已晚)(https://www.ukrinform.ua/rubric-polytics/3715886-zovkva-u-period-vidkritoi-vijni-nam-ne-potribni-zodni-poseredniki-dla-cogo-vze-zapizno.html) - 强调：“这种俄罗斯对关键基础设施对象的犯罪袭击是一种经济的行为，需要世界社区最严格的反应。”</text:p>
      <text:p text:style-name="P4">
他还感谢哥斯达黎加愿意在经合组织的方法中促进乌克兰，并指出了利用该国经验的重要性，该国于2021年成为该组织的第38位成员。</text:p>
      <text:p text:style-name="P4">
对话者讨论了加强乌克兰与中美洲和南美洲的互动的方法，包括乌克兰和平公式的国家的参与，以及国际努力，将俄罗斯带入侵略乌克兰的罪行。 在这种情况下，哥斯达黎加决定进入主要群体以建立适当的特别法庭的重要性。</text:p>
      <text:p text:style-name="P4">
<text:span text:style-name="T4">
另请阅读：</text:span>
 [在Op。(https://www.ukrinform.ua/rubric-polytics/3716297-v-op-proveli-zustric-iz-predstavnikami-ofisu-britanskogo-premera-pro-so-govorili.html)此外，谈话证实了共同利益，即确定加强两国之间贸易的可能性。</text:p>
      <text:p text:style-name="P4">
对话者还讨论了最高的双边接触。 总统办公室副主管邀请外贸部长在不久的将来访问乌克兰。</text:p>
      <text:p text:style-name="P4">
News Source: <text:a xlink:type="simple" xlink:href="https://www.ukrinform.ua/rubric-polytics/3720207-v-op-obgovorili-posilenna-vzaemodii-ukraini-z-derzavami-centralnoi-ta-pivdennoi-ameriki.html" text:style-name="Internet_20_link" text:visited-style-name="Visited_20_Internet_20_Link">
https://www.ukrinform.ua/rubric-polytics/3720207-v-op-obgovorili-posilenna-vzaemodii-ukraini-z-derzavami-centralnoi-ta-pivdennoi-amerik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8T18:51:00+03:00</text:p>
      <text:p text:style-name="P4">
修改时间: 2023-06-08T18:51: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77" text:anchor-type="as-char" svg:width="6.9236in" svg:height="3.956343in" draw:z-index="0">
<draw:image xlink:href="../Images/yкринформ/2023-06-08T18-51-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在乌克兰，乌克兰的牛奶和农产品协会减少了</text:span>
</text:h>
      <text:p text:style-name="P4">
作者: Ukrinform (Person)</text:p>
      <text:p text:style-name="P4">
出版商: Укринформ (Organization)</text:p>
      <text:p text:style-name="P4">
出版时间: 2023-06-08T18:54:43+03:00</text:p>
      <text:p text:style-name="P4">
修改时间: 2023-06-08T18:54:43+03:00</text:p>
      <text:p text:style-name="P4">
描述: 截至6月6日，在乌克兰，三年级的牛奶的加权平均价格下降了22便士至11.41 UAH/kg，没有增值税。  - 乌克林。</text:p>
      <text:p text:style-name="P4">
图片: ['<text:a xlink:type="simple" xlink:href="https://static.ukrinform.com/photos/2015_11/thumb_files/630_360_1446727548-8258-moloko.jpg" text:style-name="Internet_20_link" text:visited-style-name="Visited_20_Internet_20_Link">
630_360_14467...</text:a>
']</text:p>
      <text:p text:style-name="P4">
标签: ['ПДВ', 'Молоко', 'вартість']</text:p>
      <text:p text:style-name="P4">
类型: Article</text:p>
      <!--METADATA-->
      <text:p text:style-name="P4">
<draw:frame draw:style-name="fr1" draw:name="Image78" text:anchor-type="as-char" svg:width="6.9236in" svg:height="3.956343in" draw:z-index="0">
<draw:image xlink:href="../Images/yкринформ/2023-06-08T18-54-43-03-00/630_360_1446727548-8258-moloko.jpg" xlink:type="simple" xlink:show="embed" xlink:actuate="onLoad" draw:mime-type="image/jpeg"/>
</draw:frame>
截至6月6日，在乌克兰，三个年级的牛奶的加权平均价格在没有增值税的情况下被允许22便士至11.41 UAH/kg。</text:p>
      <text:p text:style-name="P4">
根据乌克林福姆的报道，它报告了[生产者协会的新闻服务。 这是给出的(https://avm-ua.org/uk/post/na-zakupivelni-cini-tisnut-zapasi-birzovih-tovariv)值得注意的是，截至6月6日，没有增值税的平均购买牛奶的平均购买价格已降至11.55 UAH/kg，这比Resen低18美分。 该农场中该等级的价格范围从没有增值税的10.50到12.00 UAH/kg。 上个月的价格范围的上限减少了50美分，下边界保持不变。</text:p>
      <text:p text:style-name="P4">
平均成绩最高的成本为11.55 UAH/kg没有<text:a xlink:type="simple" xlink:href="https://www.ukrinform.ua/tag-pdv" text:style-name="Internet_20_link" text:visited-style-name="Visited_20_Internet_20_Link">
增值税</text:a>
不到一个月前的18美分。​​高级牛奶的价格从10.00到12.00 UAH/kg没有增值税。与5月初相当，价格范围的上限降至10种农作物。</text:p>
      <text:p text:style-name="P4">
与上个月相比，一年级牛奶的平均价格为11.13 UAH/kg，没有增值税，降低了29美分。 农场的最低价格为9.50 UAH/kg，与5月初的水平保持在同一水平。一年级的最高价格为11.43 UAH/kg，一个月前的价格为21美分。</text:p>
      <text:p text:style-name="P4">
<text:span text:style-name="T4">
另请阅读：</text:span>
 <text:a xlink:type="simple" xlink:href="https://www.ukrinform.ua/rubric-economy/3718637-ukraina-u-travni-zbilsila-eksport-molocnoi-produkcii-asociacia-virobnikiv.html" text:style-name="Internet_20_link" text:visited-style-name="Visited_20_Internet_20_Link">
乌克兰5月增加了乳制品的出口 - 制造商协会</text:a>
根据AVM分析师Georgy Kukhaleyshvili的说法，牛奶和原材料仍在继续，因为加工企业很难在国内和出口市场出售成品。 语言价格将多余的库存产品(例如牛奶，黄油和奶酪)堆积在仓库中。</text:p>
      <text:p text:style-name="P4">
据乌克林福姆报道，乌克兰的原料牛奶的购买价格开始于2023年4月上旬开始。 截至4月底，与今年3月相比，乌克兰的Siremoloco的价格根据年级的价格下降了13-17美分。</text:p>
      <text:p text:style-name="P4">
News Source: <text:a xlink:type="simple" xlink:href="https://www.ukrinform.ua/rubric-economy/3720208-v-ukraini-znizilisa-cini-na-moloko-asociacia-virobnikiv.html" text:style-name="Internet_20_link" text:visited-style-name="Visited_20_Internet_20_Link">
https://www.ukrinform.ua/rubric-economy/3720208-v-ukraini-znizilisa-cini-na-moloko-asociacia-virobnikiv.html</text:a>
</text:p>
      <!--NEWS-->
      <text:h text:style-name="P10" text:outline-level="1">
<text:span text:style-name="T4">
基辅地区向赫尔森地区发送了第一党的帮助</text:span>
</text:h>
      <text:p text:style-name="P4">
作者: Ukrinform (Person)</text:p>
      <text:p text:style-name="P4">
出版商: Укринформ (Organization)</text:p>
      <text:p text:style-name="P4">
出版时间: 2023-06-08T18:56:00+03:00</text:p>
      <text:p text:style-name="P4">
修改时间: 2023-06-08T18:56:00+03:00</text:p>
      <text:p text:style-name="P4">
描述: 基辅地区向赫尔森地区的卡霍夫斯卡亚水力发电部队的受害者提供了第一批援助。  - 乌克林。</text:p>
      <text:p text:style-name="P4">
图片: ['<text:a xlink:type="simple" xlink:href="https://static.ukrinform.com/photos/2023_06/thumb_files/630_360_1686239462-927.jpg" text:style-name="Internet_20_link" text:visited-style-name="Visited_20_Internet_20_Link">
630_360_16862...</text:a>
']</text:p>
      <text:p text:style-name="P4">
标签: ['Гуманітарна допомога', 'Херсонщина', 'Київщина', 'Каховська ГЕС', 'Війна з Росією']</text:p>
      <text:p text:style-name="P4">
类型: Article</text:p>
      <!--METADATA-->
      <text:p text:style-name="P4">
<draw:frame draw:style-name="fr1" draw:name="Image79" text:anchor-type="as-char" svg:width="6.9236in" svg:height="3.956343in" draw:z-index="0">
<draw:image xlink:href="../Images/yкринформ/2023-06-08T18-56-00-03-00/630_360_1686239462-927.jpg" xlink:type="simple" xlink:show="embed" xlink:actuate="onLoad" draw:mime-type="image/jpeg"/>
</draw:frame>
基辅地区为卡霍夫斯卡水力发电部队的卡科夫斯基水力发队提供了第一批援助。</text:p>
      <text:p text:style-name="P4">
根据乌克林福姆(Ukrinform)的说法，基辅地区军事部门负责人鲁斯兰·克拉夫琴科(Ruslan Kravchenko)在[Facebook]中报道了这一点(https://www.facebook.com/100091315017222/posts/pfbid02XSmGQN3Vxj7QSARwP6gp86iYjVsugxEWE1sWJ2g7ce5AsraTaUTPVFfrRLQR2BbEl/?d=w).</text:p>
      <text:p text:style-name="P4">
"Наш регіон також постраждав від окупантів. Знаємо як ніхто, якою важливою єдопомога та підтримка. Одразу після трагедії доручив профільним службамзв’язатися з Херсонською областю та сформувати реєстр необхідних першочерговихречей", — зазначив він.</text:p>
      <text:p text:style-name="P4">
根据OVA的负责人的说法，已经从基辅地区发送了21艘和[志愿者]的船只。(https://www.ukrinform.ua/tag-volonteri)，这将提供运营援助，六个发动机，两个再生清洁台，十个电动机泵，四枪，200升汽油和柴油。</text:p>
      <text:p text:style-name="P4">
该地区还转移了20名消防员和相同数量的救援背心，150套橡胶靴，500辆饮用水的10升坦克，几吨食物，8吨饮用水和衣服。</text:p>
      <text:p text:style-name="P4">
<text:span text:style-name="T4">
另请阅读：</text:span>
 <text:a xlink:type="simple" xlink:href="https://www.ukrinform.ua/rubric-society/3720024-pidriv-kahovskoi-ges-gumanitarnu-dopomogu-ukraini-nadali-sim-derzav.html" text:style-name="Internet_20_link" text:visited-style-name="Visited_20_Internet_20_Link">
Kakhovskaya水力发电站：人道主义援助是乌克兰人<text:span text:style-name="T4">
七个</text:span>
 <text:span text:style-name="T4">
州</text:span>
</text:a>
 Kherson地区的动物将修复200公斤饲料。</text:p>
      <text:p text:style-name="P4">
“在晚上，潜水队也将前往赫森地区。目前，我们正在基辅地区第19个社区的代表完成，我们正在完成一个由公用事业，电工和其他专家组成的团队首先需求的设备将离开叛逆的领土。”</text:p>
      <text:p text:style-name="P4">
由于由于卡科夫卡水电站的俄罗斯人的袭击而发现自己在被洪水淹没的领土上的人们的紧凑型住所中，基辅地区已经准备了三千个地方。 您可以联系和解问题：(099)510 72 12。OVA负责人说：“如有必要，我们将扩大必要的援助清单。纳克森地区的悲剧是所有乌克兰的常见麻烦。赫尔森地区 - 我们与您同在。”</text:p>
      <text:p text:style-name="P4">
正如乌克林福姆报道的，6月6日晚上<text:a xlink:type="simple" xlink:href="https://www.ukrinform.ua/rubric-other_news/3718791-pidriv-rosianami-kahovskoi-ges-vsi-novini.html" text:style-name="Internet_20_link" text:visited-style-name="Visited_20_Internet_20_Link">
俄罗斯军队</text:a>
[炸毁了Kakhovskaya水力发电枪]](https://www.ukrinform.ua/rubric-other_news/3718791-pidriv-rosianami-kahovskoi-ges-vsi-novini.html)。 午餐时，几乎整个车站都是车。</text:p>
      <text:p text:style-name="P4">
在赫尔森地区的右岸，由于大坝的爆炸，洪水淹没了28个枪口和3,329栋房屋。 截至6月8日，已有254人被撤离，其中120人是孩子。</text:p>
      <text:p text:style-name="P4">
洪水还记录在尼古拉地区的领土。</text:p>
      <text:p text:style-name="P4">
<text:span text:style-name="T5">
照片：Ruslan Kravchenko-基辅地区政府主席</text:span>
</text:p>
      <text:p text:style-name="P4">
News Source: <text:a xlink:type="simple" xlink:href="https://www.ukrinform.ua/rubric-regions/3720210-kiivsina-vidpravila-na-hersonsinu-persu-partiu-dopomogi.html" text:style-name="Internet_20_link" text:visited-style-name="Visited_20_Internet_20_Link">
https://www.ukrinform.ua/rubric-regions/3720210-kiivsina-vidpravila-na-hersonsinu-persu-partiu-dopomogi.html</text:a>
</text:p>
      <!--NEWS-->
      <text:h text:style-name="P10" text:outline-level="1">
<text:span text:style-name="T4">
青年世界杯2023足球：乌拉圭将参加决赛</text:span>
</text:h>
      <text:p text:style-name="P4">
作者: Ukrinform (Person)</text:p>
      <text:p text:style-name="P4">
出版商: Укринформ (Organization)</text:p>
      <text:p text:style-name="P4">
出版时间: 2023-06-08T18:59:00+03:00</text:p>
      <text:p text:style-name="P4">
修改时间: 2023-06-08T23:59:00+03:00</text:p>
      <text:p text:style-name="P4">
描述: 在阿根廷，世界足球锦标赛的第23次绘画（20岁以下的球员）正在进行中。  - 乌克林。</text:p>
      <text:p text:style-name="P4">
图片: ['<text:a xlink:type="simple" xlink:href="https://static.ukrinform.com/photos/2023_06/thumb_files/630_360_1686258455-575.jpg" text:style-name="Internet_20_link" text:visited-style-name="Visited_20_Internet_20_Link">
630_360_16862...</text:a>
']</text:p>
      <text:p text:style-name="P4">
标签: ['Футбол']</text:p>
      <text:p text:style-name="P4">
类型: Article</text:p>
      <!--METADATA-->
      <text:p text:style-name="P4">
<draw:frame draw:style-name="fr1" draw:name="Image86" text:anchor-type="as-char" svg:width="6.9236in" svg:height="3.956343in" draw:z-index="0">
<draw:image xlink:href="../Images/yкринформ/2023-06-08T18-59-00-03-00/630_360_1686258455-575.jpg" xlink:type="simple" xlink:show="embed" xlink:actuate="onLoad" draw:mime-type="image/jpeg"/>
</draw:frame>
Vargentina继续第23 fiface fiface fiface又一次agable再次命令(20岁以下的球员).</text:p>
      <text:p text:style-name="P4">
Першу путівку до вирішальшого протистояння здобули футболісти Уругваю, які упівфіналі завдали поразки одноліткам з Ізраїлю - 1:0, передає Укрінформ.</text:p>
      <text:p text:style-name="P4">
Другу путівку у фінал розіграють Італія та Республіка Корея.</text:p>
      <text:p text:style-name="P4">
Фінал молодіжного ЧС-2023 відбудеться 11 червня у Ла-Платі.</text:p>
      <text:p text:style-name="P4">
<text:span text:style-name="T4">
Читайте також:</text:span>
 <text:a xlink:type="simple" xlink:href="https://www.ukrinform.ua/rubric-sports/3720282-zbirna-ukraini-z-futbolu-pribula-do-bremena-na-matc-iz-nimeccinou.html" text:style-name="Internet_20_link" text:visited-style-name="Visited_20_Internet_20_Link">
 Збірна України з <text:span text:style-name="T4">
футбол</text:span>
 у прибула до Бремена на матчіз Німеччиною </text:a>
回想一下，现任青年冠军的冠军是乌克兰国家队，该队在2019年在波兰赢得了冠军。</text:p>
      <text:p text:style-name="P4">
2021足球世界杯(U20)大流行没有进行。</text:p>
      <text:p text:style-name="P4">
照片：FIFA。</text:p>
      <text:p text:style-name="P4">
News Source: <text:a xlink:type="simple" xlink:href="https://www.ukrinform.ua/rubric-sports/3720322-molodiznij-cs2023-z-futbolu-urugvaj-zigrae-u-finali.html" text:style-name="Internet_20_link" text:visited-style-name="Visited_20_Internet_20_Link">
https://www.ukrinform.ua/rubric-sports/3720322-molodiznij-cs2023-z-futbolu-urugvaj-zigrae-u-finali.html</text:a>
</text:p>
      <!--NEWS-->
      <text:h text:style-name="P10" text:outline-level="1">
<text:span text:style-name="T4">
在被占领的伯丹斯克（Berdyansk）中，爆炸发生了</text:span>
</text:h>
      <text:p text:style-name="P4">
作者: Ukrinform (Person)</text:p>
      <text:p text:style-name="P4">
出版商: Укринформ (Organization)</text:p>
      <text:p text:style-name="P4">
出版时间: 2023-06-08T19:00:00+03:00</text:p>
      <text:p text:style-name="P4">
修改时间: 2023-06-08T19:00:00+03:00</text:p>
      <text:p text:style-name="P4">
描述: 暂时捕获的贝迪安斯克发生了爆炸。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Бердянськ', 'Вибух', 'Війна з Росією']</text:p>
      <text:p text:style-name="P4">
类型: Article</text:p>
      <!--METADATA-->
      <text:p text:style-name="P4">
<draw:frame draw:style-name="fr1" draw:name="Image87" text:anchor-type="as-char" svg:width="6.9236in" svg:height="3.956343in" draw:z-index="0">
<draw:image xlink:href="../Images/yкринформ/2023-06-08T19-00-00-03-00/630_360_1677569405-698.jpg" xlink:type="simple" xlink:show="embed" xlink:actuate="onLoad" draw:mime-type="image/jpeg"/>
</draw:frame>
爆炸发生在贝迪安斯克。</text:p>
      <text:p text:style-name="P4">
关于<text:a xlink:type="simple" xlink:href="https://t.me/ivan_fedorov_melitopol/2184" text:style-name="Internet_20_link" text:visited-style-name="Visited_20_Internet_20_Link">
电报</text:a>
乌克林福姆报道，梅利托波尔报道，梅利托波尔·伊万·费多罗夫(Melitopol Ivan Fedorov)报道。</text:p>
      <text:p text:style-name="P4">
费多罗夫说：“据当地报道，它在俄罗斯所有者为自己目的的俄罗斯人拥有的建筑物附近燃烧了一辆汽车。”</text:p>
      <text:p text:style-name="P4">
*!(https://www.ukrinform.ua/rubric-regions/3720167-u-zahoplenij-volnovasi-povidomlaut-pro-vibuhi-ta-zniknenna-zvazku.html)正如乌克林福姆报道的那样，昨天在Zaporizhzhya地区的两个暂时捕获的敌人中 - 米尔恩村和托克马克 - 统治强大的强大<text:a xlink:type="simple" xlink:href="https://www.ukrinform.ua/tag-vibuh" text:style-name="Internet_20_link" text:visited-style-name="Visited_20_Internet_20_Link">
爆炸</text:a>
。  <text:span text:style-name="T5">
照片说明性</text:span>
</text:p>
      <text:p text:style-name="P4">
News Source: <text:a xlink:type="simple" xlink:href="https://www.ukrinform.ua/rubric-regions/3720215-v-okupovanomu-berdansku-prolunav-vibuh.html" text:style-name="Internet_20_link" text:visited-style-name="Visited_20_Internet_20_Link">
https://www.ukrinform.ua/rubric-regions/3720215-v-okupovanomu-berdansku-prolunav-vibuh.html</text:a>
</text:p>
      <!--NEWS-->
      <text:h text:style-name="P10" text:outline-level="1">
<text:span text:style-name="T4">
国家重建应以私有资本的80％ - 经济部为代价进行</text:span>
</text:h>
      <text:p text:style-name="P4">
作者: Ukrinform (Person)</text:p>
      <text:p text:style-name="P4">
出版商: Укринформ (Organization)</text:p>
      <text:p text:style-name="P4">
出版时间: 2023-06-08T19:00:24+03:00</text:p>
      <text:p text:style-name="P4">
修改时间: 2023-06-08T19:00:24+03:00</text:p>
      <text:p text:style-name="P4">
描述: 在全球意义上的重建应以牺牲80％的私人资本为代价进行，这需要创建前提条件，以刺激投资者投资于乌克兰。  - 乌克林。</text:p>
      <text:p text:style-name="P4">
图片: ['<text:a xlink:type="simple" xlink:href="https://static.ukrinform.com/photos/2023_06/thumb_files/630_360_1686239649-876.jpg" text:style-name="Internet_20_link" text:visited-style-name="Visited_20_Internet_20_Link">
630_360_16862...</text:a>
']</text:p>
      <text:p text:style-name="P4">
标签: ['Мінекономіки', 'Юлія Свириденко', 'Відбудова']</text:p>
      <text:p text:style-name="P4">
类型: Article</text:p>
      <!--METADATA-->
      <text:p text:style-name="P4">
<draw:frame draw:style-name="fr1" draw:name="Image88" text:anchor-type="as-char" svg:width="6.9236in" svg:height="3.956343in" draw:z-index="0">
<draw:image xlink:href="../Images/yкринформ/2023-06-08T19-00-24-03-00/630_360_1686239649-876.jpg" xlink:type="simple" xlink:show="embed" xlink:actuate="onLoad" draw:mime-type="image/jpeg"/>
</draw:frame>
全球意义上的重建应以牺牲80％的私人资本为代价进行；</text:p>
      <text:p text:style-name="P4">
根据乌克林福姆的说法，新闻服务[经济部]报告了(https://www.me.gov.ua/News/Detail?lang=uk-UA&amp;id=ac2129b7-1140-4d74-8468-4e897593e7b9&amp;title=SCobPriishovInvestor)。</text:p>
      <text:p text:style-name="P4">
“我认为，在全球意义上，国家的重建应以牺牲80％的私人资本为代价进行。 为此，有必要创建将使投资者投资于乌克兰的先决条件。 我们必须在建立的社会中发出明确的信号和自己。 为了吸引投资者，乌克兰经济应比邻国增长更快。</text:p>
      <text:p text:style-name="P4">
<text:span text:style-name="T4">
另请阅读：</text:span>
 <text:a xlink:type="simple" xlink:href="https://www.ukrinform.ua/rubric-economy/3719393-budivnictvo-novoi-ges-moze-kostuvati-blizko-1-milarda-minekonomiki.html" text:style-name="Internet_20_link" text:visited-style-name="Visited_20_Internet_20_Link">
新型水力发电厂的建设可能耗资约10亿美元 - 经济部</text:a>
据她说，政府现在正在朝着三个基本方向开展工作：确保我们的国防军，紧急恢复和壁画提供。 所有这些领域都是相互关联的，因此对我们当前稳定经济的步骤的清晰愿景是确保其在胜利后进一步发展的。</text:p>
      <text:p text:style-name="P4">
Sviridenko认为，乌克兰应该首先发展具有竞争优势的部门。 它涉及农业，绿色冶金，机械工程，木工，IT行业，军事技术，医疗保健和药品。 同时，商业环境需要改革执法和司法系统，并为投资者资本的安全创造条件。</text:p>
      <text:p text:style-name="P4">
“当乌克兰拥有安全保证时，将会有大笔投资。 为了创建舒适的条件来创建企业，政府正在努力进行全面监管。 为了让投资者来找我们，在乌克兰建造的过程应比最近的邻居更快。 我们还需要实施更具竞争力的税收制度。” Sviridenko强调。</text:p>
      <text:p text:style-name="P4">
<text:span text:style-name="T4">
另请阅读：</text:span>
 <text:a xlink:type="simple" xlink:href="https://www.ukrinform.ua/rubric-economy/3717181-stati-prodovzili-bezmitnij-rezim-dla-ukrainskoi-stali-se-na-rik.html" text:style-name="Internet_20_link" text:visited-style-name="Visited_20_Internet_20_Link">
乌克兰钢铁追求年份的持续责任 - 持续税款模式</text:a>
</text:p>
      <text:p text:style-name="P4">
据报道，乌克兰的五年恢复期将需要每年大约500亿美元的投资。</text:p>
      <text:p text:style-name="P4">
照片：经济部</text:p>
      <text:p text:style-name="P4">
News Source: <text:a xlink:type="simple" xlink:href="https://www.ukrinform.ua/rubric-vidbudova/3720211-vidbudova-derzavi-mae-vidbuvatisa-kostom-80-privatnogo-kapitalu-minekonomiki.html" text:style-name="Internet_20_link" text:visited-style-name="Visited_20_Internet_20_Link">
https://www.ukrinform.ua/rubric-vidbudova/3720211-vidbudova-derzavi-mae-vidbuvatisa-kostom-80-privatnogo-kapitalu-minekonomiki.html</text:a>
</text:p>
      <!--NEWS-->
      <text:h text:style-name="P10" text:outline-level="1">
<text:span text:style-name="T4">
乌克兰驻德国大使参观了宿舍的旅馆受害者</text:span>
</text:h>
      <text:p text:style-name="P4">
作者: Ukrinform (Person)</text:p>
      <text:p text:style-name="P4">
出版商: Укринформ (Organization)</text:p>
      <text:p text:style-name="P4">
出版时间: 2023-06-08T19:10:00+03:00</text:p>
      <text:p text:style-name="P4">
修改时间: 2023-06-08T19:10:00+03:00</text:p>
      <text:p text:style-name="P4">
描述: 乌克兰驻德国Alexei Makeev的大使拜访了在德国阿波尔迪（Turini Land）一家旅馆受伤的乌克兰人。  - 乌克林。</text:p>
      <text:p text:style-name="P4">
图片: ['<text:a xlink:type="simple" xlink:href="https://static.ukrinform.com/photos/2023_06/thumb_files/630_360_1686240470-565.jpg" text:style-name="Internet_20_link" text:visited-style-name="Visited_20_Internet_20_Link">
630_360_16862...</text:a>
']</text:p>
      <text:p text:style-name="P4">
标签: ['Гуртожиток', 'Німеччина', 'Посол', 'Пожежа']</text:p>
      <text:p text:style-name="P4">
类型: Article</text:p>
      <!--METADATA-->
      <text:p text:style-name="P4">
<draw:frame draw:style-name="fr1" draw:name="Image89" text:anchor-type="as-char" svg:width="6.9236in" svg:height="3.956343in" draw:z-index="0">
<draw:image xlink:href="../Images/yкринформ/2023-06-08T19-10-00-03-00/630_360_1686240470-565.jpg" xlink:type="simple" xlink:show="embed" xlink:actuate="onLoad" draw:mime-type="image/jpeg"/>
</draw:frame>
乌克兰驻德国Alexey Alexey Makeev驻乌克兰人拜访了在德国阿波尔德的宿舍中受伤的乌克兰人(地球转).</text:p>
      <text:p text:style-name="P4">
Про це дипломат повідомив у  <text:a xlink:type="simple" xlink:href="https://www.facebook.com/oleksii.makeiev/posts/pfbid02xnx5igHXg8JKD2ePGKYvyKrYELtKkrH23dB7k8uaUBZVSRwukh77W5seCofHXfPel" text:style-name="Internet_20_link" text:visited-style-name="Visited_20_Internet_20_Link">
 Фейсбуці</text:a>
，报道乌克林福姆。</text:p>
      <text:p text:style-name="P4">
«今天访问了乌克兰人，他们在悲剧[火灾]中受伤(https://www.ukrinform.ua/tag-pozeza)在阿波尔迪(Apoldi)的旅馆中，东部涡轮增添了，他们被临时搬迁到庇护所搜索的位置中心。 他听说了最大的问题，并立即讨论了当地警察和社会服务的图里Y Bodo Ramel的通奸。 直接解决了什么事。”马切夫说。</text:p>
      <text:p text:style-name="P4">
乌克兰大使还确信，为同胞提供了必要的帮助，并得到保证，即使今天他们也会回到他们或新住房中的阿波尔德。</text:p>
      <text:p text:style-name="P4">
<text:span text:style-name="T4">
另请阅读：</text:span>
 <text:a xlink:type="simple" xlink:href="https://www.ukrinform.ua/rubric-diaspora/3716268-prezident-sku-v-berlini-obgovoriv-potrebu-vikladanna-ukrainskoi-movi-v-skolah-nimeccini.html" text:style-name="Internet_20_link" text:visited-style-name="Visited_20_Internet_20_Link">
<text:span text:style-name="T4">
总统</text:span>
 <text:span text:style-name="T4">
 uwc </text:span>
 in <text:span text:style-name="T4">
 berlin </text:span>
 <text:span text:style-name="T4">
 </text:span>
讨论<text:span text:style-name="T4">
<text:span text:style-name="T5">
*需要</text:span>
* </text:span>
教学<text:span text:style-name="T4">
 </text:span>
 <text:span text:style-name="T4">
 </text:span>
乌克兰人<text:span text:style-name="T4">
 </text:span>
 <text:span text:style-name="T4">
 </text:span>
 <text:span text:style-name="T4">
 </text:span>
学校<text:span text:style-name="T4">
 </text:span>
德国**</text:a>
根据外交官的说法，对悲剧原因的调查正在进行中，以前的调查将是为了没有纵火迹象，但最终的理由将决定这项研究。</text:p>
      <text:p text:style-name="P4">
如<text:a xlink:type="simple" xlink:href="https://www.ukrinform.ua/rubric-society/3718257-u-pritulku-dla-bizenciv-z-ukraini-vinikla-pozeza-e-postrazdali-posol-v-nimeccini.html" text:style-name="Internet_20_link" text:visited-style-name="Visited_20_Internet_20_Link">
报道</text:a>
，6月4日，在位于阿波达(Apolda)内容的房屋中，该房屋爆发了。</text:p>
      <text:p text:style-name="P4">
大火时，在难民庇护所注册了245名扎夫甘斯坦，叙利亚和乌克兰的人。 正如联邦土地内部事务部负责人图灵·乔治·梅耶(Turing George Mayer)所报告的<text:a xlink:type="simple" xlink:href="https://www.ukrinform.ua/rubric-world/3718265-vnaslidok-pozezi-u-nimeckomu-budinku-dla-bizenciv-z-ukraini-zaginula-ditina.html" text:style-name="Internet_20_link" text:visited-style-name="Visited_20_Internet_20_Link">
Prazhazhi杀死了一名来自乌克兰的孩子</text:a>
。</text:p>
      <text:p text:style-name="P4">
照片：Facebook/Alexey Makeev</text:p>
      <text:p text:style-name="P4">
News Source: <text:a xlink:type="simple" xlink:href="https://www.ukrinform.ua/rubric-society/3720216-posol-ukraini-v-nimeccini-vidvidav-postrazdalih-vid-pozezi-u-gurtozitku-v-turingii.html" text:style-name="Internet_20_link" text:visited-style-name="Visited_20_Internet_20_Link">
https://www.ukrinform.ua/rubric-society/3720216-posol-ukraini-v-nimeccini-vidvidav-postrazdalih-vid-pozezi-u-gurtozitku-v-turingii.html</text:a>
</text:p>
      <!--NEWS-->
      <text:h text:style-name="P10" text:outline-level="1">
<text:span text:style-name="T4">
在乌克兰，公务员减少了 - 财政部的数据</text:span>
</text:h>
      <text:p text:style-name="P4">
作者: Ukrinform (Person)</text:p>
      <text:p text:style-name="P4">
出版商: Укринформ (Organization)</text:p>
      <text:p text:style-name="P4">
出版时间: 2023-06-08T19:10:08+03:00</text:p>
      <text:p text:style-name="P4">
修改时间: 2023-06-08T19:10:08+03:00</text:p>
      <text:p text:style-name="P4">
描述: 截至2023年4月1日，有107个州当局实际运营了1.737万人，而在第一季度，雇员人数减少了21,000人。  - 乌克林。</text:p>
      <text:p text:style-name="P4">
图片: ['<text:a xlink:type="simple" xlink:href="https://static.ukrinform.com/photos/2017_11/thumb_files/630_360_1510164727-4797.jpg" text:style-name="Internet_20_link" text:visited-style-name="Visited_20_Internet_20_Link">
630_360_15101...</text:a>
']</text:p>
      <text:p text:style-name="P4">
标签: ['Мінфін', 'Держслужба', 'Чиновник']</text:p>
      <text:p text:style-name="P4">
类型: Article</text:p>
      <!--METADATA-->
      <text:p text:style-name="P4">
<draw:frame draw:style-name="fr1" draw:name="Image92" text:anchor-type="as-char" svg:width="6.9236in" svg:height="3.956343in" draw:z-index="0">
<draw:image xlink:href="../Images/yкринформ/2023-06-08T19-10-08-03-00/630_360_1510164727-4797.jpg" xlink:type="simple" xlink:show="embed" xlink:actuate="onLoad" draw:mime-type="image/jpeg"/>
</draw:frame>
截至2023年4月1日，有107个州当局实际运营了1.737万人，而在第一季度，员工人数减少了2.1,000。 人。</text:p>
      <text:p text:style-name="P4">
根据乌克林福姆的报道，它报告了<text:a xlink:type="simple" xlink:href="https://www.mof.gov.ua/uk/news/pidvishchennia_spromozhnosti_ta_efektivnosti_derzhavnoi_sluzhbi_ie_kliuchovim_prioritetom_derzhavi__roman_iermolichev-4048" text:style-name="Internet_20_link" text:visited-style-name="Visited_20_Internet_20_Link">
财政部新闻服务。</text:a>
“公务员优化及其功能检查的问题是政府的优先事项。 财政部与NADS(乌克兰国家机构公务员机构)他正在努力提高乌克兰公共行政管理的扩张和效率。 毕竟，它不仅可以用于使用财务资源，还可以确保定性[公共服务]的运作(https://www.ukrinform.ua/tag-derzsluzba)对于乌克兰的重建，”罗马·耶莫利切夫(Roman Yermolychev)副部长说。</text:p>
      <text:p text:style-name="P4">
通常，截至2023年第二季度初的公共当局正在运作(不考虑安全和辩护部门)CMU秘书处和17名部长，20个服务，14个机构，4个检查，4个委员会，其他8个州 - 政府建立的人数以及9个国家机构，这些人数未建立。部长的内阁，24个地方政府的6个司法机构。</text:p>
      <text:p text:style-name="P4">
<text:span text:style-name="T4">
部长内阁建立的国家机构的雇员人数(01.04.23)</text:span>
</text:p>
      <text:p text:style-name="P4">
<text:span text:style-name="T4">
部长内阁未建立的国家机构的雇员人数(01.04.23)</text:span>
</text:p>
      <text:p text:style-name="P4">
<text:span text:style-name="T4">
当地国家管理员工人数(01.04.23)</text:span>
</text:p>
      <text:p text:style-name="P4">
<text:span text:style-name="T4">
没有法官的司法机构的数量(01.04.23)</text:span>
</text:p>
      <text:p text:style-name="P4">
财政部继续开发交互式分析面板(仪表板 ”)关于国家机构的雇员人数。<text:span text:style-name="T4">
另请阅读：</text:span>
 <text:a xlink:type="simple" xlink:href="https://www.ukrinform.ua/rubric-society/3702422-nemcinov-rozpoviv-de-vizmut-kosti-na-pidvisenna-zarplati-derzsluzbovcam-u-prifrontovij-zoni.html" text:style-name="Internet_20_link" text:visited-style-name="Visited_20_Internet_20_Link">
<text:span text:style-name="T4">
 nemchinov </text:span>
我告诉他们在哪里赚钱，以提高薪水为前线的公务员</text:a>
据报道，IMF在2023年预测，乌克兰的失业率从24.5％降低到20.9％，而与2022年相比，这仍然被认为是战争所涵盖的国家的高水平特征。</text:p>
      <text:p text:style-name="P4">
_ iNfographics：财务部_</text:p>
      <text:p text:style-name="P4">
News Source: <text:a xlink:type="simple" xlink:href="https://www.ukrinform.ua/rubric-polytics/3720217-v-ukraini-pomensalo-derzsluzbovciv-dani-minfinu.html" text:style-name="Internet_20_link" text:visited-style-name="Visited_20_Internet_20_Link">
https://www.ukrinform.ua/rubric-polytics/3720217-v-ukraini-pomensalo-derzsluzbovciv-dani-minfinu.html</text:a>
</text:p>
      <!--NEWS-->
      <text:h text:style-name="P10" text:outline-level="1">
<text:span text:style-name="T4">
在里加，恐怖分子大使馆的集会被谴责为谴责卡霍夫斯卡亚水直罗</text:span>
</text:h>
      <text:p text:style-name="P4">
作者: Ukrinform (Person)</text:p>
      <text:p text:style-name="P4">
出版商: Укринформ (Organization)</text:p>
      <text:p text:style-name="P4">
出版时间: 2023-06-08T19:13:00+03:00</text:p>
      <text:p text:style-name="P4">
修改时间: 2023-06-08T19:13:00+03:00</text:p>
      <text:p text:style-name="P4">
描述: 在俄罗斯恐怖分子国家大使馆对面的拉脱维亚首都在拉脱维亚首都，与恐怖分子行为的委员会有关抗议行动 - 卡科夫卡水力发电站的大坝爆炸，导致了最大的技术灾难在过去的几十年中。  - 乌克林。</text:p>
      <text:p text:style-name="P4">
图片: ['<text:a xlink:type="simple" xlink:href="https://static.ukrinform.com/photos/2023_06/thumb_files/630_360_1686240749-3122.jpeg" text:style-name="Internet_20_link" text:visited-style-name="Visited_20_Internet_20_Link">
630_360_16862...</text:a>
']</text:p>
      <text:p text:style-name="P4">
标签: ['Діаспора', 'Латвія', 'Каховська ГЕС', 'Війна з Росією']</text:p>
      <text:p text:style-name="P4">
类型: Article</text:p>
      <!--METADATA-->
      <text:p text:style-name="P4">
<draw:frame draw:style-name="fr1" draw:name="Image97" text:anchor-type="as-char" svg:width="6.9236in" svg:height="3.956343in" draw:z-index="0">
<draw:image xlink:href="../Images/yкринформ/2023-06-08T19-13-00-03-00/630_360_1686240749-3122.jpeg" xlink:type="simple" xlink:show="embed" xlink:actuate="onLoad" draw:mime-type="image/jpeg"/>
</draw:frame>
周三晚上，乌拉特维亚首都与《恐怖行为》有关的抗议活动与《恐怖行为》有关 - 破坏了卡科夫卡水力发电大坝，这导致了欧洲过去几十年来最大的。</text:p>
      <text:p text:style-name="P4">
这是乌克利福通讯员的报道。</text:p>
      <text:p text:style-name="P4">
乌克兰人拉脱维亚“ Viche”联合会的会议组织者能够收集近50名参与者。 有许多自制海报来谴责恐怖分子国家以及乌克兰国旗。 该行动的参与者特别感兴趣，以Zaluzhny的压倒性的指挥官的签名来考虑旗帜。 它是由乌克兰单元之一派遣的 - 感谢Zadobom由拉脱维亚侨民进行。</text:p>
      <text:p text:style-name="P4">
这次集会是由乌克兰激进分子，拉特维亚之友乌克兰的朋友，维也纳爱德华兹·拉特尼克斯(Vienergi Edwards Ratneex)以及乌克兰驻拉特维亚·阿纳托利·库特索沃尔(Latvia Anatoly Kutsevol)的大使进行的。 结果，表达了决定性的立场：俄罗斯是一个恐怖分子，表现出其野蛮行为，并在乌克兰犯下了另一项军事犯罪。 这成为对莫斯科对敦促与克里姆林宫进行谈判的国家的一种回应。</text:p>
      <text:p text:style-name="P4">
<draw:frame draw:style-name="fr1" draw:name="Image98" text:anchor-type="as-char" svg:width="6.9236in" svg:height="3.956343in" draw:z-index="0">
<draw:image xlink:href="../Images/yкринформ/2023-06-08T19-13-00-03-00/630_360_1686240749-3122.jpeg" xlink:type="simple" xlink:show="embed" xlink:actuate="onLoad" draw:mime-type="image/jpeg"/>
</draw:frame>
</text:p>
      <text:p text:style-name="P4">
<text:a xlink:type="simple" xlink:href="https://static.ukrinform.com/photos/2023_06/1686240749-3122.jpeg" text:style-name="Internet_20_link" text:visited-style-name="Visited_20_Internet_20_Link">
 <draw:frame draw:style-name="fr1" draw:name="Image99" text:anchor-type="as-char" svg:width="6.9236in" svg:height="3.956343in" draw:z-index="0">
<draw:image xlink:href="../Images/yкринформ/2023-06-08T19-13-00-03-00/630_360_1686240749-3122.jpeg" xlink:type="simple" xlink:show="embed" xlink:actuate="onLoad" draw:mime-type="image/jpeg"/>
</draw:frame>
</text:a>
 <text:a xlink:type="simple" xlink:href="https://static.ukrinform.com/photos/2023_06/1686240745-2228.jpeg" text:style-name="Internet_20_link" text:visited-style-name="Visited_20_Internet_20_Link">
</text:a>
 <text:a xlink:type="simple" xlink:href="https://static.ukrinform.com/photos/2023_06/1686240746-3964.jpeg" text:style-name="Internet_20_link" text:visited-style-name="Visited_20_Internet_20_Link">
</text:a>
 <text:a xlink:type="simple" xlink:href="https://static.ukrinform.com/photos/2023_06/1686240747-1863.jpeg" text:style-name="Internet_20_link" text:visited-style-name="Visited_20_Internet_20_Link">
</text:a>
 <text:a xlink:type="simple" xlink:href="https://static.ukrinform.com/photos/2023_06/1686240747-5117.jpeg" text:style-name="Internet_20_link" text:visited-style-name="Visited_20_Internet_20_Link">
</text:a>
 <text:a xlink:type="simple" xlink:href="https://static.ukrinform.com/photos/2023_06/1686240748-8321.jpeg" text:style-name="Internet_20_link" text:visited-style-name="Visited_20_Internet_20_Link">
</text:a>
 <text:a xlink:type="simple" xlink:href="https://static.ukrinform.com/photos/2023_06/1686240751-5143.jpeg" text:style-name="Internet_20_link" text:visited-style-name="Visited_20_Internet_20_Link">
</text:a>
参与者呼吁国际社会谴责中谷霍夫斯基水力发电厂俄罗斯恐怖袭击，并将俄罗斯联合会宣布为所有票据的调试。<text:span text:style-name="T5">
foto：oleg kudrin</text:span>
</text:p>
      <text:p text:style-name="P4">
News Source: <text:a xlink:type="simple" xlink:href="https://www.ukrinform.ua/rubric-diaspora/3720218-u-rizi-na-zasudzenna-pidrivu-kahovskoi-ges-projsov-miting-u-posolstva-krainiterorista.html" text:style-name="Internet_20_link" text:visited-style-name="Visited_20_Internet_20_Link">
https://www.ukrinform.ua/rubric-diaspora/3720218-u-rizi-na-zasudzenna-pidrivu-kahovskoi-ges-projsov-miting-u-posolstva-krainiterorista.html</text:a>
</text:p>
      <!--NEWS-->
      <text:h text:style-name="P10" text:outline-level="1">
<text:span text:style-name="T4">
北约乌克兰委员会举行了在卡科夫斯卡亚水力发电的会议</text:span>
</text:h>
      <text:p text:style-name="P4">
作者: Ukrinform (Person)</text:p>
      <text:p text:style-name="P4">
出版商: Укринформ (Organization)</text:p>
      <text:p text:style-name="P4">
出版时间: 2023-06-08T19:16:00+03:00</text:p>
      <text:p text:style-name="P4">
修改时间: 2023-06-08T19:16:00+03:00</text:p>
      <text:p text:style-name="P4">
描述: 纳托 - 乌克兰委员会举行了一次会议，乌克兰·德米特里·库莱巴（Dmitry Kuleba）外交部长的距离会议，该会议是在乌克兰方面召集的，以考虑在毁灭了卡科夫卡省水力发电厂的局势之后，考虑了这种情况。  - 乌克林。</text:p>
      <text:p text:style-name="P4">
图片: ['<text:a xlink:type="simple" xlink:href="https://static.ukrinform.com/photos/2023_06/thumb_files/630_360_1686241210-832.jpg" text:style-name="Internet_20_link" text:visited-style-name="Visited_20_Internet_20_Link">
630_360_16862...</text:a>
']</text:p>
      <text:p text:style-name="P4">
标签: ['Дмитро Кулеба', 'НАТО', 'Україна', 'допомога', 'Каховська ГЕС']</text:p>
      <text:p text:style-name="P4">
类型: Article</text:p>
      <!--METADATA-->
      <text:p text:style-name="P4">
<draw:frame draw:style-name="fr1" draw:name="Image106" text:anchor-type="as-char" svg:width="6.9236in" svg:height="3.956343in" draw:z-index="0">
<draw:image xlink:href="../Images/yкринформ/2023-06-08T19-16-00-03-00/630_360_1686241210-832.jpg" xlink:type="simple" xlink:show="embed" xlink:actuate="onLoad" draw:mime-type="image/jpeg"/>
</draw:frame>
乌克兰委员会(Commission-Iukraine)举行了一次会议，以举行一次会议，乌克兰·德米特里·库莱巴(Dmitry Kuleba)外国租约部长的距离，该会议是在乌克兰页面的倡议中召集的，以考虑在卡科夫斯卡雅河畔大坝毁灭之后考虑这种情况。</text:p>
      <text:p text:style-name="P4">
根据乌克林福姆的说法，此类信息今天发布在Sitiponno-大西洋联盟上。</text:p>
      <text:p text:style-name="P4">
“詹斯·斯托尔滕贝格(Jens Stoltenberg)秘书长在北约乌克兰委员会会议上发表(2023年6月8日)北约乌克兰Dmytro Kuleba的Taministra大使大使在那儿。 在虚拟参与的过程中，库勒巴的参与向盟军告知了乌克兰的新马卡科夫卡海豹大坝的破坏，并揭示了这场灾难造成的巨大毁灭性后果。”</text:p>
      <text:p text:style-name="P4">
<text:span text:style-name="T4">
另请阅读：</text:span>
 <text:a xlink:type="simple" xlink:href="https://www.ukrinform.ua/rubric-society/3720024-pidriv-kahovskoi-ges-gumanitarnu-dopomogu-ukraini-nadali-sim-derzav.html" text:style-name="Internet_20_link" text:visited-style-name="Visited_20_Internet_20_Link">
Kakhovskaya水力发电站：人道主义援助是乌克兰人<text:span text:style-name="T4">
州</text:span>
</text:a>
如图所述，在会议期间，斯托尔滕贝格强调，这片叶子对成千上万的人和环境的后果是戏剧性的，并呼吁盟友迅速提供援助。 盟友表达了与乌克兰的强大团结。 他们中的许多人已经向乌克兰提供了至关重要的帮助，包括用水，泵，发电机和设备来建造支持。</text:p>
      <text:p text:style-name="P4">
欧洲 - 大西洋协调中心<text:a xlink:type="simple" xlink:href="https://www.ukrinform.ua/tag-nato" text:style-name="Internet_20_link" text:visited-style-name="Visited_20_Internet_20_Link">
北约</text:a>
从对灾难的回应，详细的设备清单可以解决乌克兰最复杂需求的盟友和伙伴关系的答案。</text:p>
      <text:p text:style-name="P4">
“秘书长强调了对乌克兰的直接，中期ta毒的重要性同样，在7月的维尔纽斯·塞米特(Vilnius Samite)期间，同盟信息消息也强调了。</text:p>
      <text:p text:style-name="P4">
*!(https://www.ukrinform.ua/rubric-polytics/3720162-kitaj-zaaviv-so-gotovij-nadati-dopomogu-postrazdalim-unaslidok-rujnuvanna-kahovskoi-ges.html)</text:p>
      <text:p text:style-name="P4">
在破坏卡科夫卡水力发电站的占领者的事实中，执法人员开始根据“ Ecocid”的文章进行调查。 Ukrhydroenergo表示，与窦的Kakhovskaya没有被摧毁，也不可追回。</text:p>
      <text:p text:style-name="P4">
_foto：北约</text:p>
      <text:p text:style-name="P4">
News Source: <text:a xlink:type="simple" xlink:href="https://www.ukrinform.ua/rubric-polytics/3720225-komisia-natoukraina-provela-zasidanna-sodo-kahovskoi-ges-domovilisa-pro-operativnu-dopomogu.html" text:style-name="Internet_20_link" text:visited-style-name="Visited_20_Internet_20_Link">
https://www.ukrinform.ua/rubric-polytics/3720225-komisia-natoukraina-provela-zasidanna-sodo-kahovskoi-ges-domovilisa-pro-operativnu-dopomogu.html</text:a>
</text:p>
      <!--NEWS-->
      <text:h text:style-name="P10" text:outline-level="1">
<text:span text:style-name="T4">
俄罗斯军队在半年内在乌克兰损失了100,000多名士兵 - 美国欧安组织的美国</text:span>
</text:h>
      <text:p text:style-name="P4">
作者: Ukrinform (Person)</text:p>
      <text:p text:style-name="P4">
出版商: Укринформ (Organization)</text:p>
      <text:p text:style-name="P4">
出版时间: 2023-06-08T19:20:11+03:00</text:p>
      <text:p text:style-name="P4">
修改时间: 2023-06-08T19:20:11+03:00</text:p>
      <text:p text:style-name="P4">
描述: 在过去的六个月中，俄罗斯军队在乌克兰损失了100,000多人。  - 乌克林。</text:p>
      <text:p text:style-name="P4">
图片: ['<text:a xlink:type="simple" xlink:href="https://static.ukrinform.com/photos/2023_06/thumb_files/630_360_1686240834-496.jpg" text:style-name="Internet_20_link" text:visited-style-name="Visited_20_Internet_20_Link">
630_360_16862...</text:a>
']</text:p>
      <text:p text:style-name="P4">
标签: ['ОБСЄ', 'США', 'Війна з Росією']</text:p>
      <text:p text:style-name="P4">
类型: Article</text:p>
      <!--METADATA-->
      <text:p text:style-name="P4">
<draw:frame draw:style-name="fr1" draw:name="Image107" text:anchor-type="as-char" svg:width="6.9236in" svg:height="3.956343in" draw:z-index="0">
<draw:image xlink:href="../Images/yкринформ/2023-06-08T19-20-11-03-00/630_360_1686240834-496.jpg" xlink:type="simple" xlink:show="embed" xlink:actuate="onLoad" draw:mime-type="image/jpeg"/>
</draw:frame>
在过去的六个月中，俄罗斯军队在乌克兰损失了100,000多人。</text:p>
      <text:p text:style-name="P4">
根据乌克林事物通讯员的说法，奥斯特·考特尼·奥斯特里恩(Osce Courtney Ostrien)的密西西比州副主管在周四的欧安组织常设理事会上说。</text:p>
      <text:p text:style-name="P4">
她说：“俄罗斯针对乌克兰的战争不仅成为一种战略性，而且已经成为一项兵役。许多人相信这一点。今天，许多人认为俄罗斯军队是乌克兰第二强大的强大。”</text:p>
      <text:p text:style-name="P4">
<text:span text:style-name="T4">
另请阅读：</text:span>
 <text:a xlink:type="simple" xlink:href="https://www.ukrinform.ua/rubric-ato/3720192-majbutni-reparacii-rosii-maut-vidskoduvati-zbitki-cerez-kahovskij-ekocid-ukraina-v-obse.html" text:style-name="Internet_20_link" text:visited-style-name="Visited_20_Internet_20_Link">
俄罗斯的未来赔偿应通过Kakhovsky Ecocide弥补损失 - 乌克兰<text:span text:style-name="T4">
 OSCE </text:span>
</text:a>
根据奥斯特里恩(Ostrien)的说法，俄罗斯军队的技术，技术，领导力，战略，战略，战术和道德精神是失败的一个例子，甚至回到乌克兰造成了破坏性，毫无意义和对乌克兰的伤害的莫斯科。”</text:p>
      <text:p text:style-name="P4">
OSCE OSCE副负责人说：“据估计，过去六个月中俄罗斯军队的损失是1万人。”</text:p>
      <text:p text:style-name="P4">
据她说，毫无疑问，“俄罗斯的背景比在军事，经济，地缘政治术语中进行的全面入侵要差得多。”</text:p>
      <text:p text:style-name="P4">
<text:span text:style-name="T4">
另请阅读：</text:span>
 <text:a xlink:type="simple" xlink:href="https://www.ukrinform.ua/rubric-polytics/3719989-obse-gotova-pidtrimati-ukrainu-v-podolanni-naslidkiv-kahovskoi-tragedii.html" text:style-name="Internet_20_link" text:visited-style-name="Visited_20_Internet_20_Link">
<text:span text:style-name="T4">
 OSCE </text:span>
准备支持乌克兰克服卡科夫悲剧的影响</text:a>
同时，它谴责了俄罗斯对平民基础设施的袭击的延续，并因破坏卡科夫斯基大坝而表达了焦虑，该大坝成为了“不可控制，全面 - 全面入侵俄罗斯的惨败的结果”。</text:p>
      <text:p text:style-name="P4">
奥斯特里恩强调，美国将努力确保“太极拳的克里姆林宫负责”。</text:p>
      <text:p text:style-name="P4">
她保证，美国将继续与乌克兰以及我们的盟友和合作伙伴合作，以“满足乌克兰那不勒斯战斗的需求，并投资于乌克兰的未来能力”。“这是因为我们对普京的愿望没有幻想，我们认为，有意义的外交和真正和平的最先决条件是更强大的乌克兰，能够限制和保护任何未来的侵略。根据法定原则，它有助于找到通往公平和长期的和平的道路。”</text:p>
      <text:p text:style-name="P4">
正如乌克林福姆报道的那样，英国在俄勒冈州立大学的代表团早些时候表示，俄罗斯在巴赫穆特(Bakhmut)只丧生约60,000人，受伤，仅移动了29公里 - 一名臀部丧生或受伤。</text:p>
      <text:p text:style-name="P4">
照片：Twitter/usambosce</text:p>
      <text:p text:style-name="P4">
News Source: <text:a xlink:type="simple" xlink:href="https://www.ukrinform.ua/rubric-ato/3720223-rosijska-armia-za-piv-roku-vtratila-v-ukraini-ponad-100-tisac-soldativ-ssa-v-obse.html" text:style-name="Internet_20_link" text:visited-style-name="Visited_20_Internet_20_Link">
https://www.ukrinform.ua/rubric-ato/3720223-rosijska-armia-za-piv-roku-vtratila-v-ukraini-ponad-100-tisac-soldativ-ssa-v-obse.html</text:a>
</text:p>
      <!--NEWS-->
      <text:h text:style-name="P10" text:outline-level="1">
<text:span text:style-name="T4">
在基洛沃拉德地区，储层的流行监督以防止霍乱爆发</text:span>
</text:h>
      <text:p text:style-name="P4">
作者: Ukrinform (Person)</text:p>
      <text:p text:style-name="P4">
出版商: Укринформ (Organization)</text:p>
      <text:p text:style-name="P4">
出版时间: 2023-06-08T19:25:37+03:00</text:p>
      <text:p text:style-name="P4">
修改时间: 2023-06-08T19:25:37+03:00</text:p>
      <text:p text:style-name="P4">
描述: 由于破坏了Kakhovka水力发电站以及基洛维格拉德地区人口的内部迁移，因此对储层和摄入水位预防霍乱的流行病进行了明确而增强的监督。  - 乌克林。</text:p>
      <text:p text:style-name="P4">
图片: ['<text:a xlink:type="simple" xlink:href="https://static.ukrinform.com/photos/2021_12/thumb_files/630_360_1639787315-654.jpg" text:style-name="Internet_20_link" text:visited-style-name="Visited_20_Internet_20_Link">
630_360_16397...</text:a>
']</text:p>
      <text:p text:style-name="P4">
标签: ['Холера', 'Лікарі', 'Кіровоградщина']</text:p>
      <text:p text:style-name="P4">
类型: Article</text:p>
      <!--METADATA-->
      <text:p text:style-name="P4">
<draw:frame draw:style-name="fr1" draw:name="Image108" text:anchor-type="as-char" svg:width="6.9236in" svg:height="3.956343in" draw:z-index="0">
<draw:image xlink:href="../Images/yкринформ/2023-06-08T19-25-37-03-00/630_360_1639787315-654.jpg" xlink:type="simple" xlink:show="embed" xlink:actuate="onLoad" draw:mime-type="image/jpeg"/>
</draw:frame>
与破坏了卡科夫卡水力发电站的破坏以及人口内部迁移到基洛维格拉德地区，这是对霍乱的水库和防水摄入量的清晰且增强的流行监督。</text:p>
      <text:p text:style-name="P4">
关于<text:a xlink:type="simple" xlink:href="https://www.youtube.com/watch" text:style-name="Internet_20_link" text:visited-style-name="Visited_20_Internet_20_Link">
简报</text:a>
乌克林福姆报道说，基洛维格拉德地区首席国家医生纳迪亚·奥普丘克(Nadiya Opechuk)报道说。</text:p>
      <text:p text:style-name="P4">
“由于Kakhovka水力发电站的破坏，流行监督增加了。 我们的实验室已经进行了25项从开放式水库到霍乱的水研究。 结果负面。” Opechuk告知。</text:p>
      <text:p text:style-name="P4">
<text:span text:style-name="T4">
另请阅读：</text:span>
 <text:a xlink:type="simple" xlink:href="https://www.ukrinform.ua/rubric-society/3719668-ukraina-gotova-svidko-reaguvati-na-spalahi-holeri-kuzin.html" text:style-name="Internet_20_link" text:visited-style-name="Visited_20_Internet_20_Link">
乌克兰准备快速回应爆发<text:span text:style-name="T4">
 cholel </text:span>
和-kuzin</text:a>
根据她的说法，在所有开放式水库中监视水的计划，摄入水，河水每月两次批准，即每14天一次。 这样的研究每年在夏季开始，从夏季结束时开始，当时这种疾病的流行季节过去。</text:p>
      <text:p text:style-name="P4">
据报道，<text:a xlink:type="simple" xlink:href="https://www.ukrinform.ua/rubric-other_news/3718791-pidriv-rosianami-kahovskoi-ges-vsi-novini.html" text:style-name="Internet_20_link" text:visited-style-name="Visited_20_Internet_20_Link">
6月6日上午，俄罗斯恐怖分子破坏了Greblyukhov水力发电厂</text:a>
它造成了大规模的人造和环境灾难。</text:p>
      <text:p text:style-name="P4">
News Source: <text:a xlink:type="simple" xlink:href="https://www.ukrinform.ua/rubric-regions/3720226-na-kirovogradsini-posilili-epidemicnij-naglad-za-vodojmami-zadla-nedopusenna-spalahu-holeri.html" text:style-name="Internet_20_link" text:visited-style-name="Visited_20_Internet_20_Link">
https://www.ukrinform.ua/rubric-regions/3720226-na-kirovogradsini-posilili-epidemicnij-naglad-za-vodojmami-zadla-nedopusenna-spalahu-holeri.html</text:a>
</text:p>
      <!--NEWS-->
      <text:h text:style-name="P10" text:outline-level="1">
<text:span text:style-name="T4">
西班牙指挥拉蒙·托雷利多（Ramon Torrelido）将首次在乌克兰举行音乐会</text:span>
</text:h>
      <text:p text:style-name="P4">
作者: Ukrinform (Person)</text:p>
      <text:p text:style-name="P4">
出版商: Укринформ (Organization)</text:p>
      <text:p text:style-name="P4">
出版时间: 2023-06-08T19:28:02+03:00</text:p>
      <text:p text:style-name="P4">
修改时间: 2023-06-08T19:28:02+03:00</text:p>
      <text:p text:style-name="P4">
描述: 在西班牙指挥人拉蒙·托雷利多（Ramon Torrelido）的领导下，乌克兰国家爱乐乐团的交响乐团的音乐会在基辅进行了排练。  - 乌克林。</text:p>
      <text:p text:style-name="P4">
图片: ['<text:a xlink:type="simple" xlink:href="https://static.ukrinform.com/photos/2023_06/thumb_files/630_360_1686241378-775.jpg" text:style-name="Internet_20_link" text:visited-style-name="Visited_20_Internet_20_Link">
630_360_16862...</text:a>
', '<text:a xlink:type="simple" xlink:href="https://static.ukrinform.com/photos/2023_06/1686241377-703.jpg" text:style-name="Internet_20_link" text:visited-style-name="Visited_20_Internet_20_Link">
1686241377-70...</text:a>
', '<text:a xlink:type="simple" xlink:href="https://static.ukrinform.com/photos/2023_06/1686241377-636.jpg" text:style-name="Internet_20_link" text:visited-style-name="Visited_20_Internet_20_Link">
1686241377-63...</text:a>
', '<text:a xlink:type="simple" xlink:href="https://static.ukrinform.com/photos/2023_06/1686241378-501.jpg" text:style-name="Internet_20_link" text:visited-style-name="Visited_20_Internet_20_Link">
1686241378-50...</text:a>
']</text:p>
      <text:p text:style-name="P4">
标签: ['Філармонія', 'Іспанія', 'Культура', 'Посол']</text:p>
      <text:p text:style-name="P4">
类型: Article</text:p>
      <!--METADATA-->
      <text:p text:style-name="P4">
<draw:frame draw:style-name="fr1" draw:name="Image109" text:anchor-type="as-char" svg:width="6.9236in" svg:height="3.956343in" draw:z-index="0">
<draw:image xlink:href="../Images/yкринформ/2023-06-08T19-28-02-03-00/630_360_1686241378-775.jpg" xlink:type="simple" xlink:show="embed" xlink:actuate="onLoad" draw:mime-type="image/jpeg"/>
</draw:frame>
乌克兰国家爱乐乐团的交响乐团在西班牙指挥人拉蒙·托雷利多(Ramon Torrelido)的领导下进行的演唱会在基辅进行了排练。</text:p>
      <text:p text:style-name="P4">
这是乌克利福通讯员的报道。</text:p>
      <text:p text:style-name="P4">
该活动由西班牙王国驻乌克兰·里卡多·阿兰达(Ukraine Ricardolopes Aranda)参加 乌克兰主管Schwed的国家爱乐乐团局长。</text:p>
      <text:p text:style-name="P4">
<draw:frame draw:style-name="fr1" draw:name="Image110" text:anchor-type="as-char" svg:width="6.9236in" svg:height="4.609323in" draw:z-index="0">
<draw:image xlink:href="../Images/yкринформ/2023-06-08T19-28-02-03-00/1686241377-703.jpg" xlink:type="simple" xlink:show="embed" xlink:actuate="onLoad" draw:mime-type="image/jpeg"/>
</draw:frame>
表演本身将于6月9日在19:00举行。 独奏者将是瓦莱里亚(Valeria tlis)(女高音)，Dmitry Tkachenko(小提琴)，Olga Tabulin(相反)和亚历山大heed(男高音).</text:p>
      <text:p text:style-name="P4">
Свій концерт у Києві іспанський диригент присвячує концерт українськомународу.</text:p>
      <text:p text:style-name="P4">
"Зараз у житті немає нічого важливішого, аніж бути тут: треба бути з тими, хтостраждає. Головне, не витрачати свого часу, а поділяти його з іншими людьми. Яприїхав, щоб ми могли розділити між нами музику, наше горе та нашу радість", -зауважив Торрельєдо. Він підкреслив, що музиканти роблять важливу справу, бокожна дрібка мистецтва - чи то нота, чи то мазок на полотні, несуть в собімеседж любові.</text:p>
      <text:p text:style-name="P4">
<draw:frame draw:style-name="fr1" draw:name="Image111" text:anchor-type="as-char" svg:width="6.9236in" svg:height="4.609323in" draw:z-index="0">
<draw:image xlink:href="../Images/yкринформ/2023-06-08T19-28-02-03-00/1686241377-636.jpg" xlink:type="simple" xlink:show="embed" xlink:actuate="onLoad" draw:mime-type="image/jpeg"/>
</draw:frame>
大师首次访问基辅是乌克兰西班牙王国的大使馆。 未来音乐会的彩排在爱乐乐队的大厅举行，西班牙作曲家的作品尤其是Sarsueliel Batel Federico Chuck的插曲，以及西班牙的Sypermphony for Orchestromedar Lalo。 音乐会节目中还包括音乐曼努埃尔·德·法里(Music Manuel de Fali)，帕布拉斯托罗索巴尔(Pablasorosabal)，费德里卡·莫雷诺·托罗布(Federica Moreno-Torrob)，胡安·希梅纳斯(Juan Himenes)。 组织者强调，在音乐会上，乌克兰狂想曲#2“杜姆卡·舒姆卡”米科拉·莱森科(Mykola Lysenko)在弗拉基米尔·斯泰森科(Vladimir Stetsenko)的小提琴翻译中将由莱夫科·科洛杜布(Levko Kolodub)发行。</text:p>
      <text:p text:style-name="P4">
<draw:frame draw:style-name="fr1" draw:name="Image112" text:anchor-type="as-char" svg:width="6.9236in" svg:height="4.609323in" draw:z-index="0">
<draw:image xlink:href="../Images/yкринформ/2023-06-08T19-28-02-03-00/1686241378-501.jpg" xlink:type="simple" xlink:show="embed" xlink:actuate="onLoad" draw:mime-type="image/jpeg"/>
</draw:frame>
拉蒙·托雷雷多(Ramon Torrelido)是西班牙钢琴家，指挥，世界上古典音乐的普及者。 他在西班牙和欧洲举办乐团，是音乐节蒙迪人才奖的负责人。 为了传达人们的古典音乐，它为包括工厂，医院，大教堂在内的不同受众提供了行动。 2005年，他在死亡营和监狱的军营举行了一场音乐会。</text:p>
      <text:p text:style-name="P4">
照片：Dmitry Golovchenko</text:p>
      <text:p text:style-name="P4">
News Source: <text:a xlink:type="simple" xlink:href="https://www.ukrinform.ua/rubric-culture/3720227-ispanskij-dirigent-ramon-torreledo-vperse-dast-koncert-v-ukraini.html" text:style-name="Internet_20_link" text:visited-style-name="Visited_20_Internet_20_Link">
https://www.ukrinform.ua/rubric-culture/3720227-ispanskij-dirigent-ramon-torreledo-vperse-dast-koncert-v-ukraini.html</text:a>
</text:p>
      <!--NEWS-->
      <text:h text:style-name="P10" text:outline-level="1">
<text:span text:style-name="T4">
Lisogor：从入侵50％的卢甘斯克老师开始 - 无论是国外还是在职业</text:span>
</text:h>
      <text:p text:style-name="P4">
作者: Ukrinform (Person)</text:p>
      <text:p text:style-name="P4">
出版商: Укринформ (Organization)</text:p>
      <text:p text:style-name="P4">
出版时间: 2023-06-08T19:28:12+03:00</text:p>
      <text:p text:style-name="P4">
修改时间: 2023-06-08T19:28:12+03:00</text:p>
      <text:p text:style-name="P4">
描述: 从全面入侵50％的卢汉斯教师从国外或该地区临时被俘虏的领土开始。  - 乌克林。</text:p>
      <text:p text:style-name="P4">
图片: ['<text:a xlink:type="simple" xlink:href="https://static.ukrinform.com/photos/2023_05/thumb_files/630_360_1682937325-544.jpg" text:style-name="Internet_20_link" text:visited-style-name="Visited_20_Internet_20_Link">
630_360_16829...</text:a>
']</text:p>
      <text:p text:style-name="P4">
标签: ['Луганщина', 'Освіта']</text:p>
      <text:p text:style-name="P4">
类型: Article</text:p>
      <!--METADATA-->
      <text:p text:style-name="P4">
<draw:frame draw:style-name="fr1" draw:name="Image113" text:anchor-type="as-char" svg:width="6.9236in" svg:height="3.956343in" draw:z-index="0">
<draw:image xlink:href="../Images/yкринформ/2023-06-08T19-28-12-03-00/630_360_1682937325-544.jpg" xlink:type="simple" xlink:show="embed" xlink:actuate="onLoad" draw:mime-type="image/jpeg"/>
</draw:frame>
从全面入侵的开始开始，有50％的卢甘斯克老师要么在国外或暂时被捕获在该地区的领土上。</text:p>
      <text:p text:style-name="P4">
乌克林福姆报道，区域军事行政当局Artem Lisogor的负责人Artem Lisogor在论坛上说，这是“卢汉斯(Luhansk)的教育：重新融入和重返社会”，该地区军事行政部门负责人，乌克利福姆报道。</text:p>
      <text:p text:style-name="P4">
“自2022年以来，我们已经失去了约50％的教师，这是由于那些离开被占领领土的人，而在国外的人有一段时间，这些人约有700名专家。但是我们与他们交流，并且有一个渴望他们(在人中 -  ed。)回来了，”利索戈尔说。</text:p>
      <text:p text:style-name="P4">
他补充说，该地区的水平存在人员赤字。</text:p>
      <text:p text:style-name="P4">
“需要一些更改资金立法的变化，这将使我们能够付费专家，这些专家将涉及DE检查领土，对他们工作条件的200％津贴，如果是年轻的专家 - Lisogor说：“随后努力和义务的努力和义务的可能性是三年的，然后将预测领土弄清楚。</text:p>
      <text:p text:style-name="P4">
OVA的负责人还指出，在卢汉斯克地区占领之后，不仅有必要恢复教育机构，而且还必须恢复所有占用者被掠夺的物质和技术基础。</text:p>
      <text:p text:style-name="P4">
“许多学校都被完全或部分摧毁了，在几乎所有学校中，至少需要新的窗户。 很明显，有必要进行维修，所以为什么入侵者军队不忽略它是教育机构，他们生活在其中。 许多学校将需要进行工程以取代相同的供暖。 Lisogor说：“有现代的锅炉，锅炉，被切碎的锅炉被部分切割，取出。”</text:p>
      <text:p text:style-name="P4">
据他说，该地区暂时占领的领土上现在有572个教育机构，其中252个<text:a xlink:type="simple" xlink:href="https://www.ukrinform.ua/tag-skola" text:style-name="Internet_20_link" text:visited-style-name="Visited_20_Internet_20_Link">
学校</text:a>
，270个幼儿园，25岁的教育机构，18个教育教育机构，4-专业高等教育，2-高等教育，1-研究生教学教育。<text:span text:style-name="T4">
另请阅读：</text:span>
 <text:a xlink:type="simple" xlink:href="https://www.ukrinform.ua/rubric-society/3720197-reformu-novoi-ukrainskoi-skoli-zaprovadat-dla-59-klasiv-smigal.html" text:style-name="Internet_20_link" text:visited-style-name="Visited_20_Internet_20_Link">
新的乌克兰学校改革用于5-9堂课 -  <text:span text:style-name="T4">
 Shmigal </text:span>
</text:a>
正如Lisogor所补充的那样，那些在2月24日之后未离开该地区家属的孩子被迫上俄罗斯计划已经教授的学校，在纽约市的情况下，不仅会给教科书，而且还会给予另一个电话。引入教育计划，因为有些儿童被删除了乌克兰教育，直到2022年2月24日。 还有一些已经完成学校的人，他们还需要与该地区合作。</text:p>
      <text:p text:style-name="P4">
但是，正如卢甘斯克政府负责人所指出的那样，在某些情况下，卢甘斯克地区的儿童参与了在线在乌克兰学校学习。</text:p>
      <text:p text:style-name="P4">
Lisogore说：“我很自豪，今年我们能够为那些认识11年级的孩子提供学业证书。”</text:p>
      <text:p text:style-name="P4">
同时，他指出，在安全问题上，此类儿童的数量不存在，因为职业政府对此类报告做出了回应。</text:p>
      <text:p text:style-name="P4">
据报道，根据[教育与科学部的数据]](https://saveschools.in.ua/)在乌克兰，有3281个教育机构受到轰炸和炮击的影响。 其中262人被完全摧毁。</text:p>
      <text:p text:style-name="P4">
卢汉斯克地区暂时捕获的领土有572个机构，其中252所学校，270所幼儿园，25个幼儿园，教育机构，18个教育教育机构，4--专业高等教育，2-高等教育，1-研究生教育教育教育教育。 截至2022年底，该地区教育的184个受损。</text:p>
      <text:p text:style-name="P4">
<text:span text:style-name="T5">
foto：lugansk ova</text:span>
</text:p>
      <text:p text:style-name="P4">
News Source: <text:a xlink:type="simple" xlink:href="https://www.ukrinform.ua/rubric-regions/3720228-lisogor-iz-pocatku-vtorgnenna-50-uciteliv-lugansini-abo-za-kordonom-abo-v-okupacii.html" text:style-name="Internet_20_link" text:visited-style-name="Visited_20_Internet_20_Link">
https://www.ukrinform.ua/rubric-regions/3720228-lisogor-iz-pocatku-vtorgnenna-50-uciteliv-lugansini-abo-za-kordonom-abo-v-okupacii.html</text:a>
</text:p>
      <!--NEWS-->
      <text:h text:style-name="P10" text:outline-level="1">
<text:span text:style-name="T4">
波尔塔瓦地区向赫森地区的居民转移了100吨饮用水</text:span>
</text:h>
      <text:p text:style-name="P4">
作者: Ukrinform (Person)</text:p>
      <text:p text:style-name="P4">
出版商: Укринформ (Organization)</text:p>
      <text:p text:style-name="P4">
出版时间: 2023-06-08T19:31:00+03:00</text:p>
      <text:p text:style-name="P4">
修改时间: 2023-06-08T19:31:00+03:00</text:p>
      <text:p text:style-name="P4">
描述: Poltava Region 5 20吨卡车的居民的第一笔援助已经在路上。  - 乌克林。</text:p>
      <text:p text:style-name="P4">
图片: ['<text:a xlink:type="simple" xlink:href="https://static.ukrinform.com/photos/2023_06/thumb_files/630_360_1686242023-784.jpeg" text:style-name="Internet_20_link" text:visited-style-name="Visited_20_Internet_20_Link">
630_360_16862...</text:a>
']</text:p>
      <text:p text:style-name="P4">
标签: ['Херсонщина', 'Полтавщина', 'Вода', 'допомога', 'Каховська ГЕС']</text:p>
      <text:p text:style-name="P4">
类型: Article</text:p>
      <!--METADATA-->
      <text:p text:style-name="P4">
<draw:frame draw:style-name="fr1" draw:name="Image114" text:anchor-type="as-char" svg:width="6.9236in" svg:height="3.956343in" draw:z-index="0">
<draw:image xlink:href="../Images/yкринформ/2023-06-08T19-31-00-03-00/630_360_1686242023-784.jpeg" xlink:type="simple" xlink:show="embed" xlink:actuate="onLoad" draw:mime-type="image/jpeg"/>
</draw:frame>
Poltava地区五吨20吨卡车的居民的首次协助已经在路上。</text:p>
      <text:p text:style-name="P4">
根据乌克林福姆(Ukrinform)的说法，波尔塔瓦地区军事管理局负责人德米特里·卢宁(Dmitry Lunin)在[Telegram]中报道(https://t.me/DMYTROLUNIN/8536)。</text:p>
      <text:p text:style-name="P4">
“不断与来自赫尔森地区的同事进行沟通。 目前，饮用水对受卡科夫斯基水力发电产品影响的社区居民最急需。 所有社区和人造物都加入了货物收藏。 重要的是对社会负责的[业务]的帮助(https://www.ukrinform.ua/tag-biznes)。 饮用水对于因卡霍夫斯卡雅肝脏居民勘探而受伤的赫森地区居民至关重要。”卢宁强调。</text:p>
      <text:p text:style-name="P4">
他补充说，地区管理部门一直与同事保持联系。</text:p>
      <text:p text:style-name="P4">
<text:span text:style-name="T4">
另请阅读：</text:span>
 <text:a xlink:type="simple" xlink:href="https://www.ukrinform.ua/rubric-regions/3720210-kiivsina-vidpravila-na-hersonsinu-persu-partiu-dopomogi.html" text:style-name="Internet_20_link" text:visited-style-name="Visited_20_Internet_20_Link">
<text:span text:style-name="T4">
 Kyiv地区</text:span>
发送到Kherson地区的第一个派对援助</text:a>
“我们响应需求。 收集必要的东西和饮用水正在进行中。 支持一个，” Poltava地区的负责人强调。</text:p>
      <text:p text:style-name="P4">
据报道，在6月6日上午<text:a xlink:type="simple" xlink:href="https://www.ukrinform.ua/rubric-other_news/3718791-pidriv-rosianami-kahovskoi-ges-vsi-novini.html" text:style-name="Internet_20_link" text:visited-style-name="Visited_20_Internet_20_Link">
俄罗斯恐怖分子破坏了Greblyukhov水力发电厂</text:a>
它造成了大规模的人造和环境灾难。</text:p>
      <text:p text:style-name="P4">
News Source: <text:a xlink:type="simple" xlink:href="https://www.ukrinform.ua/rubric-regions/3720233-poltavsina-peredala-100-tonn-pitnoi-vodi-dla-ziteliv-hersonsini.html" text:style-name="Internet_20_link" text:visited-style-name="Visited_20_Internet_20_Link">
https://www.ukrinform.ua/rubric-regions/3720233-poltavsina-peredala-100-tonn-pitnoi-vodi-dla-ziteliv-hersonsini.html</text:a>
</text:p>
      <!--NEWS-->
      <text:h text:style-name="P10" text:outline-level="1">
<text:span text:style-name="T4">
结果，超过3.3万人的住宅仍然被洪水淹没</text:span>
</text:h>
      <text:p text:style-name="P4">
作者: Ukrinform (Person)</text:p>
      <text:p text:style-name="P4">
出版商: Укринформ (Organization)</text:p>
      <text:p text:style-name="P4">
出版时间: 2023-06-08T19:34:07+03:00</text:p>
      <text:p text:style-name="P4">
修改时间: 2023-06-08T19:34:07+03:00</text:p>
      <text:p text:style-name="P4">
描述: 由于探索了Kakhovskaya水力发电站，乌克兰房屋仍然被淹没了3,375家。  - 乌克林。</text:p>
      <text:p text:style-name="P4">
图片: ['<text:a xlink:type="simple" xlink:href="https://static.ukrinform.com/photos/2023_06/thumb_files/630_360_1686241960-341.jpg" text:style-name="Internet_20_link" text:visited-style-name="Visited_20_Internet_20_Link">
630_360_16862...</text:a>
']</text:p>
      <text:p text:style-name="P4">
标签: ['Клименко', 'МВС', 'Каховська ГЕС']</text:p>
      <text:p text:style-name="P4">
类型: Article</text:p>
      <!--METADATA-->
      <text:p text:style-name="P4">
<draw:frame draw:style-name="fr1" draw:name="Image117" text:anchor-type="as-char" svg:width="6.9236in" svg:height="3.956343in" draw:z-index="0">
<draw:image xlink:href="../Images/yкринформ/2023-06-08T19-34-07-03-00/630_360_1686241960-341.jpg" xlink:type="simple" xlink:show="embed" xlink:actuate="onLoad" draw:mime-type="image/jpeg"/>
</draw:frame>
由于俄罗斯水力局的俄罗斯军队的治愈，有3,375名乌克兰乌克兰人仍然被淹没。</text:p>
      <text:p text:style-name="P4">
乌克兰Igor Klimenko内部事务部长在[视频消息]中告知了这一点。(https://t.me/mvs_ukraine/26128)，报道乌克林福姆。</text:p>
      <text:p text:style-name="P4">
“在第三天，乌克兰与灾难的后果作斗争(2 334人 - 由数据编辑 - 编辑。)，我们有3375个公民暂时被洪水淹没了。</text:p>
      <text:p text:style-name="P4">
他说，有62艘船，救援人员和志愿者在赫森。 此外，根据部长的说法，从Mykolaiv地区Bashtansky地区营救了人们。克里姆森科说，已经从那里撤离了约800名公民。</text:p>
      <text:p text:style-name="P4">
<text:span text:style-name="T4">
另请阅读：</text:span>
 <text:a xlink:type="simple" xlink:href="https://www.ukrinform.ua/rubric-polytics/3720225-komisia-natoukraina-provela-zasidanna-sodo-kahovskoi-ges-domovilisa-pro-operativnu-dopomogu.html" text:style-name="Internet_20_link" text:visited-style-name="Visited_20_Internet_20_Link">
北约 - 乌克兰委员会已在<text:span text:style-name="T4">
 Kakhovsk举行了会议</text:span>
 hpps-hpps-afred to Primct援助</text:a>
正如乌克林福姆报道的<text:a xlink:type="simple" xlink:href="https://www.ukrinform.ua/rubric-other_news/3718791-pidriv-rosianami-kahovskoi-ges-vsi-novini.html" text:style-name="Internet_20_link" text:visited-style-name="Visited_20_Internet_20_Link">
在6月6日的晚上，俄罗斯俄罗斯军队的卡霍夫斯卡亚水力发电站</text:a>
。 6月8日水下的草地状态已经为600平方米。 领土的公里，地下平均水平-5.61 m。</text:p>
      <text:p text:style-name="P4">
在灾难地区的赫尔森地区的右岸，大约有16,000人，疏散正在进行中。 在暂时占领的左岸，情况是一种情况，入侵者不会撤离人们。 乌克兰政府呼吁国际人道主义组织撤离赫森地区俄罗斯地区占领的人的问题。</text:p>
      <text:p text:style-name="P4">
照片：内政部</text:p>
      <text:p text:style-name="P4">
News Source: <text:a xlink:type="simple" xlink:href="https://www.ukrinform.ua/rubric-regions/3720230-ponad-33-tisaci-osel-zalisautsa-pidtoplenimi-vnaslidok-pidrivu-rosianami-kahovskoi-ges.html" text:style-name="Internet_20_link" text:visited-style-name="Visited_20_Internet_20_Link">
https://www.ukrinform.ua/rubric-regions/3720230-ponad-33-tisaci-osel-zalisautsa-pidtoplenimi-vnaslidok-pidrivu-rosianami-kahovskoi-ges.html</text:a>
</text:p>
      <!--NEWS-->
      <text:h text:style-name="P10" text:outline-level="1">
<text:span text:style-name="T4">
俄罗斯军队在四个方向上集中部队，剧烈的战斗继续</text:span>
</text:h>
      <text:p text:style-name="P4">
作者: Ukrinform (Person)</text:p>
      <text:p text:style-name="P4">
出版商: Укринформ (Organization)</text:p>
      <text:p text:style-name="P4">
出版时间: 2023-06-08T19:36:34+03:00</text:p>
      <text:p text:style-name="P4">
修改时间: 2023-06-08T19:36:34+03:00</text:p>
      <text:p text:style-name="P4">
描述: 俄罗斯军队在利马，巴赫穆特，阿夫迪夫和玛丽斯基进行了重大努力，白天发生了26次战斗冲突。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Генштаб', 'ЗСУ', 'Війна з Росією']</text:p>
      <text:p text:style-name="P4">
类型: Article</text:p>
      <!--METADATA-->
      <text:p text:style-name="P4">
<draw:frame draw:style-name="fr1" draw:name="Image118" text:anchor-type="as-char" svg:width="6.9236in" svg:height="3.956343in" draw:z-index="0">
<draw:image xlink:href="../Images/yкринформ/2023-06-08T19-36-34-03-00/630_360_1684691970-341.jpg" xlink:type="simple" xlink:show="embed" xlink:actuate="onLoad" draw:mime-type="image/jpeg"/>
</draw:frame>
Ruskivskaya集中在利马，巴赫穆特，阿夫迪夫和玛丽斯基的指示上，并在白天进行了26场战斗。</text:p>
      <text:p text:style-name="P4">
乌克兰武装部队的总人员在[Facebook]上报告了这一点(https://www.facebook.com/GeneralStaff.ua/posts/pfbid02CKJGVTh4ezJH2BgAbnaqnrVzUEzzgyhNqqxSbZMdRRMHuB3R5b7mjgrZXc1QgAaKl)乌克林福姆报道，截至6月8日星期四的18:00发布了运营信息。</text:p>
      <text:p text:style-name="P4">
正如总参谋部中指出的那样，每个正方形的大型战斗都在上述方向上。</text:p>
      <text:p text:style-name="P4">
总的来说，在白天，俄罗斯入侵者在乌克兰国防部队和定居点的位置上进行了一枚导弹和27次航空罢工，并对铁路系统的反应性系统进行了大约30次炮击。</text:p>
      <text:p text:style-name="P4">
有人强调，整个乌克兰的导弹和航空罢工的敌人的可能性“很高”。</text:p>
      <text:p text:style-name="P4">
国防军每天总的航空在俄罗斯军队的个人组成和两名在敌对的防空导弹综合体中的集中率达到18次。</text:p>
      <text:p text:style-name="P4">
乌克兰导弹部队和炮兵部队在白天被五个政府公用事业击中。</text:p>
      <text:p text:style-name="P4">
在<text:span text:style-name="T4">
 Volynskyi </text:span>
和<text:span text:style-name="T4">
 Polissya指示</text:span>
作为总人员的信息的操作情况没有发生重大变化。 尚未发现敌人进攻群体形成的迹象。</text:p>
      <text:p text:style-name="P4">
西尔罗斯联邦武装部队的单独单位继续位于白俄罗斯垃圾填埋场。</text:p>
      <text:p text:style-name="P4">
在<text:span text:style-name="T4">
 Siversky </text:span>
和<text:span text:style-name="T4">
 Slobozhansky的指示</text:span>
俄罗斯与乌克兰在边境地区保持军事冒险，以牺牲领土部队为代价，加强了边境团体的组成。</text:p>
      <text:p text:style-name="P4">
白天，俄罗斯航空击败了Miropil，Sinny和Severinovtsisum地区。 敌人从迫击炮和炮兵那里开了苏米地区的阿丁，贝萨利夫卡，米洛皮利亚和ponomarenko，以及Kharkarkiv地区的Krasne，Morokhovets，Lukikhanka，Starytsia，Starytsia，Gatyshche，Vovchansk和Chugunivka。</text:p>
      <text:p text:style-name="P4">
在<text:span text:style-name="T4">
 kupyansk方向</text:span>
炮兵和迫击炮袭击俄罗斯，卡梅卡，克拉斯尼第一，诺维奥姆林斯克，两年，凯斯利夫卡，塔巴耶夫卡·伊贝雷斯托沃，哈尔基夫地区和novoselivska lugansk lugansk地区。在<text:span text:style-name="T4">
巴赫穆特方向</text:span>
俄罗斯军队试图改善战术并朝着伊万尼夫斯基(Ivanivsky)的方向采取进攻行动，但成功并没有取得成功。</text:p>
      <text:p text:style-name="P4">
<text:span text:style-name="T4">
另请阅读：</text:span>
 <text:a xlink:type="simple" xlink:href="https://www.ukrinform.ua/rubric-ato/3720202-sirskij-zaaviv-pro-uspihi-vijskovih-na-bahmutskomu-napramku.html" text:style-name="Internet_20_link" text:visited-style-name="Visited_20_Internet_20_Link">
<text:span text:style-name="T4">
 Syrsky </text:span>
宣布在Bakhmutskaya的军队成功</text:a>
Vasyukivka，Minskivka，Orikhovo-vasylivka，Grigorivka，Bogdanivka，Ivanivske，Stupochka，Stupochka，Oleksandr-Schultine，White Gora，友谊，Toretsk，Toretsk和North Donetsk地区受到敌人的炮击炮击的伤害。</text:p>
      <text:p text:style-name="P4">
在<text:span text:style-name="T4">
 avdeevsky方向上</text:span>
俄罗斯军队从Severny and Expastiment的非savel进行了失败的尝试。 侵略者从炮兵炮兵，炮兵，Avdiivka，Tonny，Pervomaisky和Karlovka地区的Avdiivka地区的航空袭击。</text:p>
      <text:p text:style-name="P4">
在<text:span text:style-name="T4">
马林斯基方向</text:span>
国防军在纳马林卡地区击退了所有俄罗斯袭击，导致敌人失败。 在Marinka，Viceda和Novomikhailivkidonetsk地区，记录了敌方炮兵的袭击。</text:p>
      <text:p text:style-name="P4">
俄罗斯军队在<text:span text:style-name="T4">
 shakhtar方向</text:span>
向煤炭，矿工，金尼瓦(Golden Niva)和顿涅茨克地区的Uremivka开火。</text:p>
      <text:p text:style-name="P4">
在<text:span text:style-name="T4">
 Zaporizhzhya </text:span>
和<text:span text:style-name="T4">
 Kherson的指示</text:span>
俄罗斯军队在Zaporizhzhya地区的Gulyaypol地区继续采取了Valiorone的行动，造成了飞机脚手架。</text:p>
      <text:p text:style-name="P4">
炮兵<text:a xlink:type="simple" xlink:href="https://www.ukrinform.ua/tag-obstril" text:style-name="Internet_20_link" text:visited-style-name="Visited_20_Internet_20_Link">
炮击</text:a>
来自俄罗斯伯拉特斯克，绿地，诺瓦西尔卡，诺瓦皮尔和蒂姆维卡，顿涅茨克地区，奥尔吉夫，古利亚波尔，铁路，贝洛戈里和卡米斯科伊·扎波里兹希省地区，以及科尔森地区的kherson，berislav and berislav and berislav and berislav and Antonovka。</text:p>
      <text:p text:style-name="P4">
据总参谋部称，俄罗斯军事领导层的下属存在重大问题。 是的，最近签订了在伏尔加格勒市的军事部队签订合同的军人，而不是带有高贝雷帽的鞋子。</text:p>
      <text:p text:style-name="P4">
已经确定，俄罗斯承包商的军装被迫购买自信资金。</text:p>
      <text:p text:style-name="P4">
正如乌克林福姆报道的<text:a xlink:type="simple" xlink:href="https://www.ukrinform.ua/rubric-ato/3720181-na-flangah-pid-bahmutom-sili-oboroni-prosunulis-na-1600-metriv-cerevatij.html" text:style-name="Internet_20_link" text:visited-style-name="Visited_20_Internet_20_Link">
国防军的巴赫穆特(Bakhmut)方向前进了1600米</text:a>
在南部北部的侧面。</text:p>
      <text:p text:style-name="P4">
<text:span text:style-name="T5">
foto：konstantin liber</text:span>
</text:p>
      <text:p text:style-name="P4">
News Source: <text:a xlink:type="simple" xlink:href="https://www.ukrinform.ua/rubric-ato/3720232-armia-rf-zoseredila-sili-na-cotiroh-napramkah-trivaut-vazki-boi.html" text:style-name="Internet_20_link" text:visited-style-name="Visited_20_Internet_20_Link">
https://www.ukrinform.ua/rubric-ato/3720232-armia-rf-zoseredila-sili-na-cotiroh-napramkah-trivaut-vazki-boi.html</text:a>
</text:p>
      <!--NEWS-->
      <text:h text:style-name="P10" text:outline-level="1">
<text:span text:style-name="T4">
Kakhovskaya水力发电站：乌克兰已将北约交给了紧急人道主义需求清单</text:span>
</text:h>
      <text:p text:style-name="P4">
作者: Ukrinform (Person)</text:p>
      <text:p text:style-name="P4">
出版商: Укринформ (Organization)</text:p>
      <text:p text:style-name="P4">
出版时间: 2023-06-08T19:42:10+03:00</text:p>
      <text:p text:style-name="P4">
修改时间: 2023-06-08T19:42:10+03:00</text:p>
      <text:p text:style-name="P4">
描述: 乌克兰提出了一份紧急人道主义需求清单，以克服卡科夫斯克水坝大坝的后果，并将在欧洲 - 大西洋自然灾害和灾难中心协调中心的框架内获得援助。  - 乌克林。</text:p>
      <text:p text:style-name="P4">
图片: ['<text:a xlink:type="simple" xlink:href="https://static.ukrinform.com/photos/2023_06/thumb_files/630_360_1686037966-391.jpg" text:style-name="Internet_20_link" text:visited-style-name="Visited_20_Internet_20_Link">
630_360_16860...</text:a>
']</text:p>
      <text:p text:style-name="P4">
标签: ['Дмитро Кулеба', 'НАТО', 'Каховська ГЕС']</text:p>
      <text:p text:style-name="P4">
类型: Article</text:p>
      <!--METADATA-->
      <text:p text:style-name="P4">
<draw:frame draw:style-name="fr1" draw:name="Image119" text:anchor-type="as-char" svg:width="6.9236in" svg:height="3.956343in" draw:z-index="0">
<draw:image xlink:href="../Images/yкринформ/2023-06-08T19-42-10-03-00/630_360_1686037966-391.jpg" xlink:type="simple" xlink:show="embed" xlink:actuate="onLoad" draw:mime-type="image/jpeg"/>
</draw:frame>
乌克兰已经传递了紧急人道主义需求清单，以克服俄罗斯水坝在卡科夫卡水力发电站的后果，并将在不久的将来获得欧洲 - 大西洋自然灾害协调中心的援助。</text:p>
      <text:p text:style-name="P4">
乌克兰委员会的紧急会议 - 北约在乌克兰委员会的紧急会议上，对此进行了讨论。(https://mfa.gov.ua/news/dmitro-kuleba-ukrayina-nevdovzi-otrimaye-dopomogu-nato-zadlya-podolannya-naslidkiv-rosijskogo-teraktu-na-kahovskij-ges)。</text:p>
      <text:p text:style-name="P4">
“乌克兰已提交给欧洲 - 大西洋协调中心，响应农业灾难和灾难，概述了乌克兰页面的特定需求。 我感谢北约和个别盟友的迅速准备，以帮助乌克兰克服俄罗斯在卡科夫卡水力发电站的恐怖袭击的后果。”</text:p>
      <text:p text:style-name="P4">
<text:span text:style-name="T4">
另请阅读：</text:span>
 [由于俄罗斯人的破裂，超过3.3万户房屋被淹没<text:span text:style-name="T4">
 Kakhovsk </text:span>
(https://www.ukrinform.ua/rubric-regions/3720230-ponad-33-tisaci-osel-zalisautsa-pidtoplenimi-vnaslidok-pidrivu-rosianami-kahovskoi-ges.html)库勒巴强调，卡科夫斯卡的灾难表明，俄罗斯犯罪的任何限制都没有限制。 据他说，只要俄罗斯占据乌克兰土地，新俄罗斯犯罪的威胁就会存在。 这就是为什么北约盟友为释放整个乌克兰领土的帮助至关重要的原因。</text:p>
      <text:p text:style-name="P4">
这位部长强调说：“我敦促合作伙伴进一步增强乌克兰的防御能力，特别是继续尽快供应炮兵弹药和Gun155 -caliber。”</text:p>
      <text:p text:style-name="P4">
他还敦促合作伙伴在维尔纽斯的北约峰会上做出决定，这对于乌克兰加入联盟是不可接受的。 在他看来，乌克兰在Ntotovna的会员资格是联盟的好处，因为乌克兰已经根据北约标准运作并使用纳蒂瓦(Nativa)运作。</text:p>
      <text:p text:style-name="P4">
<text:span text:style-name="T4">
另请阅读：</text:span>
 <text:a xlink:type="simple" xlink:href="https://www.ukrinform.ua/rubric-polytics/3720225-komisia-natoukraina-provela-zasidanna-sodo-kahovskoi-ges-domovilisa-pro-operativnu-dopomogu.html" text:style-name="Internet_20_link" text:visited-style-name="Visited_20_Internet_20_Link">
北约乌克兰委员会在<text:span text:style-name="T4">
 Kakhovsk举行了一次会议</text:span>
 os hpp-hpp-hpp-recreded在迅速的帮助下</text:a>
</text:p>
      <text:p text:style-name="P4">
据报道，北约乌克兰委员会今天举行了一场Dmitry Kuleba招标的会议，Dmitry Kuleba的招标是在乌克兰方面召集的，以考虑在Kakhovskaya Hydroectric发电厂销毁后形成的情况。</text:p>
      <text:p text:style-name="P4">
晚上<text:a xlink:type="simple" xlink:href="https://www.ukrinform.ua/rubric-other_news/3718791-pidriv-rosianami-kahovskoi-ges-vsi-novini.html" text:style-name="Internet_20_link" text:visited-style-name="Visited_20_Internet_20_Link">
6月6日，俄罗斯军队炸毁了Kakhovskaya水力发电站的大坝</text:a>
。 在Kherson地区，救援机器人继续从洪水泛滥的地方撤离人口。 特别戏剧性的情况仍在暂时占领的领土上，俄罗斯人口在没有任何帮助的情况下离开了平民，而乌克兰对这些人的可访问服务极为复杂或不可能。</text:p>
      <text:p text:style-name="P4">
在破坏卡科夫卡水力发电站的占领者的事实中，执法人员开始根据“ Ecocid”的文章进行调查。 Ukrhydroenergo表示，与窦的Kakhovskaya没有被摧毁，也不可追回。</text:p>
      <text:p text:style-name="P4">
News Source: <text:a xlink:type="simple" xlink:href="https://www.ukrinform.ua/rubric-society/3720234-pidriv-kahovskoi-ges-ukraina-peredala-nato-spisok-terminovih-gumanitarnih-potreb.html" text:style-name="Internet_20_link" text:visited-style-name="Visited_20_Internet_20_Link">
https://www.ukrinform.ua/rubric-society/3720234-pidriv-kahovskoi-ges-ukraina-peredala-nato-spisok-terminovih-gumanitarnih-potreb.html</text:a>
</text:p>
      <!--NEWS-->
      <text:h text:style-name="P10" text:outline-level="1">
<text:span text:style-name="T4">
美国国际开发署将为Kakhovskaya Hydroe业务的受害者提供2250万个援助</text:span>
</text:h>
      <text:p text:style-name="P4">
作者: Ukrinform (Person)</text:p>
      <text:p text:style-name="P4">
出版商: Укринформ (Organization)</text:p>
      <text:p text:style-name="P4">
出版时间: 2023-06-08T19:48:40+03:00</text:p>
      <text:p text:style-name="P4">
修改时间: 2023-06-08T19:48:40+03:00</text:p>
      <text:p text:style-name="P4">
描述: 美国国际发展局（USAID）将向农场的卡科夫斯基水电厂的受害者提供2250万hryvnias。  - 乌克林。</text:p>
      <text:p text:style-name="P4">
图片: ['<text:a xlink:type="simple" xlink:href="https://static.ukrinform.com/photos/2017_04/thumb_files/630_360_1493088985-4151-usaid.jpg" text:style-name="Internet_20_link" text:visited-style-name="Visited_20_Internet_20_Link">
630_360_14930...</text:a>
']</text:p>
      <text:p text:style-name="P4">
标签: ['Гуманітарна допомога', 'США', 'USAID']</text:p>
      <text:p text:style-name="P4">
类型: Article</text:p>
      <!--METADATA-->
      <text:p text:style-name="P4">
<draw:frame draw:style-name="fr1" draw:name="Image120" text:anchor-type="as-char" svg:width="6.9236in" svg:height="3.956343in" draw:z-index="0">
<draw:image xlink:href="../Images/yкринформ/2023-06-08T19-48-40-03-00/630_360_1493088985-4151-usaid.jpg" xlink:type="simple" xlink:show="embed" xlink:actuate="onLoad" draw:mime-type="image/jpeg"/>
</draw:frame>
美国国际发展机构(你说)将为Kakhovsky水力发电站的受害者向农场提供2250万个UAH。</text:p>
      <text:p text:style-name="P4">
这是在美国大使馆在乌克兰的新闻稿中指出的。</text:p>
      <text:p text:style-name="P4">
众所周知，由于部长内阁的直接预算支持为229亿美元，美国国际开发署帮助乌克兰政府支付57,000名SES雇员的薪水，包括在乌奇森地区经营的救援人员。</text:p>
      <text:p text:style-name="P4">
<text:span text:style-name="T4">
另请阅读：</text:span>
 [<text:span text:style-name="T4">
 USAID </text:span>
和合作伙伴已经向Kakhovskaya水力发电的受害者提供了帮助(https://www.ukrinform.ua/rubric-regions/3719670-usaid-i-partneri-rozgornuli-dopomogu-postrazdalim-vid-pidrivu-kahovskoi-ges.html)受洪水影响的1,000多个家庭将提供2250万hryvnias。 每个家庭将收到2个200 UAH(60美元)每人三个月，总共最多五人在受影响地区。</text:p>
      <text:p text:style-name="P4">
美国国际开发署还报道说，有14,000多人提供饮用水，在霍森和尼古拉耶夫提供了7,000人的热午餐，并提供了10,000升燃料，以支持水和急诊的救援行动。</text:p>
      <text:p text:style-name="P4">
美国机构正在为撤离乌克兰和船只撤离公共汽车，以支持救援工作，制定计划为霍森关键基础设施提供泵的计划。</text:p>
      <text:p text:style-name="P4">
<text:span text:style-name="T4">
另请阅读：</text:span>
 [<text:a xlink:type="simple" xlink:href="https://www.ukrinform.ua/rubric-regions/3717885-herson-otrimav-vid-usaid-sist-masin-z-tehnicnou-sillu-dla-sistemi-opalenna.html" text:style-name="Internet_20_link" text:visited-style-name="Visited_20_Internet_20_Link">
Kherson从<text:span text:style-name="T4">
 USAID收到</text:span>
六台用技术盐用于加热系统的机器</text:a>
据报道，美国国际发展机构在爆炸Kakhovka水力发电站的最初几个小时内与合作伙伴一起为受这场灾难的后果影响的乌克兰居民提供了援助。</text:p>
      <text:p text:style-name="P4">
News Source: <text:a xlink:type="simple" xlink:href="https://www.ukrinform.ua/rubric-society/3720239-usaid-nadast-225-miljona-dopomogi-postrazdalim-vid-pidrivu-kahovskoi-ges-gospodarstvam.html" text:style-name="Internet_20_link" text:visited-style-name="Visited_20_Internet_20_Link">
https://www.ukrinform.ua/rubric-society/3720239-usaid-nadast-225-miljona-dopomogi-postrazdalim-vid-pidrivu-kahovskoi-ges-gospodarstvam.html</text:a>
</text:p>
      <!--NEWS-->
      <text:h text:style-name="P10" text:outline-level="1">
<text:span text:style-name="T4">
在刚果叛军 - 超人犯了另一个大规模谋杀案</text:span>
</text:h>
      <text:p text:style-name="P4">
作者: Ukrinform (Person)</text:p>
      <text:p text:style-name="P4">
出版商: Укринформ (Organization)</text:p>
      <text:p text:style-name="P4">
出版时间: 2023-06-08T19:54:00+03:00</text:p>
      <text:p text:style-name="P4">
修改时间: 2023-06-08T19:54:00+03:00</text:p>
      <text:p text:style-name="P4">
描述: 人权组织报告说，在东部至少有18人被杀。  - 乌克林。</text:p>
      <text:p text:style-name="P4">
图片: ['<text:a xlink:type="simple" xlink:href="https://static.ukrinform.com/photos/2023_06/thumb_files/630_360_1686243500-693.jpg" text:style-name="Internet_20_link" text:visited-style-name="Visited_20_Internet_20_Link">
630_360_16862...</text:a>
']</text:p>
      <text:p text:style-name="P4">
标签: ['Конго', 'Напад', 'Вбивство', 'Повстанці']</text:p>
      <text:p text:style-name="P4">
类型: Article</text:p>
      <!--METADATA-->
      <text:p text:style-name="P4">
<draw:frame draw:style-name="fr1" draw:name="Image121" text:anchor-type="as-char" svg:width="6.9236in" svg:height="3.956343in" draw:z-index="0">
<draw:image xlink:href="../Images/yкринформ/2023-06-08T19-54-00-03-00/630_360_1686243500-693.jpg" xlink:type="simple" xlink:show="embed" xlink:actuate="onLoad" draw:mime-type="image/jpeg"/>
</draw:frame>
人权组织报告说，在东方征服了几个村庄中至少有18人。</text:p>
      <text:p text:style-name="P4">
根据乌克林福姆的报道，它报告了<text:a xlink:type="simple" xlink:href="https://apnews.com/article/congo-extremist-attacks-allied-democratic-forces-8b1bcb82661afdb950865f9f1cabbee8" text:style-name="Internet_20_link" text:visited-style-name="Visited_20_Internet_20_Link">
美联社</text:a>
。</text:p>
      <text:p text:style-name="P4">
《人权公约》的协调员克里斯托夫·蒙德(Cristof Munander)在《人权的中部》中说，上周末，联合民主军队的战斗人员袭击了穆塔伊，贝卡莫尔和布斯尔斯村庄的人们。</text:p>
      <text:p text:style-name="P4">
他补充说，这些定居点中的房屋也被抢劫。</text:p>
      <text:p text:style-name="P4">
最初，联合民主军队在北基金省行事，该组织还扩大了对邻近伊图里省的影响。 乌干达的副部队的军队企图将叛乱分子推出，这是不成功的。</text:p>
      <text:p text:style-name="P4">
据报道，在5月底(至少有17人被外交杀死)](https://www.ukrinform.ua/rubric-world/3716204-u-kongo-povstanciekstremisti-vbili-sonajmense-17-ludej.html)刚果东部的北川北部。</text:p>
      <text:p text:style-name="P4">
据信，联合民主力量的组织与伊斯兰国与祖格罗普德有关。</text:p>
      <text:p text:style-name="P4">
<text:span text:style-name="T4">
另请阅读：</text:span>
 <text:a xlink:type="simple" xlink:href="https://www.ukrinform.ua/rubric-world/3653230-na-shodi-kongo-bojoviki-pidirvali-cerkvu-desatero-zagiblih.html" text:style-name="Internet_20_link" text:visited-style-name="Visited_20_Internet_20_Link">
在东方<text:span text:style-name="T4">
刚果</text:span>
武装分子破坏了教堂，十街</text:a>
刚果东部的冲突，有120多个武装团体已经战斗了很长时间。 大多数人争夺土地并控制着有价值的矿物的矿山，一些群体试图保护其社区。</text:p>
      <text:p text:style-name="P4">
根据<text:a xlink:type="simple" xlink:href="https://www.ukrinform.ua/tag-oon" text:style-name="Internet_20_link" text:visited-style-name="Visited_20_Internet_20_Link">
UN</text:a>
自去年4月以来，在刚果民主军队中至少有370名平民被杀，尤其是大规模的孩子被盗。</text:p>
      <text:p text:style-name="P4">
3月，该组织认识到他们参与谋杀35多人在北基沃省的藏匿处。</text:p>
      <text:p text:style-name="P4">
照片：创意镜头/世界银行</text:p>
      <text:p text:style-name="P4">
News Source: <text:a xlink:type="simple" xlink:href="https://www.ukrinform.ua/rubric-world/3720242-u-kongo-povstanciekstremisti-vcinili-cergove-masove-vbivstvo.html" text:style-name="Internet_20_link" text:visited-style-name="Visited_20_Internet_20_Link">
https://www.ukrinform.ua/rubric-world/3720242-u-kongo-povstanciekstremisti-vcinili-cergove-masove-vbivstvo.html</text:a>
</text:p>
      <!--NEWS-->
      <text:h text:style-name="P10" text:outline-level="1">
<text:span text:style-name="T4">
Ukrzaliznytsia将在整个乌克兰开设货物枢纽，这是第一个计划 - 在Vinnitsa</text:span>
</text:h>
      <text:p text:style-name="P4">
作者: Ukrinform (Person)</text:p>
      <text:p text:style-name="P4">
出版商: Укринформ (Organization)</text:p>
      <text:p text:style-name="P4">
出版时间: 2023-06-08T19:56:41+03:00</text:p>
      <text:p text:style-name="P4">
修改时间: 2023-06-08T19:56:41+03:00</text:p>
      <text:p text:style-name="P4">
描述: Ukrzaliznytsia将在整个乌克兰领土上提供商业货物枢纽，前者在Vinnytsia站进行了考虑，那里有所有必要的条件。  - 乌克林。</text:p>
      <text:p text:style-name="P4">
图片: ['<text:a xlink:type="simple" xlink:href="https://static.ukrinform.com/photos/2023_06/thumb_files/630_360_1686243061-736.jpg" text:style-name="Internet_20_link" text:visited-style-name="Visited_20_Internet_20_Link">
630_360_16862...</text:a>
']</text:p>
      <text:p text:style-name="P4">
标签: ['Бізнес', 'Укрзалізниця', 'Вантажний хаб']</text:p>
      <text:p text:style-name="P4">
类型: Article</text:p>
      <!--METADATA-->
      <text:p text:style-name="P4">
<draw:frame draw:style-name="fr1" draw:name="Image122" text:anchor-type="as-char" svg:width="6.9236in" svg:height="3.956343in" draw:z-index="0">
<draw:image xlink:href="../Images/yкринформ/2023-06-08T19-56-41-03-00/630_360_1686243061-736.jpg" xlink:type="simple" xlink:show="embed" xlink:actuate="onLoad" draw:mime-type="image/jpeg"/>
</draw:frame>
Ukrzaliznytsia将在整个乌克兰提供业务HABES，前者在Vinnytsia站进行了考虑，那里有所有必要的条件。</text:p>
      <text:p text:style-name="P4">
UZ董事会成员Vyacheslav Eremin报道了这一点，Ukrinform向新闻服务报告<text:a xlink:type="simple" xlink:href="https://www.uz.gov.ua/press_center/up_to_date_topic/611252/" text:style-name="Internet_20_link" text:visited-style-name="Visited_20_Internet_20_Link">
公司</text:a>
。</text:p>
      <text:p text:style-name="P4">
“我们继续改善我们的垂直货物并提示<text:a xlink:type="simple" xlink:href="https://www.ukrinform.ua/tag-biznes" text:style-name="Internet_20_link" text:visited-style-name="Visited_20_Internet_20_Link">
业务</text:a>
驯服的新服务。 我们希望枢纽的创建将有助于我们国家地区的平均业务发展。 此外，Ukrzaliznytsya在不久的将来为货物所有者提供完整的运输服务清单。”</text:p>
      <text:p text:style-name="P4">
Vinnytsia火车站考虑了第一个枢纽的项目，该项目移至CTS“ Liski”的联运运营商的平衡。 这是一个有前途的平台，您可以在其中组织不同命名法的货物。 特别是，它们的存储，铁路交通超载，反之亦然。</text:p>
      <text:p text:style-name="P4">
<text:span text:style-name="T4">
另请阅读：</text:span>
 <text:a xlink:type="simple" xlink:href="https://www.ukrinform.ua/rubric-economy/3716999-ukrzaliznica-u-travni-majze-vdvici-skorotila-obsagi-perevezen-zerna-na-eksport.html" text:style-name="Internet_20_link" text:visited-style-name="Visited_20_Internet_20_Link">
<text:span text:style-name="T4">
 ukrzaliznytsia </text:span>
 5月，几乎减少了出口谷物运输量的两倍</text:a>
在慕尼黑国际展览《运输逻辑》 2023年，乌克兰兹尼尼(Ukrzaliznytsya JSC)代表团签署了对任务的理解备忘录，与德国物流公司全球资产和慕尼黑物流公司签署。(VTG GmbH). Сторони розвиватимуть інтермодальне сполучення міжУкраїною і країнами Європи.</text:p>
      <text:p text:style-name="P4">
Фото з сайту railinsider.com.ua</text:p>
      <text:p text:style-name="P4">
News Source: <text:a xlink:type="simple" xlink:href="https://www.ukrinform.ua/rubric-economy/3720240-ukrzaliznica-vidkrie-vantazni-habi-dla-biznesu-po-vsij-ukraini-persij-planuut-u-vinnici.html" text:style-name="Internet_20_link" text:visited-style-name="Visited_20_Internet_20_Link">
https://www.ukrinform.ua/rubric-economy/3720240-ukrzaliznica-vidkrie-vantazni-habi-dla-biznesu-po-vsij-ukraini-persij-planuut-u-vinnici.html</text:a>
</text:p>
      <!--NEWS-->
      <text:h text:style-name="P10" text:outline-level="1">
<text:span text:style-name="T4">
乌克兰志愿者Yaroslav Zhuk在Rostov拘留中心遭受酷刑-Lubinets</text:span>
</text:h>
      <text:p text:style-name="P4">
作者: Ukrinform (Person)</text:p>
      <text:p text:style-name="P4">
出版商: Укринформ (Organization)</text:p>
      <text:p text:style-name="P4">
出版时间: 2023-06-08T19:58:10+03:00</text:p>
      <text:p text:style-name="P4">
修改时间: 2023-06-08T19:58:10+03:00</text:p>
      <text:p text:style-name="P4">
描述: 去年在Zaporizhzhya地区的Melitopol被绑架的乌克兰志愿者Yaroslav Zhuk在Rostov审判前拘留中心遭到酷刑。  - 乌克林。</text:p>
      <text:p text:style-name="P4">
图片: ['<text:a xlink:type="simple" xlink:href="https://static.ukrinform.com/photos/2023_05/thumb_files/630_360_1683218234-452.jpg" text:style-name="Internet_20_link" text:visited-style-name="Visited_20_Internet_20_Link">
630_360_16832...</text:a>
']</text:p>
      <text:p text:style-name="P4">
标签: ['Мелітополь', 'Волонтери', 'Дмитро Лубінець']</text:p>
      <text:p text:style-name="P4">
类型: Article</text:p>
      <!--METADATA-->
      <text:p text:style-name="P4">
<draw:frame draw:style-name="fr1" draw:name="Image123" text:anchor-type="as-char" svg:width="6.9236in" svg:height="3.956343in" draw:z-index="0">
<draw:image xlink:href="../Images/yкринформ/2023-06-08T19-58-10-03-00/630_360_1683218234-452.jpg" xlink:type="simple" xlink:show="embed" xlink:actuate="onLoad" draw:mime-type="image/jpeg"/>
</draw:frame>
去年，乌克兰志愿者Yaroslav Zhuk偷走了Zaporozhye地区的Melitopols，他在Rostov拘留中心遭到酷刑。</text:p>
      <text:p text:style-name="P4">
Verkhovna Rada人权专员Dmitry Lubinets报告了这一点(https://t.me/dmytro_lubinetzs/2671)，报道乌克林福姆。</text:p>
      <text:p text:style-name="P4">
他指出，听取了有关莫利托波(Melitopol)被盗居民在迪诺波尔(Rostov)南部地区军事法院的案件。</text:p>
      <text:p text:style-name="P4">
Lubinets告知，乌克兰公民说他受到拘留中心工作人员的酷刑。被告不断受到羞辱和冒犯。”</text:p>
      <text:p text:style-name="P4">
<text:span text:style-name="T4">
另请阅读：</text:span>
 <text:a xlink:type="simple" xlink:href="https://www.ukrinform.ua/rubric-crimea/3719553-u-nezakonno-zasudzenoi-rosieu-irini-danilovic-zagostrilasa-hvoroba-vuh-ombudsmen.html" text:style-name="Internet_20_link" text:visited-style-name="Visited_20_Internet_20_Link">
在俄罗斯非法谴责的情况下，伊琳娜·丹尼洛维奇(Irina Danilovich)安排了耳病 - 监察员</text:a>
人权专员强调，Sizo-1雇员的这种不当行为违反了《保护人权保护烟雾自由的公约》第3条“禁止酷刑”。</text:p>
      <text:p text:style-name="P4">
“根据申诉专员办公室的说法，雅罗斯拉夫码头的妻子，丈夫被男人保留，那里的人数超过了睡眠场所的数量，由于女儿，他们也必须在寒冷的地板上睡觉，即使没有床垫。这些行动应由国际法，乌克兰人甚至俄罗斯人的所有规则命令。</text:p>
      <text:p text:style-name="P4">
他强调，俄罗斯协调期间的酷刑和不人道待遇 - 这些是战争罪和危害人类的罪行，以实施坦率的司法机制。</text:p>
      <text:p text:style-name="P4">
<text:span text:style-name="T4">
另请阅读：</text:span>
 <text:a xlink:type="simple" xlink:href="https://www.ukrinform.ua/rubric-crimea/3719247-okupanti-za-tri-misaci-vikrali-na-pivostrovi-sonajmense-18-krimskih-tatar.html" text:style-name="Internet_20_link" text:visited-style-name="Visited_20_Internet_20_Link">
三个月内的入侵者至少在半岛偷走了18个克里米亚tatars</text:a>
申诉专员表示，俄罗斯联邦的参与是乌克兰的目的和整个民主世界的职责是合理的。</text:p>
      <text:p text:style-name="P4">
News Source: <text:a xlink:type="simple" xlink:href="https://www.ukrinform.ua/rubric-society/3720241-ukrainskogo-volontera-aroslava-zuka-katuut-u-rostovskomu-sizo-lubinec.html" text:style-name="Internet_20_link" text:visited-style-name="Visited_20_Internet_20_Link">
https://www.ukrinform.ua/rubric-society/3720241-ukrainskogo-volontera-aroslava-zuka-katuut-u-rostovskomu-sizo-lubinec.html</text:a>
</text:p>
      <!--NEWS-->
      <text:h text:style-name="P10" text:outline-level="1">
<text:span text:style-name="T4">
普京的双打在封闭的地方，在警惕的安全下 - 情报</text:span>
</text:h>
      <text:p text:style-name="P4">
作者: Ukrinform (Person)</text:p>
      <text:p text:style-name="P4">
出版商: Укринформ (Organization)</text:p>
      <text:p text:style-name="P4">
出版时间: 2023-06-08T19:59:00+03:00</text:p>
      <text:p text:style-name="P4">
修改时间: 2023-06-08T23:59:00+03:00</text:p>
      <text:p text:style-name="P4">
描述: 俄罗斯联邦弗拉基米尔·普京（Vladimir Putin）的总裁使用双重技术。 他们在封闭的地方，并在警惕的安全下。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Лукашенко', 'Путін', 'Розвідка']</text:p>
      <text:p text:style-name="P4">
类型: Article</text:p>
      <!--METADATA-->
      <text:p text:style-name="P4">
<draw:frame draw:style-name="fr1" draw:name="Image126" text:anchor-type="as-char" svg:width="6.9236in" svg:height="3.956343in" draw:z-index="0">
<draw:image xlink:href="../Images/yкринформ/2023-06-08T19-59-00-03-00/630_360_1664030285-428.jpg" xlink:type="simple" xlink:show="embed" xlink:actuate="onLoad" draw:mime-type="image/jpeg"/>
</draw:frame>
总统联合会弗拉基米尔·普京(Vladimir Putin)使用双重技术。 他们在封闭的地方和警惕的安全性中不知所措。</text:p>
      <text:p text:style-name="P4">
乌克兰尤索夫国防部智力部主要局长代表在<text:a xlink:type="simple" xlink:href="https://www.pravda.com.ua/articles/2023/06/8/7405933/" text:style-name="Internet_20_link" text:visited-style-name="Visited_20_Internet_20_Link">
采访“乌克兰真理”的采访</text:a>
，报道乌克林福姆。</text:p>
      <text:p text:style-name="P4">
他说：“普京使用双重技术。这是一个基于赞助智能和同学医生和许多其他专家的事实。”</text:p>
      <text:p text:style-name="P4">
*!(https://www.ukrinform.ua/rubric-ato/3711644-ostanni-piv-roku-na-oficijni-zahodi-izdat-dvijniki-putina-budanov.html)GUR代表指出，访问乌克兰以南暂时占领的访问是绝对的解决方案。 据他说，行为和所谓的“普京”的外观都有很大的不同。</text:p>
      <text:p text:style-name="P4">
“他永远不会坐在那辆汽车运输工具的情况下。霍森地区是一个确切的机构，也是一种表现。”尤索夫解释说。</text:p>
      <text:p text:style-name="P4">
他告知，俄罗斯联邦总统的双打居住在多个地方。 乌克兰情报的代表强调说：“它们已经关闭，并受到极端警惕的保护。”</text:p>
      <text:p text:style-name="P4">
<text:span text:style-name="T4">
另请阅读：</text:span>
 <text:a xlink:type="simple" xlink:href="https://www.ukrinform.ua/rubric-ato/3698130-na-okupovanu-teritoriu-ukraini-izdiv-dvijnik-putina-danilov.html" text:style-name="Internet_20_link" text:visited-style-name="Visited_20_Internet_20_Link">
Danilov：在乌克兰被占领的领土上<text:span text:style-name="T4">
 Double </text:span>
 Putin</text:a>
同时，他补充说，白俄罗斯共和国的总统是亚历山大·卢卡申曼(Alexander Lukashenman)的双倍，因为他“太不可合师”。</text:p>
      <text:p text:style-name="P4">
根据乌克林福姆的说法，俄罗斯联邦普京总统古穆(Gur Mou)说，普京至少使用了三倍。</text:p>
      <text:p text:style-name="P4">
News Source: <text:a xlink:type="simple" xlink:href="https://www.ukrinform.ua/rubric-world/3720314-dvijniki-putina-perebuvaut-u-zakritih-miscah-i-pid-pilnou-ohoronou-rozvidka.html" text:style-name="Internet_20_link" text:visited-style-name="Visited_20_Internet_20_Link">
https://www.ukrinform.ua/rubric-world/3720314-dvijniki-putina-perebuvaut-u-zakritih-miscah-i-pid-pilnou-ohoronou-rozvidka.html</text:a>
</text:p>
      <!--NEWS-->
      <text:h text:style-name="P10" text:outline-level="1">
<text:span text:style-name="T4">
创建了一个专家小组，以将俄罗斯联合会持续到埃克斯基 -  Zelensky</text:span>
</text:h>
      <text:p text:style-name="P4">
作者: Ukrinform (Person)</text:p>
      <text:p text:style-name="P4">
出版商: Укринформ (Organization)</text:p>
      <text:p text:style-name="P4">
出版时间: 2023-06-08T1:21:00+03:00</text:p>
      <text:p text:style-name="P4">
修改时间: 2023-06-08T22:21:00+03:00</text:p>
      <text:p text:style-name="P4">
描述: 乌克兰创建了一个专家小组，以巩固世界社区，以便将俄罗斯联合会带入iCocide。  - 乌克林。</text:p>
      <text:p text:style-name="P4">
图片: ['<text:a xlink:type="simple" xlink:href="https://static.ukrinform.com/photos/2023_06/thumb_files/630_360_1686249669-488.jpeg" text:style-name="Internet_20_link" text:visited-style-name="Visited_20_Internet_20_Link">
630_360_16862...</text:a>
']</text:p>
      <text:p text:style-name="P4">
标签: ['Зеленський', 'Каховська ГЕС', 'Війна з Росією', 'Екоцид']</text:p>
      <text:p text:style-name="P4">
类型: Article</text:p>
      <!--METADATA-->
      <text:p text:style-name="P4">
<draw:frame draw:style-name="fr1" draw:name="Image127" text:anchor-type="as-char" svg:width="6.9236in" svg:height="3.956343in" draw:z-index="0">
<draw:image xlink:href="../Images/yкринформ/2023-06-08T1-21-00-03-00/630_360_1686249669-488.jpeg" xlink:type="simple" xlink:show="embed" xlink:actuate="onLoad" draw:mime-type="image/jpeg"/>
</draw:frame>
乌克兰人一直是乌克兰人巩固世界社区，以便将俄罗斯联合会带入一个欧洲联盟。</text:p>
      <text:p text:style-name="P4">
Volodymyr Zelenskyy在[上诉]中表示了这一点(https://www.youtube.com/watch?v=D6p-MaVXNkY)乌克林福姆报道，对世界生态活动家，思想领袖和国际专家而言。</text:p>
      <text:p text:style-name="P4">
“正如我们创建了从事乌克兰制裁和安全保证的特殊专家团体一样，我们创建了一个专家小组，该团体将首先巩固世界，以便艾希科德(Ecocide)充满俄罗斯的责任，以便我们的责任[Zelensky]说，国家并不孤单 - 与Ecocidia在一起。(https://www.ukrinform.ua/tag-zelenskij)。</text:p>
      <text:p text:style-name="P4">
他表达了信心，即在世界上有足够的领导能力，可以创建相应的工具。 国家元首呼吁世界社区建立相关倡议。</text:p>
      <text:p text:style-name="P4">
<text:span text:style-name="T4">
另请阅读：</text:span>
 <text:a xlink:type="simple" xlink:href="https://www.ukrinform.ua/rubric-polytics/3720300-pidriv-kahovskoi-ges-zelenskij-doriknuv-miznarodnim-organizaciam-za-nul-pidtrimki.html" text:style-name="Internet_20_link" text:visited-style-name="Visited_20_Internet_20_Link">
Kakhovskaya水力发电站：<text:span text:style-name="T4">
 Zelensky </text:span>
开处方向国家“零支持”组织开处方</text:a>
正如乌克林福姆报道的，6月6日晚上<text:a xlink:type="simple" xlink:href="http://www.ukrinform.ua/rubric-other_news/3718791-pidriv-rosianami-kahovskoi-ges-vsi-novini.html" text:style-name="Internet_20_link" text:visited-style-name="Visited_20_Internet_20_Link">
俄罗斯军队炸毁了杜布尔·库霍夫水力发电站</text:a>
。 关于破坏水力发电厂的入侵者的事实，执法人员开始根据文章“ Ecocid”进行调查。</text:p>
      <text:p text:style-name="P4">
照片：作品</text:p>
      <text:p text:style-name="P4">
News Source: <text:a xlink:type="simple" xlink:href="https://www.ukrinform.ua/rubric-ato/3720305-stvoruetsa-ekspertna-grupa-dla-pritagnenna-rf-do-vidpovidalnosti-za-ekocid-zelenskij.html" text:style-name="Internet_20_link" text:visited-style-name="Visited_20_Internet_20_Link">
https://www.ukrinform.ua/rubric-ato/3720305-stvoruetsa-ekspertna-grupa-dla-pritagnenna-rf-do-vidpovidalnosti-za-ekocid-zelenskij.html</text:a>
</text:p>
      <!--NEWS-->
      <text:h text:style-name="P10" text:outline-level="1">
<text:span text:style-name="T4">
Kakhovskaya水力发电厂：水库中的水位减少了近一米</text:span>
</text:h>
      <text:p text:style-name="P4">
作者: ['АРМІЯINFORM']</text:p>
      <text:p text:style-name="P4">
时间: 2023-06-08T20:00:00-04:00</text:p>
      <text:p text:style-name="P4">
描述: Kakhovsky水监视器，8蠕虫，8:00的村庄将前往Rivnya的Zesznnya ...与乌克兰2022年的战争，与乌克兰的战争是今天的最新消息，这是与乌克兰2022年的新闻战争，这是最后一次与乌克兰的新闻今天，乌克兰和俄罗斯之间的战争以及何时，何时，何时，何时，何时，何时，何时，何时，何时，何时，何时，何时，何时，何时，何时与乌克兰在2022年进行将在不久的将来与乌克兰发动战争，与乌克兰的战争，乌克兰的新闻，乌克兰新闻，乌克兰媒体在俄罗斯</text:p>
      <text:p text:style-name="P4">
图片: ['<text:a xlink:type="simple" xlink:href="https://armyinform.com.ua/wp-content/uploads/2023/06/181116-1_large_bf.jpg" text:style-name="Internet_20_link" text:visited-style-name="Visited_20_Internet_20_Link">
181116-1_large_bf.jpg</text:a>
']</text:p>
      <text:p text:style-name="P4">
标签: ['АГРЕСІЯ РФ', 'КАХОВСЬКА ГЕС', 'ШТАБ ЛІКВІДАЦІЇ НАСЛІДКІВ ПІДРИВУ']</text:p>
      <text:p text:style-name="P4">
类别: News</text:p>
      <!--METADATA-->
      <text:p text:style-name="P4">
<draw:frame draw:style-name="fr1" draw:name="Image128" text:anchor-type="as-char" svg:width="6.9236in" svg:height="3.000227in" draw:z-index="0">
<draw:image xlink:href="../Images/AРМІЯINFORM/2023-06-08T20-00-00-04-00/181116-1_large_bf.jpg" xlink:type="simple" xlink:show="embed" xlink:actuate="onLoad" draw:mime-type="image/jpeg"/>
</draw:frame>
截至8:00，今天6月8日，今天的卡科娃(Kakhovka)水库继续进行。 在Nikopol地区，对于Kakhovka水库的水预防，水平为13.05 m。降低了几乎一米。</text:p>
      <text:p text:style-name="P4">
关于它<text:a xlink:type="simple" xlink:href="https://t.me/shtab_kakhovska_hes/94" text:style-name="Internet_20_link" text:visited-style-name="Visited_20_Internet_20_Link">
报告</text:a>
俄罗斯恐怖分子消除了卡科夫斯卡亚水力发电站的总部。</text:p>
      <text:p text:style-name="P4">
“目前，电水滴管的破坏，车站和门户之间的泥土插入仍在继续。 乌克里诺(Ukrhydroenergo)与ukrenergo一起为电力系统的更加平衡的工作，处理可能的方案，以及毁灭卡科夫卡水力发电站的后果，”该消息写道。</text:p>
      <text:p text:style-name="P4">
总部还处理跳线的项目(重叠)卡科夫斯基的损坏使水位将水位恢复到爆炸的预计标记。准备了优先任务和工程的清单。</text:p>
      <text:p text:style-name="P4">
News Source: <text:a xlink:type="simple" xlink:href="https://armyinform.com.ua/2023/06/08/pidryv-kahovskoyi-ges-riven-vody-na-vodoshovyshhi-zmenshyvsya-majzhe-na-metr/" text:style-name="Internet_20_link" text:visited-style-name="Visited_20_Internet_20_Link">
https://armyinform.com.ua/2023/06/08/pidryv-kahovskoyi-ges-riven-vody-na-vodoshovyshhi-zmenshyvsya-majzhe-na-metr/</text:a>
</text:p>
      <!--NEWS-->
      <text:h text:style-name="P10" text:outline-level="1">
<text:span text:style-name="T4">
Wayforpay支付服务已通过了名单 - 国家银行</text:span>
</text:h>
      <text:p text:style-name="P4">
作者: Ukrinform (Person)</text:p>
      <text:p text:style-name="P4">
出版商: Укринформ (Organization)</text:p>
      <text:p text:style-name="P4">
出版时间: 2023-06-08T20:01:01+03:00</text:p>
      <text:p text:style-name="P4">
修改时间: 2023-06-08T20:01:01+03:00</text:p>
      <text:p text:style-name="P4">
描述: 国家银行进行了Wayforpay支付服务。 在接下来的几天里，该服务将恢复其工作。  - 乌克林。</text:p>
      <text:p text:style-name="P4">
图片: ['<text:a xlink:type="simple" xlink:href="https://static.ukrinform.com/photos/2023_05/thumb_files/630_360_1683564608-130.jpg" text:style-name="Internet_20_link" text:visited-style-name="Visited_20_Internet_20_Link">
630_360_16835...</text:a>
']</text:p>
      <text:p text:style-name="P4">
标签: ['Ліцензія', 'Нацбанк', 'WayForPay']</text:p>
      <text:p text:style-name="P4">
类型: Article</text:p>
      <!--METADATA-->
      <text:p text:style-name="P4">
<draw:frame draw:style-name="fr1" draw:name="Image129" text:anchor-type="as-char" svg:width="6.9236in" svg:height="3.956343in" draw:z-index="0">
<draw:image xlink:href="../Images/yкринформ/2023-06-08T20-01-01-03-00/630_360_1683564608-130.jpg" xlink:type="simple" xlink:show="embed" xlink:actuate="onLoad" draw:mime-type="image/jpeg"/>
</draw:frame>
国家银行进行了Wayforpay付款服务。该服务将在第二天恢复其工作。</text:p>
      <text:p text:style-name="P4">
该公司在其Facebook页面上报告了这一点](https://www.facebook.com/wayforpay/posts/769101465217934)，报道乌克林福姆。</text:p>
      <text:p text:style-name="P4">
«WayforPay服务已重写。 有必要采取许多官方程序，并调整与乌克兰银行的工作，以续签付款。 这可能需要一个工作日，”信息说。</text:p>
      <text:p text:style-name="P4">
<text:span text:style-name="T4">
另请阅读：</text:span>
 <text:a xlink:type="simple" xlink:href="https://www.ukrinform.ua/rubric-economy/3718447-nbu-sprostuvav-informaciu-so-zbiratime-dani-pro-vsi-kartkovi-platezi-ukrainciv.html" text:style-name="Internet_20_link" text:visited-style-name="Visited_20_Internet_20_Link">
<text:span text:style-name="T4">
 nbu </text:span>
拒绝将收集有关乌克兰人付款数据的信息</text:a>
如报道，WayforPay在5月暂停了收据。 这是由于拘留了有关持有许可证的文件(https://www.ukrinform.ua/tag-nacbank)。 因此，合作伙伴银行在提供被许可方之前暂停了服务。</text:p>
      <text:p text:style-name="P4">
News Source: <text:a xlink:type="simple" xlink:href="https://www.ukrinform.ua/rubric-economy/3720243-platiznij-servis-wayforpay-projsov-perelicenzuvanna-nacbank.html" text:style-name="Internet_20_link" text:visited-style-name="Visited_20_Internet_20_Link">
https://www.ukrinform.ua/rubric-economy/3720243-platiznij-servis-wayforpay-projsov-perelicenzuvanna-nacbank.html</text:a>
</text:p>
      <!--NEWS-->
      <text:h text:style-name="P10" text:outline-level="1">
<text:span text:style-name="T4">
在Zaporozhye中，鱼类的海洋不是固定的，但存在威胁-OVA</text:span>
</text:h>
      <text:p text:style-name="P4">
作者: Ukrinform (Person)</text:p>
      <text:p text:style-name="P4">
出版商: Укринформ (Organization)</text:p>
      <text:p text:style-name="P4">
出版时间: 2023-06-08T20:01:05+03:00</text:p>
      <text:p text:style-name="P4">
修改时间: 2023-06-08T20:01:05+03:00</text:p>
      <text:p text:style-name="P4">
描述: 截至6月8日，在Zaporozhye中，没有记录鱼海，但由于水位持续下降，因此存在威胁。  - 乌克林。</text:p>
      <text:p text:style-name="P4">
图片: ['<text:a xlink:type="simple" xlink:href="https://static.ukrinform.com/photos/2021_08/thumb_files/630_360_1629512058-968.jpg" text:style-name="Internet_20_link" text:visited-style-name="Visited_20_Internet_20_Link">
630_360_16295...</text:a>
']</text:p>
      <text:p text:style-name="P4">
标签: ['Риба', 'Каховська ГЕС', 'Запоріжжя']</text:p>
      <text:p text:style-name="P4">
类型: Article</text:p>
      <!--METADATA-->
      <text:p text:style-name="P4">
<draw:frame draw:style-name="fr1" draw:name="Image130" text:anchor-type="as-char" svg:width="6.9236in" svg:height="3.956343in" draw:z-index="0">
<draw:image xlink:href="../Images/yкринформ/2023-06-08T20-01-05-03-00/630_360_1629512058-968.jpg" xlink:type="simple" xlink:show="embed" xlink:actuate="onLoad" draw:mime-type="image/jpeg"/>
</draw:frame>
截至6月8日，尚未记录纳扎普雷兹(Nazaporezhzhi)，但存在威胁，水上的水将继续下降。</text:p>
      <text:p text:style-name="P4">
在[以太]中(https://t.me/zoda_gov_ua/19325)乌克林福姆报道，Zaporizhhzhya ova Yuri Malashko的负责人告诉公众：抵抗。</text:p>
      <text:p text:style-name="P4">
“上比特是正常的，而DNIEPER水力发电站的下啤酒是爆炸瞬间的水水平<text:a xlink:type="simple" xlink:href="https://www.ukrinform.ua/tag-kahovska-ges" text:style-name="Internet_20_link" text:visited-style-name="Visited_20_Internet_20_Link">
Kakhovskaya Hydroectric Power Station</text:a>
。 它降低了3 m，并继续减少约11厘米/小时。”</text:p>
      <text:p text:style-name="P4">
至于鱼类的海洋，目前尚未记录Zaporozhye的这种现象，使这种情况造成了严重的威胁，即某些湖泊可能无家可归。</text:p>
      <text:p text:style-name="P4">
<text:span text:style-name="T4">
另请阅读：</text:span>
 <text:a xlink:type="simple" xlink:href="https://www.ukrinform.ua/rubric-regions/3719937-na-dnipropetrovsini-cerez-masovij-mor-zaginula-majze-tonna-ribi.html" text:style-name="Internet_20_link" text:visited-style-name="Visited_20_Internet_20_Link">
在巨大的大海中，几乎是吨的鱼**</text:a>
NPP的情况是正常的，足够合作的冷却速率的水为16.6 m。</text:p>
      <text:p text:style-name="P4">
据报道，由于kakhovka水力发电站的破坏<text:a xlink:type="simple" xlink:href="https://www.ukrinform.ua/rubric-regions/3719996-riven-vodi-poblizu-ostrova-hortica-znizivsa.html" text:style-name="Internet_20_link" text:visited-style-name="Visited_20_Internet_20_Link">
存在干燥Chortytsky洪泛区的威胁</text:a>
，在霍蒂西亚岛附近。 生态系统可能会严重影响。</text:p>
      <text:p text:style-name="P4">
News Source: <text:a xlink:type="simple" xlink:href="https://www.ukrinform.ua/rubric-regions/3720244-na-zaporizzi-moru-ribi-ne-zafiksovano-ale-zagroza-e-ova.html" text:style-name="Internet_20_link" text:visited-style-name="Visited_20_Internet_20_Link">
https://www.ukrinform.ua/rubric-regions/3720244-na-zaporizzi-moru-ribi-ne-zafiksovano-ale-zagroza-e-ova.html</text:a>
</text:p>
      <!--NEWS-->
      <text:h text:style-name="P10" text:outline-level="1">
<text:span text:style-name="T4">
方程计划下的第一笔付款是由基夫和顿涅茨克地区的居民收到的-Shmigal</text:span>
</text:h>
      <text:p text:style-name="P4">
作者: Ukrinform (Person)</text:p>
      <text:p text:style-name="P4">
出版商: Укринформ (Organization)</text:p>
      <text:p text:style-name="P4">
出版时间: 2023-06-08T20:04:00+03:00</text:p>
      <text:p text:style-name="P4">
修改时间: 2023-06-08T20:04:00+03:00</text:p>
      <text:p text:style-name="P4">
描述: 均衡计划计划资金的首次付款已经开始，该计划提供了国家的货币援助，以维修通过敌对行动损害的住房。  - 乌克林。</text:p>
      <text:p text:style-name="P4">
图片: ['<text:a xlink:type="simple" xlink:href="https://static.ukrinform.com/photos/2023_06/thumb_files/630_360_1686243728-549.jpg" text:style-name="Internet_20_link" text:visited-style-name="Visited_20_Internet_20_Link">
630_360_16862...</text:a>
']</text:p>
      <text:p text:style-name="P4">
标签: ['Гроші', 'Шмигаль', 'єВідновлення']</text:p>
      <text:p text:style-name="P4">
类型: Article</text:p>
      <!--METADATA-->
      <text:p text:style-name="P4">
<draw:frame draw:style-name="fr1" draw:name="Image131" text:anchor-type="as-char" svg:width="6.9236in" svg:height="3.956343in" draw:z-index="0">
<draw:image xlink:href="../Images/yкринформ/2023-06-08T20-04-00-03-00/630_360_1686243728-549.jpg" xlink:type="simple" xlink:show="embed" xlink:actuate="onLoad" draw:mime-type="image/jpeg"/>
</draw:frame>
该计划计划的资金的首次付款是续签的，该款项提供了从州的货币援助，以维修通过战斗损坏的住房。</text:p>
      <text:p text:style-name="P4">
这是乌克兰丹尼斯·施米加尔总理在[电报]中报道的(https://t.me/Denys_Smyhal/5341)，报道乌克林福姆。</text:p>
      <text:p text:style-name="P4">
“均衡计划中的首次付款已经开始。 他们受到基夫和顿涅茨克地区的人的接待。”他告诉他们。</text:p>
      <text:p text:style-name="P4">
*!(https://www.ukrinform.ua/rubric-vidbudova/3720174-evidnovlenna-v-ukraini-startuvali-persi-viplati-dopomogi-na-remont-zitla.html)Shmigal指出，总体而言，乌克兰人已提交了超过17.3万申请，以追回损坏的财产。</text:p>
      <text:p text:style-name="P4">
他补充说，政府已经为该计划分配了44亿UAH。</text:p>
      <text:p text:style-name="P4">
总理还指出，他与弗拉特林部和数字化转型部举行了一次会议，以改善被摧毁和损坏的财产的维修系统，在那里他听到了有关相关登记册和准备步骤的信息。</text:p>
      <text:p text:style-name="P4">
*!(https://www.ukrinform.ua/rubric-vidbudova/3718415-ukrainskij-biznes-moze-dolucitis-do-programi-evidnovlenna.html)此外，Shmigal提出了基础设施部的任务，以加快为已经自费进行维修的人们的克服赔偿工作。</text:p>
      <text:p text:style-name="P4">
他说：“他提出了涉及损害需要的当地委员会工作效率的问题。”</text:p>
      <text:p text:style-name="P4">
总理已指定目前已创建了444家佣金，700次。</text:p>
      <text:p text:style-name="P4">
<text:span text:style-name="T4">
另请阅读：</text:span>
 <text:a xlink:type="simple" xlink:href="https://www.ukrinform.ua/rubric-vidbudova/3712778-budzetnij-komitet-vr-pogodiv-vidilenna-44-milarda-na-evidnovlenna.html" text:style-name="Internet_20_link" text:visited-style-name="Visited_20_Internet_20_Link">
BP预算委员会已同意分配44亿张“ <text:span text:style-name="T4">
 esolation </text:span>
”</text:a>
Shmigal强调，委员会的工作应公开并可以供每个公民访问，以及提交申请并跟踪其考虑阶段的过程。</text:p>
      <text:p text:style-name="P4">
Smigal总结说：“ Insfradstructure部正在努力创建这样的系统，以使所有人对人们尽可能舒适。”</text:p>
      <text:p text:style-name="P4">
据报道，5月10日，该项目开始了。 俄罗斯联邦武装侵略的每个住房受到损害的公民都可以申请国家援助以进行目前的住房维修。</text:p>
      <text:p text:style-name="P4">
照片：Denis Shmigal，电报</text:p>
      <text:p text:style-name="P4">
News Source: <text:a xlink:type="simple" xlink:href="https://www.ukrinform.ua/rubric-vidbudova/3720247-persi-viplati-za-programou-evidnovlenna-otrimali-ziteli-kiivsini-ta-doneccini-smigal.html" text:style-name="Internet_20_link" text:visited-style-name="Visited_20_Internet_20_Link">
https://www.ukrinform.ua/rubric-vidbudova/3720247-persi-viplati-za-programou-evidnovlenna-otrimali-ziteli-kiivsini-ta-doneccini-smigal.html</text:a>
</text:p>
      <!--NEWS-->
      <text:h text:style-name="P10" text:outline-level="1">
<text:span text:style-name="T4">
乌克兰军队在瑞典完成了训练</text:span>
</text:h>
      <text:p text:style-name="P4">
作者: Ukrinform (Person)</text:p>
      <text:p text:style-name="P4">
出版商: Укринформ (Organization)</text:p>
      <text:p text:style-name="P4">
出版时间: 2023-06-08T20:06:12+03:00</text:p>
      <text:p text:style-name="P4">
修改时间: 2023-06-08T20:06:12+03:00</text:p>
      <text:p text:style-name="P4">
描述: 在瑞典，来自乌克兰的军事训练结束了，他们掌握了CV90步兵战车的使用。  - 乌克林。</text:p>
      <text:p text:style-name="P4">
图片: ['<text:a xlink:type="simple" xlink:href="https://static.ukrinform.com/photos/2023_06/thumb_files/630_360_1686243687-914.jpg" text:style-name="Internet_20_link" text:visited-style-name="Visited_20_Internet_20_Link">
630_360_16862...</text:a>
']</text:p>
      <text:p text:style-name="P4">
标签: ['Швеція', 'ЗСУ', 'Військові навчання']</text:p>
      <text:p text:style-name="P4">
类型: Article</text:p>
      <!--METADATA-->
      <text:p text:style-name="P4">
<draw:frame draw:style-name="fr1" draw:name="Image132" text:anchor-type="as-char" svg:width="6.9236in" svg:height="3.956343in" draw:z-index="0">
<draw:image xlink:href="../Images/yкринформ/2023-06-08T20-06-12-03-00/630_360_1686243687-914.jpg" xlink:type="simple" xlink:show="embed" xlink:actuate="onLoad" draw:mime-type="image/jpeg"/>
</draw:frame>
瑞典在乌克兰的军队中进行了训练，他们掌握了CV90步兵战车的使用。</text:p>
      <text:p text:style-name="P4">
正如乌克林福姆(Ukrinform)报道的那样，在[Twitter]中(https://twitter.com/Forsvarsmakten/status/1666726003413065728)瑞典国防部报道。</text:p>
      <text:p text:style-name="P4">
“在春季，瑞典武装部队指示乌克兰军方使用CV90。 现在他们回到了捍卫乌克兰。”他们在瑞典国防部写道。</text:p>
      <text:p text:style-name="P4">
<text:span text:style-name="T4">
另请阅读：</text:span>
 <text:a xlink:type="simple" xlink:href="https://www.ukrinform.ua/rubric-polytics/3713208-stefancuk-zaklikav-parlament-svecii-pospriati-peredaci-ukraini-zbroi.html" text:style-name="Internet_20_link" text:visited-style-name="Visited_20_Internet_20_Link">
Stefanchuk称为瑞典议会，以促进将武器转移到乌克兰</text:a>
据报道，今年2月，瑞典议会批准了乌克兰对乌克兰的援助，价值近4.06亿美元，特别是包括CV90步兵战车。 也是[瑞典]的军事援助计划中的第十(https://www.ukrinform.ua/tag-svecia)包括反坦克武器，脱芯设备和抗坦克火箭57。</text:p>
      <text:p text:style-name="P4">
<text:span text:style-name="T5">
foto：瑞典武装部队</text:span>
</text:p>
      <text:p text:style-name="P4">
News Source: <text:a xlink:type="simple" xlink:href="https://www.ukrinform.ua/rubric-ato/3720249-ukrainski-vijskovi-zaversili-navcanna-u-svecii.html" text:style-name="Internet_20_link" text:visited-style-name="Visited_20_Internet_20_Link">
https://www.ukrinform.ua/rubric-ato/3720249-ukrainski-vijskovi-zaversili-navcanna-u-svecii.html</text:a>
</text:p>
      <!--NEWS-->
      <text:h text:style-name="P10" text:outline-level="1">
<text:span text:style-name="T4">
在赫尔森地区的左岸，入侵者取代军事设施 - 总参谋部</text:span>
</text:h>
      <text:p text:style-name="P4">
作者: Ukrinform (Person)</text:p>
      <text:p text:style-name="P4">
出版商: Укринформ (Organization)</text:p>
      <text:p text:style-name="P4">
出版时间: 2023-06-08T20:11:12+03:00</text:p>
      <text:p text:style-name="P4">
修改时间: 2023-06-08T20:11:12+03:00</text:p>
      <text:p text:style-name="P4">
描述: 在赫尔森地区的暂时捕获的领土上，俄罗斯入侵者通过破坏卡科夫卡水力发电站的破坏，在其军事部队的位置流离失所，从而将平民作为掩护。  - 乌克林。</text:p>
      <text:p text:style-name="P4">
图片: ['<text:a xlink:type="simple" xlink:href="https://static.ukrinform.com/photos/2022_10/thumb_files/630_360_1666349343-259.jpg" text:style-name="Internet_20_link" text:visited-style-name="Visited_20_Internet_20_Link">
630_360_16663...</text:a>
']</text:p>
      <text:p text:style-name="P4">
标签: ['Евакуація', 'Генштаб', 'Херсонщина', 'Російські військові', 'Каховська ГЕС']</text:p>
      <text:p text:style-name="P4">
类型: Article</text:p>
      <!--METADATA-->
      <text:p text:style-name="P4">
<draw:frame draw:style-name="fr1" draw:name="Image133" text:anchor-type="as-char" svg:width="6.9236in" svg:height="3.956343in" draw:z-index="0">
<draw:image xlink:href="../Images/yкринформ/2023-06-08T20-11-12-03-00/630_360_1666349343-259.jpg" xlink:type="simple" xlink:show="embed" xlink:actuate="onLoad" draw:mime-type="image/jpeg"/>
</draw:frame>
俄罗斯入侵者在其军事部队的位置中流离失所，以平民为掩护。</text:p>
      <text:p text:style-name="P4">
根据乌克林福姆的说法，乌克兰武装部队的总参谋部在[Facebook]上报道(https://www.facebook.com/GeneralStaff.ua/posts/pfbid02CKJGVTh4ezJH2BgAbnaqnrVzUEzzgyhNqqxSbZMdRRMHuB3R5b7mjgrZXc1QgAaKl).</text:p>
      <text:p text:style-name="P4">
"У населених пунктах тимчасово захопленої території <text:a xlink:type="simple" xlink:href="https://www.ukrinform.ua/tag-hersonsina" text:style-name="Internet_20_link" text:visited-style-name="Visited_20_Internet_20_Link">
 Херсонської області</text:a>
俄罗斯入侵者继续将其犯罪后果用于其目的。 尤其是，在塔巴兹娱乐场所的寄宿家庭中流离失所的人被撤离，那里已经放置了军事部队。”</text:p>
      <text:p text:style-name="P4">
<text:span text:style-name="T4">
另请阅读：</text:span>
 <text:a xlink:type="simple" xlink:href="https://www.ukrinform.ua/rubric-other_news/3718791-pidriv-rosianami-kahovskoi-ges-vsi-novini.html" text:style-name="Internet_20_link" text:visited-style-name="Visited_20_Internet_20_Link">
从洪水区到<text:span text:style-name="T4">
 kherson的</text:span>
 2334人。(https://www.ukrinform.ua/rubric-regions/3720214-iz-zoni-pidtoplenna-na-hersonsini-evakuuvali-vze-2-334-ludini.html)正如乌克林福姆报道的，6月6日晚上</text:a>
<text:a xlink:type="simple" xlink:href="https://www.ukrinform.ua/rubric-other_news/3718791-pidriv-rosianami-kahovskoi-ges-vsi-novini.html" text:style-name="Internet_20_link" text:visited-style-name="Visited_20_Internet_20_Link">
俄罗斯军队</text:a>
[炸毁了Kakhovskaya水力发电枪]<text:a xlink:type="simple" xlink:href="https://www.ukrinform.ua/rubric-regions/3719595-na-livoberezzi-hersonsini-rosiani-ne-provodili-evakuaciu-i-pereskodzali-volonteram-oblrada.html" text:style-name="Internet_20_link" text:visited-style-name="Visited_20_Internet_20_Link">
失败</text:a>
。  <text:span text:style-name="T5">
照片说明性</text:span>
</text:p>
      <text:p text:style-name="P4">
News Source: <text:a xlink:type="simple" xlink:href="https://www.ukrinform.ua/rubric-ato/3720250-na-livoberezzi-hersonsini-zagarbniki-rozselaut-evakujovanih-po-vijskovih-obektah-genstab.html" text:style-name="Internet_20_link" text:visited-style-name="Visited_20_Internet_20_Link">
https://www.ukrinform.ua/rubric-ato/3720250-na-livoberezzi-hersonsini-zagarbniki-rozselaut-evakujovanih-po-vijskovih-obektah-genstab.html</text:a>
</text:p>
      <!--NEWS-->
      <text:h text:style-name="P10" text:outline-level="1">
<text:span text:style-name="T4">
布科维纳已经向赫尔森居民发送了10吨援助</text:span>
</text:h>
      <text:p text:style-name="P4">
作者: Ukrinform (Person)</text:p>
      <text:p text:style-name="P4">
出版商: Укринформ (Organization)</text:p>
      <text:p text:style-name="P4">
出版时间: 2023-06-08T20:15:01+03:00</text:p>
      <text:p text:style-name="P4">
修改时间: 2023-06-08T20:15:01+03:00</text:p>
      <text:p text:style-name="P4">
描述: 慈善家从切尔尼维西地区开始为赫尔森地区洪泛区的受害​​者的居民提供10吨人道主义援助。  - 乌克林。</text:p>
      <text:p text:style-name="P4">
图片: ['<text:a xlink:type="simple" xlink:href="https://static.ukrinform.com/photos/2023_06/thumb_files/630_360_1686244236-385.jpg" text:style-name="Internet_20_link" text:visited-style-name="Visited_20_Internet_20_Link">
630_360_16862...</text:a>
']</text:p>
      <text:p text:style-name="P4">
标签: ['Буковина', 'Гуманітарна допомога', 'Херсонщина']</text:p>
      <text:p text:style-name="P4">
类型: Article</text:p>
      <!--METADATA-->
      <text:p text:style-name="P4">
<draw:frame draw:style-name="fr1" draw:name="Image134" text:anchor-type="as-char" svg:width="6.9236in" svg:height="3.956343in" draw:z-index="0">
<draw:image xlink:href="../Images/yкринформ/2023-06-08T20-15-01-03-00/630_360_1686244236-385.jpg" xlink:type="simple" xlink:show="embed" xlink:actuate="onLoad" draw:mime-type="image/jpeg"/>
</draw:frame>
慈善家已经向赫尔森地区洪泛区的受害​​者的居民发送了10吨人道主义援助。</text:p>
      <text:p text:style-name="P4">
在<text:a xlink:type="simple" xlink:href="https://www.facebook.com/CVoda/posts/pfbid0SPD2tpDTwGiKUtn4mFC93PtHpP4UomidrP77ab2jQSo7wtXArHM8YZkKxDBUgtgUl" text:style-name="Internet_20_link" text:visited-style-name="Visited_20_Internet_20_Link">
Facebook</text:a>
乌克林福姆报道说，切尔尼夫特·奥瓦(Chernivtsi Ova)报道。</text:p>
      <text:p text:style-name="P4">
人们开始携带饮用水，食物，充气船，泵。</text:p>
      <text:p text:style-name="P4">
组织了两个总部，以向赫森地区的受害者收集人道主义援助：位于以下位置的中间援助点：切尔尼夫特，弗吉尼亚州。 英雄Maidan，194-B。 您可以从列表中带来水和小东西。 同时，在：p。 Boyana，Str。 工业，1。</text:p>
      <text:p text:style-name="P4">
区域管理提醒，为了消除特殊情况的后果，他们需要：</text:p>
      <text:p text:style-name="P4">
<text:span text:style-name="T5">
货运特殊设备(车轮驱动挖掘机，容量为20吨的自卸卡车，可容纳16吨的汽车起重机，繁荣的出发可达40 m); </text:span>
电机泵和深泵； <text:span text:style-name="T5">
急救人员运输的车辆； * 25-30个座位的客车； </text:span>
向他们充气船和电动机； * 制服; * 燃料(柴油，汽油); <text:span text:style-name="T5">
救援背心和圆圈； </text:span>
绳索，大腿； * 身体护具; <text:span text:style-name="T5">
生物清洁站<text:a xlink:type="simple" xlink:href="https://www.ukrinform.ua/tag-voda" text:style-name="Internet_20_link" text:visited-style-name="Visited_20_Internet_20_Link">
水</text:a>
; </text:span>
饮用水； *长期存储的食物。</text:p>
      <text:p text:style-name="P4">
*!(https://www.ukrinform.ua/rubric-regions/3720210-kiivsina-vidpravila-na-hersonsinu-persu-partiu-dopomogi.html)布科维纳救援人员还积极参与人们的救助，他们被派往10名人员参加紧急恢复工作。 此外，将在此处发送特殊设备：汽车起重机，一辆卡车是一辆水龙头，在洪水区很有用。</text:p>
      <text:p text:style-name="P4">
收集正确的事情正在进行中。</text:p>
      <text:p text:style-name="P4">
此外，该地区的Bukovynts和非政府组织准备免费接受受害者。特别是，洪水泛滥的人们将能够被置于六个建设中：宿舍，教育机构的场所和行政大楼，这些建筑已经停止了维修工作并为长期居住创造了地方。</text:p>
      <text:p text:style-name="P4">
<text:span text:style-name="T4">
另请阅读：</text:span>
 <text:a xlink:type="simple" xlink:href="https://www.ukrinform.ua/rubric-regions/3720230-ponad-33-tisaci-osel-zalisautsa-pidtoplenimi-vnaslidok-pidrivu-rosianami-kahovskoi-ges.html" text:style-name="Internet_20_link" text:visited-style-name="Visited_20_Internet_20_Link">
<text:span text:style-name="T4">
 over </text:span>
 3,3 <text:span text:style-name="T4">
千</text:span>
 <text:span text:style-name="T4">
 </text:span>
 <text:span text:style-name="T4">
 </text:span>
 <text:span text:style-name="T4">
 </text:span>
剩余<text:span text:style-name="T4">
<text:span text:style-name="T5">
* </text:span>
*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5">
BLAST </text:span>
<text:span text:style-name="T5">
 </text:span>
<text:span text:style-name="T5">
 </text:span>
<text:span text:style-name="T5">
由俄罗斯人</text:span>
<text:span text:style-name="T5">
 </text:span>
<text:span text:style-name="T5">
 </text:span>
<text:span text:style-name="T4">
 kakhovskaya </text:span>
<text:span text:style-name="T4">
 hees </text:span>
</text:a>
在切尔尼维西地区，包括霍森地区居民的受害者在内的流离失所者有“热线”援助，该地区为帕斯顿提供了免费住房的咨询援助。 热线编号：0800335047。</text:p>
      <text:p text:style-name="P4">
据报道，6月6日<text:a xlink:type="simple" xlink:href="https://www.ukrinform.ua/rubric-other_news/3718791-pidriv-rosianami-kahovskoi-ges-vsi-novini.html" text:style-name="Internet_20_link" text:visited-style-name="Visited_20_Internet_20_Link">
地下水力发电站的俄罗斯俄罗斯占领军</text:a>
由于恐怖袭击，大约有80个定居点被部分淹没。</text:p>
      <text:p text:style-name="P4">
<text:span text:style-name="T5">
foto：chernivtsi ova</text:span>
</text:p>
      <text:p text:style-name="P4">
News Source: <text:a xlink:type="simple" xlink:href="https://www.ukrinform.ua/rubric-regions/3720252-bukovina-vze-vidpravila-10-tonn-dopomogi-meskancam-hersonsini.html" text:style-name="Internet_20_link" text:visited-style-name="Visited_20_Internet_20_Link">
https://www.ukrinform.ua/rubric-regions/3720252-bukovina-vze-vidpravila-10-tonn-dopomogi-meskancam-hersonsini.html</text:a>
</text:p>
      <!--NEWS-->
      <text:h text:style-name="P10" text:outline-level="1">
<text:span text:style-name="T4">
敌人在尼科波地区开火了五次，有一个受害者</text:span>
</text:h>
      <text:p text:style-name="P4">
作者: Ukrinform (Person)</text:p>
      <text:p text:style-name="P4">
出版商: Укринформ (Organization)</text:p>
      <text:p text:style-name="P4">
出版时间: 2023-06-08T20:18:00+03:00</text:p>
      <text:p text:style-name="P4">
修改时间: 2023-06-08T20:18:00+03:00</text:p>
      <text:p text:style-name="P4">
描述: 下午，俄罗斯军队在尼科波洛夫洛夫斯克的尼科波尔区开火了5次。  - 乌克林。</text:p>
      <text:p text:style-name="P4">
图片: ['<text:a xlink:type="simple" xlink:href="https://static.ukrinform.com/photos/2023_06/thumb_files/630_360_1686244665-927.jpg" text:style-name="Internet_20_link" text:visited-style-name="Visited_20_Internet_20_Link">
630_360_16862...</text:a>
']</text:p>
      <text:p text:style-name="P4">
标签: ['Дніпропетровщина', 'Нікополь', 'Обстріл', 'Війна з Росією']</text:p>
      <text:p text:style-name="P4">
类型: Article</text:p>
      <!--METADATA-->
      <text:p text:style-name="P4">
<draw:frame draw:style-name="fr1" draw:name="Image137" text:anchor-type="as-char" svg:width="6.9236in" svg:height="3.956343in" draw:z-index="0">
<draw:image xlink:href="../Images/yкринформ/2023-06-08T20-18-00-03-00/630_360_1686244665-927.jpg" xlink:type="simple" xlink:show="embed" xlink:actuate="onLoad" draw:mime-type="image/jpeg"/>
</draw:frame>
白天部队在Dnipropetrovsk的Nikopol区开火了5次。</text:p>
      <text:p text:style-name="P4">
关于<text:a xlink:type="simple" xlink:href="https://t.me/mykola_lukashuk/4989/" text:style-name="Internet_20_link" text:visited-style-name="Visited_20_Internet_20_Link">
电报</text:a>
乌克林福姆报道，首席Properpetrovsk区域委员会Mykola Lukashuk报道。</text:p>
      <text:p text:style-name="P4">
“一名30岁的男子通过尼科波尔的炮兵射击受伤。矿山爆炸性受伤被诊断出患有矿山爆炸性。</text:p>
      <text:p text:style-name="P4">
<text:span text:style-name="T4">
另请阅读：</text:span>
 <text:a xlink:type="simple" xlink:href="https://www.ukrinform.ua/rubric-ato/3720151-unaslidok-obstrilu-rf-na-hersonsini-poraneni-dvoe-ratuvalnikiv.html" text:style-name="Internet_20_link" text:visited-style-name="Visited_20_Internet_20_Link">
由于<text:span text:style-name="T4">
炮击</text:span>
在赫森地区的俄罗斯联邦中，两个调节者受伤</text:a>
炮击还损坏了百货商店，行政大楼，酒店，4个 - 福特 - 斯托里住宅建筑，2辆汽车，线路传输。</text:p>
      <text:p text:style-name="P4">
其他炮击是在锰社区中。</text:p>
      <text:p text:style-name="P4">
救援人员对该领土进行检查。</text:p>
      <text:p text:style-name="P4">
正如乌克林福姆报道的那样，在6月6日的白天，俄罗斯军队向Chervono -Grigorivsk和Manganese社区开火。</text:p>
      <text:p text:style-name="P4">
News Source: <text:a xlink:type="simple" xlink:href="https://www.ukrinform.ua/rubric-ato/3720253-vorog-pat-raziv-obstrilav-nikopolsinu-e-postrazdalij.html" text:style-name="Internet_20_link" text:visited-style-name="Visited_20_Internet_20_Link">
https://www.ukrinform.ua/rubric-ato/3720253-vorog-pat-raziv-obstrilav-nikopolsinu-e-postrazdalij.html</text:a>
</text:p>
      <!--NEWS-->
      <text:h text:style-name="P10" text:outline-level="1">
<text:span text:style-name="T4">
Transcarpathia建造了27个社区的第一个垃圾加工厂</text:span>
</text:h>
      <text:p text:style-name="P4">
作者: Ukrinform (Person)</text:p>
      <text:p text:style-name="P4">
出版商: Укринформ (Organization)</text:p>
      <text:p text:style-name="P4">
出版时间: 2023-06-08T20:22:19+03:00</text:p>
      <text:p text:style-name="P4">
修改时间: 2023-06-08T20:22:19+03:00</text:p>
      <text:p text:style-name="P4">
描述: 在Transcarpathia中，正在进行垃圾加工厂的建设，该工厂将为Berehiv地区的27个社区提供服务。  - 乌克林。</text:p>
      <text:p text:style-name="P4">
图片: ['<text:a xlink:type="simple" xlink:href="https://static.ukrinform.com/photos/2023_06/thumb_files/630_360_1686244639-211.jpg" text:style-name="Internet_20_link" text:visited-style-name="Visited_20_Internet_20_Link">
630_360_16862...</text:a>
', '<text:a xlink:type="simple" xlink:href="https://static.ukrinform.com/photos/2023_06/1686244641-833.jpg" text:style-name="Internet_20_link" text:visited-style-name="Visited_20_Internet_20_Link">
1686244641-83...</text:a>
', '<text:a xlink:type="simple" xlink:href="https://static.ukrinform.com/photos/2023_06/1686244640-616.jpg" text:style-name="Internet_20_link" text:visited-style-name="Visited_20_Internet_20_Link">
1686244640-61...</text:a>
', '<text:a xlink:type="simple" xlink:href="https://static.ukrinform.com/photos/2023_06/1686244640-812.jpg" text:style-name="Internet_20_link" text:visited-style-name="Visited_20_Internet_20_Link">
1686244640-81...</text:a>
', '<text:a xlink:type="simple" xlink:href="https://static.ukrinform.com/photos/2023_06/1686244641-144.jpg" text:style-name="Internet_20_link" text:visited-style-name="Visited_20_Internet_20_Link">
1686244641-14...</text:a>
']</text:p>
      <text:p text:style-name="P4">
标签: ['Сміття', 'Завод', 'Закарпаття']</text:p>
      <text:p text:style-name="P4">
类型: Article</text:p>
      <!--METADATA-->
      <text:p text:style-name="P4">
<draw:frame draw:style-name="fr1" draw:name="Image138" text:anchor-type="as-char" svg:width="6.9236in" svg:height="3.956343in" draw:z-index="0">
<draw:image xlink:href="../Images/yкринформ/2023-06-08T20-22-19-03-00/630_360_1686244639-211.jpg" xlink:type="simple" xlink:show="embed" xlink:actuate="onLoad" draw:mime-type="image/jpeg"/>
</draw:frame>
Nazakarpattya正在建设垃圾加工厂，该工厂将为Berehiv地区的27个社区提供服务。</text:p>
      <text:p text:style-name="P4">
据乌克林事物通讯员称，theazarpattya区域委员会沃罗迪米·丘比尔科(Volodymyr Chubirko)的负责人今天检查了建设过程。</text:p>
      <text:p text:style-name="P4">
垃圾加工厂区域的第一个是在国际项目，位于Berehiv区Janosi村的国际项目，应在2023年底工作。 据计划，他们将带来来自整个地区以及可能附近的Mukachevo的垃圾。 计划在Berehiv区的27个社区安装垃圾收集点。</text:p>
      <text:p text:style-name="P4">
<draw:frame draw:style-name="fr1" draw:name="Image139" text:anchor-type="as-char" svg:width="6.9236in" svg:height="3.122031in" draw:z-index="0">
<draw:image xlink:href="../Images/yкринформ/2023-06-08T20-22-19-03-00/1686244641-833.jpg" xlink:type="simple" xlink:show="embed" xlink:actuate="onLoad" draw:mime-type="image/jpeg"/>
</draw:frame>
根据Chubirko的说法，施工总面积约为30公顷，这是废物排序线的预计容量-3万吨。</text:p>
      <text:p text:style-name="P4">
<draw:frame draw:style-name="fr1" draw:name="Image140" text:anchor-type="as-char" svg:width="6.9236in" svg:height="3.122031in" draw:z-index="0">
<draw:image xlink:href="../Images/yкринформ/2023-06-08T20-22-19-03-00/1686244640-616.jpg" xlink:type="simple" xlink:show="embed" xlink:actuate="onLoad" draw:mime-type="image/jpeg"/>
</draw:frame>
现在，为排序的垃圾的第一阶段建造垃圾填埋场，以及几乎是清洗排序的好线。 植物的使用寿命不少于25  -  30年。</text:p>
      <text:p text:style-name="P4">
<draw:frame draw:style-name="fr1" draw:name="Image141" text:anchor-type="as-char" svg:width="6.9236in" svg:height="3.122031in" draw:z-index="0">
<draw:image xlink:href="../Images/yкринформ/2023-06-08T20-22-19-03-00/1686244640-812.jpg" xlink:type="simple" xlink:show="embed" xlink:actuate="onLoad" draw:mime-type="image/jpeg"/>
</draw:frame>
<text:span text:style-name="T4">
另请阅读：</text:span>
 [乌克兰的单个状态st鱼<text:span text:style-name="T4">
植物</text:span>
完全加热(https://www.ukrinform.ua/rubric-economy/3719593-edinij-derzavnij-osetrovij-zavod-v-ukraini-povnistu-zatoplenij-vnaslidok-pidrivu-kahovskoi-ges.html)</text:p>
      <text:p text:style-name="P4">
<draw:frame draw:style-name="fr1" draw:name="Image142" text:anchor-type="as-char" svg:width="6.9236in" svg:height="3.11562in" draw:z-index="0">
<draw:image xlink:href="../Images/yкринформ/2023-06-08T20-22-19-03-00/1686244641-144.jpg" xlink:type="simple" xlink:show="embed" xlink:actuate="onLoad" draw:mime-type="image/jpeg"/>
</draw:frame>
正如Transcarpathian区域委员会所报道的那样，垃圾加工厂正在国际项目[EU]建造(https://www.ukrinform.ua/tag-evrosouz)预计的一般成本为7 833 403.08欧元，其中欧盟资助的欧盟计划的范围是Eniugragrain-Slovak-Slovak-Romania-Ikrania-Ikraine-Ikraine-Ikraine 2014-2020，为500万欧元。</text:p>
      <text:p text:style-name="P4">
该项目的主要申请人是欧洲领土有限责任协会(TISA)，匈牙利，合作伙伴-LLC非商业机构(匈牙利)以及代理区域发展和跨境合作“跨电视区域理事会”的跨境合作。</text:p>
      <text:p text:style-name="P4">
News Source: <text:a xlink:type="simple" xlink:href="https://www.ukrinform.ua/rubric-regions/3720254-na-zakarpatti-buduut-persij-smittepererobnij-zavod-na-27-gromad.html" text:style-name="Internet_20_link" text:visited-style-name="Visited_20_Internet_20_Link">
https://www.ukrinform.ua/rubric-regions/3720254-na-zakarpatti-buduut-persij-smittepererobnij-zavod-na-27-gromad.html</text:a>
</text:p>
      <!--NEWS-->
      <text:h text:style-name="P10" text:outline-level="1">
<text:span text:style-name="T4">
美国已经针对两名IDIL领导人引入了特殊州</text:span>
</text:h>
      <text:p text:style-name="P4">
作者: Ukrinform (Person)</text:p>
      <text:p text:style-name="P4">
出版商: Укринформ (Organization)</text:p>
      <text:p text:style-name="P4">
出版时间: 2023-06-08T20:25:00+03:00</text:p>
      <text:p text:style-name="P4">
修改时间: 2023-06-08T20:25:00+03:00</text:p>
      <text:p text:style-name="P4">
描述: 美国属于特殊限制的全球恐怖分子名单中，两名在伊拉克和萨哈尔地区开展业务的区域领导人。  - 乌克林。</text:p>
      <text:p text:style-name="P4">
图片: ['<text:a xlink:type="simple" xlink:href="https://static.ukrinform.com/photos/2018_07/thumb_files/630_360_1530736867-9723.jpg" text:style-name="Internet_20_link" text:visited-style-name="Visited_20_Internet_20_Link">
630_360_15307...</text:a>
']</text:p>
      <text:p text:style-name="P4">
标签: ['ІДІЛ', 'Санкції', 'США']</text:p>
      <text:p text:style-name="P4">
类型: Article</text:p>
      <!--METADATA-->
      <text:p text:style-name="P4">
<draw:frame draw:style-name="fr1" draw:name="Image144" text:anchor-type="as-char" svg:width="6.9236in" svg:height="3.956343in" draw:z-index="0">
<draw:image xlink:href="../Images/yкринформ/2023-06-08T20-25-00-03-00/630_360_1530736867-9723.jpg" xlink:type="simple" xlink:show="embed" xlink:actuate="onLoad" draw:mime-type="image/jpeg"/>
</draw:frame>
全球恐怖分子名单中包括的联系，引入了特殊限制，这是伊迪尔的两名区域领导人，他们在伊拉克和萨哈尔地区进行了活动。</text:p>
      <text:p text:style-name="P4">
乌克林福姆报道，美国国务院的官方信息在当晚发表。</text:p>
      <text:p text:style-name="P4">
“伊迪尔仍然对和平与稳定构成积极威胁，并保持与世界金融体系的沟通，以确保其恐怖活动。 Idil的核心及其省级目录的区域办事处，以确保全球的运营指导和资金。”该文件指出。</text:p>
      <text:p text:style-name="P4">
<text:span text:style-name="T4">
另请阅读：</text:span>
 [在利比亚对死刑判处23人涉嫌参与(https://www.ukrinform.ua/rubric-world/3716112-u-livii-do-smertnoi-kari-zasudili-23-ludej-za-ucast-u-kampanii-idil.html)因此，美国的制裁是针对伊拉克的阿卜杜勒·鲁法伊(Abdalli al-Rufai)办公室的埃米尔(Emir)以及阿布·米尼基·萨赫尔(Abu al-Mineki Sahel)的Idil办公室高级负责人的。</text:p>
      <text:p text:style-name="P4">
美国国务院：“美国将继续对伊黎伊斯兰国的高级管理层施加制裁，以压制该组织的恐怖活动。”</text:p>
      <text:p text:style-name="P4">
根据乌克林福姆的报道，5月底，德国执法人员对网络进行了特别的证明，为Islask州恐怖组织提供了资助。</text:p>
      <text:p text:style-name="P4">
News Source: <text:a xlink:type="simple" xlink:href="https://www.ukrinform.ua/rubric-world/3720256-ssa-zaprovadili-specsankcii-proti-dvoh-vatazkiv-igil.html" text:style-name="Internet_20_link" text:visited-style-name="Visited_20_Internet_20_Link">
https://www.ukrinform.ua/rubric-world/3720256-ssa-zaprovadili-specsankcii-proti-dvoh-vatazkiv-igil.html</text:a>
</text:p>
      <!--NEWS-->
      <text:h text:style-name="P10" text:outline-level="1">
<text:span text:style-name="T4">
在贝斯拉夫地区，一名妇女因俄罗斯炮击而被杀</text:span>
</text:h>
      <text:p text:style-name="P4">
作者: Ukrinform (Person)</text:p>
      <text:p text:style-name="P4">
出版商: Укринформ (Organization)</text:p>
      <text:p text:style-name="P4">
出版时间: 2023-06-08T20:27:04+03:00</text:p>
      <text:p text:style-name="P4">
修改时间: 2023-06-08T20:27:04+03:00</text:p>
      <text:p text:style-name="P4">
描述: 由于赫森地区贝斯拉夫地区的俄罗斯人炮击，一名妇女被杀，另一位当地居民受伤。  - 乌克林。</text:p>
      <text:p text:style-name="P4">
图片: ['<text:a xlink:type="simple" xlink:href="https://static.ukrinform.com/photos/2023_06/thumb_files/630_360_1686244682-402.jpg" text:style-name="Internet_20_link" text:visited-style-name="Visited_20_Internet_20_Link">
630_360_16862...</text:a>
']</text:p>
      <text:p text:style-name="P4">
标签: ['Херсонщина', 'Обстріл', 'Війна з Росією']</text:p>
      <text:p text:style-name="P4">
类型: Article</text:p>
      <!--METADATA-->
      <text:p text:style-name="P4">
<draw:frame draw:style-name="fr1" draw:name="Image145" text:anchor-type="as-char" svg:width="6.9236in" svg:height="3.956343in" draw:z-index="0">
<draw:image xlink:href="../Images/yкринформ/2023-06-08T20-27-04-03-00/630_360_1686244682-402.jpg" xlink:type="simple" xlink:show="embed" xlink:actuate="onLoad" draw:mime-type="image/jpeg"/>
</draw:frame>
下午，一名妇女被霍森地区Bery​​slav区的俄罗斯人杀害，一名永久居民受伤。</text:p>
      <text:p text:style-name="P4">
根据乌克林福姆的说法，<text:a xlink:type="simple" xlink:href="https://t.me/phogovua/1997" text:style-name="Internet_20_link" text:visited-style-name="Visited_20_Internet_20_Link">
电报</text:a>
赫尔森地区检察官办公室报道。</text:p>
      <text:p text:style-name="P4">
“根据调查，2023年6月8日下午3:30，俄罗斯军队惊讶于贝利斯拉夫地区的炮击。 由于<text:a xlink:type="simple" xlink:href="https://www.ukrinform.ua/tag-obstril" text:style-name="Internet_20_link" text:visited-style-name="Visited_20_Internet_20_Link">
炮击</text:a>
房屋子什岛的一个定居点之一被一名妇女杀死。 另一个当地居民受伤。</text:p>
      <text:p text:style-name="P4">
根据初步数据，俄罗斯军队袭击了托管阿巴多姆斯的解决。</text:p>
      <text:p text:style-name="P4">
在Berislav地区检察官办公室的程序领导下，对违反法律和战争习俗的事实进行了调查，加上预谋谋杀(艺术的第2部分。 乌克兰《刑法》的438).</text:p>
      <text:p text:style-name="P4">
<text:span text:style-name="T4">
Читайте також:</text:span>
 <text:a xlink:type="simple" xlink:href="https://www.ukrinform.ua/rubric-ato/3720060-zagarbniki-obstrilali-skolu-v-oleskah-de-ratuvalisa-ludi.html" text:style-name="Internet_20_link" text:visited-style-name="Visited_20_Internet_20_Link">
 Загарбники <text:span text:style-name="T4">
обстріляли</text:span>
 школу в Олешках, де рятувалисялюди </text:a>
正如乌克林福姆报道的<text:a xlink:type="simple" xlink:href="https://www.ukrinform.ua/rubric-regions/3720171-obstril-pid-cas-evakuacii-sered-devati-postrazdalih-u-hersoni-nimeckij-volonter.html" text:style-name="Internet_20_link" text:visited-style-name="Visited_20_Internet_20_Link">
在赫尔森的炮击期间</text:a>
，今天是6月8日俄罗斯人，在撤离平民期间，有9人受伤，其中包括SES的两名雇员，一名警察，一名医生和一名Znimechy的志愿者。</text:p>
      <text:p text:style-name="P4">
<text:span text:style-name="T5">
foto：Kherson地区检察官办公室</text:span>
</text:p>
      <text:p text:style-name="P4">
News Source: <text:a xlink:type="simple" xlink:href="https://www.ukrinform.ua/rubric-regions/3720257-u-berislavskomu-rajoni-vnaslidok-rosijskogo-obstrilu-zaginula-zinka.html" text:style-name="Internet_20_link" text:visited-style-name="Visited_20_Internet_20_Link">
https://www.ukrinform.ua/rubric-regions/3720257-u-berislavskomu-rajoni-vnaslidok-rosijskogo-obstrilu-zaginula-zinka.html</text:a>
</text:p>
      <!--NEWS-->
      <text:h text:style-name="P10" text:outline-level="1">
<text:span text:style-name="T4">
捷克·穆克霍夫（Czech Mukhov）成为第一位决赛入围者“ Rolan Harros” -2023</text:span>
</text:h>
      <text:p text:style-name="P4">
作者: Ukrinform (Person)</text:p>
      <text:p text:style-name="P4">
出版商: Укринформ (Organization)</text:p>
      <text:p text:style-name="P4">
出版时间: 2023-06-08T20:29:58+03:00</text:p>
      <text:p text:style-name="P4">
修改时间: 2023-06-08T20:29:58+03:00</text:p>
      <text:p text:style-name="P4">
描述: 法国网球锦标赛的第二个大满贯在大满贯赛季的大满贯锦标赛中结束。  - 乌克林。</text:p>
      <text:p text:style-name="P4">
图片: ['<text:a xlink:type="simple" xlink:href="https://static.ukrinform.com/photos/2023_06/thumb_files/630_360_1686245318-568.jpg" text:style-name="Internet_20_link" text:visited-style-name="Visited_20_Internet_20_Link">
630_360_16862...</text:a>
']</text:p>
      <text:p text:style-name="P4">
标签: ['Теніс']</text:p>
      <text:p text:style-name="P4">
类型: Article</text:p>
      <!--METADATA-->
      <text:p text:style-name="P4">
<draw:frame draw:style-name="fr1" draw:name="Image147" text:anchor-type="as-char" svg:width="6.9236in" svg:height="3.956343in" draw:z-index="0">
<draw:image xlink:href="../Images/yкринформ/2023-06-08T20-29-58-03-00/630_360_1686245318-568.jpg" xlink:type="simple" xlink:show="embed" xlink:actuate="onLoad" draw:mime-type="image/jpeg"/>
</draw:frame>
在第二个赛季中，大满贯锦标赛在1/2决赛的第一场比赛中从网球上开放了法国。</text:p>
      <text:p text:style-name="P4">
据报道，决定性决斗的第一位参与者是捷克·卡罗来纳州穆克霍瓦。</text:p>
      <text:p text:style-name="P4">
在将近3.5小时的穆克霍夫半决赛中，白俄罗斯的Arina Sobolenko -7：6：6(7：5)，6：7(5：7)，7：5。</text:p>
      <text:p text:style-name="P4">
<text:span text:style-name="T4">
另请阅读：</text:span>
 <text:a xlink:type="simple" xlink:href="https://www.ukrinform.ua/rubric-sports/3720170-kato-i-puc-vigrali-rolan-garros-u-miksti.html" text:style-name="Internet_20_link" text:visited-style-name="Visited_20_Internet_20_Link">
Kato和Puc在混合物中赢得了“ Rolan Harros”</text:a>
罗兰·哈罗斯(Rolan Harros)的头衔将于6月10日与巴西比阿特丽斯·哈达德·玛雅(Brazilian Beatrice Haddad Maya)的比赛中的冠军一起扮演Mukhov。</text:p>
      <text:p text:style-name="P4">
照片：盖蒂图像。</text:p>
      <text:p text:style-name="P4">
News Source: <text:a xlink:type="simple" xlink:href="https://www.ukrinform.ua/rubric-sports/3720259-ceska-muhova-stala-persou-finalistkou-rolan-garros2023.html" text:style-name="Internet_20_link" text:visited-style-name="Visited_20_Internet_20_Link">
https://www.ukrinform.ua/rubric-sports/3720259-ceska-muhova-stala-persou-finalistkou-rolan-garros2023.html</text:a>
</text:p>
      <!--NEWS-->
      <text:h text:style-name="P10" text:outline-level="1">
<text:span text:style-name="T4">
菲拉托夫给了救援人员自己的游艇</text:span>
</text:h>
      <text:p text:style-name="P4">
作者: Ukrinform (Person)</text:p>
      <text:p text:style-name="P4">
出版商: Укринформ (Organization)</text:p>
      <text:p text:style-name="P4">
出版时间: 2023-06-08T20:30:18+03:00</text:p>
      <text:p text:style-name="P4">
修改时间: 2023-06-08T20:30:18+03:00</text:p>
      <text:p text:style-name="P4">
描述: DNIEPER的市长将游艇赠送给SES战斗机，该战斗人员将寄给Kherson。  - 乌克林。</text:p>
      <text:p text:style-name="P4">
图片: ['<text:a xlink:type="simple" xlink:href="https://static.ukrinform.com/photos/2023_06/thumb_files/630_360_1686245312-955.jpg" text:style-name="Internet_20_link" text:visited-style-name="Visited_20_Internet_20_Link">
630_360_16862...</text:a>
']</text:p>
      <text:p text:style-name="P4">
标签: ['Дніпро', 'ДСНС', 'Філатов', 'Херсон', 'Подарунки', 'Яхта']</text:p>
      <text:p text:style-name="P4">
类型: Article</text:p>
      <!--METADATA-->
      <text:p text:style-name="P4">
<draw:frame draw:style-name="fr1" draw:name="Image148" text:anchor-type="as-char" svg:width="6.9236in" svg:height="3.956343in" draw:z-index="0">
<draw:image xlink:href="../Images/yкринформ/2023-06-08T20-30-18-03-00/630_360_1686245312-955.jpg" xlink:type="simple" xlink:show="embed" xlink:actuate="onLoad" draw:mime-type="image/jpeg"/>
</draw:frame>
SES战士的DNIEPER城市负责人将其游艇送给了Kherson。</text:p>
      <text:p text:style-name="P4">
鲍里斯·菲拉托夫(Boris Filatov)在[电报]中报道了这一点(https://t.me/borys_filatovv/1042)，报告ukrinform.https：//t.me/borys_filatovv/1042</text:p>
      <text:p text:style-name="P4">
“从我们的家人那里，我们为[DSN]准备了礼物(http://ДСНС)。 男孩们说他会去赫森。 告别，猫，现在您将拥有救援人员的新生活，”他写道。</text:p>
      <text:p text:style-name="P4">
据报道，6月6日<text:a xlink:type="simple" xlink:href="https://www.ukrinform.ua/rubric-other_news/3718791-pidriv-rosianami-kahovskoi-ges-vsi-novini.html" text:style-name="Internet_20_link" text:visited-style-name="Visited_20_Internet_20_Link">
地下水力发电站的俄罗斯俄罗斯占领军</text:a>
由于恐怖袭击，大约有80个定居点被部分淹没。</text:p>
      <text:p text:style-name="P4">
<text:span text:style-name="T4">
另请阅读：</text:span>
 <text:a xlink:type="simple" xlink:href="https://www.ukrinform.ua/rubric-regions/3720230-ponad-33-tisaci-osel-zalisautsa-pidtoplenimi-vnaslidok-pidrivu-rosianami-kahovskoi-ges.html" text:style-name="Internet_20_link" text:visited-style-name="Visited_20_Internet_20_Link">
<text:span text:style-name="T4">
 over </text:span>
 3,3 <text:span text:style-name="T4">
千</text:span>
 <text:span text:style-name="T4">
 </text:span>
 <text:span text:style-name="T4">
 </text:span>
 <text:span text:style-name="T4">
 </text:span>
剩余<text:span text:style-name="T4">
<text:span text:style-name="T5">
* </text:span>
*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5">
BLAST </text:span>
<text:span text:style-name="T5">
 </text:span>
<text:span text:style-name="T5">
 </text:span>
<text:span text:style-name="T5">
由俄罗斯人</text:span>
<text:span text:style-name="T5">
 </text:span>
<text:span text:style-name="T5">
 </text:span>
<text:span text:style-name="T4">
 kakhovskaya </text:span>
<text:span text:style-name="T4">
 hees </text:span>
</text:a>
与其他地区一样，Dnipropetrovsk也发送给了Kherson救援人员，以消除对Kakhovka水力发电站俄罗斯人探索的后果和撤离。</text:p>
      <text:p text:style-name="P4">
<text:span text:style-name="T5">
foto：Boris Filatov，Telegram</text:span>
</text:p>
      <text:p text:style-name="P4">
News Source: <text:a xlink:type="simple" xlink:href="https://www.ukrinform.ua/rubric-regions/3720260-filatov-podaruvav-ratuvalnikam-vlasnu-ahtu.html" text:style-name="Internet_20_link" text:visited-style-name="Visited_20_Internet_20_Link">
https://www.ukrinform.ua/rubric-regions/3720260-filatov-podaruvav-ratuvalnikam-vlasnu-ahtu.html</text:a>
</text:p>
      <!--NEWS-->
      <text:h text:style-name="P10" text:outline-level="1">
<text:span text:style-name="T4">
弗兰科剧院艺术家在东部地区举行了五场音乐会</text:span>
</text:h>
      <text:p text:style-name="P4">
作者: Ukrinform (Person)</text:p>
      <text:p text:style-name="P4">
出版商: Укринформ (Organization)</text:p>
      <text:p text:style-name="P4">
出版时间: 2023-06-08T20:30:26+03:00</text:p>
      <text:p text:style-name="P4">
修改时间: 2023-06-08T20:30:26+03:00</text:p>
      <text:p text:style-name="P4">
描述: 国家学术剧院的演员。 伊万·弗兰科（Ivan Franko）通过移动音乐会计划访问了Dnipro，Kramatorsk和Druzhkivka。  - 乌克林。</text:p>
      <text:p text:style-name="P4">
图片: ['<text:a xlink:type="simple" xlink:href="https://static.ukrinform.com/photos/2023_06/thumb_files/630_360_1686245265-414.jpg" text:style-name="Internet_20_link" text:visited-style-name="Visited_20_Internet_20_Link">
630_360_16862...</text:a>
']</text:p>
      <text:p text:style-name="P4">
标签: ['Дніпро', 'Краматорськ', 'Театр', 'Артисти']</text:p>
      <text:p text:style-name="P4">
类型: Article</text:p>
      <!--METADATA-->
      <text:p text:style-name="P4">
<draw:frame draw:style-name="fr1" draw:name="Image149" text:anchor-type="as-char" svg:width="6.9236in" svg:height="3.956343in" draw:z-index="0">
<draw:image xlink:href="../Images/yкринформ/2023-06-08T20-30-26-03-00/630_360_1686245265-414.jpg" xlink:type="simple" xlink:show="embed" xlink:actuate="onLoad" draw:mime-type="image/jpeg"/>
</draw:frame>
演员学术剧院。 伊万·弗兰科(Ivan Franko)通过移动音乐会计划访问了Dnipro，Kramatorsk和Druzhkivka。</text:p>
      <text:p text:style-name="P4">
这是由文化和信息政策部的新闻服务在<text:a xlink:type="simple" xlink:href="https://t.me/mkipu/6400" text:style-name="Internet_20_link" text:visited-style-name="Visited_20_Internet_20_Link">
Telegram</text:a>
，报道乌克林福姆。</text:p>
      <text:p text:style-name="P4">
“音乐会由人民艺术家Anatoly Hnatyuk组成，以纪念加洛特·帕拉马伦科(Alexei Palamarenko)和艺术家的呼叫标志“佛朗哥”(Franco)举行了5场音乐会，”该消息写道。</text:p>
      <text:p text:style-name="P4">
特别是在[dnipro]中(https://www.ukrinform.ua/tag-dnipro)艺术家举办了两场音乐会，以支持强迫流离失所的人和志愿者。 Uzramatorsk和Druzhkivtsi看到了艺术家和军队的表演。</text:p>
      <text:p text:style-name="P4">
<text:span text:style-name="T4">
另请阅读：</text:span>
 <text:a xlink:type="simple" xlink:href="https://www.ukrinform.ua/rubric-culture/3718648-artisti-teatru-zankoveckoi-vistupili-pered-bijcami-na-zahodi-ukraini.html" text:style-name="Internet_20_link" text:visited-style-name="Visited_20_Internet_20_Link">
艺术家<text:span text:style-name="T4">
剧院</text:span>
 Zankovetska在乌克兰活动的战斗机之前演出</text:a>
弗兰克斯已经在计划下一次旅行。</text:p>
      <text:p text:style-name="P4">
正如乌克林福姆报道的那样，顿涅茨克地区开始<text:a xlink:type="simple" xlink:href="https://www.ukrinform.ua/rubric-culture/3708709-na-doneccini-startuvav-misteckij-proekt-kulturnij-front-mkip.html" text:style-name="Internet_20_link" text:visited-style-name="Visited_20_Internet_20_Link">
艺术项目“文化阵线”</text:a>
为该地区居民的情感支持。 首次活动发生在塔诺沃塞洛夫卡·利曼社区的村庄，由国家学术戏剧剧院的艺术家参与。 伊万·弗兰科(Ivan Franko)。</text:p>
      <text:p text:style-name="P4">
_照片：Wikipedia _</text:p>
      <text:p text:style-name="P4">
News Source: <text:a xlink:type="simple" xlink:href="https://www.ukrinform.ua/rubric-culture/3720261-artisti-teatru-imeni-franka-proveli-pat-koncertiv-u-shidnih-oblastah.html" text:style-name="Internet_20_link" text:visited-style-name="Visited_20_Internet_20_Link">
https://www.ukrinform.ua/rubric-culture/3720261-artisti-teatru-imeni-franka-proveli-pat-koncertiv-u-shidnih-oblastah.html</text:a>
</text:p>
      <!--NEWS-->
      <text:h text:style-name="P10" text:outline-level="1">
<text:span text:style-name="T4">
Nercerp简化了对生物甲烷制造商的访问权限</text:span>
</text:h>
      <text:p text:style-name="P4">
作者: Ukrinform (Person)</text:p>
      <text:p text:style-name="P4">
出版商: Укринформ (Organization)</text:p>
      <text:p text:style-name="P4">
出版时间: 2023-06-08T20:38:40+03:00</text:p>
      <text:p text:style-name="P4">
修改时间: 2023-06-08T20:38:40+03:00</text:p>
      <text:p text:style-name="P4">
描述: 国家能源和公用事业领域的国家州监管委员会改善了生物甲烷生产国进入天然气基础设施的条件。  - 乌克林。</text:p>
      <text:p text:style-name="P4">
图片: ['<text:a xlink:type="simple" xlink:href="https://static.ukrinform.com/photos/2022_10/thumb_files/630_360_1665580237-129.jpg" text:style-name="Internet_20_link" text:visited-style-name="Visited_20_Internet_20_Link">
630_360_16655...</text:a>
']</text:p>
      <text:p text:style-name="P4">
标签: ['НКРЕКП', 'Біометан']</text:p>
      <text:p text:style-name="P4">
类型: Article</text:p>
      <!--METADATA-->
      <text:p text:style-name="P4">
<draw:frame draw:style-name="fr1" draw:name="Image150" text:anchor-type="as-char" svg:width="6.9236in" svg:height="3.956343in" draw:z-index="0">
<draw:image xlink:href="../Images/yкринформ/2023-06-08T20-38-40-03-00/630_360_1665580237-129.jpg" xlink:type="simple" xlink:show="embed" xlink:actuate="onLoad" draw:mime-type="image/jpeg"/>
</draw:frame>
该服务能源领域的国家州监管委员会改善了生物甲烷基础设施生产国的条件。</text:p>
      <text:p text:style-name="P4">
相关<text:a xlink:type="simple" xlink:href="https://www.nerc.gov.ua/news/nkrekp-udoskonalila-umovi-dostupu-virobnikiv-biometanu-do-obyektiv-gazovoyi-infrastrukturi" text:style-name="Internet_20_link" text:visited-style-name="Visited_20_Internet_20_Link">
法令</text:a>
乌克林福姆报道，监管机构接受了纳尔力局的某些决议的变更，以促进6月8日会议期间的生产Vabometan的发展。</text:p>
      <text:p text:style-name="P4">
“生物甲烷的生产和出口的发展对于乌克兰来说是战略性的，因为它将有助于吸引对农业部门的投资，创造工作场所，增加当地预算的税收，并增加出口外汇收入，”(https://www.ukrinform.ua/tag-nkrekp)Konstantin Ushchapovsky。</text:p>
      <text:p text:style-name="P4">
该文件在改善了与生物甲烷对天然气基础设施的生产者的条件以及对天然气分配系统的技术限制级别的条件方面修改了《天然气运输系统》和《耗材法典》。</text:p>
      <text:p text:style-name="P4">
这将有助于乌克兰生物甲烷生产的发展以及气候中立的成就，第二个国家定义的乌克兰在《巴黎气候协议》中的贡献的实施与欧盟成员国和乌克兰的能源部门的战略改革相对应。</text:p>
      <text:p text:style-name="P4">
<text:span text:style-name="T4">
另请阅读：</text:span>
 <text:a xlink:type="simple" xlink:href="https://www.ukrinform.ua/rubric-economy/3706319-operator-gts-sukae-novih-mozlivostej-transportuvanna-gazu.html" text:style-name="Internet_20_link" text:visited-style-name="Visited_20_Internet_20_Link">
GTS运营商正在寻找新的汽油运输机会</text:a>
根据乌克兰生物能源协会的数据，今年将在乌克兰生产五种生物甲烷植物，其潜在生产量将设定约7000万立方米。 一年。</text:p>
      <text:p text:style-name="P4">
据报道，该地区天然气公司已与其网络联系起来，这是乌克兰生产工厂的生物甲烷，该工厂将为大约1500个客户(人口和行业)生产约300万天气表。</text:p>
      <text:p text:style-name="P4">
<text:span text:style-name="T5">
foto：positephotos.com</text:span>
</text:p>
      <text:p text:style-name="P4">
News Source: <text:a xlink:type="simple" xlink:href="https://www.ukrinform.ua/rubric-economy/3720263-nkrekp-sprostila-dostup-virobnikiv-biometanu-do-gazovoi-infrastrukturi.html" text:style-name="Internet_20_link" text:visited-style-name="Visited_20_Internet_20_Link">
https://www.ukrinform.ua/rubric-economy/3720263-nkrekp-sprostila-dostup-virobnikiv-biometanu-do-gazovoi-infrastrukturi.html</text:a>
</text:p>
      <!--NEWS-->
      <text:h text:style-name="P10" text:outline-level="1">
<text:span text:style-name="T4">
Transcarpathia向Kherson发送了人道主义援助的第一列</text:span>
</text:h>
      <text:p text:style-name="P4">
作者: Ukrinform (Person)</text:p>
      <text:p text:style-name="P4">
出版商: Укринформ (Organization)</text:p>
      <text:p text:style-name="P4">
出版时间: 2023-06-08T20:48:08+03:00</text:p>
      <text:p text:style-name="P4">
修改时间: 2023-06-08T20:48:08+03:00</text:p>
      <text:p text:style-name="P4">
描述: 从跨速度到赫尔森，人道主义卡车的第一列由于爆炸了卡科夫斯卡水力发电厂的爆炸而流向了洪水的受害者。  - 乌克林。</text:p>
      <text:p text:style-name="P4">
图片: ['<text:a xlink:type="simple" xlink:href="https://static.ukrinform.com/photos/2023_06/thumb_files/630_360_1686246322-981.jpg" text:style-name="Internet_20_link" text:visited-style-name="Visited_20_Internet_20_Link">
630_360_16862...</text:a>
']</text:p>
      <text:p text:style-name="P4">
标签: ['Гуманітарна допомога', 'Херсон', 'Закарпаття', 'Каховська ГЕС']</text:p>
      <text:p text:style-name="P4">
类型: Article</text:p>
      <!--METADATA-->
      <text:p text:style-name="P4">
<draw:frame draw:style-name="fr1" draw:name="Image151" text:anchor-type="as-char" svg:width="6.9236in" svg:height="3.956343in" draw:z-index="0">
<draw:image xlink:href="../Images/yкринформ/2023-06-08T20-48-08-03-00/630_360_1686246322-981.jpg" xlink:type="simple" xlink:show="embed" xlink:actuate="onLoad" draw:mime-type="image/jpeg"/>
</draw:frame>
由于俄罗斯人炸毁了洪水的受害者，卡车受害者的第一列卡车曾被卡克霍夫斯卡雅河爆炸炸开。</text:p>
      <text:p text:style-name="P4">
这是在[Facebook]中报道的(https://www.facebook.com/permalink.php?story_fbid=pfbid0Vqpuft2MWk1NS8RWLwv7CwwMmqm81rMCNBC5ZjoPFYK37w1ae1etP4vU5pcLCUsQl&amp;id=100076386781075)Transcarpathian OVA，Ukrinform通讯员报告。</text:p>
      <text:p text:style-name="P4">
“在Transcarpathia的人道主义援助中，八辆卡车的第一列已安排到Kherson地区。(https://www.ukrinform.ua/tag-terakt)Kakhovskaya水力发电厂载有食物，衣物，饮用水，卫生产品，燃料和其他必要的东西，”  - 在消息中说。</text:p>
      <text:p text:style-name="P4">
照片：Victormitite</text:p>
      <text:p text:style-name="P4">
跨汽车的负责人OVA Victor Nikita <text:a xlink:type="simple" xlink:href="https://www.facebook.com/permalink.php" text:style-name="Internet_20_link" text:visited-style-name="Visited_20_Internet_20_Link">
报告</text:a>
区域军事政府已提交给匈牙利，以抵消事情，以消除卡科夫卡水力发电站的后果。</text:p>
      <text:p text:style-name="P4">
照片：Victormitite</text:p>
      <text:p text:style-name="P4">
“建议向匈牙利合作伙伴加入这项救援任务，并为那些遇到麻烦的人提供支持。我们需要大量的工程工程，手工艺，工作服，机会工具等。他说。</text:p>
      <text:p text:style-name="P4">
*!(https://www.ukrinform.ua/rubric-regions/3720252-bukovina-vze-vidpravila-10-tonn-dopomogi-meskancam-hersonsini.html)反过来，跨电视区域委员会沃迪米尔·丘比尔科(Chubirko)主席<text:a xlink:type="simple" xlink:href="https://www.facebook.com/vchubirko/" text:style-name="Internet_20_link" text:visited-style-name="Visited_20_Internet_20_Link">
称</text:a>
所有外国地区合作伙伴地区都加入了必要物品和设备的收集，后来将转移到Zakarpattya到Kherson地区。</text:p>
      <text:p text:style-name="P4">
据报道，6月6日<text:a xlink:type="simple" xlink:href="https://www.ukrinform.ua/rubric-other_news/3718791-pidriv-rosianami-kahovskoi-ges-vsi-novini.html" text:style-name="Internet_20_link" text:visited-style-name="Visited_20_Internet_20_Link">
俄罗斯人炸毁了卡霍夫斯克水力发电站</text:a>
 , внаслідок цього на Херсонщині затоплено понад600 кв кілометрів, в регіоні триває евакуація громадян.</text:p>
      <text:p text:style-name="P4">
News Source: <text:a xlink:type="simple" xlink:href="https://www.ukrinform.ua/rubric-regions/3720265-zakarpatta-vidpravilo-do-hersona-persu-kolonu-gumanitarnoi-dopomogi.html" text:style-name="Internet_20_link" text:visited-style-name="Visited_20_Internet_20_Link">
https://www.ukrinform.ua/rubric-regions/3720265-zakarpatta-vidpravilo-do-hersona-persu-kolonu-gumanitarnoi-dopomogi.html</text:a>
</text:p>
      <!--NEWS-->
      <text:h text:style-name="P10" text:outline-level="1">
<text:span text:style-name="T4">
在美国，牛奶开发了创新的燃料</text:span>
</text:h>
      <text:p text:style-name="P4">
作者: Ukrinform (Person)</text:p>
      <text:p text:style-name="P4">
出版商: Укринформ (Organization)</text:p>
      <text:p text:style-name="P4">
出版时间: 2023-06-08T20:51:00+03:00</text:p>
      <text:p text:style-name="P4">
修改时间: 2023-06-08T20:51:00+03:00</text:p>
      <text:p text:style-name="P4">
描述: 在美国，他们发明了一种新的环保生物燃料，它是由牛奶制成的。  - 乌克林。</text:p>
      <text:p text:style-name="P4">
图片: ['<text:a xlink:type="simple" xlink:href="https://static.ukrinform.com/photos/2018_01/thumb_files/630_360_1515838759-3616.jpg" text:style-name="Internet_20_link" text:visited-style-name="Visited_20_Internet_20_Link">
630_360_15158...</text:a>
']</text:p>
      <text:p text:style-name="P4">
标签: ['Бензин', 'Наука', 'США', 'Технології', 'Молоко']</text:p>
      <text:p text:style-name="P4">
类型: Article</text:p>
      <!--METADATA-->
      <text:p text:style-name="P4">
<draw:frame draw:style-name="fr1" draw:name="Image154" text:anchor-type="as-char" svg:width="6.9236in" svg:height="3.956343in" draw:z-index="0">
<draw:image xlink:href="../Images/yкринформ/2023-06-08T20-51-00-03-00/630_360_1515838759-3616.jpg" xlink:type="simple" xlink:show="embed" xlink:actuate="onLoad" draw:mime-type="image/jpeg"/>
</draw:frame>
在Shavinaya，制造了一种新的生态友好的生物燃料，它是由牛奶制成的。</text:p>
      <text:p text:style-name="P4">
关于它报告<text:a xlink:type="simple" xlink:href="https://www.autonews.com/mobility-report/michigan-milk-producers-distillery-make-biofuel-vehicles" text:style-name="Internet_20_link" text:visited-style-name="Visited_20_Internet_20_Link">
汽车新闻</text:a>
，报道乌克林福姆。</text:p>
      <text:p text:style-name="P4">
该生物燃料是由密歇根州的奶牛场所有者开发的。 它的牛奶渗透到牛奶过滤的生产中。</text:p>
      <text:p text:style-name="P4">
渗透含有乳糖以及维生素和矿物质。 它可以在低碳乙醇中进行处理。</text:p>
      <text:p text:style-name="P4">
正是这种生物乙醇可用作[汽油]的燃料(https://www.ukrinform.ua/tag-benzin)内燃机。 他将乘汽车和卡车来，而这种良好的排气装置很少有有害物质。</text:p>
      <text:p text:style-name="P4">
<text:span text:style-name="T4">
另请阅读：</text:span>
 [在<text:span text:style-name="T4">
我们的我们</text:span>
 <text:span text:style-name="T4">
 </text:span>
 <text:span text:style-name="T4">
 </text:span>
 <text:span text:style-name="T4">
 </text:span>
第一<text:span text:style-name="T4">
 </text:span>
工作<text:span text:style-name="T4">
，</text:span>
 what <text:span text:style-name="T4">
 </text:span>
呼吸<text:span text:style-name="T4">
，</text:span>
汗水<text:span text:style-name="T4">
 </text:span>
 <text:span text:style-name="T4">
颤抖</text:span>
»]](https://www.ukrinform.ua/rubric-technology/3719911-u-ssa-rozrobili-persogo-robota-akij-dihae-potie-i-tremtit.html)美国农民已经与加拿大乳制品陶土陶土式的建筑签署了一项协议，该建筑在生物乙醇的一家大型牛奶渗透加工厂。企业将能够每年生产830万升燃料。</text:p>
      <text:p text:style-name="P4">
正如乌克林福姆报道的，气候和能源部长G7 <text:a xlink:type="simple" xlink:href="https://www.ukrinform.ua/rubric-economy/3696605-kraini-g7-zobovazalisa-priskoriti-vidmovu-vid-vikopnogo-paliva.html" text:style-name="Internet_20_link" text:visited-style-name="Visited_20_Internet_20_Link">
承诺加速</text:a>
逐渐放弃化石燃料以在2050年之前降低二氧化碳。</text:p>
      <text:p text:style-name="P4">
News Source: <text:a xlink:type="simple" xlink:href="https://www.ukrinform.ua/rubric-technology/3720270-u-ssa-rozrobili-innovacijne-palne-z-moloka.html" text:style-name="Internet_20_link" text:visited-style-name="Visited_20_Internet_20_Link">
https://www.ukrinform.ua/rubric-technology/3720270-u-ssa-rozrobili-innovacijne-palne-z-moloka.html</text:a>
</text:p>
      <!--NEWS-->
      <text:h text:style-name="P10" text:outline-level="1">
<text:span text:style-name="T4">
破坏Kakhovskaya水力发电站的决定是由普京亲自提出的</text:span>
</text:h>
      <text:p text:style-name="P4">
作者: Ukrinform (Person)</text:p>
      <text:p text:style-name="P4">
出版商: Укринформ (Organization)</text:p>
      <text:p text:style-name="P4">
出版时间: 2023-06-08T20:55:00+03:00</text:p>
      <text:p text:style-name="P4">
修改时间: 2023-06-08T20:55:00+03:00</text:p>
      <text:p text:style-name="P4">
描述: 俄罗斯联邦弗拉基米尔·普京（Vladimir Putin）的总统亲自给予了破坏卡科夫卡水力发电站的决定。  - 乌克林。</text:p>
      <text:p text:style-name="P4">
图片: ['<text:a xlink:type="simple" xlink:href="https://static.ukrinform.com/photos/2023_06/thumb_files/630_360_1685633331-599.jpg" text:style-name="Internet_20_link" text:visited-style-name="Visited_20_Internet_20_Link">
630_360_16856...</text:a>
']</text:p>
      <text:p text:style-name="P4">
标签: ['Путін', 'Розвідка', 'Каховська ГЕС']</text:p>
      <text:p text:style-name="P4">
类型: Article</text:p>
      <!--METADATA-->
      <text:p text:style-name="P4">
<draw:frame draw:style-name="fr1" draw:name="Image155" text:anchor-type="as-char" svg:width="6.9236in" svg:height="3.956343in" draw:z-index="0">
<draw:image xlink:href="../Images/yкринформ/2023-06-08T20-55-00-03-00/630_360_1685633331-599.jpg" xlink:type="simple" xlink:show="embed" xlink:actuate="onLoad" draw:mime-type="image/jpeg"/>
</draw:frame>
卡科夫卡水力发电站的决定是由普京总统亲自做出的。</text:p>
      <text:p text:style-name="P4">
乌克兰·尤索夫国防部智力部主要委员会的代表在[采访“乌克兰真相”的访谈中报道了(https://www.pravda.com.ua/articles/2023/06/8/7405933/)，报道乌克林福姆。</text:p>
      <text:p text:style-name="P4">
“现在开始刑事诉讼，正在进行调查，所有数据都在本调查的框架内传输。是的，这是爆炸性的。是的，这是一个非内部爆炸和托管的爆炸。这是信息。这是信息我们现在可以展示。”他说。</text:p>
      <text:p text:style-name="P4">
<text:span text:style-name="T4">
另请阅读：</text:span>
 <text:a xlink:type="simple" xlink:href="https://www.ukrinform.ua/rubric-polytics/3720225-komisia-natoukraina-provela-zasidanna-sodo-kahovskoi-ges-domovilisa-pro-operativnu-dopomogu.html" text:style-name="Internet_20_link" text:visited-style-name="Visited_20_Internet_20_Link">
北约 - 乌克兰委员会在Kakhovskaya Hpp-hpp-repreed上举行了一次会议</text:a>
尤索夫(Yusov)表示，决定破坏水力发电厂的决定，最终命令是由俄罗斯联合会弗拉基米尔·普京(Vladimir Putin)总统作出的，因为“可以将这种塔拉特式的塔式与对乌克兰的全面入侵的决定进行比较。”</text:p>
      <text:p text:style-name="P4">
高尔代表强调，俄罗斯没有其他人承担过这样的责任。</text:p>
      <text:p text:style-name="P4">
Yusov还指出，驻扎在Kakhovka水力发电站和大坝的表演者。 但是，他补充说，舞台上可能涉及其他特殊单位。 “我坚信保险集团的行为(如果人员军人拒绝徘徊这项任务)”， - 添加了GUR的代表。</text:p>
      <text:p text:style-name="P4">
*!(https://www.ukrinform.ua/rubric-ato/3720191-zahidni-vijskovi-ne-sumnivautsa-so-kahovska-ges-bula-pidirvana-rosieu-polskij-general.html)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在这方面，在赫尔森地区，特别是赫尔森(Kherson Teps)有能源的风险。涵盖了潜在洪水区的人口疏散。</text:p>
      <text:p text:style-name="P4">
照片：时代</text:p>
      <text:p text:style-name="P4">
News Source: <text:a xlink:type="simple" xlink:href="https://www.ukrinform.ua/rubric-ato/3720269-risenna-pro-pidriv-kahovskoi-ges-viddavav-osobisto-putin-rozvidka.html" text:style-name="Internet_20_link" text:visited-style-name="Visited_20_Internet_20_Link">
https://www.ukrinform.ua/rubric-ato/3720269-risenna-pro-pidriv-kahovskoi-ges-viddavav-osobisto-putin-rozvidka.html</text:a>
</text:p>
      <!--NEWS-->
      <text:h text:style-name="P10" text:outline-level="1">
<text:span text:style-name="T4">
莫尔查诺夫（Molchanov</text:span>
</text:h>
      <text:p text:style-name="P4">
作者: Ukrinform (Person)</text:p>
      <text:p text:style-name="P4">
出版商: Укринформ (Organization)</text:p>
      <text:p text:style-name="P4">
出版时间: 2023-06-08T20:59:00+03:00</text:p>
      <text:p text:style-name="P4">
修改时间: 2023-06-08T20:59:00+03:00</text:p>
      <text:p text:style-name="P4">
描述: 哈萨克 - 乌克兰人二人组Andriy Golubev-丹尼斯·莫尔查诺夫（Denis Molchanov）在德国吉尔布朗纳亚（Gylbronnaya）的挑战者系列赛网球运动员协会（ATR）的锦标赛锦标赛中达到了1/2决赛，并获得了14.5万欧元的奖金。</text:p>
      <text:p text:style-name="P4">
图片: ['<text:a xlink:type="simple" xlink:href="https://static.ukrinform.com/photos/2023_06/thumb_files/630_360_1686247118-445.jpg" text:style-name="Internet_20_link" text:visited-style-name="Visited_20_Internet_20_Link">
630_360_16862...</text:a>
']</text:p>
      <text:p text:style-name="P4">
标签: ['Теніс']</text:p>
      <text:p text:style-name="P4">
类型: Article</text:p>
      <!--METADATA-->
      <text:p text:style-name="P4">
<draw:frame draw:style-name="fr1" draw:name="Image156" text:anchor-type="as-char" svg:width="6.9236in" svg:height="3.956343in" draw:z-index="0">
<draw:image xlink:href="../Images/yкринформ/2023-06-08T20-59-00-03-00/630_360_1686247118-445.jpg" xlink:type="simple" xlink:show="embed" xlink:actuate="onLoad" draw:mime-type="image/jpeg"/>
</draw:frame>
哈萨克 - 乌克兰人二人组Andriy Golubev-丹尼斯·莫尔查诺夫(Denis Molchanov(ATP)挑战者系列Unitsk Gylbrony拥有1.45亿欧元的奖金。</text:p>
      <text:p text:style-name="P4">
在比赛的四分之一决赛中，在1小时40分钟内播种了第四个数字Golubev和Molchanov，赢得了法国 - 墨西哥串联Jonatansarik-Miguel Angro Register-Warla-4，7：6：6：6：6(7：4)，报道乌克林福姆。</text:p>
      <text:p text:style-name="P4">
下一场比赛Golubev和Molchanov将与德国Konstantin Franzen和Hendric Ebens的冠军与Boris Arias Tafederico Sebalhos举行。</text:p>
      <text:p text:style-name="P4">
<text:span text:style-name="T4">
另请阅读：</text:span>
(https://www.ukrinform.ua/rubric-sports/3719609-ukrainka-cvitolina-zigrae-na-turniri-u-vasingtoni.html)吉尔布罗尼锦标赛将于6月11日结束。</text:p>
      <text:p text:style-name="P4">
照片：Wroclaw挑战者。</text:p>
      <text:p text:style-name="P4">
News Source: <text:a xlink:type="simple" xlink:href="https://www.ukrinform.ua/rubric-sports/3720271-molcanov-probivsa-do-pivfinalu-parnogo-rozradu-na-turniri-atp-u-nimeccini.html" text:style-name="Internet_20_link" text:visited-style-name="Visited_20_Internet_20_Link">
https://www.ukrinform.ua/rubric-sports/3720271-molcanov-probivsa-do-pivfinalu-parnogo-rozradu-na-turniri-atp-u-nimeccini.html</text:a>
</text:p>
      <!--NEWS-->
      <text:h text:style-name="P10" text:outline-level="1">
<text:span text:style-name="T4">
英国将举行有关人工智能安全的首次峰会</text:span>
</text:h>
      <text:p text:style-name="P4">
作者: Ukrinform (Person)</text:p>
      <text:p text:style-name="P4">
出版商: Укринформ (Organization)</text:p>
      <text:p text:style-name="P4">
出版时间: 2023-06-08T21:04:00+03:00</text:p>
      <text:p text:style-name="P4">
修改时间: 2023-06-08T21:04:00+03:00</text:p>
      <text:p text:style-name="P4">
描述: 今年，在英国，将是关于人工智能安全的首次峰会。  - 乌克林。</text:p>
      <text:p text:style-name="P4">
图片: ['<text:a xlink:type="simple" xlink:href="https://static.ukrinform.com/photos/2023_06/thumb_files/630_360_1686214414-571.jpg" text:style-name="Internet_20_link" text:visited-style-name="Visited_20_Internet_20_Link">
630_360_16862...</text:a>
']</text:p>
      <text:p text:style-name="P4">
标签: ['Британія', 'Саміт', 'Штучний інтелект', 'Безпека']</text:p>
      <text:p text:style-name="P4">
类型: Article</text:p>
      <!--METADATA-->
      <text:p text:style-name="P4">
<draw:frame draw:style-name="fr1" draw:name="Image157" text:anchor-type="as-char" svg:width="6.9236in" svg:height="3.956343in" draw:z-index="0">
<draw:image xlink:href="../Images/yкринформ/2023-06-08T21-04-00-03-00/630_360_1686214414-571.jpg" xlink:type="simple" xlink:show="embed" xlink:actuate="onLoad" draw:mime-type="image/jpeg"/>
</draw:frame>
人工智能的第一个安全性将在今年在英国举行。</text:p>
      <text:p text:style-name="P4">
关于它报告<text:a xlink:type="simple" xlink:href="https://www.reuters.com/technology/britain-host-first-global-summit-artificial-intelligence-safety-2023-06-07/" text:style-name="Internet_20_link" text:visited-style-name="Visited_20_Internet_20_Link">
路透</text:a>
，报道乌克林福姆。</text:p>
      <text:p text:style-name="P4">
英国政府表示，峰会将考虑与AI相关的风险，包括使用该技术的先进系统(https://www.ukrinform.ua/tag-tehnologii)，以及在国际行动层面协调的协助下减少它们的方法。</text:p>
      <text:p text:style-name="P4">
峰会的日期目前未知。</text:p>
      <text:p text:style-name="P4">
据计划，美国技术公司Palantir Technologies将涉及将英国与AI发展的欧洲总部制造的计划。</text:p>
      <text:p text:style-name="P4">
<text:span text:style-name="T4">
另请阅读：</text:span>
 <text:a xlink:type="simple" xlink:href="https://www.ukrinform.ua/rubric-technology/3716224-topmenedzeri-ta-eksperti-pidpisali-list-pro-rizik-vimiranna-ludstva-vid-stucnogo-intelektu.html" text:style-name="Internet_20_link" text:visited-style-name="Visited_20_Internet_20_Link">
Topsmengers and Expertes签署了一封有关<text:span text:style-name="T4">
人工</text:span>
 <text:span text:style-name="T4">
智力</text:span>
 tu的人类风险的信</text:a>
正如报道的那样，世界各地的监管机构正在尝试制定规则，以调整可以是文本和图像的生成人工智能的使用。</text:p>
      <text:p text:style-name="P4">
澳大利亚政府早些时候表示，它计划规范人工智能，包括国家禁止深层假货和现实但虚假的内容，因为他们焦虑不安可能滥用这项技术。</text:p>
      <text:p text:style-name="P4">
<text:span text:style-name="T5">
照片：盖蒂图像</text:span>
</text:p>
      <text:p text:style-name="P4">
News Source: <text:a xlink:type="simple" xlink:href="https://www.ukrinform.ua/rubric-technology/3720273-britania-provede-persij-samit-z-bezpecnosti-stucnogo-intelektu.html" text:style-name="Internet_20_link" text:visited-style-name="Visited_20_Internet_20_Link">
https://www.ukrinform.ua/rubric-technology/3720273-britania-provede-persij-samit-z-bezpecnosti-stucnogo-intelektu.html</text:a>
</text:p>
      <!--NEWS-->
      <text:h text:style-name="P10" text:outline-level="1">
<text:span text:style-name="T4">
基辅开设了一个艺术展览“疯狂的入口”</text:span>
</text:h>
      <text:p text:style-name="P4">
作者: Ukrinform (Person)</text:p>
      <text:p text:style-name="P4">
出版商: Укринформ (Organization)</text:p>
      <text:p text:style-name="P4">
出版时间: 2023-06-08T21:06:00+03:00</text:p>
      <text:p text:style-name="P4">
修改时间: 2023-06-08T21:06:00+03:00</text:p>
      <text:p text:style-name="P4">
描述: In the Gallery of Contemporary Art "Triptych Art" presented an exhibition of artistic works of the editor -in -chief of the photovidoinformation of Ukrinform Alexander Lyapin.  - 乌克林。</text:p>
      <text:p text:style-name="P4">
图片: ['<text:a xlink:type="simple" xlink:href="https://static.ukrinform.com/photos/2023_06/thumb_files/630_360_1686247166-2160.jpeg" text:style-name="Internet_20_link" text:visited-style-name="Visited_20_Internet_20_Link">
630_360_16862...</text:a>
', '<text:a xlink:type="simple" xlink:href="https://static.ukrinform.com/photos/2023_06/1686247154-8621.jpeg" text:style-name="Internet_20_link" text:visited-style-name="Visited_20_Internet_20_Link">
1686247154-86...</text:a>
', '<text:a xlink:type="simple" xlink:href="https://static.ukrinform.com/photos/2023_06/1686247127-9840.jpeg" text:style-name="Internet_20_link" text:visited-style-name="Visited_20_Internet_20_Link">
1686247127-98...</text:a>
', '<text:a xlink:type="simple" xlink:href="https://static.ukrinform.com/photos/2023_06/1686247175-9880.jpeg" text:style-name="Internet_20_link" text:visited-style-name="Visited_20_Internet_20_Link">
1686247175-98...</text:a>
', '<text:a xlink:type="simple" xlink:href="https://static.ukrinform.com/photos/2023_06/thumb_files/630_360_1686247927-2922.jpeg" text:style-name="Internet_20_link" text:visited-style-name="Visited_20_Internet_20_Link">
630_360_16862...</text:a>
']</text:p>
      <text:p text:style-name="P4">
标签: ['Укрінформ', 'Виставка', 'Мистецтво', 'Київ', 'Олександр Ляпін']</text:p>
      <text:p text:style-name="P4">
类型: Article</text:p>
      <!--METADATA-->
      <text:p text:style-name="P4">
当代艺术“三联画艺术”的统治者展出了乌克利福姆亚历山大·莱平(Alexander Lyapin)的光化信息的编辑。</text:p>
      <text:p text:style-name="P4">
代理商记者报告。</text:p>
      <text:p text:style-name="P4">
“我在工作的方向上的标题很多：幼稚的艺术和艺术 - 伊斯丁艺术都与我有关……我没有把任何特殊的哲学都放在图片中。但是这种情况在画布中。目前，绘画很快就读了：一天 - 工作已经准备就绪，”  - 莱平说。</text:p>
      <text:p text:style-name="P4">
展览“疯狂入口”包含五个大米艺术家的画布，并在2023年由艺术家撰写。</text:p>
      <text:p text:style-name="P4">
Tatiana Savchenko的Triptych美术馆总监指出，没有专业艺术教育但有才华的人正在治愈遗传学。</text:p>
      <text:p text:style-name="P4">
她强调说：“生活经验和无可挑剔的艺术品味使他们能够像艺术的艺术一样工作。因为他们的观点不受学术主义的框架的震撼，因此可以绝对自由。”</text:p>
      <text:p text:style-name="P4">
<text:span text:style-name="T4">
另请阅读：</text:span>
 <text:a xlink:type="simple" xlink:href="https://www.ukrinform.ua/rubric-culture/3716148-u-kievi-vidkrilasa-vistavka-robit-unih-hudoznikiv-barvi-peremogi.html" text:style-name="Internet_20_link" text:visited-style-name="Visited_20_Internet_20_Link">
在基辅，有一个年轻艺术家“ Barvipers”的作品展览</text:a>
展览将持续到6月28日。</text:p>
      <text:p text:style-name="P4">
亚历山大·莱平(Alexander Lyapin)是乌克兰艺术家，策展人，艺术评论家，评论家，摄影师。 他在基辅教学学院历史学院接受了学业。 他在乌克兰研究所和教学法上撰写了论文。 他曾在基辅历史博物馆工作，并在首都发表了一篇文章。 在1990年代，作为艺术专家，他参加了基辅摄影小组“ Look”，该小组是由纪录片摄影照顾的。 他是Ukrpressfoto竞赛的策展人，曾担任“晚间新闻”的编辑长达10年，并领导PHL Photolent Photo Agency。 他成为了年度最佳乌克兰摄影的创始人。 乌克兰全国摄影艺术家联盟的成员。 从2009年开始，他还意识到自己在绘画，雕塑和拼贴画中。</text:p>
      <text:p text:style-name="P4">
<draw:frame draw:style-name="fr1" draw:name="Image162" text:anchor-type="as-char" svg:width="6.9236in" svg:height="3.956343in" draw:z-index="0">
<draw:image xlink:href="../Images/yкринформ/2023-06-08T21-06-00-03-00/630_360_1686247927-2922.jpeg" xlink:type="simple" xlink:show="embed" xlink:actuate="onLoad" draw:mime-type="image/jpeg"/>
</draw:frame>
</text:p>
      <text:p text:style-name="P4">
目前，他是光速器机构信息局编辑委员会的编辑<text:a xlink:type="simple" xlink:href="https://www.ukrinform.ua/tag-ukrinform" text:style-name="Internet_20_link" text:visited-style-name="Visited_20_Internet_20_Link">
乌克林福姆</text:a>
 .</text:p>
      <text:p text:style-name="P4">
News Source: <text:a xlink:type="simple" xlink:href="https://www.ukrinform.ua/rubric-culture/3720274-u-kievi-vidkrilasa-hudozna-vistavka-vhid-tilki-dla-bozevilnih.html" text:style-name="Internet_20_link" text:visited-style-name="Visited_20_Internet_20_Link">
https://www.ukrinform.ua/rubric-culture/3720274-u-kievi-vidkrilasa-hudozna-vistavka-vhid-tilki-dla-bozevilnih.html</text:a>
</text:p>
      <!--NEWS-->
      <text:h text:style-name="P10" text:outline-level="1">
<text:span text:style-name="T4">
在联合国对Zelensky的批评作出回应 - 该组织没有从事人身营救</text:span>
</text:h>
      <text:p text:style-name="P4">
作者: Ukrinform (Person)</text:p>
      <text:p text:style-name="P4">
出版商: Укринформ (Organization)</text:p>
      <text:p text:style-name="P4">
出版时间: 2023-06-08T21:07:00+03:00</text:p>
      <text:p text:style-name="P4">
修改时间: 2023-06-08T21:07:00+03:00</text:p>
      <text:p text:style-name="P4">
描述: 联合国秘书长Switch Stefan Duzharrik证实，该组织没有从事人身营救，而是在乌克兰“从冲突开始”就在乌克兰，并向受害者提供了人道主义援助。  - 乌克林。</text:p>
      <text:p text:style-name="P4">
图片: ['<text:a xlink:type="simple" xlink:href="https://static.ukrinform.com/photos/2022_02/thumb_files/630_360_1643894096-658.jpg" text:style-name="Internet_20_link" text:visited-style-name="Visited_20_Internet_20_Link">
630_360_16438...</text:a>
']</text:p>
      <text:p text:style-name="P4">
标签: ['ООН', 'Зеленський', 'Каховська ГЕС']</text:p>
      <text:p text:style-name="P4">
类型: Article</text:p>
      <!--METADATA-->
      <text:p text:style-name="P4">
<draw:frame draw:style-name="fr1" draw:name="Image163" text:anchor-type="as-char" svg:width="6.9236in" svg:height="3.956343in" draw:z-index="0">
<draw:image xlink:href="../Images/yкринформ/2023-06-08T21-07-00-03-00/630_360_1643894096-658.jpg" xlink:type="simple" xlink:show="embed" xlink:actuate="onLoad" draw:mime-type="image/jpeg"/>
</draw:frame>
联合国将军斯特凡·杜扎里克(Stefan Duzharrik)将军证实，该组织没有从事身体救援，而是在乌克兰“从冲突开始”，并向受害者提供人道主义援助。</text:p>
      <text:p text:style-name="P4">
根据纽约乌克林福称通讯员的说法，他告诉记者对记者，评论了Zelensky乌克兰乌克兰乌克兰总统乌克兰总统对联合国和红十字国际委员会不足以克服卡科霍夫斯基大坝的后果的批判性评论。</text:p>
      <text:p text:style-name="P4">
“据我所知，我们没有参加身体救援，因为您没有这样的机会和设备可以大规模地进行。 从我所看到的来看，他们参与了军事前，警察和其他紧急服务。”他说。</text:p>
      <text:p text:style-name="P4">
<text:span text:style-name="T4">
另请阅读：</text:span>
 <text:a xlink:type="simple" xlink:href="https://www.ukrinform.ua/rubric-other_news/3718791-pidriv-rosianami-kahovskoi-ges-vsi-novini.html" text:style-name="Internet_20_link" text:visited-style-name="Visited_20_Internet_20_Link">
爆炸卡科夫卡水力发电厂的俄罗斯人。 所有新闻</text:a>
他说，与此同时，联合国为受害者提供了各种人道主义援助。</text:p>
      <text:p text:style-name="P4">
他说，该组织参与了“向人们搬到更安全的地区，获得清洁水和食物并获得货币援助以满足他们紧急需求的帮助。”</text:p>
      <text:p text:style-name="P4">
杜萨里克说，世界粮食计划署与非政府组织“ Platka”的国家合作伙伴一起已经提供了准备好的食物，以食用18,000人受洪水影响的人，这些洪水被疏散到霍尔森·塔米科耶夫地区的其他地区。 也是联合国儿童基金(联合国儿童基金会)他补充说，他通过车辆组织了水的水，派出了100,000瓶饮用水，以及在受影响居民中净化的药和罐子。</text:p>
      <text:p text:style-name="P4">
<text:span text:style-name="T4">
另请阅读：</text:span>
 <text:a xlink:type="simple" xlink:href="https://www.ukrinform.ua/rubric-ato/3720191-zahidni-vijskovi-ne-sumnivautsa-so-kahovska-ges-bula-pidirvana-rosieu-polskij-general.html" text:style-name="Internet_20_link" text:visited-style-name="Visited_20_Internet_20_Link">
西方士兵毫无疑问Kakhovskaya水力发电站被俄罗斯破坏了 - 波兰将军</text:a>
杜萨里克说，联合国儿童基金会与政府和合作伙伴合作开发了供水基础设施的短期强大解决方案，这对于防止通过水传播的疾病传播至关重要。”</text:p>
      <text:p text:style-name="P4">
据他说，成千上万的人也获得了卫生套件。<text:span text:style-name="T4">
另请阅读：</text:span>
 <text:a xlink:type="simple" xlink:href="https://www.ukrinform.ua/rubric-polytics/3720078-pidriv-kahovskoi-ges-u-oon-kazut-so-dopomagaut-ukraini-dolati-naslidki-z-persogo-dna.html" text:style-name="Internet_20_link" text:visited-style-name="Visited_20_Internet_20_Link">
Kakhovskaya水力发电站：Un <text:span text:style-name="T4">
 Un </text:span>
他们说乌克兰有助于克服第一天的后果</text:a>
乌克兰整个乌克兰的合作伙伴为到达尼古拉夫，敖德萨和其他城市的人们提供医疗和社会心理支持，称3500人已经从联合国儿童基金会获得了经济援助。</text:p>
      <text:p text:style-name="P4">
杜萨里克说：“从第一分钟开始，一旦发生，我们就专注于著名的人道主义伙伴一起为需要它提供尽可能多的人道主义援助。”</text:p>
      <text:p text:style-name="P4">
同时，联合国“非常关注平民的困难局势，平民的境地陷入了俄罗斯军队的控制下”。</text:p>
      <text:p text:style-name="P4">
正如乌克兰总统乌克林福姆(Ukrinform)所报道的那样，乌克兰(乌克兰(Ukraine)的总统在接受德国版本的Bild批判性地谈到了联合国和ICCC的回应](https://www.ukrinform.ua/rubric-society/3719784-prezident-sokovanij-vidsutnist-dopomogi-z-boku-oon-ta-cervonogo-hresta-pisla-pidrivu-kahovskoi-dambi.html)在人道主义灾难中，由俄罗斯军队爆炸了卡科夫斯卡亚河大坝的爆炸造成的灾难。</text:p>
      <text:p text:style-name="P4">
News Source: <text:a xlink:type="simple" xlink:href="https://www.ukrinform.ua/rubric-polytics/3720276-v-oon-vidpovili-na-kritiku-zelenskogo-organizacia-ne-zajmaetsa-fizicnim-poratunkom-ludej.html" text:style-name="Internet_20_link" text:visited-style-name="Visited_20_Internet_20_Link">
https://www.ukrinform.ua/rubric-polytics/3720276-v-oon-vidpovili-na-kritiku-zelenskogo-organizacia-ne-zajmaetsa-fizicnim-poratunkom-ludej.html</text:a>
</text:p>
      <!--NEWS-->
      <text:h text:style-name="P10" text:outline-level="1">
<text:span text:style-name="T4">
2 339人已从赫森地区的洪水区撤离</text:span>
</text:h>
      <text:p text:style-name="P4">
作者: Ukrinform (Person)</text:p>
      <text:p text:style-name="P4">
出版商: Укринформ (Organization)</text:p>
      <text:p text:style-name="P4">
出版时间: 2023-06-08T21:13:00+03:00</text:p>
      <text:p text:style-name="P4">
修改时间: 2023-06-08T21:13:00+03:00</text:p>
      <text:p text:style-name="P4">
描述: 在赫尔森地区，6月8日的晚上，已经有239人从洪水区撤离，其中120人已经被撤离。  - 乌克林。</text:p>
      <text:p text:style-name="P4">
图片: ['<text:a xlink:type="simple" xlink:href="https://static.ukrinform.com/photos/2023_06/thumb_files/630_360_1686240152-641.jpg" text:style-name="Internet_20_link" text:visited-style-name="Visited_20_Internet_20_Link">
630_360_16862...</text:a>
']</text:p>
      <text:p text:style-name="P4">
标签: ['Евакуація', 'Херсонщина', 'МВС']</text:p>
      <text:p text:style-name="P4">
类型: Article</text:p>
      <!--METADATA-->
      <text:p text:style-name="P4">
<draw:frame draw:style-name="fr1" draw:name="Image164" text:anchor-type="as-char" svg:width="6.9236in" svg:height="3.956343in" draw:z-index="0">
<draw:image xlink:href="../Images/yкринформ/2023-06-08T21-13-00-03-00/630_360_1686240152-641.jpg" xlink:type="simple" xlink:show="embed" xlink:actuate="onLoad" draw:mime-type="image/jpeg"/>
</draw:frame>
6月8日，Ucherson地区夜晚，来自洪水区，2 339人能够撤离，其中120人是孩子。</text:p>
      <text:p text:style-name="P4">
州紧急服务在[电报]中报告了这一点(https://t.me/dsns_telegram/17412)，报道乌克林福姆。</text:p>
      <text:p text:style-name="P4">
根据SES的说法，保存了563人，其中包括28名儿童。 201提供了心理帮助。 部署了九个疏散点的工作。</text:p>
      <text:p text:style-name="P4">
从工作开始到公民的救援服务，已经收到了856项上诉。</text:p>
      <text:p text:style-name="P4">
根据初步数据，洪水淹没了DNIEPER河右岸的32个定居点和3625套房屋。</text:p>
      <text:p text:style-name="P4">
消除后果，809名救援人员和171个设备的设备以及45个斑块，大约有1817人和345个单位涉及。</text:p>
      <text:p text:style-name="P4">
之前，内政部的新闻服务在[电报]中报道(https://t.me/mvs_ukraine/26129)大约2334个撤离者。</text:p>
      <text:p text:style-name="P4">
因此，1 765人从船上撤离了210艘船，从赫尔森的德尼普罗夫斯基区 -  27岁，从苏沃洛夫区Herson -10 -10，从Chernobayivka撤离，从Kalininsky -3，从Kalininsky -27，来自Bobrovy Corner –4，来自Krasnovtsiovtsiovtsiovtsiovtsiovtsiovtsiovtsiovtsiovtsiovtsiovtsiovtsiovtsiovtsiovtsi。 -14，摘自《遗嘱-5》，来自tyaginka -41-来自burguna -10，来自mykilsky -10，来自哥萨克-4，来自sadovy -75 -75，来自poniativka -4，来自lviv -3，来自belozerka -19，来自Ingules -89，来自Yasna Polyana -4，Zartyevka -5，来自Tokarivka -2。</text:p>
      <text:p text:style-name="P4">
<text:span text:style-name="T4">
另请阅读：</text:span>
 [在Mykolaiv地区<text:span text:style-name="T4">
 evak </text:span>
 467居民(https://www.ukrinform.ua/rubric-regions/3720168-na-mikolaivsini-evakuuvali-467-ziteliv-pidtoplenih-sil.html)内政部强调撤离正在进行中。</text:p>
      <text:p text:style-name="P4">
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在这方面，在赫尔森地区，特别是赫尔森(Kherson Teps)有能源的风险。涵盖了潜在洪水区的人口疏散。</text:p>
      <text:p text:style-name="P4">
照片：SES</text:p>
      <text:p text:style-name="P4">
News Source: <text:a xlink:type="simple" xlink:href="https://www.ukrinform.ua/rubric-regions/3720214-iz-zoni-pidtoplenna-na-hersonsini-evakuuvali-vze-2-334-ludini.html" text:style-name="Internet_20_link" text:visited-style-name="Visited_20_Internet_20_Link">
https://www.ukrinform.ua/rubric-regions/3720214-iz-zoni-pidtoplenna-na-hersonsini-evakuuvali-vze-2-334-ludini.html</text:a>
</text:p>
      <!--NEWS-->
      <text:h text:style-name="P10" text:outline-level="1">
<text:span text:style-name="T4">
自战争开始以来，俄罗斯已经对布达诺夫进行了十多次尝试 - 古尔</text:span>
</text:h>
      <text:p text:style-name="P4">
作者: Ukrinform (Person)</text:p>
      <text:p text:style-name="P4">
出版商: Укринформ (Organization)</text:p>
      <text:p text:style-name="P4">
出版时间: 2023-06-08T21:19:00+03:00</text:p>
      <text:p text:style-name="P4">
修改时间: 2023-06-08T21:19:00+03:00</text:p>
      <text:p text:style-name="P4">
描述: 从全面入侵的开始开始，俄罗斯尝试了十次以上的企业来尝试国防部凯里尔·布达马诺夫（Kirill Budanov）智力部主要局长。  - 乌克林。</text:p>
      <text:p text:style-name="P4">
图片: ['<text:a xlink:type="simple" xlink:href="https://static.ukrinform.com/photos/2022_05/thumb_files/630_360_1653057589-785.jpg" text:style-name="Internet_20_link" text:visited-style-name="Visited_20_Internet_20_Link">
630_360_16530...</text:a>
']</text:p>
      <text:p text:style-name="P4">
标签: ['Розвідка', 'Замах', 'Буданов', 'Війна з Росією']</text:p>
      <text:p text:style-name="P4">
类型: Article</text:p>
      <!--METADATA-->
      <text:p text:style-name="P4">
<draw:frame draw:style-name="fr1" draw:name="Image167" text:anchor-type="as-char" svg:width="6.9236in" svg:height="3.956343in" draw:z-index="0">
<draw:image xlink:href="../Images/yкринформ/2023-06-08T21-19-00-03-00/630_360_1653057589-785.jpg" xlink:type="simple" xlink:show="embed" xlink:actuate="onLoad" draw:mime-type="image/jpeg"/>
</draw:frame>
最初，俄罗斯的全面入侵超过十次，试图试图担任国防部情报局主要局长。</text:p>
      <text:p text:style-name="P4">
这是由Gur Imu Andriy Yusov在[访谈]宣布的(http://www.pravda.com.ua/articles/2023/06/8/7405933/)乌克林福姆报道说，“乌克兰真相”。</text:p>
      <text:p text:style-name="P4">
他说：“有十多次尝试。”他询问俄罗斯人试图尝试对布达诺夫的袭击发生了多少次。</text:p>
      <text:p text:style-name="P4">
据Yusov称，GUR的负责人一再参加战斗。</text:p>
      <text:p text:style-name="P4">
“他以自己的榜样向战士展示了示例，以及示例的指挥官，计划和实现任务。我认为主要董事会<text:a xlink:type="simple" xlink:href="https://www.ukrinform.ua/tag-rozvidka" text:style-name="Internet_20_link" text:visited-style-name="Visited_20_Internet_20_Link">
情报</text:a>
它只赢了。 Gur代表说，书籍指挥官直接“在地面上”，知道他正在放弃，这使您可以做出更负责任和必要的决定。”</text:p>
      <text:p text:style-name="P4">
<text:span text:style-name="T4">
另请阅读：</text:span>
 <text:a xlink:type="simple" xlink:href="https://www.ukrinform.ua/rubric-crimea/3713897-u-gur-rozpovili-ak-grupa-budanova-u-2016-roci-znisila-specpidrozdil-fsb-u-krimu.html" text:style-name="Internet_20_link" text:visited-style-name="Visited_20_Internet_20_Link">
在Gur中，他们告诉小组<text:span text:style-name="T4">
 Budanov </text:span>
，2016年她在克里米亚制作了一个特别的FSB特殊单位</text:a>
据报道，智力主局特殊部门的战斗机克雷肯<text:a xlink:type="simple" xlink:href="http://www.youtube.com/watch" text:style-name="Internet_20_link" text:visited-style-name="Visited_20_Internet_20_Link">
告诉记者</text:a>
亲自参加俄罗斯洛佐瓦纳科夫地区的袭击和解放。</text:p>
      <text:p text:style-name="P4">
<text:span text:style-name="T5">
foto：gur.gov.ua</text:span>
</text:p>
      <text:p text:style-name="P4">
News Source: <text:a xlink:type="simple" xlink:href="https://www.ukrinform.ua/rubric-ato/3720279-z-pocatku-vijni-rosia-vcinila-ponad-desat-sprob-zamahu-na-budanova-gur.html" text:style-name="Internet_20_link" text:visited-style-name="Visited_20_Internet_20_Link">
https://www.ukrinform.ua/rubric-ato/3720279-z-pocatku-vijni-rosia-vcinila-ponad-desat-sprob-zamahu-na-budanova-gur.html</text:a>
</text:p>
      <!--NEWS-->
      <text:h text:style-name="P10" text:outline-level="1">
<text:span text:style-name="T4">
Exmer Chernihiv获得了解雇的工作记录</text:span>
</text:h>
      <text:p text:style-name="P4">
作者: Ukrinform (Person)</text:p>
      <text:p text:style-name="P4">
出版商: Укринформ (Organization)</text:p>
      <text:p text:style-name="P4">
出版时间: 2023-06-08T21:22:09+03:00</text:p>
      <text:p text:style-name="P4">
修改时间: 2023-06-08T21:22:09+03:00</text:p>
      <text:p text:style-name="P4">
描述: Chernihiv Vladislav Atroshenko的前市长今天收到了工作记录，并在办公室被解雇以执行法院裁决。  - 乌克林。</text:p>
      <text:p text:style-name="P4">
图片: ['<text:a xlink:type="simple" xlink:href="https://static.ukrinform.com/photos/2016_01/thumb_files/630_360_1453997134-6092.jpg" text:style-name="Internet_20_link" text:visited-style-name="Visited_20_Internet_20_Link">
630_360_14539...</text:a>
']</text:p>
      <text:p text:style-name="P4">
标签: ['Мер', 'Суд', 'Чернігів']</text:p>
      <text:p text:style-name="P4">
类型: Article</text:p>
      <!--METADATA-->
      <text:p text:style-name="P4">
<draw:frame draw:style-name="fr1" draw:name="Image168" text:anchor-type="as-char" svg:width="6.9236in" svg:height="3.956343in" draw:z-index="0">
<draw:image xlink:href="../Images/yкринформ/2023-06-08T21-22-09-03-00/630_360_1453997134-6092.jpg" xlink:type="simple" xlink:show="embed" xlink:actuate="onLoad" draw:mime-type="image/jpeg"/>
</draw:frame>
前切尔尼夫(Chernihiv)，弗拉迪斯拉夫·阿特罗申(Vladislav Atroshenko)今天收到了工作记录，记录了他被解雇以执行法院裁决。</text:p>
      <text:p text:style-name="P4">
在<text:a xlink:type="simple" xlink:href="https://www.facebook.com/vladatroshenko/posts/pfbid0GQW9yeEcfduCwa217b4zqU7EeSBxGNy6Hgx5KL3yJc3RzK72KNFGwTRULfJqySnul" text:style-name="Internet_20_link" text:visited-style-name="Visited_20_Internet_20_Link">
Facebook</text:a>
乌克林福姆报道，阿特罗申科本人报告说，将文件的照片添加到了帖子中。</text:p>
      <text:p text:style-name="P4">
Atroshenko写道：“在法院相应的裁决后，我收到了一份工作记录，并记录了我的释放记录。”</text:p>
      <text:p text:style-name="P4">
<text:span text:style-name="T5">
opto与fb atroshenko</text:span>
</text:p>
      <text:p text:style-name="P4">
<text:span text:style-name="T4">
另请阅读：</text:span>
 <text:a xlink:type="simple" xlink:href="https://www.ukrinform.ua/rubric-regions/3673989-ludi-zavdaki-akim-vistoav-cernigiv.html" text:style-name="Internet_20_link" text:visited-style-name="Visited_20_Internet_20_Link">
幸存下来的Chernihiv的人</text:a>
据报道，据报道，2022年12月7日，利沃夫地区的Yavoriv地方法院剥夺了Chernihiv Vladislav Atroshenko市长一年<text:a xlink:type="simple" xlink:href="https://www.ukrinform.ua/rubric-regions/3629795-sud-pozbaviv-mera-cernigova-prava-obijmati-posadu-na-rik.html" text:style-name="Internet_20_link" text:visited-style-name="Visited_20_Internet_20_Link">
纠正市长的职位</text:a>
. Мер заявив, що подаватиме апеляцію на це рішення.</text:p>
      <text:p text:style-name="P4">
Згодом Львівський апеляційний суд частково задовольнив оскарження ухвалиЯворівського районного суду у справі міського голови Чернігова ВладиславаАтрошенка, зокрема скасував штраф в розмірі 3400 грн, але відсторонення на ріквід посади залишив чинним.</text:p>
      <text:p text:style-name="P4">
News Source: <text:a xlink:type="simple" xlink:href="https://www.ukrinform.ua/rubric-regions/3720280-eksmer-cernigova-otrimav-trudovu-iz-zapisom-pro-zvilnenna-z-posadi.html" text:style-name="Internet_20_link" text:visited-style-name="Visited_20_Internet_20_Link">
https://www.ukrinform.ua/rubric-regions/3720280-eksmer-cernigova-otrimav-trudovu-iz-zapisom-pro-zvilnenna-z-posadi.html</text:a>
</text:p>
      <!--NEWS-->
      <text:h text:style-name="P10" text:outline-level="1">
<text:span text:style-name="T4">
乌克兰足球队抵达不来梅与德国进行比赛</text:span>
</text:h>
      <text:p text:style-name="P4">
作者: Ukrinform (Person)</text:p>
      <text:p text:style-name="P4">
出版商: Укринформ (Organization)</text:p>
      <text:p text:style-name="P4">
出版时间: 2023-06-08T21:26:26+03:00</text:p>
      <text:p text:style-name="P4">
修改时间: 2023-06-08T21:26:26+03:00</text:p>
      <text:p text:style-name="P4">
描述: 乌克兰国家队的足球运动员已经在德国。  - 乌克林。</text:p>
      <text:p text:style-name="P4">
图片: ['<text:a xlink:type="simple" xlink:href="https://static.ukrinform.com/photos/2023_06/thumb_files/630_360_1686248731-685.jpg" text:style-name="Internet_20_link" text:visited-style-name="Visited_20_Internet_20_Link">
630_360_16862...</text:a>
']</text:p>
      <text:p text:style-name="P4">
标签: ['Футбол', 'Німеччина', 'Ребров', 'Збірна України']</text:p>
      <text:p text:style-name="P4">
类型: Article</text:p>
      <!--METADATA-->
      <text:p text:style-name="P4">
<draw:frame draw:style-name="fr1" draw:name="Image170" text:anchor-type="as-char" svg:width="6.9236in" svg:height="3.956343in" draw:z-index="0">
<draw:image xlink:href="../Images/yкринформ/2023-06-08T21-26-26-03-00/630_360_1686248731-685.jpg" xlink:type="simple" xlink:show="embed" xlink:actuate="onLoad" draw:mime-type="image/jpeg"/>
</draw:frame>
乌克兰的足球比赛已经在德国。</text:p>
      <text:p text:style-name="P4">
如<text:a xlink:type="simple" xlink:href="https://uaf.ua/article/48439" text:style-name="Internet_20_link" text:visited-style-name="Visited_20_Internet_20_Link">
通知</text:a>
乌克兰国家穿越乌克兰国家交叉的前传中的Oleksandr Glivinsky离开了基辅霍尔玛(Kiev Holma)的蓝色和黄色，然后乘公共汽车到达华沙机场，乌克林福姆(Ukrinform)的报道，Nazvvvvitsa飞往德国。</text:p>
      <text:p text:style-name="P4">
在不来梅，乌克兰将与德国举行友好比赛。 这场比赛将于6月12日由Veseerstadion山举行。 从19.00 Kyiv时间开始。</text:p>
      <text:p text:style-name="P4">
<text:span text:style-name="T4">
另请阅读：</text:span>
 <text:a xlink:type="simple" xlink:href="https://www.ukrinform.ua/rubric-sports/3719473-sergij-rebrov-oficijno-ocoliv-nacionalnu-zbirnu-ukraini-z-futbolu.html" text:style-name="Internet_20_link" text:visited-style-name="Visited_20_Internet_20_Link">
Sergey <text:span text:style-name="T4">
 Rebrov </text:span>
正式领导国家足球队</text:a>
对于德国国家队来说，与乌克兰的比赛将成为一周年纪念日，历史上排名第1000。从比赛中获得的接待将归为德国五人联盟的基金会，该基金会帮助受俄罗斯船只侵略的人们。</text:p>
      <text:p text:style-name="P4">
<text:span text:style-name="T4">
另请阅读：</text:span>
 <text:a xlink:type="simple" xlink:href="https://www.ukrinform.ua/rubric-sports/3720098-vidomi-translatori-kontrolnogo-matcu-ukraini-proti-nimeccini.html" text:style-name="Internet_20_link" text:visited-style-name="Visited_20_Internet_20_Link">
反尼奇纳(Ninchchyna)的乌克兰控制比赛的著名翻译者</text:a>
与班德斯蒂姆(Bundestim)的友好比赛将是乌克兰国家队塞吉·雷布罗夫(Sergiy Rebrov)首席主管的首次亮相。 与德国的比赛结束后，蓝色黄色将举行两次选拔会议，20124年欧洲锦标赛与北部马克斯多尼亚举行(6月16日)和马耳他(6月19日).</text:p>
      <text:p text:style-name="P4">
Фото: uaf.ua.</text:p>
      <text:p text:style-name="P4">
News Source: <text:a xlink:type="simple" xlink:href="https://www.ukrinform.ua/rubric-sports/3720282-zbirna-ukraini-z-futbolu-pribula-do-bremena-na-matc-iz-nimeccinou.html" text:style-name="Internet_20_link" text:visited-style-name="Visited_20_Internet_20_Link">
https://www.ukrinform.ua/rubric-sports/3720282-zbirna-ukraini-z-futbolu-pribula-do-bremena-na-matc-iz-nimeccinou.html</text:a>
</text:p>
      <!--NEWS-->
      <text:h text:style-name="P10" text:outline-level="1">
<text:span text:style-name="T4">
卡科夫斯克水力管理公司的农业农业损害可以达到15亿美元</text:span>
</text:h>
      <text:p text:style-name="P4">
作者: Ukrinform (Person)</text:p>
      <text:p text:style-name="P4">
出版商: Укринформ (Organization)</text:p>
      <text:p text:style-name="P4">
出版时间: 2023-06-08T21:28:00+03:00</text:p>
      <text:p text:style-name="P4">
修改时间: 2023-06-08T21:28:00+03:00</text:p>
      <text:p text:style-name="P4">
描述: 由于探索了乌克兰水力发电站的探索，乌克兰的农业部门可能会损坏一十亿美元。  - 乌克林。</text:p>
      <text:p text:style-name="P4">
图片: ['<text:a xlink:type="simple" xlink:href="https://static.ukrinform.com/photos/2023_06/thumb_files/630_360_1686037966-227.jpg" text:style-name="Internet_20_link" text:visited-style-name="Visited_20_Internet_20_Link">
630_360_16860...</text:a>
']</text:p>
      <text:p text:style-name="P4">
标签: ['Мінагро', 'Сільське господарство', 'Каховська ГЕС', 'Збитки', 'Єдині новини', 'Затоплення']</text:p>
      <text:p text:style-name="P4">
类型: Article</text:p>
      <!--METADATA-->
      <text:p text:style-name="P4">
<draw:frame draw:style-name="fr1" draw:name="Image171" text:anchor-type="as-char" svg:width="6.9236in" svg:height="3.956343in" draw:z-index="0">
<draw:image xlink:href="../Images/yкринформ/2023-06-08T21-28-00-03-00/630_360_1686037966-227.jpg" xlink:type="simple" xlink:show="embed" xlink:actuate="onLoad" draw:mime-type="image/jpeg"/>
</draw:frame>
由于卡科夫卡水力发电站的俄罗斯军队，乌克兰的农业部门可能会损坏一十亿美元。</text:p>
      <text:p text:style-name="P4">
乌克林福姆报道，第一任农业政策和食品塔拉斯维索斯基副部长在Teleterna“ Unified News”的空中宣布了这一点。</text:p>
      <text:p text:style-name="P4">
他说：“谈到卡科夫卡水力发电厂的损失，有两个方向。第一件事是洪水，直接损失已经收到。”</text:p>
      <text:p text:style-name="P4">
在这种情况下，维索斯基告知，右岸淹没了万公顷的农业土地。 同时，据他说，根据建模和卫星图像，数千公顷土地的损害。</text:p>
      <text:p text:style-name="P4">
他补充说：“第二个街区也非常重要，它实际上是从卡科夫斯基司机提供水以提供约60万公顷土地的灌溉。”</text:p>
      <text:p text:style-name="P4">
<text:span text:style-name="T4">
另请阅读：</text:span>
 [乌克兰可能损失数百万吨(https://www.ukrinform.ua/rubric-economy/3720061-ukraina-moze-vtratiti-dekilka-miljoniv-tonn-vrozau-cerez-pidriv-rosianami-kahovskoi-ges.html)维索斯基解释说，在这些土地上洪水没有直接损害，阿拉伯供水不可能种植完整的产品。</text:p>
      <text:p text:style-name="P4">
“如果我们估计在这些土地上种植的数量，则大约有400万吨农产品。 第一副部长说，这些卷将是不可能的，无法耕种。”</text:p>
      <text:p text:style-name="P4">
他指出，这些土地长大了一个半果。</text:p>
      <text:p text:style-name="P4">
维索斯基补充说，渔业行业将造成重大损失：“先前评估过水产养殖，鱼类行业的损失超过100亿UAH。” 这是与鱼类海洋的直接损失，这是sribrobory植物的破坏。</text:p>
      <text:p text:style-name="P4">
据该官员称，在接下来的几年中，不可能迅速恢复损失，在Kakhovskaya的爆炸之前每天捕鱼鱼类<text:a xlink:type="simple" xlink:href="https://www.ukrinform.ua/tag-ges" text:style-name="Internet_20_link" text:visited-style-name="Visited_20_Internet_20_Link">
HPP</text:a>
。</text:p>
      <text:p text:style-name="P4">
第一任副部长保证，所有损失都会记录下来，并且将来“肯定会采取行动以得到补偿”。</text:p>
      <text:p text:style-name="P4">
*!(https://www.ukrinform.ua/rubric-economy/3719085-cerez-pidriv-kahovskoi-ges-pid-zagrozou-znisenna-posivi-u-troh-regionah.html)</text:p>
      <text:p text:style-name="P4">
在破坏卡科夫卡水力发电站的占用者的事实，执法人员开始根据有关Ecocide的文章进行调查。</text:p>
      <text:p text:style-name="P4">
Ukrhydroenergo表示，Kakhovka水力发电站被完全销毁和可追回。</text:p>
      <text:p text:style-name="P4">
News Source: <text:a xlink:type="simple" xlink:href="https://www.ukrinform.ua/rubric-economy/3720284-zbitki-agrosektora-vid-pidrivu-kahovskoi-ges-mozut-sagnuti-15-milarda.html" text:style-name="Internet_20_link" text:visited-style-name="Visited_20_Internet_20_Link">
https://www.ukrinform.ua/rubric-economy/3720284-zbitki-agrosektora-vid-pidrivu-kahovskoi-ges-mozut-sagnuti-15-milarda.html</text:a>
</text:p>
      <!--NEWS-->
      <text:h text:style-name="P10" text:outline-level="1">
<text:span text:style-name="T4">
Pomfir Tape列出了2023年的最佳电影列表</text:span>
</text:h>
      <text:p text:style-name="P4">
作者: Ukrinform (Person)</text:p>
      <text:p text:style-name="P4">
出版商: Укринформ (Organization)</text:p>
      <text:p text:style-name="P4">
出版时间: 2023-06-08T21:36:22+03:00</text:p>
      <text:p text:style-name="P4">
修改时间: 2023-06-08T21:36:22+03:00</text:p>
      <text:p text:style-name="P4">
描述: 据《卫报》报道，乌克兰导演德米特里·苏克霍利特斯基·索比奇（Dmitry Sukholytsky-Sobchuk）的电影“ pamfir”已包含在今年最好的电影院作品列表中。  - 乌克林。</text:p>
      <text:p text:style-name="P4">
图片: ['<text:a xlink:type="simple" xlink:href="https://static.ukrinform.com/photos/2020_07/thumb_files/630_360_1594398452-806.jpg" text:style-name="Internet_20_link" text:visited-style-name="Visited_20_Internet_20_Link">
630_360_15943...</text:a>
']</text:p>
      <text:p text:style-name="P4">
标签: ['Кіно', 'Держкіно', 'фільм']</text:p>
      <text:p text:style-name="P4">
类型: Article</text:p>
      <!--METADATA-->
      <text:p text:style-name="P4">
<draw:frame draw:style-name="fr1" draw:name="Image172" text:anchor-type="as-char" svg:width="6.9236in" svg:height="3.956343in" draw:z-index="0">
<draw:image xlink:href="../Images/yкринформ/2023-06-08T21-36-22-03-00/630_360_1594398452-806.jpg" xlink:type="simple" xlink:show="embed" xlink:actuate="onLoad" draw:mime-type="image/jpeg"/>
</draw:frame>
据《卫报》报道，电影导演德米特里·苏克霍利特斯基·索普楚克“ pomfir”已包含在今年最受欢迎的电影作品列表中。</text:p>
      <text:p text:style-name="P4">
根据乌克林福姆(Ukrinform)的说法，相应的电影列表发表在[网站版]上(https://www.theguardian.com/film/2023/jun/08/the-best-films-of-2023-so-far)。</text:p>
      <text:p text:style-name="P4">
总共制作了37部电影《卫报》的列表。 该列表包括Stevene的Fabelmans和Martin Burbulona的作品“ Titimushketeers：D'Artagnan”。</text:p>
      <text:p text:style-name="P4">
<text:span text:style-name="T4">
另请阅读：</text:span>
 <text:a xlink:type="simple" xlink:href="https://www.ukrinform.ua/rubric-diaspora/3720059-v-izrailskomu-misti-hajfa-pokazut-film-pamfir.html" text:style-name="Internet_20_link" text:visited-style-name="Visited_20_Internet_20_Link">
在以色列市，海法将放映电影“ <text:span text:style-name="T4">
 pampir </text:span>
”</text:a>
在每个选定的丝带中，列表的编译器添加了塔夫拉斯评估图的图。 该出版物还评估了乌克兰电影“ Pomfir”。</text:p>
      <text:p text:style-name="P4">
“它(电影“ Pomfir”的情节 -  ed。)它并没有暗示俄罗斯对乌克兰的战争，但也许这场冲突是潜台词的，从虔诚的意义上讲，里程碑的传统以及对事件的清晰，几乎是神秘的吸引力。”描述说。</text:p>
      <text:p text:style-name="P4">
电影《苏克霍利特斯基·索》(Sukholytsky-Sobchuk)的情节被描述为“乌克兰走私者试图在出国怀疑之旅后重返家庭生活的严格故事。” 列表的列表还补充说，这张图片是“动态但绝望的”。</text:p>
      <text:p text:style-name="P4">
<text:span text:style-name="T4">
另请阅读：</text:span>
 <text:a xlink:type="simple" xlink:href="https://www.ukrinform.ua/rubric-culture/3718677-pamfir-pokazut-na-platformi-netflix.html" text:style-name="Internet_20_link" text:visited-style-name="Visited_20_Internet_20_Link">
“ <text:span text:style-name="T4">
 pamphir </text:span>
”将显示在Netflix平台上</text:a>
据报道，2019年，Pamfir成为Derzhkino 11胜诉的赢家之一，并获得了州财政支持。 里巴巴特被授予波兰电影院的支持(PISF)，瑞士SUDS SUD EST基金会是法国Kinocnc Aide Aux AuxCínemasdu Monde的最著名的欧洲基金之一，国际福堡电影基金会，Fileborg Funde。</text:p>
      <text:p text:style-name="P4">
庞菲尔(Pomfir)也成为第47届弗里兰德国际电影节的获奖者之一。</text:p>
      <text:p text:style-name="P4">
Sukholytsky-Sobchuk电影的首演节目于今年3月22日在基辅举行，自6月22日以来，这部电影将在PlatformInetflix上观看。</text:p>
      <text:p text:style-name="P4">
News Source: <text:a xlink:type="simple" xlink:href="https://www.ukrinform.ua/rubric-culture/3720286-stricka-pamfir-potrapila-do-spisku-najkrasih-filmiv-2023-roku.html" text:style-name="Internet_20_link" text:visited-style-name="Visited_20_Internet_20_Link">
https://www.ukrinform.ua/rubric-culture/3720286-stricka-pamfir-potrapila-do-spisku-najkrasih-filmiv-2023-roku.html</text:a>
</text:p>
      <!--NEWS-->
      <text:h text:style-name="P10" text:outline-level="1">
<text:span text:style-name="T4">
Kakhovskaya水力发电厂：Zelensky转向世界生态社区</text:span>
</text:h>
      <text:p text:style-name="P4">
作者: Ukrinform (Person)</text:p>
      <text:p text:style-name="P4">
出版商: Укринформ (Organization)</text:p>
      <text:p text:style-name="P4">
出版时间: 2023-06-08T21:39:00+03:00</text:p>
      <text:p text:style-name="P4">
修改时间: 2023-06-08T21:39:00+03:00</text:p>
      <text:p text:style-name="P4">
描述: 为了使俄罗斯负责生态剂，有必要巩固世界，乌克兰并不孤单。  - 乌克林。</text:p>
      <text:p text:style-name="P4">
图片: ['<text:a xlink:type="simple" xlink:href="https://static.ukrinform.com/photos/2023_06/thumb_files/630_360_1686249475-856.jpeg" text:style-name="Internet_20_link" text:visited-style-name="Visited_20_Internet_20_Link">
630_360_16862...</text:a>
']</text:p>
      <text:p text:style-name="P4">
标签: ['Екологія', 'Зеленський', 'Каховська ГЕС', 'Війна з Росією']</text:p>
      <text:p text:style-name="P4">
类型: Article</text:p>
      <!--METADATA-->
      <text:p text:style-name="P4">
<draw:frame draw:style-name="fr1" draw:name="Image173" text:anchor-type="as-char" svg:width="6.9236in" svg:height="3.956343in" draw:z-index="0">
<draw:image xlink:href="../Images/yкринформ/2023-06-08T21-39-00-03-00/630_360_1686249475-856.jpeg" xlink:type="simple" xlink:show="embed" xlink:actuate="onLoad" draw:mime-type="image/jpeg"/>
</draw:frame>
为了使俄罗斯负责生态剂，有必要巩固世界，乌克兰并不孤单。</text:p>
      <text:p text:style-name="P4">
Volodymyr Zelenskyy在[上诉]中说了这一点(https://www.youtube.com/watch?v=D6p-MaVXNkY)据报道，向世界生态界的代表致敬。</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再会!</text:span>
</text:p>
      <text:p text:style-name="P4">
<text:span text:style-name="T4">
祝贺你们所有人!</text:span>
</text:p>
      <text:p text:style-name="P4">
所有人都不漠不关心地看到中塔科夫斯基水力发电站的这一人造成的灾难。</text:p>
      <text:p text:style-name="P4">
这不是自然灾害，也不是气候危机的表现，而是一场灾难。 他会做什么。 他个人命令做什么。</text:p>
      <text:p text:style-name="P4">
情况非常困难。 俄罗斯军队不会阻止大炮前往撤离人民的领土。</text:p>
      <text:p text:style-name="P4">
不幸的是，这些恐怖分子炮击受伤。 从俄罗斯iCocide中救出的人被迫从俄罗斯大火中逃脱!就在疏散点...这一俄罗斯的犯罪犯罪是欧洲最伟大的十年，但显然，俄罗斯入侵者决定加重其后果。 在该领土的占领部分，大约有十几个定居点被划了下来，没有进行诺夫斯。 人们在屋顶上的第二天，在水陷阱中，没有饮用水，有帮助的食物。 我们不知道有多少死亡和受害者被杀。</text:p>
      <text:p text:style-name="P4">
每小时只安装一个小时 - 我们正在安装 - 越来越多的详细信息俄罗斯造成了这场灾难。 在30多个居住的人生中，生命被打破了。 对于许多城市和村庄中成千上万的人来说，可以享用饮用水。</text:p>
      <text:p text:style-name="P4">
由于大坝的破坏，燃料储存设施被洪水淹没，仓库，化学药品，仓库，动物的墓地，其中至少是两个“炭疽埋葬”，以及在临时占据的领土上。 现在和他们是什么，我们是未知的。在那里，那里没有集中污水，污水径流已经在水中，所有东西都覆盖了...</text:p>
      <text:p text:style-name="P4">
被摧毁或放在这种恐怖袭击的灭绝边界的生态系统的数量已经由数千人计算。 已经下降了50,000公顷，其中至少一半将死亡。 在死亡的威胁下，成千上万的鸟类至少是两万万只野生动物。 显然，Kkakhov水库已转变为一个大型坟墓，用于数百万生物。第一的。 当然，我们将继续竭尽全力为了节省尽可能多的人。 我们需要对世界的支持。 不仅是言论，而且是针对行动。 在该领土的领土上，国际组织得到了协助。 我感谢。 在被占领的领土中 - 零支持。 而且，不幸的是，它会持续的每一个持续时间都会有伤亡。</text:p>
      <text:p text:style-name="P4">
没有关注国际组织被淹没的被占领领土。 而且，您特别需要您对它们的压力 - 我问!</text:p>
      <text:p text:style-name="P4">
第二。 我们遇到的所有这些都是对占领者的有意识犯罪。 关于发生的事情的多个。 但是它发生在被占领的领土上。 但是我们警告了大坝和其他建筑物的开采。 但是俄罗斯军队现在正在开除正在撤离的地区。很明显，俄罗斯对灾难感兴趣。</text:p>
      <text:p text:style-name="P4">
正如我们创建了从事促进乌克兰制裁和安全保证的特殊专家团体一样，我们还建立了一个专家小组，该团体将主要是为了进行世界的巩固，因此，艾生物剂充满了俄罗斯人，并且我们的国家并不孤单。 我敢肯定，在世界上有足够的领导能力，您可以创造。</text:p>
      <text:p text:style-name="P4">
第三。 任何恐怖分子都希望自己有几种形式的结果：这是人们的苦难，这是人们的恐吓，这些是塞贝特之后留下的废墟。 这就是俄罗斯在这方面的工作方式。</text:p>
      <text:p text:style-name="P4">
当然，即使在这场灾难之后，我们将竭尽所能保证人们的生活基础。 但是，在这场灾难之后，有必要没有沙漠或废墟。 这只能由合资企业以及世界的生态保护社区以及政策制定者，单身领导人和州以及国际组织提供。</text:p>
      <text:p text:style-name="P4">
洪水区的污染和毒药迅速进入地下水，毒药河，从那里进入黑海盆地。 也就是说，“某个地方”的自然本质在世界上不是很相互联系。</text:p>
      <text:p text:style-name="P4">
因此，请传播有关这种俄罗斯生态剂的真相。 请致电领导人，州和国际组织采取行动。 我们有一个和平的公式并非偶然，关键点之一是反对说话。 请让我们做到这一点，以便其他生物剂不多。 加入我对我们平台的社区，对我们的专家。 我们处于持续的接触。</text:p>
      <text:p text:style-name="P4">
<text:span text:style-name="T4">
感谢您的关注!</text:span>
</text:p>
      <text:p text:style-name="P4">
<text:span text:style-name="T4">
荣耀到乌克兰!</text:span>
</text:p>
      <text:p text:style-name="P4">
_foto：op _</text:p>
      <text:p text:style-name="P4">
News Source: <text:a xlink:type="simple" xlink:href="https://www.ukrinform.ua/rubric-polytics/3720287-pidriv-kahovskoi-ges-zelenskij-zvernuvsa-do-svitovoi-ekologicnoi-spilnoti.html" text:style-name="Internet_20_link" text:visited-style-name="Visited_20_Internet_20_Link">
https://www.ukrinform.ua/rubric-polytics/3720287-pidriv-kahovskoi-ges-zelenskij-zvernuvsa-do-svitovoi-ekologicnoi-spilnoti.html</text:a>
</text:p>
      <!--NEWS-->
      <text:h text:style-name="P10" text:outline-level="1">
<text:span text:style-name="T4">
矿石在5月的Rail出口首先出现</text:span>
</text:h>
      <text:p text:style-name="P4">
作者: Ukrinform (Person)</text:p>
      <text:p text:style-name="P4">
出版商: Укринформ (Organization)</text:p>
      <text:p text:style-name="P4">
出版时间: 2023-06-08T21:39:53+03:00</text:p>
      <text:p text:style-name="P4">
修改时间: 2023-06-08T21:39:53+03:00</text:p>
      <text:p text:style-name="P4">
描述: 5月，在出口运输的结构中，乌克兰兹尼尼特（Ukrzaliznytsia）占37％，领先于谷物。  - 乌克林。</text:p>
      <text:p text:style-name="P4">
图片: ['<text:a xlink:type="simple" xlink:href="https://static.ukrinform.com/photos/2023_06/thumb_files/630_360_1686248974-596.png" text:style-name="Internet_20_link" text:visited-style-name="Visited_20_Internet_20_Link">
630_360_16862...</text:a>
']</text:p>
      <text:p text:style-name="P4">
标签: ['Експорт', 'Укрзалізниця']</text:p>
      <text:p text:style-name="P4">
类型: Article</text:p>
      <!--METADATA-->
      <text:p text:style-name="P4">
<draw:frame draw:style-name="fr1" draw:name="Image175" text:anchor-type="as-char" svg:width="6.9236in" svg:height="3.956343in" draw:z-index="0">
<draw:image xlink:href="../Images/yкринформ/2023-06-08T21-39-53-03-00/630_360_1686248974-596.png" xlink:type="simple" xlink:show="embed" xlink:actuate="onLoad" draw:mime-type="image/png"/>
</draw:frame>
5月，乌克兰兹尼特(Ukrzaliznytsia)的出口运输率为37％，领先于货物。</text:p>
      <text:p text:style-name="P4">
正如乌克林福姆报道的那样，它报告了<text:a xlink:type="simple" xlink:href="https://www.railinsider.com.ua/ruda-vyjshla-na-pershe-miscze-v-eksporti-zaliznyczeyu-u-travni/" text:style-name="Internet_20_link" text:visited-style-name="Visited_20_Internet_20_Link">
rail.insider</text:a>
根据JSC“ Ukrzaliznytsya”出口办公室会议的结果。</text:p>
      <text:p text:style-name="P4">
«在2023年5月的出口运输结构中，这是西卢达铁和锰的第一位。 他们的数量是100万吨(37％). Другемісце обіймають зернові вантажі (110万吨，即30％)和第三 - 亚铁金属(50万吨，即13％)”， - 消息说。</text:p>
      <text:p text:style-name="P4">
同时，记录了5月的运输矿石数量 - 占4月的17％。</text:p>
      <text:p text:style-name="P4">
<text:span text:style-name="T4">
另请阅读：</text:span>
 <text:a xlink:type="simple" xlink:href="https://www.ukrinform.ua/rubric-economy/3720240-ukrzaliznica-vidkrie-vantazni-habi-dla-biznesu-po-vsij-ukraini-persij-planuut-u-vinnici.html" text:style-name="Internet_20_link" text:visited-style-name="Visited_20_Internet_20_Link">
<text:span text:style-name="T4">
 ukrzaliznytsia </text:span>
将为乌克兰企业开放货运枢纽，第一个计划是计划的 - 在Vinnitsa</text:a>
在2023年1月至5月，该铁路被运输到7.253吨出口，即688万吨，即49％，小于2022年同一时期。</text:p>
      <text:p text:style-name="P4">
根据运营数据的报道，2023年5月<text:a xlink:type="simple" xlink:href="https://www.ukrinform.ua/tag-ukrzaliznica" text:style-name="Internet_20_link" text:visited-style-name="Visited_20_Internet_20_Link">
“ ukrzaliznytsia”</text:a>
114.1万泰尔塞(Tzerne)被运送到出口，几乎是今年4月的21.26亿吨运输的两倍。</text:p>
      <text:p text:style-name="P4">
<text:span text:style-name="T5">
foto来自网站railinsider.com.ua</text:span>
</text:p>
      <text:p text:style-name="P4">
News Source: <text:a xlink:type="simple" xlink:href="https://www.ukrinform.ua/rubric-economy/3720288-ruda-vijsla-na-perse-misce-v-eksporti-zalizniceu-u-travni.html" text:style-name="Internet_20_link" text:visited-style-name="Visited_20_Internet_20_Link">
https://www.ukrinform.ua/rubric-economy/3720288-ruda-vijsla-na-perse-misce-v-eksporti-zalizniceu-u-travni.html</text:a>
</text:p>
      <!--NEWS-->
      <text:h text:style-name="P10" text:outline-level="1">
<text:span text:style-name="T4">
明天在乌克兰，西部和北部将下雨，下午+29°</text:span>
</text:h>
      <text:p text:style-name="P4">
作者: Ukrinform (Person)</text:p>
      <text:p text:style-name="P4">
出版商: Укринформ (Organization)</text:p>
      <text:p text:style-name="P4">
出版时间: 2023-06-08T21:42:00+03:00</text:p>
      <text:p text:style-name="P4">
修改时间: 2023-06-08T21:42:00+03:00</text:p>
      <text:p text:style-name="P4">
描述: 6月9日，星期五，在乌克兰，在西部，下午和北部地区变化，短期降雨，雷暴（在喀尔巴阡山脉和下午在跨沃尔河畔，下午大雨）； 在其余领土内没有降水。  - 乌克林。</text:p>
      <text:p text:style-name="P4">
图片: ['<text:a xlink:type="simple" xlink:href="https://static.ukrinform.com/photos/2021_07/thumb_files/630_360_1626799041-293.jpg" text:style-name="Internet_20_link" text:visited-style-name="Visited_20_Internet_20_Link">
630_360_16267...</text:a>
']</text:p>
      <text:p text:style-name="P4">
标签: ['Дощ', 'Гроза', 'Погода', 'Прогноз']</text:p>
      <text:p text:style-name="P4">
类型: Article</text:p>
      <!--METADATA-->
      <text:p text:style-name="P4">
<draw:frame draw:style-name="fr1" draw:name="Image176" text:anchor-type="as-char" svg:width="6.9236in" svg:height="3.956343in" draw:z-index="0">
<draw:image xlink:href="../Images/yкринформ/2023-06-08T21-42-00-03-00/630_360_1626799041-293.jpg" xlink:type="simple" xlink:show="embed" xlink:actuate="onLoad" draw:mime-type="image/jpeg"/>
</draw:frame>
PYATNYTSIA，6月9日，乌克兰在乌克兰，下午在西部改变多云，短期降雨，雷暴和摄入量(在白天的喀尔巴阡山脉和跨性能); 在其余领土内没有降水。</text:p>
      <text:p text:style-name="P4">
正如乌克林福姆在乌克兰水文气象学中心报道的那样，明天的风是5-10 m/s的最佳选择，在下午的东南部，阵风在晚上12-17°时温度为15-20 m/c。 在24-29°的一天中，在该国西部和克里米亚21-26°； 晚上晚上8-13°，下午13-18°。</text:p>
      <text:p text:style-name="P4">
在周五的首都地区，无云，没有降水(在织物的下午，短期降雨，雷暴). Вітер східний, 5-10 м/с.Температура Києву вночі 15-17°, вдень 27-29°; по області вночі 12-17°, вдень24-29°.</text:p>
      <text:p text:style-name="P4">
Синоптики прогнозують 10 червня у західних, північних областях, вдень і упівденно-східній частині, 11 червня в Україні короткочасні <text:a xlink:type="simple" xlink:href="https://www.ukrinform.ua/tag-dos" text:style-name="Internet_20_link" text:visited-style-name="Visited_20_Internet_20_Link">
 дощі</text:a>
，雷暴，在冰雹的某些地区； Ucarpathian地区在某些地方下雨。 6月10日，东北，东北，7-12 m/s，6月11日在乌克兰，位置为15-20 m/s。 晚上12-17°的温度在该国南部，最高20°； 6月10日，24-29°的下午，在西部地区和克里米亚，6月11日在乌克兰17-22°(Svetn Day 6月11日的位置21-26°).</text:p>
      <text:p text:style-name="P4">
У столиці та на Київщині 10-11 червня хмарно з проясненнями, короткочасні дощі(晚上)，雷暴，下午在冰雹的某些地区。 东风，东北，7-12 m/s，6月11日阵风15-20 m/s。 基辅的温度：晚上14-16°； 6月10日，6月11日，6月11日，19-21°。 在该地区：晚上12-17°； 6月10日，6月11日，6月11日，17-22°。</text:p>
      <text:p text:style-name="P4">
根据乌克里德顿中心(Ukrhydromet Center)的说法，6月12日在西南部，下午和中部地区，短期降雨，雷暴； 在限制的情况下没有降水。</text:p>
      <text:p text:style-name="P4">
<text:span text:style-name="T4">
另请阅读：</text:span>
 <text:a xlink:type="simple" xlink:href="https://www.ukrinform.ua/rubric-kyiv/3717054-u-kievi-traven-viavivsa-najsuhisim-za-ves-cas-sposterezen.html" text:style-name="Internet_20_link" text:visited-style-name="Visited_20_Internet_20_Link">
在基辅，可能一直是最干燥的时间</text:a>
6月13日在西部，西南部和中部地区，短期雨水，雷暴； 在其余地区没有降水的情况下。晚上8-14°的温度在南部至17°； 6月12日，6月13日，6月13日在乌克兰举行，活动19-25°。</text:p>
      <text:p text:style-name="P4">
News Source: <text:a xlink:type="simple" xlink:href="https://www.ukrinform.ua/rubric-ato/3720040-v-ukraini-zavtra-dositime-na-zahodi-j-pivnoci-vden-do-29.html" text:style-name="Internet_20_link" text:visited-style-name="Visited_20_Internet_20_Link">
https://www.ukrinform.ua/rubric-ato/3720040-v-ukraini-zavtra-dositime-na-zahodi-j-pivnoci-vden-do-29.html</text:a>
</text:p>
      <!--NEWS-->
      <text:h text:style-name="P10" text:outline-level="1">
<text:span text:style-name="T4">
警方加强了基辅水力发电附近的巡逻</text:span>
</text:h>
      <text:p text:style-name="P4">
作者: Ukrinform (Person)</text:p>
      <text:p text:style-name="P4">
出版商: Укринформ (Organization)</text:p>
      <text:p text:style-name="P4">
出版时间: 2023-06-08T21:45:10+03:00</text:p>
      <text:p text:style-name="P4">
修改时间: 2023-06-08T21:45:10+03:00</text:p>
      <text:p text:style-name="P4">
描述: 警方加强了在基辅水电站的巡逻。  - 乌克林。</text:p>
      <text:p text:style-name="P4">
图片: ['<text:a xlink:type="simple" xlink:href="https://static.ukrinform.com/photos/2022_09/thumb_files/630_360_1663602581-921.jpg" text:style-name="Internet_20_link" text:visited-style-name="Visited_20_Internet_20_Link">
630_360_16636...</text:a>
']</text:p>
      <text:p text:style-name="P4">
标签: ['Поліція', 'Київська ГЕС', 'Війна з Росією']</text:p>
      <text:p text:style-name="P4">
类型: Article</text:p>
      <!--METADATA-->
      <text:p text:style-name="P4">
<draw:frame draw:style-name="fr1" draw:name="Image177" text:anchor-type="as-char" svg:width="6.9236in" svg:height="3.936704in" draw:z-index="0">
<draw:image xlink:href="../Images/yкринформ/2023-06-08T21-45-10-03-00/630_360_1663602581-921.jpg" xlink:type="simple" xlink:show="embed" xlink:actuate="onLoad" draw:mime-type="image/jpeg"/>
</draw:frame>
警方在基辅水电站设立了巡逻。</text:p>
      <text:p text:style-name="P4">
根据乌克林福姆的说法，基辅地区警察的发言人irinanapryannikov在[Facebook]上报道了(https://www.facebook.com/1263477781/posts/pfbid02UprQvTCzbjuhSZ3RbC6Uni56tTBMA3UKcbv58Yk3omM9ZAvhTPqeFQgkEfzdnnP3l/).</text:p>
      <text:p text:style-name="P4">
За її словами, у разі ускладнення ситуації для оперативного реагування врегіоні діють цілодобові наряди.</text:p>
      <text:p text:style-name="P4">
<text:span text:style-name="T4">
Читайте також:</text:span>
 <text:a xlink:type="simple" xlink:href="https://www.ukrinform.ua/rubric-ato/3719671-situacia-na-pivnicnomu-napramku-povnistu-kontrolovana-silami-oboroni-naev.html" text:style-name="Internet_20_link" text:visited-style-name="Visited_20_Internet_20_Link">
 Ситуація на північному напрямку повністю контрольованаСилами оборони – Наєв </text:a>
Pryanzhnikov补充说：“很明显，大坝对大坝的强大保护，在极端紧急情况下，警察将参与疏散和全面促进安全部队。”</text:p>
      <text:p text:style-name="P4">
据报道，<text:a xlink:type="simple" xlink:href="https://www.ukrinform.ua/rubric-other_news/3718791-pidriv-rosianami-kahovskoi-ges-vsi-novini.html" text:style-name="Internet_20_link" text:visited-style-name="Visited_20_Internet_20_Link">
6月6日晚上，俄罗斯军队被杜布鲁卡水力发电厂炸毁</text:a>
从而导致大规模的生产。 同一天，俄罗斯人开始威胁到基辅水电站。</text:p>
      <text:p text:style-name="P4">
乌克兰中尉谢尔盖·尼瓦萨巴·巴巴(Sergey Naeuvasabaiaba)的武装部队联合部队的指挥官认为，基辅水力发电站被空中的打击以及敌人的破坏与情报部队覆盖。</text:p>
      <text:p text:style-name="P4">
照片：乌克里德诺戈</text:p>
      <text:p text:style-name="P4">
News Source: <text:a xlink:type="simple" xlink:href="https://www.ukrinform.ua/rubric-regions/3720290-policia-posilila-patruluvanna-bila-kiivskoi-ges.html" text:style-name="Internet_20_link" text:visited-style-name="Visited_20_Internet_20_Link">
https://www.ukrinform.ua/rubric-regions/3720290-policia-posilila-patruluvanna-bila-kiivskoi-ges.html</text:a>
</text:p>
      <!--NEWS-->
      <text:h text:style-name="P10" text:outline-level="1">
<text:span text:style-name="T4">
北约关于扩张的决定应符合盟国和乌克兰的利益-Stephanyshyn</text:span>
</text:h>
      <text:p text:style-name="P4">
作者: Ukrinform (Person)</text:p>
      <text:p text:style-name="P4">
出版商: Укринформ (Organization)</text:p>
      <text:p text:style-name="P4">
出版时间: 2023-06-08T21:52:17+03:00</text:p>
      <text:p text:style-name="P4">
修改时间: 2023-06-08T21:52:17+03:00</text:p>
      <text:p text:style-name="P4">
描述: 北约在维尔纽斯峰会扩大联盟和未来的乌克兰成员的决定应仅出于所有盟友和乌克兰的利益而批准，而不必担心对俄罗斯的回应。  - 乌克林。</text:p>
      <text:p text:style-name="P4">
图片: ['<text:a xlink:type="simple" xlink:href="https://static.ukrinform.com/photos/2023_04/thumb_files/630_360_1681984991-651.jpg" text:style-name="Internet_20_link" text:visited-style-name="Visited_20_Internet_20_Link">
630_360_16819...</text:a>
']</text:p>
      <text:p text:style-name="P4">
标签: ['Литва', 'НАТО', 'Стефанішина']</text:p>
      <text:p text:style-name="P4">
类型: Article</text:p>
      <!--METADATA-->
      <text:p text:style-name="P4">
<draw:frame draw:style-name="fr1" draw:name="Image178" text:anchor-type="as-char" svg:width="6.9236in" svg:height="3.956343in" draw:z-index="0">
<draw:image xlink:href="../Images/yкринформ/2023-06-08T21-52-17-03-00/630_360_1681984991-651.jpg" xlink:type="simple" xlink:show="embed" xlink:actuate="onLoad" draw:mime-type="image/jpeg"/>
</draw:frame>
北约在维尔纽斯(Vilnius)扩大乌克兰联盟和未来会员资格的决定仅符合所有盟友和乌克兰的利益，而不必担心俄罗斯。</text:p>
      <text:p text:style-name="P4">
今天在虚拟参加的安全会议上，该会议属于欧洲对外关系理事会的框架(ECFR)在斯德哥尔摩，乌克兰通讯员奥尔加·斯蒂芬斯林(Olga Stephanyshyn)表示，乌克兰的欧洲和欧洲大西洋融合的Viceremier-Minister说。</text:p>
      <text:p text:style-name="P4">
“无论北约关于乌克兰会员资格的决定，它都应该满足盟国和乌克兰的利益。 莫斯科之前的恐惧或对乌克兰领土返回的反应，不应接受恐惧的散布。 我们不必允许俄罗斯勒索我们。”乌克兰官员说。</text:p>
      <text:p text:style-name="P4">
<text:span text:style-name="T4">
另请阅读：</text:span>
 [委员会<text:span text:style-name="T4">
北约</text:span>
 -Ukraine举行了Kakakhovsky Hydroe的会议(https://www.ukrinform.ua/rubric-polytics/3720225-komisia-natoukraina-provela-zasidanna-sodo-kahovskoi-ges-domovilisa-pro-operativnu-dopomogu.html)她强调说，在维尔纽斯峰会的决定将是政治领导和乌克兰人民的重要信号，乌克兰人民在战场上捍卫了共同价值观，以及其欧洲和欧洲 - 大西洋的未来。 乌克兰斯蒂芬尼斯纳(Stephanyshina)表示，这种解决方案不仅限于政治宣言或备忘录，乌克兰过去已经看到了很多。 这些可以是安全保证，由特定的行政和军事能力支持国际组织发掘的具体义务。</text:p>
      <text:p text:style-name="P4">
乌克兰维奇里米尔(Ukrainian Viceremier)回忆说，授予乌克兰候选人国家进入欧盟的地位已成为整个国家动员甚至在战争条件下进行改革的强大动力，也是实施电子欧洲的重要因素对于包括摩尔多瓦和佐治亚州在内的其他候选国家的道路。乌克兰的影响也将具有明显的欧洲 - 大西洋观点。<text:span text:style-name="T4">
另请阅读：</text:span>
 <text:a xlink:type="simple" xlink:href="https://www.ukrinform.ua/rubric-polytics/3715236-nova-arhitektura-bezpeki-evropi-nemozliva-bez-integracii-ukraini-stefanisina.html" text:style-name="Internet_20_link" text:visited-style-name="Visited_20_Internet_20_Link">
如果不整合乌克兰 -  <text:span text:style-name="T4">
 Stephanyshina </text:span>
</text:a>
据她说，盟国毫无疑问，乌克兰将是北约的成员。 乌克兰已经获得了北约的巨大军事援助，它正在与联盟部队完全兼容，并且拥有强大的陆军，这些陆军不仅在欧洲而且在世界上都具有最大的能力。 因此，Usuznikov有充分的理由对乌克兰在会员身份的应用做出积极反应。与此同时，必须确定这一过程的“政治编排”。</text:p>
      <text:p text:style-name="P4">
“我的位置似乎太激进或充满活力。 但是，值得在战争期间获得乌克兰政治的独特特征，这对他人来说并不总是很清楚。 我们的武装力量和经理在地方和中央一级 - 我们已经成为一个。 在某个时候，政客们开始思考并评估局势为军队。 同时，我们的军队知道我们需要做些什么来使该国更加接近欧盟和北约，这是对他们正在战斗的未来的投资。”乌克兰强调。</text:p>
      <text:p text:style-name="P4">
她强调，在斗争的那一年，乌克兰人证明，俄罗斯不能以任何军事或政治目的在乌克兰。 战争使乌克兰社会的统一在与敌人的斗争中，因为生存和对存在威胁的回应的问题高于任何政治选举程序或差异。</text:p>
      <text:p text:style-name="P4">
<text:span text:style-name="T4">
另请阅读：</text:span>
 <text:a xlink:type="simple" xlink:href="https://www.ukrinform.ua/rubric-polytics/3708405-stefanisina-rozrahovue-na-politicne-risenna-sodo-clenstva-ukraini-v-nato-na-samiti-u-vilnusi.html" text:style-name="Internet_20_link" text:visited-style-name="Visited_20_Internet_20_Link">
<text:span text:style-name="T4">
 stefanyshyn </text:span>
，并在维尔纽斯的一次峰会上指望乌克兰北约成员的政治决定</text:a>
根据斯蒂芬尼斯的说法，俄罗斯也获得了相反的结果，即试图了解盟友的统一并否认北约的扩张。 取而代之的是，它获得了强大的欧洲 - 大西洋团结，并在芬兰进入后不久(瑞典)的联盟中获得了近200万公里。据报道，7月11日至12日在维尔纽斯举行了另一场北约峰会，这将考虑在反对俄罗斯侵略的斗争中继续向乌克兰提供援助。沃罗迪米尔·泽伦斯基总统表示自己打算亲自参加这一存储。 同时，在各个层面上，乌克兰一方强调，在2008年北约时间峰会上进行的“乌克兰将成为联盟的成员”的保证是不够的。 取而代之的是，乌克兰人将与北约盟友有关，以提供与联盟完整成员的感人运动的安全保证。</text:p>
      <text:p text:style-name="P4">
News Source: <text:a xlink:type="simple" xlink:href="https://www.ukrinform.ua/rubric-polytics/3720291-risenna-nato-sodo-rozsirenna-maut-vidpovidati-interesam-souznikiv-j-ukraini-stefanisina.html" text:style-name="Internet_20_link" text:visited-style-name="Visited_20_Internet_20_Link">
https://www.ukrinform.ua/rubric-polytics/3720291-risenna-nato-sodo-rozsirenna-maut-vidpovidati-interesam-souznikiv-j-ukraini-stefanisina.html</text:a>
</text:p>
      <!--NEWS-->
      <text:h text:style-name="P10" text:outline-level="1">
<text:span text:style-name="T4">
Kakhovka Water- Vilkul停在南部的水库</text:span>
</text:h>
      <text:p text:style-name="P4">
作者: Ukrinform (Person)</text:p>
      <text:p text:style-name="P4">
出版商: Укринформ (Organization)</text:p>
      <text:p text:style-name="P4">
出版时间: 2023-06-08T21:55:55+03:00</text:p>
      <text:p text:style-name="P4">
修改时间: 2023-06-08T21:55:55+03:00</text:p>
      <text:p text:style-name="P4">
描述: </text:p>
      <text:p text:style-name="P4">
启用  - I的，。: </text:p>
      <text:p text:style-name="P4">
图片: ['<text:a xlink:type="simple" xlink:href="https://static.ukrinform.com/photos/2023_06/thumb_files/630_360_1686250405-381.jpg" text:style-name="Internet_20_link" text:visited-style-name="Visited_20_Internet_20_Link">
630_360_16862...</text:a>
']</text:p>
      <text:p text:style-name="P4">
标签: ['Кривий Ріг', 'Вода', 'Каховське водосховище']</text:p>
      <text:p text:style-name="P4">
类型: Article</text:p>
      <!--METADATA-->
      <text:p text:style-name="P4">
<draw:frame draw:style-name="fr1" draw:name="Image179" text:anchor-type="as-char" svg:width="6.9236in" svg:height="3.956343in" draw:z-index="0">
<draw:image xlink:href="../Images/yкринформ/2023-06-08T21-55-55-03-00/630_360_1686250405-381.jpg" xlink:type="simple" xlink:show="embed" xlink:actuate="onLoad" draw:mime-type="image/jpeg"/>
</draw:frame>
卡科夫卡水停止进入南部水，供水将持续1.5个月。</text:p>
      <text:p text:style-name="P4">
关于<text:a xlink:type="simple" xlink:href="https://t.me/vilkul/3547" text:style-name="Internet_20_link" text:visited-style-name="Visited_20_Internet_20_Link">
电报</text:a>
乌克林福姆报道，克里维·里希(Kryvyi Rih)军事管理局负责人亚历山大·维尔库尔(Alexander Vilkul)写道。</text:p>
      <text:p text:style-name="P4">
“今天，在03.20晚上，Kakhovka水库的水平已降至涉水以下。现在，它以他的速度低于12.5米。</text:p>
      <text:p text:style-name="P4">
据他说，在南部水库本身，由于效果前的作品，有1.5个月的库存，但经济消费量。</text:p>
      <text:p text:style-name="P4">
*!(https://www.ukrinform.ua/rubric-ato/3719946-okupanti-znisili-kahovsku-ges-so-cekae-pivden-ukraini.html)在这1.5个月中，当局应实施许多严重的项目，以便继续使用水。</text:p>
      <text:p text:style-name="P4">
现在在Kryvyi rih“ Kryvbasvodokanal”几乎以完整的时间模式工作，质量<text:a xlink:type="simple" xlink:href="https://www.ukrinform.ua/tag-voda" text:style-name="Internet_20_link" text:visited-style-name="Visited_20_Internet_20_Link">
水</text:a>
它由专家控制。</text:p>
      <text:p text:style-name="P4">
正如乌克林福姆报道的，6月6日晚上<text:a xlink:type="simple" xlink:href="https://www.ukrinform.ua/rubric-other_news/3718791-pidriv-rosianami-kahovskoi-ges-vsi-novini.html" text:style-name="Internet_20_link" text:visited-style-name="Visited_20_Internet_20_Link">
俄罗斯军队炸毁了杜布尔·库霍夫水力发电站</text:a>
。 甚至在午餐前，几乎所有的车站都在水下排出，这是无法回收的。</text:p>
      <text:p text:style-name="P4">
News Source: <text:a xlink:type="simple" xlink:href="https://www.ukrinform.ua/rubric-regions/3720292-u-vodoshovise-pivdenne-perestala-nadhoditi-kahovska-voda-vilkul.html" text:style-name="Internet_20_link" text:visited-style-name="Visited_20_Internet_20_Link">
https://www.ukrinform.ua/rubric-regions/3720292-u-vodoshovise-pivdenne-perestala-nadhoditi-kahovska-voda-vilkul.html</text:a>
</text:p>
      <!--NEWS-->
      <text:h text:style-name="P10" text:outline-level="1">
<text:span text:style-name="T4">
俄罗斯军队一天在Sumy地区开火了13次</text:span>
</text:h>
      <text:p text:style-name="P4">
作者: Ukrinform (Person)</text:p>
      <text:p text:style-name="P4">
出版商: Укринформ (Organization)</text:p>
      <text:p text:style-name="P4">
出版时间: 2023-06-08T21:57:00+03:00</text:p>
      <text:p text:style-name="P4">
修改时间: 2023-06-08T21:57:00+03:00</text:p>
      <text:p text:style-name="P4">
描述: 白天，俄罗斯军队在白天向苏米地区的边界开火，造成79起爆炸。  - 乌克林。</text:p>
      <text:p text:style-name="P4">
图片: ['<text:a xlink:type="simple" xlink:href="https://static.ukrinform.com/photos/2023_06/thumb_files/630_360_1686251082-955.jpg" text:style-name="Internet_20_link" text:visited-style-name="Visited_20_Internet_20_Link">
630_360_16862...</text:a>
']</text:p>
      <text:p text:style-name="P4">
标签: ['Обстріл', 'Сумщина', 'Війна з Росією']</text:p>
      <text:p text:style-name="P4">
类型: Article</text:p>
      <!--METADATA-->
      <text:p text:style-name="P4">
<draw:frame draw:style-name="fr1" draw:name="Image180" text:anchor-type="as-char" svg:width="6.9236in" svg:height="3.956343in" draw:z-index="0">
<draw:image xlink:href="../Images/yкринформ/2023-06-08T21-57-00-03-00/630_360_1686251082-955.jpg" xlink:type="simple" xlink:show="embed" xlink:actuate="onLoad" draw:mime-type="image/jpeg"/>
</draw:frame>
结果，俄罗斯军队在白天向苏米地区的边界开火，听到了79起爆炸声。</text:p>
      <text:p text:style-name="P4">
根据乌克林福姆的说法，Sumy地区军事行政部门在[Telegram]中报道(https://t.me/Sumy_news_ODA/16820)。</text:p>
      <text:p text:style-name="P4">
Miropil和Belopil社区袭击了迫击炮的入侵者，分别造成16和13爆炸。</text:p>
      <text:p text:style-name="P4">
Novoslobid社区遭受了火箭袭击的敌人。 在Rivne直升机领土上发射了三枚火箭。</text:p>
      <text:p text:style-name="P4">
抵押态度的打击被另外三个社区击中。 特别是，在克拉斯·普拉斯诺尼(Kras Prasnopil)的领土上掉落了37个矿山。</text:p>
      <text:p text:style-name="P4">
在Budsk社区的中间，由于迫击炮炮击，听到了五次爆炸声。 敌对的大火被一栋私人房屋，一辆Yelektrotrot汽车损坏。</text:p>
      <text:p text:style-name="P4">
<text:span text:style-name="T4">
另请阅读：</text:span>
 <text:a xlink:type="simple" xlink:href="https://www.ukrinform.ua/rubric-ato/3720253-vorog-pat-raziv-obstrilav-nikopolsinu-e-postrazdalij.html" text:style-name="Internet_20_link" text:visited-style-name="Visited_20_Internet_20_Link">
敌人在尼科波尔地区开火了五次，有受害者</text:a>
俄罗斯军队袭击了迫击炮和炮兵 - 迫击炮和炮兵发生了16起爆炸。</text:p>
      <text:p text:style-name="P4">
正如乌克林福姆报道的那样，6月7日，俄罗斯入侵者以17次[Sumy地区]袭击了边界(https://www.ukrinform.ua/tag-sumsina)并且，总共造成153起爆炸。</text:p>
      <text:p text:style-name="P4">
Belopilsk，Yunakovskaya，Miropil，Khotinsk，Shaliginsk，Seredi-Budsk，Essmanskaya，Znob-Nob-Nob-Novgorod Jellycopisariv社区遭受了敌对的炮击。</text:p>
      <text:p text:style-name="P4">
<text:span text:style-name="T5">
foto snns</text:span>
</text:p>
      <text:p text:style-name="P4">
News Source: <text:a xlink:type="simple" xlink:href="https://www.ukrinform.ua/rubric-ato/3720296-rosijska-armia-za-den-13-raziv-obstrilala-prikordonna-sumsini.html" text:style-name="Internet_20_link" text:visited-style-name="Visited_20_Internet_20_Link">
https://www.ukrinform.ua/rubric-ato/3720296-rosijska-armia-za-den-13-raziv-obstrilala-prikordonna-sumsini.html</text:a>
</text:p>
      <!--NEWS-->
      <text:h text:style-name="P10" text:outline-level="1">
<text:span text:style-name="T4">
Kherson Ova打开了一条“热线”，以帮助受害者</text:span>
</text:h>
      <text:p text:style-name="P4">
作者: Ukrinform (Person)</text:p>
      <text:p text:style-name="P4">
出版商: Укринформ (Organization)</text:p>
      <text:p text:style-name="P4">
出版时间: 2023-06-08T21:58:00+03:00</text:p>
      <text:p text:style-name="P4">
修改时间: 2023-06-08T21:58:00+03:00</text:p>
      <text:p text:style-name="P4">
描述: 爆炸卡科夫卡水力发电站后，霍森OVA发起了一条“热线”，以协助洪水的受害者。  - 乌克林。</text:p>
      <text:p text:style-name="P4">
图片: ['<text:a xlink:type="simple" xlink:href="https://static.ukrinform.com/photos/2023_06/thumb_files/630_360_1686128384-437.jpg" text:style-name="Internet_20_link" text:visited-style-name="Visited_20_Internet_20_Link">
630_360_16861...</text:a>
']</text:p>
      <text:p text:style-name="P4">
标签: ['Херсонщина', 'Каховська ГЕС', 'Гаряча лінія', 'Війна з Росією', 'Затоплення']</text:p>
      <text:p text:style-name="P4">
类型: Article</text:p>
      <!--METADATA-->
      <text:p text:style-name="P4">
<draw:frame draw:style-name="fr1" draw:name="Image181" text:anchor-type="as-char" svg:width="6.9236in" svg:height="3.956343in" draw:z-index="0">
<draw:image xlink:href="../Images/yкринформ/2023-06-08T21-58-00-03-00/630_360_1686128384-437.jpg" xlink:type="simple" xlink:show="embed" xlink:actuate="onLoad" draw:mime-type="image/jpeg"/>
</draw:frame>
Khersonova发起了一条“热线”，以帮助受害者在Kakhovka水力发电站爆炸后洪水泛滥。</text:p>
      <text:p text:style-name="P4">
正如Ukrinform报道的那样，这有报道<text:a xlink:type="simple" xlink:href="http://t.me/shtab_kakhovska_hes/207" text:style-name="Internet_20_link" text:visited-style-name="Visited_20_Internet_20_Link">
Telegram频道</text:a>
Kakhovskaya“ HPP | 信息总部。</text:p>
      <text:p text:style-name="P4">
“每个无动于衷的公民都可以称呼“热线”，以协助赫尔森地区的受害者-0 800 101 102”，这是可以说的。</text:p>
      <text:p text:style-name="P4">
OVA Oleksandr Proudin的负责人说，现在消除了由Kakhovskaya水力发电站爆炸所造成的所有后果，该地区需要更多的资源 - 无论是技术还是在现场电力上。</text:p>
      <text:p text:style-name="P4">
“为了消除这场灾难的后果，我们需要其他资源，ASAM瓶装水，东西，家具和衣服，为剩下的人提供。 现在还需要特殊设备来消除。 这些都是设计师，ATV，自卸车，装载机，公共汽车，救援Velette，所有这些都可以用来拯救一个人<text:a xlink:type="simple" xlink:href="https://www.ukrinform.ua/tag-voda" text:style-name="Internet_20_link" text:visited-style-name="Visited_20_Internet_20_Link">
水</text:a>
»， - 骄傲的人说。</text:p>
      <text:p text:style-name="P4">
<text:span text:style-name="T4">
另请阅读：</text:span>
 [Kakhovskaya水力发电站：600-库尔森地区的平方公里泛滥。(https://www.ukrinform.ua/rubric-regions/3719832-pidriv-kahovskoi-ges-na-hersonsini-zatopleno-600-kvadratnih-kilometriv-teritorii.html)他补充说，OVA现在需要准备与此“热线”运营商合作的人。</text:p>
      <text:p text:style-name="P4">
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在这方面，在赫尔森地区，特别是赫尔森(Kherson Teps)有能源的风险。涵盖了潜在洪水区的人口疏散。</text:p>
      <text:p text:style-name="P4">
<text:span text:style-name="T5">
foto：libkos</text:span>
</text:p>
      <text:p text:style-name="P4">
News Source: <text:a xlink:type="simple" xlink:href="https://www.ukrinform.ua/rubric-regions/3720293-hersonska-ova-zapustila-garacu-liniu-dla-dopomogi-postrazdalim.html" text:style-name="Internet_20_link" text:visited-style-name="Visited_20_Internet_20_Link">
https://www.ukrinform.ua/rubric-regions/3720293-hersonska-ova-zapustila-garacu-liniu-dla-dopomogi-postrazdalim.html</text:a>
</text:p>
      <!--NEWS-->
      <text:h text:style-name="P10" text:outline-level="1">
<text:span text:style-name="T4">
罗兰·哈罗斯（Rolan Harros）：Schwontek将在2023年决赛中保护冠军</text:span>
</text:h>
      <text:p text:style-name="P4">
作者: Ukrinform (Person)</text:p>
      <text:p text:style-name="P4">
出版商: Укринформ (Organization)</text:p>
      <text:p text:style-name="P4">
出版时间: 2023-06-08T22:00:00+03:00</text:p>
      <text:p text:style-name="P4">
修改时间: 2023-06-08T22:00:00+03:00</text:p>
      <text:p text:style-name="P4">
描述: 在大满贯赛季的第二个赛季，法国在巴黎举行的公开网球锦标赛发明了女性单一类别的最终对抗的参与者。</text:p>
      <ul>
        <li>
I的，。: </li>
      </ul>
      <text:p text:style-name="P4">
图片: ['<text:a xlink:type="simple" xlink:href="https://static.ukrinform.com/photos/2023_06/thumb_files/630_360_1686249946-738.jpg" text:style-name="Internet_20_link" text:visited-style-name="Visited_20_Internet_20_Link">
630_360_16862...</text:a>
']</text:p>
      <text:p text:style-name="P4">
标签: ['Теніс']</text:p>
      <text:p text:style-name="P4">
类型: Article</text:p>
      <!--METADATA-->
      <text:p text:style-name="P4">
<draw:frame draw:style-name="fr1" draw:name="Image182" text:anchor-type="as-char" svg:width="6.9236in" svg:height="3.956343in" draw:z-index="0">
<draw:image xlink:href="../Images/yкринформ/2023-06-08T22-00-00-03-00/630_360_1686249946-738.jpg" xlink:type="simple" xlink:show="embed" xlink:actuate="onLoad" draw:mime-type="image/jpeg"/>
</draw:frame>
在第二个赛季中，来自网球Uparizi的大满贯系列赛在法国开放了法国，他在女性单次出场比赛中发明了最后的对抗参与者。</text:p>
      <text:p text:style-name="P4">
乌克林福姆报道，决定性比赛“ Rolan Harros” -2023将举行，捷克·卡罗来纳州穆克霍沃塔(Czech Carolina Mukhovota)的现任所有者Polka Iga Schwontek的头衔。</text:p>
      <text:p text:style-name="P4">
Schwontek填补了决赛中最新的空缺，击败了巴西的比阿特里沙达玛雅-6：2，7：6：6(9：7).</text:p>
      <text:p text:style-name="P4">
Як повідомлялося, Мухова в 1/2 фіналу перемогла білоруску Аріну Соболенко -7:6 (7：5)，6：7(5：7)，7：5。</text:p>
      <text:p text:style-name="P4">
<text:span text:style-name="T4">
另请阅读：</text:span>
 <text:a xlink:type="simple" xlink:href="https://www.ukrinform.ua/rubric-sports/3720259-ceska-muhova-stala-persou-finalistkou-rolan-garros2023.html" text:style-name="Internet_20_link" text:visited-style-name="Visited_20_Internet_20_Link">
Mukhova Czech成为第一位决赛选手“ Rolan Garros” -2023</text:a>
妇女的决赛“罗兰·哈罗斯(Rolan Harros)”将于6月10日举行。</text:p>
      <text:p text:style-name="P4">
照片：盖蒂图像。</text:p>
      <text:p text:style-name="P4">
News Source: <text:a xlink:type="simple" xlink:href="https://www.ukrinform.ua/rubric-sports/3720294-rolan-garros-svontek-zahisatime-titul-u-finali2023.html" text:style-name="Internet_20_link" text:visited-style-name="Visited_20_Internet_20_Link">
https://www.ukrinform.ua/rubric-sports/3720294-rolan-garros-svontek-zahisatime-titul-u-finali2023.html</text:a>
</text:p>
      <!--NEWS-->
      <text:h text:style-name="P10" text:outline-level="1">
<text:span text:style-name="T4">
英国分配了7.5万英镑，以支持乌克兰的核安全</text:span>
</text:h>
      <text:p text:style-name="P4">
作者: ['АРМІЯINFORM']</text:p>
      <text:p text:style-name="P4">
时间: 2023-06-08T22:00:00-04:00</text:p>
      <text:p text:style-name="P4">
描述: 大英国人已经偷走了罗斯米尔750,000磅的-dadatkov Finnannnya MaiMATE的盗窃...与乌克兰2022年的战争，与乌克兰的最新新闻，今天与乌克兰的新闻，今天与乌克兰的新闻战争，今天上次与乌克兰的新闻战，乌克兰和俄罗斯和俄罗斯以及何时又发生战争与乌克兰与乌克兰的战争将是不可行</text:p>
      <text:p text:style-name="P4">
图片: ['<text:a xlink:type="simple" xlink:href="https://armyinform.com.ua/wp-content/uploads/2023/06/iaea.jpg" text:style-name="Internet_20_link" text:visited-style-name="Visited_20_Internet_20_Link">
iaea.jpg</text:a>
']</text:p>
      <text:p text:style-name="P4">
标签: ['ВЕЛИКА БРИТАНІЯ', 'ДОПОМОГА ПАРТНЕРІВ', 'ЗАПОРІЗЬКА АЕС', 'МАГАТЕ', 'СВІТ ПІДТРИМУЄ УКРАЇНУ']</text:p>
      <text:p text:style-name="P4">
类别: News</text:p>
      <!--METADATA-->
      <text:p text:style-name="P4">
<draw:frame draw:style-name="fr1" draw:name="Image183" text:anchor-type="as-char" svg:width="6.9236in" svg:height="3.894525in" draw:z-index="0">
<draw:image xlink:href="../Images/AРМІЯINFORM/2023-06-08T22-00-00-04-00/iaea.jpg" xlink:type="simple" xlink:show="embed" xlink:actuate="onLoad" draw:mime-type="image/jpeg"/>
</draw:frame>
英国宣布了额外的IDACE资金，分别为750 000个纯正(<text:span text:style-name="T5">
nad 3450万UAH _ </text:span>
- ed。)支持乌克兰发光安全的工作。</text:p>
      <text:p text:style-name="P4">
这在[消息]中说明了(https://www.gov.uk/government/news/ukraine-uk-boosts-funding-to-international-atomic-energy-agency)英国政府。</text:p>
      <text:p text:style-name="P4">
在俄罗斯入侵该国之后，英国已经为乌克兰提供了500万英镑，以支持乌克兰的MAGA指挥官，以及对IAEA的一年预算贡献。</text:p>
      <text:p text:style-name="P4">
额外的资金将帮助国际原子能机构继续其在乌克兰的重要工作，向乌克兰政府提供有关核安全的支持和建议。 英国的融资还为核电厂的放射材料和专家研究的教学做出了贡献。</text:p>
      <text:p text:style-name="P4">
“俄罗斯对乌克兰民用基础设施的野蛮袭击及其对Zaporizhzhya核电站的非法控制与所有国际核安全背道而驰。 她声称她支持核安全标准，但她的行动说明了另一种。 我非常感谢乌克兰的Mapeva工作人员和理事会的工作，英国的额外资金将帮助您看到该机构的重要工作，尤其是考虑到与Kakhovsky Dam的销毁相关的额外提升者，英国塞塞尔(Iaea Citsell)的不断代表说。</text:p>
      <text:p text:style-name="P4">
News Source: <text:a xlink:type="simple" xlink:href="https://armyinform.com.ua/2023/06/08/brytaniya-vydilyaye-750-tysyach-funtiv-dlya-pidtrymky-yadernoyi-bezpeky-v-ukrayini/" text:style-name="Internet_20_link" text:visited-style-name="Visited_20_Internet_20_Link">
https://armyinform.com.ua/2023/06/08/brytaniya-vydilyaye-750-tysyach-funtiv-dlya-pidtrymky-yadernoyi-bezpeky-v-ukrayini/</text:a>
</text:p>
      <!--NEWS-->
      <text:h text:style-name="P10" text:outline-level="1">
<text:span text:style-name="T4">
Zelensky：南部的水下是动物的墓地，至少有两个 - 炭疽</text:span>
</text:h>
      <text:p text:style-name="P4">
作者: Ukrinform (Person)</text:p>
      <text:p text:style-name="P4">
出版商: Укринформ (Organization)</text:p>
      <text:p text:style-name="P4">
出版时间: 2023-06-08T22:01:00+03:00</text:p>
      <text:p text:style-name="P4">
修改时间: 2023-06-08T22:01:00+03:00</text:p>
      <text:p text:style-name="P4">
描述: 南部的水下是动物的墓地，其中至少两个是炭疽病。  - 乌克林。</text:p>
      <text:p text:style-name="P4">
图片: ['<text:a xlink:type="simple" xlink:href="https://static.ukrinform.com/photos/2023_06/thumb_files/630_360_1686249669-488.jpeg" text:style-name="Internet_20_link" text:visited-style-name="Visited_20_Internet_20_Link">
630_360_16862...</text:a>
']</text:p>
      <text:p text:style-name="P4">
标签: ['Зеленський', 'Каховська ГЕС', 'Екоцид']</text:p>
      <text:p text:style-name="P4">
类型: Article</text:p>
      <!--METADATA-->
      <text:p text:style-name="P4">
<draw:frame draw:style-name="fr1" draw:name="Image184" text:anchor-type="as-char" svg:width="6.9236in" svg:height="3.956343in" draw:z-index="0">
<draw:image xlink:href="../Images/yкринформ/2023-06-08T22-01-00-03-00/630_360_1686249669-488.jpeg" xlink:type="simple" xlink:show="embed" xlink:actuate="onLoad" draw:mime-type="image/jpeg"/>
</draw:frame>
在南方的水下是动物的墓地，其中至少两个是炭疽。</text:p>
      <text:p text:style-name="P4">
乌克兰沃迪米尔·泽伦斯基(Ukraine Volodymyr Zelensky)总裁在<text:a xlink:type="simple" xlink:href="https://t.me/V_Zelenskiy_official/6521" text:style-name="Internet_20_link" text:visited-style-name="Visited_20_Internet_20_Link">
上诉</text:a>
乌克林福姆报道，向世界生态活动家，领导人和国际专家致敬。</text:p>
      <text:p text:style-name="P4">
<text:span text:style-name="T5">
video：<text:a xlink:type="simple" xlink:href="https://www.facebook.com/president.gov.ua" text:style-name="Internet_20_link" text:visited-style-name="Visited_20_Internet_20_Link">
总统办公室</text:a>
</text:span>
</text:p>
      <text:p text:style-name="P4">
乌克兰国家负责人说：“卡科夫斯基水力发电厂的人类灾难不是一场自然灾害，也不是一场危机。这是一场灾难。他在做什么。他命令做什么。”</text:p>
      <text:p text:style-name="P4">
<text:span text:style-name="T4">
另请阅读：</text:span>
 <text:a xlink:type="simple" xlink:href="https://www.ukrinform.ua/rubric-polytics/3720287-pidriv-kahovskoi-ges-zelenskij-zvernuvsa-do-svitovoi-ekologicnoi-spilnoti.html" text:style-name="Internet_20_link" text:visited-style-name="Visited_20_Internet_20_Link">
Kakhovskaya水力发电站：<text:span text:style-name="T4">
 Zelensky </text:span>
解决了生态社区的经验</text:a>
他指出，目前情况非常困难，因为俄罗斯军队正在停止在撤离的领土上进行炮击。 Zelensky说，这些恐怖分子对Eporanne进行了炮击。 乌克兰总统补充说：“这种俄罗斯的犯罪犯罪是欧洲最大的犯罪，但显然，俄罗斯入侵者已决定进一步加重种子。”</text:p>
      <text:p text:style-name="P4">
国家元首表示，俄罗斯占领的领土没有疏散。 Zelensky说：“当今的人们在没有饮用水的地方屋顶上的屋顶上，没有食物，没有医疗保健。那里有多少死亡和受害者，我们还不知道。”</text:p>
      <text:p text:style-name="P4">
他指出，从字面上看，每小时都有更多细节，以了解俄罗斯联邦造成这场灾难的损害。 乌克兰总统说：“在生命的30多个定居点中。两者都在暂时占领的领土上。我们对他们不知道。在没有集中污水的情况下，污水排水口已经在水中，所有东西都覆盖了一切。” 。</text:p>
      <text:p text:style-name="P4">
<text:span text:style-name="T4">
另请阅读：</text:span>
 <text:a xlink:type="simple" xlink:href="https://www.ukrinform.ua/rubric-regions/3720292-u-vodoshovise-pivdenne-perestala-nadhoditi-kahovska-voda-vilkul.html" text:style-name="Internet_20_link" text:visited-style-name="Visited_20_Internet_20_Link">
在水库中，南部停止了<text:span text:style-name="T4">
 kakhovsk </text:span>
 volkul</text:a>
</text:p>
      <text:p text:style-name="P4">
正如乌克林福姆报道的，<text:a xlink:type="simple" xlink:href="https://www.ukrinform.ua/rubric-other_news/3718791-pidriv-rosianami-kahovskoi-ges-vsi-novini.html" text:style-name="Internet_20_link" text:visited-style-name="Visited_20_Internet_20_Link">
6月6日晚上，俄罗斯军队破坏了Greblyukakhov水力发电站</text:a>
。 甚至在午餐前，几乎所有的车站都在水下排出，这是无法回收的。</text:p>
      <text:p text:style-name="P4">
照片：作品</text:p>
      <text:p text:style-name="P4">
News Source: <text:a xlink:type="simple" xlink:href="https://www.ukrinform.ua/rubric-society/3720295-zelenskij-pid-vodou-na-pivdni-opinilis-mogilniki-tvarin-sonajmense-dva-z-nih-iz-sibirkou.html" text:style-name="Internet_20_link" text:visited-style-name="Visited_20_Internet_20_Link">
https://www.ukrinform.ua/rubric-society/3720295-zelenskij-pid-vodou-na-pivdni-opinilis-mogilniki-tvarin-sonajmense-dva-z-nih-iz-sibirkou.html</text:a>
</text:p>
      <!--NEWS-->
      <text:h text:style-name="P10" text:outline-level="1">
<text:span text:style-name="T4">
敌人袭击了Cherkasy地区，八人受伤-OVA</text:span>
</text:h>
      <text:p text:style-name="P4">
作者: Ukrinform (Person)</text:p>
      <text:p text:style-name="P4">
出版商: Укринформ (Organization)</text:p>
      <text:p text:style-name="P4">
出版时间: 2023-06-08T22:02:00+03:00</text:p>
      <text:p text:style-name="P4">
修改时间: 2023-06-08T22:02:00+03:00</text:p>
      <text:p text:style-name="P4">
描述: 俄罗斯入侵者在Cherkasy地区的Uman区进行了火箭袭击，八人受伤，其中2人处于严重状态。  - 乌克林。</text:p>
      <text:p text:style-name="P4">
图片: ['<text:a xlink:type="simple" xlink:href="https://static.ukrinform.com/photos/2023_06/thumb_files/630_360_1686257968-551.jpg" text:style-name="Internet_20_link" text:visited-style-name="Visited_20_Internet_20_Link">
630_360_16862...</text:a>
']</text:p>
      <text:p text:style-name="P4">
标签: ['Черкащина', 'Обстріл', 'Поранені', 'Війна з Росією']</text:p>
      <text:p text:style-name="P4">
类型: Article</text:p>
      <!--METADATA-->
      <text:p text:style-name="P4">
<draw:frame draw:style-name="fr1" draw:name="Image185" text:anchor-type="as-char" svg:width="6.9236in" svg:height="3.956343in" draw:z-index="0">
<draw:image xlink:href="../Images/yкринформ/2023-06-08T22-02-00-03-00/630_360_1686257968-551.jpg" xlink:type="simple" xlink:show="embed" xlink:actuate="onLoad" draw:mime-type="image/jpeg"/>
</draw:frame>
俄罗斯火箭弹在切尔卡斯加地区的乌曼区袭击，八人受伤，其中两人处于严重状态。</text:p>
      <text:p text:style-name="P4">
关于它在[电报]中报告(https://t.me/s/cherkaskaODA)据报道，Cherkasy Ova Igor Storerets的负责人据报道。</text:p>
      <text:p text:style-name="P4">
“晚上有焦虑，不幸的是后果。 敌人再次造成了我们的Uman地区的火箭袭击。 我们有两个到达：工业设施和洗车。 第二次大火爆发。”</text:p>
      <text:p text:style-name="P4">
<text:span text:style-name="T4">
另请阅读：</text:span>
 <text:a xlink:type="simple" xlink:href="https://www.ukrinform.ua/rubric-ato/3719452-po-vsij-ukraini-ogolosena-povitrana-trivoga.html" text:style-name="Internet_20_link" text:visited-style-name="Visited_20_Internet_20_Link">
空气<text:span text:style-name="T4">
焦虑</text:span>
</text:a>
根据初步信息，有关八名受害者，其中两名处于一个州。</text:p>
      <text:p text:style-name="P4">
塔拉尔补充说，所有服务当前都在现场工作。</text:p>
      <text:p text:style-name="P4">
News Source: <text:a xlink:type="simple" xlink:href="https://www.ukrinform.ua/rubric-ato/3720297-rosia-zavdala-udaru-po-umansini-visim-ludej-poraneni-ova.html" text:style-name="Internet_20_link" text:visited-style-name="Visited_20_Internet_20_Link">
https://www.ukrinform.ua/rubric-ato/3720297-rosia-zavdala-udaru-po-umansini-visim-ludej-poraneni-ova.html</text:a>
</text:p>
      <!--NEWS-->
      <text:h text:style-name="P10" text:outline-level="1">
<text:span text:style-name="T4">
Kakhovskaya水力发电站：Zelensky责备国际组织零支持</text:span>
</text:h>
      <text:p text:style-name="P4">
作者: Ukrinform (Person)</text:p>
      <text:p text:style-name="P4">
出版商: Укринформ (Organization)</text:p>
      <text:p text:style-name="P4">
出版时间: 2023-06-08T22:06:00+03:00</text:p>
      <text:p text:style-name="P4">
修改时间: 2023-06-08T22:06:00+03:00</text:p>
      <text:p text:style-name="P4">
描述: 目前，实际上尚未关注国际组织对乌克兰水力发电站的乌克兰地区洪水淹没的领土。  - 乌克林。</text:p>
      <text:p text:style-name="P4">
图片: ['<text:a xlink:type="simple" xlink:href="https://static.ukrinform.com/photos/2023_06/thumb_files/630_360_1686249475-856.jpeg" text:style-name="Internet_20_link" text:visited-style-name="Visited_20_Internet_20_Link">
630_360_16862...</text:a>
']</text:p>
      <text:p text:style-name="P4">
标签: ['Зеленський', 'Каховська ГЕС', 'Війна з Росією']</text:p>
      <text:p text:style-name="P4">
类型: Article</text:p>
      <!--METADATA-->
      <text:p text:style-name="P4">
<draw:frame draw:style-name="fr1" draw:name="Image186" text:anchor-type="as-char" svg:width="6.9236in" svg:height="3.956343in" draw:z-index="0">
<draw:image xlink:href="../Images/yкринформ/2023-06-08T22-06-00-03-00/630_360_1686249475-856.jpeg" xlink:type="simple" xlink:show="embed" xlink:actuate="onLoad" draw:mime-type="image/jpeg"/>
</draw:frame>
目前，由于卡哈夫斯卡亚水电站的塔里特，国际组织尚无关注乌克兰暂时占领领土。</text:p>
      <text:p text:style-name="P4">
乌克林福姆报道，乌克兰沃迪米尔·泽伦斯基总裁在经验丰富的生态活动家，观点和国际专家的吸引力中说明了这一点。</text:p>
      <text:p text:style-name="P4">
他指出，乌克兰将竭尽所能拯救大多数人，并强调需要在这一过程中支持世界的必要性“不仅是言论，而且是行动”。</text:p>
      <text:p text:style-name="P4">
<text:span text:style-name="T4">
另请阅读：</text:span>
 <text:a xlink:type="simple" xlink:href="https://www.ukrinform.ua/rubric-society/3720295-zelenskij-pid-vodou-na-pivdni-opinilis-mogilniki-tvarin-sonajmense-dva-z-nih-iz-sibirkou.html" text:style-name="Internet_20_link" text:visited-style-name="Visited_20_Internet_20_Link">
<text:span text:style-name="T4">
 Zelensky </text:span>
：墓地在南部的水下，至少有两个 - 炭疽病</text:a>
“在该领土的领土上，我们已经开始提供帮助。特别是您的压力 - 我问他们!”  - 乌克兰国家负责人说。</text:p>
      <text:p text:style-name="P4">
他强调，在这场灾难之后，有必要尽一切努力避免任何沙漠，废墟或死区。 根据Zelensky的说法，只能与生态保护社区，领导人和州，国际组织一起提供共同的努力。</text:p>
      <text:p text:style-name="P4">
“洪水区的污染和毒药迅速进入地下水，毒药河，从那里进入黑海盆地。也就是说，它不是一个“某个地方”  - 世界上的一切都非常相互联系。</text:p>
      <text:p text:style-name="P4">
<text:span text:style-name="T4">
另请阅读：</text:span>
 <text:a xlink:type="simple" xlink:href="https://www.ukrinform.ua/rubric-polytics/3720287-pidriv-kahovskoi-ges-zelenskij-zvernuvsa-do-svitovoi-ekologicnoi-spilnoti.html" text:style-name="Internet_20_link" text:visited-style-name="Visited_20_Internet_20_Link">
Kakhovskaya水力发电站：<text:span text:style-name="T4">
 Zelensky </text:span>
解决了生态社区的经验</text:a>
因此，请传播有关这种俄罗斯生态剂的真相。 请致电领导人，州和国际组织采取行动。</text:p>
      <text:p text:style-name="P4">
正如乌克林福姆报道的那样，6月6日晚上，俄罗斯军队炸毁了杜布尔克霍夫水力发电厂。 在Kherson地区，救援工作和从洪水地点发芽的措施仍在继续。 在暂时占领的领土上，这种情况尤其引人注目，俄罗斯入侵者在没有任何帮助的情况下盖章了平民，而乌克兰对这些人的救援服务的获得是极其复杂或不可能的。照片：作品</text:p>
      <text:p text:style-name="P4">
News Source: <text:a xlink:type="simple" xlink:href="https://www.ukrinform.ua/rubric-polytics/3720300-pidriv-kahovskoi-ges-zelenskij-doriknuv-miznarodnim-organizaciam-za-nul-pidtrimki.html" text:style-name="Internet_20_link" text:visited-style-name="Visited_20_Internet_20_Link">
https://www.ukrinform.ua/rubric-polytics/3720300-pidriv-kahovskoi-ges-zelenskij-doriknuv-miznarodnim-organizaciam-za-nul-pidtrimki.html</text:a>
</text:p>
      <!--NEWS-->
      <text:h text:style-name="P10" text:outline-level="1">
<text:span text:style-name="T4">
Kakhovka水库的水位掉落在“死点”以下-UKRHYDROENERGO</text:span>
</text:h>
      <text:p text:style-name="P4">
作者: Ukrinform (Person)</text:p>
      <text:p text:style-name="P4">
出版商: Укринформ (Organization)</text:p>
      <text:p text:style-name="P4">
出版时间: 2023-06-08T22:15:00+03:00</text:p>
      <text:p text:style-name="P4">
修改时间: 2023-06-08T22:15:00+03:00</text:p>
      <text:p text:style-name="P4">
描述: 卡科夫卡水库的水位达到了12.5，该水位低于“死点”。  - 乌克林。</text:p>
      <text:p text:style-name="P4">
图片: ['<text:a xlink:type="simple" xlink:href="https://static.ukrinform.com/photos/2019_05/thumb_files/630_360_1557066183-758.jpg" text:style-name="Internet_20_link" text:visited-style-name="Visited_20_Internet_20_Link">
630_360_15570...</text:a>
']</text:p>
      <text:p text:style-name="P4">
标签: ['Каховська ГЕС', 'Укргідроенерго', 'Війна з Росією']</text:p>
      <text:p text:style-name="P4">
类型: Article</text:p>
      <!--METADATA-->
      <text:p text:style-name="P4">
<draw:frame draw:style-name="fr1" draw:name="Image187" text:anchor-type="as-char" svg:width="6.9236in" svg:height="3.956343in" draw:z-index="0">
<draw:image xlink:href="../Images/yкринформ/2023-06-08T22-15-00-03-00/630_360_1557066183-758.jpg" xlink:type="simple" xlink:show="embed" xlink:actuate="onLoad" draw:mime-type="image/jpeg"/>
</draw:frame>
Kakhovka水库的水平达到12.5，低于“死点”。</text:p>
      <text:p text:style-name="P4">
乌克林福姆报道，这是由乌克里诺·伊戈尔·西罗塔(Ukrhydroenergo Igor Sirota)首席执行官在Eviritelaphone“统一新闻”中宣布的。</text:p>
      <text:p text:style-name="P4">
“水平已经为12.5米。 这要低于“死”点12.7米，当我们无法在定居点和Zaporizhhya npp中浇水时，”  - 孤儿。</text:p>
      <text:p text:style-name="P4">
*!(https://www.ukrinform.ua/rubric-economy/3720284-zbitki-agrosektora-vid-pidrivu-kahovskoi-ges-mozut-sagnuti-15-milarda.html)据他说，如果目前的水库跌落率为每天1米，那么秋季过程可以持续约七到八天。</text:p>
      <text:p text:style-name="P4">
“如果底部的大坝被摧毁至基地，则水库的深度不超过三米，即宽度为3.5公里，宽度为3.5公里，作为爆炸的芯片，最高为1-1.2公里水库本身”  - 解释说“乌克迪诺格”的负责人。</text:p>
      <text:p text:style-name="P4">
同时，他告知，卡科夫卡水力发电站的一半已经在水下，另一半已经在水中70％。 尤其是，用文字说，门户和站点之间的泥土插入物也在水下，可能是侵蚀。</text:p>
      <text:p text:style-name="P4">
<text:span text:style-name="T4">
另请阅读：</text:span>
 <text:a xlink:type="simple" xlink:href="https://www.ukrinform.ua/rubric-polytics/3720225-komisia-natoukraina-provela-zasidanna-sodo-kahovskoi-ges-domovilisa-pro-operativnu-dopomogu.html" text:style-name="Internet_20_link" text:visited-style-name="Visited_20_Internet_20_Link">
北约 - 乌克兰委员会在Kakhovskaya Hpp-hpp-repreed上举行了一次会议</text:a>
孤儿说：“我们正在开发一个初步的项目，用于建立一个跳线，该项目将开始投入多少kakhovka。”</text:p>
      <text:p text:style-name="P4">
他说，建造跳线至少需要两个月的时间，24/7必须是备用的。</text:p>
      <text:p text:style-name="P4">
Ukrhydroenergo的首席执行官指出，它将抽水，看到爆炸的后果，并拆除水力发电厂以建造巢穴。</text:p>
      <text:p text:style-name="P4">
<text:span text:style-name="T4">
另请阅读：</text:span>
 <text:a xlink:type="simple" xlink:href="https://www.ukrinform.ua/rubric-economy/3719981-pidriv-kahovskoi-ges-v-ukrgidroenergo-kazut-so-pik-pidtoplenna-uze-pozadu.html" text:style-name="Internet_20_link" text:visited-style-name="Visited_20_Internet_20_Link">
Kakhovskaya水电站：在<text:span text:style-name="T4">
 ukrhydroenerg </text:span>
 o中，他们说洪水已经落后了</text:a>
他强调说：“我们将需要两个月的套头衫，两个月 - 在下部十字架上。我们将阻止，停止这种水流，以便我们开始缓慢地慢慢地将Kakhovka储藏室缓慢地慢慢缩短。”正如乌克林福姆报道的，<text:a xlink:type="simple" xlink:href="https://www.ukrinform.ua/rubric-other_news/3718791-pidriv-rosianami-kahovskoi-ges-vsi-novini.html" text:style-name="Internet_20_link" text:visited-style-name="Visited_20_Internet_20_Link">
6月6日晚上，俄罗斯军队破坏了Greblyukakhov水力发电站</text:a>
。 库尔森地区仍在继续进行洪水泛滥的救援工作和疏散措施。 局势仍然存在于暂时占领的领土上，德鲁士入侵者在没有任何帮助的情况下离开了平民，而乌克兰对这些人的救援服务的访问非常复杂。</text:p>
      <text:p text:style-name="P4">
在破坏卡科夫卡水力发电站的占领者的事实中，执法人员开始根据“ Ecocid”的文章进行调查。</text:p>
      <text:p text:style-name="P4">
Ukrhydroenergo表示，Kakhovka水力发电站被完全销毁和可追回。</text:p>
      <text:p text:style-name="P4">
News Source: <text:a xlink:type="simple" xlink:href="https://www.ukrinform.ua/rubric-regions/3720299-riven-vodi-u-kahovskomu-vodoshovisi-opustivsa-nizce-mertvoi-tocki-ukrgidroenergo.html" text:style-name="Internet_20_link" text:visited-style-name="Visited_20_Internet_20_Link">
https://www.ukrinform.ua/rubric-regions/3720299-riven-vodi-u-kahovskomu-vodoshovisi-opustivsa-nizce-mertvoi-tocki-ukrgidroenergo.html</text:a>
</text:p>
      <!--NEWS-->
      <text:h text:style-name="P10" text:outline-level="1">
<text:span text:style-name="T4">
创建了一个专家小组，以将俄罗斯联合会持续到埃克斯基 -  Zelensky</text:span>
</text:h>
      <text:p text:style-name="P4">
作者: Ukrinform (Person)</text:p>
      <text:p text:style-name="P4">
出版商: Укринформ (Organization)</text:p>
      <text:p text:style-name="P4">
出版时间: 2023-06-08T22:21:00+03:00</text:p>
      <text:p text:style-name="P4">
修改时间: 2023-06-08T22:21:00+03:00</text:p>
      <text:p text:style-name="P4">
描述: 乌克兰创建了一个专家小组，以巩固世界社区，以便将俄罗斯联合会带入iCocide。  - 乌克林。</text:p>
      <text:p text:style-name="P4">
图片: ['<text:a xlink:type="simple" xlink:href="https://static.ukrinform.com/photos/2023_06/thumb_files/630_360_1686249669-488.jpeg" text:style-name="Internet_20_link" text:visited-style-name="Visited_20_Internet_20_Link">
630_360_16862...</text:a>
']</text:p>
      <text:p text:style-name="P4">
标签: ['Зеленський', 'Каховська ГЕС', 'Війна з Росією', 'Екоцид']</text:p>
      <text:p text:style-name="P4">
类型: Article</text:p>
      <!--METADATA-->
      <text:p text:style-name="P4">
<draw:frame draw:style-name="fr1" draw:name="Image188" text:anchor-type="as-char" svg:width="6.9236in" svg:height="3.956343in" draw:z-index="0">
<draw:image xlink:href="../Images/yкринформ/2023-06-08T22-21-00-03-00/630_360_1686249669-488.jpeg" xlink:type="simple" xlink:show="embed" xlink:actuate="onLoad" draw:mime-type="image/jpeg"/>
</draw:frame>
乌克兰人一直是乌克兰人巩固世界社区，以便将俄罗斯联合会带入一个欧洲联盟。</text:p>
      <text:p text:style-name="P4">
Volodymyr Zelenskyy在[上诉]中表示了这一点(https://www.youtube.com/watch?v=D6p-MaVXNkY)乌克林福姆报道，对世界生态活动家，思想领袖和国际专家而言。</text:p>
      <text:p text:style-name="P4">
“正如我们创建了从事乌克兰制裁和安全保证的特殊专家团体一样，我们创建了一个专家小组，该团体将首先巩固世界，以便艾希科德(Ecocide)充满俄罗斯的责任，以便我们的责任[Zelensky]说，国家并不孤单 - 与Ecocidia在一起。(https://www.ukrinform.ua/tag-zelenskij)。</text:p>
      <text:p text:style-name="P4">
他表达了信心，即在世界上有足够的领导能力，可以创建相应的工具。 国家元首呼吁世界社区建立相关倡议。</text:p>
      <text:p text:style-name="P4">
<text:span text:style-name="T4">
另请阅读：</text:span>
 <text:a xlink:type="simple" xlink:href="https://www.ukrinform.ua/rubric-polytics/3720300-pidriv-kahovskoi-ges-zelenskij-doriknuv-miznarodnim-organizaciam-za-nul-pidtrimki.html" text:style-name="Internet_20_link" text:visited-style-name="Visited_20_Internet_20_Link">
Kakhovskaya水力发电站：<text:span text:style-name="T4">
 Zelensky </text:span>
开处方向国家“零支持”组织开处方</text:a>
正如乌克林福姆报道的，6月6日晚上<text:a xlink:type="simple" xlink:href="http://www.ukrinform.ua/rubric-other_news/3718791-pidriv-rosianami-kahovskoi-ges-vsi-novini.html" text:style-name="Internet_20_link" text:visited-style-name="Visited_20_Internet_20_Link">
俄罗斯军队炸毁了杜布尔·库霍夫水力发电站</text:a>
。 关于破坏水力发电厂的入侵者的事实，执法人员开始根据文章“ Ecocid”进行调查。</text:p>
      <text:p text:style-name="P4">
照片：作品</text:p>
      <text:p text:style-name="P4">
News Source: <text:a xlink:type="simple" xlink:href="https://www.ukrinform.ua/rubric-ato/3720305-stvoruetsa-ekspertna-grupa-dla-pritagnenna-rf-do-vidpovidalnosti-za-ekocid-zelenskij.html" text:style-name="Internet_20_link" text:visited-style-name="Visited_20_Internet_20_Link">
https://www.ukrinform.ua/rubric-ato/3720305-stvoruetsa-ekspertna-grupa-dla-pritagnenna-rf-do-vidpovidalnosti-za-ekocid-zelenskij.html</text:a>
</text:p>
      <!--NEWS-->
      <text:h text:style-name="P10" text:outline-level="1">
<text:span text:style-name="T4">
拜登：我相信我们将有必要的资金来支持乌克兰</text:span>
</text:h>
      <text:p text:style-name="P4">
作者: Ukrinform (Person)</text:p>
      <text:p text:style-name="P4">
出版商: Укринформ (Organization)</text:p>
      <text:p text:style-name="P4">
出版时间: 2023-06-08T22:29:00+03:00</text:p>
      <text:p text:style-name="P4">
修改时间: 2023-06-08T22:29:00+03:00</text:p>
      <text:p text:style-name="P4">
描述: 美国总统坚信，乌克兰将在国会获得两项党派支持，从长远来看，包括必要的帮助。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Фінанси', 'Україна', 'допомога', 'Війна з Росією', 'Ріші Сунак']</text:p>
      <text:p text:style-name="P4">
类型: Article</text:p>
      <!--METADATA-->
      <text:p text:style-name="P4">
<draw:frame draw:style-name="fr1" draw:name="Image189" text:anchor-type="as-char" svg:width="6.9236in" svg:height="3.956343in" draw:z-index="0">
<draw:image xlink:href="../Images/yкринформ/2023-06-08T22-29-00-03-00/630_360_1684671641-107.jpeg" xlink:type="simple" xlink:show="embed" xlink:actuate="onLoad" draw:mime-type="image/jpeg"/>
</draw:frame>
总统坚信，在国会的两项支持下，乌克兰获得了新的援助，包括从长远来看。</text:p>
      <text:p text:style-name="P4">
他在与总理瑞沙·萨纳克(Risha Sunak)的联合新闻发布会上表示，乌克林福音通讯员报道。</text:p>
      <text:p text:style-name="P4">
“我相信我们将有必要的资金来支持乌克兰，并认为这是如此的支持，我相信这种支持是(在国会 -  ed。)佛教徒，即使今天您听到了纳卡皮托尔山(Nakapitolian Hill)的一些选票，涉及我们是否应该继续支持乌克兰或我们必须支持他们多长时间，”白宫负责人说。</text:p>
      <text:p text:style-name="P4">
在这方面，他建议如果美国与乌克兰人停下来，他会发生。</text:p>
      <text:p text:style-name="P4">
“您认为俄罗斯会停在基辅吗？ 您认为一切都在这方面吗？ 我想不是。 我认为我的绝大多数同事甚至批评家也认为这不会发生。”拜登说。</text:p>
      <text:p text:style-name="P4">
<text:span text:style-name="T4">
另请阅读：</text:span>
 [<text:span text:style-name="T4">
 biden </text:span>
 \  - 关于Kakhovskaya水力发电：我们将提供帮助(https://www.ukrinform.ua/rubric-polytics/3719325-bajden-pro-pidriv-kahovskoi-ges-mi-dopomozemo-ukraini.html)他强调说，在与乌克兰方以及与乌克兰义务的盟友的谈判中，其目标是确保长期安全遏制当前战争后俄罗斯联邦的新潜在侵略。</text:p>
      <text:p text:style-name="P4">
美国总统说：“我们正在通过提供乌克兰现在在战场上需要的支持，并帮助他们长期加强军队来实现这一目标。”</text:p>
      <text:p text:style-name="P4">
根据乌克林福姆的说法，周四在白宫举行了总统乔·贝登(Joe Baiden)与英国总理赖斯·桑纳克(Rice Sunak)举行的会议。 乌克兰支持的问题以及对俄罗斯联邦侵略的共同答案是华盛顿的主要谈判之一。</text:p>
      <text:p text:style-name="P4">
_foto：op _</text:p>
      <text:p text:style-name="P4">
News Source: <text:a xlink:type="simple" xlink:href="https://www.ukrinform.ua/rubric-polytics/3720302-bajden-viru-so-mi-matimemo-neobhidne-dla-pidtrimki-ukraini-finansuvanna.html" text:style-name="Internet_20_link" text:visited-style-name="Visited_20_Internet_20_Link">
https://www.ukrinform.ua/rubric-polytics/3720302-bajden-viru-so-mi-matimemo-neobhidne-dla-pidtrimki-ukraini-finansuvanna.html</text:a>
</text:p>
      <!--NEWS-->
      <text:h text:style-name="P10" text:outline-level="1">
<text:span text:style-name="T4">
UPL。 根据Wyscout的说法</text:span>
</text:h>
      <text:p text:style-name="P4">
作者: Ukrinform (Person)</text:p>
      <text:p text:style-name="P4">
出版商: Укринформ (Organization)</text:p>
      <text:p text:style-name="P4">
出版时间: 2023-06-08T22:31:00+03:00</text:p>
      <text:p text:style-name="P4">
修改时间: 2023-06-08T22:31:00+03:00</text:p>
      <text:p text:style-name="P4">
描述: 根据知名的统计组织指数，乌克兰足球锦标赛的象征团队被确定。  - 乌克林。</text:p>
      <text:p text:style-name="P4">
图片: ['<text:a xlink:type="simple" xlink:href="https://static.ukrinform.com/photos/2023_06/thumb_files/630_360_1686252620-868.jpg" text:style-name="Internet_20_link" text:visited-style-name="Visited_20_Internet_20_Link">
630_360_16862...</text:a>
']</text:p>
      <text:p text:style-name="P4">
标签: ['Футбол', "Прем'єр-ліга"]</text:p>
      <text:p text:style-name="P4">
类型: Article</text:p>
      <!--METADATA-->
      <text:p text:style-name="P4">
<draw:frame draw:style-name="fr1" draw:name="Image190" text:anchor-type="as-char" svg:width="6.9236in" svg:height="3.956343in" draw:z-index="0">
<draw:image xlink:href="../Images/yкринформ/2023-06-08T22-31-00-03-00/630_360_1686252620-868.jpg" xlink:type="simple" xlink:show="embed" xlink:actuate="onLoad" draw:mime-type="image/jpeg"/>
</draw:frame>
已经确定了乌克兰足球锦标赛的象征性国家队。</text:p>
      <text:p text:style-name="P4">
由于本赛季在乌克兰英超联赛中(UPL)成为已知的象征<text:a xlink:type="simple" xlink:href="https://upl.ua/ua/news/view/7454" text:style-name="Internet_20_link" text:visited-style-name="Visited_20_Internet_20_Link">
清单</text:a>
据《乌克林福姆》报道，根据Wyscout统计平台指数，本赛季最佳足球运动员的33名。</text:p>
      <text:p text:style-name="P4">
上述额定值基于相应程序的统计算法。</text:p>
      <text:p text:style-name="P4">
<text:span text:style-name="T4">
另请阅读：</text:span>
 <text:a xlink:type="simple" xlink:href="https://www.ukrinform.ua/rubric-sports/3719967-start-novogo-futbolnogo-cempionatu-upl-zaplanuvali-na-29-lipna.html" text:style-name="Internet_20_link" text:visited-style-name="Visited_20_Internet_20_Link">
新的足球锦标赛开始<text:span text:style-name="T4">
 UPL </text:span>
计划于7月29日举行</text:a>
<text:span text:style-name="T5">
 pan 33季节-2022/23的UPL球员：</text:span>
</text:p>
      <text:p text:style-name="P4">
守门员：1。Oleg Mozil(金属主义者1925)，2。Eugene volynets(“耳朵”)，3。班杜拉的亚历山大(“ minaj”).</text:p>
      <text:p text:style-name="P4">
Праві захисники: 1. Денис Мірошниченко (亚历山大)，2。伊戈尔·佩尔杜塔(Igor Perrduta)(沃斯克拉)，3。Bogdan Butko(“星星”).</text:p>
      <text:p text:style-name="P4">
Центральні захисники (正确的)：1。Valery Bondar(“矿工”)，2。Denis Popov(“发电机”)，3。Maxim Imerekov(“星星”).</text:p>
      <text:p text:style-name="P4">
Центральні захисники (左边)：1。mykola matvienko(“矿工”)，2。爱德华·萨拉西(dnipro-1)，3。Yaroslav Rakitsky(“矿工”).</text:p>
      <text:p text:style-name="P4">
Ліві захисники: 1. Максим Брагару (Chernomorets)，2。Vasily Kravets(沃斯克拉)，3。Artem Smolyakov(插入).</text:p>
      <text:p text:style-name="P4">
Праві півзахисники: 1. Олексій Гуцуляк (dnipro-1)，2。Rostislav Rusin(金属主义者1925)，3。Maxim Zaderaka(Kryvbas).</text:p>
      <text:p text:style-name="P4">
Опорні півзахисники: 1. Володимир Бражко (“星星”)，2。亚历山大·斯凯利(Alexander Sklyar)(沃斯克拉)，3。Valery Kucherov(“希瑟”).</text:p>
      <text:p text:style-name="P4">
Центральні півзахисники: 1. Єгор Твердохліб (“ minaj”)，2。乔治·苏达科夫(“矿工”)，3。亚历山大·皮哈洛科诺克(Alexander Pihalokonok)(dnipro-1).</text:p>
      <text:p text:style-name="P4">
Атакувальні півзахисники: 1. Віталій Буяльський (“发电机”)，2。Sergei Bulets(“星星”)，3。塔(“移动”).</text:p>
      <text:p text:style-name="P4">
Ліві півзахисники: 1. Таулян Сефері (沃斯克拉)，2。Lave Solomon-Otabor(“移动”)，3。Gennady Pasich(“希瑟”).</text:p>
      <text:p text:style-name="P4">
Центральні нападники: 1. Артем Довбик (dnipro-1)，2。Nazarii Rusin(“星星”)，3。 尤里·克里姆丘克(Yuri Klimchuk)(“移动”).</text:p>
      <text:p text:style-name="P4">
News Source: <text:a xlink:type="simple" xlink:href="https://www.ukrinform.ua/rubric-sports/3720301-upl-spisok-33-najkrasih-futbolstiv-sezonu202223-za-versieu-wyscout.html" text:style-name="Internet_20_link" text:visited-style-name="Visited_20_Internet_20_Link">
https://www.ukrinform.ua/rubric-sports/3720301-upl-spisok-33-najkrasih-futbolstiv-sezonu202223-za-versieu-wyscout.html</text:a>
</text:p>
      <!--NEWS-->
      <text:h text:style-name="P10" text:outline-level="1">
<text:span text:style-name="T4">
Danilov不排除与北约国家建立单方双边协议的可能性</text:span>
</text:h>
      <text:p text:style-name="P4">
作者: Ukrinform (Person)</text:p>
      <text:p text:style-name="P4">
出版商: Укринформ (Organization)</text:p>
      <text:p text:style-name="P4">
出版时间: 2023-06-08T22:32:29+03:00</text:p>
      <text:p text:style-name="P4">
修改时间: 2023-06-08T22:32:29+03:00</text:p>
      <text:p text:style-name="P4">
描述: NSDC秘书Alexei Danilov并不排除乌克兰可能与北约成员在我们国家的存在中作为联盟代表或不同形式达成双边协议。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НАТО', 'РНБО', 'Данілов', 'Війна з Росією']</text:p>
      <text:p text:style-name="P4">
类型: Article</text:p>
      <!--METADATA-->
      <text:p text:style-name="P4">
<draw:frame draw:style-name="fr1" draw:name="Image191" text:anchor-type="as-char" svg:width="6.9236in" svg:height="3.956343in" draw:z-index="0">
<draw:image xlink:href="../Images/yкринформ/2023-06-08T22-32-29-03-00/630_360_1680783784-260.jpg" xlink:type="simple" xlink:show="embed" xlink:actuate="onLoad" draw:mime-type="image/jpeg"/>
</draw:frame>
Oleksiy Danilov Secretarrnov并不排除乌克兰与北约成员国有关其在同盟的存在或不同形式的次要协议。</text:p>
      <text:p text:style-name="P4">
根据乌克林福姆的说法，他在[采访乌克兰广播电台]中说明了这一点(https://ukr.radio/news.html?newsID=101613)。</text:p>
      <text:p text:style-name="P4">
“至于拉斯穆森先生的声明，我们非常喜欢安全保证(对于乌克兰 - 编辑。)它们不能保证1994年的布达佩斯样本，但保证有效和具有约束力。 当普京在2014年2月参加战争时，然后在2022年2月再次参加战争时，他打算认为北约绝对不会扩大或接近俄罗斯边界。 结果，我们看到今天的芬兰几乎是联盟的成员。 一个和另一个都在喷雾附近，一个在其边界。 我们将成为联盟的成员的事实是时间问题。 这是我们的宪法规范，没有人会从那里清理。 我们一定会在那里，因为我们值得在一个支持民主并遇到北约国家的一个家庭中。”</text:p>
      <text:p text:style-name="P4">
<text:span text:style-name="T4">
另请阅读：</text:span>
 <text:a xlink:type="simple" xlink:href="https://www.ukrinform.ua/rubric-ato/3719754-sekretar-rnbo-porivnav-putina-z-ben-ladenom-nisit-use-so-bacit-na-svoemu-slahu.html" text:style-name="Internet_20_link" text:visited-style-name="Visited_20_Internet_20_Link">
NSDC秘书与普京与本·拉登(Ben Laden)进行了比较：摧毁了他所看到的一切</text:a>
此外，他评论了<text:a xlink:type="simple" xlink:href="https://www.ukrinform.ua/rubric-other_news/3719995-kuleba-do-zaversenna-vijni-inozemni-derzavi-ne-vvoditimut-svoi-vijska-v-ukrainu.html" text:style-name="Internet_20_link" text:visited-style-name="Visited_20_Internet_20_Link">
外交大臣德米特里·库莱比普罗(Dmitry Kulebipro)的陈述说北约部队不会进入乌克兰领土</text:a>
至少这场战争的给药，以及前北约拉斯穆森秘书长，某些确定性仍然可以单独采取措施。</text:p>
      <text:p text:style-name="P4">
“让我们等待更具体的行动。我不排除这样一种选择，即与北约某些国家的双边协议，Alletreb将理解这些协议应该是什么。所有协议 - 根据国际法... NSDC秘书说：“是否会有乌克兰会同意。<text:span text:style-name="T4">
另请阅读：</text:span>
 <text:a xlink:type="simple" xlink:href="https://www.ukrinform.ua/rubric-ato/3718885-danilov-pisla-zasidanna-rnbo-zoden-rosianin-ne-zupinit-zvilnenna-ukraini-cas-akogo-nastav.html" text:style-name="Internet_20_link" text:visited-style-name="Visited_20_Internet_20_Link">
<text:span text:style-name="T4">
 danilov </text:span>
在NSDC会议之后：乌克兰不会发布俄罗斯人，这是有时间的</text:a>
7月11日至12日，北约峰会将在维尔纽斯举行，该峰会在与俄罗斯侵略的斗争中考虑了对乌克兰援助的好处。 总统神泽伦斯基(Zelensky)表示打算亲自参加这次会议。 在各个层面上，乌克兰方面强调，“乌克兰将成为联盟的成员”的保证是在2008年在布加勒斯特北约期间制造的，这是不够的。 取而代之的是，乌克兰提高了北约大学提供安全保证和对联盟的正式成员资格的明确看法。</text:p>
      <text:p text:style-name="P4">
News Source: <text:a xlink:type="simple" xlink:href="https://www.ukrinform.ua/rubric-ato/3720303-danilov-ne-viklucae-mozlivosti-individualnih-dvostoronnih-ugod-z-krainami-nato.html" text:style-name="Internet_20_link" text:visited-style-name="Visited_20_Internet_20_Link">
https://www.ukrinform.ua/rubric-ato/3720303-danilov-ne-viklucae-mozlivosti-individualnih-dvostoronnih-ugod-z-krainami-nato.html</text:a>
</text:p>
      <!--NEWS-->
      <text:h text:style-name="P10" text:outline-level="1">
<text:span text:style-name="T4">
Mariupol现在的死亡率高是Covid-19峰Andryushchenko的两倍</text:span>
</text:h>
      <text:p text:style-name="P4">
作者: Ukrinform (Person)</text:p>
      <text:p text:style-name="P4">
出版商: Укринформ (Organization)</text:p>
      <text:p text:style-name="P4">
出版时间: 2023-06-08T22:39:00+03:00</text:p>
      <text:p text:style-name="P4">
修改时间: 2023-06-08T22:39:00+03:00</text:p>
      <text:p text:style-name="P4">
描述: 暂时捕获的Mariupol的人口死亡率大大增加。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COVID-19', 'Війна з Росією']</text:p>
      <text:p text:style-name="P4">
类型: Article</text:p>
      <!--METADATA-->
      <text:p text:style-name="P4">
<draw:frame draw:style-name="fr1" draw:name="Image192" text:anchor-type="as-char" svg:width="6.9236in" svg:height="3.956343in" draw:z-index="0">
<draw:image xlink:href="../Images/yкринформ/2023-06-08T22-39-00-03-00/630_360_1680546247-363.jpg" xlink:type="simple" xlink:show="embed" xlink:actuate="onLoad" draw:mime-type="image/jpeg"/>
</draw:frame>
非凡的野马以致命的巨大增长为标志。</text:p>
      <text:p text:style-name="P4">
关于<text:a xlink:type="simple" xlink:href="https://t.me/andriyshTime/10545" text:style-name="Internet_20_link" text:visited-style-name="Visited_20_Internet_20_Link">
电报</text:a>
乌克林福姆顾问报道，Petro Andryushchenko报道。</text:p>
      <text:p text:style-name="P4">
本周，“出于自然原因”的“野马死亡率”每周越过400人。 在身体数字上，这是金钱死亡率的2.6倍。 然后几乎达到了150人死亡的分数。” Andryushchenko指出。</text:p>
      <text:p text:style-name="P4">
<text:span text:style-name="T4">
另请阅读：</text:span>
 <text:a xlink:type="simple" xlink:href="https://www.ukrinform.ua/rubric-ato/3719427-u-dvoh-selisah-poblizu-mariupola-cuti-vibuhi-andrusenko.html" text:style-name="Internet_20_link" text:visited-style-name="Visited_20_Internet_20_Link">
在<text:span text:style-name="T4">
 Mariupol附近的两个定居点</text:span>
我听到爆炸 -  Andryushchenko</text:a>
同时，他指出，如果50万人在大流行期间记录了150人死亡，那么现在有400人死亡，少于110万。</text:p>
      <text:p text:style-name="P4">
“如果种族灭绝看起来有所不同，我不知道 - 如何。”</text:p>
      <text:p text:style-name="P4">
根据乌克林福姆的说法，俄罗斯的侵略造成了玛丽upol中最熟悉的人道主义灾难之一。 在此案中，该市几乎被摧毁了90％。</text:p>
      <text:p text:style-name="P4">
<text:span text:style-name="T4">
另请阅读：</text:span>
 [俄罗斯人被拆除<text:span text:style-name="T4">
 mariupol </text:span>
等等(https://www.ukrinform.ua/rubric-regions/3719337-rosiani-znesli-v-mariupoli-vze-ponad-300-budinkiv-miskrada.html)目前，该市大约有100,000人。 灾难性的漆和药物，医院没有现代设备。医疗挤满了受伤的俄罗斯军队，患者在住院的文明中反映了。</text:p>
      <text:p text:style-name="P4">
News Source: <text:a xlink:type="simple" xlink:href="https://www.ukrinform.ua/rubric-regions/3720038-u-mariupoli-zaraz-udvici-visa-smertnist-niz-u-pik-covid19-andrusenko.html" text:style-name="Internet_20_link" text:visited-style-name="Visited_20_Internet_20_Link">
https://www.ukrinform.ua/rubric-regions/3720038-u-mariupoli-zaraz-udvici-visa-smertnist-niz-u-pik-covid19-andrusenko.html</text:a>
</text:p>
      <!--NEWS-->
      <text:h text:style-name="P10" text:outline-level="1">
<text:span text:style-name="T4">
Cherkasy地区炮击：Uman被火箭特征所在地的火灾淘汰</text:span>
</text:h>
      <text:p text:style-name="P4">
作者: Ukrinform (Person)</text:p>
      <text:p text:style-name="P4">
出版商: Укринформ (Organization)</text:p>
      <text:p text:style-name="P4">
出版时间: 2023-06-08T22:42:00+03:00</text:p>
      <text:p text:style-name="P4">
修改时间: 2023-06-08T22:42:00+03:00</text:p>
      <text:p text:style-name="P4">
描述: 在切尔卡斯加地区的乌曼（Uman），消除了俄罗斯军队的火箭袭击后引起的大火。  - 乌克林。</text:p>
      <text:p text:style-name="P4">
图片: ['<text:a xlink:type="simple" xlink:href="https://static.ukrinform.com/photos/2023_06/thumb_files/630_360_1686258206-247.jpg" text:style-name="Internet_20_link" text:visited-style-name="Visited_20_Internet_20_Link">
630_360_16862...</text:a>
']</text:p>
      <text:p text:style-name="P4">
标签: ['Черкащина', 'Обстріл', 'Пожежа', 'Війна з Росією']</text:p>
      <text:p text:style-name="P4">
类型: Article</text:p>
      <!--METADATA-->
      <text:p text:style-name="P4">
<draw:frame draw:style-name="fr1" draw:name="Image193" text:anchor-type="as-char" svg:width="6.9236in" svg:height="3.956343in" draw:z-index="0">
<draw:image xlink:href="../Images/yкринформ/2023-06-08T22-42-00-03-00/630_360_1686258206-247.jpg" xlink:type="simple" xlink:show="embed" xlink:actuate="onLoad" draw:mime-type="image/jpeg"/>
</draw:frame>
在乌曼卡斯克地区，俄罗斯军队一侧的火箭袭击被淘汰后引起了大火。</text:p>
      <text:p text:style-name="P4">
关于<text:a xlink:type="simple" xlink:href="https://t.me/mvs_ukraine/26151" text:style-name="Internet_20_link" text:visited-style-name="Visited_20_Internet_20_Link">
电报</text:a>
乌克林福姆报道，内政部报告。</text:p>
      <text:p text:style-name="P4">
帖子写道：“ Uman：消防员消除了由火箭中风造成的火灾。”</text:p>
      <text:p text:style-name="P4">
根据执法人员的说法，工业设施的洗车场被破坏了。</text:p>
      <text:p text:style-name="P4">
八人受伤，加入了内政部。</text:p>
      <text:p text:style-name="P4">
<text:span text:style-name="T4">
另请阅读：</text:span>
 <text:a xlink:type="simple" xlink:href="https://www.ukrinform.ua/rubric-ato/3719771-vorog-zavdav-raketnih-udariv-po-harkivsini.html" text:style-name="Internet_20_link" text:visited-style-name="Visited_20_Internet_20_Link">
敌人在哈尔基夫地区击中了火箭击中</text:a>
据报道，<text:a xlink:type="simple" xlink:href="https://www.ukrinform.ua/rubric-ato/3720297-rosia-zavdala-udaru-po-umansini-visim-ludej-poraneni-ova.html" text:style-name="Internet_20_link" text:visited-style-name="Visited_20_Internet_20_Link">
俄罗斯入侵者击中了火箭中风</text:a>
在Cherkasy地区的Uman区，八人受伤，其中2人处于严重状态。</text:p>
      <text:p text:style-name="P4">
<text:span text:style-name="T5">
foto：cherkasy ova</text:span>
</text:p>
      <text:p text:style-name="P4">
News Source: <text:a xlink:type="simple" xlink:href="https://www.ukrinform.ua/rubric-ato/3720309-obstril-cerkasini-v-umani-likviduvali-pozezi-na-misci-raketnih-vlucan.html" text:style-name="Internet_20_link" text:visited-style-name="Visited_20_Internet_20_Link">
https://www.ukrinform.ua/rubric-ato/3720309-obstril-cerkasini-v-umani-likviduvali-pozezi-na-misci-raketnih-vlucan.html</text:a>
</text:p>
      <!--NEWS-->
      <text:h text:style-name="P10" text:outline-level="1">
<text:span text:style-name="T4">
“想要生活”项目从俄罗斯军队那里收到了三千多名申请-GUR</text:span>
</text:h>
      <text:p text:style-name="P4">
作者: Ukrinform (Person)</text:p>
      <text:p text:style-name="P4">
出版商: Укринформ (Organization)</text:p>
      <text:p text:style-name="P4">
出版时间: 2023-06-08T22:46:40+03:00</text:p>
      <text:p text:style-name="P4">
修改时间: 2023-06-08T22:46:40+03:00</text:p>
      <text:p text:style-name="P4">
描述: 唯一从俄罗斯联邦军事人员接收上诉的中心占领“我想居住”的中心每月收到俄罗斯军人的3,000多次申请。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Міноборони', 'Розвідка', 'Війна з Росією']</text:p>
      <text:p text:style-name="P4">
类型: Article</text:p>
      <!--METADATA-->
      <text:p text:style-name="P4">
<draw:frame draw:style-name="fr1" draw:name="Image194" text:anchor-type="as-char" svg:width="6.9236in" svg:height="3.956343in" draw:z-index="0">
<draw:image xlink:href="../Images/yкринформ/2023-06-08T22-46-40-03-00/630_360_1674657236-888.jpg" xlink:type="simple" xlink:show="embed" xlink:actuate="onLoad" draw:mime-type="image/jpeg"/>
</draw:frame>
从俄罗斯联邦军人接收上诉的统一中心关于交付VPOLON“我想直播”的上诉中心每月收到俄罗斯军人的3,000多份申请。</text:p>
      <text:p text:style-name="P4">
乌克兰尤索夫国防部智力部主要局长代表在<text:a xlink:type="simple" xlink:href="https://www.pravda.com.ua/articles/2023/06/8/7405933/" text:style-name="Internet_20_link" text:visited-style-name="Visited_20_Internet_20_Link">
采访“乌克兰真理”的采访</text:a>
，报道乌克林福姆。</text:p>
      <text:p text:style-name="P4">
“我们每个月从俄罗斯军事军人那里稳步收到3,000多次申请，他们想利用这个项目。</text:p>
      <text:p text:style-name="P4">
<text:span text:style-name="T4">
另请阅读：</text:span>
 [俄罗斯从战争开始(https://www.ukrinform.ua/rubric-ato/3720279-z-pocatku-vijni-rosia-vcinila-ponad-desat-sprob-zamahu-na-budanova-gur.html)每一个这样的吸引力都是个人的特殊操作，难以实施。”他总结说。</text:p>
      <text:p text:style-name="P4">
Yusov强调，已经被带出“数百人”的人的描述。 同时，用文字进行了数十个设备投降的情况。</text:p>
      <text:p text:style-name="P4">
<text:span text:style-name="T4">
另请阅读：</text:span>
 <text:a xlink:type="simple" xlink:href="https://www.ukrinform.ua/rubric-kyiv/3719743-rosianam-ne-zavzdi-vazlivo-po-akij-cili-bude-vlucanna-v-kievi-usov.html" text:style-name="Internet_20_link" text:visited-style-name="Visited_20_Internet_20_Link">
对于俄罗斯人，对于什么目的而言并不总是重要的 -  <text:span text:style-name="T4">
 yus </text:span>
</text:a>
“我想居住”  - 一个国家项目，旨在帮助军人获得Rffraprapraphy合同。</text:p>
      <text:p text:style-name="P4">
News Source: <text:a xlink:type="simple" xlink:href="https://www.ukrinform.ua/rubric-ato/3720308-proekt-hocu-zit-somisaca-otrimue-ponad-tri-tisaci-zaavok-vid-rosijskih-vijskovih-gur.html" text:style-name="Internet_20_link" text:visited-style-name="Visited_20_Internet_20_Link">
https://www.ukrinform.ua/rubric-ato/3720308-proekt-hocu-zit-somisaca-otrimue-ponad-tri-tisaci-zaavok-vid-rosijskih-vijskovih-gur.html</text:a>
</text:p>
      <!--NEWS-->
      <text:h text:style-name="P10" text:outline-level="1">
<text:span text:style-name="T4">
将近16,000人可以从赫尔森右岸撤离</text:span>
</text:h>
      <text:p text:style-name="P4">
作者: Ukrinform (Person)</text:p>
      <text:p text:style-name="P4">
出版商: Укринформ (Organization)</text:p>
      <text:p text:style-name="P4">
出版时间: 2023-06-08T22:56:12+03:00</text:p>
      <text:p text:style-name="P4">
修改时间: 2023-06-08T22:56:12+03:00</text:p>
      <text:p text:style-name="P4">
描述: 如果Kakhovka水力发电厂将来水将来会增加，则必须将近16,000名居民从Kherson地区撤离。  - 乌克林。</text:p>
      <text:p text:style-name="P4">
图片: ['<text:a xlink:type="simple" xlink:href="https://static.ukrinform.com/photos/2023_06/thumb_files/630_360_1686227928-706.jpg" text:style-name="Internet_20_link" text:visited-style-name="Visited_20_Internet_20_Link">
630_360_16862...</text:a>
']</text:p>
      <text:p text:style-name="P4">
标签: ['Евакуація', 'Херсонщина', 'Каховська ГЕС']</text:p>
      <text:p text:style-name="P4">
类型: Article</text:p>
      <!--METADATA-->
      <text:p text:style-name="P4">
<draw:frame draw:style-name="fr1" draw:name="Image195" text:anchor-type="as-char" svg:width="6.9236in" svg:height="3.956343in" draw:z-index="0">
<draw:image xlink:href="../Images/yкринформ/2023-06-08T22-56-12-03-00/630_360_1686227928-706.jpg" xlink:type="simple" xlink:show="embed" xlink:actuate="onLoad" draw:mime-type="image/jpeg"/>
</draw:frame>
如果Kakhovsky水力发电站正在经历Kakhovka水力发电厂的结果，则必须将近16,000名居民从正确的银行撤离。</text:p>
      <text:p text:style-name="P4">
关于<text:a xlink:type="simple" xlink:href="https://t.me/olexandrprokudin/618" text:style-name="Internet_20_link" text:visited-style-name="Visited_20_Internet_20_Link">
temachonfon曾经</text:a>
报道说，霍尔森·奥瓦德·亚历山大·普罗普林(Kherson Ova Alexander Proudin)的负责人告诉“ Unin”。</text:p>
      <text:p text:style-name="P4">
“如今，志愿者，救援人员和警察撤离了来自危险领土的559人。 该地区的2334名居民已经出口。 最重要的是，赫尔森船的沼泽，从1765年从赫森救出。 根据初步计算，如果水将继续传播，约有16,000人必须从右岸的洪水区撤离。” Propkudin说。</text:p>
      <text:p text:style-name="P4">
<text:span text:style-name="T4">
另请阅读：</text:span>
 [<text:a xlink:type="simple" xlink:href="https://www.ukrinform.ua/rubric-regions/3720293-hersonska-ova-zapustila-garacu-liniu-dla-dopomogi-postrazdalim.html" text:style-name="Internet_20_link" text:visited-style-name="Visited_20_Internet_20_Link">
Kherson Ova打开了一个“热线”以协助调查</text:a>
据他说，早晨，平均洪水为5.61 m，阿纳拉加斯5.58 m。</text:p>
      <text:p text:style-name="P4">
“ 600平方米淹没了。 赫尔森地区的公里，其中32％是合适的银行，而68％是及时占据我们的左岸。 右岸有28个人口稠密的积分。 以前，有3500所房屋受到了卡科夫斯基和贝斯拉夫地区的影响，” Proudin补充说。</text:p>
      <text:p text:style-name="P4">
<text:span text:style-name="T4">
另请阅读：</text:span>
 [来自赫尔森地区的洪水区<text:span text:style-name="T4">
 evak </text:span>
 2339人已经期待]]](https://www.ukrinform.ua/rubric-regions/3720214-iz-zoni-pidtoplenna-na-hersonsini-evakuuvali-vze-2-334-ludini.html)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在这方面，在赫尔森地区，特别是赫尔森(Kherson Teps)有能源的风险。涵盖了潜在洪水区的人口疏散。</text:p>
      <text:p text:style-name="P4">
照片：SES</text:p>
      <text:p text:style-name="P4">
News Source: <text:a xlink:type="simple" xlink:href="https://www.ukrinform.ua/rubric-regions/3720311-iz-pravoberezza-hersonsini-mozut-evakuuvati-majze-16-tisac-ludej.html" text:style-name="Internet_20_link" text:visited-style-name="Visited_20_Internet_20_Link">
https://www.ukrinform.ua/rubric-regions/3720311-iz-pravoberezza-hersonsini-mozut-evakuuvati-majze-16-tisac-ludej.html</text:a>
</text:p>
      <!--NEWS-->
      <text:h text:style-name="P10" text:outline-level="1">
<text:span text:style-name="T4">
青年世界杯2023足球：乌拉圭将参加决赛</text:span>
</text:h>
      <text:p text:style-name="P4">
作者: Ukrinform (Person)</text:p>
      <text:p text:style-name="P4">
出版商: Укринформ (Organization)</text:p>
      <text:p text:style-name="P4">
出版时间: 2023-06-08T22:59:00+03:00</text:p>
      <text:p text:style-name="P4">
修改时间: 2023-06-08T23:59:00+03:00</text:p>
      <text:p text:style-name="P4">
描述: 在阿根廷，世界足球锦标赛的第23次绘画（20岁以下的球员）正在进行中。  - 乌克林。</text:p>
      <text:p text:style-name="P4">
图片: ['<text:a xlink:type="simple" xlink:href="https://static.ukrinform.com/photos/2023_06/thumb_files/630_360_1686258455-575.jpg" text:style-name="Internet_20_link" text:visited-style-name="Visited_20_Internet_20_Link">
630_360_16862...</text:a>
']</text:p>
      <text:p text:style-name="P4">
标签: ['Футбол']</text:p>
      <text:p text:style-name="P4">
类型: Article</text:p>
      <!--METADATA-->
      <text:p text:style-name="P4">
<draw:frame draw:style-name="fr1" draw:name="Image196" text:anchor-type="as-char" svg:width="6.9236in" svg:height="3.956343in" draw:z-index="0">
<draw:image xlink:href="../Images/yкринформ/2023-06-08T22-59-00-03-00/630_360_1686258455-575.jpg" xlink:type="simple" xlink:show="embed" xlink:actuate="onLoad" draw:mime-type="image/jpeg"/>
</draw:frame>
Vargentina继续第23 fiface fiface fiface又一次agable再次命令(20岁以下的球员).</text:p>
      <text:p text:style-name="P4">
Першу путівку до вирішальшого протистояння здобули футболісти Уругваю, які упівфіналі завдали поразки одноліткам з Ізраїлю - 1:0, передає Укрінформ.</text:p>
      <text:p text:style-name="P4">
Другу путівку у фінал розіграють Італія та Республіка Корея.</text:p>
      <text:p text:style-name="P4">
Фінал молодіжного ЧС-2023 відбудеться 11 червня у Ла-Платі.</text:p>
      <text:p text:style-name="P4">
<text:span text:style-name="T4">
Читайте також:</text:span>
 <text:a xlink:type="simple" xlink:href="https://www.ukrinform.ua/rubric-sports/3720282-zbirna-ukraini-z-futbolu-pribula-do-bremena-na-matc-iz-nimeccinou.html" text:style-name="Internet_20_link" text:visited-style-name="Visited_20_Internet_20_Link">
 Збірна України з <text:span text:style-name="T4">
футбол</text:span>
 у прибула до Бремена на матчіз Німеччиною </text:a>
回想一下，现任青年冠军的冠军是乌克兰国家队，该队在2019年在波兰赢得了冠军。</text:p>
      <text:p text:style-name="P4">
2021足球世界杯(U20)大流行没有进行。</text:p>
      <text:p text:style-name="P4">
照片：FIFA。</text:p>
      <text:p text:style-name="P4">
News Source: <text:a xlink:type="simple" xlink:href="https://www.ukrinform.ua/rubric-sports/3720322-molodiznij-cs2023-z-futbolu-urugvaj-zigrae-u-finali.html" text:style-name="Internet_20_link" text:visited-style-name="Visited_20_Internet_20_Link">
https://www.ukrinform.ua/rubric-sports/3720322-molodiznij-cs2023-z-futbolu-urugvaj-zigrae-u-finali.html</text:a>
</text:p>
      <!--NEWS-->
      <text:h text:style-name="P10" text:outline-level="1">
<text:span text:style-name="T4">
乌克兰的俄罗斯特工以疯狂的速度消除了 - 丹尼洛夫</text:span>
</text:h>
      <text:p text:style-name="P4">
作者: Ukrinform (Person)</text:p>
      <text:p text:style-name="P4">
出版商: Укринформ (Organization)</text:p>
      <text:p text:style-name="P4">
出版时间: 2023-06-08T23:02:00+03:00</text:p>
      <text:p text:style-name="P4">
修改时间: 2023-06-08T23:02:00+03:00</text:p>
      <text:p text:style-name="P4">
描述: NSDC秘书Alexei Danilov强调，俄罗斯特工在乌克兰和伙伴国家都以疯狂的速度被淘汰。  - 乌克林。</text:p>
      <text:p text:style-name="P4">
图片: ['<text:a xlink:type="simple" xlink:href="https://static.ukrinform.com/photos/2023_03/thumb_files/630_360_1677827697-619.jpg" text:style-name="Internet_20_link" text:visited-style-name="Visited_20_Internet_20_Link">
630_360_16778...</text:a>
']</text:p>
      <text:p text:style-name="P4">
标签: ['РНБО', 'Шпигун', 'Данілов', 'Війна з Росією']</text:p>
      <text:p text:style-name="P4">
类型: Article</text:p>
      <!--METADATA-->
      <text:p text:style-name="P4">
<draw:frame draw:style-name="fr1" draw:name="Image197" text:anchor-type="as-char" svg:width="6.9236in" svg:height="3.956343in" draw:z-index="0">
<draw:image xlink:href="../Images/yкринформ/2023-06-08T23-02-00-03-00/630_360_1677827697-619.jpg" xlink:type="simple" xlink:show="embed" xlink:actuate="onLoad" draw:mime-type="image/jpeg"/>
</draw:frame>
Secretarrno的Oleksiy Danilov强调，俄罗斯特工在乌克兰和伙伴国家都以疯狂的速度被淘汰。</text:p>
      <text:p text:style-name="P4">
根据乌克林福姆的说法，他在空中讲述了它<text:a xlink:type="simple" xlink:href="http://ukr.radio/news.html" text:style-name="Internet_20_link" text:visited-style-name="Visited_20_Internet_20_Link">
乌克兰广播电台</text:a>
。</text:p>
      <text:p text:style-name="P4">
“我想说的是，最近有很多程序。在这个tszarin中，在其所谓的“影响力的代理人”的领土上发现了越来越多的国家，直接间谍在俄罗斯联邦工作。两到三个。过去的几年，现在，它们是在这一领域的疯狂转变。最近，我正在寻求乌克兰的安全局，军事反情报，反情报，它们越来越多地找到了越来越多的人。我们执行了某些任务，几乎每天我们都有乌克兰安全服务部门的结果的负责人的报告。”</text:p>
      <text:p text:style-name="P4">
至于其他国家，他说：“引入俄罗斯宣传所谓的“俄罗斯世界”的语言发生在俄罗斯特殊服务的掩护下。</text:p>
      <text:p text:style-name="P4">
<text:span text:style-name="T4">
另请阅读：</text:span>
 [自战争开始以来，俄罗斯已经做了更多(https://www.ukrinform.ua/rubric-ato/3720279-z-pocatku-vijni-rosia-vcinila-ponad-desat-sprob-zamahu-na-budanova-gur.html)“这是一个影响。俄罗斯教会是一般的一次对话。他们为俄罗斯的FSB工作。如果他们的教会人说他们必须去杀害儿童，人民。如今，您将在其中找到这样的东西上帝的诫命，但是那些意识到自己与教会相关的人，他们给出了直接的指示。这是莫斯科的父权制教会，无事可做。这些是运动员和所有其他机构。一些新闻工作者确实如此。 NSDC秘书说，不是从俄罗斯机构的手中划出的某些叙述，这是因为它们相对于我们国家所传播的谎言。</text:p>
      <text:p text:style-name="P4">
关于乌克兰的间谍和俄罗斯影响力的特定名称<text:a xlink:type="simple" xlink:href="https://www.ukrinform.ua/tag-danilov" text:style-name="Internet_20_link" text:visited-style-name="Visited_20_Internet_20_Link">
Danilov</text:a>
他指出他们是众所周知的。“我们没有一天，所以婴儿不会向总统报告。他们了解威胁的是什么。 。这几乎每天都会发生。但并非总是公开。”他研究。</text:p>
      <text:p text:style-name="P4">
正如乌克林福姆报道的那样，丹尼洛夫并不排除乌克兰在乌克兰可能与北约成员国达成双边协议，这些协议在我们国家作为联盟的代表或其他观看</text:p>
      <text:p text:style-name="P4">
News Source: <text:a xlink:type="simple" xlink:href="https://www.ukrinform.ua/rubric-ato/3720312-rosijsku-agenturu-v-ukraini-vikorinuut-salenimi-tempami-danilov.html" text:style-name="Internet_20_link" text:visited-style-name="Visited_20_Internet_20_Link">
https://www.ukrinform.ua/rubric-ato/3720312-rosijsku-agenturu-v-ukraini-vikorinuut-salenimi-tempami-danilov.html</text:a>
</text:p>
      <!--NEWS-->
      <text:h text:style-name="P10" text:outline-level="1">
<text:span text:style-name="T4">
在美国，好莱坞演员因参加国会大厦的风暴而被拘留</text:span>
</text:h>
      <text:p text:style-name="P4">
作者: Ukrinform (Person)</text:p>
      <text:p text:style-name="P4">
出版商: Укринформ (Organization)</text:p>
      <text:p text:style-name="P4">
出版时间: 2023-06-08T23:10:00+03:00</text:p>
      <text:p text:style-name="P4">
修改时间: 2023-06-08T23:10:00+03:00</text:p>
      <text:p text:style-name="P4">
描述: Федеральне бюро розслідувань (ФБР) США затримало за участь у штурмі Капітолія у січні 2021 року голлівудського актора Джея Джонстона. — Укрінформ.</text:p>
      <text:p text:style-name="P4">
图片: ['<text:a xlink:type="simple" xlink:href="https://static.ukrinform.com/photos/2016_03/thumb_files/630_360_1459196888-1320-ssa-kapitolij.jpg" text:style-name="Internet_20_link" text:visited-style-name="Visited_20_Internet_20_Link">
630_360_14591...</text:a>
']</text:p>
      <text:p text:style-name="P4">
标签: ['США', 'Суд', 'Капітолій']</text:p>
      <text:p text:style-name="P4">
类型: Article</text:p>
      <!--METADATA-->
      <text:p text:style-name="P4">
<draw:frame draw:style-name="fr1" draw:name="Image198" text:anchor-type="as-char" svg:width="6.9236in" svg:height="3.956343in" draw:z-index="0">
<draw:image xlink:href="../Images/yкринформ/2023-06-08T23-10-00-03-00/630_360_1459196888-1320-ssa-kapitolij.jpg" xlink:type="simple" xlink:show="embed" xlink:actuate="onLoad" draw:mime-type="image/jpeg"/>
</draw:frame>
联邦调查局(联邦调查局)美国于2021年1月在好莱坞演员杰伊·约翰斯顿(Jay Johnston)拘留了国会大厦参加。</text:p>
      <text:p text:style-name="P4">
根据乌克林福姆的报道，它报告了<text:a xlink:type="simple" xlink:href="https://www.hollywoodreporter.com/tv/tv-news/bobs-burgers-jay-johnston-charged-storming-capitol-jan-6-4144082/" text:style-name="Internet_20_link" text:visited-style-name="Visited_20_Internet_20_Link">
好莱坞记者</text:a>
。</text:p>
      <text:p text:style-name="P4">
司法部于2021年1月6日在国会大厦中指控他的论点。 还指责“组织公共动荡，禁止在建筑物或领土上进行投入或再培训，违反公共秩序，并干扰通过国会大厦领土或建筑物的通行。”</text:p>
      <text:p text:style-name="P4">
<text:span text:style-name="T4">
另请阅读：</text:span>
 [风暴<text:span text:style-name="T4">
 Capitol </text:span>
：一个落后于Stilpelos的男人(https://www.ukrinform.ua/rubric-world/3713800-sturm-kapitoliu-colovika-akij-vdersa-za-stil-pelosi-zasudili-na-45-roku.html)执法人员周三在洛杉矶拘留了演员。</text:p>
      <text:p text:style-name="P4">
_foto：Neilson Barnard / Getty Images _</text:p>
      <text:p text:style-name="P4">
联邦调查局报告说，根据航班，约翰斯顿于1月4日飞往华盛顿，于1月7日返回洛杉矶。</text:p>
      <text:p text:style-name="P4">
这位演员尤其是众所周知的，是系列“肖先生”和卡通系列“每个鲍勃”的角色。</text:p>
      <text:p text:style-name="P4">
<text:span text:style-name="T4">
另请阅读：</text:span>
 [在美国攻击参与者<text:span text:style-name="T4">
国会大厦</text:span>
 IU被判处14年(https://www.ukrinform.ua/rubric-world/3705563-u-ssa-ucasnika-sturmu-kapitoliu-zasudili-do-14-rokiv.html)正如乌克林福姆报道的那样，2021年1月6日，唐纳德·特朗普(Donald Trump)呼吁恢复正义以重新连接“被盗选举”之后，人群搬到了美国大楼。 在这些事件的过程中，有五人被杀，数百人受伤。</text:p>
      <text:p text:style-name="P4">
之后，执法机构对超过12000个故事进行了正式指控。 众议院成立了一个特别调查这些事件的特别委员会。</text:p>
      <text:p text:style-name="P4">
News Source: <text:a xlink:type="simple" xlink:href="https://www.ukrinform.ua/rubric-world/3720010-u-ssa-zatrimali-gollivudskogo-aktora-za-ucast-u-sturmi-kapitolia.html" text:style-name="Internet_20_link" text:visited-style-name="Visited_20_Internet_20_Link">
https://www.ukrinform.ua/rubric-world/3720010-u-ssa-zatrimali-gollivudskogo-aktora-za-ucast-u-sturmi-kapitolia.html</text:a>
</text:p>
      <!--NEWS-->
      <text:h text:style-name="P10" text:outline-level="1">
<text:span text:style-name="T4">
格雷塔·塔伯格（Greta Tunberg）要求惩罚乌克兰的俄罗斯</text:span>
</text:h>
      <text:p text:style-name="P4">
作者: Ukrinform (Person)</text:p>
      <text:p text:style-name="P4">
出版商: Укринформ (Organization)</text:p>
      <text:p text:style-name="P4">
出版时间: 2023-06-08T23:17:00+03:00</text:p>
      <text:p text:style-name="P4">
修改时间: 2023-06-08T23:17:00+03:00</text:p>
      <text:p text:style-name="P4">
描述: 俄罗斯摧毁了卡科夫卡水力发电站的大坝后，造成了灭发剂，必须对此进行惩罚。  - 乌克林。</text:p>
      <text:p text:style-name="P4">
图片: ['<text:a xlink:type="simple" xlink:href="https://static.ukrinform.com/photos/2020_01/thumb_files/630_360_1579607341-272.jpg" text:style-name="Internet_20_link" text:visited-style-name="Visited_20_Internet_20_Link">
630_360_15796...</text:a>
']</text:p>
      <text:p text:style-name="P4">
标签: ['Росія', 'Каховська ГЕС', 'Тунберг']</text:p>
      <text:p text:style-name="P4">
类型: Article</text:p>
      <!--METADATA-->
      <text:p text:style-name="P4">
<draw:frame draw:style-name="fr1" draw:name="Image200" text:anchor-type="as-char" svg:width="6.9236in" svg:height="3.956343in" draw:z-index="0">
<draw:image xlink:href="../Images/yкринформ/2023-06-08T23-17-00-03-00/630_360_1579607341-272.jpg" xlink:type="simple" xlink:show="embed" xlink:actuate="onLoad" draw:mime-type="image/jpeg"/>
</draw:frame>
俄罗斯摧毁了卡科夫卡水力发电站，造成了灭绝种族，有必要无聊。</text:p>
      <text:p text:style-name="P4">
根据乌克林福音通讯员的说法，在网络上的页面上有关它<text:a xlink:type="simple" xlink:href="https://twitter.com/GretaThunberg/status/1666885580536307725" text:style-name="Internet_20_link" text:visited-style-name="Visited_20_Internet_20_Link">
Twitter</text:a>
瑞典的生态活动家格雷塔·塔伯格(Greta Tunberg)写道。</text:p>
      <text:p text:style-name="P4">
“这种生态剂是对俄罗斯迪罗兹基的不合理的全面入侵的延续。 这是驱散世界语言的另一种罪行。 我们在俄罗斯的观点再次应对其排名负责。” Tunberg写道。</text:p>
      <text:p text:style-name="P4">
<text:span text:style-name="T4">
另请阅读：</text:span>
 <text:a xlink:type="simple" xlink:href="https://www.ukrinform.ua/rubric-regions/3720299-riven-vodi-u-kahovskomu-vodoshovisi-opustivsa-nizce-mertvoi-tocki-ukrgidroenergo.html" text:style-name="Internet_20_link" text:visited-style-name="Visited_20_Internet_20_Link">
<text:span text:style-name="T4">
 kakhovsk中的水位</text:span>
欧姆，水库比“死点”掉落 -  ukrhydroenergo</text:a>
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在这方面，在赫尔森地区，特别是赫尔森(Kherson Teps)有能源的风险。涵盖了潜在洪水区的人口疏散。</text:p>
      <text:p text:style-name="P4">
今天，沃尔迪米尔·泽伦斯基(Volodymyr Zelenskyy)呼吁世界环境社区的代表，敦促他们巩固使俄罗斯成为eCocid责任的努力，而乌克兰并不孤单。</text:p>
      <text:p text:style-name="P4">
News Source: <text:a xlink:type="simple" xlink:href="https://www.ukrinform.ua/rubric-world/3720315-greta-tunberg-vimagae-pokarati-rosiu-za-ekocid-v-ukraini.html" text:style-name="Internet_20_link" text:visited-style-name="Visited_20_Internet_20_Link">
https://www.ukrinform.ua/rubric-world/3720315-greta-tunberg-vimagae-pokarati-rosiu-za-ekocid-v-ukraini.html</text:a>
</text:p>
      <!--NEWS-->
      <text:h text:style-name="P10" text:outline-level="1">
<text:span text:style-name="T4">
Zavatska无法进入克罗地亚挑战者WTA的1/4决赛</text:span>
</text:h>
      <text:p text:style-name="P4">
作者: Ukrinform (Person)</text:p>
      <text:p text:style-name="P4">
出版商: Укринформ (Organization)</text:p>
      <text:p text:style-name="P4">
出版时间: 2023-06-08T23:25:36+03:00</text:p>
      <text:p text:style-name="P4">
修改时间: 2023-06-08T23:25:36+03:00</text:p>
      <text:p text:style-name="P4">
描述: Katarina Zavatskaya已在Challenger系列 -  Makarska Open -Makarsk（克罗地亚）完成了一项表演，并提前提前获得了115,000美元的奖金。</text:p>
      <text:p text:style-name="P4">
图片: ['<text:a xlink:type="simple" xlink:href="https://static.ukrinform.com/photos/2023_06/thumb_files/630_360_1686036592-848.jpg" text:style-name="Internet_20_link" text:visited-style-name="Visited_20_Internet_20_Link">
630_360_16860...</text:a>
']</text:p>
      <text:p text:style-name="P4">
标签: ['Теніс']</text:p>
      <text:p text:style-name="P4">
类型: Article</text:p>
      <!--METADATA-->
      <text:p text:style-name="P4">
<draw:frame draw:style-name="fr1" draw:name="Image201" text:anchor-type="as-char" svg:width="6.9236in" svg:height="3.956343in" draw:z-index="0">
<draw:image xlink:href="../Images/yкринформ/2023-06-08T23-25-36-03-00/630_360_1686036592-848.jpg" xlink:type="simple" xlink:show="embed" xlink:actuate="onLoad" draw:mime-type="image/jpeg"/>
</draw:frame>
乌克兰卡塔琳娜·扎瓦茨卡(Ukrainiancatharina Zavatska)提前完成了女子网球协会锦标赛的表现(WTA)挑战者系列-Makarska Open-在马卡斯克(克罗地亚)有11.5万美元</text:p>
      <text:p text:style-name="P4">
对于23岁的Volynyanka比赛的四分之一决赛的出口(№218WTA)在第二个冲突中，3小时5分钟让位于意大利茉莉花2：6、6：6：4、6：7的第53个“球拍”(10:12)，报道乌克林福姆。</text:p>
      <text:p text:style-name="P4">
<text:span text:style-name="T4">
另请阅读：</text:span>
 <text:a xlink:type="simple" xlink:href="https://www.ukrinform.ua/rubric-sports/3720205-ukrainka-bajndl-peremogla-rosianku-astahovu-v-18-finalu-turniru-wta-v-horvatii.html" text:style-name="Internet_20_link" text:visited-style-name="Visited_20_Internet_20_Link">
乌克兰Bindl在克罗地亚的1/8 WTA Finanurbance中赢得了俄罗斯Astakhov</text:a>
克罗地亚的比赛将持续到6月11日。</text:p>
      <text:p text:style-name="P4">
照片：j48tennis.net。</text:p>
      <text:p text:style-name="P4">
News Source: <text:a xlink:type="simple" xlink:href="https://www.ukrinform.ua/rubric-sports/3720317-zavacka-ne-zmogla-vijti-do-14-finalu-cellendzera-wta-v-horvatii.html" text:style-name="Internet_20_link" text:visited-style-name="Visited_20_Internet_20_Link">
https://www.ukrinform.ua/rubric-sports/3720317-zavacka-ne-zmogla-vijti-do-14-finalu-cellendzera-wta-v-horvatii.html</text:a>
</text:p>
      <!--NEWS-->
      <text:h text:style-name="P10" text:outline-level="1">
<text:span text:style-name="T4">
总统举行了关于Dnipropetrovsk地区水提供的会议</text:span>
</text:h>
      <text:p text:style-name="P4">
作者: Ukrinform (Person)</text:p>
      <text:p text:style-name="P4">
出版商: Укринформ (Organization)</text:p>
      <text:p text:style-name="P4">
出版时间: 2023-06-08T23:26:00+03:00</text:p>
      <text:p text:style-name="P4">
修改时间: 2023-06-08T23:26:00+03:00</text:p>
      <text:p text:style-name="P4">
描述: 在前往Dnipropetrovsk地区的工作旅行中，Volodymyr Zelensky举行了一次会议，以实施主要供水系统的项目，以取代从Kakhovka水库提供动力的人，以提供该地区居民的水。  - 乌克林。</text:p>
      <text:p text:style-name="P4">
图片: ['<text:a xlink:type="simple" xlink:href="https://static.ukrinform.com/photos/2023_06/thumb_files/630_360_1686256062-949.jpeg" text:style-name="Internet_20_link" text:visited-style-name="Visited_20_Internet_20_Link">
630_360_16862...</text:a>
']</text:p>
      <text:p text:style-name="P4">
标签: ['Дніпропетровщина', 'Вода', 'Зеленський', 'Каховська ГЕС']</text:p>
      <text:p text:style-name="P4">
类型: Article</text:p>
      <!--METADATA-->
      <text:p text:style-name="P4">
<draw:frame draw:style-name="fr1" draw:name="Image202" text:anchor-type="as-char" svg:width="6.9236in" svg:height="3.956343in" draw:z-index="0">
<draw:image xlink:href="../Images/yкринформ/2023-06-08T23-26-00-03-00/630_360_1686256062-949.jpeg" xlink:type="simple" xlink:show="embed" xlink:actuate="onLoad" draw:mime-type="image/jpeg"/>
</draw:frame>
在前往Dnipropetrovsk地区的旅行期间，Volodymyr Zelenskyi Provinovrad涉及出售主要供水系统的项目，以取代从Kakhovka水库居住的人们提供该地区居民的水。</text:p>
      <text:p text:style-name="P4">
关于它报告<text:a xlink:type="simple" xlink:href="https://www.president.gov.ua/news/u-krivomu-rozi-glava-derzhavi-proviv-naradu-shodo-vodozabezp-83485" text:style-name="Internet_20_link" text:visited-style-name="Visited_20_Internet_20_Link">
总统办公室，</text:a>
传输乌克林。</text:p>
      <text:p text:style-name="P4">
Dnipropetrovsk区域军事管理部长Sergey Lisakdopopov的负责人是他在Kakhovka水力发电站破坏了大坝，这导致了Kakhovka Hydroectric Power Station造成了Kakhovka Hydroelectric Power Station的问题，该城市的居民提供了Kryvyi Rih，Manganese，Pokrov，Pokrov和Nikopol的居民。 特别是，代祷中的水电图被停止了。 这些城市现在通过铁路和道路运输运输水。</text:p>
      <text:p text:style-name="P4">
<text:span text:style-name="T5">
video：<text:a xlink:type="simple" xlink:href="https://t.me/V_Zelenskiy_official/6522" text:style-name="Internet_20_link" text:visited-style-name="Visited_20_Internet_20_Link">
总统办公室</text:a>
</text:span>
</text:p>
      <text:p text:style-name="P4">
反过来，乌克兰恢复的战斗员 - 社区发展，领土和基础设施部长亚历山大·库布拉科夫(Alexander Kubrakov)向预计的水建筑“ Karachunovsky Reservoir -Kryvyi Rih -Southern Daugoid”，“ Mangopoid”，“ Mangopol -Nikopol -nikopol -nikopol”  -  Nikopol -nikopol and“ khortytytsa -tomakivka”。 据他介绍，这些项目的实现将允许在该地区之后提供人们的优质饮用水。</text:p>
      <text:p text:style-name="P4">
<text:span text:style-name="T4">
另请阅读：</text:span>
 <text:a xlink:type="simple" xlink:href="https://www.ukrinform.ua/rubric-polytics/3720287-pidriv-kahovskoi-ges-zelenskij-zvernuvsa-do-svitovoi-ekologicnoi-spilnoti.html" text:style-name="Internet_20_link" text:visited-style-name="Visited_20_Internet_20_Link">
Kakhovskaya水力发电站：<text:span text:style-name="T4">
 Zelensky </text:span>
解决了生态社区的经验</text:a>
此外，[dnipropetrovsk地区]井网的计划扩展(https://www.ukrinform.ua/tag-dnipropetrovsina)并重建现有的水管。</text:p>
      <text:p text:style-name="P4">
“ Kryvyi Rih Oleksandravilkul国防部主席的信息，Marganets市长Gennady Borovik，Nikopol City董事长Alexander Sayuk和Pokrovsky市长Alexander Alexander Alexander市长也听说过公民的供应公民。”</text:p>
      <text:p text:style-name="P4">
*!(https://www.ukrinform.ua/rubric-regions/3720292-u-vodoshovise-pivdenne-perestala-nadhoditi-kahovska-voda-vilkul.html)值得注意的是，Volodymyr Zelenskyy已指示解决其他设备以将水运输到定居点的问题。_foto：op _</text:p>
      <text:p text:style-name="P4">
News Source: <text:a xlink:type="simple" xlink:href="https://www.ukrinform.ua/rubric-regions/3720319-prezident-proviv-naradu-sodo-zabezpecenna-vodou-dnipropetrovskoi-oblasti.html" text:style-name="Internet_20_link" text:visited-style-name="Visited_20_Internet_20_Link">
https://www.ukrinform.ua/rubric-regions/3720319-prezident-proviv-naradu-sodo-zabezpecenna-vodou-dnipropetrovskoi-oblasti.html</text:a>
</text:p>
      <!--NEWS-->
      <text:h text:style-name="P10" text:outline-level="1">
<text:span text:style-name="T4">
Danilov：俄罗斯的Kakhovskaya水力发电站的后果将是灾难性的</text:span>
</text:h>
      <text:p text:style-name="P4">
作者: Ukrinform (Person)</text:p>
      <text:p text:style-name="P4">
出版商: Укринформ (Organization)</text:p>
      <text:p text:style-name="P4">
出版时间: 2023-06-08T23:37:00+03:00</text:p>
      <text:p text:style-name="P4">
修改时间: 2023-06-08T23:37:00+03:00</text:p>
      <text:p text:style-name="P4">
描述: 对于乌克兰而言，卡科夫卡水力发电站的后果将令人恐惧，但它们对俄罗斯人来说将是灾难性的。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Каховська ГЕС', 'Данілов', 'Війна з Росією']</text:p>
      <text:p text:style-name="P4">
类型: Article</text:p>
      <!--METADATA-->
      <text:p text:style-name="P4">
<draw:frame draw:style-name="fr1" draw:name="Image203" text:anchor-type="as-char" svg:width="6.9236in" svg:height="3.956343in" draw:z-index="0">
<draw:image xlink:href="../Images/yкринформ/2023-06-08T23-37-00-03-00/630_360_1680783783-785.jpg" xlink:type="simple" xlink:show="embed" xlink:actuate="onLoad" draw:mime-type="image/jpeg"/>
</draw:frame>
对于乌克兰而言，卡科夫斯卡亚水力发电站的后果将令人恐惧，但它们对俄罗斯人来说将是灾难性的。</text:p>
      <text:p text:style-name="P4">
根据乌克林福姆的说法，在<text:a xlink:type="simple" xlink:href="https://ukr.radio/news.html" text:style-name="Internet_20_link" text:visited-style-name="Visited_20_Internet_20_Link">
采访乌克兰广播电台</text:a>
国家安全与国防委员会秘书亚历克西(Alexei Danilov)说。</text:p>
      <text:p text:style-name="P4">
他保证，去年9月至10月，乌克兰一方警告说，俄罗斯人直接在车站铺设炸药，并随时准备执行这一恐怖行为。</text:p>
      <text:p text:style-name="P4">
<text:span text:style-name="T4">
另请阅读：</text:span>
 <text:a xlink:type="simple" xlink:href="https://www.ukrinform.ua/rubric-ato/3720312-rosijsku-agenturu-v-ukraini-vikorinuut-salenimi-tempami-danilov.html" text:style-name="Internet_20_link" text:visited-style-name="Visited_20_Internet_20_Link">
乌克兰的俄罗斯特工被疯狂的速度 -  <text:span text:style-name="T4">
 danilov </text:span>
</text:a>
“这是[直接通过普京的命令]完成的(https://www.ukrinform.ua/rubric-ato/3720269-risenna-pro-pidriv-kahovskoi-ges-viddavav-osobisto-putin-rozvidka.html)，世界社区必须为恐怖分子做一件好事。”丹尼洛夫强调。</text:p>
      <text:p text:style-name="P4">
他指出，时间将过去，我们将能够计算卡科夫卡水力发电站的所有损失。 “相信我，对我国的后果将是可怕的，但是对于俄罗斯人来说，他们将只是灾难性的。因为他们会告诉所有这一切。克里姆林宫里的那些被指示撕毁大坝的人将为它负责。 - 他强调。</text:p>
      <text:p text:style-name="P4">
<text:span text:style-name="T4">
另请阅读：</text:span>
 <text:a xlink:type="simple" xlink:href="https://www.ukrinform.ua/rubric-ato/3720303-danilov-ne-viklucae-mozlivosti-individualnih-dvostoronnih-ugod-z-krainami-nato.html" text:style-name="Internet_20_link" text:visited-style-name="Visited_20_Internet_20_Link">
<text:span text:style-name="T4">
 danilov </text:span>
不排除与北约国家的两个方面协议的可能性</text:a>
正如乌克林福姆报道的，<text:a xlink:type="simple" xlink:href="https://www.ukrinform.ua/rubric-other_news/3718791-pidriv-rosianami-kahovskoi-ges-vsi-novini.html" text:style-name="Internet_20_link" text:visited-style-name="Visited_20_Internet_20_Link">
6月6日晚上，俄罗斯军队破坏了Greblyukakhov水力发电站</text:a>
。 库尔森地区仍在继续进行洪水泛滥的救援工作和疏散措施。 局势仍然存在于暂时占领的领土上，德鲁士入侵者在没有任何帮助的情况下离开了平民，而乌克兰对这些人的救援服务的访问非常复杂。</text:p>
      <text:p text:style-name="P4">
在破坏卡科夫卡水力发电站的占领者的事实中，执法人员开始根据“ Ecocid”的文章进行调查。</text:p>
      <text:p text:style-name="P4">
Ukrhydroenergo表示，Kakhovka水力发电站被完全销毁和可追回。</text:p>
      <text:p text:style-name="P4">
News Source: <text:a xlink:type="simple" xlink:href="https://www.ukrinform.ua/rubric-ato/3720318-danilov-naslidki-pidrivu-kahovskoi-ges-dla-rosii-budut-katastroficnimi.html" text:style-name="Internet_20_link" text:visited-style-name="Visited_20_Internet_20_Link">
https://www.ukrinform.ua/rubric-ato/3720318-danilov-naslidki-pidrivu-kahovskoi-ges-dla-rosii-budut-katastroficnimi.html</text:a>
</text:p>
      <!--NEWS-->
      <text:h text:style-name="P10" text:outline-level="1">
<text:span text:style-name="T4">
Kakhovskaya水力发电站：俄罗斯撤离区谴责灾区</text:span>
</text:h>
      <text:p text:style-name="P4">
作者: Ukrinform (Person)</text:p>
      <text:p text:style-name="P4">
出版商: Укринформ (Organization)</text:p>
      <text:p text:style-name="P4">
出版时间: 2023-06-08T23:42:00+03:00</text:p>
      <text:p text:style-name="P4">
修改时间: 2023-06-08T23:42:00+03:00</text:p>
      <text:p text:style-name="P4">
描述: 联合国，包括乌克兰在内的一群国家，其安全理事会和欧盟国家的合作伙伴，强烈谴责俄罗斯疏散地区在灾难区的大火，这是由于卡科霍夫斯基大坝的破坏而造成的。  - 乌克林。</text:p>
      <text:p text:style-name="P4">
图片: ['<text:a xlink:type="simple" xlink:href="https://static.ukrinform.com/photos/2021_11/thumb_files/630_360_1635749082-989.jpg" text:style-name="Internet_20_link" text:visited-style-name="Visited_20_Internet_20_Link">
630_360_16357...</text:a>
', '<text:a xlink:type="simple" xlink:href="https://static.ukrinform.com/photos/2023_06/1686257186-887.jpg" text:style-name="Internet_20_link" text:visited-style-name="Visited_20_Internet_20_Link">
1686257186-88...</text:a>
']</text:p>
      <text:p text:style-name="P4">
标签: ['ООН', 'Кислиця', 'Каховська ГЕС']</text:p>
      <text:p text:style-name="P4">
类型: Article</text:p>
      <!--METADATA-->
      <text:p text:style-name="P4">
<draw:frame draw:style-name="fr1" draw:name="Image204" text:anchor-type="as-char" svg:width="6.9236in" svg:height="3.956343in" draw:z-index="0">
<draw:image xlink:href="../Images/yкринформ/2023-06-08T23-42-00-03-00/630_360_1635749082-989.jpg" xlink:type="simple" xlink:show="embed" xlink:actuate="onLoad" draw:mime-type="image/jpeg"/>
</draw:frame>
联合国，包括乌克兰，其安全理事会和欧盟国家的合作伙伴在内的集体行业，强烈谴责由卡科夫斯基大坝破坏的Zoicicatrophe俄罗斯撤离地区的大火。</text:p>
      <text:p text:style-name="P4">
根据乌克林福姆的说法，他在乌克兰的邮政邮政上阅读了这一声明，当时未向记者阅读《联合国谢尔基·基斯利特斯》时。</text:p>
      <text:p text:style-name="P4">
声明说：“我们强烈谴责撤离地区的炮击，并敦促俄罗斯联邦制止此类袭击，并允许撤离组织安全地协助平民的受害者。”</text:p>
      <text:p text:style-name="P4">
<text:span text:style-name="T4">
另请阅读：</text:span>
 <text:a xlink:type="simple" xlink:href="https://www.ukrinform.ua/rubric-polytics/3720276-v-oon-vidpovili-na-kritiku-zelenskogo-organizacia-ne-zajmaetsa-fizicnim-poratunkom-ludej.html" text:style-name="Internet_20_link" text:visited-style-name="Visited_20_Internet_20_Link">
在<text:span text:style-name="T4">
 un </text:span>
批评Zelensky-该组织从事人身营救</text:a>
Kyslytsy指出，根据Kherson的地方当局的说法，至少有9人，包括警察，医生，由于撤离期间发生的大火而受伤。</text:p>
      <text:p text:style-name="P4">
该声明的作者还敦促俄罗斯联邦为受害者的左岸提供了充分，安全和经过反性的通道，该地区在其军事控制下，包括联合国和ICCC在内的人道主义组织，以协助受害者。 。</text:p>
      <text:p text:style-name="P4">
Kyslytsia在国家代表面前阅读该声明是其作者。 这些尤其是美国，英国，法国，马耳他，阿尔巴尼亚，日本，欧盟国家。</text:p>
      <text:p text:style-name="P4">
<draw:frame draw:style-name="fr1" draw:name="Image205" text:anchor-type="as-char" svg:width="6.9236in" svg:height="3.19896in" draw:z-index="0">
<draw:image xlink:href="../Images/yкринформ/2023-06-08T23-42-00-03-00/1686257186-887.jpg" xlink:type="simple" xlink:show="embed" xlink:actuate="onLoad" draw:mime-type="image/jpeg"/>
</draw:frame>
<text:span text:style-name="T5">
foto：Vladimir Ilchenko，ukrinform</text:span>
</text:p>
      <text:p text:style-name="P4">
<text:span text:style-name="T4">
另请阅读：</text:span>
 <text:a xlink:type="simple" xlink:href="https://www.ukrinform.ua/rubric-polytics/3720078-pidriv-kahovskoi-ges-u-oon-kazut-so-dopomagaut-ukraini-dolati-naslidki-z-persogo-dna.html" text:style-name="Internet_20_link" text:visited-style-name="Visited_20_Internet_20_Link">
Kakhovskaya水力发电站：Un <text:span text:style-name="T4">
 Un </text:span>
他们说乌克兰有助于克服第一天的后果</text:a>
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text:p>
      <text:p text:style-name="P4">
听：Alexandros Michailidis/shutterstock</text:p>
      <text:p text:style-name="P4">
News Source: <text:a xlink:type="simple" xlink:href="https://www.ukrinform.ua/rubric-polytics/3720320-pidriv-kahovskoi-ges-v-oon-zasudili-obstrili-rosieu-rajoniv-evakuacii-iz-zoni-katastrofi.html" text:style-name="Internet_20_link" text:visited-style-name="Visited_20_Internet_20_Link">
https://www.ukrinform.ua/rubric-polytics/3720320-pidriv-kahovskoi-ges-v-oon-zasudili-obstrili-rosieu-rajoniv-evakuacii-iz-zoni-katastrofi.html</text:a>
</text:p>
      <!--NEWS-->
      <text:h text:style-name="P10" text:outline-level="1">
<text:span text:style-name="T4">
英国致力于乌克兰的长期支持-Sakak</text:span>
</text:h>
      <text:p text:style-name="P4">
作者: Ukrinform (Person)</text:p>
      <text:p text:style-name="P4">
出版商: Укринформ (Organization)</text:p>
      <text:p text:style-name="P4">
出版时间: 2023-06-08T23:48:00+03:00</text:p>
      <text:p text:style-name="P4">
修改时间: 2023-06-08T23:48:00+03:00</text:p>
      <text:p text:style-name="P4">
描述: 英国总理瑞莎·萨纳克（Risha Sunak）称美国为支持乌克兰的“决定性”贡献，并保证他的国家致力于民主和自由力量的胜利。  - 乌克林。</text:p>
      <text:p text:style-name="P4">
图片: ['<text:a xlink:type="simple" xlink:href="https://static.ukrinform.com/photos/2022_11/thumb_files/630_360_1668867140-383.jpg" text:style-name="Internet_20_link" text:visited-style-name="Visited_20_Internet_20_Link">
630_360_16688...</text:a>
']</text:p>
      <text:p text:style-name="P4">
标签: ['Британія', 'Україна', 'допомога', 'Війна з Росією', 'Ріші Сунак']</text:p>
      <text:p text:style-name="P4">
类型: Article</text:p>
      <!--METADATA-->
      <text:p text:style-name="P4">
<draw:frame draw:style-name="fr1" draw:name="Image206" text:anchor-type="as-char" svg:width="6.9236in" svg:height="3.956343in" draw:z-index="0">
<draw:image xlink:href="../Images/yкринформ/2023-06-08T23-48-00-03-00/630_360_1668867140-383.jpg" xlink:type="simple" xlink:show="embed" xlink:actuate="onLoad" draw:mime-type="image/jpeg"/>
</draw:frame>
英国总理瑞莎·萨纳克(Risha Sunak)称美国对维持乌克兰的“决定性”贡献，并保证他的国家承诺承担民主和自由胜利的义务。</text:p>
      <text:p text:style-name="P4">
乌克林福德通讯员报告说，萨卡克在与美国总统的一家白宫共同的情况下说。</text:p>
      <text:p text:style-name="P4">
“英国为我们的贡献感到自豪，包括坦克，远程武器和乌克兰士兵的训练。 但是，不应该有决定性的贡献，可以使民主和自由获胜。”</text:p>
      <text:p text:style-name="P4">
在这方面，他对拜登总统亲自表示感谢，塔曼继续为乌克兰提供一切必要的一切。</text:p>
      <text:p text:style-name="P4">
同时，Snak强调了其他国家在俄罗斯侵略的背景下加强并实现对共同安全的贡献的一部分。</text:p>
      <text:p text:style-name="P4">
<text:span text:style-name="T4">
另请阅读：</text:span>
 <text:a xlink:type="simple" xlink:href="https://www.ukrinform.ua/rubric-polytics/3717204-sunak-zakonne-misce-ukraini-v-nato.html" text:style-name="Internet_20_link" text:visited-style-name="Visited_20_Internet_20_Link">
<text:span text:style-name="T4">
 snak </text:span>
：乌克兰的法律地点 - 北约</text:a>
总理说：“我们很幸运能够获得美国对欧洲安全的投资，但军队是将负担分配在一起。”</text:p>
      <text:p text:style-name="P4">
据他说，英国国防部的支出一直超过2％，这被认为是北约国家的“控制”。 “其他国家都遵循美国和[英国]的榜样(https://www.ukrinform.ua/tag-britania)因为我们的安全是生态的，” Snak强调。</text:p>
      <text:p text:style-name="P4">
他还同意贝登的观点，即这是俄罗斯联邦的首先遏制。</text:p>
      <text:p text:style-name="P4">
<text:span text:style-name="T4">
另请阅读：</text:span>
 <text:a xlink:type="simple" xlink:href="https://www.ukrinform.ua/rubric-polytics/3717163-u-moldovi-zelenskij-zustrivsa-z-sunakom-govorili-pro-storm-shadow-ta-vijnu.html" text:style-name="Internet_20_link" text:visited-style-name="Visited_20_Internet_20_Link">
在摩尔多瓦·泽伦斯基(Moldova Zelensky)遇到<text:span text:style-name="T4">
 snak </text:span>
 ohm-谈论风暴阴影和战争</text:a>
“普京会认为他可以等待北约疲倦，脱身，但不能。 而且，我们对乌克兰的支持越多 - 不仅在这里和现在，而且对未来的支持多年 - 我认为它会发出强大的信号，表明等待没有意义，我们不会去任何地方，我们都不会去任何地方 - 总结了英国法律的负责人。_foto：op _</text:p>
      <text:p text:style-name="P4">
News Source: <text:a xlink:type="simple" xlink:href="https://www.ukrinform.ua/rubric-polytics/3720316-britania-viddana-dovgostrokovij-pidtrimci-ukraini-sunak.html" text:style-name="Internet_20_link" text:visited-style-name="Visited_20_Internet_20_Link">
https://www.ukrinform.ua/rubric-polytics/3720316-britania-viddana-dovgostrokovij-pidtrimci-ukraini-sunak.html</text:a>
</text:p>
      <!--NEWS-->
      <text:h text:style-name="P10" text:outline-level="1">
<text:span text:style-name="T4">
普京的双打在封闭的地方，在警惕的安全下 - 情报</text:span>
</text:h>
      <text:p text:style-name="P4">
作者: Ukrinform (Person)</text:p>
      <text:p text:style-name="P4">
出版商: Укринформ (Organization)</text:p>
      <text:p text:style-name="P4">
出版时间: 2023-06-08T23:59:00+03:00</text:p>
      <text:p text:style-name="P4">
修改时间: 2023-06-08T23:59:00+03:00</text:p>
      <text:p text:style-name="P4">
描述: 俄罗斯联邦弗拉基米尔·普京（Vladimir Putin）的总裁使用双重技术。 他们在封闭的地方，并在警惕的安全下。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Лукашенко', 'Путін', 'Розвідка']</text:p>
      <text:p text:style-name="P4">
类型: Article</text:p>
      <!--METADATA-->
      <text:p text:style-name="P4">
<draw:frame draw:style-name="fr1" draw:name="Image207" text:anchor-type="as-char" svg:width="6.9236in" svg:height="3.956343in" draw:z-index="0">
<draw:image xlink:href="../Images/yкринформ/2023-06-08T23-59-00-03-00/630_360_1664030285-428.jpg" xlink:type="simple" xlink:show="embed" xlink:actuate="onLoad" draw:mime-type="image/jpeg"/>
</draw:frame>
总统联合会弗拉基米尔·普京(Vladimir Putin)使用双重技术。 他们在封闭的地方和警惕的安全性中不知所措。</text:p>
      <text:p text:style-name="P4">
乌克兰尤索夫国防部智力部主要局长代表在<text:a xlink:type="simple" xlink:href="https://www.pravda.com.ua/articles/2023/06/8/7405933/" text:style-name="Internet_20_link" text:visited-style-name="Visited_20_Internet_20_Link">
采访“乌克兰真理”的采访</text:a>
，报道乌克林福姆。</text:p>
      <text:p text:style-name="P4">
他说：“普京使用双重技术。这是一个基于赞助智能和同学医生和许多其他专家的事实。”</text:p>
      <text:p text:style-name="P4">
*!(https://www.ukrinform.ua/rubric-ato/3711644-ostanni-piv-roku-na-oficijni-zahodi-izdat-dvijniki-putina-budanov.html)GUR代表指出，访问乌克兰以南暂时占领的访问是绝对的解决方案。 据他说，行为和所谓的“普京”的外观都有很大的不同。</text:p>
      <text:p text:style-name="P4">
“他永远不会坐在那辆汽车运输工具的情况下。霍森地区是一个确切的机构，也是一种表现。”尤索夫解释说。</text:p>
      <text:p text:style-name="P4">
他告知，俄罗斯联邦总统的双打居住在多个地方。 乌克兰情报的代表强调说：“它们已经关闭，并受到极端警惕的保护。”</text:p>
      <text:p text:style-name="P4">
<text:span text:style-name="T4">
另请阅读：</text:span>
 <text:a xlink:type="simple" xlink:href="https://www.ukrinform.ua/rubric-ato/3698130-na-okupovanu-teritoriu-ukraini-izdiv-dvijnik-putina-danilov.html" text:style-name="Internet_20_link" text:visited-style-name="Visited_20_Internet_20_Link">
Danilov：在乌克兰被占领的领土上<text:span text:style-name="T4">
 Double </text:span>
 Putin</text:a>
同时，他补充说，白俄罗斯共和国的总统是亚历山大·卢卡申曼(Alexander Lukashenman)的双倍，因为他“太不可合师”。</text:p>
      <text:p text:style-name="P4">
根据乌克林福姆的说法，俄罗斯联邦普京总统古穆(Gur Mou)说，普京至少使用了三倍。</text:p>
      <text:p text:style-name="P4">
News Source: <text:a xlink:type="simple" xlink:href="https://www.ukrinform.ua/rubric-world/3720314-dvijniki-putina-perebuvaut-u-zakritih-miscah-i-pid-pilnou-ohoronou-rozvidka.html" text:style-name="Internet_20_link" text:visited-style-name="Visited_20_Internet_20_Link">
https://www.ukrinform.ua/rubric-world/3720314-dvijniki-putina-perebuvaut-u-zakritih-miscah-i-pid-pilnou-ohoronou-rozvidka.html</text:a>
</text:p>
      <!--NEWS-->
      <text:h text:style-name="P10" text:outline-level="1">
<text:span text:style-name="T4">
乌克兰制定了一项资金计划，以开发国防工业综合体</text:span>
</text:h>
      <text:p text:style-name="P4">
作者: ['АРМІЯINFORM']</text:p>
      <text:p text:style-name="P4">
时间: 2023-06-08T24:00:00-04:00</text:p>
      <text:p text:style-name="P4">
描述: 在乌克兰，Fynannnya对OPC的pidsmismism进行了测试。 关于众议院的工作...与乌克兰2022的战争，与乌克兰的战争是今天的最新消息，与乌克兰2022的新闻战是今天的最后一场新闻，乌克兰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6/opk.jpg" text:style-name="Internet_20_link" text:visited-style-name="Visited_20_Internet_20_Link">
opk.jpg</text:a>
']</text:p>
      <text:p text:style-name="P4">
标签: ['STOPRUSSIA', 'ВТОРГНЕННЯ РФ', 'ОЛЕКСАНДР КАМИШІН', 'ОПК', 'СЕКТОР ЕКОНОМІКИ']</text:p>
      <text:p text:style-name="P4">
类别: News</text:p>
      <!--METADATA-->
      <text:p text:style-name="P4">
<draw:frame draw:style-name="fr1" draw:name="Image208" text:anchor-type="as-char" svg:width="6.9236in" svg:height="3.894525in" draw:z-index="0">
<draw:image xlink:href="../Images/AРМІЯINFORM/2023-06-08T24-00-00-04-00/opk.jpg" xlink:type="simple" xlink:show="embed" xlink:actuate="onLoad" draw:mime-type="image/jpeg"/>
</draw:frame>
乌克兰正在为国防企业制定一项资金计划。</text:p>
      <text:p text:style-name="P4">
关于它<text:a xlink:type="simple" xlink:href="https://t.me/zalizni_zminy/1319" text:style-name="Internet_20_link" text:visited-style-name="Visited_20_Internet_20_Link">
报告</text:a>
战略工业部长亚历山大·卡米辛(Alexander Kamyshin)。</text:p>
      <text:p text:style-name="P4">
“我们与首映式合作(_denisšmigaLem__-红色。)以及政府团队为OPC企业提供超级融资。 防御行业是该国安全的重要因素。 毕竟，我们生产了这种纹身的弹药，以帮助我们的武装部队击退敌人。”</text:p>
      <text:p text:style-name="P4">
据他说，OPC还是经济的重要部门。 计划 - 金融计划将有助于大大增加该行业。</text:p>
      <text:p text:style-name="P4">
News Source: <text:a xlink:type="simple" xlink:href="https://armyinform.com.ua/2023/06/08/ukrayina-rozroblyaye-programu-finansuvannya-dlya-rozvytku-oboronno-promyslovogo-kompleksu/" text:style-name="Internet_20_link" text:visited-style-name="Visited_20_Internet_20_Link">
https://armyinform.com.ua/2023/06/08/ukrayina-rozroblyaye-programu-finansuvannya-dlya-rozvytku-oboronno-promyslovogo-kompleksu/</text:a>
</text:p>
      <!--NEWS-->
      <text:h text:style-name="P10" text:outline-level="1">
<text:span text:style-name="T4">
白宫关于Kakhovskaya水力发电人员：澄清的原因，但负责破坏俄罗斯</text:span>
</text:h>
      <text:p text:style-name="P4">
作者: ['АРМІЯINFORM']</text:p>
      <text:p text:style-name="P4">
时间: 2023-06-08T26:00:00-04:00</text:p>
      <text:p text:style-name="P4">
描述: Biliy Dim Vizhai Vidpovile Do Runinovany Kakhovsko Ges，Yak是由PID长大的...与乌克兰2022年的战争，与乌克兰的最新新闻，今天与乌克兰的新闻，今天与乌克兰的新闻进行战争，今天与乌克兰的新闻战争，乌克兰和俄罗斯和俄罗斯之间的战争将会发生，当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49e9b23adc7f7e88181462846dc99f8c0e89d697.jpg" text:style-name="Internet_20_link" text:visited-style-name="Visited_20_Internet_20_Link">
49e9b23adc7f7e88181462846dc99f8c0e89d697.jpg</text:a>
']</text:p>
      <text:p text:style-name="P4">
标签: ['БІЛИЙ ДІМ', 'ВІЙНА', 'КАХОВСЬКА ГЕС', 'РУЙНУВАННЯ']</text:p>
      <text:p text:style-name="P4">
类别: News</text:p>
      <!--METADATA-->
      <text:p text:style-name="P4">
<draw:frame draw:style-name="fr1" draw:name="Image209" text:anchor-type="as-char" svg:width="6.9236in" svg:height="3.894525in" draw:z-index="0">
<draw:image xlink:href="../Images/AРМІЯINFORM/2023-06-08T26-00-00-04-00/49e9b23adc7f7e88181462846dc99f8c0e89d697.jpg" xlink:type="simple" xlink:show="embed" xlink:actuate="onLoad" draw:mime-type="image/jpeg"/>
</draw:frame>
白宫认为俄罗斯负责<text:a xlink:type="simple" xlink:href="https://armyinform.com.ua/2023/06/07/zatoplena-hersonshhyna-v-obyektyvi-korespondenta-armiyainform/" text:style-name="Internet_20_link" text:visited-style-name="Visited_20_Internet_20_Link">
Kakhovskaya Hins的破坏</text:a>
这是在俄罗斯军队部队的控制之下。</text:p>
      <text:p text:style-name="P4">
关于它<text:a xlink:type="simple" xlink:href="https://www.whitehouse.gov/briefing-room/speeches-remarks/2023/06/07/press-briefing-by-press-secretary-karine-jean-pierre-38/" text:style-name="Internet_20_link" text:visited-style-name="Visited_20_Internet_20_Link">
说</text:a>
白宫女发言人卡琳·让·皮埃尔(Karin Jean Pierre)在简报中。</text:p>
      <text:p text:style-name="P4">
她指出，无论如何，责任在于俄罗斯，原则上不应该在乌克兰领土上。</text:p>
      <text:p text:style-name="P4">
“但是我会这么说 - 您听到我们以前的说法，只有昨天：没有什么可以。 而且，您知道，这个大坝在俄罗斯的控制之下，而Ivons负责这场战争造成的破坏。”</text:p>
      <text:p text:style-name="P4">
乔·贝登(Joe Baiden)的政府强调，美国仍在收集信息。</text:p>
      <text:p text:style-name="P4">
“我们仍然评估发生了什么。 显然，这些损失是我们减轻心脏的破坏。 当然，我们将尽最大努力帮助乌克兰人民。</text:p>
      <text:p text:style-name="P4">
众所周知，6月6日，俄罗斯占领部队<text:a xlink:type="simple" xlink:href="https://armyinform.com.ua/2023/06/06/rosijski-okupanty-pidirvaly-kahovsku-ges-ok-pivden/" text:style-name="Internet_20_link" text:visited-style-name="Visited_20_Internet_20_Link">
执行</text:a>
Kakhovka水力发电站的破坏，使其被完全销毁。</text:p>
      <text:p text:style-name="P4">
News Source: <text:a xlink:type="simple" xlink:href="https://armyinform.com.ua/2023/06/08/bilyj-dim-pro-pidryv-kahovskoyi-ges-prychyny-zyasovuyutsya-ale-vidpovidalna-za-rujnuvannya-rosiya/" text:style-name="Internet_20_link" text:visited-style-name="Visited_20_Internet_20_Link">
https://armyinform.com.ua/2023/06/08/bilyj-dim-pro-pidryv-kahovskoyi-ges-prychyny-zyasovuyutsya-ale-vidpovidalna-za-rujnuvannya-rosiya/</text:a>
</text:p>
      <!--NEWS-->
      <text:h text:style-name="P10" text:outline-level="1">
<text:span text:style-name="T4">
德国为乌克兰提供了新的军事援助：所有生活，贝壳和侦察无人机</text:span>
</text:h>
      <text:p text:style-name="P4">
作者: ['АРМІЯINFORM']</text:p>
      <text:p text:style-name="P4">
时间: 2023-06-08T28:00:00-04:00</text:p>
      <text:p text:style-name="P4">
描述: Nimechini关于Vissokovo Duphmo的乌克兰蠕虫包装的纳丹尼的分队。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bandvagn-206.jpg" text:style-name="Internet_20_link" text:visited-style-name="Visited_20_Internet_20_Link">
bandvagn-206.jpg</text:a>
']</text:p>
      <text:p text:style-name="P4">
标签: ['ВІЙСЬКОВА ДОПОМОГА УКРАЇНІ', 'ДОПОМОГА ПАРТНЕРІВ', 'НІМЕЧЧИНА', 'СВІТ ПІДТРИМУЄ УКРАЇНУ']</text:p>
      <text:p text:style-name="P4">
类别: News</text:p>
      <!--METADATA-->
      <text:p text:style-name="P4">
<draw:frame draw:style-name="fr1" draw:name="Image210" text:anchor-type="as-char" svg:width="6.9236in" svg:height="3.894525in" draw:z-index="0">
<draw:image xlink:href="../Images/AРМІЯINFORM/2023-06-08T28-00-00-04-00/bandvagn-206.jpg" xlink:type="simple" xlink:show="embed" xlink:actuate="onLoad" draw:mime-type="image/jpeg"/>
</draw:frame>
德国政府报告说，为乌克兰提供常规的军事援助方案。</text:p>
      <text:p text:style-name="P4">
根据<text:a xlink:type="simple" xlink:href="https://www.bundesregierung.de/breg-de/themen/krieg-in-der-ukraine/lieferungen-ukraine-2054514" text:style-name="Internet_20_link" text:visited-style-name="Visited_20_Internet_20_Link">
消息</text:a>
，德国将官方的两个部分ATVAGN 206传输到官方的基夫布斯，弹药到Gepard Anti -Aircraft Market设施，矢量侦察无人机，边境警卫机器，抗反弹系统和陆军配件。</text:p>
      <text:p text:style-name="P4">
我们将提醒德国早些时候<text:a xlink:type="simple" xlink:href="https://armyinform.com.ua/2023/03/30/nimechchyna-peredala-ukrayini-chergovu-partiyu-dopomogy-dlya-frontu/" text:style-name="Internet_20_link" text:visited-style-name="Visited_20_Internet_20_Link">
已经传输</text:a>
乌克兰有几批豹2A6坦克，<text:a xlink:type="simple" xlink:href="https://armyinform.com.ua/2023/04/19/nimechchyna-nadala-ukrayini-chergovyj-paket-vijskovoyi-dopomogy-do-yakogo-vhodyt-zrk-patriot/" text:style-name="Internet_20_link" text:visited-style-name="Visited_20_Internet_20_Link">
爱国者防空综合体</text:a>
，[Gepard Anti -Western自我 - 产品自我生产自我(https://armyinform.com.ua/2023/02/08/nimechchyna-peredala-ukrayini-novyj-paket-vijskovoyi-dopomogy-zokrema-gepard-ta-boyeprypasy/)和弹药给他们等等。 此外，德国成为<text:a xlink:type="simple" xlink:href="https://armyinform.com.ua/2023/03/03/u-nimechchyni-projshly-navchannya-ponad-try-tysyachi-vijskovosluzhbovcziv-zsu/" text:style-name="Internet_20_link" text:visited-style-name="Visited_20_Internet_20_Link">
UEVROP的中央训练中心</text:a>
与英国的英国协调，准备乌克兰军队。 到2023年底，Nimechia <text:a xlink:type="simple" xlink:href="https://armyinform.com.ua/2023/05/23/nimechchyna-do-kinczya-roku-planuye-pidgotuvaty-do-9-tysyach-ukrayinskyh-vijskovyh/" text:style-name="Internet_20_link" text:visited-style-name="Visited_20_Internet_20_Link">
准备</text:a>
多达9000名武装部队军人。</text:p>
      <text:p text:style-name="P4">
News Source: <text:a xlink:type="simple" xlink:href="https://armyinform.com.ua/2023/06/08/nimechchyna-nadala-ukrayini-novu-vijskovu-dopomogu-vsyudyhody-snaryady-ta-rozviduvalni-drony/" text:style-name="Internet_20_link" text:visited-style-name="Visited_20_Internet_20_Link">
https://armyinform.com.ua/2023/06/08/nimechchyna-nadala-ukrayini-novu-vijskovu-dopomogu-vsyudyhody-snaryady-ta-rozviduvalni-drony/</text:a>
</text:p>
      <!--NEWS-->
      <text:h text:style-name="P10" text:outline-level="1">
<text:span text:style-name="T4">
退伍军人部对CNAP管理员进行了有关退伍军人服务服务质量的培训</text:span>
</text:h>
      <text:p text:style-name="P4">
作者: ['АРМІЯINFORM']</text:p>
      <text:p text:style-name="P4">
时间: 2023-06-08T2:00:00-04:00</text:p>
      <text:p text:style-name="P4">
描述: 在乌克兰人，它是由Seminari完成的Podkhniyv Nadannya海军上将完成的...与乌克兰2022年的战争，与乌克兰与乌克兰的最新消息，今天与乌克兰2022年的新闻战争，乌克兰与乌克兰和俄罗斯之间以及战争之间的战争是否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514d384d9e0af9486947b27026e61c8d.jpeg" text:style-name="Internet_20_link" text:visited-style-name="Visited_20_Internet_20_Link">
514d384d9e0af9486947b27026e61c8d.jpeg</text:a>
', '<text:a xlink:type="simple" xlink:href="https://armyinform.com.ua/wp-content/uploads/2023/06/dsc_0230-scaled.jpg" text:style-name="Internet_20_link" text:visited-style-name="Visited_20_Internet_20_Link">
dsc_0230-scaled.jpg</text:a>
']</text:p>
      <text:p text:style-name="P4">
标签: ['АДМІНПОСЛУГИ ДЛЯ ВЕТЕРАНІВ', 'ВЕТЕРАНИ', 'ЄДИНЕ ВІКНО', 'МІНВЕТЕРАНІВ', 'ЦНАП']</text:p>
      <text:p text:style-name="P4">
类别: News</text:p>
      <!--METADATA-->
      <text:p text:style-name="P4">
<draw:frame draw:style-name="fr1" draw:name="Image211" text:anchor-type="as-char" svg:width="6.9236in" svg:height="3.46757in" draw:z-index="0">
<draw:image xlink:href="../Images/AРМІЯINFORM/2023-06-08T2-00-00-04-00/514d384d9e0af9486947b27026e61c8d.jpeg" xlink:type="simple" xlink:show="embed" xlink:actuate="onLoad" draw:mime-type="image/jpeg"/>
</draw:frame>
在乌克兰，完成行政服务管理员的培训研讨会已完成(CNAP)关于为退伍军人及其家人提供适当和优质的服务的特殊性。</text:p>
      <text:p text:style-name="P4">
关于乌克兰塔夫斯 - 乌克兰行政服务中心协会的退伍军人部的联合项目，那里的1015个CNAP管理员来自所有地区和基辅市，在一个月的学习后通过了[写信] [写信] <text:a xlink:type="simple" xlink:href="https://mva.gov.ua/ua/news/minveteraniv-provelo-navchannya-dlya-1000-administratoriv-cnapiv-shchodo-yakosti-nadannya-adminposlug-veteranam-ta-chlenam-yihnih-simej" text:style-name="Internet_20_link" text:visited-style-name="Visited_20_Internet_20_Link">
写信</text:a>
退伍军人部门。</text:p>
      <text:p text:style-name="P4">
研讨会是以在线和离线格式进行的，Taffasilitators的发言人是退伍军人部的主要专家，包括乌克兰数字发展事务副部长，数字发展，数字化转型，数字化和数字化的塔蒂亚纳·卡利塔(Tatiana Kalita)以及首席执行官</text:p>
      <text:p text:style-name="P4">
因此，研讨会的学生熟悉了退伍军人的行政服务名单，在CNAPS提供服务期间与退伍军人和退伍军人互动的特殊情况，从退伍军人和心理学家。 训练后，还为中心举行了一次协调会议，以创建对退伍军人服务的单一道路。</text:p>
      <text:p text:style-name="P4">
“ CNAP专家为不同的人提供了大量的行政服务。 这些中心中的社交工具已成为采矿的关键。 通过CNAP网络为战争退伍军人和家庭成员提供优质的服务将是使乌克兰的捍卫者和捍卫者及其家人恢复和平生活的有效工具，为社会的自我实现做出了贡献，” Svetlana Berezina强调。</text:p>
      <text:p text:style-name="P4">
<draw:frame draw:style-name="fr1" draw:name="Image212" text:anchor-type="as-char" svg:width="6.9236in" svg:height="4.615733in" draw:z-index="0">
<draw:image xlink:href="../Images/AРМІЯINFORM/2023-06-08T2-00-00-04-00/dsc_0230-scaled.jpg" xlink:type="simple" xlink:show="embed" xlink:actuate="onLoad" draw:mime-type="image/jpeg"/>
</draw:frame>
全国行政服务中心协会主席，部门主任(中心)提供基辅市议会执行器官的行政服务(基辅市政府)纳塔利娅·沙雷(Natalia Shamray)指出，对退伍军人及其家人的适当维护是CNAP工作中的层次。司法部提醒它已经由内容当局共同实施个人伙伴关系。 特别是，在城市的领土社区中，“资深”行政服务有效地行政管理。 在那里，CNAP基地为退伍军人打开了一个“单窗”，他的工作涉及接受培训的员工，并在退伍军人的保证，权利和机会方面众所周知。 在Kryvyi中，行政服务“ I-退伍军人”  - 感谢乌克兰退伍军人的高管部门合作，克里维尼·里希(Kryvyi Rih)市议会和dnipropetrovsk地区军事行政管理，有561个诉讼可在一个地方提供561个服务。 。</text:p>
      <text:p text:style-name="P4">
News Source: <text:a xlink:type="simple" xlink:href="https://armyinform.com.ua/2023/06/08/minveteraniv-provelo-navchannya-dlya-administratoriv-cznapiv-shhodo-yakosti-nadannya-poslug-veteranam/" text:style-name="Internet_20_link" text:visited-style-name="Visited_20_Internet_20_Link">
https://armyinform.com.ua/2023/06/08/minveteraniv-provelo-navchannya-dlya-administratoriv-cznapiv-shhodo-yakosti-nadannya-poslug-veteranam/</text:a>
</text:p>
      <!--NEWS-->
      <text:h text:style-name="P10" text:outline-level="1">
<text:span text:style-name="T4">
拜登：我相信我们将有必要的资金来支持乌克兰</text:span>
</text:h>
      <text:p text:style-name="P4">
作者: Ukrinform (Person)</text:p>
      <text:p text:style-name="P4">
出版商: Укринформ (Organization)</text:p>
      <text:p text:style-name="P4">
出版时间: 2023-06-08T2:29:00+03:00</text:p>
      <text:p text:style-name="P4">
修改时间: 2023-06-08T22:29:00+03:00</text:p>
      <text:p text:style-name="P4">
描述: 美国总统坚信，乌克兰将在国会获得两项党派支持，从长远来看，包括必要的帮助。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Фінанси', 'Україна', 'допомога', 'Війна з Росією', 'Ріші Сунак']</text:p>
      <text:p text:style-name="P4">
类型: Article</text:p>
      <!--METADATA-->
      <text:p text:style-name="P4">
<draw:frame draw:style-name="fr1" draw:name="Image213" text:anchor-type="as-char" svg:width="6.9236in" svg:height="3.956343in" draw:z-index="0">
<draw:image xlink:href="../Images/yкринформ/2023-06-08T2-29-00-03-00/630_360_1684671641-107.jpeg" xlink:type="simple" xlink:show="embed" xlink:actuate="onLoad" draw:mime-type="image/jpeg"/>
</draw:frame>
总统坚信，在国会的两项支持下，乌克兰获得了新的援助，包括从长远来看。</text:p>
      <text:p text:style-name="P4">
他在与总理瑞沙·萨纳克(Risha Sunak)的联合新闻发布会上表示，乌克林福音通讯员报道。</text:p>
      <text:p text:style-name="P4">
“我相信我们将有必要的资金来支持乌克兰，并认为这是如此的支持，我相信这种支持是(在国会 -  ed。)佛教徒，即使今天您听到了纳卡皮托尔山(Nakapitolian Hill)的一些选票，涉及我们是否应该继续支持乌克兰或我们必须支持他们多长时间，”白宫负责人说。</text:p>
      <text:p text:style-name="P4">
在这方面，他建议如果美国与乌克兰人停下来，他会发生。</text:p>
      <text:p text:style-name="P4">
“您认为俄罗斯会停在基辅吗？ 您认为一切都在这方面吗？ 我想不是。 我认为我的绝大多数同事甚至批评家也认为这不会发生。”拜登说。</text:p>
      <text:p text:style-name="P4">
<text:span text:style-name="T4">
另请阅读：</text:span>
 [<text:span text:style-name="T4">
 biden </text:span>
 \  - 关于Kakhovskaya水力发电：我们将提供帮助(https://www.ukrinform.ua/rubric-polytics/3719325-bajden-pro-pidriv-kahovskoi-ges-mi-dopomozemo-ukraini.html)他强调说，在与乌克兰方以及与乌克兰义务的盟友的谈判中，其目标是确保长期安全遏制当前战争后俄罗斯联邦的新潜在侵略。</text:p>
      <text:p text:style-name="P4">
美国总统说：“我们正在通过提供乌克兰现在在战场上需要的支持，并帮助他们长期加强军队来实现这一目标。”</text:p>
      <text:p text:style-name="P4">
根据乌克林福姆的说法，周四在白宫举行了总统乔·贝登(Joe Baiden)与英国总理赖斯·桑纳克(Rice Sunak)举行的会议。 乌克兰支持的问题以及对俄罗斯联邦侵略的共同答案是华盛顿的主要谈判之一。</text:p>
      <text:p text:style-name="P4">
_foto：op _</text:p>
      <text:p text:style-name="P4">
News Source: <text:a xlink:type="simple" xlink:href="https://www.ukrinform.ua/rubric-polytics/3720302-bajden-viru-so-mi-matimemo-neobhidne-dla-pidtrimki-ukraini-finansuvanna.html" text:style-name="Internet_20_link" text:visited-style-name="Visited_20_Internet_20_Link">
https://www.ukrinform.ua/rubric-polytics/3720302-bajden-viru-so-mi-matimemo-neobhidne-dla-pidtrimki-ukraini-finansuvanna.html</text:a>
</text:p>
      <!--NEWS-->
      <text:h text:style-name="P10" text:outline-level="1">
<text:span text:style-name="T4">
敌人增加了黑海中火箭发射器的存在</text:span>
</text:h>
      <text:p text:style-name="P4">
作者: ['АРМІЯINFORM']</text:p>
      <text:p text:style-name="P4">
时间: 2023-06-08T30:00:00-04:00</text:p>
      <text:p text:style-name="P4">
描述: 在Chorny Morce，在董事会冠军，我正处于12个小偷造船厂的全面摆动，其中只有一个……与乌克兰2022年的战争，与乌克兰的战争是今天的最新新闻，这是与乌克兰的新闻，与乌克兰20222222222222年。最后的最后，乌克兰与俄罗斯之间的战争以及2022年与乌克兰的战争将在不久的将来与乌克兰战争，他们说，今天与乌克兰与乌克兰的战争，今天的新闻，乌克兰新闻在乌克兰媒体的俄罗斯人</text:p>
      <text:p text:style-name="P4">
图片: ['<text:a xlink:type="simple" xlink:href="https://armyinform.com.ua/wp-content/uploads/2023/06/630_360_1678431971-142.jpeg" text:style-name="Internet_20_link" text:visited-style-name="Visited_20_Internet_20_Link">
630_360_1678431971-142.jpeg</text:a>
']</text:p>
      <text:p text:style-name="P4">
标签: ['ВІЙСЬКОВО-МОРСЬКІ СИЛИ ЗСУ', 'КАЛІБРИ', 'ЧОРНЕ МОРЕ']</text:p>
      <text:p text:style-name="P4">
类别: News</text:p>
      <!--METADATA-->
      <text:p text:style-name="P4">
<draw:frame draw:style-name="fr1" draw:name="Image214" text:anchor-type="as-char" svg:width="6.9236in" svg:height="3.956343in" draw:z-index="0">
<draw:image xlink:href="../Images/AРМІЯINFORM/2023-06-08T30-00-00-04-00/630_360_1678431971-142.jpeg" xlink:type="simple" xlink:show="embed" xlink:actuate="onLoad" draw:mime-type="image/jpeg"/>
</draw:frame>
在黑海中，有12艘敌方船只在战斗义务中，平均1艘火箭架带有8个“口径”。</text:p>
      <text:p text:style-name="P4">
关于它<text:a xlink:type="simple" xlink:href="https://t.me/ukrainian_navy/3281" text:style-name="Internet_20_link" text:visited-style-name="Visited_20_Internet_20_Link">
报告</text:a>
武装部队海军的新闻服务。</text:p>
      <text:p text:style-name="P4">
阿佐夫海有一艘敌方船。 在地中海，没有边界。</text:p>
      <text:p text:style-name="P4">
在白天，为了俄罗斯联邦的利益，凯希·耶尼卡尔海峡的通过：</text:p>
      <text:p text:style-name="P4">
*到Azov Sea -13艘船，其中2个沿Bosphorus海峡的方向移动； * 22船上黑海的船只，其中7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6/08/vorog-narostyv-prysutnist-raketonosiyiv-u-chornomu-mori-2/" text:style-name="Internet_20_link" text:visited-style-name="Visited_20_Internet_20_Link">
https://armyinform.com.ua/2023/06/08/vorog-narostyv-prysutnist-raketonosiyiv-u-chornomu-mori-2/</text:a>
</text:p>
      <!--NEWS-->
      <text:h text:style-name="P10" text:outline-level="1">
<text:span text:style-name="T4">
乌克兰检察长办公室：有9.2万次军事犯罪</text:span>
</text:h>
      <text:p text:style-name="P4">
作者: ['АРМІЯINFORM']</text:p>
      <text:p text:style-name="P4">
时间: 2023-06-08T32: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23.jpg" text:style-name="Internet_20_link" text:visited-style-name="Visited_20_Internet_20_Link">
1-23.jpg</text:a>
', '<text:a xlink:type="simple" xlink:href="https://armyinform.com.ua/wp-content/uploads/2023/06/2-25.jpg" text:style-name="Internet_20_link" text:visited-style-name="Visited_20_Internet_20_Link">
2-25.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215" text:anchor-type="as-char" svg:width="6.9236in" svg:height="4.448413in" draw:z-index="0">
<draw:image xlink:href="../Images/AРМІЯINFORM/2023-06-08T32-00-00-04-00/1-23.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8日，它已注册：</text:p>
      <ul>
        <li>
92 066军事犯罪， * 17 328针对乌克兰国家安全的罪行。</li>
      </ul>
      <text:p text:style-name="P4">
此外，根据少年检察官的官方数据，有1495名儿童受俄罗斯联邦侵略的影响，其中包括：</text:p>
      <ul>
        <li>
486-儿童被杀， * 1009-儿童因严重程度不同。</li>
      </ul>
      <text:p text:style-name="P4">
该部门强调，这些数字不是最终的，因为在暂时占据的有形领土上的积极战斗场所的安装中继续进行工作。</text:p>
      <text:p text:style-name="P4">
<draw:frame draw:style-name="fr1" draw:name="Image216" text:anchor-type="as-char" svg:width="6.9236in" svg:height="4.448413in" draw:z-index="0">
<draw:image xlink:href="../Images/AРМІЯINFORM/2023-06-08T32-00-00-04-00/2-25.jpg" xlink:type="simple" xlink:show="embed" xlink:actuate="onLoad" draw:mime-type="image/jpeg"/>
</draw:frame>
</text:p>
      <text:p text:style-name="P4">
News Source: <text:a xlink:type="simple" xlink:href="https://armyinform.com.ua/2023/06/08/ofis-genprokurora-ukrayiny-zadokumentovano-ponad-92-tysyachi-voyennyh-zlochyniv/" text:style-name="Internet_20_link" text:visited-style-name="Visited_20_Internet_20_Link">
https://armyinform.com.ua/2023/06/08/ofis-genprokurora-ukrayiny-zadokumentovano-ponad-92-tysyachi-voyennyh-zlochyniv/</text:a>
</text:p>
      <!--NEWS-->
      <text:h text:style-name="P10" text:outline-level="1">
<text:span text:style-name="T4">
美国国防部长会见了来自法国和英国的同事，他们确认了对乌克兰支持的公司的支持</text:span>
</text:h>
      <text:p text:style-name="P4">
作者: ['АРМІЯINFORM']</text:p>
      <text:p text:style-name="P4">
时间: 2023-06-08T34:00:00-04:00</text:p>
      <text:p text:style-name="P4">
描述: 美国对弗朗西亚（Franziya）的美国劳埃德·奥斯汀（Lloyd Ostin）的防御是他自己的弗朗兹（Franzi）脚跟...与乌克兰2022年的战争，与乌克兰的战争是今天的最新消息，今天与乌克兰2022年的新闻战争，今天会有一个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6/d754c6b2-b05b-418a-9cb8-999f65d4ad81.jpg" text:style-name="Internet_20_link" text:visited-style-name="Visited_20_Internet_20_Link">
d754c6b2-b05b-418a-9cb8-999f65d4ad81.jpg</text:a>
']</text:p>
      <text:p text:style-name="P4">
标签: ['STOPRUSSIA', 'БЕН ВОЛЛЕС', 'ЛЛОЙД ОСТІН', 'ПЕНТАГОН', 'СЕБАСТЬЄН ЛЕКОРНЮ']</text:p>
      <text:p text:style-name="P4">
类别: News</text:p>
      <!--METADATA-->
      <text:p text:style-name="P4">
<draw:frame draw:style-name="fr1" draw:name="Image217" text:anchor-type="as-char" svg:width="6.9236in" svg:height="3.894525in" draw:z-index="0">
<draw:image xlink:href="../Images/AРМІЯINFORM/2023-06-08T34-00-00-04-00/d754c6b2-b05b-418a-9cb8-999f65d4ad81.jpg" xlink:type="simple" xlink:show="embed" xlink:actuate="onLoad" draw:mime-type="image/jpeg"/>
</draw:frame>
美国国防部长劳埃德·奥斯汀(Lloyd Austin)在法国会见了他的同事Zbraniin Lecorton和英国本·华莱士(Ben Wallace)。</text:p>
      <text:p text:style-name="P4">
关于它<text:a xlink:type="simple" xlink:href="https://www.defense.gov/News/Releases/Release/Article/3419768/readout-of-secretary-of-defense-lloyd-j-austin-iiis-meeting-with-french-ministe/" text:style-name="Internet_20_link" text:visited-style-name="Visited_20_Internet_20_Link">
报告</text:a>
五角大楼新闻服务。</text:p>
      <text:p text:style-name="P4">
在他们以三方格式的第一次个人会议上，对乌克兰对勇敢捍卫俄罗斯无情战争的支持的主要奉献精神，并团结起来，致力于继续向乌克兰的武装部队提供安全援助，只要他们需要。</text:p>
      <text:p text:style-name="P4">
News Source: <text:a xlink:type="simple" xlink:href="https://armyinform.com.ua/2023/06/08/ministr-oborony-ssha-zustrivsya-z-kolegamy-z-francziyi-ta-brytaniyi-yaki-pidtverdyly-tverdu-viddanist-pidtrymczi-ukrayiny/" text:style-name="Internet_20_link" text:visited-style-name="Visited_20_Internet_20_Link">
https://armyinform.com.ua/2023/06/08/ministr-oborony-ssha-zustrivsya-z-kolegamy-z-francziyi-ta-brytaniyi-yaki-pidtverdyly-tverdu-viddanist-pidtrymczi-ukrayiny/</text:a>
</text:p>
      <!--NEWS-->
      <text:h text:style-name="P10" text:outline-level="1">
<text:span text:style-name="T4">
乌克兰的需求：每天烟火中和两枚航空炸弹</text:span>
</text:h>
      <text:p text:style-name="P4">
作者: ['АРМІЯINFORM']</text:p>
      <text:p text:style-name="P4">
时间: 2023-06-08T36:00:00-04:00</text:p>
      <text:p text:style-name="P4">
描述: 借出了7个蠕虫，Pirotechnic，Pirodrodiy of Ucraine的持有服务...与乌克兰2022年的战争，与乌克兰的最新新闻战争，今天与乌克兰2022年的新闻战争，乌克兰和俄罗斯以及俄罗斯和俄罗斯以及何时又有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6/miny-1.jpg" text:style-name="Internet_20_link" text:visited-style-name="Visited_20_Internet_20_Link">
miny-1.jpg</text:a>
']</text:p>
      <text:p text:style-name="P4">
标签: ['ДСНС УКРАЇНИ', 'РОЗМІНУВАННЯ']</text:p>
      <text:p text:style-name="P4">
类别: News</text:p>
      <!--METADATA-->
      <text:p text:style-name="P4">
<draw:frame draw:style-name="fr1" draw:name="Image218" text:anchor-type="as-char" svg:width="6.9236in" svg:height="3.894525in" draw:z-index="0">
<draw:image xlink:href="../Images/AРМІЯINFORM/2023-06-08T36-00-00-04-00/miny-1.jpg" xlink:type="simple" xlink:show="embed" xlink:actuate="onLoad" draw:mime-type="image/jpeg"/>
</draw:frame>
<text:span text:style-name="T4">
在6月7日的最后一天，</text:span>
州紧急服务服务的烟火单位<text:span text:style-name="T4">
 156次</text:span>
参与了矿山任务的执行。</text:p>
      <text:p text:style-name="P4">
关于这个<text:a xlink:type="simple" xlink:href="https://www.kmu.gov.ua/news/operatyvna-informatsiia-dsns-shchodo-naslidkiv-vedennia-boiovykh-dii-rf-ta-shchodo-diialnosti-pirotekhnichnykh-pidrozdiliv-8-6-23" text:style-name="Internet_20_link" text:visited-style-name="Visited_20_Internet_20_Link">
<text:span text:style-name="T5">
报告</text:span>
</text:a>
政府门户。</text:p>
      <text:p text:style-name="P4">
发现，扣押和处置了419个单位的烟火单元。牙科物体，包括2枚航空炸弹。 检查(清除)超过233.18公顷的领土。</text:p>
      <text:p text:style-name="P4">
背景：从乌克兰俄罗斯联合会的大规模侵略开始，乌克兰SES的烟火单位就参与了<text:span text:style-name="T4">
 49 425次</text:span>
，以完成我的任务。 处置<text:span text:style-name="T4">
 397,946个安全项目</text:span>
，包括<text:span text:style-name="T4">
 2 987 </text:span>
 <text:span text:style-name="T4">
 </text:span>
航空炸弹<text:span text:style-name="T4">
。(清除)面积</text:span>
 89,000 235公顷**。</text:p>
      <text:p text:style-name="P4">
总共剩下174,000平方米。 潜在危险领土的公里，占该州总面积的30％。</text:p>
      <text:p text:style-name="P4">
News Source: <text:a xlink:type="simple" xlink:href="https://armyinform.com.ua/2023/06/08/rozminuvannya-ukrayiny-za-dobu-pirotehniky-zneshkodyly-dvi-aviaczijni-bomby/" text:style-name="Internet_20_link" text:visited-style-name="Visited_20_Internet_20_Link">
https://armyinform.com.ua/2023/06/08/rozminuvannya-ukrayiny-za-dobu-pirotehniky-zneshkodyly-dvi-aviaczijni-bomby/</text:a>
</text:p>
      <!--NEWS-->
      <text:h text:style-name="P10" text:outline-level="1">
<text:span text:style-name="T4">
俄罗斯恐怖分子解雇了145个乌克兰定居点，死亡和受伤</text:span>
</text:h>
      <text:p text:style-name="P4">
作者: ['АРМІЯINFORM']</text:p>
      <text:p text:style-name="P4">
时间: 2023-06-08T38: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photo_5192982560764971269_y-1.jpg" text:style-name="Internet_20_link" text:visited-style-name="Visited_20_Internet_20_Link">
photo_5192982560764971269_y-1.jpg</text:a>
']</text:p>
      <text:p text:style-name="P4">
标签: ['ВІЙНА', 'ОБСТРІЛИ РФ', 'РОСІЯ ДЕРЖАВА-ТЕРОРИСТ']</text:p>
      <text:p text:style-name="P4">
类别: News</text:p>
      <!--METADATA-->
      <text:p text:style-name="P4">
<draw:frame draw:style-name="fr1" draw:name="Image219" text:anchor-type="as-char" svg:width="6.9236in" svg:height="4.454826in" draw:z-index="0">
<draw:image xlink:href="../Images/AРМІЯINFORM/2023-06-08T38-00-00-04-00/photo_5192982560764971269_y-1.jpg" xlink:type="simple" xlink:show="embed" xlink:actuate="onLoad" draw:mime-type="image/jpeg"/>
</draw:frame>
在最后一天，俄罗斯军队向乌克兰9个地区的领土开火。</text:p>
      <text:p text:style-name="P4">
关于它<text:a xlink:type="simple" xlink:href="https://t.me/militarymediacenter/2164" text:style-name="Internet_20_link" text:visited-style-name="Visited_20_Internet_20_Link">
报告</text:a>
军事媒体中心。</text:p>
      <text:p text:style-name="P4">
“来自不同类型的武器(迫击炮，坦克，炮兵，RSZV，无人机，SCR，战术航空)145个定居点和104个对象基础架构被解雇。</text:p>
      <text:p text:style-name="P4">
根据初步信息，他们在平民中被杀和受伤，受害者的数量被阐明了。</text:p>
      <text:p text:style-name="P4">
News Source: <text:a xlink:type="simple" xlink:href="https://armyinform.com.ua/2023/06/08/rosijski-terorysty-obstrilyaly-145-naselenyh-punktiv-ukrayiny-ye-zagybli-ta-poraneni/" text:style-name="Internet_20_link" text:visited-style-name="Visited_20_Internet_20_Link">
https://armyinform.com.ua/2023/06/08/rosijski-terorysty-obstrilyaly-145-naselenyh-punktiv-ukrayiny-ye-zagybli-ta-poraneni/</text:a>
</text:p>
      <!--NEWS-->
      <text:h text:style-name="P10" text:outline-level="1">
<text:span text:style-name="T4">
UPL。 根据Wyscout的说法</text:span>
</text:h>
      <text:p text:style-name="P4">
作者: Ukrinform (Person)</text:p>
      <text:p text:style-name="P4">
出版商: Укринформ (Organization)</text:p>
      <text:p text:style-name="P4">
出版时间: 2023-06-08T3:31:00+03:00</text:p>
      <text:p text:style-name="P4">
修改时间: 2023-06-08T22:31:00+03:00</text:p>
      <text:p text:style-name="P4">
描述: 根据知名的统计组织指数，乌克兰足球锦标赛的象征团队被确定。  - 乌克林。</text:p>
      <text:p text:style-name="P4">
图片: ['<text:a xlink:type="simple" xlink:href="https://static.ukrinform.com/photos/2023_06/thumb_files/630_360_1686252620-868.jpg" text:style-name="Internet_20_link" text:visited-style-name="Visited_20_Internet_20_Link">
630_360_16862...</text:a>
']</text:p>
      <text:p text:style-name="P4">
标签: ['Футбол', "Прем'єр-ліга"]</text:p>
      <text:p text:style-name="P4">
类型: Article</text:p>
      <!--METADATA-->
      <text:p text:style-name="P4">
<draw:frame draw:style-name="fr1" draw:name="Image220" text:anchor-type="as-char" svg:width="6.9236in" svg:height="3.956343in" draw:z-index="0">
<draw:image xlink:href="../Images/yкринформ/2023-06-08T3-31-00-03-00/630_360_1686252620-868.jpg" xlink:type="simple" xlink:show="embed" xlink:actuate="onLoad" draw:mime-type="image/jpeg"/>
</draw:frame>
根据权威统计组织的指数，确定了乌克兰足球锦标赛的象征团队。</text:p>
      <text:p text:style-name="P4">
由于本赛季在乌克兰英超联赛中(UPL)成为已知的象征<text:a xlink:type="simple" xlink:href="https://upl.ua/ua/news/view/7454" text:style-name="Internet_20_link" text:visited-style-name="Visited_20_Internet_20_Link">
清单</text:a>
据《乌克林福姆》报道，根据Wyscout统计平台指数，本赛季最佳足球运动员的33名。</text:p>
      <text:p text:style-name="P4">
上述额定值基于相应程序的统计算法。</text:p>
      <text:p text:style-name="P4">
<text:span text:style-name="T4">
另请阅读：</text:span>
 <text:a xlink:type="simple" xlink:href="https://www.ukrinform.ua/rubric-sports/3719967-start-novogo-futbolnogo-cempionatu-upl-zaplanuvali-na-29-lipna.html" text:style-name="Internet_20_link" text:visited-style-name="Visited_20_Internet_20_Link">
新的足球锦标赛开始<text:span text:style-name="T4">
 UPL </text:span>
计划于7月29日举行</text:a>
<text:span text:style-name="T5">
 pan 33季节-2022/23的UPL球员：</text:span>
</text:p>
      <text:p text:style-name="P4">
守门员：1。Oleg Mozil(金属主义者1925)，2。Eugene volynets(“耳朵”)，3。班杜拉的亚历山大(“ minaj”).</text:p>
      <text:p text:style-name="P4">
Праві захисники: 1. Денис Мірошниченко (亚历山大)，2。伊戈尔·佩尔杜塔(Igor Perrduta)(沃斯克拉)，3。Bogdan Butko(“星星”).</text:p>
      <text:p text:style-name="P4">
Центральні захисники (正确的)：1。Valery Bondar(“矿工”)，2。Denis Popov(“发电机”)，3。Maxim Imerekov(“星星”).</text:p>
      <text:p text:style-name="P4">
Центральні захисники (左边)：1。mykola matvienko(“矿工”)，2。爱德华·萨拉西(dnipro-1)，3。Yaroslav Rakitsky(“矿工”).</text:p>
      <text:p text:style-name="P4">
Ліві захисники: 1. Максим Брагару (Chernomorets)，2。Vasily Kravets(沃斯克拉)，3。Artem Smolyakov(插入).</text:p>
      <text:p text:style-name="P4">
Праві півзахисники: 1. Олексій Гуцуляк (dnipro-1)，2。Rostislav Rusin(金属主义者1925)，3。Maxim Zaderaka(Kryvbas).</text:p>
      <text:p text:style-name="P4">
Опорні півзахисники: 1. Володимир Бражко (“星星”)，2。亚历山大·斯凯利(Alexander Sklyar)(沃斯克拉)，3。Valery Kucherov(“希瑟”).</text:p>
      <text:p text:style-name="P4">
Центральні півзахисники: 1. Єгор Твердохліб (“ minaj”)，2。乔治·苏达科夫(“矿工”)，3。亚历山大·皮哈洛科诺克(Alexander Pihalokonok)(dnipro-1).</text:p>
      <text:p text:style-name="P4">
Атакувальні півзахисники: 1. Віталій Буяльський (“发电机”)，2。Sergei Bulets(“星星”)，3。塔(“移动”).</text:p>
      <text:p text:style-name="P4">
Ліві півзахисники: 1. Таулян Сефері (沃斯克拉)，2。Lave Solomon-Otabor(“移动”)，3。Gennady Pasich(“希瑟”).</text:p>
      <text:p text:style-name="P4">
Центральні нападники: 1. Артем Довбик (dnipro-1)，2。Nazarii Rusin(“星星”)，3。 尤里·克里姆丘克(Yuri Klimchuk)(“移动”).</text:p>
      <text:p text:style-name="P4">
News Source: <text:a xlink:type="simple" xlink:href="https://www.ukrinform.ua/rubric-sports/3720301-upl-spisok-33-najkrasih-futbolstiv-sezonu202223-za-versieu-wyscout.html" text:style-name="Internet_20_link" text:visited-style-name="Visited_20_Internet_20_Link">
https://www.ukrinform.ua/rubric-sports/3720301-upl-spisok-33-najkrasih-futbolstiv-sezonu202223-za-versieu-wyscout.html</text:a>
</text:p>
      <!--NEWS-->
      <text:h text:style-name="P10" text:outline-level="1">
<text:span text:style-name="T4">
捍卫者创建一个协调军事心理学家工作的结构</text:span>
</text:h>
      <text:p text:style-name="P4">
作者: ['Леся Медведенко']</text:p>
      <text:p text:style-name="P4">
时间: 2023-06-08T40:00:00-04:00</text:p>
      <text:p text:style-name="P4">
描述: 军事媒体中心对“ Shom的Viina火车”主题进行了圆形的stil。 YAK ...与乌克兰2022年的战争，与乌克兰的最新新闻，今天与乌克兰的新闻战争，今天的最后一场战争，今天的最后一次战争将在乌克兰和俄罗斯之间发生战争，当2022年与乌克兰的战争将是他们说，在不久的将来与乌克兰发动了战争</text:p>
      <text:p text:style-name="P4">
图片: ['<text:a xlink:type="simple" xlink:href="https://armyinform.com.ua/wp-content/uploads/2023/06/d81a3dab-f417-4a7a-9d6b-f05bf51dc79d.jpg" text:style-name="Internet_20_link" text:visited-style-name="Visited_20_Internet_20_Link">
d81a3dab-f417-4a7a-9d6b-f05bf51dc79d.jpg</text:a>
', '<text:a xlink:type="simple" xlink:href="https://armyinform.com.ua/wp-content/uploads/2023/06/5f9a9114.jpg" text:style-name="Internet_20_link" text:visited-style-name="Visited_20_Internet_20_Link">
5f9a9114.jpg</text:a>
', '<text:a xlink:type="simple" xlink:href="https://armyinform.com.ua/wp-content/uploads/2023/06/5f9a9091.jpg" text:style-name="Internet_20_link" text:visited-style-name="Visited_20_Internet_20_Link">
5f9a9091.jpg</text:a>
']</text:p>
      <text:p text:style-name="P4">
标签: ['MILITARY MEDIA CENTER', 'ПСИХОЛОГИ']</text:p>
      <text:p text:style-name="P4">
类别: News</text:p>
      <!--METADATA-->
      <text:p text:style-name="P4">
<draw:frame draw:style-name="fr1" draw:name="Image221" text:anchor-type="as-char" svg:width="6.9236in" svg:height="4.379177in" draw:z-index="0">
<draw:image xlink:href="../Images/AРМІЯINFORM/2023-06-08T40-00-00-04-00/d81a3dab-f417-4a7a-9d6b-f05bf51dc79d.jpg" xlink:type="simple" xlink:show="embed" xlink:actuate="onLoad" draw:mime-type="image/jpeg"/>
</draw:frame>
今天，军事媒体中心举行了关于“对面灵魂战争的圆桌会议”。 如何维持军事人员和所有社会教育的心理健康。” 乌克兰汉纳马尔国防部副部长参加了该活动。</text:p>
      <text:p text:style-name="P4">
不可能为这一规模的战争做准备，但是在乌克兰，有一个社区照顾整个国家的心理健康，国防部也参与了这些过程。 作为乌克兰社会的一部分，乌克兰的武装力量在这一领域需要帮助。</text:p>
      <text:p text:style-name="P4">
根据安娜·马利亚(Anna Malyar)的说法，该部门现在面临着一些挑战：军人人数的大幅度增加，军事心理学家的不足，刻板印象的ta和对媒体仆人的心理援助的污名化和污名化。</text:p>
      <ul>
        <li>
在大规模侵犯心理援助之后，每个信息都需要。 说到军方，几乎是一百万军。 临时心理学家今天是不可能的。 因此，有一个国家决定，就可以在这项工作中协调工作的机构的创建。 毕竟，我们没有一个机构，因为我们已经枪杀了多少心理学家，他们的资格是什么。</li>
      </ul>
      <text:p text:style-name="P4">
<draw:frame draw:style-name="fr1" draw:name="Image222" text:anchor-type="as-char" svg:width="6.9236in" svg:height="4.206087in" draw:z-index="0">
<draw:image xlink:href="../Images/AРМІЯINFORM/2023-06-08T40-00-00-04-00/5f9a9114.jpg" xlink:type="simple" xlink:show="embed" xlink:actuate="onLoad" draw:mime-type="image/jpeg"/>
</draw:frame>
由于军人的军事特异性和安全问题，目前只有军事心理学家正在工作。 根据乌克兰国防部副部长的说法，武装部队已经采取了一些步骤来解决问题。</text:p>
      <ul>
        <li>
首先，我们进行了针对性的动员，以进行可用空缺，并在与军方合作进行了适当的培训。 其次，自2014年以来一直在这一方面工作的民间组织和平民心理学家已经参与其中，并承担了所有这些负担。”她说。</li>
      </ul>
      <text:p text:style-name="P4">
<draw:frame draw:style-name="fr1" draw:name="Image223" text:anchor-type="as-char" svg:width="6.9236in" svg:height="4.356098in" draw:z-index="0">
<draw:image xlink:href="../Images/AРМІЯINFORM/2023-06-08T40-00-00-04-00/5f9a9091.jpg" xlink:type="simple" xlink:show="embed" xlink:actuate="onLoad" draw:mime-type="image/jpeg"/>
</draw:frame>
安娜·马利亚(Anna Malyar)还强调，严重的挑战仍然是心理问题的污名化。 毕竟，自愿提供心理援助，一个人有权不咨询专家，而刻板印象阻止人们承认他们需要这种帮助。 因此，帮助帮助的主要任务仍然是一项解释性工作。 现在，非常有必要在通常的事情上翻译心理帮助。<text:span text:style-name="T5">
foto：Nazar Voloshin</text:span>
</text:p>
      <text:p text:style-name="P4">
News Source: <text:a xlink:type="simple" xlink:href="https://armyinform.com.ua/2023/06/08/dlya-zahysnykiv-stvoryuyut-strukturu-z-koordynacziyi-roboty-vijskovyh-psyhologiv/" text:style-name="Internet_20_link" text:visited-style-name="Visited_20_Internet_20_Link">
https://armyinform.com.ua/2023/06/08/dlya-zahysnykiv-stvoryuyut-strukturu-z-koordynacziyi-roboty-vijskovyh-psyhologiv/</text:a>
</text:p>
      <!--NEWS-->
      <text:h text:style-name="P10" text:outline-level="1">
<text:span text:style-name="T4">
我们的任务：战争返回精神健康人的平民生活之后 - 纳粹·阿加耶夫（Nazim Agayev）</text:span>
</text:h>
      <text:p text:style-name="P4">
作者: ['Олександр Тереверко']</text:p>
      <text:p text:style-name="P4">
时间: 2023-06-08T42:00:00-04:00</text:p>
      <text:p text:style-name="P4">
描述:  - 迷你 - 国防的稳定性єa ukrainian精神健康的迹象，……与乌克兰2022年的战争，与乌克兰与乌克兰的最新新闻，今天与乌克兰2022年的新闻战争，今天将在今天进行战争，乌克兰将在乌克兰之间进行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5190607267756623225_y.jpg" text:style-name="Internet_20_link" text:visited-style-name="Visited_20_Internet_20_Link">
photo_5190607267756623225_y.jpg</text:a>
']</text:p>
      <text:p text:style-name="P4">
标签: ['НАЗІМ АГАЄВ']</text:p>
      <text:p text:style-name="P4">
类别: News</text:p>
      <!--METADATA-->
      <text:p text:style-name="P4">
<draw:frame draw:style-name="fr1" draw:name="Image224" text:anchor-type="as-char" svg:width="6.9236in" svg:height="7.169212in" draw:z-index="0">
<draw:image xlink:href="../Images/AРМІЯINFORM/2023-06-08T42-00-00-04-00/photo_5190607267756623225_y.jpg" xlink:type="simple" xlink:show="embed" xlink:actuate="onLoad" draw:mime-type="image/jpeg"/>
</draw:frame>
 - 国防部是所有 - 乌克兰节目健康的积极参与者，我们都很好地理解，在我们的专家的视野中，不仅有军人，而且还有捍卫者的家属 - 在圆桌会上说。反对我们的灵魂。 如何维持心理健康军人和整个社会»国防部纳齐玛加耶耶夫人道主义部支持部的临时代理主任。  - 也就是说，我们需要处理保留其心理健康和社会心理支持的问题。 考虑到在越南战斗的美国士兵的经历，我们将在大约8年内诊断压力障碍的诊断问题。 因此，现在我们正在与军人合作，他们将在未来恢复未来的生活。 我们的任务是为捍卫质量援助的捍卫者提供，以使他们在精神上健康并准备建立一个国家。</text:p>
      <text:p text:style-name="P4">
根据纳粹·阿萨菲奇(Nazim Asaphevich)的说法，整个心理组成部分集中在武装力量的道德和心理支持的负责人管理上。 自2014年以来，每个人都在等待的结构变化已经进行了一年。心理援助系统已经形成并现在获得了能力。 心理学家缺乏，但是这个问题逐渐解决。</text:p>
      <text:p text:style-name="P4">
纳粹·阿加耶夫(Nazim Agayev)表示，迄今为止，就乌克兰心理健康计划的实施而言，军事部门的主要任务之一是一个公共组织，可以提供心理建筑，保健机构Nafront。<text:span text:style-name="T5">
foto：Nazar Voloshin</text:span>
</text:p>
      <text:p text:style-name="P4">
News Source: <text:a xlink:type="simple" xlink:href="https://armyinform.com.ua/2023/06/08/nashe-zavdannya-pislya-vijny-povernuty-v-czyvilne-zhyttya-psyhichno-zdorovyh-lyudej-nazim-agayev/" text:style-name="Internet_20_link" text:visited-style-name="Visited_20_Internet_20_Link">
https://armyinform.com.ua/2023/06/08/nashe-zavdannya-pislya-vijny-povernuty-v-czyvilne-zhyttya-psyhichno-zdorovyh-lyudej-nazim-agayev/</text:a>
</text:p>
      <!--NEWS-->
      <text:h text:style-name="P10" text:outline-level="1">
<text:span text:style-name="T4">
“每个恢复的人都是一个能力，这是一种经济”  -  Oksana Zabitneva</text:span>
</text:h>
      <text:p text:style-name="P4">
作者: ['АРМІЯINFORM']</text:p>
      <text:p text:style-name="P4">
时间: 2023-06-08T44:00:00-04:00</text:p>
      <text:p text:style-name="P4">
描述: Mah Buti的力量已经准备好成为心理健康的综合性...与乌克兰2022年的战争，与乌克兰的最新新闻战争，今天与乌克兰2022年的新闻战争，乌克兰和俄罗斯之间的战争，何时会发生战争，什么时候，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photo_2023-06-08_13-04-07.jpg" text:style-name="Internet_20_link" text:visited-style-name="Visited_20_Internet_20_Link">
photo_2023-06-08_13-04-07.jpg</text:a>
']</text:p>
      <text:p text:style-name="P4">
标签: ['КАБІНЕТ МІНІСТРІВ УКРАЇНИ', 'ОКСАНА ЗБІТНЄВА']</text:p>
      <text:p text:style-name="P4">
类别: News</text:p>
      <!--METADATA-->
      <text:p text:style-name="P4">
<draw:frame draw:style-name="fr1" draw:name="Image225" text:anchor-type="as-char" svg:width="6.9236in" svg:height="6.949243in" draw:z-index="0">
<draw:image xlink:href="../Images/AРМІЯINFORM/2023-06-08T44-00-00-04-00/photo_2023-06-08_13-04-07.jpg" xlink:type="simple" xlink:show="embed" xlink:actuate="onLoad" draw:mime-type="image/jpeg"/>
</draw:frame>
战后，该州应准备好采取全面的方法来恢复乌克兰人的心理健康。 为此，创建了所有 - 乌克兰的编程健康，这将为每个公民提供优质的服务和服务系统，并将有助于恢复战争损害的战争，从而转向充实的生活。 乌克兰部长内阁负责人Oksana Zabitneva在军事媒体中心的圆桌会议上对“反对我们的灵魂战争”的圆桌会议说。 如何维持社会军事人员的心理健康。”</text:p>
      <ul>
        <li>
每个恢复的人都在工作能力，这是一种经济。 即使我们重建美丽的城市，在那些美丽的墙壁上，有活着的人将没有能力和能力来创造一些事情来欢喜。带一个人 - 一个人将恢复一切。 第一夫人说得很好，” Oksana Zabitnev说。</li>
      </ul>
      <text:p text:style-name="P4">
根据她的说法，在每个部门和每个行业中都是精神保健组成部分的方面和组成部分。 因此，相关的政府部门需要团结，协调和互动，以便在该领域的批准决策中建立一系列服务和服务，以支持一个人支持一个人进行心理恢复的方式。</text:p>
      <ul>
        <li>
这是涉及全乌克兰心理健康计划的最重要含义。 Oksana Zbitneva强调，我们所有人都必须成为一支联合的人类恢复力量 - 未来的大量工作。</li>
      </ul>
      <text:p text:style-name="P4">
根据乌克兰部长内阁协调中心的负责人的说法，现在将估算问题的规模和参考点，这将基于州一级计划。</text:p>
      <text:p text:style-name="P4">
根据世界卫生组织的建议，在您的金字塔中，这是创建全乌克兰健康卫生计划的专家合作伙伴，您必须首先在州一级制定计划，在社区中提供服务并创建专业的服务援助系统。据她说，在服务系统的组织中，乌克兰面临下降和大规模挑战：教育应该是什么，应该是专家的编程，他们是否带来了新的经验和新知识。</text:p>
      <text:p text:style-name="P4">
战争后的服务和服务系统应该是什么 - 如何正确组织它，以便一个人在战后变化时代不要输，振动就无法应对新的挑战。</text:p>
      <text:p text:style-name="P4">
有必要确定如何准备专业援助专家的培训，他们将确定他们的资格水平以及如何确保其在系统中的安装。</text:p>
      <ul>
        <li>
现在我们正在各个层面上积极提高这个话题，我们还将摆动冒险市场，但我们没有适当的立法，对球体国家的规定，一个人不知道如何选择专家Oksana Zbitneva说，当然可以成为职业。</li>
      </ul>
      <text:p text:style-name="P4">
但是，国家协调系统建立在国家的地区 - 每个部都提出了其优先项目。 乌克兰国防部长为武装部队提出了五层和多层恢复。 创建了区域协调系统 - 每个OVA都有负责心理健康的代理，社区中提供了服务和服务系统。</text:p>
      <text:p text:style-name="P4">
但是重要的是：如果该组成部分不是在防御中建立的，那么民间生活中军事的顶端将无法应对具有独特战斗经验和经历的创伤事件的这些流动，军事心理学家就可以工作。 因此，重要的是，它们在其中很普遍。</text:p>
      <ul>
        <li>
如今，非政府部门和国际合作伙伴给国家提供了非常重要的信息，到目前为止，他们满足了紧急需求，但是我们有一种建筑的国家机制来回答这一巨大问题。</li>
      </ul>
      <text:p text:style-name="P4">
<text:span text:style-name="T5">
foto：Nazar Voloshin</text:span>
</text:p>
      <text:p text:style-name="P4">
News Source: <text:a xlink:type="simple" xlink:href="https://armyinform.com.ua/2023/06/08/kozhna-vidnovlena-lyudyna-cze-praczezdatnist-cze-ekonomika-oksana-zbitnyeva/" text:style-name="Internet_20_link" text:visited-style-name="Visited_20_Internet_20_Link">
https://armyinform.com.ua/2023/06/08/kozhna-vidnovlena-lyudyna-cze-praczezdatnist-cze-ekonomika-oksana-zbitnyeva/</text:a>
</text:p>
      <!--NEWS-->
      <text:h text:style-name="P10" text:outline-level="1">
<text:span text:style-name="T4">
根据Kakhovskaya水力发电站的说法，俄罗斯联邦和Yusov的军事政治领导</text:span>
</text:h>
      <text:p text:style-name="P4">
作者: ['АРМІЯINFORM']</text:p>
      <text:p text:style-name="P4">
时间: 2023-06-08T46:00:00-04:00</text:p>
      <text:p text:style-name="P4">
描述: 低餐的帮助，可以间接地带来维斯科沃 - 政治的会计...与乌克兰2022年的战争，与乌克兰的最新新闻，今天与乌克兰2022年的新闻战争，乌克兰和俄罗斯之间的战争将会发生。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5/2023-05-04-11.39.59.jpg" text:style-name="Internet_20_link" text:visited-style-name="Visited_20_Internet_20_Link">
2023-05-04-11.39.59.jpg</text:a>
']</text:p>
      <text:p text:style-name="P4">
标签: ['АНДРІЙ ЮСОВ', 'ГУР МОУ', 'КАХОВСЬКА ГЕС']</text:p>
      <text:p text:style-name="P4">
类别: News</text:p>
      <!--METADATA-->
      <text:p text:style-name="P4">
<draw:frame draw:style-name="fr1" draw:name="Image226" text:anchor-type="as-char" svg:width="6.9236in" svg:height="4.615733in" draw:z-index="0">
<draw:image xlink:href="../Images/AРМІЯINFORM/2023-06-08T46-00-00-04-00/2023-05-04-11.39.59.jpg" xlink:type="simple" xlink:show="embed" xlink:actuate="onLoad" draw:mime-type="image/jpeg"/>
</draw:frame>
安德里·尤索夫(Andriy Yusov)。 照片：Dmitryurchenko /陆军</text:p>
      <text:p text:style-name="P4">
许多现有的直接和间接证据证明，穆斯科及其部队的军事政治领导层参与了破坏卡科夫斯克水力发电厂的破坏。</text:p>
      <text:p text:style-name="P4">
安德里·尤索夫(Andriy Yusov)告诉了这件事，<text:a xlink:type="simple" xlink:href="https://t.me/DIUkraine/2396" text:style-name="Internet_20_link" text:visited-style-name="Visited_20_Internet_20_Link">
报告</text:a>
乌克兰国防部情报部主要部门。</text:p>
      <text:p text:style-name="P4">
“说到证据基础，这是并且目前很活跃。 直接和间接证据的能力表明，有目的的屠杀是一种爆炸​​，不仅是俄罗斯联邦，而且是军事政治和<text:a xlink:type="simple" xlink:href="https://armyinform.com.ua/2023/06/08/bilyj-dim-pro-pidryv-kahovskoyi-ges-prychyny-zyasovuyutsya-ale-vidpovidalna-za-rujnuvannya-rosiya/" text:style-name="Internet_20_link" text:visited-style-name="Visited_20_Internet_20_Link">
官方军事行动者</text:a>
»， - 乌克兰国防部的宗师代表说。</text:p>
      <text:p text:style-name="P4">
安德里·尤索夫(Andriy Yusov)回忆说，乌克兰反复强调了卡霍夫斯卡亚水力发电厂的矿山，俄罗斯恐怖袭击旨在启动乌克兰安全和国防军。</text:p>
      <text:p text:style-name="P4">
“事实是，在恐怖袭击俄罗斯联邦监管框架之前的一周是出于目的，即可能不计算战时灾难的后果，这一事实似乎是一种保证，这似乎是一种保证”  - 古尔·穆克兰(Gur Munukrain)的代表说。</text:p>
      <text:p text:style-name="P4">
总而言之，安德里·尤索夫(Andriy Yusov)指出，整个安全和国防军的整个部门继续形成并填补证据基础，以惩罚俄罗斯的可怕罪行。</text:p>
      <text:p text:style-name="P4">
News Source: <text:a xlink:type="simple" xlink:href="https://armyinform.com.ua/2023/06/08/za-teraktom-na-kahovskij-ges-stoyit-vijskovo-politychne-kerivnycztvo-rf-andrij-yusov/" text:style-name="Internet_20_link" text:visited-style-name="Visited_20_Internet_20_Link">
https://armyinform.com.ua/2023/06/08/za-teraktom-na-kahovskij-ges-stoyit-vijskovo-politychne-kerivnycztvo-rf-andrij-yusov/</text:a>
</text:p>
      <!--NEWS-->
      <text:h text:style-name="P10" text:outline-level="1">
<text:span text:style-name="T4">
在乌克兰南部，敌人大大减少了炮击数量-Natalia Humeniuk</text:span>
</text:h>
      <text:p text:style-name="P4">
作者: ['Григорій Мазур']</text:p>
      <text:p text:style-name="P4">
时间: 2023-06-08T48:00:00-04:00</text:p>
      <text:p text:style-name="P4">
描述: 水的强烈流动，卡科沃GES的Yak Bula Ruinovanni实际上为Persha服务了...与乌克兰2022年的战争，与乌克兰的最新新闻，今天与乌克兰的新闻战争，今天是最后一场战争，今天将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181116-1_large_bf.jpg" text:style-name="Internet_20_link" text:visited-style-name="Visited_20_Internet_20_Link">
181116-1_large_bf.jpg</text:a>
']</text:p>
      <text:p text:style-name="P4">
标签: ['НАТАЛІЯ ГУМЕНЮК']</text:p>
      <text:p text:style-name="P4">
类别: News</text:p>
      <!--METADATA-->
      <text:p text:style-name="P4">
<draw:frame draw:style-name="fr1" draw:name="Image227" text:anchor-type="as-char" svg:width="6.9236in" svg:height="3.000227in" draw:z-index="0">
<draw:image xlink:href="../Images/AРМІЯINFORM/2023-06-08T48-00-00-04-00/181116-1_large_bf.jpg" xlink:type="simple" xlink:show="embed" xlink:actuate="onLoad" draw:mime-type="image/jpeg"/>
</draw:frame>
强烈的水流是由卡科夫卡水力发电站的破坏造成的，实际上称为该地区的第一线俄罗斯军队。 水淹没了左上角，迫使入侵者从5公里的步枪方向移动。 乌克兰Humeniuk南部国防军联合出版社中心负责人在全国马拉松“ Yedinovina”的现场直播中报道了这一点。</text:p>
      <text:p text:style-name="P4">
据她说，扎加尔布尼克的炮击数量也几乎减少了两次，因为他们目前参与了与释放部队的交流有关的问题。 特别是，赫森居民感受到的俄罗斯人的迫击击已经大大减少。</text:p>
      <text:p text:style-name="P4">
女发言人还通过购买物品提请注意该地区的情况。 事实是，在淹没水中是敌人的矿山肿胀。 向下游流动的地雷和其他爆炸物对平民构成了致命的危险。</text:p>
      <ul>
        <li>
官员强调，德雷吉人的矿山正迅速向大海移动。  - 就像步兵矿与海洋矿山的碰撞一样，为海岸居民带来了新的危险条件。</li>
      </ul>
      <text:p text:style-name="P4">
她强调说，如果开采，必须由国防军定义平民，因为我们的军队已经记录了水中的矿山案件。</text:p>
      <text:p text:style-name="P4">
纳塔利亚·汉尼克(Natalia Humeniuk)还回答了黑海中俄罗斯军队普罗塔克特(Protakotics)的主要“唯一新闻”的问题。</text:p>
      <ul>
        <li>
在海洋中，以13个单位的数量继续被加剧敌对的沉船，其中一艘是一艘火箭架。”  - 同时，火箭危险的水平仍然存在，因为将船只带到大海以进行火箭笔触只需要2-3个小时。</li>
      </ul>
      <text:p text:style-name="P4">
News Source: <text:a xlink:type="simple" xlink:href="https://armyinform.com.ua/2023/06/08/na-pivdni-ukrayiny-vorog-znachno-zmenshyv-kilkist-obstriliv-nataliya-gumenyuk/" text:style-name="Internet_20_link" text:visited-style-name="Visited_20_Internet_20_Link">
https://armyinform.com.ua/2023/06/08/na-pivdni-ukrayiny-vorog-znachno-zmenshyv-kilkist-obstriliv-nataliya-gumenyuk/</text:a>
</text:p>
      <!--NEWS-->
      <text:h text:style-name="P10" text:outline-level="1">
<text:span text:style-name="T4">
罗斯米（Roszmi）促进了关于不准确性的叙述</text:span>
</text:h>
      <text:p text:style-name="P4">
作者: ['АРМІЯINFORM']</text:p>
      <text:p text:style-name="P4">
时间: 2023-06-08T49:00:00-04:00</text:p>
      <text:p text:style-name="P4">
描述: “乌克兰不怕Kakhovo Hes。 要害怕京瓦水上夏天的二十二族。...与乌克兰2022年的战争，与乌克兰的战争是今天的最新消息，今天与乌克兰的新闻战2022是今天的最后一场新闻，将会有一场乌克兰与俄罗斯之间的战争以及2022年与乌克兰的战争将在不久的将来与乌克兰发生战争，他们说，与乌克兰的战争，今天的乌克兰新闻，乌克兰新闻，乌克兰新闻，乌克兰媒体在俄罗斯媒体的乌克兰新闻</text:p>
      <text:p text:style-name="P4">
图片: ['<text:a xlink:type="simple" xlink:href="https://armyinform.com.ua/wp-content/uploads/2023/06/photo_5190589774354829015_y.jpg" text:style-name="Internet_20_link" text:visited-style-name="Visited_20_Internet_20_Link">
photo_5190589774354829015_y.jpg</text:a>
']</text:p>
      <text:p text:style-name="P4">
标签: ['STOPRUSSIA', 'АГРЕСІЯ РФ', 'КАХОВСЬКА ГЕС', 'РОСІЙСЬКІ ФЕЙКИ', 'ЦПД РНБО']</text:p>
      <text:p text:style-name="P4">
类别: News</text:p>
      <!--METADATA-->
      <text:p text:style-name="P4">
<draw:frame draw:style-name="fr1" draw:name="Image228" text:anchor-type="as-char" svg:width="6.9236in" svg:height="4.661891in" draw:z-index="0">
<draw:image xlink:href="../Images/AРМІЯINFORM/2023-06-08T49-00-00-04-00/photo_5190589774354829015_y.jpg" xlink:type="simple" xlink:show="embed" xlink:actuate="onLoad" draw:mime-type="image/jpeg"/>
</draw:frame>
“乌克兰人不惧怕Kakhovskaya水力发电厂。 他们害怕破坏基辅水瓶座的大坝。 如果她发生了什么事 - 许多人会死。” 俄罗斯宣传员说。 索洛维约夫。</text:p>
      <text:p text:style-name="P4">
在其官方Facebook页面上打击错误信息的中心<text:a xlink:type="simple" xlink:href="https://www.facebook.com/protydiyadezinformatsiyi.cpd/posts/pfbid028Hb4RHHAGL4DV6kneiqgbqwUXFbCyzKZpez7bauvr1J4NJ9uQv5m9EKokjSxpNG8l" text:style-name="Internet_20_link" text:visited-style-name="Visited_20_Internet_20_Link">
报告</text:a>
在俄罗斯水力发电厂大坝爆炸之前，俄罗斯联邦的不准确是俄罗斯宣传媒体的主要叙述。</text:p>
      <text:p text:style-name="P4">
普京的宣传员还说，卡科夫卡水力发电站的局势并不是俄罗斯联邦利益的普遍性。</text:p>
      <text:p text:style-name="P4">
声明说：“尽管俄罗斯蓄能厂已经取代并破坏了水力发电厂，但克里姆林宫及其媒体仍在继续促进俄罗斯联邦的叙事，以炸毁大坝。”</text:p>
      <text:p text:style-name="P4">
此外，为了使乌克兰社会士气低落并在人民眼中播种恐惧，宣传者开始在谈论基辅损害大坝的谈话中提到。</text:p>
      <text:p text:style-name="P4">
克里姆林宫政权意识到其失败的必然性，在俄罗斯联邦的恐怖条件下进行谈判之前，克里姆林宫政权并没有试图模拟乌克兰当局。</text:p>
      <text:p text:style-name="P4">
News Source: <text:a xlink:type="simple" xlink:href="https://armyinform.com.ua/2023/06/08/roszmi-prosuvayut-naratyv-pro-neprychetnist-rf-do-pidryvu-damby-kahovskoyi-ges-czpd/" text:style-name="Internet_20_link" text:visited-style-name="Visited_20_Internet_20_Link">
https://armyinform.com.ua/2023/06/08/roszmi-prosuvayut-naratyv-pro-neprychetnist-rf-do-pidryvu-damby-kahovskoyi-ges-czpd/</text:a>
</text:p>
      <!--NEWS-->
      <text:h text:style-name="P10" text:outline-level="1">
<text:span text:style-name="T4">
俄罗斯士兵说，担心乌克兰进攻性，俄罗斯士兵不会从假期中回来</text:span>
</text:h>
      <text:p text:style-name="P4">
作者: ['АРМІЯINFORM']</text:p>
      <text:p text:style-name="P4">
时间: 2023-06-08T4:00:00-04:00</text:p>
      <text:p text:style-name="P4">
描述: 戈洛夫纳由国防部的罗斯维斯（Rosveski）管理，越过罗兹莫娃（Rozmova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ІЙНА', 'ГУР ПЕРЕХОПЛЕННЯ', 'РОСАРМІЯ']</text:p>
      <text:p text:style-name="P4">
类别: News</text:p>
      <!--METADATA-->
      <text:p text:style-name="P4">
<draw:frame draw:style-name="fr1" draw:name="Image229" text:anchor-type="as-char" svg:width="6.9236in" svg:height="3.894525in" draw:z-index="0">
<draw:image xlink:href="../Images/AРМІЯINFORM/2023-06-08T4-00-00-04-00/gurperehoplennya.jpg" xlink:type="simple" xlink:show="embed" xlink:actuate="onLoad" draw:mime-type="image/jpeg"/>
</draw:frame>
国防部情报局主要局<text:a xlink:type="simple" xlink:href="https://gur.gov.ua/content/ia-hovoriu-eto-zhopa-bl-600-chelovek-s-otpuska-ne-vernulys.html" text:style-name="Internet_20_link" text:visited-style-name="Visited_20_Internet_20_Link">
被拦截</text:a>
俄罗斯军队第488军团士兵的谈话可能是母亲，谈论对乌克兰军队的攻势的期望。</text:p>
      <text:p text:style-name="P4">
<text:span text:style-name="T5">
占用者告诉他们的立场是试图突破乌克兰武装部队的企图。 </text:span>
“只有过了一段时间，我们才开始挤压； <text:span text:style-name="T5">
三天 </text:span>
boshat，bl <text:span text:style-name="T5">
，au，我们有一个nakkoy; </text:span>
军事rfunction报道说，他们有600名士兵从假期中返回：“从这里创建的贝斯普雷德尔(Bespredel)，我们根本不是一个人”； <text:span text:style-name="T5">
“一个“莫比卡”，没有一个指挥官，bl</text:span>
，没有正常人”； *“残酷的Ikhkhnikov [Srochnikov]，然后写道他们是签署的”；</text:p>
      <text:p text:style-name="P4">
军事情报官员保证：“对于针对乌克兰的每一次军事犯罪，都会有有效的付款。”</text:p>
      <text:p text:style-name="P4">
News Source: <text:a xlink:type="simple" xlink:href="https://armyinform.com.ua/2023/06/08/voyak-rf-rozpovidaye-shho-poboyuyuchys-ukrayinskogo-nastupu-rosijski-soldaty-ne-povertayutsya-z-vidpustok/" text:style-name="Internet_20_link" text:visited-style-name="Visited_20_Internet_20_Link">
https://armyinform.com.ua/2023/06/08/voyak-rf-rozpovidaye-shho-poboyuyuchys-ukrayinskogo-nastupu-rosijski-soldaty-ne-povertayutsya-z-vidpustok/</text:a>
</text:p>
      <!--NEWS-->
      <text:h text:style-name="P10" text:outline-level="1">
<text:span text:style-name="T4">
Danilov不排除与北约国家建立单方双边协议的可能性</text:span>
</text:h>
      <text:p text:style-name="P4">
作者: Ukrinform (Person)</text:p>
      <text:p text:style-name="P4">
出版商: Укринформ (Organization)</text:p>
      <text:p text:style-name="P4">
出版时间: 2023-06-08T4:32:29+03:00</text:p>
      <text:p text:style-name="P4">
修改时间: 2023-06-08T22:32:29+03:00</text:p>
      <text:p text:style-name="P4">
描述: NSDC秘书Alexei Danilov并不排除乌克兰可能与北约成员在我们国家的存在中作为联盟代表或不同形式达成双边协议。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НАТО', 'РНБО', 'Данілов', 'Війна з Росією']</text:p>
      <text:p text:style-name="P4">
类型: Article</text:p>
      <!--METADATA-->
      <text:p text:style-name="P4">
<draw:frame draw:style-name="fr1" draw:name="Image230" text:anchor-type="as-char" svg:width="6.9236in" svg:height="3.956343in" draw:z-index="0">
<draw:image xlink:href="../Images/yкринформ/2023-06-08T4-32-29-03-00/630_360_1680783784-260.jpg" xlink:type="simple" xlink:show="embed" xlink:actuate="onLoad" draw:mime-type="image/jpeg"/>
</draw:frame>
Oleksiy Danilov Secretarrnov并不排除乌克兰与北约成员国有关其在同盟的存在或不同形式的次要协议。</text:p>
      <text:p text:style-name="P4">
根据乌克林福姆的说法，他在[采访乌克兰广播电台]中说明了这一点(https://ukr.radio/news.html?newsID=101613)。</text:p>
      <text:p text:style-name="P4">
“至于拉斯穆森先生的声明，我们非常喜欢安全保证(对于乌克兰 - 编辑。)它们不能保证1994年的布达佩斯样本，但保证有效和具有约束力。 当普京在2014年2月参加战争时，然后在2022年2月再次参加战争时，他打算认为北约绝对不会扩大或接近俄罗斯边界。 结果，我们看到今天的芬兰几乎是联盟的成员。 一个和另一个都在喷雾附近，一个在其边界。 我们将成为联盟的成员的事实是时间问题。 这是我们的宪法规范，没有人会从那里清理。 我们一定会在那里，因为我们值得在一个支持民主并遇到北约国家的一个家庭中。”</text:p>
      <text:p text:style-name="P4">
<text:span text:style-name="T4">
另请阅读：</text:span>
 <text:a xlink:type="simple" xlink:href="https://www.ukrinform.ua/rubric-ato/3719754-sekretar-rnbo-porivnav-putina-z-ben-ladenom-nisit-use-so-bacit-na-svoemu-slahu.html" text:style-name="Internet_20_link" text:visited-style-name="Visited_20_Internet_20_Link">
NSDC秘书与普京与本·拉登(Ben Laden)进行了比较：摧毁了他所看到的一切</text:a>
此外，他评论了<text:a xlink:type="simple" xlink:href="https://www.ukrinform.ua/rubric-other_news/3719995-kuleba-do-zaversenna-vijni-inozemni-derzavi-ne-vvoditimut-svoi-vijska-v-ukrainu.html" text:style-name="Internet_20_link" text:visited-style-name="Visited_20_Internet_20_Link">
外交大臣德米特里·库莱比普罗(Dmitry Kulebipro)的陈述说北约部队不会进入乌克兰领土</text:a>
至少这场战争的给药，以及前北约拉斯穆森秘书长，某些确定性仍然可以单独采取措施。</text:p>
      <text:p text:style-name="P4">
“让我们等待更具体的行动。我不排除这样一种选择，即与北约某些国家的双边协议，Alletreb将理解这些协议应该是什么。所有协议 - 根据国际法... NSDC秘书说：“是否会有乌克兰会同意。<text:span text:style-name="T4">
另请阅读：</text:span>
 <text:a xlink:type="simple" xlink:href="https://www.ukrinform.ua/rubric-ato/3718885-danilov-pisla-zasidanna-rnbo-zoden-rosianin-ne-zupinit-zvilnenna-ukraini-cas-akogo-nastav.html" text:style-name="Internet_20_link" text:visited-style-name="Visited_20_Internet_20_Link">
<text:span text:style-name="T4">
 danilov </text:span>
在NSDC会议之后：乌克兰不会发布俄罗斯人，这是有时间的</text:a>
7月11日至12日，北约峰会将在维尔纽斯举行，该峰会在与俄罗斯侵略的斗争中考虑了对乌克兰援助的好处。 总统神泽伦斯基(Zelensky)表示打算亲自参加这次会议。 在各个层面上，乌克兰方面强调，“乌克兰将成为联盟的成员”的保证是在2008年在布加勒斯特北约期间制造的，这是不够的。 取而代之的是，乌克兰提高了北约大学提供安全保证和对联盟的正式成员资格的明确看法。</text:p>
      <text:p text:style-name="P4">
News Source: <text:a xlink:type="simple" xlink:href="https://www.ukrinform.ua/rubric-ato/3720303-danilov-ne-viklucae-mozlivosti-individualnih-dvostoronnih-ugod-z-krainami-nato.html" text:style-name="Internet_20_link" text:visited-style-name="Visited_20_Internet_20_Link">
https://www.ukrinform.ua/rubric-ato/3720303-danilov-ne-viklucae-mozlivosti-individualnih-dvostoronnih-ugod-z-krainami-nato.html</text:a>
</text:p>
      <!--NEWS-->
      <text:h text:style-name="P10" text:outline-level="1">
<text:span text:style-name="T4">
在尼古拉夫地区，被拘留了一个伪造的假期，他分配了一百万的武装部队</text:span>
</text:h>
      <text:p text:style-name="P4">
作者: ['АРМІЯINFORM']</text:p>
      <text:p text:style-name="P4">
时间: 2023-06-08T50:00:00-04:00</text:p>
      <text:p text:style-name="P4">
描述: 在Mikolavshchini Vikrit 26绳伪卷卷中，一分钱的消费量...与乌克兰2022年的战争，今天与乌克兰的最新新闻，今天与乌克兰2022年的新闻战争，乌克兰和俄罗斯和俄罗斯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7-19-e1686223573236.jpg" text:style-name="Internet_20_link" text:visited-style-name="Visited_20_Internet_20_Link">
7-19-e1686223573236.jpg</text:a>
']</text:p>
      <text:p text:style-name="P4">
标签: ['ОФІС ГЕНЕРАЛЬНОГО ПРОКУРОРА УКРАЇНИ', 'ПСЕВДОВОЛОНТЕР', 'ШАХРАЙСТВО']</text:p>
      <text:p text:style-name="P4">
类别: News</text:p>
      <!--METADATA-->
      <text:p text:style-name="P4">
<draw:frame draw:style-name="fr1" draw:name="Image231" text:anchor-type="as-char" svg:width="6.9236in" svg:height="4.32725in" draw:z-index="0">
<draw:image xlink:href="../Images/AРМІЯINFORM/2023-06-08T50-00-00-04-00/7-19-e1686223573236.jpg" xlink:type="simple" xlink:show="embed" xlink:actuate="onLoad" draw:mime-type="image/jpeg"/>
</draw:frame>
在Mykolaiv地区，一个26岁的伪车道被暴露出来，他收集了所谓的乌克兰军队的资金，藏在著名的慈善基金会的名称后面。 这样，新月设法抓住了超过100万。</text:p>
      <text:p text:style-name="P4">
关于它<text:a xlink:type="simple" xlink:href="https://www.gp.gov.ua/ua/posts/na-mikolayivshhini-vikrito-psevdovolontera-yakii-zbirav-grosi-nibito-dlya-zsu" text:style-name="Internet_20_link" text:visited-style-name="Visited_20_Internet_20_Link">
告知</text:a>
乌克兰总检察官办公室。</text:p>
      <text:p text:style-name="P4">
是的，这名男子放置在YouTube频道上的一个著名慈善基金会的滚筒，供锁将资金转移到其中一个山区的需求中。 同时，他更改了转让资金的详细信息，并收到了他的帐户牺牲。</text:p>
      <text:p text:style-name="P4">
他度过了在虚拟赌场中收到的捐款和奢华的生活。</text:p>
      <text:p text:style-name="P4">
执法人员将其拘留在尼古拉地区的诺维·虫子领土上。</text:p>
      <text:p text:style-name="P4">
News Source: <text:a xlink:type="simple" xlink:href="https://armyinform.com.ua/2023/06/08/na-mykolayivshhyni-zatrymano-psevdovolontera-yakyj-pryvlasnyv-miljon-zibranyj-na-zsu/" text:style-name="Internet_20_link" text:visited-style-name="Visited_20_Internet_20_Link">
https://armyinform.com.ua/2023/06/08/na-mykolayivshhyni-zatrymano-psevdovolontera-yakyj-pryvlasnyv-miljon-zibranyj-na-zsu/</text:a>
</text:p>
      <!--NEWS-->
      <text:h text:style-name="P10" text:outline-level="1">
<text:span text:style-name="T4">
这对叛徒将被判断，在赫尔森的占领烧毁了她的俄罗斯护照之后 -  DBR</text:span>
</text:h>
      <text:p text:style-name="P4">
作者: ['АРМІЯINFORM']</text:p>
      <text:p text:style-name="P4">
时间: 2023-06-08T51:00:00-04:00</text:p>
      <text:p text:style-name="P4">
描述: DBR Pratsilniki完成了Rossli -Divannie Scho Zhodov Prazizdi Prazivnikiv，《与2022年乌克兰的战争》，与乌克兰的战争是今天的最新消息，这是与乌克兰2022年的战争，今天是乌克兰和俄罗斯和俄罗斯之间的战争。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 '<text:a xlink:type="simple" xlink:href="https://armyinform.com.ua/wp-content/uploads/2023/06/whatsapp-image-2023-06-07-at-13.42.58-450x395-4fd.jpeg" text:style-name="Internet_20_link" text:visited-style-name="Visited_20_Internet_20_Link">
whatsapp-image-2023-06-07-at-13.42.58-450x395-4fd.jpeg</text:a>
']</text:p>
      <text:p text:style-name="P4">
标签: ['STOPRUSSIA', 'АГРЕСІЯ РФ', 'ВІЙНА', 'ВТОРГНЕННЯ РФ', 'ДЕРЖАВНЕ БЮРО РОЗСЛІДУВАНЬ']</text:p>
      <text:p text:style-name="P4">
类别: News</text:p>
      <!--METADATA-->
      <text:p text:style-name="P4">
<draw:frame draw:style-name="fr1" draw:name="Image232" text:anchor-type="as-char" svg:width="6.9236in" svg:height="3.883237in" draw:z-index="0">
<draw:image xlink:href="../Images/AРМІЯINFORM/2023-06-08T51-00-00-04-00/13047b9-1bd0830-dbr-pidozryue-golovu-miskrajonnogo-sudu-odeshhini-ta-advokata-u-shahrajstvi-2.jpg" xlink:type="simple" xlink:show="embed" xlink:actuate="onLoad" draw:mime-type="image/jpeg"/>
</draw:frame>
说明性照片</text:p>
      <text:p text:style-name="P4">
DBR员工已完成对国务院议会的预审调查(№10)”。 这对夫妇被解雇后，俄罗斯护照被占领者烧毁<text:a xlink:type="simple" xlink:href="https://dbr.gov.ua/news/za-materialami-dbr-suditimut-podruzhzhya-zradnikiv-yake-pislya-deokupacii-hersona-spalilo-svoi-rosijski-pasporti" text:style-name="Internet_20_link" text:visited-style-name="Visited_20_Internet_20_Link">
报告</text:a>
州调查局。</text:p>
      <text:p text:style-name="P4">
局的工作人员与SBU和国家警察一起暴露了夫妻，夫妻在惩教所的年轻检查员中担任年轻检查员，并自愿越过敌人。</text:p>
      <text:p text:style-name="P4">
假机构根据侵略者国家的法律工作。 叛徒遵循入侵者的指示。 众所周知，他们还提供了包括ATO和OOS参与者在内的俄罗斯爱国者。 他们已经取消了俄罗斯联邦的标本，薪水是用卢布支付的。</text:p>
      <text:p text:style-name="P4">
<draw:frame draw:style-name="fr1" draw:name="Image233" text:anchor-type="as-char" svg:width="6.9236in" svg:height="6.077382in" draw:z-index="0">
<draw:image xlink:href="../Images/AРМІЯINFORM/2023-06-08T51-00-00-04-00/whatsapp-image-2023-06-07-at-13.42.58-450x395-4fd.jpeg" xlink:type="simple" xlink:show="embed" xlink:actuate="onLoad" draw:mime-type="image/jpeg"/>
</draw:frame>
在犯罪嫌疑人居住地进行批准的搜查期间，执法人员发现了俄罗斯联邦公民的宣誓，官方证书和凝视的象征。 还撤回了占领者发出的文件，以通过检查站和允许戴武器的允许。</text:p>
      <text:p text:style-name="P4">
根据及时的信息，被告收到了侵略者国家的护照。 但是，在霍尔森(Kherson)释放之后，这对夫妇的夫妇烧毁了他们，希望避免责任。 犯罪嫌疑人试图躲藏，但在稳定措施中暴露并被拘留。</text:p>
      <text:p text:style-name="P4">
他们被指控犯有刑事犯罪 - 国家背叛了戒严条件(艺术的第2部分。 《乌克兰刑法》 111). Санкція статті передбачаєдовічне позбавлення волі. Обвинувальні акти скеровані до суду.</text:p>
      <text:p text:style-name="P4">
News Source: <text:a xlink:type="simple" xlink:href="https://armyinform.com.ua/2023/06/08/sudytymut-podruzhzhya-zradnykiv-yake-pislya-deokupacziyi-hersona-spalylo-svoyi-rosijski-pasporty-dbr/" text:style-name="Internet_20_link" text:visited-style-name="Visited_20_Internet_20_Link">
https://armyinform.com.ua/2023/06/08/sudytymut-podruzhzhya-zradnykiv-yake-pislya-deokupacziyi-hersona-spalylo-svoyi-rosijski-pasporty-dbr/</text:a>
</text:p>
      <!--NEWS-->
      <text:h text:style-name="P10" text:outline-level="1">
<text:span text:style-name="T4">
在英国，加拿大讲师教武装部队如何在城市化地区采取行动</text:span>
</text:h>
      <text:p text:style-name="P4">
作者: ['АРМІЯINFORM']</text:p>
      <text:p text:style-name="P4">
时间: 2023-06-08T52:00:00-04:00</text:p>
      <text:p text:style-name="P4">
描述: 加拿大Zbryuky的Viiskovovoskovsky渴望饥饿的乌克兰PID小时的Zbroany部队...与乌克兰2022年的战争，与乌克兰的最新新闻，今天与乌克兰的新闻，今天与乌克兰2022年的新闻战争，今天将在乌克兰和俄罗斯之间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352730484_759773256152906_5529316040436615386_n.jpg" text:style-name="Internet_20_link" text:visited-style-name="Visited_20_Internet_20_Link">
352730484_759773256152906_5529316040436615386_n.jpg</text:a>
', '<text:a xlink:type="simple" xlink:href="https://armyinform.com.ua/wp-content/uploads/2023/06/351133398_675753474382183_3245327148727989803_n-150x150.jpg" text:style-name="Internet_20_link" text:visited-style-name="Visited_20_Internet_20_Link">
351133398_675753474382183_3245327148727989803_n-150x150.jpg</text:a>
', '<text:a xlink:type="simple" xlink:href="https://armyinform.com.ua/wp-content/uploads/2023/06/351156256_976234093540449_8447363865578945623_n-150x150.jpg" text:style-name="Internet_20_link" text:visited-style-name="Visited_20_Internet_20_Link">
351156256_976234093540449_8447363865578945623_n-150x150.jpg</text:a>
', '<text:a xlink:type="simple" xlink:href="https://armyinform.com.ua/wp-content/uploads/2023/06/351329219_608230681266778_5805523180764780149_n-150x150.jpg" text:style-name="Internet_20_link" text:visited-style-name="Visited_20_Internet_20_Link">
351329219_608230681266778_5805523180764780149_n-150x150.jpg</text:a>
', '<text:a xlink:type="simple" xlink:href="https://armyinform.com.ua/wp-content/uploads/2023/06/352192140_197023952881499_5174340089688177049_n-150x150.jpg" text:style-name="Internet_20_link" text:visited-style-name="Visited_20_Internet_20_Link">
352192140_197023952881499_5174340089688177049_n-150x150.jpg</text:a>
', '<text:a xlink:type="simple" xlink:href="https://armyinform.com.ua/wp-content/uploads/2023/06/352335854_6063513757079803_5892035736279738768_n-150x150.jpg" text:style-name="Internet_20_link" text:visited-style-name="Visited_20_Internet_20_Link">
352335854_6063513757079803_5892035736279738768_n-150x150.jpg</text:a>
', '<text:a xlink:type="simple" xlink:href="https://armyinform.com.ua/wp-content/uploads/2023/06/352362678_1007788237251660_8209190363175852110_n-150x150.jpg" text:style-name="Internet_20_link" text:visited-style-name="Visited_20_Internet_20_Link">
352362678_1007788237251660_8209190363175852110_n-150x150.jpg</text:a>
', '<text:a xlink:type="simple" xlink:href="https://armyinform.com.ua/wp-content/uploads/2023/06/352389325_801384671302073_2025399821573996132_n-150x150.jpg" text:style-name="Internet_20_link" text:visited-style-name="Visited_20_Internet_20_Link">
352389325_801384671302073_2025399821573996132_n-150x150.jpg</text:a>
']</text:p>
      <text:p text:style-name="P4">
标签: ['INTERFLEX', 'STOPRUSSIA', 'UNIFIER - UK', 'АГРЕСІЯ РФ', 'ВЕЛИКА БРИТАНІЯ', 'ДОПОМОГА ПАРТНЕРІВ', 'СВІТ ПІДТРИМУЄ УКРАЇНУ']</text:p>
      <text:p text:style-name="P4">
类别: News</text:p>
      <!--METADATA-->
      <text:p text:style-name="P4">
<draw:frame draw:style-name="fr1" draw:name="Image234" text:anchor-type="as-char" svg:width="6.9236in" svg:height="4.615733in" draw:z-index="0">
<draw:image xlink:href="../Images/AРМІЯINFORM/2023-06-08T52-00-00-04-00/352730484_759773256152906_5529316040436615386_n.jpg" xlink:type="simple" xlink:show="embed" xlink:actuate="onLoad" draw:mime-type="image/jpeg"/>
</draw:frame>
加拿大的武装部队军人在Unifier-UK行动中教武装新兵，这是英国英国Interflex跨国公司的一部分，在英国的互联网行动中，城市化本地化的战斗行动。</text:p>
      <text:p text:style-name="P4">
特别是，在加拿大讲师的指导下，乌克兰理论上招募了有关进入房屋和房间的实际战术要素，在定居点，准备，癫痫发作，癫痫发作，癫痫发作和复杂的维护期间撤离受害者，并撤离受害者组成中的动作。</text:p>
      <text:p text:style-name="P4">
这种训练模块是由武装部队的武装部队在俄罗斯侵略者的乌克兰武装部队中进行战斗条件的训练。</text:p>
      <text:p text:style-name="P4">
<text:a xlink:type="simple" xlink:href="https://armyinform.com.ua/wp-content/uploads/2023/06/351133398_675753474382183_3245327148727989803_n.jpg" text:style-name="Internet_20_link" text:visited-style-name="Visited_20_Internet_20_Link">
!(Images/AРМІЯINFORM/2023-06-08T52-00-00-04-00/351133398_675753474382183_3245327148727989803_n-150x150.jpg)</text:a>
</text:p>
      <text:p text:style-name="P4">
<text:a xlink:type="simple" xlink:href="https://armyinform.com.ua/wp-content/uploads/2023/06/351156256_976234093540449_8447363865578945623_n.jpg" text:style-name="Internet_20_link" text:visited-style-name="Visited_20_Internet_20_Link">
<draw:frame draw:style-name="fr1" draw:name="Image235" text:anchor-type="as-char" svg:width="6.9236in" svg:height="6.9236in" draw:z-index="0">
<draw:image xlink:href="../Images/AРМІЯINFORM/2023-06-08T52-00-00-04-00/351156256_976234093540449_8447363865578945623_n-150x150.jpg" xlink:type="simple" xlink:show="embed" xlink:actuate="onLoad" draw:mime-type="image/jpeg"/>
</draw:frame>
</text:a>
</text:p>
      <text:p text:style-name="P4">
<text:a xlink:type="simple" xlink:href="https://armyinform.com.ua/wp-content/uploads/2023/06/351329219_608230681266778_5805523180764780149_n.jpg" text:style-name="Internet_20_link" text:visited-style-name="Visited_20_Internet_20_Link">
<draw:frame draw:style-name="fr1" draw:name="Image236" text:anchor-type="as-char" svg:width="6.9236in" svg:height="6.9236in" draw:z-index="0">
<draw:image xlink:href="../Images/AРМІЯINFORM/2023-06-08T52-00-00-04-00/351329219_608230681266778_5805523180764780149_n-150x150.jpg" xlink:type="simple" xlink:show="embed" xlink:actuate="onLoad" draw:mime-type="image/jpeg"/>
</draw:frame>
</text:a>
</text:p>
      <text:p text:style-name="P4">
<text:a xlink:type="simple" xlink:href="https://armyinform.com.ua/wp-content/uploads/2023/06/352192140_197023952881499_5174340089688177049_n.jpg" text:style-name="Internet_20_link" text:visited-style-name="Visited_20_Internet_20_Link">
<draw:frame draw:style-name="fr1" draw:name="Image237" text:anchor-type="as-char" svg:width="6.9236in" svg:height="6.9236in" draw:z-index="0">
<draw:image xlink:href="../Images/AРМІЯINFORM/2023-06-08T52-00-00-04-00/352192140_197023952881499_5174340089688177049_n-150x150.jpg" xlink:type="simple" xlink:show="embed" xlink:actuate="onLoad" draw:mime-type="image/jpeg"/>
</draw:frame>
</text:a>
</text:p>
      <text:p text:style-name="P4">
<text:a xlink:type="simple" xlink:href="https://armyinform.com.ua/wp-content/uploads/2023/06/352335854_6063513757079803_5892035736279738768_n.jpg" text:style-name="Internet_20_link" text:visited-style-name="Visited_20_Internet_20_Link">
<draw:frame draw:style-name="fr1" draw:name="Image238" text:anchor-type="as-char" svg:width="6.9236in" svg:height="6.9236in" draw:z-index="0">
<draw:image xlink:href="../Images/AРМІЯINFORM/2023-06-08T52-00-00-04-00/352335854_6063513757079803_5892035736279738768_n-150x150.jpg" xlink:type="simple" xlink:show="embed" xlink:actuate="onLoad" draw:mime-type="image/jpeg"/>
</draw:frame>
</text:a>
</text:p>
      <text:p text:style-name="P4">
<text:a xlink:type="simple" xlink:href="https://armyinform.com.ua/wp-content/uploads/2023/06/352362678_1007788237251660_8209190363175852110_n.jpg" text:style-name="Internet_20_link" text:visited-style-name="Visited_20_Internet_20_Link">
<draw:frame draw:style-name="fr1" draw:name="Image239" text:anchor-type="as-char" svg:width="6.9236in" svg:height="6.9236in" draw:z-index="0">
<draw:image xlink:href="../Images/AРМІЯINFORM/2023-06-08T52-00-00-04-00/352362678_1007788237251660_8209190363175852110_n-150x150.jpg" xlink:type="simple" xlink:show="embed" xlink:actuate="onLoad" draw:mime-type="image/jpeg"/>
</draw:frame>
</text:a>
</text:p>
      <text:p text:style-name="P4">
<text:a xlink:type="simple" xlink:href="https://armyinform.com.ua/wp-content/uploads/2023/06/352389325_801384671302073_2025399821573996132_n.jpg" text:style-name="Internet_20_link" text:visited-style-name="Visited_20_Internet_20_Link">
<draw:frame draw:style-name="fr1" draw:name="Image240" text:anchor-type="as-char" svg:width="6.9236in" svg:height="6.9236in" draw:z-index="0">
<draw:image xlink:href="../Images/AРМІЯINFORM/2023-06-08T52-00-00-04-00/352389325_801384671302073_2025399821573996132_n-150x150.jpg" xlink:type="simple" xlink:show="embed" xlink:actuate="onLoad" draw:mime-type="image/jpeg"/>
</draw:frame>
</text:a>
</text:p>
      <text:p text:style-name="P4">
<text:span text:style-name="T4">
来源：</text:span>
 _ <text:a xlink:type="simple" xlink:href="https://www.facebook.com/GeneralStaff.ua/posts/pfbid035BieLjcPVNvqR6XiJdTrsC19AnAuKmsmV23DS83j98onSVWS3qmNKib8tP4zoKWyl" text:style-name="Internet_20_link" text:visited-style-name="Visited_20_Internet_20_Link">
总参谋部</text:a>
_</text:p>
      <text:p text:style-name="P4">
News Source: <text:a xlink:type="simple" xlink:href="https://armyinform.com.ua/2023/06/08/u-brytaniyi-kanadski-instruktory-navchayut-vijskovyh-zsu-yak-diyaty-v-urbanizovanij-misczevosti/" text:style-name="Internet_20_link" text:visited-style-name="Visited_20_Internet_20_Link">
https://armyinform.com.ua/2023/06/08/u-brytaniyi-kanadski-instruktory-navchayut-vijskovyh-zsu-yak-diyaty-v-urbanizovanij-misczevosti/</text:a>
</text:p>
      <!--NEWS-->
      <text:h text:style-name="P10" text:outline-level="1">
<text:span text:style-name="T4">
国防军袭击了32个敌人集中的领域</text:span>
</text:h>
      <text:p text:style-name="P4">
作者: ['АРМІЯINFORM']</text:p>
      <text:p text:style-name="P4">
时间: 2023-06-08T53:00:00-04:00</text:p>
      <text:p text:style-name="P4">
描述: DOB的AVISAATSIA国防军在特殊仓库的Zserdzhennya地区进行了23杆。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6/arta.jpg" text:style-name="Internet_20_link" text:visited-style-name="Visited_20_Internet_20_Link">
arta.jpg</text:a>
']</text:p>
      <text:p text:style-name="P4">
标签: ['STOPRUSSIA', 'АГРЕСІЯ РФ', 'ВІЙНА', 'ВТОРГНЕННЯ РФ', 'ВТРАТИ ВОРОГА', 'ГЕНЕРАЛЬНИЙ ШТАБ ЗС УКРАЇНИ', 'РАНКОВЕ ЗВЕДЕННЯ', 'СИЛИ ОБОРОНИ УКРАЇНИ', 'ХРОНІКА ОБОРОНИ']</text:p>
      <text:p text:style-name="P4">
类别: News</text:p>
      <!--METADATA-->
      <text:p text:style-name="P4">
<draw:frame draw:style-name="fr1" draw:name="Image241" text:anchor-type="as-char" svg:width="6.9236in" svg:height="2.993015in" draw:z-index="0">
<draw:image xlink:href="../Images/AРМІЯINFORM/2023-06-08T53-00-00-04-00/arta.jpg" xlink:type="simple" xlink:show="embed" xlink:actuate="onLoad" draw:mime-type="image/jpeg"/>
</draw:frame>
<text:span text:style-name="T4">
🔥俄罗斯入侵的情况</text:span>
</text:p>
      <text:p text:style-name="P4">
每天的国防军航空在人员集中的领域中击中了23杆，敌方防空导弹综合大楼中有4次中风。(https://www.facebook.com/GeneralStaff.ua/posts/pfbid02UeFyMZMki9dWoxzECkxdSQ7borSHdHDF55kPkFHenTpriWtVRbZwRSMVtCiDgmaXl?<text:span text:style-name="T4">
cft</text:span>
[0]=AZXBYDn8TnxknfkryjfPohwNONNS8y3QcGKCOT0IFgGbBzud1zJKMPUv1IwnVadMW8llfE_3_yxhU_7538NwJ9CeIstSTfq_E0f59l_77RDCSnM6M7cInpB0qxzl5Xkb729HngXhD9hVwdC7cHYzYSqnH5tP97ZDaM-4S6dS6IMYOyRGyWurGCCVRapF0573tV0&amp;<text:span text:style-name="T4">
tn</text:span>
=%2CO%2CP-R)乌克兰武装部队的总参谋部。</text:p>
      <text:p text:style-name="P4">
该报告还指出，在白天，我们的后卫淘汰了4个敌人侦察无人机。</text:p>
      <text:p text:style-name="P4">
同时，白天的火箭部队和炮兵部队被4点管理，9个活力集中，武器和军事设备，5个弹药仓库，2架防空导弹综合体和1个辐射分配袭击敌人的站。</text:p>
      <text:p text:style-name="P4">
News Source: <text:a xlink:type="simple" xlink:href="https://armyinform.com.ua/2023/06/08/syly-oborony-protyagom-doby-urazyly-32-rajona-zoseredzhennya-voroga-znyshhyly-4-punkty-upravlinnya-2-zrk-i-5-skladiv-boyeprypasiv/" text:style-name="Internet_20_link" text:visited-style-name="Visited_20_Internet_20_Link">
https://armyinform.com.ua/2023/06/08/syly-oborony-protyagom-doby-urazyly-32-rajona-zoseredzhennya-voroga-znyshhyly-4-punkty-upravlinnya-2-zrk-i-5-skladiv-boyeprypasiv/</text:a>
</text:p>
      <!--NEWS-->
      <text:h text:style-name="P10" text:outline-level="1">
<text:span text:style-name="T4">
乌克兰总统由于毁坏了卡科夫卡水力发电站而访问了在Mykolaiv地区被洪水淹没的一个泵站</text:span>
</text:h>
      <text:p text:style-name="P4">
作者: ['АРМІЯINFORM']</text:p>
      <text:p text:style-name="P4">
时间: 2023-06-08T54:00:00-04:00</text:p>
      <text:p text:style-name="P4">
描述: 乌克兰总统沃罗迪米尔·泽伦斯基（Volodymyr Zelensky）到达了米科拉夫什（Mikolavshchina），de vidvisdav golovna ...与乌克兰2022年的战争，与乌克兰的最新新闻，今天与乌克兰的新闻战争，今天与乌克兰2022年的新闻战争，乌克兰和俄罗斯和俄罗斯之间的战争以及战争会发生他们在2022年与乌克兰有一年</text:p>
      <text:p text:style-name="P4">
图片: ['<text:a xlink:type="simple" xlink:href="https://armyinform.com.ua/wp-content/uploads/2023/06/606a2f50d73ac5d0e526e897cd81ca92_1686213138_extra_large.jpeg" text:style-name="Internet_20_link" text:visited-style-name="Visited_20_Internet_20_Link">
606a2f50d73ac5d0e526e897cd81ca92_1686213138_extra_large.jpeg</text:a>
']</text:p>
      <text:p text:style-name="P4">
标签: ['КАХОВСЬКА ГЕС', 'МИКОЛАЇВЩИНА', 'ПРЕЗИДЕНТ УКРАЇНИ']</text:p>
      <text:p text:style-name="P4">
类别: News</text:p>
      <!--METADATA-->
      <text:p text:style-name="P4">
<draw:frame draw:style-name="fr1" draw:name="Image242" text:anchor-type="as-char" svg:width="6.9236in" svg:height="4.617948in" draw:z-index="0">
<draw:image xlink:href="../Images/AРМІЯINFORM/2023-06-08T54-00-00-04-00/606a2f50d73ac5d0e526e897cd81ca92_1686213138_extra_large.jpeg" xlink:type="simple" xlink:show="embed" xlink:actuate="onLoad" draw:mime-type="image/jpeg"/>
</draw:frame>
乌克兰沃迪米尔·泽伦斯基(Ukraine Volodymyr Zelensky)总统到达了Mykolaiv地区，由于卡科夫斯卡水力发电站的形成，访问了Ingulets河管理层的访问泵站被淹没了。</text:p>
      <text:p text:style-name="P4">
关于这个<text:a xlink:type="simple" xlink:href="https://t.me/V_Zelenskiy_official/6520" text:style-name="Internet_20_link" text:visited-style-name="Visited_20_Internet_20_Link">
被引用</text:a>
在他的电报频道中。</text:p>
      <text:p text:style-name="P4">
“在被洪水淹没的定居点中，人们被撤离，救援人员和政府官员。 我们为人们提供饮用水，必要的食物。”国家元首说。</text:p>
      <text:p text:style-name="P4">
他补充说，Snigurov社区已经创建了一个总部，以消除全天候运作的腹泻的后果。</text:p>
      <text:p text:style-name="P4">
早些时(https://armyinform.com.ua/2023/06/08/volodymyr-zelenskyj-vidvidav-postrazhdalyh-vnaslidok-rujnuvannya-kahovskoyi-ges/)受卡科夫卡水力发电站的破坏影响。</text:p>
      <text:p text:style-name="P4">
News Source: <text:a xlink:type="simple" xlink:href="https://armyinform.com.ua/2023/06/08/prezydent-ukrayiny-vidvidav-na-mykolayivshhyni-nasosnu-stancziyu-zatoplenu-cherez-rujnuvannya-kahovskoyi-ges/" text:style-name="Internet_20_link" text:visited-style-name="Visited_20_Internet_20_Link">
https://armyinform.com.ua/2023/06/08/prezydent-ukrayiny-vidvidav-na-mykolayivshhyni-nasosnu-stancziyu-zatoplenu-cherez-rujnuvannya-kahovskoyi-ges/</text:a>
</text:p>
      <!--NEWS-->
      <text:h text:style-name="P10" text:outline-level="1">
<text:span text:style-name="T4">
Olesya Ogryzko：国外的乌克兰人 - 我们的大使大军，负责集体品牌“乌克兰”</text:span>
</text:h>
      <text:p text:style-name="P4">
作者: ['АРМІЯINFORM']</text:p>
      <text:p text:style-name="P4">
时间: 2023-06-08T55:00:00-04:00</text:p>
      <text:p text:style-name="P4">
描述: 一旦进入乌克兰的边缘，我一直在集会80万人的乌克兰。 这对爱好，战争是可惜的……与乌克兰2022年的战争，与乌克兰的战争是今天的最新消息，今天与乌克兰2022年的新闻战，乌克兰和俄罗斯之间以及何时，乌克兰之间以及何时，乌克兰的战争。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3/06/imag94322.png" text:style-name="Internet_20_link" text:visited-style-name="Visited_20_Internet_20_Link">
imag94322.png</text:a>
']</text:p>
      <text:p text:style-name="P4">
标签: ['STOPRUSSIA', 'ВІДБУДОВА КРАЇНИ']</text:p>
      <text:p text:style-name="P4">
类别: News</text:p>
      <!--METADATA-->
      <text:p text:style-name="P4">
<draw:frame draw:style-name="fr1" draw:name="Image243" text:anchor-type="as-char" svg:width="6.9236in" svg:height="3.894525in" draw:z-index="0">
<draw:image xlink:href="../Images/AРМІЯINFORM/2023-06-08T55-00-00-04-00/imag94322.png" xlink:type="simple" xlink:show="embed" xlink:actuate="onLoad" draw:mime-type="image/png"/>
</draw:frame>
现在，乌克兰以外的乌克兰人现在有超过800万。 不幸的是，不幸的是，这是我们的大使大军，从行动，言语和我们的行为中进行评估。 因此，我们每个人都应该记住，实际上，我们都扮演角色并负责集体品牌“乌克兰”。关于它是由国防战略中心负责人告诉了这一点，这是国际联盟国际总监的负责人Rise-ukraine，占地倡导的分析方向的负责人。(https://armyinform.com.ua/2023/06/07/dlya-nablyzhennya-peremogy-ukrayiny-potribno-vkladatysya-v-yiyi-vidbudovu-vzhe-sogodni-olesya-ogryzko/).</text:p>
      <text:p text:style-name="P4">
— Тому те, що ми можемо всі робити, незалежно від того, чим ми займаємося, —це розповідати про наші реформи, про історії успіху. Навіть якщо це історіяуспіху маленької громади. До прикладу, громади Тростянця, там де люди простонеймовірні, які одразу ж після деокупації просто зібралися і, не чекаючидопомоги, в унісон працюють, як злагоджений вулик, і відбудовують себе. Таксамо, як жителі Ірпеня, Бучі, Гостомеля також почали латати свої будівлі.Тому, якщо складно говорити про реформи, про якісь трансформації, яківідбулися за останніх 9 років після Революції Гідності, просто розповідайтеісторії про те, яке ми сильне суспільство, як ми боремося за всі ті цінності,за які стоїть весь цивілізований світ. Тим самим ми проявляємо себе івідкриваємо серця людей за кордоном, — зазначила Олеся Огризко.</text:p>
      <text:p text:style-name="P4">
News Source: <text:a xlink:type="simple" xlink:href="https://armyinform.com.ua/2023/06/08/olesya-ogryzko-ukrayinczi-za-kordonom-nasha-armiya-ambasadoriv-yaka-vidpovidaye-za-kolektyvnyj-brend-ukrayina/" text:style-name="Internet_20_link" text:visited-style-name="Visited_20_Internet_20_Link">
https://armyinform.com.ua/2023/06/08/olesya-ogryzko-ukrayinczi-za-kordonom-nasha-armiya-ambasadoriv-yaka-vidpovidaye-za-kolektyvnyj-brend-ukrayina/</text:a>
</text:p>
      <!--NEWS-->
      <text:h text:style-name="P10" text:outline-level="1">
<text:span text:style-name="T4">
武装部队的武装部队接到了30辆救护车</text:span>
</text:h>
      <text:p text:style-name="P4">
作者: ['Валентина Вілюра']</text:p>
      <text:p text:style-name="P4">
时间: 2023-06-08T56:00:00-04:00</text:p>
      <text:p text:style-name="P4">
描述: 在军事局面的框架内，遇见了群众团体转移到医疗部队...与乌克兰2022年的战争，与乌克兰的战争是今天的最新消息，与乌克兰2022的战争是今天的最后一场新闻，是否会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6/golovna-2-2.jpg" text:style-name="Internet_20_link" text:visited-style-name="Visited_20_Internet_20_Link">
golovna-2-2.jpg</text:a>
', '<text:a xlink:type="simple" xlink:href="https://armyinform.com.ua/wp-content/uploads/2023/06/1-27-150x150.jpg" text:style-name="Internet_20_link" text:visited-style-name="Visited_20_Internet_20_Link">
1-27-150x150.jpg</text:a>
', '<text:a xlink:type="simple" xlink:href="https://armyinform.com.ua/wp-content/uploads/2023/06/2-29-150x150.jpg" text:style-name="Internet_20_link" text:visited-style-name="Visited_20_Internet_20_Link">
2-29-150x150.jpg</text:a>
', '<text:a xlink:type="simple" xlink:href="https://armyinform.com.ua/wp-content/uploads/2023/06/3-23-150x150.jpg" text:style-name="Internet_20_link" text:visited-style-name="Visited_20_Internet_20_Link">
3-23-150x150.jpg</text:a>
', '<text:a xlink:type="simple" xlink:href="https://armyinform.com.ua/wp-content/uploads/2023/06/4-18-150x150.jpg" text:style-name="Internet_20_link" text:visited-style-name="Visited_20_Internet_20_Link">
4-18-150x150.jpg</text:a>
', '<text:a xlink:type="simple" xlink:href="https://armyinform.com.ua/wp-content/uploads/2023/06/5-18-150x150.jpg" text:style-name="Internet_20_link" text:visited-style-name="Visited_20_Internet_20_Link">
5-18-150x150.jpg</text:a>
', '<text:a xlink:type="simple" xlink:href="https://armyinform.com.ua/wp-content/uploads/2023/06/6-19-150x150.jpg" text:style-name="Internet_20_link" text:visited-style-name="Visited_20_Internet_20_Link">
6-19-150x150.jpg</text:a>
', '<text:a xlink:type="simple" xlink:href="https://armyinform.com.ua/wp-content/uploads/2023/06/7-20-150x150.jpg" text:style-name="Internet_20_link" text:visited-style-name="Visited_20_Internet_20_Link">
7-20-150x150.jpg</text:a>
']</text:p>
      <text:p text:style-name="P4">
标签: ['МЕДИЧНІ СИЛИ']</text:p>
      <text:p text:style-name="P4">
类别: News</text:p>
      <!--METADATA-->
      <text:p text:style-name="P4">
<draw:frame draw:style-name="fr1" draw:name="Image244" text:anchor-type="as-char" svg:width="6.9236in" svg:height="5.191078in" draw:z-index="0">
<draw:image xlink:href="../Images/AРМІЯINFORM/2023-06-08T56-00-00-04-00/golovna-2-2.jpg" xlink:type="simple" xlink:show="embed" xlink:actuate="onLoad" draw:mime-type="image/jpeg"/>
</draw:frame>
作为Metinvest Militar Front计划的一部分，乌克兰武装部队的武装部队的Metinvest Group 30救护车价值约为1800万Hryvnias。</text:p>
      <text:p text:style-name="P4">
所有汽车都从意大利运送。 为了转移，他们吸引了波兰的载体，然后将救护车志愿者交给了乌克兰。</text:p>
      <ul>
        <li>
我们确保将它们驱逐到一百，更换所有液体，消除运行零件和发动机的永久效果。 也就是说，我们完全执行了技术服务，并继续以技术良好的状态通过机器。</li>
      </ul>
      <text:p text:style-name="P4">
<text:a xlink:type="simple" xlink:href="https://armyinform.com.ua/wp-content/uploads/2023/06/1-27.jpg" text:style-name="Internet_20_link" text:visited-style-name="Visited_20_Internet_20_Link">
!(Images/AРМІЯINFORM/2023-06-08T56-00-00-04-00/1-27-150x150.jpg)</text:a>
</text:p>
      <text:p text:style-name="P4">
<text:a xlink:type="simple" xlink:href="https://armyinform.com.ua/wp-content/uploads/2023/06/2-29.jpg" text:style-name="Internet_20_link" text:visited-style-name="Visited_20_Internet_20_Link">
<draw:frame draw:style-name="fr1" draw:name="Image245" text:anchor-type="as-char" svg:width="6.9236in" svg:height="6.9236in" draw:z-index="0">
<draw:image xlink:href="../Images/AРМІЯINFORM/2023-06-08T56-00-00-04-00/2-29-150x150.jpg" xlink:type="simple" xlink:show="embed" xlink:actuate="onLoad" draw:mime-type="image/jpeg"/>
</draw:frame>
</text:a>
</text:p>
      <text:p text:style-name="P4">
<text:a xlink:type="simple" xlink:href="https://armyinform.com.ua/wp-content/uploads/2023/06/3-23.jpg" text:style-name="Internet_20_link" text:visited-style-name="Visited_20_Internet_20_Link">
<draw:frame draw:style-name="fr1" draw:name="Image246" text:anchor-type="as-char" svg:width="6.9236in" svg:height="6.9236in" draw:z-index="0">
<draw:image xlink:href="../Images/AРМІЯINFORM/2023-06-08T56-00-00-04-00/3-23-150x150.jpg" xlink:type="simple" xlink:show="embed" xlink:actuate="onLoad" draw:mime-type="image/jpeg"/>
</draw:frame>
</text:a>
</text:p>
      <text:p text:style-name="P4">
<text:a xlink:type="simple" xlink:href="https://armyinform.com.ua/wp-content/uploads/2023/06/4-18.jpg" text:style-name="Internet_20_link" text:visited-style-name="Visited_20_Internet_20_Link">
<draw:frame draw:style-name="fr1" draw:name="Image247" text:anchor-type="as-char" svg:width="6.9236in" svg:height="6.9236in" draw:z-index="0">
<draw:image xlink:href="../Images/AРМІЯINFORM/2023-06-08T56-00-00-04-00/4-18-150x150.jpg" xlink:type="simple" xlink:show="embed" xlink:actuate="onLoad" draw:mime-type="image/jpeg"/>
</draw:frame>
</text:a>
他还说，如今，在可能对乌克兰国防军攻势之前，提供救护车军事车辆很重要。 乌克兰生活在意大利生活的人帮助找到了这些汽车。 总共购买，超越和设计了约200辆救护车。</text:p>
      <text:p text:style-name="P4">
<text:a xlink:type="simple" xlink:href="https://armyinform.com.ua/wp-content/uploads/2023/06/5-18.jpg" text:style-name="Internet_20_link" text:visited-style-name="Visited_20_Internet_20_Link">
!(Images/AРМІЯINFORM/2023-06-08T56-00-00-04-00/5-18-150x150.jpg)</text:a>
</text:p>
      <text:p text:style-name="P4">
<text:a xlink:type="simple" xlink:href="https://armyinform.com.ua/wp-content/uploads/2023/06/6-19.jpg" text:style-name="Internet_20_link" text:visited-style-name="Visited_20_Internet_20_Link">
<draw:frame draw:style-name="fr1" draw:name="Image248" text:anchor-type="as-char" svg:width="6.9236in" svg:height="6.9236in" draw:z-index="0">
<draw:image xlink:href="../Images/AРМІЯINFORM/2023-06-08T56-00-00-04-00/6-19-150x150.jpg" xlink:type="simple" xlink:show="embed" xlink:actuate="onLoad" draw:mime-type="image/jpeg"/>
</draw:frame>
</text:a>
</text:p>
      <text:p text:style-name="P4">
<text:a xlink:type="simple" xlink:href="https://armyinform.com.ua/wp-content/uploads/2023/06/7-20.jpg" text:style-name="Internet_20_link" text:visited-style-name="Visited_20_Internet_20_Link">
<draw:frame draw:style-name="fr1" draw:name="Image249" text:anchor-type="as-char" svg:width="6.9236in" svg:height="6.9236in" draw:z-index="0">
<draw:image xlink:href="../Images/AРМІЯINFORM/2023-06-08T56-00-00-04-00/7-20-150x150.jpg" xlink:type="simple" xlink:show="embed" xlink:actuate="onLoad" draw:mime-type="image/jpeg"/>
</draw:frame>
</text:a>
在救护车本身中，有氧气，子选择的收获位置，其中一些可以是独立的发电机。</text:p>
      <ul>
        <li>
这些医疗车将被转移到医疗部门，军事医院，这些医院执行在战斗领域分配的任务。 参谋长说，今天的帮助非常重要，是武装部队武装部队的代表。</li>
      </ul>
      <text:p text:style-name="P4">
<text:span text:style-name="T5">
opto作者</text:span>
</text:p>
      <text:p text:style-name="P4">
News Source: <text:a xlink:type="simple" xlink:href="https://armyinform.com.ua/2023/06/08/medychni-syly-zsu-otrymaly-30-karet-shvydkoyi-dopomogy/" text:style-name="Internet_20_link" text:visited-style-name="Visited_20_Internet_20_Link">
https://armyinform.com.ua/2023/06/08/medychni-syly-zsu-otrymaly-30-karet-shvydkoyi-dopomogy/</text:a>
</text:p>
      <!--NEWS-->
      <text:h text:style-name="P10" text:outline-level="1">
<text:span text:style-name="T4">
俄罗斯联邦实施挑衅，造成囚犯家庭之间的社会张力 - 协调总部</text:span>
</text:h>
      <text:p text:style-name="P4">
作者: ['АРМІЯINFORM']</text:p>
      <text:p text:style-name="P4">
时间: 2023-06-08T57:00:00-04:00</text:p>
      <text:p text:style-name="P4">
描述: 在在线Zustinich的协调总部，Rodinov Viskovo服务...与乌克兰2022年的战争，与乌克兰的最新新闻战争，今天与乌克兰2022年的新闻战争，今天将在乌克兰和俄罗斯之间以及战争之间进行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ksh5.jpg" text:style-name="Internet_20_link" text:visited-style-name="Visited_20_Internet_20_Link">
ksh5.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50" text:anchor-type="as-char" svg:width="6.9236in" svg:height="4.011043in" draw:z-index="0">
<draw:image xlink:href="../Images/AРМІЯINFORM/2023-06-08T57-00-00-04-00/ksh5.jpg" xlink:type="simple" xlink:show="embed" xlink:actuate="onLoad" draw:mime-type="image/jpeg"/>
</draw:frame>
协调总部在与乌克兰国民警卫队的家人举行了在线会议，在此期间，工作人员和NSU的代表回答了有关大型的问题。</text:p>
      <text:p text:style-name="P4">
关于它<text:a xlink:type="simple" xlink:href="https://t.me/Koord_shtab/1194" text:style-name="Internet_20_link" text:visited-style-name="Visited_20_Internet_20_Link">
报告</text:a>
询问战俘的询问总部。</text:p>
      <text:p text:style-name="P4">
侵略者国家一直在努力在家庭之间建立社会紧张。 为此，它采取了各种措施和挑衅。</text:p>
      <text:p text:style-name="P4">
“例如，当有人已经在那里呆了一年多的时候，他们可以交流一个只有一个月的人的交换。 我们不会放弃谁。 我们没有这样的道德法则。 我们带走了所有人，”总部的代表解释说。  - 当我们形成谈判地位时，我们优先考虑第一名严重受伤，严重生病，以及那些最长的人。”</text:p>
      <text:p text:style-name="P4">
总部还强调，工作的主要原则是独特性。</text:p>
      <text:p text:style-name="P4">
他说：“我们永远不会把任何零件或单位都放在上面，但是下面的人。在一个地方有更多的囚禁可能是不同的防守者：在海军陆战队，警卫和边境警卫的会议厅里都会坐在。”</text:p>
      <text:p text:style-name="P4">
会议的一些参与者对为什么通过红十字会的国际委员会对俄罗斯的波罗尼德(Polonivida)进行正式确认时，捍卫者仍然不存在。</text:p>
      <text:p text:style-name="P4">
总部说：“不幸的是，确认被囚禁并不能保证一个人下次交换。”  - 可以说是作为存储空间。 土著人花了很多努力来寻找使捍卫者被囚禁的地方。 他们的关心很明显，但是当我们看时，他们可以将人移到另一个地方。 此外，当这些信息位于公共空间的公共空间中时。”</text:p>
      <text:p text:style-name="P4">
员工代表还警告了被称为志愿者并收取钱来捕获的骗子。 必须报告有关此类案件的协调总部。</text:p>
      <text:p text:style-name="P4">
News Source: <text:a xlink:type="simple" xlink:href="https://armyinform.com.ua/2023/06/08/rf-realizuye-provokacziyi-yaki-stvoryuyut-soczialnu-naprugu-sered-rodyn-polonenyh-koordynaczijnyj-shtab/" text:style-name="Internet_20_link" text:visited-style-name="Visited_20_Internet_20_Link">
https://armyinform.com.ua/2023/06/08/rf-realizuye-provokacziyi-yaki-stvoryuyut-soczialnu-naprugu-sered-rodyn-polonenyh-koordynaczijnyj-shtab/</text:a>
</text:p>
      <!--NEWS-->
      <text:h text:style-name="P10" text:outline-level="1">
<text:span text:style-name="T4">
我们目前不仅支持和精神恢复 - 军事心理学家Alona Sidorenko</text:span>
</text:h>
      <text:p text:style-name="P4">
作者: ['Анатолій Бальчос']</text:p>
      <text:p text:style-name="P4">
时间: 2023-06-08T58:00:00-04:00</text:p>
      <text:p text:style-name="P4">
描述: Zbereznnya心理健康的大规模Zbro Contrak的仓库仓库...与乌克兰2022年的战争，与乌克兰的最新新闻，今天与乌克兰2022年的新闻战争，今天，乌克兰和俄罗斯之间的战争会发生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6/photo_2023-06-08_15-22-15.jpg" text:style-name="Internet_20_link" text:visited-style-name="Visited_20_Internet_20_Link">
photo_2023-06-08_15-22-15.jpg</text:a>
']</text:p>
      <text:p text:style-name="P4">
标签: ['MILITARY MEDIA CENTER', 'АЛЬОНА СИДОРЕНКО', 'ВТОРГНЕННЯ РФ']</text:p>
      <text:p text:style-name="P4">
类别: News</text:p>
      <!--METADATA-->
      <text:p text:style-name="P4">
<draw:frame draw:style-name="fr1" draw:name="Image251" text:anchor-type="as-char" svg:width="6.9236in" svg:height="5.671582in" draw:z-index="0">
<draw:image xlink:href="../Images/AРМІЯINFORM/2023-06-08T58-00-00-04-00/photo_2023-06-08_15-22-15.jpg" xlink:type="simple" xlink:show="embed" xlink:actuate="onLoad" draw:mime-type="image/jpeg"/>
</draw:frame>
**在困难的条件下，维持国防军军人永久健康的巨大武装冲突，整个乌克兰社会化是优先任务之一。 关于在与我们的灵魂的战争中为祖国及其家人提供社会心理支持的策略和方法。 如何保持军人和整个社会的心理心理”。</text:p>
      <text:p text:style-name="P4">
这场战争无疑是削弱人们灵魂的最强大因素。心理伤害已经受到了数十年的治疗，并且不亚于身体上的严重性。 战斗人员，退伍军人以及继续干预敌对领域的军人需要持续的专业心理支持。 在一个复杂的心理情绪状态下，乌克兰捍卫者的家庭，一个全乌克兰社会，目睹了许多战争罪。 这些关于保留乌克兰国家重大健康状况的圆桌会议问题是乌克兰国防部心理学领导者的重点。</text:p>
      <text:p text:style-name="P4">
心理支持部心理支持部门的官员道德和心理支持部主要的武装部队武装部队武装部队苏迪伦科普利武装部队涉及Rivne Rivne的MUN MUN支持计划，该计划于2016年实施。 它设想为武装部队人员准备乌克兰军事技能，以向其兄弟提供主要的心理援助。</text:p>
      <ul>
        <li>
在现代苛刻战争的艰难条件下，乌克兰的每个后卫都应该能够区分其同伴在武器上的状态，并为他们提供最终的心理支持，而无需花费宝贵的时间来期望专业的心理学家。 此外，该计划涉及在排级别的以色列军事教练的讲师。”心理学家说。 - 军事社区很特别。 顺便说一句，乌克兰在乌克兰只有一次普查康复。 有必要诚实地谈论它，” Alona Sidorenko说。  - 今天，心理康复的标准和加强已经改变。 现在，我们不仅得到了iPsichical伴奏的支持，而且还得到了恢复的支持，这也包括在我们的活动领域中。</li>
      </ul>
      <text:p text:style-name="P4">
心理支持部官员的心理支持部门的官员，主要管理Alena Sidorenko礼服武装部队的道德和心理支持的主要管理和心理学支持，志愿者社区的代表和国际合作伙伴的代表，以支持他们他们为乌克兰军事心理学家提供了这项服务。</text:p>
      <text:p text:style-name="P4">
<text:span text:style-name="T5">
foto：Nazar Voloshin</text:span>
</text:p>
      <text:p text:style-name="P4">
News Source: <text:a xlink:type="simple" xlink:href="https://armyinform.com.ua/2023/06/08/my-nyni-zajmayemos-ne-tilky-pidtrymkoyu-i-psyhichnym-suprovodom-a-j-vidnovlennyam-vijskovyj-psyholog-alona-sydorenko/" text:style-name="Internet_20_link" text:visited-style-name="Visited_20_Internet_20_Link">
https://armyinform.com.ua/2023/06/08/my-nyni-zajmayemos-ne-tilky-pidtrymkoyu-i-psyhichnym-suprovodom-a-j-vidnovlennyam-vijskovyj-psyholog-alona-sydorenko/</text:a>
</text:p>
      <!--NEWS-->
      <text:h text:style-name="P10" text:outline-level="1">
<text:span text:style-name="T4">
占领者没有完全意识到</text:span>
</text:h>
      <text:p text:style-name="P4">
作者: ['АРМІЯINFORM']</text:p>
      <text:p text:style-name="P4">
时间: 2023-06-08T59:00:00-04:00</text:p>
      <text:p text:style-name="P4">
描述: Rosarmiya，Pidrivaychi Damba Kakhovo Hes并没有谴责Toyo的广泛命名...与乌克兰2022年的战争，与乌克兰的最新新闻，今天与乌克兰的战争，与乌克兰2022年的战争，今天的战争将在乌克兰和俄罗斯和俄罗斯和俄罗斯和俄罗斯和俄罗斯和俄罗斯之间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ef658bec-a248-45ad-9d08-633a08a3e8f2.jpg" text:style-name="Internet_20_link" text:visited-style-name="Visited_20_Internet_20_Link">
ef658bec-a248-45ad-9d08-633a08a3e8f2.jpg</text:a>
']</text:p>
      <text:p text:style-name="P4">
标签: ['АГРЕСІЯ РФ', 'ВТОРГНЕННЯ РФ', 'ГУР МОУ', 'КАХОВСЬКА ГЕС', 'РФ ТЕРОРИСТИЧНИЙ РЕЖИМ']</text:p>
      <text:p text:style-name="P4">
类别: News</text:p>
      <!--METADATA-->
      <text:p text:style-name="P4">
<draw:frame draw:style-name="fr1" draw:name="Image252" text:anchor-type="as-char" svg:width="6.9236in" svg:height="3.894525in" draw:z-index="0">
<draw:image xlink:href="../Images/AРМІЯINFORM/2023-06-08T59-00-00-04-00/ef658bec-a248-45ad-9d08-633a08a3e8f2.jpg" xlink:type="simple" xlink:show="embed" xlink:actuate="onLoad" draw:mime-type="image/jpeg"/>
</draw:frame>
罗萨尔米亚(Rosarmia)破坏了卡科夫斯基水力发电大坝，并没有意识到这一恐怖行为的全部措施。</text:p>
      <text:p text:style-name="P4">
在这个<text:a xlink:type="simple" xlink:href="https://gur.gov.ua/content/okupanty-mohly-v-povnii-miri-ne-uiavliaty-masshtabiv-pidryvu-kakhovskoi-hes-ale-te-shcho-tse-zlochynni-dii-bezumovno-dlia-nykh-bulo-dobre-vidomo.html" text:style-name="Internet_20_link" text:visited-style-name="Visited_20_Internet_20_Link">
强调</text:a>
乌克兰安德里·尤索夫国防部情报部主要部门的代表。</text:p>
      <text:p text:style-name="P4">
“他们可以依靠其他后果，但是全世界的结果显而易见 - 这是俄罗斯入侵者的另一种恐怖行为。 对于秘书而言，他们无法想象或意识到规模，但是这些犯罪行为当然是他们众所周知的事实。”</text:p>
      <text:p text:style-name="P4">
据他说，穆斯科特人行动的目的是显而易见的：停止并使乌克兰捍卫者在释放乌克兰南部暂时占领的乌克兰领土上的行动变得复杂。</text:p>
      <text:p text:style-name="P4">
“为恐怖袭击的准备实际上开始了：去年4月，关于矿井开始的信息，然后这些信息获得了新的下属和证据。 因此，敌人取代了水力站和大坝，最终取代了受控爆炸。 敌人以这种方式理解和担心乌克兰部队的进攻，犯下了这种野蛮犯罪。”乌克兰国防部的代表解释说，这可能会使职业占领者失控。</text:p>
      <text:p text:style-name="P4">
安德里·尤索夫(Andriy Yusov)还告知，部分人员被赋予敌人准备恐怖袭击的敌人，但在迪尔珀(Dniep​​er)左岸的某些职业部队并不知道Podryvkakhovsky Hydroectric Power厂。</text:p>
      <text:p text:style-name="P4">
“对于某些职业单位，由于其犯罪后果的运作，因此尚未证明此信息。 因此，放弃起源，以及没有人拒绝任务，他们根本没有告诉某些任务。”  - 乌克兰国防部的代表说，在恐怖袭击时期说明方向，少量的敌对活力加强了。</text:p>
      <text:p text:style-name="P4">
Kakhovskaya水力发电站的破坏，敌人偏离了他们所犯下的Katastrophe的后果，因此 - 远离Kherson并不意味着炮击的威胁。</text:p>
      <text:p text:style-name="P4">
News Source: <text:a xlink:type="simple" xlink:href="https://armyinform.com.ua/2023/06/08/okupanty-povnoyu-miroyu-ne-usvidomlyuvaly-masshtabu-pidryvu-kahovskoyi-ges-gur/" text:style-name="Internet_20_link" text:visited-style-name="Visited_20_Internet_20_Link">
https://armyinform.com.ua/2023/06/08/okupanty-povnoyu-miroyu-ne-usvidomlyuvaly-masshtabu-pidryvu-kahovskoyi-ges-gur/</text:a>
</text:p>
      <!--NEWS-->
      <text:h text:style-name="P10" text:outline-level="1">
<text:span text:style-name="T4">
Mariupol现在的死亡率高是Covid-19峰Andryushchenko的两倍</text:span>
</text:h>
      <text:p text:style-name="P4">
作者: Ukrinform (Person)</text:p>
      <text:p text:style-name="P4">
出版商: Укринформ (Organization)</text:p>
      <text:p text:style-name="P4">
出版时间: 2023-06-08T5:39:00+03:00</text:p>
      <text:p text:style-name="P4">
修改时间: 2023-06-08T22:39:00+03:00</text:p>
      <text:p text:style-name="P4">
描述: 暂时捕获的Mariupol的人口死亡率大大增加。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COVID-19', 'Війна з Росією']</text:p>
      <text:p text:style-name="P4">
类型: Article</text:p>
      <!--METADATA-->
      <text:p text:style-name="P4">
<draw:frame draw:style-name="fr1" draw:name="Image253" text:anchor-type="as-char" svg:width="6.9236in" svg:height="3.956343in" draw:z-index="0">
<draw:image xlink:href="../Images/yкринформ/2023-06-08T5-39-00-03-00/630_360_1680546247-363.jpg" xlink:type="simple" xlink:show="embed" xlink:actuate="onLoad" draw:mime-type="image/jpeg"/>
</draw:frame>
暂时扣押的野马死亡率大大增加。</text:p>
      <text:p text:style-name="P4">
关于<text:a xlink:type="simple" xlink:href="https://t.me/andriyshTime/10545" text:style-name="Internet_20_link" text:visited-style-name="Visited_20_Internet_20_Link">
电报</text:a>
乌克林福姆顾问报道，Petro Andryushchenko报道。</text:p>
      <text:p text:style-name="P4">
本周，“出于自然原因”的“野马死亡率”每周越过400人。 在身体数字上，这是金钱死亡率的2.6倍。 然后几乎达到了150人死亡的分数。” Andryushchenko指出。</text:p>
      <text:p text:style-name="P4">
<text:span text:style-name="T4">
另请阅读：</text:span>
 <text:a xlink:type="simple" xlink:href="https://www.ukrinform.ua/rubric-ato/3719427-u-dvoh-selisah-poblizu-mariupola-cuti-vibuhi-andrusenko.html" text:style-name="Internet_20_link" text:visited-style-name="Visited_20_Internet_20_Link">
在<text:span text:style-name="T4">
 Mariupol附近的两个定居点</text:span>
我听到爆炸 -  Andryushchenko</text:a>
同时，他指出，如果50万人在大流行期间记录了150人死亡，那么现在有400人死亡，少于110万。</text:p>
      <text:p text:style-name="P4">
“如果种族灭绝看起来有所不同，我不知道 - 如何。”</text:p>
      <text:p text:style-name="P4">
根据乌克林福姆的说法，俄罗斯的侵略造成了玛丽upol中最熟悉的人道主义灾难之一。 在此案中，该市几乎被摧毁了90％。</text:p>
      <text:p text:style-name="P4">
<text:span text:style-name="T4">
另请阅读：</text:span>
 [俄罗斯人被拆除<text:span text:style-name="T4">
 mariupol </text:span>
等等(https://www.ukrinform.ua/rubric-regions/3719337-rosiani-znesli-v-mariupoli-vze-ponad-300-budinkiv-miskrada.html)目前，该市大约有100,000人。 灾难性的漆和药物，医院没有现代设备。医疗挤满了受伤的俄罗斯军队，患者在住院的文明中反映了。</text:p>
      <text:p text:style-name="P4">
News Source: <text:a xlink:type="simple" xlink:href="https://www.ukrinform.ua/rubric-regions/3720038-u-mariupoli-zaraz-udvici-visa-smertnist-niz-u-pik-covid19-andrusenko.html" text:style-name="Internet_20_link" text:visited-style-name="Visited_20_Internet_20_Link">
https://www.ukrinform.ua/rubric-regions/3720038-u-mariupoli-zaraz-udvici-visa-smertnist-niz-u-pik-covid19-andrusenko.html</text:a>
</text:p>
      <!--NEWS-->
      <text:h text:style-name="P10" text:outline-level="1">
<text:span text:style-name="T4">
28个定居点在库尔森地区被淹没，有2150多人被撤离</text:span>
</text:h>
      <text:p text:style-name="P4">
作者: ['АРМІЯINFORM']</text:p>
      <text:p text:style-name="P4">
时间: 2023-06-08T60:00:00-04:00</text:p>
      <text:p text:style-name="P4">
描述: nazrai iz pidtopolpenikh vnaslikov pisdriva kakhovo ges ges区Khersonsko地区...与乌克兰2022年的战争，与乌克兰与乌克兰的最新新闻，与乌克兰的新闻，与乌克兰2022的最新新闻，今天最后一次与乌克兰的新闻战争，将在乌克兰和俄罗斯和乌克兰之间进行战争他们说，在2022年，是否会在不久的将来与乌克兰发生战争</text:p>
      <text:p text:style-name="P4">
图片: ['<text:a xlink:type="simple" xlink:href="https://armyinform.com.ua/wp-content/uploads/2023/06/630_360_1659517663-986.jpg" text:style-name="Internet_20_link" text:visited-style-name="Visited_20_Internet_20_Link">
630_360_1659517663-986.jpg</text:a>
']</text:p>
      <text:p text:style-name="P4">
标签: ['КАХОВСЬКА ГЕС']</text:p>
      <text:p text:style-name="P4">
类别: News</text:p>
      <!--METADATA-->
      <text:p text:style-name="P4">
<draw:frame draw:style-name="fr1" draw:name="Image254" text:anchor-type="as-char" svg:width="6.9236in" svg:height="3.956343in" draw:z-index="0">
<draw:image xlink:href="../Images/AРМІЯINFORM/2023-06-08T60-00-00-04-00/630_360_1659517663-986.jpg" xlink:type="simple" xlink:show="embed" xlink:actuate="onLoad" draw:mime-type="image/jpeg"/>
</draw:frame>
目前，已有2,000人从Kakhovka水力发电塑料的Kakhovsk水力发电厂撤离，其中120个。</text:p>
      <text:p text:style-name="P4">
关于它<text:a xlink:type="simple" xlink:href="https://t.me/shtab_kakhovska_hes/174" text:style-name="Internet_20_link" text:visited-style-name="Visited_20_Internet_20_Link">
告知</text:a>
消除卡科夫卡水力发电站的总部。</text:p>
      <text:p text:style-name="P4">
484人被救出(他们的28个孩子). Надано психологічну допомогу 188громадянам. Розгорнуто роботу 9 евакуаційних пунктів.</text:p>
      <text:p text:style-name="P4">
Зазначається, що з початку робіт до Служби порятунку надійшло 801 зверненнявід громадян.</text:p>
      <text:p text:style-name="P4">
За попередніми даними, всього підтоплено 28 населених пунктів та 3329 будинківна правому березі р. Дніпро.</text:p>
      <text:p text:style-name="P4">
До ліквідації наслідків залучено близько 1 817 осіб та понад 345 од. техніки,з них від ДСНС — 809 рятувальників та 171 од. техніки, 45 плавзасобів.</text:p>
      <text:p text:style-name="P4">
News Source: <text:a xlink:type="simple" xlink:href="https://armyinform.com.ua/2023/06/08/na-hersonshhyni-pidtopleni-28-naselenyh-punktiv-evakujovani-ponad-2150-osib/" text:style-name="Internet_20_link" text:visited-style-name="Visited_20_Internet_20_Link">
https://armyinform.com.ua/2023/06/08/na-hersonshhyni-pidtopleni-28-naselenyh-punktiv-evakujovani-ponad-2150-osib/</text:a>
</text:p>
      <!--NEWS-->
      <text:h text:style-name="P10" text:outline-level="1">
<text:span text:style-name="T4">
Kakhovskaya水力发电厂的后果：已洪水淹没了20个定居点，已有近2000人被撤离</text:span>
</text:h>
      <text:p text:style-name="P4">
作者: ['АРМІЯINFORM']</text:p>
      <text:p text:style-name="P4">
时间: 2023-06-08T61:00:00-04:00</text:p>
      <text:p text:style-name="P4">
描述: Syogodnis，8蠕虫，在08:00'Pidtopolinich Teritori Evakuyovo 1,995 Osib，S ...与乌克兰2022年的战争，与乌克兰与乌克兰的最新新闻，与乌克兰的新闻，与乌克兰2022年的新闻战争，今天，乌克兰和俄罗斯之间的战争将会发生，乌克兰和俄罗斯之间发生战争当2022年与乌克兰的战争将在不久的将来与乌克兰战争时，与乌克兰与乌克兰的战争，今天与乌克兰的战争，今天的乌克兰新闻，乌克兰新闻，乌克兰媒体的俄罗斯媒体新闻</text:p>
      <text:p text:style-name="P4">
图片: ['<text:a xlink:type="simple" xlink:href="https://armyinform.com.ua/wp-content/uploads/2023/06/3bae923a-81c9b21437e67299a749efc4d15ed98a.jpeg" text:style-name="Internet_20_link" text:visited-style-name="Visited_20_Internet_20_Link">
3bae923a-81c9b21437e67299a749efc4d15ed98a.jpeg</text:a>
']</text:p>
      <text:p text:style-name="P4">
标签: ['ЕВАКУАЦІЯ НАСЕЛЕННЯ', 'КАХОВСЬКА ГЕС', 'ШТАБ ЛІКВІДАЦІЇ НАСЛІДКІВ ПІДРИВУ']</text:p>
      <text:p text:style-name="P4">
类别: News</text:p>
      <!--METADATA-->
      <text:p text:style-name="P4">
<draw:frame draw:style-name="fr1" draw:name="Image255" text:anchor-type="as-char" svg:width="6.9236in" svg:height="3.63489in" draw:z-index="0">
<draw:image xlink:href="../Images/AРМІЯINFORM/2023-06-08T61-00-00-04-00/3bae923a-81c9b21437e67299a749efc4d15ed98a.jpeg" xlink:type="simple" xlink:show="embed" xlink:actuate="onLoad" draw:mime-type="image/jpeg"/>
</draw:frame>
今天，6月8日，截至08:00，1 995人从被洪水淹没的地区撤离，其中103人是儿童。 334人被救出，其中15人。</text:p>
      <text:p text:style-name="P4">
关于它<text:a xlink:type="simple" xlink:href="https://t.me/shtab_kakhovska_hes/96" text:style-name="Internet_20_link" text:visited-style-name="Visited_20_Internet_20_Link">
报告</text:a>
俄罗斯恐怖分子消除了卡科夫斯卡亚水力发电站的总部。</text:p>
      <text:p text:style-name="P4">
此外，还提供了168名公民的心理帮助。 9个撤离点的工作被部署了。</text:p>
      <text:p text:style-name="P4">
根据初步数据，淹没了Dniep​​er河右岸的20座定居点和2个629座建筑物。</text:p>
      <text:p text:style-name="P4">
回想一下，从8:00开始<text:a xlink:type="simple" xlink:href="https://armyinform.com.ua/2023/06/08/pidryv-kahovskogo-ges-riven-vody-na-vodoshovyshhi-zmenshyvsya-majzhe-na-metr/" text:style-name="Internet_20_link" text:visited-style-name="Visited_20_Internet_20_Link">
减少</text:a>
水位。 在白天，卡科夫卡水库中的水位降低了近一米。</text:p>
      <text:p text:style-name="P4">
如<text:a xlink:type="simple" xlink:href="https://armyinform.com.ua/2023/06/07/pidtopleno-29-punktiv-evakujovano-ponad-1500-lyudej-pershi-pidsumky-shtabu-z-likvidacziyi-naslidkiv-pidryvu-kahovskoyi-ges/" text:style-name="Internet_20_link" text:visited-style-name="Visited_20_Internet_20_Link">
告知</text:a>
6月7日，消除卡科夫斯卡亚水直射的总部被淹没了29个定居点，其中19个定居点在乌克兰，有10人在临时职业下。 撤离1500多人</text:p>
      <text:p text:style-name="P4">
News Source: <text:a xlink:type="simple" xlink:href="https://armyinform.com.ua/2023/06/08/naslidky-teraktu-na-kahovskij-ges-pidtopleno-20-naselenyh-punktiv-evakujovano-majzhe-2000-osib/" text:style-name="Internet_20_link" text:visited-style-name="Visited_20_Internet_20_Link">
https://armyinform.com.ua/2023/06/08/naslidky-teraktu-na-kahovskij-ges-pidtopleno-20-naselenyh-punktiv-evakujovano-majzhe-2000-osib/</text:a>
</text:p>
      <!--NEWS-->
      <text:h text:style-name="P10" text:outline-level="1">
<text:span text:style-name="T4">
安娜·马利亚（Anna Malyar）讲述了前面的当前情况</text:span>
</text:h>
      <text:p text:style-name="P4">
作者: ['АРМІЯINFORM']</text:p>
      <text:p text:style-name="P4">
时间: 2023-06-08T62:00:00-04:00</text:p>
      <text:p text:style-name="P4">
描述: Ministan of Ministan of Ukraine Ganna Maryar Rospovil的代表讲述了很多情况，De ...与乌克兰2022年战争，与乌克兰与乌克兰的最新新闻，今天与乌克兰2022年的新闻战争，今天将在乌克兰和俄罗斯之间发动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6/malyar-1-960x540-1.jpg" text:style-name="Internet_20_link" text:visited-style-name="Visited_20_Internet_20_Link">
malyar-1-960x540-1.jpg</text:a>
']</text:p>
      <text:p text:style-name="P4">
标签: ['ГАННА МАЛЯР', 'СИТУАЦІЯ НА ФРОНТІ']</text:p>
      <text:p text:style-name="P4">
类别: News</text:p>
      <!--METADATA-->
      <text:p text:style-name="P4">
<draw:frame draw:style-name="fr1" draw:name="Image256" text:anchor-type="as-char" svg:width="6.9236in" svg:height="3.894525in" draw:z-index="0">
<draw:image xlink:href="../Images/AРМІЯINFORM/2023-06-08T62-00-00-04-00/malyar-1-960x540-1.jpg" xlink:type="simple" xlink:show="embed" xlink:actuate="onLoad" draw:mime-type="image/jpeg"/>
</draw:frame>
乌克兰国防部副部长安娜·马里亚尔(Anna Malyar)讲述了Nanapryamki的处境，我们部队的积极行动正在进行中，特别是在乌克兰东部和南部。</text:p>
      <text:p text:style-name="P4">
关于这个<text:a xlink:type="simple" xlink:href="https://t.me/annamaliar/822" text:style-name="Internet_20_link" text:visited-style-name="Visited_20_Internet_20_Link">
被引用</text:a>
在她的电报频道中。</text:p>
      <text:p text:style-name="P4">
“在<text:span text:style-name="T4">
 Bakhmutsky </text:span>
我们部队的方向正在进行中。 战斗继续。敌人试图进行进攻，但没有成功。 在<text:span text:style-name="T4">
 kupyansky，Shakhtarsky </text:span>
指示 - 敌人罢工航空，炮击。 在<text:span text:style-name="T4">
 Avdiivsky和Liman </text:span>
敌人会试图下台，但未成功。 在<text:span text:style-name="T4">
马林斯基 -  </text:span>
战斗中。我们的后卫在马林卡市击退了敌人的无数袭击，造成了他的巨大损失。”安娜·马里亚尔(Anna Malyar)说。</text:p>
      <text:p text:style-name="P4">
她补充说，在乌克兰南部，正在为<text:span text:style-name="T4">
 novopavlovsky </text:span>
方向争取更大的Novosilka。 在<text:span text:style-name="T4">
 Zaporizhzhya </text:span>
在主动防御中的Orkhovoroh区域的方向。</text:p>
      <text:p text:style-name="P4">
News Source: <text:a xlink:type="simple" xlink:href="https://armyinform.com.ua/2023/06/08/ganna-malyar-rozpovila-pro-aktualnu-sytuacziyu-na-fronti/" text:style-name="Internet_20_link" text:visited-style-name="Visited_20_Internet_20_Link">
https://armyinform.com.ua/2023/06/08/ganna-malyar-rozpovila-pro-aktualnu-sytuacziyu-na-fronti/</text:a>
</text:p>
      <!--NEWS-->
      <text:h text:style-name="P10" text:outline-level="1">
<text:span text:style-name="T4">
在部署武装部队时调整了大火：被拘留的俄罗斯特工</text:span>
</text:h>
      <text:p text:style-name="P4">
作者: ['АРМІЯINFORM']</text:p>
      <text:p text:style-name="P4">
时间: 2023-06-08T63:00:00-04:00</text:p>
      <text:p text:style-name="P4">
描述: vikrita shcherta的维克里塔（Vikrita Shcherta）在多奇尼（Donechini）的前线区域，Yak Vidslidkovuvaly ...与乌克兰2022年的战争，与乌克兰的最新新闻，今天与乌克兰2022年的新闻战争，今天与乌克兰的最新新闻进行战争，今天将在乌克兰之间进行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zavantazhennya-2.jpg" text:style-name="Internet_20_link" text:visited-style-name="Visited_20_Internet_20_Link">
zavantazhennya-2.jpg</text:a>
']</text:p>
      <text:p text:style-name="P4">
标签: ['АГЕНТ РФ', 'ВІЙНА', 'КОРИГУВАЛЬНИК ВОГНЮ', 'СБУ']</text:p>
      <text:p text:style-name="P4">
类别: News</text:p>
      <!--METADATA-->
      <text:p text:style-name="P4">
<draw:frame draw:style-name="fr1" draw:name="Image257" text:anchor-type="as-char" svg:width="6.9236in" svg:height="4.615733in" draw:z-index="0">
<draw:image xlink:href="../Images/AРМІЯINFORM/2023-06-08T63-00-00-04-00/zavantazhennya-2.jpg" xlink:type="simple" xlink:show="embed" xlink:actuate="onLoad" draw:mime-type="image/jpeg"/>
</draw:frame>
在顿涅茨克地区一线地区的另一个敌方线人暴露了，这是通过移动斯拉夫扬斯克·伊克拉曼斯克(Slavyansk Ikramatorsk)武装部队的路线来旅行的。</text:p>
      <text:p text:style-name="P4">
关于它<text:a xlink:type="simple" xlink:href="https://ssu.gov.ua/novyny/sbu-zatrymala-informatorku-fsb-yaka-zlyvala-okupantam-pozytsii-syl-oborony-poblyzu-slovianska-i-kramatorska" text:style-name="Internet_20_link" text:visited-style-name="Visited_20_Internet_20_Link">
报告</text:a>
乌克兰的安全服务。</text:p>
      <text:p text:style-name="P4">
根据调查，一名49岁的居民被拘留，并于2022年12月进行“合作”。</text:p>
      <text:p text:style-name="P4">
如图所述，通过使者传输给FSB的人收集的信息。</text:p>
      <text:p text:style-name="P4">
声明说：“入侵者需要情报在国防部队和行动柱的途径上准备大规模的空袭。”</text:p>
      <text:p text:style-name="P4">
在尝试将封闭信息传输给侵略者的过程中，将恶性因子拘留。</text:p>
      <text:p text:style-name="P4">
根据收集的证据，安全部门告知了Proop High的参与。 她现在被拘留。</text:p>
      <text:p text:style-name="P4">
News Source: <text:a xlink:type="simple" xlink:href="https://armyinform.com.ua/2023/06/08/koryguvala-vogon-po-misczyah-dyslokacziyi-zsu-zatrymano-rosijsku-agentku/" text:style-name="Internet_20_link" text:visited-style-name="Visited_20_Internet_20_Link">
https://armyinform.com.ua/2023/06/08/koryguvala-vogon-po-misczyah-dyslokacziyi-zsu-zatrymano-rosijsku-agentku/</text:a>
</text:p>
      <!--NEWS-->
      <text:h text:style-name="P10" text:outline-level="1">
<text:span text:style-name="T4">
自从大规模入侵“动作”开始出现了20多个电子服务以来 - 丹尼斯·史密斯（Denis Shmigal）</text:span>
</text:h>
      <text:p text:style-name="P4">
作者: ['АРМІЯINFORM']</text:p>
      <text:p text:style-name="P4">
时间: 2023-06-08T64:00:00-04:00</text:p>
      <text:p text:style-name="P4">
描述: 乌克兰的大规模发票中的乌克兰vid杯发起了“ Dia” Gzunki，这是与乌克兰2022年的战争，与乌克兰的战争是今天的最新新闻，这是与乌克兰2022年的新闻战争，今天是否会在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2/03/ac9d1692d5f828ad1aafc406fcd1877f06b3b092.jpg" text:style-name="Internet_20_link" text:visited-style-name="Visited_20_Internet_20_Link">
ac9d1692d5f828ad1aafc406fcd1877f06b3b092.jpg</text:a>
']</text:p>
      <text:p text:style-name="P4">
标签: ['ДЕНИС ШМИГАЛЬ', 'ДОДАТОК «ДІЯ»', 'ЦИФРОВІЗАЦІЯ']</text:p>
      <text:p text:style-name="P4">
类别: News</text:p>
      <!--METADATA-->
      <text:p text:style-name="P4">
<draw:frame draw:style-name="fr1" draw:name="Image258" text:anchor-type="as-char" svg:width="6.9236in" svg:height="5.189751in" draw:z-index="0">
<draw:image xlink:href="../Images/AРМІЯINFORM/2023-06-08T64-00-00-04-00/ac9d1692d5f828ad1aafc406fcd1877f06b3b092.jpg" xlink:type="simple" xlink:show="embed" xlink:actuate="onLoad" draw:mime-type="image/jpeg"/>
</draw:frame>
从大规模入侵的开始开始，乌克兰在现有工作中的“行动”中推出了20多个新的电子服务 - 今年的数量相同。</text:p>
      <text:p text:style-name="P4">
关于这位乌克兰丹尼斯·施米加尔(Denis Shmigal)总理<text:a xlink:type="simple" xlink:href="https://t.me/Denys_Smyhal/5332" text:style-name="Internet_20_link" text:visited-style-name="Visited_20_Internet_20_Link">
报道</text:a>
在电报中。</text:p>
      <text:p text:style-name="P4">
据他说，当局还在致力于建立政府中心，以取消部委的职能供应。 HRMIS系统也将开发，这将改善政府机构的人力资源管理。</text:p>
      <text:p text:style-name="P4">
总理强调，数字化将影响所有领域。</text:p>
      <text:p text:style-name="P4">
“我们的战略目标是为企业提供的所有顶级服务，公民必须是数字服务。 这将从根本上改变我们机构的质量，并消除滥用的空间。 同时，它将优化所有当局的工作。”</text:p>
      <text:p text:style-name="P4">
他强调，有效的数字状态是今年的十个政府优先事项之一。 在这种情况下，有三个关键领域：为公民和商业服务的数字化，这是一种有效的国家机构，可在现代模型上运作，并有效地管理国家财产，以提供公司治理的私有化和改革。</text:p>
      <text:p text:style-name="P4">
News Source: <text:a xlink:type="simple" xlink:href="https://armyinform.com.ua/2023/06/08/z-pochatku-shyrokomasshtabnogo-vtorgnennya-u-diyi-zyavylos-ponad-20-elektronnyh-poslug-denys-shmygal/" text:style-name="Internet_20_link" text:visited-style-name="Visited_20_Internet_20_Link">
https://armyinform.com.ua/2023/06/08/z-pochatku-shyrokomasshtabnogo-vtorgnennya-u-diyi-zyavylos-ponad-20-elektronnyh-poslug-denys-shmygal/</text:a>
</text:p>
      <!--NEWS-->
      <text:h text:style-name="P10" text:outline-level="1">
<text:span text:style-name="T4">
赫森地区的国家元首举行了一次会议，以消除后果</text:span>
</text:h>
      <text:p text:style-name="P4">
作者: ['АРМІЯINFORM']</text:p>
      <text:p text:style-name="P4">
时间: 2023-06-08T65:00:00-04:00</text:p>
      <text:p text:style-name="P4">
描述: 乌克兰总统沃罗迪米尔·泽伦斯基（Volodymyr Zelensky），雷·罗伯罗（Robocho）与雷神（Hersonskiy）的雷声...与乌克兰2022年的战争，今天与乌克兰的最新新闻，《与乌克兰新闻》（News War）的战争，今天与乌克兰2022年的新闻战争，乌克兰和俄罗斯与俄罗斯之间以及俄罗斯之间的战争将发生，当，当俄罗斯与俄罗斯之间的战争以及当，当，当，当，当俄罗斯与俄罗斯战争，当，当，当，当，当乌克兰的战争与乌克兰战争他们说，乌克兰在2022年是否会有一年的时间，在不久的将来是否会与乌克兰进行战争</text:p>
      <text:p text:style-name="P4">
图片: ['<text:a xlink:type="simple" xlink:href="https://armyinform.com.ua/wp-content/uploads/2023/06/zelensky.jpg" text:style-name="Internet_20_link" text:visited-style-name="Visited_20_Internet_20_Link">
zelensky.jpg</text:a>
']</text:p>
      <text:p text:style-name="P4">
标签: ['ВОЛОДИМИР ЗЕЛЕНСЬКИЙ', 'ГЕС', 'КАХОВСЬКА ГЕС', 'ХЕРСОНЩИНА']</text:p>
      <text:p text:style-name="P4">
类别: News</text:p>
      <!--METADATA-->
      <text:p text:style-name="P4">
<draw:frame draw:style-name="fr1" draw:name="Image259" text:anchor-type="as-char" svg:width="6.9236in" svg:height="3.894525in" draw:z-index="0">
<draw:image xlink:href="../Images/AРМІЯINFORM/2023-06-08T65-00-00-04-00/zelensky.jpg" xlink:type="simple" xlink:show="embed" xlink:actuate="onLoad" draw:mime-type="image/jpeg"/>
</draw:frame>
乌克兰Volodymyr Zelensky总裁在前往乌森地区的工作旅行时举行了一次协调会议，以消除Kakhovka水力发电厂的治疗后果。</text:p>
      <text:p text:style-name="P4">
他在[电报]中报告了这一点。(https://t.me/V_Zelenskiy_official/6509)“许多重要的问题：该地区的运营状况，这是灾难的结果，人口从潜在的洪水区域撤离，消除由大坝混乱引起的紧急情况，生命组织的紧急情况 - 洪水泛滥。 同样，该地区重建该地区的前景以及人类制作的katastrophe地区的作战军事局势。”国家负责人强调。</text:p>
      <text:p text:style-name="P4">
总统认为，重要的是要计算损失并分配资金，以赔偿灾难影响的居民，并为库尔森地区内企业的损失或放松赔偿的赔偿计划。</text:p>
      <text:p text:style-name="P4">
同样在赫尔森(Kherson)，沃迪米尔·泽伦斯基(Volodymyr Zelenskyy)参观了过境点，这是从被洪水淹没的领土上的人口。</text:p>
      <text:p text:style-name="P4">
“我们的任务是保护生活并尽可能帮助人们。 谢谢您和志愿者!谢谢所有参与这项工作的人!” -他说。</text:p>
      <text:p text:style-name="P4">
News Source: <text:a xlink:type="simple" xlink:href="https://armyinform.com.ua/2023/06/08/glava-derzhavy-na-hersonshhyni-proviv-naradu-z-likvidacziyi-naslidkiv-pidryvu-kahovskoyi-ges/" text:style-name="Internet_20_link" text:visited-style-name="Visited_20_Internet_20_Link">
https://armyinform.com.ua/2023/06/08/glava-derzhavy-na-hersonshhyni-proviv-naradu-z-likvidacziyi-naslidkiv-pidryvu-kahovskoyi-ges/</text:a>
</text:p>
      <!--NEWS-->
      <text:h text:style-name="P10" text:outline-level="1">
<text:span text:style-name="T4">
联合国将立即增加受害者的援助，从淹没乌克兰地区</text:span>
</text:h>
      <text:p text:style-name="P4">
作者: ['АРМІЯINFORM']</text:p>
      <text:p text:style-name="P4">
时间: 2023-06-08T66:00:00-04:00</text:p>
      <text:p text:style-name="P4">
描述: 乌克兰DMITRO KULEB执法报告的临界人士，联合国制度的协调员...与乌克兰2022年的战争，与乌克兰的最新新闻，今天与乌克兰2022年的新闻战争，乌克兰和俄罗斯之间的战争，乌克兰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6/1584082516-8668-e1686228548608.jpg" text:style-name="Internet_20_link" text:visited-style-name="Visited_20_Internet_20_Link">
1584082516-8668-e1686228548608.jpg</text:a>
']</text:p>
      <text:p text:style-name="P4">
标签: ['ВТОРГНЕННЯ РФ', 'ДМИТРО КУЛЕБА', 'ДОПОМОГА ПАРТНЕРІВ', 'КАХОВСЬКА ГЕС', 'ООН', 'СВІТ ПІДТРИМУЄ УКРАЇНУ']</text:p>
      <text:p text:style-name="P4">
类别: News</text:p>
      <!--METADATA-->
      <text:p text:style-name="P4">
<draw:frame draw:style-name="fr1" draw:name="Image260" text:anchor-type="as-char" svg:width="6.9236in" svg:height="3.767946in" draw:z-index="0">
<draw:image xlink:href="../Images/AРМІЯINFORM/2023-06-08T66-00-00-04-00/1584082516-8668-e1686228548608.jpg" xlink:type="simple" xlink:show="embed" xlink:actuate="onLoad" draw:mime-type="image/jpeg"/>
</draw:frame>
乌克兰Dmytro Kuleba的外交大臣和UNU在乌克兰，人道主义协调员Deniz Brown讨论了联合国副援助的加强，以克服俄罗斯恐怖主义行为的人道主义后果。</text:p>
      <text:p text:style-name="P4">
这在[语句]中说明了(https://mfa.gov.ua/news/zayava-za-pidsumkami-zustrichi-ministra-zakordonnih-sprav-ukrayini-dmitra-kulebi-z-koordinatorkoyu-sistemi-oon-v-ukrayini-gumanitarnoyu-koordinatorkoyu-deniz-braun)乌克兰外交部。</text:p>
      <text:p text:style-name="P4">
根据会议的结果，同意<text:span text:style-name="T4">
联合国将立即增加援助量</text:span>
，并向赫森和其他受害者派遣额外的部队。</text:p>
      <text:p text:style-name="P4">
此外，已经同意，联合国将立即在Zaporizhzhya和Kherson集团中形成，该组织将被送往左岸的被占领地区，以提供人道主义援助和撤离人的**，但前提是安全地运输到该领土乌克兰受控政府占领领土。</text:p>
      <text:p text:style-name="P4">
部长向联合国保证，乌克兰提供了联合国所有安全保证，可以在整个失败地区进行人道主义行动。</text:p>
      <text:p text:style-name="P4">
双方同意，一旦俄罗斯授予安全保证，提到的联合国部门将进入我们领土的受影响地区。 联合国目前正在从俄罗斯方面支付指定的担保，并进入受卡科夫斯基水力发电大坝影响的被占领领土。</text:p>
      <text:p text:style-name="P4">
News Source: <text:a xlink:type="simple" xlink:href="https://armyinform.com.ua/2023/06/08/oon-nevidkladno-zbilshyt-dopomogu-postrazhdalym-vid-zatoplennya-regionam-ukrayiny/" text:style-name="Internet_20_link" text:visited-style-name="Visited_20_Internet_20_Link">
https://armyinform.com.ua/2023/06/08/oon-nevidkladno-zbilshyt-dopomogu-postrazhdalym-vid-zatoplennya-regionam-ukrayiny/</text:a>
</text:p>
      <!--NEWS-->
      <text:h text:style-name="P10" text:outline-level="1">
<text:span text:style-name="T4">
为什么军事牧师拿武器</text:span>
</text:h>
      <text:p text:style-name="P4">
作者: ['Яна Задубінна']</text:p>
      <text:p text:style-name="P4">
时间: 2023-06-08T67:00:00-04:00</text:p>
      <text:p text:style-name="P4">
描述: -24凶猛的我在波里斯普斯基地区的葬礼上，蒂莎（Tisha）的Yaki Overhaw仪式...与乌克兰2022年的战争，与乌克兰的战争是今天的最新消息，这是今天与乌克兰2022年的新闻新闻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6/golovna_kapelan.jpg" text:style-name="Internet_20_link" text:visited-style-name="Visited_20_Internet_20_Link">
golovna_kapelan.jpg</text:a>
']</text:p>
      <text:p text:style-name="P4">
标签: ['ВІЙСЬКОВІ КАПЕЛАНИ', 'ВТОРГНЕННЯ РФ']</text:p>
      <text:p text:style-name="P4">
类别: News</text:p>
      <!--METADATA-->
      <text:p text:style-name="P4">
<draw:frame draw:style-name="fr1" draw:name="Image261" text:anchor-type="as-char" svg:width="6.9236in" svg:height="4.615733in" draw:z-index="0">
<draw:image xlink:href="../Images/AРМІЯINFORM/2023-06-08T67-00-00-04-00/golovna_kapelan.jpg" xlink:type="simple" xlink:show="embed" xlink:actuate="onLoad" draw:mime-type="image/jpeg"/>
</draw:frame>
 -  2月24日，我在Boryspil区的一次葬礼上，仪式的沉默突然炮击。 在撤离期间，一个女孩带着碎屑来找我：<text:span text:style-name="T4">
 <text:a xlink:type="simple" xlink:href="https://armyinform.com.ua/2023/06/08/batyushka-ty-ne-dasy-mene-zyisty-orkam-abo-chomu-kapelan-vzyav-do-ruk-zbroyu/" text:style-name="Internet_20_link" text:visited-style-name="Visited_20_Internet_20_Link">
父亲，你不给我吃饭吗？</text:a>
” </text:span>
那一刻，我意识到还有另一个维度，为了明天，我必须去芝麻菜，首先是因为我可以做到。 有牧师 - 鹰的管理员，但现在是其他人的时间 - 带有机枪，手枪和防弹背心，我自2014年以来就开始了，因为即使在那时，我也开始去战区。</text:p>
      <text:p text:style-name="P4">
News Source: <text:a xlink:type="simple" xlink:href="https://armyinform.com.ua/2023/06/08/chomu-vijskovyj-kapelan-vzyav-do-ruk-zbroyu/" text:style-name="Internet_20_link" text:visited-style-name="Visited_20_Internet_20_Link">
https://armyinform.com.ua/2023/06/08/chomu-vijskovyj-kapelan-vzyav-do-ruk-zbroyu/</text:a>
</text:p>
      <!--NEWS-->
      <text:h text:style-name="P10" text:outline-level="1">
<text:span text:style-name="T4">
Kherson地区有用于消毒饮用水的杀菌剂 -  MOH</text:span>
</text:h>
      <text:p text:style-name="P4">
作者: ['АРМІЯINFORM']</text:p>
      <text:p text:style-name="P4">
时间: 2023-06-08T68:00:00-04:00</text:p>
      <text:p text:style-name="P4">
描述: 在Khersonshchini的pidtopolnic Teriterias上，Isnuu rizik viniknia infterichichichichich。 Svy ...与乌克兰2022年的战争，与乌克兰的最新新闻，今天与乌克兰的新闻战争，今天的最后一场战争，今天将在乌克兰和俄罗斯之间发动战争，当2022年与乌克兰的战争将是他们说，在不久的将来与乌克兰发动了战争</text:p>
      <text:p text:style-name="P4">
图片: ['<text:a xlink:type="simple" xlink:href="https://armyinform.com.ua/wp-content/uploads/2023/06/630_360_1548842718-832.jpg" text:style-name="Internet_20_link" text:visited-style-name="Visited_20_Internet_20_Link">
630_360_1548842718-832.jpg</text:a>
']</text:p>
      <text:p text:style-name="P4">
标签: ['STOPRUSSIA', 'АГРЕСІЯ РФ', 'ВТОРГНЕННЯ РФ', 'КАХОВСЬКА ГЕС', 'МОЗ УКРАЇНИ']</text:p>
      <text:p text:style-name="P4">
类别: News</text:p>
      <!--METADATA-->
      <text:p text:style-name="P4">
<draw:frame draw:style-name="fr1" draw:name="Image262" text:anchor-type="as-char" svg:width="6.9236in" svg:height="3.956343in" draw:z-index="0">
<draw:image xlink:href="../Images/AРМІЯINFORM/2023-06-08T68-00-00-04-00/630_360_1548842718-832.jpg" xlink:type="simple" xlink:show="embed" xlink:actuate="onLoad" draw:mime-type="image/jpeg"/>
</draw:frame>
说明性照片</text:p>
      <text:p text:style-name="P4">
在赫森地区淹没的地区，有传染性的尾巴风险。 它是一组急性肠道感染，包括霍乱。不安全感与饮用水的质量有关。 毕竟，此类物体的洪水泛滥，厕所，田野，垃圾填埋场具有传播病毒肝炎，心掌症和其他急性感染疾病的风险。</text:p>
      <text:p text:style-name="P4">
关于它<text:a xlink:type="simple" xlink:href="https://moz.gov.ua/article/news/hersonschina-zabezpechena-baktericidnimi-zasobami-dlja-znezarazhennja-pitnoi-vodi" text:style-name="Internet_20_link" text:visited-style-name="Visited_20_Internet_20_Link">
报告</text:a>
乌克兰卫生部。</text:p>
      <text:p text:style-name="P4">
“我们有足够的药用诊断产品来引起任何急性肠道感染。 我们不排除水与水后可能发生的平均传染病。 就我们而言，提高了适当的控制权，并完成了一切，以免这种情况发生。 卫生保健系统已准备就绪。</text:p>
      <text:p text:style-name="P4">
洪水淹没领土的监测和流行监督进行了控制和预防疾病的专家。 目前，已动员了6个观察和控制的6个专家组。 特别是，专家从河流和井中选择水，有助于对井的消毒，这些水经历了洪水，并告知了人们预防肠道感染的方式。</text:p>
      <text:p text:style-name="P4">
在Kherson和Mykolaiv地区，杀菌片已被重新分配以消毒饮用水。 杀菌剂的库存足以提供Kherson地区至少2个月。</text:p>
      <text:p text:style-name="P4">
控制和预防疾病中心的专家将帮助人们对经历过洪水的惊讶房屋的水和表面进行消毒。</text:p>
      <text:p text:style-name="P4">
通常，表面储层和饮用水的研究是通过几个指标进行的：微生物和病毒学，卫生化学化学的(硬度，盐，矿物质等。)，毒理学(化学物质的含量，毒药)，固有的石油产品或表面活性剂。</text:p>
      <text:p text:style-name="P4">
News Source: <text:a xlink:type="simple" xlink:href="https://armyinform.com.ua/2023/06/08/hersonshhyna-zabezpechena-bakteryczydnymy-zasobamy-dlya-znezarazhennya-pytnoyi-vody-moz/" text:style-name="Internet_20_link" text:visited-style-name="Visited_20_Internet_20_Link">
https://armyinform.com.ua/2023/06/08/hersonshhyna-zabezpechena-bakteryczydnymy-zasobamy-dlya-znezarazhennya-pytnoyi-vody-moz/</text:a>
</text:p>
      <!--NEWS-->
      <text:h text:style-name="P10" text:outline-level="1">
<text:span text:style-name="T4">
据报道，顿涅茨克地区的一名消防和救援部队的14名员工已被报道</text:span>
</text:h>
      <text:p text:style-name="P4">
作者: ['АРМІЯINFORM']</text:p>
      <text:p text:style-name="P4">
时间: 2023-06-08T69:00:00-04:00</text:p>
      <text:p text:style-name="P4">
描述: 缺席的DBR Pratsikhniki在Pereniyradi的Pereniyradi 14 prazikyniks上围绕着Pydozra，与2022年与乌克兰的战争，与乌克兰的最新新闻，《与乌克兰2022年的新闻战争》，今天上次与乌克兰的新闻战争，乌克兰和俄罗斯和俄罗斯之间以及乌克兰和俄罗斯之间的战争将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povidomleno-pro-pidozru-400x250-7bc.jpg" text:style-name="Internet_20_link" text:visited-style-name="Visited_20_Internet_20_Link">
povidomleno-pro-pidozru-400x250-7bc.jpg</text:a>
']</text:p>
      <text:p text:style-name="P4">
标签: ['STOPRUSSIA', 'АГРЕСІЯ РФ', 'ВТОРГНЕННЯ РФ']</text:p>
      <text:p text:style-name="P4">
类别: News</text:p>
      <!--METADATA-->
      <text:p text:style-name="P4">
<draw:frame draw:style-name="fr1" draw:name="Image263" text:anchor-type="as-char" svg:width="6.9236in" svg:height="4.32725in" draw:z-index="0">
<draw:image xlink:href="../Images/AРМІЯINFORM/2023-06-08T69-00-00-04-00/povidomleno-pro-pidozru-400x250-7bc.jpg" xlink:type="simple" xlink:show="embed" xlink:actuate="onLoad" draw:mime-type="image/jpeg"/>
</draw:frame>
DBR员工告知人们涉嫌叛国罪从顿涅茨克地区的消防和救援部队中叛国。</text:p>
      <text:p text:style-name="P4">
发现其中一名消防和救援部队的前雇员支持占领顿涅茨克地区的河口。 他们共同改用了“服务”，以根据俄罗斯联邦法律生效的“ DNR的MC”。</text:p>
      <text:p text:style-name="P4">
在纽约市占领之后，利马的员工找到了MCS DNR标志的文件和摘录，这些文件和摘录确认了涉及冲刺人的人的服务。 Samiritators与占领者逃离。</text:p>
      <text:p text:style-name="P4">
前执法人员涉嫌合作。</text:p>
      <text:p text:style-name="P4">
该文章的制裁规定，最高有15年的监禁。 程序主义由顿涅茨克地区检察官办公室进行。</text:p>
      <text:p text:style-name="P4">
<text:span text:style-name="T4">
来源：</text:span>
 <text:a xlink:type="simple" xlink:href="https://dbr.gov.ua/news/dbr-vikrila-na-derzhavnij-zradi-shhe-14-ryatuvalnikiv-z-donechchini" text:style-name="Internet_20_link" text:visited-style-name="Visited_20_Internet_20_Link">
<text:span text:style-name="T5">
dbr</text:span>
</text:a>
</text:p>
      <text:p text:style-name="P4">
News Source: <text:a xlink:type="simple" xlink:href="https://armyinform.com.ua/2023/06/08/povidomleno-pro-pidozru-u-derzhzradi-14-praczivnykam-odnogo-z-pozhezhno-ryatuvalnyh-zagoniv-donechchyny/" text:style-name="Internet_20_link" text:visited-style-name="Visited_20_Internet_20_Link">
https://armyinform.com.ua/2023/06/08/povidomleno-pro-pidozru-u-derzhzradi-14-praczivnykam-odnogo-z-pozhezhno-ryatuvalnyh-zagoniv-donechchyny/</text:a>
</text:p>
      <!--NEWS-->
      <text:h text:style-name="P10" text:outline-level="1">
<text:span text:style-name="T4">
5月，重返社会部将2080万Hryvnias转移给了流离失所者</text:span>
</text:h>
      <text:p text:style-name="P4">
作者: ['АРМІЯINFORM']</text:p>
      <text:p text:style-name="P4">
时间: 2023-06-08T6:00:00-04:00</text:p>
      <text:p text:style-name="P4">
描述: Minretegraziyuvyuvati groshi on Vipayti人，Yaki Vihakhaili ...与乌克兰2022年的战争，与乌克兰的最新新闻，今天与乌克兰的新闻战争，今天与乌克兰的新闻战争，今天上次与乌克兰的新闻战，乌克兰和俄罗斯之间的战争将在20222年与乌克兰之间发生战争他们说，与否，在不久的将来，乌克兰与乌克兰的战争，今天的乌克兰新闻，乌克兰的新闻，乌克兰的新闻在俄罗斯的乌克兰新闻</text:p>
      <text:p text:style-name="P4">
图片: ['<text:a xlink:type="simple" xlink:href="https://armyinform.com.ua/wp-content/uploads/2023/06/pereselenczi.jpeg" text:style-name="Internet_20_link" text:visited-style-name="Visited_20_Internet_20_Link">
pereselenczi.jpeg</text:a>
']</text:p>
      <text:p text:style-name="P4">
标签: []</text:p>
      <text:p text:style-name="P4">
类别: News</text:p>
      <!--METADATA-->
      <text:p text:style-name="P4">
<draw:frame draw:style-name="fr1" draw:name="Image264" text:anchor-type="as-char" svg:width="6.9236in" svg:height="4.330592in" draw:z-index="0">
<draw:image xlink:href="../Images/AРМІЯINFORM/2023-06-08T6-00-00-04-00/pereselenczi.jpeg" xlink:type="simple" xlink:show="embed" xlink:actuate="onLoad" draw:mime-type="image/jpeg"/>
</draw:frame>
照片：Unian</text:p>
      <text:p text:style-name="P4">
重返社会部继续将资金转移给付费的人，那些将乌克兰麻醉的人带到了撤离火车上。 从该部的去年开始，该部还指导向公民付款的资金，优质的evacoavtobus。</text:p>
      <text:p text:style-name="P4">
到达站的撤离站被州的乌克西特·财政援助的移动分支机构收到。 成年人的2000名HRYVNIA，儿童和残疾人的薪水为3,000。</text:p>
      <text:p text:style-name="P4">
<text:a xlink:type="simple" xlink:href="https://minre.gov.ua/2023/06/07/u-travni-minreintegracziyi-pererahuvalo-208-mln-gryven-na-groshovu-dopomogu-evakujovanym-pereselenczyam/" text:style-name="Internet_20_link" text:visited-style-name="Visited_20_Internet_20_Link">
出版物</text:a>
在乌克兰暂时占领领土的重新融入部的官方网站上。</text:p>
      <text:p text:style-name="P4">
为了确保5月的此类付款，将重返社会部发送给了敖德萨，Zhytomyr，dnipropetrovsk，Khmelnitsky和乌克兰的LVIV局的帐户2080万hryvnias。</text:p>
      <text:p text:style-name="P4">
重返社会部提醒撤离是免费的。 对于先前的记录，您必须联系地方当局。</text:p>
      <text:p text:style-name="P4">
您还可以报告撤离24小时热线重新整合：15-48。 通过MessengersWhatsApp/Telegram/Viber实际编号：(096)078-84-33。</text:p>
      <text:p text:style-name="P4">
News Source: <text:a xlink:type="simple" xlink:href="https://armyinform.com.ua/2023/06/08/u-travni-minreintegracziyi-pererahuvalo-208-mln-gryven-na-groshovu-dopomogu-evakujovanym-pereselenczyam/" text:style-name="Internet_20_link" text:visited-style-name="Visited_20_Internet_20_Link">
https://armyinform.com.ua/2023/06/08/u-travni-minreintegracziyi-pererahuvalo-208-mln-gryven-na-groshovu-dopomogu-evakujovanym-pereselenczyam/</text:a>
</text:p>
      <!--NEWS-->
      <text:h text:style-name="P10" text:outline-level="1">
<text:span text:style-name="T4">
Cherkasy地区炮击：Uman被火箭特征所在地的火灾淘汰</text:span>
</text:h>
      <text:p text:style-name="P4">
作者: Ukrinform (Person)</text:p>
      <text:p text:style-name="P4">
出版商: Укринформ (Organization)</text:p>
      <text:p text:style-name="P4">
出版时间: 2023-06-08T6:42:00+03:00</text:p>
      <text:p text:style-name="P4">
修改时间: 2023-06-08T22:42:00+03:00</text:p>
      <text:p text:style-name="P4">
描述: 在切尔卡斯加地区的乌曼（Uman），消除了俄罗斯军队的火箭袭击后引起的大火。  - 乌克林。</text:p>
      <text:p text:style-name="P4">
图片: ['<text:a xlink:type="simple" xlink:href="https://static.ukrinform.com/photos/2023_06/thumb_files/630_360_1686258206-247.jpg" text:style-name="Internet_20_link" text:visited-style-name="Visited_20_Internet_20_Link">
630_360_16862...</text:a>
']</text:p>
      <text:p text:style-name="P4">
标签: ['Черкащина', 'Обстріл', 'Пожежа', 'Війна з Росією']</text:p>
      <text:p text:style-name="P4">
类型: Article</text:p>
      <!--METADATA-->
      <text:p text:style-name="P4">
<draw:frame draw:style-name="fr1" draw:name="Image265" text:anchor-type="as-char" svg:width="6.9236in" svg:height="3.956343in" draw:z-index="0">
<draw:image xlink:href="../Images/yкринформ/2023-06-08T6-42-00-03-00/630_360_1686258206-247.jpg" xlink:type="simple" xlink:show="embed" xlink:actuate="onLoad" draw:mime-type="image/jpeg"/>
</draw:frame>
在乌曼卡斯克地区，俄罗斯军队一侧的火箭袭击被淘汰后引起了大火。</text:p>
      <text:p text:style-name="P4">
关于<text:a xlink:type="simple" xlink:href="https://t.me/mvs_ukraine/26151" text:style-name="Internet_20_link" text:visited-style-name="Visited_20_Internet_20_Link">
电报</text:a>
乌克林福姆报道，内政部报告。</text:p>
      <text:p text:style-name="P4">
帖子写道：“ Uman：消防员消除了由火箭中风造成的火灾。”</text:p>
      <text:p text:style-name="P4">
根据执法人员的说法，工业设施的洗车场被破坏了。</text:p>
      <text:p text:style-name="P4">
八人受伤，加入了内政部。</text:p>
      <text:p text:style-name="P4">
<text:span text:style-name="T4">
另请阅读：</text:span>
 <text:a xlink:type="simple" xlink:href="https://www.ukrinform.ua/rubric-ato/3719771-vorog-zavdav-raketnih-udariv-po-harkivsini.html" text:style-name="Internet_20_link" text:visited-style-name="Visited_20_Internet_20_Link">
敌人在哈尔基夫地区击中了火箭击中</text:a>
据报道，<text:a xlink:type="simple" xlink:href="https://www.ukrinform.ua/rubric-ato/3720297-rosia-zavdala-udaru-po-umansini-visim-ludej-poraneni-ova.html" text:style-name="Internet_20_link" text:visited-style-name="Visited_20_Internet_20_Link">
俄罗斯入侵者击中了火箭中风</text:a>
在Cherkasy地区的Uman区，八人受伤，其中2人处于严重状态。</text:p>
      <text:p text:style-name="P4">
<text:span text:style-name="T5">
foto：cherkasy ova</text:span>
</text:p>
      <text:p text:style-name="P4">
News Source: <text:a xlink:type="simple" xlink:href="https://www.ukrinform.ua/rubric-ato/3720309-obstril-cerkasini-v-umani-likviduvali-pozezi-na-misci-raketnih-vlucan.html" text:style-name="Internet_20_link" text:visited-style-name="Visited_20_Internet_20_Link">
https://www.ukrinform.ua/rubric-ato/3720309-obstril-cerkasini-v-umani-likviduvali-pozezi-na-misci-raketnih-vlucan.html</text:a>
</text:p>
      <!--NEWS-->
      <text:h text:style-name="P10" text:outline-level="1">
<text:span text:style-name="T4">
LVIV区域紧急医疗援助中心已将人道主义援助转移到Kherson地区</text:span>
</text:h>
      <text:p text:style-name="P4">
作者: ['АРМІЯINFORM']</text:p>
      <text:p text:style-name="P4">
时间: 2023-06-08T70:00:00-04:00</text:p>
      <text:p text:style-name="P4">
描述: 在俄罗斯联合会大型发票的玉米棒上，Lvivsky的《狮子的振荡》……与乌克兰2022年的战争，与乌克兰的战争是今天的最新消息，这是今天与乌克兰2022年的新闻新闻，乌克兰与俄罗斯之间会发生战争吗？当与乌克兰与乌克兰的战争在不久的将来是否会与乌克兰进行战争，与乌克兰的战争，今天的乌克兰新闻，乌克兰新闻，乌克兰新闻，俄罗斯的乌克兰媒体将在俄罗斯</text:p>
      <text:p text:style-name="P4">
图片: ['<text:a xlink:type="simple" xlink:href="https://armyinform.com.ua/wp-content/uploads/2023/06/photo_2023-06-08_16-59-18.jpg" text:style-name="Internet_20_link" text:visited-style-name="Visited_20_Internet_20_Link">
photo_2023-06-08_16-59-18.jpg</text:a>
']</text:p>
      <text:p text:style-name="P4">
标签: ['STOPRUSSIA', 'АГРЕСІЯ РФ', 'ВТОРГНЕННЯ РФ', 'КАХОВСЬКА ГЕС']</text:p>
      <text:p text:style-name="P4">
类别: News</text:p>
      <!--METADATA-->
      <text:p text:style-name="P4">
<draw:frame draw:style-name="fr1" draw:name="Image266" text:anchor-type="as-char" svg:width="6.9236in" svg:height="4.615733in" draw:z-index="0">
<draw:image xlink:href="../Images/AРМІЯINFORM/2023-06-08T70-00-00-04-00/photo_2023-06-08_16-59-18.jpg" xlink:type="simple" xlink:show="embed" xlink:actuate="onLoad" draw:mime-type="image/jpeg"/>
</draw:frame>
在大规模入侵俄罗斯联邦的开始时，代表乌尔维(Ulvee)地区紧急医疗援助中心LVIV OVA，他们开始形成首次需要紧急情况的战略性库存。</text:p>
      <text:p text:style-name="P4">
关于它<text:a xlink:type="simple" xlink:href="https://t.me/shtab_kakhovska_hes/182" text:style-name="Internet_20_link" text:visited-style-name="Visited_20_Internet_20_Link">
报告</text:a>
俄罗斯恐怖分子消除了卡科夫斯卡亚水力发电站的总部。</text:p>
      <text:p text:style-name="P4">
在人道主义援助中，有450盒单个家庭套件，这些套件成立了四人一周。</text:p>
      <text:p text:style-name="P4">
饮用水箱，洗涤剂和卫生产品，洗粉，尿布，毛巾，供暖产品，首先需要转移(牙刷，糊状等。)，现场产科试剂盒，抗生素集，抗真菌药物等。</text:p>
      <text:p text:style-name="P4">
“首先，在没有中等医疗基础设施的领土上所需的抗生素，淹没，破坏了，而在卡科夫卡储藏室的情况令人震惊，导致了传染性控制和进入的问题饮用水，”  - 主任安德里·瓦斯科医疗保健。</text:p>
      <text:p text:style-name="P4">
News Source: <text:a xlink:type="simple" xlink:href="https://armyinform.com.ua/2023/06/08/lvivskyj-oblasnyj-czentr-ekstrenoyi-medychnoyi-dopomogy-peredav-gumanitarnu-dopomogu-hersonshhyni/" text:style-name="Internet_20_link" text:visited-style-name="Visited_20_Internet_20_Link">
https://armyinform.com.ua/2023/06/08/lvivskyj-oblasnyj-czentr-ekstrenoyi-medychnoyi-dopomogy-peredav-gumanitarnu-dopomogu-hersonshhyni/</text:a>
</text:p>
      <!--NEWS-->
      <text:h text:style-name="P10" text:outline-level="1">
<text:span text:style-name="T4">
Volodymyr Zelenskyy由于Kakhovskaya水力发电厂的破坏而访问了受害者</text:span>
</text:h>
      <text:p text:style-name="P4">
作者: ['АРМІЯINFORM']</text:p>
      <text:p text:style-name="P4">
时间: 2023-06-08T71:00:00-04:00</text:p>
      <text:p text:style-name="P4">
描述: 乌克兰总统沃罗迪米尔·泽伦斯基（Volodymyr Zelensky），雷·罗伯罗（Robocho）与雷神（Hersonskiy）的雷声...与乌克兰2022年的战争，今天与乌克兰的最新新闻，《与乌克兰新闻》（News War）的战争，今天与乌克兰2022年的新闻战争，乌克兰和俄罗斯与俄罗斯之间以及俄罗斯之间的战争将发生，当，当俄罗斯与俄罗斯之间的战争以及当，当，当，当，当俄罗斯与俄罗斯战争，当，当，当，当，当乌克兰的战争与乌克兰战争他们说，乌克兰在2022年是否会有一年的时间，在不久的将来是否会与乌克兰进行战争</text:p>
      <text:p text:style-name="P4">
图片: []</text:p>
      <text:p text:style-name="P4">
标签: ['STOPRUSSIA', 'АГРЕСІЯ РФ', 'ВОЛОДИМИР ЗЕЛЕНСЬКИЙ', 'ВТОРГНЕННЯ РФ']</text:p>
      <text:p text:style-name="P4">
类别: News</text:p>
      <!--METADATA-->
      <text:p text:style-name="P4">
乌克兰Volodymyr Zelenskyy总裁<text:a xlink:type="simple" xlink:href="https://armyinform.com.ua/2023/06/08/glava-derzhavy-na-hersonshhyni-proviv-naradu-z-likvidacziyi-naslidkiv-pidryvu-kahovskoyi-ges/" text:style-name="Internet_20_link" text:visited-style-name="Visited_20_Internet_20_Link">
而</text:a>
参观赫森地区，参观了医疗机构的库尔森(Kherson)Basiodny的疏散点，并与受到卡科夫卡水电站(Kakhovka Hydreelectric Power Station)破坏的人进行了交谈。</text:p>
      <text:p text:style-name="P4">
他<text:a xlink:type="simple" xlink:href="https://t.me/V_Zelenskiy_official/6511" text:style-name="Internet_20_link" text:visited-style-name="Visited_20_Internet_20_Link">
报告</text:a>
在电报中。</text:p>
      <text:p text:style-name="P4">
“您现在正在经历这个困难的测试。 我们将提供帮助，我们将重建所需的一切。 谢谢，祝您健康。</text:p>
      <text:p text:style-name="P4">
我要感谢医疗机构的所有工作人员的工作，即使在炮击下也是英勇的人。”国家负责人强调。</text:p>
      <text:p text:style-name="P4">
News Source: <text:a xlink:type="simple" xlink:href="https://armyinform.com.ua/2023/06/08/volodymyr-zelenskyj-vidvidav-postrazhdalyh-vnaslidok-rujnuvannya-kahovskoyi-ges/" text:style-name="Internet_20_link" text:visited-style-name="Visited_20_Internet_20_Link">
https://armyinform.com.ua/2023/06/08/volodymyr-zelenskyj-vidvidav-postrazhdalyh-vnaslidok-rujnuvannya-kahovskoyi-ges/</text:a>
</text:p>
      <!--NEWS-->
      <text:h text:style-name="P10" text:outline-level="1">
<text:span text:style-name="T4">
那是在Dniep​​er的口中发生的 - 目击者评论</text:span>
</text:h>
      <text:p text:style-name="P4">
作者: ['АРМІЯINFORM']</text:p>
      <text:p text:style-name="P4">
时间: 2023-06-08T72:00:00-04:00</text:p>
      <text:p text:style-name="P4">
描述: https://youtu.be/u7_auzql6pg在DNISPRA的水域，Bilya Khersonsky City Kizomis，...与乌克兰2022年的战争，与乌克兰的战争，今天与乌克兰的最新新闻战争，乌克兰新闻，乌克兰新闻2022年，乌克兰和乌克兰之间的战争将于乌克兰和乌克兰之间发生战争俄罗斯和俄罗斯以及2022年与乌克兰的战争将在不久的将来与乌克兰战争，乌克兰与乌克兰的战争，今天的乌克兰新闻，乌克兰的新闻，乌克兰媒体在俄罗斯的乌克兰新闻</text:p>
      <text:p text:style-name="P4">
图片: []</text:p>
      <text:p text:style-name="P4">
标签: ['STOPRUSSIA', 'АГРЕСІЯ РФ', 'ВТОРГНЕННЯ РФ']</text:p>
      <text:p text:style-name="P4">
类别: News</text:p>
      <!--METADATA-->
      <text:p text:style-name="P4">
在Kizomis的赫尔森村附近的Dniep​​er的水域中，由于Kakhovskaya Hins的结果，死动物的尸体和许多不同的污垢开始出现。</text:p>
      <text:p text:style-name="P4">
在伪“祖父”中，一个关于当前村庄的伪造辩方旅的泰辛格军人。</text:p>
      <text:p text:style-name="P4">
“在我们地区，水已经在15-20厘米处上升。 这可能会导致管道充血，而这又可以防止水急剧提升。 考虑到这些管道一次被替换，这些交通拥堵也将是可以在任何时候爆炸并导致人民的另一场破坏和死亡的矿山。”</text:p>
      <text:p text:style-name="P4">
一个单独的问题是死动物和水中的鱼的外观。 他们的身体已经开始分解。 将来，它可能导致环境灾难。</text:p>
      <text:p text:style-name="P4">
News Source: <text:a xlink:type="simple" xlink:href="https://armyinform.com.ua/2023/06/08/shho-vidbuvayetsya-u-gyrli-dnipra-komentar-ochevydczya/" text:style-name="Internet_20_link" text:visited-style-name="Visited_20_Internet_20_Link">
https://armyinform.com.ua/2023/06/08/shho-vidbuvayetsya-u-gyrli-dnipra-komentar-ochevydczya/</text:a>
</text:p>
      <!--NEWS-->
      <text:h text:style-name="P10" text:outline-level="1">
<text:span text:style-name="T4">
占领者对居民的影响很快</text:span>
</text:h>
      <text:p text:style-name="P4">
作者: ['АРМІЯINFORM']</text:p>
      <text:p text:style-name="P4">
时间: 2023-06-08T73:00:00-04:00</text:p>
      <text:p text:style-name="P4">
描述: 在提交了蒂姆乔斯沃永恒的乌克兰人的阿里迪卡利的罗西斯卡·普尔滕（Rosiyska Percens）之后...与乌克兰2022年的战争，与乌克兰的最新新闻战争，今天与乌克兰2022年的新闻战争，今天，乌克兰和俄罗斯之间的战争将是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2/12/photo_2022-12-15_11-20-13.jpg" text:style-name="Internet_20_link" text:visited-style-name="Visited_20_Internet_20_Link">
photo_2022-12-15_11-20-13.jpg</text:a>
']</text:p>
      <text:p text:style-name="P4">
标签: ['ГАННА МАЛЯР', 'РОСІЙСЬКО-ОКУПАЦІЙНІ ВІЙСЬКА', 'ТОТ']</text:p>
      <text:p text:style-name="P4">
类别: News</text:p>
      <!--METADATA-->
      <text:p text:style-name="P4">
<draw:frame draw:style-name="fr1" draw:name="Image267" text:anchor-type="as-char" svg:width="6.9236in" svg:height="4.615733in" draw:z-index="0">
<draw:image xlink:href="../Images/AРМІЯINFORM/2023-06-08T73-00-00-04-00/photo_2022-12-15_11-20-13.jpg" xlink:type="simple" xlink:show="embed" xlink:actuate="onLoad" draw:mime-type="image/jpeg"/>
</draw:frame>
 Заступник Міністраоборони Ганна Маляр. Фото Дмитра Юрченка.</text:p>
      <text:p text:style-name="P4">
Вплив російських окупаційних адміністрацій на тимчасово окупованій територіїУкраїни стрімко знижується через їхню нездатність підтримувати прийнятнийрівень життєзабезпечення місцевого населення.</text:p>
      <text:p text:style-name="P4">
Про це заступник Міністра оборони України Ганна Маляр<text:a xlink:type="simple" xlink:href="https://t.me/annamaliar/820" text:style-name="Internet_20_link" text:visited-style-name="Visited_20_Internet_20_Link">
написала</text:a>
在他的电报中。</text:p>
      <text:p text:style-name="P4">
特别是，在Zaporizhhya Icherson地区的许多暂时占领的定居点中，当地居民表明，忽略了眼部政府的命令，并表达了对俄罗斯宣传的不信任。</text:p>
      <text:p text:style-name="P4">
根据安娜·马利亚(Anna Malyar)的说法，关于前线情况以及俄罗斯占领后果的真实信息正在增加，而俄罗斯人的占领数量也在增加。</text:p>
      <text:p text:style-name="P4">
为了抵消这些趋势，俄罗斯占领部队的指挥被持有严格的大规模惩罚性行动。</text:p>
      <text:p text:style-name="P4">
“上周，Zaporozhye地区暂时占领领土的基里洛夫卡(Kirillovka)被俄罗斯军方包围，在此期间，当地人口的全部过滤，对当地基础设施的对象和公民的房屋进行了搜索，”  - 说。”防御乌克兰。</text:p>
      <text:p text:style-name="P4">
她补充说，由FSB代表收集的公民正在收集信息，特别是仔细检查(带来)维持工业职位。</text:p>
      <text:p text:style-name="P4">
“在大多数情况下，占领者立即被拘留并出口进行审讯。 他们中的一些人在审讯后回到了永久居住地，他们的命运仍然未知。”她的帖子写道。</text:p>
      <text:p text:style-name="P4">
News Source: <text:a xlink:type="simple" xlink:href="https://armyinform.com.ua/2023/06/08/vplyv-okupantiv-na-zhyteliv-tot-strimko-znyzhuyetsya-vony-vdayutsya-do-karalnyh-akczij-ganna-malyar/" text:style-name="Internet_20_link" text:visited-style-name="Visited_20_Internet_20_Link">
https://armyinform.com.ua/2023/06/08/vplyv-okupantiv-na-zhyteliv-tot-strimko-znyzhuyetsya-vony-vdayutsya-do-karalnyh-akczij-ganna-malyar/</text:a>
</text:p>
      <!--NEWS-->
      <text:h text:style-name="P10" text:outline-level="1">
<text:span text:style-name="T4">
26战斗发生在敌人的主要努力方向上</text:span>
</text:h>
      <text:p text:style-name="P4">
作者: ['АРМІЯINFORM']</text:p>
      <text:p text:style-name="P4">
时间: 2023-06-08T74:00:00-04:00</text:p>
      <text:p text:style-name="P4">
描述: Rosisska Federals Pid Hour Vinasta Ignoru，福音，人道主义法，...与乌克兰2022年的战争，与乌克兰的最新消息，今天与乌克兰的最新新闻，今天与乌克兰2022年的新闻战争，乌克兰与俄罗斯与俄罗斯之间以及俄罗斯之间以及俄罗斯之间的战争，当他们说，乌克兰在2022年是否会有一年的时间，在不久的将来是否会与乌克兰进行战争</text:p>
      <text:p text:style-name="P4">
图片: ['<text:a xlink:type="simple" xlink:href="https://armyinform.com.ua/wp-content/uploads/2023/06/7-18.jpg" text:style-name="Internet_20_link" text:visited-style-name="Visited_20_Internet_20_Link">
7-18.jpg</text:a>
']</text:p>
      <text:p text:style-name="P4">
标签: ['STOPRUSSIA', 'АГРЕСІЯ РФ', 'ВТОРГНЕННЯ РФ', 'ГШ ЗСУ']</text:p>
      <text:p text:style-name="P4">
类别: News</text:p>
      <!--METADATA-->
      <text:p text:style-name="P4">
<draw:frame draw:style-name="fr1" draw:name="Image268" text:anchor-type="as-char" svg:width="6.9236in" svg:height="4.586885in" draw:z-index="0">
<draw:image xlink:href="../Images/AРМІЯINFORM/2023-06-08T74-00-00-04-00/7-18.jpg" xlink:type="simple" xlink:show="embed" xlink:actuate="onLoad" draw:mime-type="image/jpeg"/>
</draw:frame>
Ілюстративне фото</text:p>
      <text:p text:style-name="P4">
Російська федерація під час війни повністю ігнорує Міжнародне гуманітарнеправо, продовжує застосовувати тактику терору та створює катастрофічніситуації на території України.</text:p>
      <text:p text:style-name="P4">
Протягом доби противник завдав 1 ракетного та 27 авіаційних ударів, здійснивблизько 30 обстрілів з реактивних систем залпового вогню по позиціях нашихвійськ та населених пунктах.</text:p>
      <text:p text:style-name="P4">
Ймовірність завдання ракетних та авіаційних ударів по всій території Українизалишається дуже високою.</text:p>
      <text:p text:style-name="P4">
Противник зосереджує основні зусилля на Лиманському, Бахмутському,Авдіївському та Мар’їнському напрямках, тривають важкі бої за кожен квадратнийметр. Протягом цієї доби на зазначених ділянках фронту відбулось 26 бойовихзіткнень.</text:p>
      <text:p text:style-name="P4">
<text:span text:style-name="T4">
Джерело:</text:span>
 <text:span text:style-name="T5">
<text:a xlink:type="simple" xlink:href="https://www.facebook.com/GeneralStaff.ua/posts/pfbid02CKJGVTh4ezJH2BgAbnaqnrVzUEzzgyhNqqxSbZMdRRMHuB3R5b7mjgrZXc1QgAaKl" text:style-name="Internet_20_link" text:visited-style-name="Visited_20_Internet_20_Link">
ГШЗСУ</text:a>
</text:span>
</text:p>
      <text:p text:style-name="P4">
News Source: <text:a xlink:type="simple" xlink:href="https://armyinform.com.ua/2023/06/08/na-napryamkah-osnovnyh-zusyl-voroga-vidbulos-26-bojovyh-zitknen/" text:style-name="Internet_20_link" text:visited-style-name="Visited_20_Internet_20_Link">
https://armyinform.com.ua/2023/06/08/na-napryamkah-osnovnyh-zusyl-voroga-vidbulos-26-bojovyh-zitknen/</text:a>
</text:p>
      <!--NEWS-->
      <text:h text:style-name="P10" text:outline-level="1">
<text:span text:style-name="T4">
占领者在撤离平民期间上演了赫森的炮击</text:span>
</text:h>
      <text:p text:style-name="P4">
作者: ['АРМІЯINFORM']</text:p>
      <text:p text:style-name="P4">
时间: 2023-06-08T75:00:00-04:00</text:p>
      <text:p text:style-name="P4">
描述: 德文郡，8蠕虫，Ro​​siyski Vissyskovis Zlorchinzi Vidkli Vogon沿着M的Kherson。 战争已经成为...与乌克兰2022年的战争，与乌克兰的战争是今天的最新消息，今天与乌克兰2022年的战争是今天的最后一场，无论是否将在乌克兰和俄罗斯之间发生战争，以及与何时与与俄罗斯的战争乌克兰在2022年将与否，在不久的将来会与乌克兰发动战争，说，与乌克兰的战争，今天的乌克兰新闻，乌克兰的新闻，乌克兰媒体在俄罗斯的乌克兰新闻</text:p>
      <text:p text:style-name="P4">
图片: ['<text:a xlink:type="simple" xlink:href="https://armyinform.com.ua/wp-content/uploads/2023/06/twitter_fygkyuhwiairi5x.jpg" text:style-name="Internet_20_link" text:visited-style-name="Visited_20_Internet_20_Link">
twitter_fygkyuhwiairi5x.jpg</text:a>
']</text:p>
      <text:p text:style-name="P4">
标签: ['STOPRUSSIA', 'ВОРОЖІ ОБСТРІЛИ', 'ВТОРГНЕННЯ РФ', 'КАХОВСЬКА ГЕС']</text:p>
      <text:p text:style-name="P4">
类别: News</text:p>
      <!--METADATA-->
      <text:p text:style-name="P4">
<draw:frame draw:style-name="fr1" draw:name="Image269" text:anchor-type="as-char" svg:width="6.9236in" svg:height="4.615733in" draw:z-index="0">
<draw:image xlink:href="../Images/AРМІЯINFORM/2023-06-08T75-00-00-04-00/twitter_fygkyuhwiairi5x.jpg" xlink:type="simple" xlink:show="embed" xlink:actuate="onLoad" draw:mime-type="image/jpeg"/>
</draw:frame>
照片说明性。 Stasurchenko，格子</text:p>
      <text:p text:style-name="P4">
6月8日，俄罗斯战争罪犯在赫森市开火。这发生在卡科夫卡水力发电站之后，平民从被洪水淹没的定居点撤离。</text:p>
      <text:p text:style-name="P4">
关于它<text:a xlink:type="simple" xlink:href="https://t.me/shtab_kakhovska_hes/163" text:style-name="Internet_20_link" text:visited-style-name="Visited_20_Internet_20_Link">
报告</text:a>
消除Kakhovskaya水力发电站后果的信息渠道。</text:p>
      <text:p text:style-name="P4">
现在，至少有三名受害者知道**：一名平民，警察和一个救援人员。 为每个人提供必要的帮助。</text:p>
      <text:p text:style-name="P4">
“炮击始于撤离住宅的撤离公民，”  - 在总部说，卡科夫卡水力发电站爆炸的后果。</text:p>
      <text:p text:style-name="P4">
根据更新的<text:a xlink:type="simple" xlink:href="https://t.me/shtab_kakhovska_hes/175" text:style-name="Internet_20_link" text:visited-style-name="Visited_20_Internet_20_Link">
信息</text:a>
，在船舶区域的运输中受伤了八人。 有关受害者的信息未收到，受害人得到医疗援助。</text:p>
      <text:p text:style-name="P4">
我们将提醒乌克兰Volodymyr Zelenskyy总裁<text:a xlink:type="simple" xlink:href="https://armyinform.com.ua/2023/06/08/glava-derzhavy-na-hersonshhyni-proviv-naradu-z-likvidacziyi-naslidkiv-pidryvu-kahovskoyi-ges/" text:style-name="Internet_20_link" text:visited-style-name="Visited_20_Internet_20_Link">
而</text:a>
访问赫森地区，举行了一次协调会议，以处理到卡科夫卡水力发电厂的爆炸后果。</text:p>
      <text:p text:style-name="P4">
News Source: <text:a xlink:type="simple" xlink:href="https://armyinform.com.ua/2023/06/08/okupanty-vlashtuvaly-obstril-hersona-pid-chas-evakuacziyi-czyvilnyh/" text:style-name="Internet_20_link" text:visited-style-name="Visited_20_Internet_20_Link">
https://armyinform.com.ua/2023/06/08/okupanty-vlashtuvaly-obstril-hersona-pid-chas-evakuacziyi-czyvilnyh/</text:a>
</text:p>
      <!--NEWS-->
      <text:h text:style-name="P10" text:outline-level="1">
<text:span text:style-name="T4">
国防军每天的航空击中了20次击败敌人</text:span>
</text:h>
      <text:p text:style-name="P4">
作者: ['АРМІЯINFORM']</text:p>
      <text:p text:style-name="P4">
时间: 2023-06-08T76:00:00-04:00</text:p>
      <text:p text:style-name="P4">
描述: 乌克兰防守的斗篷由Avieanii拳头的负责人证明了这一点。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3/avicziya_udar-1.jpg" text:style-name="Internet_20_link" text:visited-style-name="Visited_20_Internet_20_Link">
avicziya_udar-1.jpg</text:a>
']</text:p>
      <text:p text:style-name="P4">
标签: ['STOPRUSSIA', 'АГРЕСІЯ РФ', 'ВТОРГНЕННЯ РФ', 'ГШ ЗСУ']</text:p>
      <text:p text:style-name="P4">
类别: News</text:p>
      <!--METADATA-->
      <text:p text:style-name="P4">
<draw:frame draw:style-name="fr1" draw:name="Image270" text:anchor-type="as-char" svg:width="6.9236in" svg:height="4.834981in" draw:z-index="0">
<draw:image xlink:href="../Images/AРМІЯINFORM/2023-06-08T76-00-00-04-00/avicziya_udar-1.jpg" xlink:type="simple" xlink:show="embed" xlink:actuate="onLoad" draw:mime-type="image/jpeg"/>
</draw:frame>
乌克兰SU-25。 说明性照片</text:p>
      <text:p text:style-name="P4">
白天，乌克兰的国防军对敌人造成了20次航空击败。</text:p>
      <text:p text:style-name="P4">
关于它<text:a xlink:type="simple" xlink:href="https://www.facebook.com/GeneralStaff.ua/posts/pfbid02CKJGVTh4ezJH2BgAbnaqnrVzUEzzgyhNqqxSbZMdRRMHuB3R5b7mjgrZXc1QgAaKl" text:style-name="Internet_20_link" text:visited-style-name="Visited_20_Internet_20_Link">
报告</text:a>
HSF。</text:p>
      <text:p text:style-name="P4">
“国防军的航空在个人工作人员集中的领域中进行了18次，敌人的防空导弹综合大楼有2次。 单位和炮兵部队和炮兵被5个管理要点，6个集中力量，武器和军事装备，2架防空导弹综合体，8个炮火姿势的8个炮兵部队以及2个敌人的2个重要物体击中。”消息读取。</text:p>
      <text:p text:style-name="P4">
News Source: <text:a xlink:type="simple" xlink:href="https://armyinform.com.ua/2023/06/08/aviacziya-syl-oborony-za-dobu-zavdala-20-udariv-po-vorogu/" text:style-name="Internet_20_link" text:visited-style-name="Visited_20_Internet_20_Link">
https://armyinform.com.ua/2023/06/08/aviacziya-syl-oborony-za-dobu-zavdala-20-udariv-po-vorogu/</text:a>
</text:p>
      <!--NEWS-->
      <text:h text:style-name="P10" text:outline-level="1">
<text:span text:style-name="T4">
现在，这种外观有俄罗斯人炸毁的Kakhovskaya Hydroe背景</text:span>
</text:h>
      <text:p text:style-name="P4">
作者: ['АРМІЯINFORM']</text:p>
      <text:p text:style-name="P4">
时间: 2023-06-08T77:00:00-04:00</text:p>
      <text:p text:style-name="P4">
描述: Kakhovska ges I淹没了Pislya的村庄pislyaїPisdrivaRosiyans与Vysoti Ptashino一起展示的...与乌克兰2022年的战争，与乌克兰的最新新闻，今天与乌克兰的新闻，与乌克兰2022年的新闻战争，今天，乌克兰和俄罗斯和俄罗斯和俄罗斯和俄罗斯之间的战争将会发生，他们说，与乌克兰的战争将在2022年与乌克兰战争，他们说，在不久的将来，乌克兰与乌克兰的战争，今天的乌克兰新闻，乌克兰的新闻，乌克兰媒体在俄罗斯的乌克兰新闻</text:p>
      <text:p text:style-name="P4">
图片: []</text:p>
      <text:p text:style-name="P4">
标签: ['КАХОВСЬКА ГЕС']</text:p>
      <text:p text:style-name="P4">
类别: News</text:p>
      <!--METADATA-->
      <text:p text:style-name="P4">
卡霍夫斯克水力发电厂和俄罗斯人爆炸后淹没的村庄从光线上展示了。</text:p>
      <text:p text:style-name="P4">
带有视频的Dron <text:a xlink:type="simple" xlink:href="https://t.me/shtab_kakhovska_hes/164" text:style-name="Internet_20_link" text:visited-style-name="Visited_20_Internet_20_Link">
发布</text:a>
Kakhovskaya水力发电站的后果配备。</text:p>
      <text:p text:style-name="P4">
应当指出的是，在6月8日下午，俄罗斯军事罪犯<text:a xlink:type="simple" xlink:href="https://armyinform.com.ua/2023/06/08/okupanty-vlashtuvaly-obstril-hersona-pid-chas-evakuacziyi-czyvilnyh/" text:style-name="Internet_20_link" text:visited-style-name="Visited_20_Internet_20_Link">
开启了赫尔森昂贵的大火</text:a>
. Це сталося під час евакуаціїмирного населення із підтоплених населених пунктів після підриву КаховськоїГЕС. Наразі відомо про щонайменше <text:span text:style-name="T4">
трьох потерпілих</text:span>
 : цивільну жінку,поліцейського та рятувальника. Усім надається необхідна допомога.</text:p>
      <text:p text:style-name="P4">
News Source: <text:a xlink:type="simple" xlink:href="https://armyinform.com.ua/2023/06/08/tak-vyglyadaye-zaraz-pidirvana-rosiyanamy-kahovska-ges/" text:style-name="Internet_20_link" text:visited-style-name="Visited_20_Internet_20_Link">
https://armyinform.com.ua/2023/06/08/tak-vyglyadaye-zaraz-pidirvana-rosiyanamy-kahovska-ges/</text:a>
</text:p>
      <!--NEWS-->
      <text:h text:style-name="P10" text:outline-level="1">
<text:span text:style-name="T4">
矿山和未使用的弹药已经在Odesa地区的海洋中记录</text:span>
</text:h>
      <text:p text:style-name="P4">
作者: ['АРМІЯINFORM']</text:p>
      <text:p text:style-name="P4">
时间: 2023-06-08T78:00:00-04:00</text:p>
      <text:p text:style-name="P4">
描述: Oleg Oleg Oleg Kikeper的调味料负责，他们在2022年与乌克兰的一场战争，无论是否有，他们会在不久的将来与乌克兰战争，他们说，与乌克兰的战争，今天的乌克兰新闻，乌克兰的新闻，乌克兰媒体在俄罗斯的乌克兰新闻</text:p>
      <text:p text:style-name="P4">
图片: ['<text:a xlink:type="simple" xlink:href="https://armyinform.com.ua/wp-content/uploads/2023/06/3fffabc8-e9a4aeac9b90e09db19c93db22ab0087.jpg" text:style-name="Internet_20_link" text:visited-style-name="Visited_20_Internet_20_Link">
3fffabc8-e9a4aeac9b90e09db19c93db22ab0087.jpg</text:a>
']</text:p>
      <text:p text:style-name="P4">
标签: ['STOPRUSSIA', 'АГРЕСІЯ РФ', 'ВТОРГНЕННЯ РФ', 'КАХОВСЬКА ГЕС']</text:p>
      <text:p text:style-name="P4">
类别: News</text:p>
      <!--METADATA-->
      <text:p text:style-name="P4">
<draw:frame draw:style-name="fr1" draw:name="Image271" text:anchor-type="as-char" svg:width="6.9236in" svg:height="3.499428in" draw:z-index="0">
<draw:image xlink:href="../Images/AРМІЯINFORM/2023-06-08T78-00-00-04-00/3fffabc8-e9a4aeac9b90e09db19c93db22ab0087.jpg" xlink:type="simple" xlink:show="embed" xlink:actuate="onLoad" draw:mime-type="image/jpeg"/>
</draw:frame>
说明性照片</text:p>
      <text:p text:style-name="P4">
敖德萨地区军事管理局负责人奥列格·吉珀(Oleg Kiper)呼吁敖德萨地区的管家对毁灭卡科夫卡水力发电站的后果。</text:p>
      <text:p text:style-name="P4">
关于此odesa ova <text:a xlink:type="simple" xlink:href="https://t.me/odeskaODA/1701" text:style-name="Internet_20_link" text:visited-style-name="Visited_20_Internet_20_Link">
报告</text:a>
在电报中。</text:p>
      <text:p text:style-name="P4">
“通过恐怖袭击Kakhovskaya水力发电站，大型垃圾和碎屑来自DNIEPER。 在海水，地雷和未使用的弹药的水域中，在奥德萨地区的海岸发现了建筑物和树木的残骸。</text:p>
      <text:p text:style-name="P4">
所有服务都努力消除俄罗斯联邦另一项罪行的后果。 消息区域的状况得到了完全控制。”消息写道。</text:p>
      <text:p text:style-name="P4">
News Source: <text:a xlink:type="simple" xlink:href="https://armyinform.com.ua/2023/06/08/u-akvatoriyi-morya-na-odeshhyny-vzhe-zafiksovani-miny-ta-nevykorystani-boyeprypasy-ova/" text:style-name="Internet_20_link" text:visited-style-name="Visited_20_Internet_20_Link">
https://armyinform.com.ua/2023/06/08/u-akvatoriyi-morya-na-odeshhyny-vzhe-zafiksovani-miny-ta-nevykorystani-boyeprypasy-ova/</text:a>
</text:p>
      <!--NEWS-->
      <text:h text:style-name="P10" text:outline-level="1">
<text:span text:style-name="T4">
谢尔盖·奇尔维蒂（Sergei Cherevaty）关于国防巴赫穆特（Bakhmut）：由于国防军的成功行动消除了81,000个“瓦格纳”</text:span>
</text:h>
      <text:p text:style-name="P4">
作者: ['АРМІЯINFORM']</text:p>
      <text:p text:style-name="P4">
时间: 2023-06-08T79:00:00-04:00</text:p>
      <text:p text:style-name="P4">
描述: 崇拜公用事业假设运作的乌克兰Vonya Zmoliyu vyttimi ta ...与乌克兰2022年的战争，与乌克兰的最新新闻战争，与乌克兰2022年的新闻战争，乌克兰和俄罗斯的最后一场战争是乌克兰和俄罗斯的最后一场战争，以及2022年在2022年与乌克兰战争他们说，将是一年，是否会在不久的将来与乌克兰发动战争</text:p>
      <text:p text:style-name="P4">
图片: ['<text:a xlink:type="simple" xlink:href="https://armyinform.com.ua/wp-content/uploads/2023/01/cherevatyj-1.jpg" text:style-name="Internet_20_link" text:visited-style-name="Visited_20_Internet_20_Link">
cherevatyj-1.jpg</text:a>
']</text:p>
      <text:p text:style-name="P4">
标签: ['БОЇ ЗА БАХМУТ', 'ОБОРОНА', 'СИТУАЦІЯ НА СХОДІ']</text:p>
      <text:p text:style-name="P4">
类别: News</text:p>
      <!--METADATA-->
      <text:p text:style-name="P4">
<draw:frame draw:style-name="fr1" draw:name="Image272" text:anchor-type="as-char" svg:width="6.9236in" svg:height="4.611226in" draw:z-index="0">
<draw:image xlink:href="../Images/AРМІЯINFORM/2023-06-08T79-00-00-04-00/cherevatyj-1.jpg" xlink:type="simple" xlink:show="embed" xlink:actuate="onLoad" draw:mime-type="image/jpeg"/>
</draw:frame>
这要归功于乌克兰士兵成功地消除和受伤的81,000名瓦格纳战士。</text:p>
      <text:p text:style-name="P4">
如<text:a xlink:type="simple" xlink:href="https://t.me/annamaliar/821" text:style-name="Internet_20_link" text:visited-style-name="Visited_20_Internet_20_Link">
注明</text:a>
乌克兰国防部副部长，乌克兰武装部队东部武装部队的发言人讲述了这一点。</text:p>
      <text:p text:style-name="P4">
他还说，在2022年7月之前签署了组织Bakhmut辩护的命令。</text:p>
      <text:p text:style-name="P4">
“在Lisichansk和Severodonetsk的战斗中，卢汉斯克地区，武装部队已经准备了为Bakhmut辩护的行动。 关于国防组织Bakhmutubuv的命令于2022年7月签署。7月，Bakhmut国防准备工作成立并签署。</text:p>
      <text:p text:style-name="P4">
还创建了城市的外部和内部防御。 在城市建立了沟渠，防御工事，建造了防御工事，并更换了该领土。 沟渠系统参与了培训，该培训数量近20,000米。还有许多火灾和其他结构的地方。</text:p>
      <text:p text:style-name="P4">
Sergey Cherevaty指出，为此目的，国防部队，边境服务，地区军事行政部门涉及。</text:p>
      <text:p text:style-name="P4">
“正是这些东西是在复杂的，以及我们的军事工程师使用的。 安装了超过5000台地雷。 此外，还准备了许多铁丝网手段：铁丝线超过15,000米。”他强调。</text:p>
      <text:p text:style-name="P4">
News Source: <text:a xlink:type="simple" xlink:href="https://armyinform.com.ua/2023/06/08/sergij-cherevatyj-pro-oboronu-bahmuta-zavdyaky-uspishnij-operacziyi-syly-oborony-likviduvaly-81-tysyachu-vagnerivcziv/" text:style-name="Internet_20_link" text:visited-style-name="Visited_20_Internet_20_Link">
https://armyinform.com.ua/2023/06/08/sergij-cherevatyj-pro-oboronu-bahmuta-zavdyaky-uspishnij-operacziyi-syly-oborony-likviduvaly-81-tysyachu-vagnerivcziv/</text:a>
</text:p>
      <!--NEWS-->
      <text:h text:style-name="P10" text:outline-level="1">
<text:span text:style-name="T4">
“想要生活”项目从俄罗斯军队那里收到了三千多名申请-GUR</text:span>
</text:h>
      <text:p text:style-name="P4">
作者: Ukrinform (Person)</text:p>
      <text:p text:style-name="P4">
出版商: Укринформ (Organization)</text:p>
      <text:p text:style-name="P4">
出版时间: 2023-06-08T7:46:40+03:00</text:p>
      <text:p text:style-name="P4">
修改时间: 2023-06-08T22:46:40+03:00</text:p>
      <text:p text:style-name="P4">
描述: 唯一从俄罗斯联邦军事人员接收上诉的中心占领“我想居住”的中心每月收到俄罗斯军人的3,000多次申请。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Міноборони', 'Розвідка', 'Війна з Росією']</text:p>
      <text:p text:style-name="P4">
类型: Article</text:p>
      <!--METADATA-->
      <text:p text:style-name="P4">
<draw:frame draw:style-name="fr1" draw:name="Image273" text:anchor-type="as-char" svg:width="6.9236in" svg:height="3.956343in" draw:z-index="0">
<draw:image xlink:href="../Images/yкринформ/2023-06-08T7-46-40-03-00/630_360_1674657236-888.jpg" xlink:type="simple" xlink:show="embed" xlink:actuate="onLoad" draw:mime-type="image/jpeg"/>
</draw:frame>
从俄罗斯联邦军人接收上诉的统一中心关于交付VPOLON“我想直播”的上诉中心每月收到俄罗斯军人的3,000多份申请。</text:p>
      <text:p text:style-name="P4">
乌克兰尤索夫国防部智力部主要局长代表在<text:a xlink:type="simple" xlink:href="https://www.pravda.com.ua/articles/2023/06/8/7405933/" text:style-name="Internet_20_link" text:visited-style-name="Visited_20_Internet_20_Link">
采访“乌克兰真理”的采访</text:a>
，报道乌克林福姆。</text:p>
      <text:p text:style-name="P4">
“我们每个月从俄罗斯军事军人那里稳步收到3,000多次申请，他们想利用这个项目。</text:p>
      <text:p text:style-name="P4">
<text:span text:style-name="T4">
另请阅读：</text:span>
 [俄罗斯从战争开始(https://www.ukrinform.ua/rubric-ato/3720279-z-pocatku-vijni-rosia-vcinila-ponad-desat-sprob-zamahu-na-budanova-gur.html)每一个这样的吸引力都是个人的特殊操作，难以实施。”他总结说。</text:p>
      <text:p text:style-name="P4">
Yusov强调，已经被带出“数百人”的人的描述。 同时，用文字进行了数十个设备投降的情况。</text:p>
      <text:p text:style-name="P4">
<text:span text:style-name="T4">
另请阅读：</text:span>
 <text:a xlink:type="simple" xlink:href="https://www.ukrinform.ua/rubric-kyiv/3719743-rosianam-ne-zavzdi-vazlivo-po-akij-cili-bude-vlucanna-v-kievi-usov.html" text:style-name="Internet_20_link" text:visited-style-name="Visited_20_Internet_20_Link">
对于俄罗斯人，对于什么目的而言并不总是重要的 -  <text:span text:style-name="T4">
 yus </text:span>
</text:a>
“我想居住”  - 一个国家项目，旨在帮助军人获得Rffraprapraphy合同。</text:p>
      <text:p text:style-name="P4">
News Source: <text:a xlink:type="simple" xlink:href="https://www.ukrinform.ua/rubric-ato/3720308-proekt-hocu-zit-somisaca-otrimue-ponad-tri-tisaci-zaavok-vid-rosijskih-vijskovih-gur.html" text:style-name="Internet_20_link" text:visited-style-name="Visited_20_Internet_20_Link">
https://www.ukrinform.ua/rubric-ato/3720308-proekt-hocu-zit-somisaca-otrimue-ponad-tri-tisaci-zaavok-vid-rosijskih-vijskovih-gur.html</text:a>
</text:p>
      <!--NEWS-->
      <text:h text:style-name="P10" text:outline-level="1">
<text:span text:style-name="T4">
乌克兰创造历史并保护整个欧洲-Valdemaras Sarappinas</text:span>
</text:h>
      <text:p text:style-name="P4">
作者: ['Віктор АНУФРЄІВ']</text:p>
      <text:p text:style-name="P4">
时间: 2023-06-08T80:00:00-04:00</text:p>
      <text:p text:style-name="P4">
描述: 关于这座房子在网上过时的临时，使《我仓促的大使在立陶宛大使》中的夸大...与乌克兰2022年的战争，与乌克兰的最新新闻，今天与乌克兰2022年的新闻战争，今天，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1-8-1.jpg" text:style-name="Internet_20_link" text:visited-style-name="Visited_20_Internet_20_Link">
1-8-1.jpg</text:a>
', '<text:a xlink:type="simple" xlink:href="https://armyinform.com.ua/wp-content/uploads/2023/06/2-13-1.jpg" text:style-name="Internet_20_link" text:visited-style-name="Visited_20_Internet_20_Link">
2-13-1.jpg</text:a>
', '<text:a xlink:type="simple" xlink:href="https://armyinform.com.ua/wp-content/uploads/2023/06/3-10-1.jpg" text:style-name="Internet_20_link" text:visited-style-name="Visited_20_Internet_20_Link">
3-10-1.jpg</text:a>
', '<text:a xlink:type="simple" xlink:href="https://armyinform.com.ua/wp-content/uploads/2023/06/5-6-1.jpg" text:style-name="Internet_20_link" text:visited-style-name="Visited_20_Internet_20_Link">
5-6-1.jpg</text:a>
', '<text:a xlink:type="simple" xlink:href="https://armyinform.com.ua/wp-content/uploads/2023/06/4-6-1.jpg" text:style-name="Internet_20_link" text:visited-style-name="Visited_20_Internet_20_Link">
4-6-1.jpg</text:a>
']</text:p>
      <text:p text:style-name="P4">
标签: ['ВАЛЬДЕМАРАС САРАПІНАС', 'ЛИТОВСЬКА РЕСПУБЛІКА']</text:p>
      <text:p text:style-name="P4">
类别: News</text:p>
      <!--METADATA-->
      <text:p text:style-name="P4">
<draw:frame draw:style-name="fr1" draw:name="Image274" text:anchor-type="as-char" svg:width="6.9236in" svg:height="4.615733in" draw:z-index="0">
<draw:image xlink:href="../Images/AРМІЯINFORM/2023-06-08T80-00-00-04-00/1-8-1.jpg" xlink:type="simple" xlink:show="embed" xlink:actuate="onLoad" draw:mime-type="image/jpeg"/>
</draw:frame>
在今天举行的IV Cossack军事历史会议上，瓦尔德马拉斯·萨拉皮纳斯共和国的非凡和全体统计在在线专业知识中宣布了这一点。 它是由乌克兰哥萨克运动的代表组织的，俄罗斯 - 俄罗斯侵略者和占领者，乌克兰哥萨克国际大会，Melitopol State教学大学以B. Khmelnitsky Zaporizhzhya区域科学图书馆命名。</text:p>
      <text:p text:style-name="P4">
<draw:frame draw:style-name="fr1" draw:name="Image275" text:anchor-type="as-char" svg:width="6.9236in" svg:height="4.240705in" draw:z-index="0">
<draw:image xlink:href="../Images/AРМІЯINFORM/2023-06-08T80-00-00-04-00/2-13-1.jpg" xlink:type="simple" xlink:show="embed" xlink:actuate="onLoad" draw:mime-type="image/jpeg"/>
</draw:frame>
 - 俄罗斯帝国希望再次奴役乌克兰，解雇其城市，杀死其居民和踢儿童。 这些案例中的许多案例尤其在Zaporizhhya地区。 我表示对武装部队和乌克兰人民的尊重和钦佩，在虚伪的侵略面前，您的团结和英雄主义。 您创建一个故事。 您不仅为基辅，哈尔基夫，扎波洛兹尼和其他城市辩护，还为占领者辩护，还迫使侵略者撤退，破坏桥梁和大坝，并用饥荒和核武器威胁世界。胜利 - 我们将获胜，”立陶宛大使会议的参与者。</text:p>
      <text:p text:style-name="P4">
<draw:frame draw:style-name="fr1" draw:name="Image276" text:anchor-type="as-char" svg:width="6.9236in" svg:height="4.661891in" draw:z-index="0">
<draw:image xlink:href="../Images/AРМІЯINFORM/2023-06-08T80-00-00-04-00/3-10-1.jpg" xlink:type="simple" xlink:show="embed" xlink:actuate="onLoad" draw:mime-type="image/jpeg"/>
</draw:frame>
在活动期间，塔加斯基维夫人的科学家，历史学家，乌克萨克·哥萨克人的代表提到了乌克兰著名指挥官康斯坦丁·奥斯特罗斯基(Konstantin Ostrozky)在立陶宛莫斯科战争中的巨大胜利，尤其是在奥尔沙附近的杀戮。</text:p>
      <ul>
        <li>
我们需要不断地记住乌克兰肿胀的历史敌人-Muscovites的乌克兰人的英勇胜利 - 乌克兰库萨克国际哥萨克国际大会的负责。  - 今天，所有这些历史事件对当今国家政策的爱国主义发展具有很大的影响。 我们还必须对俄罗斯入侵者的行动进行回顾性分析，并向整个文明世界谴责它们。</li>
      </ul>
      <text:p text:style-name="P4">
<draw:frame draw:style-name="fr1" draw:name="Image277" text:anchor-type="as-char" svg:width="6.9236in" svg:height="4.298402in" draw:z-index="0">
<draw:image xlink:href="../Images/AРМІЯINFORM/2023-06-08T80-00-00-04-00/5-6-1.jpg" xlink:type="simple" xlink:show="embed" xlink:actuate="onLoad" draw:mime-type="image/jpeg"/>
</draw:frame>
Zaporizhzhia Anatoliy Kurtov的代理主席在活动期间报告说，已经成立了一个工作组来在该地区中心实施开发计划。</text:p>
      <text:p text:style-name="P4">
<draw:frame draw:style-name="fr1" draw:name="Image278" text:anchor-type="as-char" svg:width="6.9236in" svg:height="4.50611in" draw:z-index="0">
<draw:image xlink:href="../Images/AРМІЯINFORM/2023-06-08T80-00-00-04-00/4-6-1.jpg" xlink:type="simple" xlink:show="embed" xlink:actuate="onLoad" draw:mime-type="image/jpeg"/>
</draw:frame>
德米特里·苏基宁(Dmitry Sukhinin)还报道说，如今，像500年前一样，乌克兰军队和人民积极反对俄罗斯人的恐怖帝国主义，丰富了对文明世界的支持。 这项活动是为了支持乌克兰青年的国家信息安全和国籍教育的国家策略的要求。</text:p>
      <text:p text:style-name="P4">
<text:span text:style-name="T5">
opto作者</text:span>
</text:p>
      <text:p text:style-name="P4">
News Source: <text:a xlink:type="simple" xlink:href="https://armyinform.com.ua/2023/06/08/ukrayina-tvoryt-istoriyu-ta-zahyshhaye-vsyu-yevropu-valdemaras-sarapinas/" text:style-name="Internet_20_link" text:visited-style-name="Visited_20_Internet_20_Link">
https://armyinform.com.ua/2023/06/08/ukrayina-tvoryt-istoriyu-ta-zahyshhaye-vsyu-yevropu-valdemaras-sarapinas/</text:a>
</text:p>
      <!--NEWS-->
      <text:h text:style-name="P10" text:outline-level="1">
<text:span text:style-name="T4">
俄罗斯联邦阻碍了圈养乌克兰捍卫者的维护 - 协调总部</text:span>
</text:h>
      <text:p text:style-name="P4">
作者: ['АРМІЯINFORM']</text:p>
      <text:p text:style-name="P4">
时间: 2023-06-08T81:00:00-04:00</text:p>
      <text:p text:style-name="P4">
描述: 在在线苏格拉塔拉赫的协调总部，罗丹（Rodin）旅行的罗丹（Rodinam）……与乌克兰2022年的战争，今天与乌克兰的最新新闻，今天与乌克兰2022年的新闻战争，今天将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ksh3-1.jpg" text:style-name="Internet_20_link" text:visited-style-name="Visited_20_Internet_20_Link">
ksh3-1.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79" text:anchor-type="as-char" svg:width="6.9236in" svg:height="4.823441in" draw:z-index="0">
<draw:image xlink:href="../Images/AРМІЯINFORM/2023-06-08T81-00-00-04-00/ksh3-1.jpg" xlink:type="simple" xlink:show="embed" xlink:actuate="onLoad" draw:mime-type="image/jpeg"/>
</draw:frame>
协调总部举行了一次在线会议，统一了以乌克兰中尉Bohdan Zavada的英雄命名的Brigadiiperative宗旨统一。 囚犯的退化和失踪国民警卫队的人传达了协调员的代表。</text:p>
      <text:p text:style-name="P4">
关于它<text:a xlink:type="simple" xlink:href="https://t.me/Koord_shtab/1195" text:style-name="Internet_20_link" text:visited-style-name="Visited_20_Internet_20_Link">
报告</text:a>
询问战俘的询问总部。</text:p>
      <text:p text:style-name="P4">
员工代表指出，所有捍卫者和捍卫者都被纳入国家信息局卫冕统一登记册。 服务人的会计类别是失踪人员，未经证实的被囚禁或被囚禁，由俄罗斯联邦国际国际联合会通过红十字会的国际委员会确认 - 对交换过程没有任何直接影响。</text:p>
      <text:p text:style-name="P4">
至于战俘的访问，工作人员的代表指出，这是红十字会国际委员会的任务。 但是，只有在囚禁囚犯的国家的同意下才能进行此类访问。 没有披露有关ICCH代表访问的自由地点的信息。 不幸的是，侵略者国家阻止了位于其领土上的大量拘留所，乌克兰领土暂时占领，这违反了通常的人道主义法。</text:p>
      <text:p text:style-name="P4">
News Source: <text:a xlink:type="simple" xlink:href="https://armyinform.com.ua/2023/06/08/rf-blokuye-dostup-do-miscz-utrymannya-ukrayinskyh-zahysnykiv-u-poloni-koordynaczijnyj-shtab/" text:style-name="Internet_20_link" text:visited-style-name="Visited_20_Internet_20_Link">
https://armyinform.com.ua/2023/06/08/rf-blokuye-dostup-do-miscz-utrymannya-ukrayinskyh-zahysnykiv-u-poloni-koordynaczijnyj-shtab/</text:a>
</text:p>
      <!--NEWS-->
      <text:h text:style-name="P10" text:outline-level="1">
<text:span text:style-name="T4">
我们的部队在巴赫穆特方向进行反击-Sergey Cherevaty</text:span>
</text:h>
      <text:p text:style-name="P4">
作者: ['Григорій Мазур']</text:p>
      <text:p text:style-name="P4">
时间: 2023-06-08T82:00:00-04:00</text:p>
      <text:p text:style-name="P4">
描述: 靠近Warrisensiki Pidrodilile的事件的MIST BAKHMUT PID延伸。 ，他们在2022年与乌克兰与乌克兰的战争，无论是否将在不久</text:p>
      <text:p text:style-name="P4">
图片: ['<text:a xlink:type="simple" xlink:href="https://armyinform.com.ua/wp-content/uploads/2023/05/cherevatyj-bahmut-2.jpg" text:style-name="Internet_20_link" text:visited-style-name="Visited_20_Internet_20_Link">
cherevatyj-bahmut-2.jpg</text:a>
']</text:p>
      <text:p text:style-name="P4">
标签: ['STOPRUSSIA', 'АГРЕСІЯ РФ', 'БАХМУТ', 'ВТОРГНЕННЯ РФ', 'СЕРГІЙ ЧЕРЕВАТИЙ']</text:p>
      <text:p text:style-name="P4">
类别: News</text:p>
      <!--METADATA-->
      <text:p text:style-name="P4">
<draw:frame draw:style-name="fr1" draw:name="Image280" text:anchor-type="as-char" svg:width="6.9236in" svg:height="4.32725in" draw:z-index="0">
<draw:image xlink:href="../Images/AРМІЯINFORM/2023-06-08T82-00-00-04-00/cherevatyj-bahmut-2.jpg" xlink:type="simple" xlink:show="embed" xlink:actuate="onLoad" draw:mime-type="image/jpeg"/>
</draw:frame>
Sergey Cherevaty上校。 拼贴军</text:p>
      <text:p text:style-name="P4">
在进攻行动中，在巴赫穆特市附近，乌克兰部队向前行驶了1600米。 敌人遭受了我们的防御造成的巨大损失，但抵制并积极地施加了炮火。 据乌克兰武装部队的武装部队武装部队的武装部队武装部队的武装部队武装部队武装部队武装部队的武装部队武装部队武装部队曾发言人谢尔盖·奇雷维蒂上校报道说。</text:p>
      <ul>
        <li>
在过去的一天中，敌人对不同类型的炮兵系统进行了342架炮击，发生了6起航空袭击和10场战斗冲突。 我们的军事记者有120名入侵者，184名受伤和俘虏。 他说。</li>
      </ul>
      <text:p text:style-name="P4">
应“唯一新闻”的记者的要求，该官员告诉了巴赫穆特的防御。</text:p>
      <text:p text:style-name="P4">
特别是，在2022年7月，该计划获得了批准，并发布了适当的国防命令。 为此，挖了超过20,000米的Tiocopes，挖了15,000米的铁丝网，安装了超过5000台矿山。</text:p>
      <text:p text:style-name="P4">
得益于军事和地方当局的共同努力，建立了118个漂亮的金属屏障“对冲”和130个Gabion屏障 - 具有石头的金属网。 因此，创建了城市的外部和内部边界。</text:p>
      <text:p text:style-name="P4">
Sergei Cherevatov认为，所有这些措施和其他措施中的综合体使最可能的部队长期以来对城市进行辩护。 尽管敌对的力量很大，但占领者仍然没有被扎巴赫穆特完全占领。</text:p>
      <text:p text:style-name="P4">
News Source: <text:a xlink:type="simple" xlink:href="https://armyinform.com.ua/2023/06/08/na-bahmutskomu-napryamku-tryvayut-kontratakuvalni-diyi-nashyh-vijsk-sergij-cherevatyj/" text:style-name="Internet_20_link" text:visited-style-name="Visited_20_Internet_20_Link">
https://armyinform.com.ua/2023/06/08/na-bahmutskomu-napryamku-tryvayut-kontratakuvalni-diyi-nashyh-vijsk-sergij-cherevatyj/</text:a>
</text:p>
      <!--NEWS-->
      <text:h text:style-name="P10" text:outline-level="1">
<text:span text:style-name="T4">
比利时将为乌克兰提供应急发电机，以克服Kakhovka水力发电站破坏的后果</text:span>
</text:h>
      <text:p text:style-name="P4">
作者: ['АРМІЯINFORM']</text:p>
      <text:p text:style-name="P4">
时间: 2023-06-08T83:00:00-04:00</text:p>
      <text:p text:style-name="P4">
描述: 联合国Yenergartics的部门Keran Keran Galushchenko Tamenko Tamenko Tamenko Tamenko Minista，与2022年与乌克兰的战争，与乌克兰的战争，今天的最新消息，与乌克兰2022年的战争，与乌克兰和俄罗斯的最后一场战争，以及何时为乌克兰和俄罗斯战争他们说，乌克兰在2022年将是与乌克兰的战争</text:p>
      <text:p text:style-name="P4">
图片: ['<text:a xlink:type="simple" xlink:href="https://armyinform.com.ua/wp-content/uploads/2023/06/img-20230608-wa0007-e1686233067676.jpg" text:style-name="Internet_20_link" text:visited-style-name="Visited_20_Internet_20_Link">
img-20230608-wa0007-e1686233067676.jpg</text:a>
']</text:p>
      <text:p text:style-name="P4">
标签: ['STOPRUSSIA', 'АГРЕСІЯ РФ', 'ВТОРГНЕННЯ РФ', 'ДОПОМОГА ПАРТНЕРІВ', 'КАХОВСЬКА ГЕС', 'СВІТ ПІДТРИМУЄ УКРАЇНУ']</text:p>
      <text:p text:style-name="P4">
类别: News</text:p>
      <!--METADATA-->
      <text:p text:style-name="P4">
<draw:frame draw:style-name="fr1" draw:name="Image281" text:anchor-type="as-char" svg:width="6.9236in" svg:height="4.216395in" draw:z-index="0">
<draw:image xlink:href="../Images/AРМІЯINFORM/2023-06-08T83-00-00-04-00/img-20230608-wa0007-e1686233067676.jpg" xlink:type="simple" xlink:show="embed" xlink:actuate="onLoad" draw:mime-type="image/jpeg"/>
</draw:frame>
达成了这样的协议(OECD -OECD).</text:p>
      <text:p text:style-name="P4">
Про це <text:a xlink:type="simple" xlink:href="https://mev.gov.ua/novyna/belhiya-nadast-ukrayini-avariyni-heneratory-dlya-podolannya-naslidkiv-poveni-cherez" text:style-name="Internet_20_link" text:visited-style-name="Visited_20_Internet_20_Link">
повідомляє</text:a>
乌克兰能源部。</text:p>
      <text:p text:style-name="P4">
蒂娜·范德·斯特拉顿(Tina van der Straten)对乌克兰表示全力支持，并对乌克兰人民表示同情。 “在不久的将来，比利时政府将负责重新分配资金的决定，以协助乌克兰与一名警察，因为破坏了卡科夫卡水力发电站及其洪水，”  - 说。 反过来，Herman Galushchenko感谢比利时同事对乌克兰的不断照顾和对能源领域的强烈支持。</text:p>
      <text:p text:style-name="P4">
News Source: <text:a xlink:type="simple" xlink:href="https://armyinform.com.ua/2023/06/08/belgiya-nadast-ukrayini-avarijni-generatory-dlya-podolannya-naslidkiv-znyshhennya-kahovskoyi-ges/" text:style-name="Internet_20_link" text:visited-style-name="Visited_20_Internet_20_Link">
https://armyinform.com.ua/2023/06/08/belgiya-nadast-ukrayini-avarijni-generatory-dlya-podolannya-naslidkiv-znyshhennya-kahovskoyi-ges/</text:a>
</text:p>
      <!--NEWS-->
      <text:h text:style-name="P10" text:outline-level="1">
<text:span text:style-name="T4">
Dmytro Kuleba：北约将帮助乌克兰克服后果</text:span>
</text:h>
      <text:p text:style-name="P4">
作者: ['АРМІЯINFORM']</text:p>
      <text:p text:style-name="P4">
时间: 2023-06-08T84:00:00-04:00</text:p>
      <text:p text:style-name="P4">
描述: 乌克兰人已移交给人类野生人士的末日列表，以供Podolonni Namylidkiv消费...与2022年与乌克兰的战争，与乌克兰的最新新闻，《与乌克兰新闻》，《与乌克兰2022》的最新战​​争，今天，乌克兰和俄罗斯和俄罗斯和俄罗斯之间的战争将会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58c3ea7-99dff89-imgonline-com-ua-resize-n8sciugwd5ogyvf.jpg" text:style-name="Internet_20_link" text:visited-style-name="Visited_20_Internet_20_Link">
58c3ea7-99dff89-imgonline-com-ua-resize-n8sciugwd5ogyvf.jpg</text:a>
']</text:p>
      <text:p text:style-name="P4">
标签: ['STOPRUSSIA', 'АГРЕСІЯ РФ', 'ВТОРГНЕННЯ РФ', 'ДМИТРО КУЛЕБА', 'КАХОВСЬКА ГЕС', 'НАТО', 'СВІТ ПІДТРИМУЄ УКРАЇНУ']</text:p>
      <text:p text:style-name="P4">
类别: News</text:p>
      <!--METADATA-->
      <text:p text:style-name="P4">
<draw:frame draw:style-name="fr1" draw:name="Image282" text:anchor-type="as-char" svg:width="6.9236in" svg:height="4.268364in" draw:z-index="0">
<draw:image xlink:href="../Images/AРМІЯINFORM/2023-06-08T84-00-00-04-00/58c3ea7-99dff89-imgonline-com-ua-resize-n8sciugwd5ogyvf.jpg" xlink:type="simple" xlink:show="embed" xlink:actuate="onLoad" draw:mime-type="image/jpeg"/>
</draw:frame>
说明性照片</text:p>
      <text:p text:style-name="P4">
乌克兰已提交了紧急人道主义需求清单，以克服大坝对Kakhovska Hydroe大坝的后果，并在不久的将来作为欧洲 - 大西洋响应协调中心的一部分。</text:p>
      <text:p text:style-name="P4">
在乌克兰德米特里·库尔布(Dmitry Kulebu)外交部长的参与期间，对此进行了讨论，这是乌克兰委员会 - 北约委员会的紧急会议，该会议由乌克兰方召集。</text:p>
      <text:p text:style-name="P4">
“乌克兰已提交给欧洲 - 大西洋协调中心，响应农业灾难和灾难，概述了乌克兰页面的特定需求。 我感谢北约和个别盟友的迅速准备，以帮助乌克兰克服俄罗斯在卡科夫卡水力发电站的恐怖袭击的后果。”</text:p>
      <text:p text:style-name="P4">
Dmytro Kuleba强调，Kakhovska灾难表明俄罗斯委员会缺乏女性极限。 据他说，只要俄罗斯占据乌克兰土地，新俄罗斯犯罪的威胁就会存在。 这就是为什么北约盟友在释放整个乌克兰世界的帮助。</text:p>
      <text:p text:style-name="P4">
这位部长强调说：“我敦促合作伙伴进一步加强乌克兰的防御能力，特别是继续尽快继续炮兵弹药和Gun155口径。”</text:p>
      <text:p text:style-name="P4">
乌克兰外交部还敦促合作伙伴批准维尔纽斯亚的北约峰会，这将使乌克兰更接近联盟。 他认为，北约的乌克兰成员资格使联盟受益，因为乌克兰今天对欧洲 - 大西洋安全的严厉严厉，根据北约标准运作并使用武器。</text:p>
      <text:p text:style-name="P4">
“乌克兰的成员资格将有助于防止这场战争后的战争是我们国家的胜利。 联盟中的乌克兰将是一个可靠的下降，它将保护其东部侧面，并能够有效限制潜在的侵略者。 毫无疑问，乌克兰的会员资格将使它更加黑暗。 实际上，我们已经在加强联盟，保护其休闲俄罗斯侵略的新浪潮，并共享军事意识。” Dmytro Kuleba强调。</text:p>
      <text:p text:style-name="P4">
<text:span text:style-name="T4">
资料来源：</text:span>
 <text:a xlink:type="simple" xlink:href="https://mfa.gov.ua/news/dmitro-kuleba-ukrayina-nevdovzi-otrimaye-dopomogu-nato-zadlya-podolannya-naslidkiv-rosijskogo-teraktu-na-kahovskij-ges" text:style-name="Internet_20_link" text:visited-style-name="Visited_20_Internet_20_Link">
<text:span text:style-name="T5">
mzs ukraine</text:span>
</text:a>
</text:p>
      <text:p text:style-name="P4">
News Source: <text:a xlink:type="simple" xlink:href="https://armyinform.com.ua/2023/06/08/dmytro-kuleba-nato-dopomozhe-ukrayini-podolaty-naslidky-rosijskogo-teraktu-na-kahovskij-ges/" text:style-name="Internet_20_link" text:visited-style-name="Visited_20_Internet_20_Link">
https://armyinform.com.ua/2023/06/08/dmytro-kuleba-nato-dopomozhe-ukrayini-podolaty-naslidky-rosijskogo-teraktu-na-kahovskij-ges/</text:a>
</text:p>
      <!--NEWS-->
      <text:h text:style-name="P10" text:outline-level="1">
<text:span text:style-name="T4">
赫森俄罗斯人炮击，有9人受伤</text:span>
</text:h>
      <text:p text:style-name="P4">
作者: ['АРМІЯINFORM']</text:p>
      <text:p text:style-name="P4">
时间: 2023-06-08T85:00:00-04:00</text:p>
      <text:p text:style-name="P4">
描述: 8 Chervnya Rosiyski Visskovi在Khersonsky开除了教皇的地区中心...与乌克兰2022年的战争，与乌克兰的最新新闻，今天与乌克兰2022年的新闻战争，今天上次与乌克兰2022年，乌克兰和俄罗斯之间的战争是否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mceu-86807593511686229969601.jpg" text:style-name="Internet_20_link" text:visited-style-name="Visited_20_Internet_20_Link">
mceu-86807593511686229969601.jpg</text:a>
']</text:p>
      <text:p text:style-name="P4">
标签: ['STOPRUSSIA', 'АГРЕСІЯ РФ', 'ВТОРГНЕННЯ РФ', 'ХЕРСОН']</text:p>
      <text:p text:style-name="P4">
类别: News</text:p>
      <!--METADATA-->
      <text:p text:style-name="P4">
<draw:frame draw:style-name="fr1" draw:name="Image283" text:anchor-type="as-char" svg:width="6.9236in" svg:height="4.633042in" draw:z-index="0">
<draw:image xlink:href="../Images/AРМІЯINFORM/2023-06-08T85-00-00-04-00/mceu-86807593511686229969601.jpg" xlink:type="simple" xlink:show="embed" xlink:actuate="onLoad" draw:mime-type="image/jpeg"/>
</draw:frame>
6月8日，俄罗斯军方解雇了乌克伦区的区域中心和定居点。 有受伤和受损的民用基础设施对象。</text:p>
      <text:p text:style-name="P4">
关于它<text:a xlink:type="simple" xlink:href="https://mvs.gov.ua/uk/news/cerez-obstril-xersonshhini-de-vidbuvaiutsia-evakuaciini-zaxodi-8-osib-otrimali-poranennia" text:style-name="Internet_20_link" text:visited-style-name="Visited_20_Internet_20_Link">
报告</text:a>
乌克兰内政部。</text:p>
      <text:p text:style-name="P4">
声明说：“由于船舶区域的炮击，撤离期间，有9名成年人受伤，没有死亡，受害者得到了医疗援助。”</text:p>
      <text:p text:style-name="P4">
在受伤的三名内部事务部雇员中：一名潜水员和一名Zmikolaiv地区的驾驶员和一名警察。</text:p>
      <text:p text:style-name="P4">
News Source: <text:a xlink:type="simple" xlink:href="https://armyinform.com.ua/2023/06/08/9-osib-otrymaly-poranennya-vnaslidok-obstrilu-rosiyanamy-hersonu/" text:style-name="Internet_20_link" text:visited-style-name="Visited_20_Internet_20_Link">
https://armyinform.com.ua/2023/06/08/9-osib-otrymaly-poranennya-vnaslidok-obstrilu-rosiyanamy-hersonu/</text:a>
</text:p>
      <!--NEWS-->
      <text:h text:style-name="P10" text:outline-level="1">
<text:span text:style-name="T4">
政府已更改了未征税的慈善援助清单</text:span>
</text:h>
      <text:p text:style-name="P4">
作者: ['АРМІЯINFORM']</text:p>
      <text:p text:style-name="P4">
时间: 2023-06-08T86:00:00-04:00</text:p>
      <text:p text:style-name="P4">
描述: risshennim wid 2 Worms 2023 Kobist Kabisnet Min）乌克兰的Sniz Zmisni在附属物中...与乌克兰2022年的战争，与乌克兰的最新新闻，与乌克兰的新闻，与乌克兰的新闻战争，今天与乌克兰的新闻战争，今天，乌克兰和俄罗斯和俄罗斯和俄罗斯和俄罗斯之间以及俄罗斯和俄罗斯之间的战争将会，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6/whatsapp-image-2023-06-08-at-15.11.08.jpeg" text:style-name="Internet_20_link" text:visited-style-name="Visited_20_Internet_20_Link">
whatsapp-image-2023-06-08-at-15.11.08.jpeg</text:a>
']</text:p>
      <text:p text:style-name="P4">
标签: ['КАБМІН']</text:p>
      <text:p text:style-name="P4">
类别: News</text:p>
      <!--METADATA-->
      <text:p text:style-name="P4">
<draw:frame draw:style-name="fr1" draw:name="Image284" text:anchor-type="as-char" svg:width="6.9236in" svg:height="5.1927in" draw:z-index="0">
<draw:image xlink:href="../Images/AРМІЯINFORM/2023-06-08T86-00-00-04-00/whatsapp-image-2023-06-08-at-15.11.08.jpeg" xlink:type="simple" xlink:show="embed" xlink:actuate="onLoad" draw:mime-type="image/jpeg"/>
</draw:frame>
乌克兰部长的内阁决定了2023年6月2日<text:a xlink:type="simple" xlink:href="https://zakon.rada.gov.ua/laws/show/550-2023-%25D0%25BF#Text" text:style-name="Internet_20_link" text:visited-style-name="Visited_20_Internet_20_Link">
更改</text:a>
在<text:a xlink:type="simple" xlink:href="https://zakon.rada.gov.ua/laws/show/112-2016-%25D0%25BF#n7" text:style-name="Internet_20_link" text:visited-style-name="Visited_20_Internet_20_Link">
app</text:a>
2016年2月24日的政府附件112“批准(作品，服务)。(成本)慈善援助对采购或以个人收入的纳税人的应税收入不包括在内。” 上面的列表正在列出新职位：</text:p>
      <text:p text:style-name="P4">
<text:span text:style-name="T5">
无人驾驶飞机的降落伞； </text:span>
无人系统的通信设备； <text:span text:style-name="T5">
摄像头录制和其他视频录制和视频设备； </text:span>
无人系统的导航设备； <text:span text:style-name="T5">
无人系统的遥控器； </text:span>
无人系统的镜头和对象； <text:span text:style-name="T5">
无人系统的数码相机； </text:span>
光学设备，无人系统的组件； <text:span text:style-name="T5">
无人系统的引擎； </text:span>
静态转换器(降低电压的电源模块); <text:span text:style-name="T5">
无人系统的电池和电池； </text:span>
无人系统的内燃机； <text:span text:style-name="T5">
无人浮动综合体海船的引擎； </text:span>
无人系统的发动机组件； <text:span text:style-name="T5">
无人驾驶飞机； </text:span>
无人驾驶综合体的电源和发动机安装； <text:span text:style-name="T5">
无人驾驶汽车航空发动机的组件； </text:span>
无人驾驶汽车的组件，包括螺旋桨，载体和底盘； <text:span text:style-name="T5">
工作分包商作为无人驾驶汽车生产的一部分； </text:span>
维修和维护无人机。</text:p>
      <text:p text:style-name="P4">
从现在开始，这种慈善协助不包括在个人收入的付款人的应税收入中。</text:p>
      <text:p text:style-name="P4">
<text:span text:style-name="T5">
准备的Lesia Medvedenko</text:span>
</text:p>
      <text:p text:style-name="P4">
News Source: <text:a xlink:type="simple" xlink:href="https://armyinform.com.ua/2023/06/08/uryad-zminyv-perelik-blagodijnoyi-dopomogy-shho-ne-opodatkovuyetsya/" text:style-name="Internet_20_link" text:visited-style-name="Visited_20_Internet_20_Link">
https://armyinform.com.ua/2023/06/08/uryad-zminyv-perelik-blagodijnoyi-dopomogy-shho-ne-opodatkovuyetsya/</text:a>
</text:p>
      <!--NEWS-->
      <text:h text:style-name="P10" text:outline-level="1">
<text:span text:style-name="T4">
总参谋部：俄罗斯人从暂时占领的赫森地区的疏散居民中创建了一个“活盾”</text:span>
</text:h>
      <text:p text:style-name="P4">
作者: ['АРМІЯINFORM']</text:p>
      <text:p text:style-name="P4">
时间: 2023-06-08T87:00:00-04:00</text:p>
      <text:p text:style-name="P4">
描述: 在Timchasovo的定居点，Teritor Kherson -Roseyskeskiki Porpanti ...与乌克兰2022年的战争，与乌克兰与乌克兰的最新新闻，今天与乌克兰2022年的新闻战争，今天上次与乌克兰2022年，乌克兰和俄罗斯之间的战争是否会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01000000-c0a8-0242-5af7-08db4c956cc4_w1597_n_r0_st_s.jpg" text:style-name="Internet_20_link" text:visited-style-name="Visited_20_Internet_20_Link">
01000000-c0a8-0242-5af7-08db4c956cc4_w1597_n_r0_st_s.jpg</text:a>
']</text:p>
      <text:p text:style-name="P4">
标签: ['STOPRUSSIA', 'АГРЕСІЯ РФ', 'ВТОРГНЕННЯ РФ']</text:p>
      <text:p text:style-name="P4">
类别: News</text:p>
      <!--METADATA-->
      <text:p text:style-name="P4">
<draw:frame draw:style-name="fr1" draw:name="Image285" text:anchor-type="as-char" svg:width="6.9236in" svg:height="4.615733in" draw:z-index="0">
<draw:image xlink:href="../Images/AРМІЯINFORM/2023-06-08T87-00-00-04-00/01000000-c0a8-0242-5af7-08db4c956cc4_w1597_n_r0_st_s.jpg" xlink:type="simple" xlink:show="embed" xlink:actuate="onLoad" draw:mime-type="image/jpeg"/>
</draw:frame>
说明性照片</text:p>
      <text:p text:style-name="P4">
在赫尔森地区暂时捕获的领土的定居点中，俄罗斯入侵者继续使用其犯罪后果。 特别是，从被淹没的人口稠密地区撤离的人们在董事会和娱乐中心中流离失所，乌克兰单位已经找到。 因此，入侵者试图保护自己，将自己隐藏在平民中。</text:p>
      <text:p text:style-name="P4">
此外，根据可用信息，俄罗斯军事领导层在其部队的重大支持方面存在重大问题。 士兵在驻扎在Mystovlgograd的军事部队中签订了一份合同，而不是带有高贝雷帽的靴子。 此外，承包商被迫自费购买军服。</text:p>
      <text:p text:style-name="P4">
<text:span text:style-name="T4">
来源：</text:span>
 <text:a xlink:type="simple" xlink:href="https://www.facebook.com/GeneralStaff.ua/posts/pfbid02CKJGVTh4ezJH2BgAbnaqnrVzUEzzgyhNqqxSbZMdRRMHuB3R5b7mjgrZXc1QgAaKl" text:style-name="Internet_20_link" text:visited-style-name="Visited_20_Internet_20_Link">
GSZSU</text:a>
</text:p>
      <text:p text:style-name="P4">
News Source: <text:a xlink:type="simple" xlink:href="https://armyinform.com.ua/2023/06/08/genshtab-rosiyany-stvoryuyut-zhyvyj-shhyt-z-evakujovanyh-meshkancziv-hersonshhyny/" text:style-name="Internet_20_link" text:visited-style-name="Visited_20_Internet_20_Link">
https://armyinform.com.ua/2023/06/08/genshtab-rosiyany-stvoryuyut-zhyvyj-shhyt-z-evakujovanyh-meshkancziv-hersonshhyny/</text:a>
</text:p>
      <!--NEWS-->
      <text:h text:style-name="P10" text:outline-level="1">
<text:span text:style-name="T4">
大约有200万人和350件设备涉及消除后果</text:span>
</text:h>
      <text:p text:style-name="P4">
作者: ['АРМІЯINFORM']</text:p>
      <text:p text:style-name="P4">
时间: 2023-06-08T88:00:00-04:00</text:p>
      <text:p text:style-name="P4">
描述: z pidtoplenich teriteria evakuii 2339 Osib（BM他们120 Diye）。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imagetools0.jpg" text:style-name="Internet_20_link" text:visited-style-name="Visited_20_Internet_20_Link">
imagetools0.jpg</text:a>
']</text:p>
      <text:p text:style-name="P4">
标签: ['STOPRUSSIA', 'АГРЕСІЯ РФ', 'ВТОРГНЕННЯ РФ', 'ДСНС УКРАЇНИ', 'КАХОВСЬКА ГЕС']</text:p>
      <text:p text:style-name="P4">
类别: News</text:p>
      <!--METADATA-->
      <text:p text:style-name="P4">
<draw:frame draw:style-name="fr1" draw:name="Image286" text:anchor-type="as-char" svg:width="6.9236in" svg:height="4.621503in" draw:z-index="0">
<draw:image xlink:href="../Images/AРМІЯINFORM/2023-06-08T88-00-00-04-00/imagetools0.jpg" xlink:type="simple" xlink:show="embed" xlink:actuate="onLoad" draw:mime-type="image/jpeg"/>
</draw:frame>
2339人被撤离被洪水淹没的领土(他们有120个孩子).</text:p>
      <text:p text:style-name="P4">
Про це <text:a xlink:type="simple" xlink:href="https://dsns.gov.ua/uk/news/nadzvicaini-podiyi/xersonshhina-operativna-informaciia-shhodo-likvidaciyi-naslidkiv-pidrivu-kaxovskoyi-ges-3" text:style-name="Internet_20_link" text:visited-style-name="Visited_20_Internet_20_Link">
повідомляє</text:a>
SES。</text:p>
      <text:p text:style-name="P4">
🟡有563人被救出(他们的28个孩子). Надано психологічну допомогу 201людині. Розгорнуто роботу 9 евакуаційних пунктів. З початку робіт до Службипорятунку надійшло 856 звернень від громадян.</text:p>
      <text:p text:style-name="P4">
🟡 За попередньою інформацією, всього підтоплено 32 населені пункти та 3625будинків на правому березі Дніпра.</text:p>
      <text:p text:style-name="P4">
🟡 До ліквідації наслідків залучено близько 1 817 осіб та понад 345 од.техніки, з них від ДСНС — 809 рятувальників та 171 од. техніки, 45плавзасобів.</text:p>
      <text:p text:style-name="P4">
News Source: <text:a xlink:type="simple" xlink:href="https://armyinform.com.ua/2023/06/08/operatyvna-informacziya-shhodo-likvidacziyi-naslidkiv-pidryvu-kahovskoyi-ges/" text:style-name="Internet_20_link" text:visited-style-name="Visited_20_Internet_20_Link">
https://armyinform.com.ua/2023/06/08/operatyvna-informacziya-shhodo-likvidacziyi-naslidkiv-pidryvu-kahovskoyi-ges/</text:a>
</text:p>
      <!--NEWS-->
      <text:h text:style-name="P10" text:outline-level="1">
<text:span text:style-name="T4">
部长的内阁已批准成立一个机构间工作组，以确保乌克兰的安全环境</text:span>
</text:h>
      <text:p text:style-name="P4">
作者: ['АРМІЯINFORM']</text:p>
      <text:p text:style-name="P4">
时间: 2023-06-08T89:00:00-04:00</text:p>
      <text:p text:style-name="P4">
描述: kabisnet min）USTROD企业的生产Mizhvydochiy集团Z ...与乌克兰2022年的战争，与乌克兰的最新消息，今天与乌克兰的新闻，今天与乌克兰的新闻战争，今天上次与乌克兰的新闻战，乌克兰与俄罗斯和俄罗斯之间以及俄罗斯和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1/06/kabmin.jpg" text:style-name="Internet_20_link" text:visited-style-name="Visited_20_Internet_20_Link">
kabmin.jpg</text:a>
']</text:p>
      <text:p text:style-name="P4">
标签: ['КАБІНЕТ МІНІСТРІВ УКРАЇНИ', 'КАБМІН', 'МІЖВІДОМЧА РОБОЧА ГРУПА З ПИТАНЬ ЗАБЕЗПЕЧЕННЯ БЕЗПЕКОВОГО СЕРЕДОВИЩА В УКРАЇНІ', 'ПОСТАНОВА КМУ №539']</text:p>
      <text:p text:style-name="P4">
类别: News</text:p>
      <!--METADATA-->
      <text:p text:style-name="P4">
<draw:frame draw:style-name="fr1" draw:name="Image287" text:anchor-type="as-char" svg:width="6.9236in" svg:height="4.269553in" draw:z-index="0">
<draw:image xlink:href="../Images/AРМІЯINFORM/2023-06-08T89-00-00-04-00/kabmin.jpg" xlink:type="simple" xlink:show="embed" xlink:actuate="onLoad" draw:mime-type="image/jpeg"/>
</draw:frame>
乌克兰部长的内阁批准了有关创建机构间工作组的决议，以确保乌克兰的安全环境(进一步 - 可以识别的工作组).</text:p>
      <text:p text:style-name="P4">
<text:span text:style-name="T4">
Основними завданнями</text:span>
 Міжвідомчої робочої групи є сприяння забезпеченнюкоординації дій органів державної влади щодо забезпечення протидії загрозам вусіх сферах суспільного життя держави. Зокрема, у сфері громадської безпеки йпорядку, пожежної та техногенної безпеки, воєнної безпеки, інформаційноїбезпеки, безпеки освітнього середовища, енергетичної безпеки, кібербезпеки,економічної та фінансової безпеки, екологічної безпеки, безпеки лікарськихзасобів, безпеки на транспорті під час війни та у післявоєнний період.</text:p>
      <text:p text:style-name="P4">
Також, у положенні до Постанови йдеться, що Міжвідомча робоча група, яка єконсультативно-дорадчим органом Кабміну, здійснюватиме підготовку пропозиційщодо створення та функціонування безпекового середовища в Україні. Визначатимешляхи, механізми та способи розв’язання проблемних питань у сфері безпековогосередовища, що виникають під час реалізації державної політики.</text:p>
      <text:p text:style-name="P4">
Крім того, її завданням буде підвищення ефективності діяльності центральних імісцевих органів виконавчої влади із зазначених питань та удосконаленнянормативно-правової бази з питань забезпечення безпекового середовища вУкраїні.</text:p>
      <text:p text:style-name="P4">
У сфері створення та функціонування безпекового середовища Міжвідомча робочагрупа відповідно до покладених на неї завдань проводитиме:</text:p>
      <ul>
        <li>
аналіз стану справ та причин виникнення проблем у процесі реалізації державної політики у сфері створення та функціонування безпекового середовища;  * вивчення результатів діяльності центральних і місцевих органів виконавчої влади, органів місцевого самоврядування, підприємств, установ та організацій з питань, що належать до її компетенції;  * моніторинг стану виконання органами виконавчої влади покладених на них завдань.  * Також вона братиме участь у розробленні проєктів нормативно-правових актів з питань, що належать до її компетенції, та зобов’язується подавати Кабінету Міністрів України розроблені за результатами своєї роботи пропозиції та рекомендації щодо забезпечення безпекового середовища в Україні.</li>
      </ul>
      <text:p text:style-name="P4">
此外，Verkhovna Rada的代表，国家反腐败局，乌克兰的安全局，检察官办公室，州调查局，乌克兰的辐射安全和辩护，国家腐败预防机构的代表腐败机构(通过协议)，法律军人，警察，退伍军人和其他人员的国防部人员和退伍军人权利的人员，俘虏及其家庭成员(通过协议)和别的。</text:p>
      <text:p text:style-name="P4">
完整的<text:a xlink:type="simple" xlink:href="https://zakon.rada.gov.ua/laws/show/539-2023-%D0%BF#Text" text:style-name="Internet_20_link" text:visited-style-name="Visited_20_Internet_20_Link">
构图</text:a>
佣金可以在链接上找到。</text:p>
      <text:p text:style-name="P4">
**机构间工作组有权在适当的时候获得中央和地方执行机构，地方政府，企业，机构和组织的信息，以完成分配给该任务所需的任务所需的信息。 参与中央和地方行政机构的工作代表，地方自治机构，企业，机构和组织(与他们的领导人达成协议)以及独立的专家，在必要时组建一个永久或临时工作组。</text:p>
      <text:p text:style-name="P4">
机构间工作组的官方组成由乌克兰部长的内阁批准。 内部事务部长是机构间工作组的主席。</text:p>
      <text:p text:style-name="P4">
_ CMU站<text:a xlink:type="simple" xlink:href="https://www.kmu.gov.ua/npas/pro-utvorennia-mizhvidomchoi-robochoi-hrupy-z-pytan-zabezpechennia-bezpekovoho-seredovyshcha-v-t120523" text:style-name="Internet_20_link" text:visited-style-name="Visited_20_Internet_20_Link">
第539号</text:a>
，从2023年5月12日。</text:p>
      <text:p text:style-name="P4">
News Source: <text:a xlink:type="simple" xlink:href="https://armyinform.com.ua/2023/06/08/kabmin-zatverdyv-stvorennya-mizhvidomchoyi-robochoyi-grupy-z-pytan-zabezpechennya-bezpekovogo-seredovyshha-v-ukrayini/" text:style-name="Internet_20_link" text:visited-style-name="Visited_20_Internet_20_Link">
https://armyinform.com.ua/2023/06/08/kabmin-zatverdyv-stvorennya-mizhvidomchoyi-robochoyi-grupy-z-pytan-zabezpechennya-bezpekovogo-seredovyshha-v-ukrayini/</text:a>
</text:p>
      <!--NEWS-->
      <text:h text:style-name="P10" text:outline-level="1">
<text:span text:style-name="T4">
过去一天发生了30次战斗冲突</text:span>
</text:h>
      <text:p text:style-name="P4">
作者: ['АРМІЯINFORM']</text:p>
      <text:p text:style-name="P4">
时间: 2023-06-08T8:00:00-04:00</text:p>
      <text:p text:style-name="P4">
描述: 反对同一Zoedzhu的反对者，这是卢汉斯科（Luhansko）最佳薪水的主要Zuill ...与乌克兰2022年的战争，今天与乌克兰的最新新闻，《与乌克兰新闻》（News War）与乌克​​兰2022年的战争今天，将在今天与乌克兰的新闻战争，将在今天之间发生战争他们说，乌克兰和俄罗斯以及2022年与乌克兰的战争是在与乌克兰在不久的将来与乌克兰发生战争的时候在俄罗斯</text:p>
      <text:p text:style-name="P4">
图片: ['<text:a xlink:type="simple" xlink:href="https://armyinform.com.ua/wp-content/uploads/2023/06/zitknennya.jpg" text:style-name="Internet_20_link" text:visited-style-name="Visited_20_Internet_20_Link">
zitknennya.jpg</text:a>
']</text:p>
      <text:p text:style-name="P4">
标签: ['STOPRUSSIA', 'АГРЕСІЯ РФ', 'ВІЙНА', 'ВТОРГНЕННЯ РФ', 'ГЕНЕРАЛЬНИЙ ШТАБ ЗС УКРАЇНИ']</text:p>
      <text:p text:style-name="P4">
类别: News</text:p>
      <!--METADATA-->
      <text:p text:style-name="P4">
<draw:frame draw:style-name="fr1" draw:name="Image288" text:anchor-type="as-char" svg:width="6.9236in" svg:height="4.621503in" draw:z-index="0">
<draw:image xlink:href="../Images/AРМІЯINFORM/2023-06-08T8-00-00-04-00/zitknennya.jpg" xlink:type="simple" xlink:show="embed" xlink:actuate="onLoad" draw:mime-type="image/jpeg"/>
</draw:frame>
<text:span text:style-name="T4">
🔥俄罗斯入侵的情况</text:span>
</text:p>
      <text:p text:style-name="P4">
敌人继续将主要努力集中在卢汉斯克和顿涅茨克地区的全面企图上。 在最后一天，发生了30次战斗。</text:p>
      <text:p text:style-name="P4">
关于您早上的摘要<text:a xlink:type="simple" xlink:href="https://www.facebook.com/GeneralStaff.ua/posts/pfbid02UeFyMZMki9dWoxzECkxdSQ7borSHdHDF55kPkFHenTpriWtVRbZwRSMVtCiDgmaXl" text:style-name="Internet_20_link" text:visited-style-name="Visited_20_Internet_20_Link">
报告</text:a>
乌克兰武装部队的总参谋部。</text:p>
      <text:p text:style-name="P4">
在过去的一天中，敌人在俗气的顿涅茨克地区的利曼·纳普里姆卡(Liman Napryamka)和纳霍尔沃·瓦西利维卡(Ivanovo)，伊万诺沃(Ivanovo)和北部(North)地区的巴赫穆特斯基(Bakhmutsky)处于不成功的进攻行动。</text:p>
      <text:p text:style-name="P4">
在Avdeevsky的方向上，敌人朝着Avdiivka和Pervomaisk的方向进行了进攻未成功的尝试。</text:p>
      <text:p text:style-name="P4">
在马林斯基(Mariinsky)的方向上，我们的后卫在马林卡(Marinka)市击退了许多敌人袭击，造成了巨大的损失。</text:p>
      <text:p text:style-name="P4">
在Zaporizhzhya和Kherson的指示中，敌人继续捍卫。</text:p>
      <text:p text:style-name="P4">
News Source: <text:a xlink:type="simple" xlink:href="https://armyinform.com.ua/2023/06/08/protyagom-mynuloyi-doby-vidbulos-30-bojovyh-zitknen/" text:style-name="Internet_20_link" text:visited-style-name="Visited_20_Internet_20_Link">
https://armyinform.com.ua/2023/06/08/protyagom-mynuloyi-doby-vidbulos-30-bojovyh-zitknen/</text:a>
</text:p>
      <!--NEWS-->
      <text:h text:style-name="P10" text:outline-level="1">
<text:span text:style-name="T4">
将近16,000人可以从赫尔森右岸撤离</text:span>
</text:h>
      <text:p text:style-name="P4">
作者: Ukrinform (Person)</text:p>
      <text:p text:style-name="P4">
出版商: Укринформ (Organization)</text:p>
      <text:p text:style-name="P4">
出版时间: 2023-06-08T8:56:12+03:00</text:p>
      <text:p text:style-name="P4">
修改时间: 2023-06-08T22:56:12+03:00</text:p>
      <text:p text:style-name="P4">
描述: 如果Kakhovka水力发电厂将来水将来会增加，则必须将近16,000名居民从Kherson地区撤离。  - 乌克林。</text:p>
      <text:p text:style-name="P4">
图片: ['<text:a xlink:type="simple" xlink:href="https://static.ukrinform.com/photos/2023_06/thumb_files/630_360_1686227928-706.jpg" text:style-name="Internet_20_link" text:visited-style-name="Visited_20_Internet_20_Link">
630_360_16862...</text:a>
']</text:p>
      <text:p text:style-name="P4">
标签: ['Евакуація', 'Херсонщина', 'Каховська ГЕС']</text:p>
      <text:p text:style-name="P4">
类型: Article</text:p>
      <!--METADATA-->
      <text:p text:style-name="P4">
<draw:frame draw:style-name="fr1" draw:name="Image289" text:anchor-type="as-char" svg:width="6.9236in" svg:height="3.956343in" draw:z-index="0">
<draw:image xlink:href="../Images/yкринформ/2023-06-08T8-56-12-03-00/630_360_1686227928-706.jpg" xlink:type="simple" xlink:show="embed" xlink:actuate="onLoad" draw:mime-type="image/jpeg"/>
</draw:frame>
如果Kakhovsky水力发电站正在经历Kakhovka水力发电厂的结果，则必须将近16,000名居民从正确的银行撤离。</text:p>
      <text:p text:style-name="P4">
关于<text:a xlink:type="simple" xlink:href="https://t.me/olexandrprokudin/618" text:style-name="Internet_20_link" text:visited-style-name="Visited_20_Internet_20_Link">
temachonfon曾经</text:a>
报道说，霍尔森·奥瓦德·亚历山大·普罗普林(Kherson Ova Alexander Proudin)的负责人告诉“ Unin”。</text:p>
      <text:p text:style-name="P4">
“如今，志愿者，救援人员和警察撤离了来自危险领土的559人。 该地区的2334名居民已经出口。 最重要的是，赫尔森船的沼泽，从1765年从赫森救出。 根据初步计算，如果水将继续传播，约有16,000人必须从右岸的洪水区撤离。” Propkudin说。</text:p>
      <text:p text:style-name="P4">
<text:span text:style-name="T4">
另请阅读：</text:span>
 [<text:a xlink:type="simple" xlink:href="https://www.ukrinform.ua/rubric-regions/3720293-hersonska-ova-zapustila-garacu-liniu-dla-dopomogi-postrazdalim.html" text:style-name="Internet_20_link" text:visited-style-name="Visited_20_Internet_20_Link">
Kherson Ova打开了一个“热线”以协助调查</text:a>
据他说，早晨，平均洪水为5.61 m，阿纳拉加斯5.58 m。</text:p>
      <text:p text:style-name="P4">
“ 600平方米淹没了。 赫尔森地区的公里，其中32％是合适的银行，而68％是及时占据我们的左岸。 右岸有28个人口稠密的积分。 以前，有3500所房屋受到了卡科夫斯基和贝斯拉夫地区的影响，” Proudin补充说。</text:p>
      <text:p text:style-name="P4">
<text:span text:style-name="T4">
另请阅读：</text:span>
 [来自赫尔森地区的洪水区<text:span text:style-name="T4">
 evak </text:span>
 2339人已经期待]]](https://www.ukrinform.ua/rubric-regions/3720214-iz-zoni-pidtoplenna-na-hersonsini-evakuuvali-vze-2-334-ludini.html)正如乌克林福姆报道的<text:a xlink:type="simple" xlink:href="https://www.ukrinform.ua/rubric-other_news/3718791-pidriv-rosianami-kahovskoi-ges-vsi-novini.html" text:style-name="Internet_20_link" text:visited-style-name="Visited_20_Internet_20_Link">
6月6日根据Podvikakhov水力发电厂制造的俄罗斯军队</text:a>
。 在这方面，在赫尔森地区，特别是赫尔森(Kherson Teps)有能源的风险。涵盖了潜在洪水区的人口疏散。</text:p>
      <text:p text:style-name="P4">
照片：SES</text:p>
      <text:p text:style-name="P4">
News Source: <text:a xlink:type="simple" xlink:href="https://www.ukrinform.ua/rubric-regions/3720311-iz-pravoberezza-hersonsini-mozut-evakuuvati-majze-16-tisac-ludej.html" text:style-name="Internet_20_link" text:visited-style-name="Visited_20_Internet_20_Link">
https://www.ukrinform.ua/rubric-regions/3720311-iz-pravoberezza-hersonsini-mozut-evakuuvati-majze-16-tisac-ludej.html</text:a>
</text:p>
      <!--NEWS-->
      <text:h text:style-name="P10" text:outline-level="1">
<text:span text:style-name="T4">
乌克兰国防副部长会见了美国代表团</text:span>
</text:h>
      <text:p text:style-name="P4">
作者: ['АРМІЯINFORM']</text:p>
      <text:p text:style-name="P4">
时间: 2023-06-08T90:00:00-04:00</text:p>
      <text:p text:style-name="P4">
描述: Ministan捍卫乌克兰Volodymyr Gavrilov的代祷者在猕猴桃附近的Vitali Deinega ...与乌克兰2022年的战争，与乌克兰的最新消息，今天与乌克兰的新闻，今天与乌克兰2022年的新闻战争，乌克兰和俄罗斯之间的战争将在乌克兰和俄罗斯之间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d0d6aa9b8fce592d0feb2232a116f54a092522b3.jpg" text:style-name="Internet_20_link" text:visited-style-name="Visited_20_Internet_20_Link">
d0d6aa9b8fce592d0feb2232a116f54a092522b3.jpg</text:a>
']</text:p>
      <text:p text:style-name="P4">
标签: []</text:p>
      <text:p text:style-name="P4">
类别: News</text:p>
      <!--METADATA-->
      <text:p text:style-name="P4">
<draw:frame draw:style-name="fr1" draw:name="Image290" text:anchor-type="as-char" svg:width="6.9236in" svg:height="3.321164in" draw:z-index="0">
<draw:image xlink:href="../Images/AРМІЯINFORM/2023-06-08T90-00-00-04-00/d0d6aa9b8fce592d0feb2232a116f54a092522b3.jpg" xlink:type="simple" xlink:show="embed" xlink:actuate="onLoad" draw:mime-type="image/jpeg"/>
</draw:frame>
乌克兰国防部副部长沃迪米尔·加夫里洛夫(Volodymyr Gavrilov)和维塔利·德尼加·乌克伊夫(Vitaliy Deynega ukiev)会见了国防和采矿业代表(美国)他由林妮·史密斯女士的国防工业工业疏远领导。</text:p>
      <text:p text:style-name="P4">
讨论了当前的双边合作和长期合作范围的问题。</text:p>
      <text:p text:style-name="P4">
乌克兰国防部的代表感谢外国代表在俄罗斯联邦的持续全面战争期间，美利坚合众国对我们州的塔维光供应支持。</text:p>
      <text:p text:style-name="P4">
国防部负责人代表概述了乌克兰武装部队的紧急需求，以提高其能力并有效地反映俄罗斯联邦的武装侵略。</text:p>
      <text:p text:style-name="P4">
美国代表团表示愿意支持乌克兰和与乌克兰人民的团结证明。</text:p>
      <ul>
        <li>
英雄主义，对乌克兰捍卫者和捍卫者的胜利和爱国主义的渴望!同时，这是我们社会的激励人物。 我们为乌克兰寻求积极主动的合作伙伴。 这就是为什么我们旨在确定您所在国家的一般需求，并为实施的有效解决方案 -  Linndi Smith报道。</li>
      </ul>
      <text:p text:style-name="P4">
双方强调了进一步加强合作与实施联合项目以加强乌克兰辩护的重要性。</text:p>
      <text:p text:style-name="P4">
<text:span text:style-name="T4">
资料来源：</text:span>
 <text:a xlink:type="simple" xlink:href="https://www.mil.gov.ua/news/2023/06/08/zastupniki-ministra-oboroni-ukraini-zustrilisya-z-delegaczieyu-spoluchenih-shtativ-ameriki/" text:style-name="Internet_20_link" text:visited-style-name="Visited_20_Internet_20_Link">
__乌克兰国防部_</text:a>
</text:p>
      <text:p text:style-name="P4">
News Source: <text:a xlink:type="simple" xlink:href="https://armyinform.com.ua/2023/06/08/zastupnyky-ministra-oborony-ukrayiny-zustrilysya-z-delegacziyeyu-spoluchenyh-shtativ-ameryky/" text:style-name="Internet_20_link" text:visited-style-name="Visited_20_Internet_20_Link">
https://armyinform.com.ua/2023/06/08/zastupnyky-ministra-oborony-ukrayiny-zustrilysya-z-delegacziyeyu-spoluchenyh-shtativ-ameryky/</text:a>
</text:p>
      <!--NEWS-->
      <text:h text:style-name="P10" text:outline-level="1">
<text:span text:style-name="T4">
赫尔森地区政府领导人向乌克兰人寻求帮助</text:span>
</text:h>
      <text:p text:style-name="P4">
作者: ['АРМІЯINFORM']</text:p>
      <text:p text:style-name="P4">
时间: 2023-06-08T91:00:00-04:00</text:p>
      <text:p text:style-name="P4">
描述: kerivnitsta khersonsko oda在likvidatsi namylidkiv的pre -post中吃了乌克兰人...与乌克兰2022年与乌克兰的战争，与乌克兰的最新新闻，与乌克兰2022年的战争，与乌克兰和俄罗斯的战争，无论是在2022年与乌克兰的战争，是否在2022年与乌克兰战争他们说，将是一年，是否会在不久的将来与乌克兰发动战争</text:p>
      <text:p text:style-name="P4">
图片: ['<text:a xlink:type="simple" xlink:href="https://armyinform.com.ua/wp-content/uploads/2023/06/photo_2023-06-08_20-35-47.jpg" text:style-name="Internet_20_link" text:visited-style-name="Visited_20_Internet_20_Link">
photo_2023-06-08_20-35-47.jpg</text:a>
']</text:p>
      <text:p text:style-name="P4">
标签: ['STOPRUSSIA', 'АГРЕСІЯ РФ', 'ВТОРГНЕННЯ РФ', 'КАХОВСЬКА ГЕС']</text:p>
      <text:p text:style-name="P4">
类别: News</text:p>
      <!--METADATA-->
      <text:p text:style-name="P4">
<draw:frame draw:style-name="fr1" draw:name="Image291" text:anchor-type="as-char" svg:width="6.9236in" svg:height="4.615733in" draw:z-index="0">
<draw:image xlink:href="../Images/AРМІЯINFORM/2023-06-08T91-00-00-04-00/photo_2023-06-08_20-35-47.jpg" xlink:type="simple" xlink:show="embed" xlink:actuate="onLoad" draw:mime-type="image/jpeg"/>
</draw:frame>
赫尔森地区政府的领导人呼吁乌克兰人的帮助，以消除炸毁卡科夫卡水力发电厂大坝的乘员的后果。</text:p>
      <text:p text:style-name="P4">
适当的<text:a xlink:type="simple" xlink:href="https://t.me/khersonskaODA/6553" text:style-name="Internet_20_link" text:visited-style-name="Visited_20_Internet_20_Link">
上诉</text:a>
霍尔森·奥达(Kherson Oda)在电报中写道。</text:p>
      <text:p text:style-name="P4">
“我们感谢所有急于救赎的人。 谁庇护了基尔森地区的居民。 但是我们的出色工作正在进行中。 因此，让我们巩固我们的努力。”</text:p>
      <text:p text:style-name="P4">
根据Kherson Ova的倡议，Kherson社区社区基金会“保护”组织了自由的人道主义援助，该援助将能够进入该地区。</text:p>
      <text:p text:style-name="P4">
根据链接 -  <text:a xlink:type="simple" xlink:href="https://docs.google.com/spreadsheets/d/1pCPZApIDDkaGuotmhR0EsgxV0pNDIbbBMs095LN4g_I/edit#gid=0" text:style-name="Internet_20_link" text:visited-style-name="Visited_20_Internet_20_Link">
列表</text:a>
消除灾难的影响并支持受害者所需的首先需要的事情。</text:p>
      <text:p text:style-name="P4">
请仅发送列表中的内容。 其余的 - 已经关心的行政和志愿者。</text:p>
      <text:p text:style-name="P4">
单独呼吁企业。 如果可能，请提供该技术。 这里<text:a xlink:type="simple" xlink:href="https://docs.google.com/spreadsheets/d/1pCPZApIDDkaGuotmhR0EsgxV0pNDIbbBMs095LN4g_I/edit#gid=0" text:style-name="Internet_20_link" text:visited-style-name="Visited_20_Internet_20_Link">
列表</text:a>
需要什么。</text:p>
      <text:p text:style-name="P4">
他们看了清单。 尚未找到他们准备分享的东西，但是确定需要事情吗？ 完整<text:a xlink:type="simple" xlink:href="https://docs.google.com/forms/d/e/1FAIpQLSeEcZM0zg-paphAzJcq2eebDJTAZD4CbNTccOadArrDUVUpew/viewform" text:style-name="Internet_20_link" text:visited-style-name="Visited_20_Internet_20_Link">
表格</text:a>
我们将与您联系呼叫中心的慈善协助组织：0800 101 102。</text:p>
      <text:p text:style-name="P4">
如果您可以提供帮助，请将必要的内容发送到以下地址：Kherson，New Mail Branch#1。 电话：050-525-80-56，Shatilova Natalia(收件人的联系，而不是打电话)_</text:p>
      <text:p text:style-name="P4">
_ 重要的!并指出以收件人为代价的发送。</text:p>
      <text:p text:style-name="P4">
我们反复向世界展示了乌克兰人多么令人难以置信。 我们知道这一点，现在您将不会远离赫尔森地区的悲剧。 这是我们的普通标准。 我们可以一起克服一切。</text:p>
      <text:p text:style-name="P4">
没有您需要的东西吗？ 但是你想支持我们吗？</text:p>
      <text:p text:style-name="P4">
您可以纪念Kherson社区基金会的“保护”，该基金会在“共同保存”中起作用!赫尔森。 详细信息 -  <text:a xlink:type="simple" xlink:href="https://zahyst.ks.ua/2020/04/ryatuyemo-razom/" text:style-name="Internet_20_link" text:visited-style-name="Visited_20_Internet_20_Link">
链接</text:a>
.</text:p>
      <text:p text:style-name="P4">
News Source: <text:a xlink:type="simple" xlink:href="https://armyinform.com.ua/2023/06/08/kerivnycztvo-hersonskoyi-oda-zvernulosya-do-ukrayincziv-po-dopomogu/" text:style-name="Internet_20_link" text:visited-style-name="Visited_20_Internet_20_Link">
https://armyinform.com.ua/2023/06/08/kerivnycztvo-hersonskoyi-oda-zvernulosya-do-ukrayincziv-po-dopomogu/</text:a>
</text:p>
      <!--NEWS-->
      <text:h text:style-name="P10" text:outline-level="1">
<text:span text:style-name="T4">
在俄罗斯宣传员的敖德萨中，被判处10年监禁</text:span>
</text:h>
      <text:p text:style-name="P4">
作者: ['АРМІЯINFORM']</text:p>
      <text:p text:style-name="P4">
时间: 2023-06-08T92:00:00-04:00</text:p>
      <text:p text:style-name="P4">
描述: 对于该死的检察官检察官的Quitimanni对纸浆指控...与乌克兰2022的战争，与乌克兰的战争是今天的最新新闻，今天与乌克兰2022年的新闻战，乌克兰和乌克兰之间的战争将会俄罗斯，当与乌克兰的战争将在2022年不，他们会在不久的将来与乌克兰发生战争，他们说，今天与乌克兰的战争，今天的乌克兰新闻，乌克兰媒体在俄罗斯的乌克兰新闻</text:p>
      <text:p text:style-name="P4">
图片: []</text:p>
      <text:p text:style-name="P4">
标签: ['STOPRUSSIA', 'АГРЕСІЯ РФ', 'ВТОРГНЕННЯ РФ']</text:p>
      <text:p text:style-name="P4">
类别: News</text:p>
      <!--METADATA-->
      <text:p text:style-name="P4">
敖德萨地区检察官办公室的检察官被判犯有协助恐怖行为的罪名。 他被判处10年徒刑。</text:p>
      <text:p text:style-name="P4">
关于它<text:a xlink:type="simple" xlink:href="https://www.gp.gov.ua/ua/posts/verbuvav-i-gotuvav-maibutnix-teroristiv-dlya-diversii-na-odeshhini-rosiiskogo-propagandista-zasudzeno-do-10-rokiv-pozbavlennya-voli" text:style-name="Internet_20_link" text:visited-style-name="Visited_20_Internet_20_Link">
报告</text:a>
乌克兰检察长办公室。</text:p>
      <text:p text:style-name="P4">
法庭上的检察官证明，在2014年初，一个人是反imaidan的支持者，并且不同意尊严革命的思想，他留在了俄罗斯。 在那里，他制定了进一步的计划，以破坏对乌克兰的信心和创建SO的“ Novorossiysk”。</text:p>
      <text:p text:style-name="P4">
2014年4月至6月，他招募了敖德萨的两名居民在该市犯下塔拉克。 特别是，破坏了私人委员会的建筑物，私人银行的自动取款机和分支机构，Roshen的财产，PJSC“ Odessa用户工厂”，州企业“敖德萨地区广播电视中心”以及乌克兰国家电视公司的敖德萨分公司。</text:p>
      <text:p text:style-name="P4">
在策展人的任务下，表演者对军事委员会的行政建设进行了摄影视频，寻找炸药和设备以研究爆炸和纵火。</text:p>
      <text:p text:style-name="P4">
为了准备在敖德萨的破坏和恐怖行动，他们执行了货币奖励和笔记本电脑以及闪光灯驱动器，并使用软件来创建密码加密的化合物。</text:p>
      <text:p text:style-name="P4">
由于采取了运营措施，执法人员警告了这些团体的犯罪活动。</text:p>
      <text:p text:style-name="P4">
敖德萨地区的SBU管理进行了特殊的预审调查。</text:p>
      <text:p text:style-name="P4">
News Source: <text:a xlink:type="simple" xlink:href="https://armyinform.com.ua/2023/06/08/na-odeshhyni-rosijskogo-propagandysta-zasudzheno-do-10-rokiv-pozbavlennya-voli/" text:style-name="Internet_20_link" text:visited-style-name="Visited_20_Internet_20_Link">
https://armyinform.com.ua/2023/06/08/na-odeshhyni-rosijskogo-propagandysta-zasudzheno-do-10-rokiv-pozbavlennya-voli/</text:a>
</text:p>
      <!--NEWS-->
      <text:h text:style-name="P10" text:outline-level="1">
<text:span text:style-name="T4">
克里米亚合作者 - 俄罗斯联邦海军陆战队的指挥官报告怀疑谋杀7名平民</text:span>
</text:h>
      <text:p text:style-name="P4">
作者: ['АРМІЯINFORM']</text:p>
      <text:p text:style-name="P4">
时间: 2023-06-08T93:00:00-04:00</text:p>
      <text:p text:style-name="P4">
描述: 对于Kherson-果成细胞检察官的专有圆柱状检察官，在缺席的情况下，在缺席的情况下，与2022年乌克兰的战争，与乌克兰的战争是今天的最新消息，这是今天与乌克兰2022年战争的新闻，今天将在今天发动战争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6/zobrazhennya-whatsapp-data-2023-06-08-o-162025.jpg" text:style-name="Internet_20_link" text:visited-style-name="Visited_20_Internet_20_Link">
zobrazhennya-whatsapp-data-2023-06-08-o-162025.jpg</text:a>
']</text:p>
      <text:p text:style-name="P4">
标签: ['STOPRUSSIA', 'ВТОРГНЕННЯ РФ']</text:p>
      <text:p text:style-name="P4">
类别: News</text:p>
      <!--METADATA-->
      <text:p text:style-name="P4">
<draw:frame draw:style-name="fr1" draw:name="Image292" text:anchor-type="as-char" svg:width="6.9236in" svg:height="8.048582in" draw:z-index="0">
<draw:image xlink:href="../Images/AРМІЯINFORM/2023-06-08T93-00-00-04-00/zobrazhennya-whatsapp-data-2023-06-08-o-162025.jpg" xlink:type="simple" xlink:show="embed" xlink:actuate="onLoad" draw:mime-type="image/jpeg"/>
</draw:frame>
在赫尔森地区检察官办公室的程序领导下，据报道，据报道，在俄罗斯联邦武装部队海军海军海军海军陆战队司令官的涉嫌中，俄罗斯联合会在州的tro乱和违反了战争的法律和习俗。</text:p>
      <text:p text:style-name="P4">
根据调查，乌克兰克里米亚人的俄罗斯军队在2014年自愿移居敌人的一边后，获得了RFTT的公民身份，加入了国民进军军的武装部队。</text:p>
      <text:p text:style-name="P4">
自2022年3月以来，犯罪嫌疑人以及他的RFF下属被Kherson地区的定居点占据。 在被俘虏的情况下，他组织并控制了与镇压当地人口有关的过程，以在合作前实施乌克兰公民的职业政策，并实施过滤措施等。</text:p>
      <text:p text:style-name="P4">
2022年4月，在村庄。 的确，与同伙一起，座位的座位拘留了公司的雇员，该公司守卫着塞雷恩(Serane)佩戴的单位附近的单位以及一个未成年女孩。 塔迪维奇纳的六名男子被带到一所私人房屋，在那里他们被申请了身体和枪击。 之后，入侵者被杀害了房屋。</text:p>
      <text:p text:style-name="P4">
11月，在武装部队的武装部队解雇后，科尔森地区检察官办公室的检察官与警察和专家的调查人员一起进行了挖掘和检查，并检查了这所房子中死者的尸体。</text:p>
      <text:p text:style-name="P4">
检查确定了暴力死亡的迹象。 其中一些是由于子弹伤的结果收获。 手腕仍然有绳索。</text:p>
      <text:p text:style-name="P4">
预审调查是由赫尔森地区的Sunp进行的。</text:p>
      <text:p text:style-name="P4">
正在采取措施，从涉及针对平民罪的军队中建立其他人。</text:p>
      <text:p text:style-name="P4">
News Source: <text:a xlink:type="simple" xlink:href="https://armyinform.com.ua/2023/06/08/krymskomu-kolaborantu-komandyru-pidrozdilu-morskoyi-pihoty-chornomorskogo-flotu-vmf-rf-povidomleno-pidozru-za-vbyvstvo-7-czyvilnyh/" text:style-name="Internet_20_link" text:visited-style-name="Visited_20_Internet_20_Link">
https://armyinform.com.ua/2023/06/08/krymskomu-kolaborantu-komandyru-pidrozdilu-morskoyi-pihoty-chornomorskogo-flotu-vmf-rf-povidomleno-pidozru-za-vbyvstvo-7-czyvilnyh/</text:a>
</text:p>
      <!--NEWS-->
      <text:h text:style-name="P10" text:outline-level="1">
<text:span text:style-name="T4">
美国国际开发署将为受卡科夫斯克水力发电影响的乌克兰人提供经济援助3个月</text:span>
</text:h>
      <text:p text:style-name="P4">
作者: ['АРМІЯINFORM']</text:p>
      <text:p text:style-name="P4">
时间: 2023-06-08T94:00:00-04:00</text:p>
      <text:p text:style-name="P4">
描述: Lenger Kllokokh Pislya Ruinvannya Dambi Kakhovko Ges，USAID W。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352091711_1435416843949769_2469806033592754455_n.jpg" text:style-name="Internet_20_link" text:visited-style-name="Visited_20_Internet_20_Link">
352091711_1435416843949769_2469806033592754455_n.jpg</text:a>
']</text:p>
      <text:p text:style-name="P4">
标签: ['STOPRUSSIA', 'АГРЕСІЯ РФ', 'ВТОРГНЕННЯ РФ', 'КАХОВСЬКА ГЕС', 'СВІТ ПІДТРИМУЄ УКРАЇНУ']</text:p>
      <text:p text:style-name="P4">
类别: News</text:p>
      <!--METADATA-->
      <text:p text:style-name="P4">
<draw:frame draw:style-name="fr1" draw:name="Image293" text:anchor-type="as-char" svg:width="6.9236in" svg:height="4.615733in" draw:z-index="0">
<draw:image xlink:href="../Images/AРМІЯINFORM/2023-06-08T94-00-00-04-00/352091711_1435416843949769_2469806033592754455_n.jpg" xlink:type="simple" xlink:show="embed" xlink:actuate="onLoad" draw:mime-type="image/jpeg"/>
</draw:frame>
卡科夫卡水力发电大坝破坏后的几个小时，美国国际开发署和非凡的响应小组开始动员资源来组织疏散并向受洪水影响的人们提供人道主义援助。</text:p>
      <text:p text:style-name="P4">
关于乌克兰美国国际开发署<text:a xlink:type="simple" xlink:href="https://www.facebook.com/USAIDUkraine/posts/pfbid02bziyCybfzRL3F8qJK4putGGWroeLdAao2LAWYxwuYCxrXYXrXkACY67XkdBfBH7Tl" text:style-name="Internet_20_link" text:visited-style-name="Visited_20_Internet_20_Link">
报告</text:a>
在Facebook上。</text:p>
      <text:p text:style-name="P4">
“ 22 500,000 UAH(大约$ 608,000)受洪水影响的1000多个家庭正在徘徊。 每个农场将获得UAH 2,200($ 60)美国国际发展机构在一条消息中说：“每人三个月，总共每个家庭中最多五人。”(你说).</text:p>
      <text:p text:style-name="P4">
Зазначається, що аварійні та гуманітарні групи Агенції в Україні у перші жгодини після підриву Каховської ГЕС розпочали надавати негайну допомогу вевакуації та гуманітарну допомогу цивільним.</text:p>
      <text:p text:style-name="P4">
Так, понад 14 тисяч людей у постраждалих районах були забезпечені питноюводою, понад 7 тисяч людей у Херсоні та Миколаєві отримали гарячі обіди. Дляпідтримки рятувальних операцій на воді та розподілу екстреної допомоги булонадано понад 10 тисяч літрів пального, а для забезпечення евакуації цивільних— пасажирські автобуси.</text:p>
      <text:p text:style-name="P4">
«Міжнародні неурядові організації-партнери надають грошову допомогу тагігієнічні набори евакуйованим. Ми зараз надаємо додаткові човни для підтримкирятувальних робіт. Наші партнери також розгорнули мобільні групи для підтримкиевакуйованих дітей на вокзалах, під час транзиту та на станціях прийому», —підкреслили в Агенції.</text:p>
      <text:p text:style-name="P4">
Там додають, що Уряд США працює над планом доставки насосів для критичноїінфраструктури міста Херсон.</text:p>
      <text:p text:style-name="P4">
News Source: <text:a xlink:type="simple" xlink:href="https://armyinform.com.ua/2023/06/08/usaid-vprodovzh-3-h-misyacziv-nadavatymut-finansovu-dopomogu-ukrayinczyam-yaki-postrazhdaly-vnaslidok-pidryvu-kahovskoyi-ges/" text:style-name="Internet_20_link" text:visited-style-name="Visited_20_Internet_20_Link">
https://armyinform.com.ua/2023/06/08/usaid-vprodovzh-3-h-misyacziv-nadavatymut-finansovu-dopomogu-ukrayinczyam-yaki-postrazhdaly-vnaslidok-pidryvu-kahovskoyi-ges/</text:a>
</text:p>
      <!--NEWS-->
      <text:h text:style-name="P10" text:outline-level="1">
<text:span text:style-name="T4">
Kherson OVA发起了一条热线，以帮助受影响的公民</text:span>
</text:h>
      <text:p text:style-name="P4">
作者: ['АРМІЯINFORM']</text:p>
      <text:p text:style-name="P4">
时间: 2023-06-08T95:00:00-04:00</text:p>
      <text:p text:style-name="P4">
描述: Kozhza nebaydozhi brumadenyan，让我们在纳丹尼亚（Nadannya）的加里亚奇·伊斯尼亚（Garyachi lisniya）上停留在纳丹尼亚（Nadannya）上...与乌克兰2022年的战争，与乌克兰的最新新闻，《新闻》（News News）战争，与乌克兰（Ucraine）的最新新闻，与乌克兰2022年的新闻战争，今天将在乌克兰和俄罗斯之间进行战争，将在乌克兰和俄罗斯之间进行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6/11-14.jpg" text:style-name="Internet_20_link" text:visited-style-name="Visited_20_Internet_20_Link">
11-14.jpg</text:a>
']</text:p>
      <text:p text:style-name="P4">
标签: []</text:p>
      <text:p text:style-name="P4">
类别: News</text:p>
      <!--METADATA-->
      <text:p text:style-name="P4">
<draw:frame draw:style-name="fr1" draw:name="Image294" text:anchor-type="as-char" svg:width="6.9236in" svg:height="4.615733in" draw:z-index="0">
<draw:image xlink:href="../Images/AРМІЯINFORM/2023-06-08T95-00-00-04-00/11-14.jpg" xlink:type="simple" xlink:show="embed" xlink:actuate="onLoad" draw:mime-type="image/jpeg"/>
</draw:frame>
每个冷漠的公民都可以致电热线，向赫尔森地区的受害者提供帮助-0 800 101 102。</text:p>
      <text:p text:style-name="P4">
亚历山大·普鲁丁(Alexander Proudin)，亚历山大·普鲁丁(Alexander Proudin)在国家电话“统一新闻”上说。</text:p>
      <text:p text:style-name="P4">
OVA Alexander Proudin的负责人还强调，目前，要消除Kakhovka水力发电站的破坏所造成的所有后果，该地区需要额外的资源 - 无论是技术还是在实时电力上。</text:p>
      <text:p text:style-name="P4">
“为了消除这场灾难的后果，我们需要其他资源，ASAM瓶装水，东西，家具和衣服，为剩下的人提供。 现在还需要特殊设备来消除。 这些是设计师，ATV，自卸车，装载机，公共汽车，拯救Velette，可以用来拯救一个人在水中的人。”</text:p>
      <text:p text:style-name="P4">
他说，公民可以在政府官方网站或Facebook或电报上找到有关该地区需求的信息。</text:p>
      <text:p text:style-name="P4">
Oleksandr Proudin还表示，OVA目前需要准备与此热线运营商合作的人。</text:p>
      <text:p text:style-name="P4">
News Source: <text:a xlink:type="simple" xlink:href="https://armyinform.com.ua/2023/06/08/u-hersonskij-ova-zapustyly-garyachu-liniyu-dlya-dopomogy-postrazhdalym-gromadyanam/" text:style-name="Internet_20_link" text:visited-style-name="Visited_20_Internet_20_Link">
https://armyinform.com.ua/2023/06/08/u-hersonskij-ova-zapustyly-garyachu-liniyu-dlya-dopomogy-postrazhdalym-gromadyanam/</text:a>
</text:p>
      <!--NEWS-->
      <text:h text:style-name="P10" text:outline-level="1">
<text:span text:style-name="T4">
这种生态剂是俄罗斯必须回答的另一个暴行-Greta Tunberg关于破坏Kakhovka水力发电站</text:span>
</text:h>
      <text:p text:style-name="P4">
作者: ['АРМІЯINFORM']</text:p>
      <text:p text:style-name="P4">
时间: 2023-06-08T96:00:00-04:00</text:p>
      <text:p text:style-name="P4">
描述: Vidoma瑞典生态活动家，Scho Vistupa，反对全球热身的蛇...与乌克兰2022年的战争，与乌克兰与乌克兰的最新消息，与乌克兰的新闻战争，与乌克兰2022年的新闻战争，今天将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greta_thunberg_urges_meps_to_show_climate_leadership_49618310531_cropped.jpg" text:style-name="Internet_20_link" text:visited-style-name="Visited_20_Internet_20_Link">
greta_thunberg_urges_meps_to_show_climate_leadership_49618310531_cropped.jpg</text:a>
']</text:p>
      <text:p text:style-name="P4">
标签: ['ГРЕТА ТУНБЕРГ', 'ЕКОЦИД', 'ЗЛОЧИНИ РФ', 'ПІДРИВ КАХОВСЬКОЇ ГЕС']</text:p>
      <text:p text:style-name="P4">
类别: News</text:p>
      <!--METADATA-->
      <text:p text:style-name="P4">
<draw:frame draw:style-name="fr1" draw:name="Image295" text:anchor-type="as-char" svg:width="6.9236in" svg:height="9.502641in" draw:z-index="0">
<draw:image xlink:href="../Images/AРМІЯINFORM/2023-06-08T96-00-00-04-00/greta_thunberg_urges_meps_to_show_climate_leadership_49618310531_cropped.jpg" xlink:type="simple" xlink:show="embed" xlink:actuate="onLoad" draw:mime-type="image/jpeg"/>
</draw:frame>
这位著名的瑞典生态活动主义者反对全球变暖对格雷塔·塔伯格(Greta Tunberg)气候变化的反对，这是由俄罗斯主持人在俄罗斯主持人中反应的恐怖分子，涉及俄罗斯 - 主持人的恐怖分子，这引起了卡科霍夫卡水力发电站，这造成了真正的生态 - 凯特罗夫在乌克兰以南，并对数千名乌克兰乌克兰人造成了可怕的后果。</text:p>
      <text:p text:style-name="P4">
“这种生态剂是对俄罗斯的未经证实的全面入侵的延续，是另一个使世界迷失在言语中的暴行。 我们的观点对俄罗斯的罪行重新满足，这应该负责其罪行。”  -  <text:a xlink:type="simple" xlink:href="http://м" text:style-name="Internet_20_link" text:visited-style-name="Visited_20_Internet_20_Link">
写</text:a>
ourupian课。</text:p>
      <text:p text:style-name="Quotations">

<text:p text:style-name="P4">
这种生态剂是俄罗斯无端的全面入侵&gt;
乌克兰的延续，这是另一个暴行，使世界失去了言语。 我们的&gt;
再次对俄罗斯的眼睛，必须对自己的罪行负责。&gt;
 &lt;https://t.co/gdwrjnmkmb &gt;
&gt;
&gt;
&gt;
(@gretathunberg)<text:a xlink:type="simple" xlink:href="https://twitter.com/GretaThunberg/status/1666885580536307725" text:style-name="Internet_20_link" text:visited-style-name="Visited_20_Internet_20_Link">
6月8日，&gt;
 2023年</text:a>
</text:p>

</text:p>
      <text:p text:style-name="P4">
News Source: <text:a xlink:type="simple" xlink:href="https://armyinform.com.ua/2023/06/08/czej-ekoczyd-ye-shhe-odnym-zvirstvom-za-yake-rosiya-maye-vidpovisty-greta-tunberg-pro-pidryv-kahovskoyi-ges/" text:style-name="Internet_20_link" text:visited-style-name="Visited_20_Internet_20_Link">
https://armyinform.com.ua/2023/06/08/czej-ekoczyd-ye-shhe-odnym-zvirstvom-za-yake-rosiya-maye-vidpovisty-greta-tunberg-pro-pidryv-kahovskoyi-ges/</text:a>
</text:p>
      <!--NEWS-->
      <text:h text:style-name="P10" text:outline-level="1">
<text:span text:style-name="T4">
有必要巩固俄罗斯负责Ecocide -Volodymyr Zelenskyy的世界</text:span>
</text:h>
      <text:p text:style-name="P4">
作者: ['АРМІЯINFORM']</text:p>
      <text:p text:style-name="P4">
时间: 2023-06-08T97:00:00-04:00</text:p>
      <text:p text:style-name="P4">
描述: 下午好！ 我得到你！ USYKH，HOTO并没有被PL ...注入PL ...与乌克兰2022年的战争，与乌克兰的战争是今天的最新消息，今天与乌克兰2022年的新闻战是今天的最后一场，将会发生战争乌克兰和俄罗斯以及与乌克兰的战争将在2022年，他们会在不久的将来与乌克兰发生战争，他们说，与乌克兰的战争，今天的乌克兰新闻，乌克兰的新闻，乌克兰媒体的乌克兰媒体新闻</text:p>
      <text:p text:style-name="P4">
图片: ['<text:a xlink:type="simple" xlink:href="https://armyinform.com.ua/wp-content/uploads/2023/06/656b9ca7879c192a2277215cceec9c05_1686246257_extra_large.jpeg" text:style-name="Internet_20_link" text:visited-style-name="Visited_20_Internet_20_Link">
656b9ca7879c192a2277215cceec9c05_1686246257_extra_large.jpeg</text:a>
']</text:p>
      <text:p text:style-name="P4">
标签: ['STOPRUSSIA', 'АГРЕСІЯ РФ', 'ВОЛОДИМИР ЗЕЛЕНСЬКИЙ', 'ВТОРГНЕННЯ РФ']</text:p>
      <text:p text:style-name="P4">
类别: News</text:p>
      <!--METADATA-->
      <text:p text:style-name="P4">
<draw:frame draw:style-name="fr1" draw:name="Image296" text:anchor-type="as-char" svg:width="6.9236in" svg:height="4.617948in" draw:z-index="0">
<draw:image xlink:href="../Images/AРМІЯINFORM/2023-06-08T97-00-00-04-00/656b9ca7879c192a2277215cceec9c05_1686246257_extra_large.jpeg" xlink:type="simple" xlink:show="embed" xlink:actuate="onLoad" draw:mime-type="image/jpeg"/>
</draw:frame>
<text:span text:style-name="T4">
<text:span text:style-name="T5">
再会!</text:span>
</text:span>
</text:p>
      <text:p text:style-name="P4">
<text:span text:style-name="T4">
 <text:span text:style-name="T5">
祝贺所有人!</text:span>
 </text:span>
</text:p>
      <text:p text:style-name="P4">
所有人都不漠不关心地看到中塔科夫斯基水力发电站的这一人造成的灾难。</text:p>
      <text:p text:style-name="P4">
这不是自然灾害，也不是气候危机的表现，而是一场灾难。 他会做什么。 他个人命令做什么。</text:p>
      <text:p text:style-name="P4">
情况非常困难。 俄罗斯军队不会阻止大炮前往撤离人民的领土。</text:p>
      <text:p text:style-name="P4">
不幸的是，这些恐怖分子炮击受伤。 从俄罗斯iCocide中救出的人被迫从俄罗斯大火中逃脱!就在疏散点...这一俄罗斯的犯罪犯罪是欧洲最伟大的十年，但显然，俄罗斯入侵者决定加重其后果。 在该领土的占领部分，大约有十几个定居点被划了下来，没有进行诺夫斯。 人们在屋顶上的第二天，在水陷阱中，没有饮用水，有帮助的食物。 我们不知道有多少死亡和受害者被杀。</text:p>
      <text:p text:style-name="P4">
每小时只安装一个小时 - 我们正在安装 - 越来越多的详细信息俄罗斯造成了这场灾难。 在30多个居住的人生中，生命被打破了。 对于许多城市和村庄中成千上万的人来说，可以享用饮用水。</text:p>
      <text:p text:style-name="P4">
由于大坝的破坏，燃料储存设施被洪水淹没，仓库，化学药品，仓库，动物的墓地，其中至少是两个“炭疽埋葬”，以及在临时占据的领土上。 现在和他们是什么，我们是未知的。在那里，那里没有集中污水，污水径流已经在水中，所有东西都覆盖了...</text:p>
      <text:p text:style-name="P4">
被摧毁或放在这种恐怖袭击的灭绝边界的生态系统的数量已经由数千人计算。 已经下降了50,000公顷，其中至少一半将死亡。 在死亡的威胁下，成千上万的鸟类至少是两万万只野生动物。 显然，Kkakhov水库已转变为一个大型坟墓，用于数百万生物。</text:p>
      <text:p text:style-name="P4">
没有人必须在这样的挑战中保持一个孤独!但是，我们如何克服这一切没有答案。没有关注国际组织被淹没的被占领领土。 而且，您特别需要您对它们的压力 - 我问!</text:p>
      <text:p text:style-name="P4">
第二。 我们遇到的所有这些都是对占领者的有意识犯罪。 关于发生的事情的多个。 但是它发生在被占领的领土上。 但是我们警告了大坝和其他建筑物的开采。 但是俄罗斯军队现在正在开除正在撤离的地区。很明显，俄罗斯对灾难感兴趣。</text:p>
      <text:p text:style-name="P4">
正如我们创建了从事促进乌克兰制裁和安全保证的特殊专家团体一样，我们还建立了一个专家小组，该团体将主要是为了进行世界的巩固，因此，艾生物剂充满了俄罗斯人，并且我们的国家并不孤单。 我敢肯定，在世界上有足够的领导能力，您可以创造。</text:p>
      <text:p text:style-name="P4">
第三。 任何恐怖分子都希望自己有几种形式的结果：这是人们的苦难，这是人们的恐吓，这些是塞贝特之后留下的废墟。 这就是俄罗斯在这方面的工作方式。</text:p>
      <text:p text:style-name="P4">
当然，即使在这场灾难之后，我们将竭尽所能保证人们的生活基础。 但是，在这场灾难之后，有必要没有沙漠或废墟。 这只能由合资企业以及世界的生态保护社区以及政策制定者，单身领导人和州以及国际组织提供。</text:p>
      <text:p text:style-name="P4">
洪水区的污染和毒药迅速进入地下水，毒药河，从那里进入黑海盆地。 也就是说，“某个地方”的自然本质在世界上不是很相互联系。</text:p>
      <text:p text:style-name="P4">
因此，请传播有关这种俄罗斯生态剂的真相。 请致电领导人，州和国际组织采取行动。 我们有一个和平的公式并非偶然，关键点之一是反对说话。 请让我们做到这一点，以便其他生物剂不多。 加入我对我们平台的社区，对我们的专家。 我们处于持续的接触。</text:p>
      <text:p text:style-name="P4">
<text:span text:style-name="T4">
<text:span text:style-name="T5">
感谢您的关注!</text:span>
</text:span>
</text:p>
      <text:p text:style-name="P4">
<text:span text:style-name="T4">
 <text:span text:style-name="T5">
荣耀与乌克兰!</text:span>
 </text:span>
</text:p>
      <text:p text:style-name="P4">
<text:span text:style-name="T4">
资料来源：</text:span>
 _乌克兰的前任</text:p>
      <text:p text:style-name="P4">
News Source: <text:a xlink:type="simple" xlink:href="https://armyinform.com.ua/2023/06/08/neobhidno-konsoliduvaty-svit-shhob-rosiya-ponesla-vidpovidalnist-za-ekoczyd-volodymyr-zelenskyj/" text:style-name="Internet_20_link" text:visited-style-name="Visited_20_Internet_20_Link">
https://armyinform.com.ua/2023/06/08/neobhidno-konsoliduvaty-svit-shhob-rosiya-ponesla-vidpovidalnist-za-ekoczyd-volodymyr-zelenskyj/</text:a>
</text:p>
      <!--NEWS-->
      <text:h text:style-name="P10" text:outline-level="1">
<text:span text:style-name="T4">
基辅地区向赫尔森地区发送了第一方援助</text:span>
</text:h>
      <text:p text:style-name="P4">
作者: ['АРМІЯINFORM']</text:p>
      <text:p text:style-name="P4">
时间: 2023-06-08T98:00:00-04:00</text:p>
      <text:p text:style-name="P4">
描述: Kievshchyna Vid Rule统治Persher Party Party Dusomoga，Yaka Yaka傲慢的Ruinuwan Vid ...与乌克兰2022年的战争，与乌克兰的最新消息，今天与乌克兰的新闻，今天与乌克兰2022年的新闻，今天，乌克兰和俄罗斯之间的战争将在乌克兰和俄罗斯之间发生战争与乌克兰的战争将是不久的</text:p>
      <text:p text:style-name="P4">
图片: ['<text:a xlink:type="simple" xlink:href="https://armyinform.com.ua/wp-content/uploads/2023/06/352568036_1933933896976030_1599574044841894489_n.jpg" text:style-name="Internet_20_link" text:visited-style-name="Visited_20_Internet_20_Link">
352568036_1933933896976030_1599574044841894489_n.jpg</text:a>
']</text:p>
      <text:p text:style-name="P4">
标签: ['STOPRUSSIA', 'АГРЕСІЯ РФ', 'ВТОРГНЕННЯ РФ', 'КАХОВСЬКА ГЕС', 'УКРАЇНСЬКИЙ НАРОД НЕПЕРЕМОЖНИЙ']</text:p>
      <text:p text:style-name="P4">
类别: News</text:p>
      <!--METADATA-->
      <text:p text:style-name="P4">
<draw:frame draw:style-name="fr1" draw:name="Image297" text:anchor-type="as-char" svg:width="6.9236in" svg:height="5.1927in" draw:z-index="0">
<draw:image xlink:href="../Images/AРМІЯINFORM/2023-06-08T98-00-00-04-00/352568036_1933933896976030_1599574044841894489_n.jpg" xlink:type="simple" xlink:show="embed" xlink:actuate="onLoad" draw:mime-type="image/jpeg"/>
</draw:frame>
基辅地区向赫尔森地区提供了第一批援助，该地区正在接受另一种俄罗斯恐怖行为。</text:p>
      <text:p text:style-name="P4">
关于基辅地区政府<text:a xlink:type="simple" xlink:href="https://www.facebook.com/koda.gov.ua/posts/pfbid02NJ17yQ2p5sskJP95TWnrwVgQAguvrBbcM4y7Qsc2cCTD7mqhQJho17YFwmw3MYm8l" text:style-name="Internet_20_link" text:visited-style-name="Visited_20_Internet_20_Link">
报告</text:a>
在Facebook上。</text:p>
      <text:p text:style-name="P4">
“我们地区也受到占领者的伤害。 我们知道没有人重要的是帮助和支持。 悲剧发生后，他立即指示了与Kherson地区的个人资料服务，并形成了必要的优先级的登记册。”</text:p>
      <text:p text:style-name="P4">
已经发送：</text:p>
      <text:p text:style-name="P4">
有21艘船与志愿者一起提供及时的帮助；</text:p>
      <text:p text:style-name="P4">
6个发动机；</text:p>
      <text:p text:style-name="P4">
2水净化再生站；</text:p>
      <text:p text:style-name="P4">
10电动机泵；</text:p>
      <text:p text:style-name="P4">
4个热枪；</text:p>
      <text:p text:style-name="P4">
200升汽油；</text:p>
      <text:p text:style-name="P4">
200升柴油；</text:p>
      <text:p text:style-name="P4">
500罐饮用水10升；</text:p>
      <text:p text:style-name="P4">
20个火袖；</text:p>
      <text:p text:style-name="P4">
20个救援背心；</text:p>
      <text:p text:style-name="P4">
150双橡胶靴；</text:p>
      <text:p text:style-name="P4">
•几吨食物；</text:p>
      <text:p text:style-name="P4">
8吨饮用水</text:p>
      <text:p text:style-name="P4">
服装。[/plshka]</text:p>
      <text:p text:style-name="P4">
“潜水队也将前往赫森地区。 目前，在基辅地区第19个社区的代表中，我们正在完成一支由公用事业，电工和其他专家团队组成的团队，这些专家在首次需求时有所有必要的设备，将离开叛逆的领土。</text:p>
      <text:p text:style-name="P4">
不要忘记最受保护的动物。 在Kherson，我们将为他们发送200公斤饲料。</text:p>
      <text:p text:style-name="P4">
在基辅地区，由于俄罗斯恐怖分子炸毁了卡科夫斯基水力发电厂，已经准备好了3,000个位置为紧凑型住所的准备工作。</text:p>
      <text:p text:style-name="P4">
您可以通过电话联系和解问题：(099)510 72 12。</text:p>
      <text:p text:style-name="P4">
国际合作伙伴积极参与援助。 他们特别同意，联合国修复和重建和平的计划已分配了30,000美元。 美国有26艘充气船，100艘太阳能通道和32个带有太阳能电池板的便携式充电站，用于将赫尔森地区的要求和转移到赫尔森地区。 另外5万。 dol。 美国在电动泵，电锯，水托管和靴子上，为州紧急服务提供终端支撑。</text:p>
      <text:p text:style-name="P4">
如有必要，我们将扩大必要帮助的列表。 纳克森地区的悲剧是整个乌克兰的常见麻烦。 Kherson地区 - 我们与您同在!只是要胜利!”  - 在区域政府中指出。</text:p>
      <text:p text:style-name="P4">
News Source: <text:a xlink:type="simple" xlink:href="https://armyinform.com.ua/2023/06/08/kyyivshhyna-vidpravyla-pershu-partiyu-dopomogy-dlya-hersonshhyny/" text:style-name="Internet_20_link" text:visited-style-name="Visited_20_Internet_20_Link">
https://armyinform.com.ua/2023/06/08/kyyivshhyna-vidpravyla-pershu-partiyu-dopomogy-dlya-hersonshhyny/</text:a>
</text:p>
      <!--NEWS-->
      <text:h text:style-name="P10" text:outline-level="1">
<text:span text:style-name="T4">
短的。 战争。 第470天</text:span>
</text:h>
      <text:p text:style-name="P4">
作者: ['АРМІЯINFORM']</text:p>
      <text:p text:style-name="P4">
时间: 2023-06-08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ТОРГНЕННЯ РФ', 'ГШ ЗСУ']</text:p>
      <text:p text:style-name="P4">
类别: News</text:p>
      <!--METADATA-->
      <text:p text:style-name="P4">
<text:span text:style-name="T4">
🔥俄罗斯入侵的情况</text:span>
</text:p>
      <text:p text:style-name="P4">
News Source: <text:a xlink:type="simple" xlink:href="https://armyinform.com.ua/2023/06/08/korotko-vijna-den-470/" text:style-name="Internet_20_link" text:visited-style-name="Visited_20_Internet_20_Link">
https://armyinform.com.ua/2023/06/08/korotko-vijna-den-470/</text:a>
</text:p>
      <!--NEWS-->
      <text:h text:style-name="P10" text:outline-level="1">
<text:span text:style-name="T4">
在占领Kakhovskaya水力发电站的调查中是不可能的 - 酸</text:span>
</text:h>
      <text:p text:style-name="P4">
作者: Ukrinform (Person)</text:p>
      <text:p text:style-name="P4">
出版商: Укринформ (Organization)</text:p>
      <text:p text:style-name="P4">
出版时间: 2023-06-09T-2:15:00+03:00</text:p>
      <text:p text:style-name="P4">
修改时间: 2023-06-09T00:15:00+03:00</text:p>
      <text:p text:style-name="P4">
描述: 在占领和拒绝合作行政管理条件下，不可能对Kakhovskaya水电站的爆炸进行调查。  - 乌克林。</text:p>
      <text:p text:style-name="P4">
图片: ['<text:a xlink:type="simple" xlink:href="https://static.ukrinform.com/photos/2021_04/thumb_files/630_360_1619604801-614.jpg" text:style-name="Internet_20_link" text:visited-style-name="Visited_20_Internet_20_Link">
630_360_16196...</text:a>
']</text:p>
      <text:p text:style-name="P4">
标签: ['ООН', 'Кислиця', 'Каховська ГЕС', 'Розслідування', 'Війна з Росією']</text:p>
      <text:p text:style-name="P4">
类型: Article</text:p>
      <!--METADATA-->
      <text:p text:style-name="P4">
<draw:frame draw:style-name="fr1" draw:name="Image298" text:anchor-type="as-char" svg:width="6.9236in" svg:height="3.956343in" draw:z-index="0">
<draw:image xlink:href="../Images/yкринформ/2023-06-09T-2-15-00-03-00/630_360_1619604801-614.jpg" xlink:type="simple" xlink:show="embed" xlink:actuate="onLoad" draw:mime-type="image/jpeg"/>
</draw:frame>
在合作中占领了塔维多佐娃的条件下，对Kakhovskaya水力发电站的爆炸爆炸的调查是不可能的。</text:p>
      <text:p text:style-name="P4">
乌克林代表通讯员报道，乌克兰·凯斯利特(Sergey Kyslytsy)在联合国乌克兰的帖子表示。</text:p>
      <text:p text:style-name="P4">
“您可以得出结论，对当前职业和拒绝占领权的任何调查都是不可能的，”  - 说。</text:p>
      <text:p text:style-name="P4">
应对埃尔多安(Erdogan)发起的关于成立一个调查委员会的谈判，并与交战当事方专家参与的调查委员会提出的谈判，伊塔姆兹尼社区(Un Tamzhzhni Community)的参与，基斯利特(Kislytsa)建议要求土耳其代表。</text:p>
      <text:p text:style-name="P4">
<text:span text:style-name="T4">
另请阅读：</text:span>
 <text:a xlink:type="simple" xlink:href="https://www.ukrinform.ua/rubric-ato/3719327-teraktom-na-kahovskij-ges-rosia-viznala-so-zahopleni-teritorii-ij-ne-nalezat-kislica.html" text:style-name="Internet_20_link" text:visited-style-name="Visited_20_Internet_20_Link">
对俄罗斯Kakhovskaya水力发电站的恐怖袭击俄罗斯承认，热情的领土不属于它 -  <text:span text:style-name="T4">
 Oklytsya </text:span>
</text:a>
这位外交官说：“我认为您最好问土耳其的使命或土耳其代表，以了解他们在这些讨论中的进步 - 这与纽约没有解决。”</text:p>
      <text:p text:style-name="P4">
他强调，乌克兰期望占领权的完全合作使人们不受阻碍地将撤离人民撤离到国际组织，例如联合国和红十字会的国际委员会。</text:p>
      <text:p text:style-name="P4">
“即使他们的军队坐在树上等待<text:a xlink:type="simple" xlink:href="https://www.ukrinform.ua/tag-evakuacia" text:style-name="Internet_20_link" text:visited-style-name="Visited_20_Internet_20_Link">
撤离</text:a>
，” Post -pre -presidium添加。 “他们甚至不做士兵。”</text:p>
      <text:p text:style-name="P4">
<text:span text:style-name="T4">
另请阅读：</text:span>
 [关于Kakhovskaya水力发电厂的决定(https://www.ukrinform.ua/rubric-ato/3720269-risenna-pro-pidriv-kahovskoi-ges-viddavav-osobisto-putin-rozvidka.html)如[Ukrinform]报道(https://www.ukrinform.ua/rubric-polytics/3720320-pidriv-kahovskoi-ges-v-oon-zasudili-obstrili-rosieu-rajoniv-evakuacii-iz-zoni-katastrofi.html)，包括乌克兰在安全委员会和欧盟国家在内的联合国一群国家受到由卡科夫卡大坝征服造成的灾区疏散区的枪击。</text:p>
      <text:p text:style-name="P4">
News Source: <text:a xlink:type="simple" xlink:href="https://www.ukrinform.ua/rubric-polytics/3720323-v-umovah-okupacii-rozsliduvanna-pidrivu-kahovskoi-ges-nemozlive-kislica.html" text:style-name="Internet_20_link" text:visited-style-name="Visited_20_Internet_20_Link">
https://www.ukrinform.ua/rubric-polytics/3720323-v-umovah-okupacii-rozsliduvanna-pidrivu-kahovskoi-ges-nemozlive-kislica.html</text:a>
</text:p>
      <!--NEWS-->
      <text:h text:style-name="P10" text:outline-level="1">
<text:span text:style-name="T4">
在拉脱维亚的首都，他们展示了一部短片，并开了一个有关战争的展览</text:span>
</text:h>
      <text:p text:style-name="P4">
作者: Ukrinform (Person)</text:p>
      <text:p text:style-name="P4">
出版商: Укринформ (Organization)</text:p>
      <text:p text:style-name="P4">
出版时间: 2023-06-09T-3:02:00+03:00</text:p>
      <text:p text:style-name="P4">
修改时间: 2023-06-09T00:02:00+03:00</text:p>
      <text:p text:style-name="P4">
描述: 本周，在拉脱维亚首都举行了两次活动，其中涵盖了俄罗斯 - 乌克兰战争的主题：短片“希望”的首映和《金属雕塑》的展览“让我们赢得胜利！ 钢是我的心。”  - 乌克林。</text:p>
      <text:p text:style-name="P4">
图片: ['<text:a xlink:type="simple" xlink:href="https://static.ukrinform.com/photos/2023_06/thumb_files/630_360_1686241188-546.jpg" text:style-name="Internet_20_link" text:visited-style-name="Visited_20_Internet_20_Link">
630_360_16862...</text:a>
', '<text:a xlink:type="simple" xlink:href="https://static.ukrinform.com/photos/2023_06/1686241003-726.jpg" text:style-name="Internet_20_link" text:visited-style-name="Visited_20_Internet_20_Link">
1686241003-72...</text:a>
', '<text:a xlink:type="simple" xlink:href="https://static.ukrinform.com/photos/2023_06/1686241002-248.jpg" text:style-name="Internet_20_link" text:visited-style-name="Visited_20_Internet_20_Link">
1686241002-24...</text:a>
', '<text:a xlink:type="simple" xlink:href="https://static.ukrinform.com/photos/2023_06/1686241172-644.jpg" text:style-name="Internet_20_link" text:visited-style-name="Visited_20_Internet_20_Link">
1686241172-64...</text:a>
', '<text:a xlink:type="simple" xlink:href="https://static.ukrinform.com/photos/2023_06/1686241369-464.jpg" text:style-name="Internet_20_link" text:visited-style-name="Visited_20_Internet_20_Link">
1686241369-46...</text:a>
', '<text:a xlink:type="simple" xlink:href="https://static.ukrinform.com/photos/2023_06/1686241235-378.jpg" text:style-name="Internet_20_link" text:visited-style-name="Visited_20_Internet_20_Link">
1686241235-37...</text:a>
', '<text:a xlink:type="simple" xlink:href="https://static.ukrinform.com/photos/2023_06/1686241267-644.jpg" text:style-name="Internet_20_link" text:visited-style-name="Visited_20_Internet_20_Link">
1686241267-64...</text:a>
', '<text:a xlink:type="simple" xlink:href="https://static.ukrinform.com/photos/2023_06/1686241290-639.jpg" text:style-name="Internet_20_link" text:visited-style-name="Visited_20_Internet_20_Link">
1686241290-63...</text:a>
']</text:p>
      <text:p text:style-name="P4">
标签: ['Діаспора', 'Культура', 'Латвія', 'Виставка', 'Війна з Росією']</text:p>
      <text:p text:style-name="P4">
类型: Article</text:p>
      <!--METADATA-->
      <text:p text:style-name="P4">
<draw:frame draw:style-name="fr1" draw:name="Image299" text:anchor-type="as-char" svg:width="6.9236in" svg:height="3.956343in" draw:z-index="0">
<draw:image xlink:href="../Images/yкринформ/2023-06-09T-3-02-00-03-00/630_360_1686241188-546.jpg" xlink:type="simple" xlink:show="embed" xlink:actuate="onLoad" draw:mime-type="image/jpeg"/>
</draw:frame>
拉特维亚首都发生了两次活动，其中涵盖了Temurosian-Ikrainian战争：短发艺术电影的首映式“ Hope”，并开放了金属雕塑的展览“ Let's Win!钢是心脏。”</text:p>
      <text:p text:style-name="P4">
这是乌克利福通讯员的报道。</text:p>
      <text:p text:style-name="P4">
<draw:frame draw:style-name="fr1" draw:name="Image300" text:anchor-type="as-char" svg:width="6.9236in" svg:height="5.211932in" draw:z-index="0">
<draw:image xlink:href="../Images/yкринформ/2023-06-09T-3-02-00-03-00/1686241003-726.jpg" xlink:type="simple" xlink:show="embed" xlink:actuate="onLoad" draw:mime-type="image/jpeg"/>
</draw:frame>
在周三晚上，历史悠久的辉煌宫殿里加电影院(Riga Cinema of Splendid Palace)是在短片制作的故事片“ Hope”中，由目前在这个波罗的海国家的乌克兰创意人物在拉脱维亚拍摄。</text:p>
      <text:p text:style-name="P4">
<draw:frame draw:style-name="fr1" draw:name="Image301" text:anchor-type="as-char" svg:width="6.9236in" svg:height="5.186289in" draw:z-index="0">
<draw:image xlink:href="../Images/yкринформ/2023-06-09T-3-02-00-03-00/1686241002-248.jpg" xlink:type="simple" xlink:show="embed" xlink:actuate="onLoad" draw:mime-type="image/jpeg"/>
</draw:frame>
录像带的主任(四年来，他是乌克兰军队，在受伤后因健康原因而被释放，他与怀孕的妻子一起移居拉脱维亚). Продюсер – латвійськаактивістка Юлія Кабіцина-Каб’єр. В ролях - київський театральний та кіноакторТимур Ібраімов (女主人公的父亲)，玛丽娜·比洛斯(Marina Bilous)(基辅剧院)和首次登记者伊万霍拉切夫(Ivanhorlachev)。</text:p>
      <text:p text:style-name="P4">
这部电影告诉女孩霍普(Girl Hope)，她在全面开始后独自一人怀孕，失去了所有亲人。 然后，她和一个小女儿一起生活在乌克兰的胜利中。 观众被热烈地感知到。</text:p>
      <text:p text:style-name="P4">
<draw:frame draw:style-name="fr1" draw:name="Image302" text:anchor-type="as-char" svg:width="6.9236in" svg:height="5.1927in" draw:z-index="0">
<draw:image xlink:href="../Images/yкринформ/2023-06-09T-3-02-00-03-00/1686241172-644.jpg" xlink:type="simple" xlink:show="embed" xlink:actuate="onLoad" draw:mime-type="image/jpeg"/>
</draw:frame>
一天前，星期二，在拉脱维亚国家图书馆的中庭，它面前的涌入是金属雕塑和绘画的展览“让我们获胜!钢是我的心。” 从一开始，它就被认为是一本动人的书，其目的是将社会介绍给乌克兰对俄罗斯侵略的抵抗，并为武装部队筹集资金。</text:p>
      <text:p text:style-name="P4">
<draw:frame draw:style-name="fr1" draw:name="Image303" text:anchor-type="as-char" svg:width="6.9236in" svg:height="5.301683in" draw:z-index="0">
<draw:image xlink:href="../Images/yкринформ/2023-06-09T-3-02-00-03-00/1686241369-464.jpg" xlink:type="simple" xlink:show="embed" xlink:actuate="onLoad" draw:mime-type="image/jpeg"/>
</draw:frame>
Tigois Project Art Group创建的该系列首次可以于2023年4月在LVIV艺术宫设计。 将展览带到里加的倡议属于Lviv“ Azov” Yaroslav Soloduku和艺术家Roman Beardy的医疗团的指挥官。 作品的作者是雕塑家Illytrofimchuk(组长)，Sergey Kravetsky，Anton Dvorak，Mykola Yurchak，Danilo Turiy，Roman Turii，艺术家Vasyl Stepanov。 该系列展示了60件作品 - 最重要的是所有金属雕塑以及绘画。 展览将在6月22日之前展出。</text:p>
      <text:p text:style-name="P4">
<draw:frame draw:style-name="fr1" draw:name="Image304" text:anchor-type="as-char" svg:width="6.9236in" svg:height="5.1927in" draw:z-index="0">
<draw:image xlink:href="../Images/yкринформ/2023-06-09T-3-02-00-03-00/1686241235-378.jpg" xlink:type="simple" xlink:show="embed" xlink:actuate="onLoad" draw:mime-type="image/jpeg"/>
</draw:frame>
</text:p>
      <text:p text:style-name="P4">
<draw:frame draw:style-name="fr1" draw:name="Image305" text:anchor-type="as-char" svg:width="6.9236in" svg:height="5.1927in" draw:z-index="0">
<draw:image xlink:href="../Images/yкринформ/2023-06-09T-3-02-00-03-00/1686241267-644.jpg" xlink:type="simple" xlink:show="embed" xlink:actuate="onLoad" draw:mime-type="image/jpeg"/>
</draw:frame>
展览的组织者-UA&amp;LV志愿者协会，LNB，支持A​​zov Latvia并支持Azov Ukraine，Nova Poshta，音乐家Iprodaper Insa Zagorsk，乌克兰 - 拉特维安乐队“ varakuta”。</text:p>
      <text:p text:style-name="P4">
<draw:frame draw:style-name="fr1" draw:name="Image306" text:anchor-type="as-char" svg:width="6.9236in" svg:height="5.1927in" draw:z-index="0">
<draw:image xlink:href="../Images/yкринформ/2023-06-09T-3-02-00-03-00/1686241290-639.jpg" xlink:type="simple" xlink:show="embed" xlink:actuate="onLoad" draw:mime-type="image/jpeg"/>
</draw:frame>
正如乌克林福姆报道的，在拉脱维亚国家图书馆<text:a xlink:type="simple" xlink:href="https://www.ukrinform.ua/rubric-culture/3621431-zitta-ake-mi-ne-obirali-u-latvii-pokazali-film-pro-ukrainskih-bizenok.html" text:style-name="Internet_20_link" text:visited-style-name="Visited_20_Internet_20_Link">
发生</text:a>
纪录片“我们没有选择”的纪录片首映，大约七名乌克兰妇女因俄罗斯侵略而成为难民。</text:p>
      <text:p text:style-name="P4">
<text:span text:style-name="T5">
foto：oleg kudrin</text:span>
</text:p>
      <text:p text:style-name="P4">
News Source: <text:a xlink:type="simple" xlink:href="https://www.ukrinform.ua/rubric-diaspora/3720221-u-stolici-latvii-predstavili-korotkometraznij-film-i-vidkrili-vistavku-pro-vijnu.html" text:style-name="Internet_20_link" text:visited-style-name="Visited_20_Internet_20_Link">
https://www.ukrinform.ua/rubric-diaspora/3720221-u-stolici-latvii-predstavili-korotkometraznij-film-i-vidkrili-vistavku-pro-vijnu.html</text:a>
</text:p>
      <!--NEWS-->
      <text:h text:style-name="P10" text:outline-level="1">
<text:span text:style-name="T4">
在拉脱维亚的首都，他们展示了一部短片，并开了一个有关战争的展览</text:span>
</text:h>
      <text:p text:style-name="P4">
作者: Ukrinform (Person)</text:p>
      <text:p text:style-name="P4">
出版商: Укринформ (Organization)</text:p>
      <text:p text:style-name="P4">
出版时间: 2023-06-09T00:02:00+03:00</text:p>
      <text:p text:style-name="P4">
修改时间: 2023-06-09T00:02:00+03:00</text:p>
      <text:p text:style-name="P4">
描述: 本周，在拉脱维亚首都举行了两次活动，其中涵盖了俄罗斯 - 乌克兰战争的主题：短片“希望”的首映和《金属雕塑》的展览“让我们赢得胜利！ 钢是我的心。”  - 乌克林。</text:p>
      <text:p text:style-name="P4">
图片: ['<text:a xlink:type="simple" xlink:href="https://static.ukrinform.com/photos/2023_06/thumb_files/630_360_1686241188-546.jpg" text:style-name="Internet_20_link" text:visited-style-name="Visited_20_Internet_20_Link">
630_360_16862...</text:a>
', '<text:a xlink:type="simple" xlink:href="https://static.ukrinform.com/photos/2023_06/1686241003-726.jpg" text:style-name="Internet_20_link" text:visited-style-name="Visited_20_Internet_20_Link">
1686241003-72...</text:a>
', '<text:a xlink:type="simple" xlink:href="https://static.ukrinform.com/photos/2023_06/1686241002-248.jpg" text:style-name="Internet_20_link" text:visited-style-name="Visited_20_Internet_20_Link">
1686241002-24...</text:a>
', '<text:a xlink:type="simple" xlink:href="https://static.ukrinform.com/photos/2023_06/1686241172-644.jpg" text:style-name="Internet_20_link" text:visited-style-name="Visited_20_Internet_20_Link">
1686241172-64...</text:a>
', '<text:a xlink:type="simple" xlink:href="https://static.ukrinform.com/photos/2023_06/1686241369-464.jpg" text:style-name="Internet_20_link" text:visited-style-name="Visited_20_Internet_20_Link">
1686241369-46...</text:a>
', '<text:a xlink:type="simple" xlink:href="https://static.ukrinform.com/photos/2023_06/1686241235-378.jpg" text:style-name="Internet_20_link" text:visited-style-name="Visited_20_Internet_20_Link">
1686241235-37...</text:a>
', '<text:a xlink:type="simple" xlink:href="https://static.ukrinform.com/photos/2023_06/1686241267-644.jpg" text:style-name="Internet_20_link" text:visited-style-name="Visited_20_Internet_20_Link">
1686241267-64...</text:a>
', '<text:a xlink:type="simple" xlink:href="https://static.ukrinform.com/photos/2023_06/1686241290-639.jpg" text:style-name="Internet_20_link" text:visited-style-name="Visited_20_Internet_20_Link">
1686241290-63...</text:a>
']</text:p>
      <text:p text:style-name="P4">
标签: ['Діаспора', 'Культура', 'Латвія', 'Виставка', 'Війна з Росією']</text:p>
      <text:p text:style-name="P4">
类型: Article</text:p>
      <!--METADATA-->
      <text:p text:style-name="P4">
<draw:frame draw:style-name="fr1" draw:name="Image307" text:anchor-type="as-char" svg:width="6.9236in" svg:height="3.956343in" draw:z-index="0">
<draw:image xlink:href="../Images/yкринформ/2023-06-09T00-02-00-03-00/630_360_1686241188-546.jpg" xlink:type="simple" xlink:show="embed" xlink:actuate="onLoad" draw:mime-type="image/jpeg"/>
</draw:frame>
拉特维亚首都发生了两次活动，其中涵盖了Temurosian-Ikrainian战争：短发艺术电影的首映式“ Hope”，并开放了金属雕塑的展览“ Let's Win!钢是心脏。”</text:p>
      <text:p text:style-name="P4">
这是乌克利福通讯员的报道。</text:p>
      <text:p text:style-name="P4">
<draw:frame draw:style-name="fr1" draw:name="Image308" text:anchor-type="as-char" svg:width="6.9236in" svg:height="5.211932in" draw:z-index="0">
<draw:image xlink:href="../Images/yкринформ/2023-06-09T00-02-00-03-00/1686241003-726.jpg" xlink:type="simple" xlink:show="embed" xlink:actuate="onLoad" draw:mime-type="image/jpeg"/>
</draw:frame>
在周三晚上，历史悠久的辉煌宫殿里加电影院(Riga Cinema of Splendid Palace)是在短片制作的故事片“ Hope”中，由目前在这个波罗的海国家的乌克兰创意人物在拉脱维亚拍摄。</text:p>
      <text:p text:style-name="P4">
<draw:frame draw:style-name="fr1" draw:name="Image309" text:anchor-type="as-char" svg:width="6.9236in" svg:height="5.186289in" draw:z-index="0">
<draw:image xlink:href="../Images/yкринформ/2023-06-09T00-02-00-03-00/1686241002-248.jpg" xlink:type="simple" xlink:show="embed" xlink:actuate="onLoad" draw:mime-type="image/jpeg"/>
</draw:frame>
录像带的主任(四年来，他是乌克兰军队，在受伤后因健康原因而被释放，他与怀孕的妻子一起移居拉脱维亚). Продюсер – латвійськаактивістка Юлія Кабіцина-Каб’єр. В ролях - київський театральний та кіноакторТимур Ібраімов (女主人公的父亲)，玛丽娜·比洛斯(Marina Bilous)(基辅剧院)和首次登记者伊万霍拉切夫(Ivanhorlachev)。</text:p>
      <text:p text:style-name="P4">
这部电影告诉女孩霍普(Girl Hope)，她在全面开始后独自一人怀孕，失去了所有亲人。 然后，她和一个小女儿一起生活在乌克兰的胜利中。 观众被热烈地感知到。</text:p>
      <text:p text:style-name="P4">
<draw:frame draw:style-name="fr1" draw:name="Image310" text:anchor-type="as-char" svg:width="6.9236in" svg:height="5.1927in" draw:z-index="0">
<draw:image xlink:href="../Images/yкринформ/2023-06-09T00-02-00-03-00/1686241172-644.jpg" xlink:type="simple" xlink:show="embed" xlink:actuate="onLoad" draw:mime-type="image/jpeg"/>
</draw:frame>
一天前，星期二，在拉脱维亚国家图书馆的中庭，它面前的涌入是金属雕塑和绘画的展览“让我们获胜!钢是我的心。” 从一开始，它就被认为是一本动人的书，其目的是将社会介绍给乌克兰对俄罗斯侵略的抵抗，并为武装部队筹集资金。</text:p>
      <text:p text:style-name="P4">
<draw:frame draw:style-name="fr1" draw:name="Image311" text:anchor-type="as-char" svg:width="6.9236in" svg:height="5.301683in" draw:z-index="0">
<draw:image xlink:href="../Images/yкринформ/2023-06-09T00-02-00-03-00/1686241369-464.jpg" xlink:type="simple" xlink:show="embed" xlink:actuate="onLoad" draw:mime-type="image/jpeg"/>
</draw:frame>
Tigois Project Art Group创建的该系列首次可以于2023年4月在LVIV艺术宫设计。 将展览带到里加的倡议属于Lviv“ Azov” Yaroslav Soloduku和艺术家Roman Beardy的医疗团的指挥官。 作品的作者是雕塑家Illytrofimchuk(组长)，Sergey Kravetsky，Anton Dvorak，Mykola Yurchak，Danilo Turiy，Roman Turii，艺术家Vasyl Stepanov。 该系列展示了60件作品 - 最重要的是所有金属雕塑以及绘画。 展览将在6月22日之前展出。</text:p>
      <text:p text:style-name="P4">
<draw:frame draw:style-name="fr1" draw:name="Image312" text:anchor-type="as-char" svg:width="6.9236in" svg:height="5.1927in" draw:z-index="0">
<draw:image xlink:href="../Images/yкринформ/2023-06-09T00-02-00-03-00/1686241235-378.jpg" xlink:type="simple" xlink:show="embed" xlink:actuate="onLoad" draw:mime-type="image/jpeg"/>
</draw:frame>
</text:p>
      <text:p text:style-name="P4">
<draw:frame draw:style-name="fr1" draw:name="Image313" text:anchor-type="as-char" svg:width="6.9236in" svg:height="5.1927in" draw:z-index="0">
<draw:image xlink:href="../Images/yкринформ/2023-06-09T00-02-00-03-00/1686241267-644.jpg" xlink:type="simple" xlink:show="embed" xlink:actuate="onLoad" draw:mime-type="image/jpeg"/>
</draw:frame>
展览的组织者-UA&amp;LV志愿者协会，LNB，支持A​​zov Latvia并支持Azov Ukraine，Nova Poshta，音乐家Iprodaper Insa Zagorsk，乌克兰 - 拉特维安乐队“ varakuta”。</text:p>
      <text:p text:style-name="P4">
<draw:frame draw:style-name="fr1" draw:name="Image314" text:anchor-type="as-char" svg:width="6.9236in" svg:height="5.1927in" draw:z-index="0">
<draw:image xlink:href="../Images/yкринформ/2023-06-09T00-02-00-03-00/1686241290-639.jpg" xlink:type="simple" xlink:show="embed" xlink:actuate="onLoad" draw:mime-type="image/jpeg"/>
</draw:frame>
正如乌克林福姆报道的，在拉脱维亚国家图书馆<text:a xlink:type="simple" xlink:href="https://www.ukrinform.ua/rubric-culture/3621431-zitta-ake-mi-ne-obirali-u-latvii-pokazali-film-pro-ukrainskih-bizenok.html" text:style-name="Internet_20_link" text:visited-style-name="Visited_20_Internet_20_Link">
发生</text:a>
纪录片“我们没有选择”的纪录片首映，大约七名乌克兰妇女因俄罗斯侵略而成为难民。</text:p>
      <text:p text:style-name="P4">
<text:span text:style-name="T5">
foto：oleg kudrin</text:span>
</text:p>
      <text:p text:style-name="P4">
News Source: <text:a xlink:type="simple" xlink:href="https://www.ukrinform.ua/rubric-diaspora/3720221-u-stolici-latvii-predstavili-korotkometraznij-film-i-vidkrili-vistavku-pro-vijnu.html" text:style-name="Internet_20_link" text:visited-style-name="Visited_20_Internet_20_Link">
https://www.ukrinform.ua/rubric-diaspora/3720221-u-stolici-latvii-predstavili-korotkometraznij-film-i-vidkrili-vistavku-pro-vijnu.html</text:a>
</text:p>
      <!--NEWS-->
      <text:h text:style-name="P10" text:outline-level="1">
<text:span text:style-name="T4">
在占领Kakhovskaya水力发电站的调查中是不可能的 - 酸</text:span>
</text:h>
      <text:p text:style-name="P4">
作者: Ukrinform (Person)</text:p>
      <text:p text:style-name="P4">
出版商: Укринформ (Organization)</text:p>
      <text:p text:style-name="P4">
出版时间: 2023-06-09T00:15:00+03:00</text:p>
      <text:p text:style-name="P4">
修改时间: 2023-06-09T00:15:00+03:00</text:p>
      <text:p text:style-name="P4">
描述: 在占领和拒绝合作行政管理条件下，不可能对Kakhovskaya水电站的爆炸进行调查。  - 乌克林。</text:p>
      <text:p text:style-name="P4">
图片: ['<text:a xlink:type="simple" xlink:href="https://static.ukrinform.com/photos/2021_04/thumb_files/630_360_1619604801-614.jpg" text:style-name="Internet_20_link" text:visited-style-name="Visited_20_Internet_20_Link">
630_360_16196...</text:a>
']</text:p>
      <text:p text:style-name="P4">
标签: ['ООН', 'Кислиця', 'Каховська ГЕС', 'Розслідування', 'Війна з Росією']</text:p>
      <text:p text:style-name="P4">
类型: Article</text:p>
      <!--METADATA-->
      <text:p text:style-name="P4">
<draw:frame draw:style-name="fr1" draw:name="Image315" text:anchor-type="as-char" svg:width="6.9236in" svg:height="3.956343in" draw:z-index="0">
<draw:image xlink:href="../Images/yкринформ/2023-06-09T00-15-00-03-00/630_360_1619604801-614.jpg" xlink:type="simple" xlink:show="embed" xlink:actuate="onLoad" draw:mime-type="image/jpeg"/>
</draw:frame>
在合作中占领了塔维多佐娃的条件下，对Kakhovskaya水力发电站的爆炸爆炸的调查是不可能的。</text:p>
      <text:p text:style-name="P4">
乌克林代表通讯员报道，乌克兰·凯斯利特(Sergey Kyslytsy)在联合国乌克兰的帖子表示。</text:p>
      <text:p text:style-name="P4">
“您可以得出结论，对当前职业和拒绝占领权的任何调查都是不可能的，”  - 说。</text:p>
      <text:p text:style-name="P4">
应对埃尔多安(Erdogan)发起的关于成立一个调查委员会的谈判，并与交战当事方专家参与的调查委员会提出的谈判，伊塔姆兹尼社区(Un Tamzhzhni Community)的参与，基斯利特(Kislytsa)建议要求土耳其代表。</text:p>
      <text:p text:style-name="P4">
<text:span text:style-name="T4">
另请阅读：</text:span>
 <text:a xlink:type="simple" xlink:href="https://www.ukrinform.ua/rubric-ato/3719327-teraktom-na-kahovskij-ges-rosia-viznala-so-zahopleni-teritorii-ij-ne-nalezat-kislica.html" text:style-name="Internet_20_link" text:visited-style-name="Visited_20_Internet_20_Link">
对俄罗斯Kakhovskaya水力发电站的恐怖袭击俄罗斯承认，热情的领土不属于它 -  <text:span text:style-name="T4">
 Oklytsya </text:span>
</text:a>
这位外交官说：“我认为您最好问土耳其的使命或土耳其代表，以了解他们在这些讨论中的进步 - 这与纽约没有解决。”</text:p>
      <text:p text:style-name="P4">
他强调，乌克兰期望占领权的完全合作使人们不受阻碍地将撤离人民撤离到国际组织，例如联合国和红十字会的国际委员会。</text:p>
      <text:p text:style-name="P4">
“即使他们的军队坐在树上等待<text:a xlink:type="simple" xlink:href="https://www.ukrinform.ua/tag-evakuacia" text:style-name="Internet_20_link" text:visited-style-name="Visited_20_Internet_20_Link">
撤离</text:a>
，” Post -pre -presidium添加。 “他们甚至不做士兵。”</text:p>
      <text:p text:style-name="P4">
<text:span text:style-name="T4">
另请阅读：</text:span>
 [关于Kakhovskaya水力发电厂的决定(https://www.ukrinform.ua/rubric-ato/3720269-risenna-pro-pidriv-kahovskoi-ges-viddavav-osobisto-putin-rozvidka.html)如[Ukrinform]报道(https://www.ukrinform.ua/rubric-polytics/3720320-pidriv-kahovskoi-ges-v-oon-zasudili-obstrili-rosieu-rajoniv-evakuacii-iz-zoni-katastrofi.html)，包括乌克兰在安全委员会和欧盟国家在内的联合国一群国家受到由卡科夫卡大坝征服造成的灾区疏散区的枪击。</text:p>
      <text:p text:style-name="P4">
News Source: <text:a xlink:type="simple" xlink:href="https://www.ukrinform.ua/rubric-polytics/3720323-v-umovah-okupacii-rozsliduvanna-pidrivu-kahovskoi-ges-nemozlive-kislica.html" text:style-name="Internet_20_link" text:visited-style-name="Visited_20_Internet_20_Link">
https://www.ukrinform.ua/rubric-polytics/3720323-v-umovah-okupacii-rozsliduvanna-pidrivu-kahovskoi-ges-nemozlive-kislica.html</text:a>
</text:p>
      <!--NEWS-->
      <text:h text:style-name="P10" text:outline-level="1">
<text:span text:style-name="T4">
在Khmelnytskyi，乌克兰人在波兰被谋杀的嫌疑人被拘留</text:span>
</text:h>
      <text:p text:style-name="P4">
作者: Ukrinform (Person)</text:p>
      <text:p text:style-name="P4">
出版商: Укринформ (Organization)</text:p>
      <text:p text:style-name="P4">
出版时间: 2023-06-09T00:29:00+03:00</text:p>
      <text:p text:style-name="P4">
修改时间: 2023-06-09T00:29:00+03:00</text:p>
      <text:p text:style-name="P4">
描述: 在Khmelnytsky地区，警方拘留了一名30岁的嫌疑人，罪名是在乌克兰人在波兰谋杀，后者在国际通缉名单上。  - 乌克林。</text:p>
      <text:p text:style-name="P4">
图片: ['<text:a xlink:type="simple" xlink:href="https://static.ukrinform.com/photos/2020_01/thumb_files/630_360_1580208464-821.jpg" text:style-name="Internet_20_link" text:visited-style-name="Visited_20_Internet_20_Link">
630_360_15802...</text:a>
']</text:p>
      <text:p text:style-name="P4">
标签: ['Хмельниччина', 'Польща', 'Вбивство']</text:p>
      <text:p text:style-name="P4">
类型: Article</text:p>
      <!--METADATA-->
      <text:p text:style-name="P4">
<draw:frame draw:style-name="fr1" draw:name="Image316" text:anchor-type="as-char" svg:width="6.9236in" svg:height="3.956343in" draw:z-index="0">
<draw:image xlink:href="../Images/yкринформ/2023-06-09T00-29-00-03-00/630_360_1580208464-821.jpg" xlink:type="simple" xlink:show="embed" xlink:actuate="onLoad" draw:mime-type="image/jpeg"/>
</draw:frame>
Uchmelnytsky地区警察拘留了一名30岁的嫌疑人，该嫌疑人在乌克兰人在波兰被谋杀，后者在国际通缉名单上。</text:p>
      <text:p text:style-name="P4">
据报道<text:a xlink:type="simple" xlink:href="https://www.npu.gov.ua/news/politseiski-zatrymaly-pidozriuvanoho-u-vbyvstvi-ukrainky-u-polshchi" text:style-name="Internet_20_link" text:visited-style-name="Visited_20_Internet_20_Link">
国家警察的新闻服务</text:a>
，报道乌克林福姆。</text:p>
      <text:p text:style-name="P4">
值得注意的是，2019年9月初，莫斯特斯基地区的56岁居民说，她的26岁女儿的尸体被发现在波兰市Bzhozovets，批准了LVIV的警察。地区。</text:p>
      <text:p text:style-name="P4">
因此，根据《艺术》第1部分开放了刑事诉讼。 115(审议)乌克兰的刑法。</text:p>
      <text:p text:style-name="P4">
在审前调查中，执法人员<text:a xlink:type="simple" xlink:href="https://www.ukrinform.ua/tag-lvivsina" text:style-name="Internet_20_link" text:visited-style-name="Visited_20_Internet_20_Link">
LVIV地区</text:a>
他们与波兰的同事一起发现，2019年8月30日，一名30岁的赫梅尔尼特斯基地区居民曾在Bzhozovets谋杀了一名26岁的Khmelnytsky居民。</text:p>
      <text:p text:style-name="P4">
自从攻击者隐藏调查以来，他在国际搜索中宣布。</text:p>
      <text:p text:style-name="P4">
执法人员设法建立了藏在赫梅尔尼特斯基地区的通缉犯者的位置。</text:p>
      <text:p text:style-name="P4">
该男子被拘留并带到利沃夫，在那里调查人员被告知涉嫌犯有预谋谋杀的人。</text:p>
      <text:p text:style-name="P4">
<text:span text:style-name="T4">
另请阅读：</text:span>
 <text:a xlink:type="simple" xlink:href="https://www.ukrinform.ua/rubric-world/3718613-u-evropi-pid-cas-rejdu-proti-mafii-zatrimali-25-osib.html" text:style-name="Internet_20_link" text:visited-style-name="Visited_20_Internet_20_Link">
在对黑手党的突袭过程中<text:span text:style-name="T4">
延迟</text:span>
和25人</text:a>
法院选择嫌疑人一种预防措施 - 拘留。</text:p>
      <text:p text:style-name="P4">
调查正在进行中。</text:p>
      <text:p text:style-name="P4">
据报道，4月19日在利维夫地区，地区检察官办公室告知一名60岁妇女在预谋谋杀母亲时对一名60岁妇女的宣传。</text:p>
      <text:p text:style-name="P4">
News Source: <text:a xlink:type="simple" xlink:href="https://www.ukrinform.ua/rubric-regions/3720095-na-hmelniccini-zatrimali-pidozruvanogo-v-ubivstvi-ukrainki-u-polsi.html" text:style-name="Internet_20_link" text:visited-style-name="Visited_20_Internet_20_Link">
https://www.ukrinform.ua/rubric-regions/3720095-na-hmelniccini-zatrimali-pidozruvanogo-v-ubivstvi-ukrainki-u-polsi.html</text:a>
</text:p>
      <!--NEWS-->
      <text:h text:style-name="P10" text:outline-level="1">
<text:span text:style-name="T4">
Zelensky：俄罗斯被统治</text:span>
</text:h>
      <text:p text:style-name="P4">
作者: Ukrinform (Person)</text:p>
      <text:p text:style-name="P4">
出版商: Укринформ (Organization)</text:p>
      <text:p text:style-name="P4">
出版时间: 2023-06-09T00:38:00+03:00</text:p>
      <text:p text:style-name="P4">
修改时间: 2023-06-09T00:38:00+03:00</text:p>
      <text:p text:style-name="P4">
描述: 现在没有人在俄罗斯没有看到不人道的人 - 本身是当今地球上最大的灾难。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Тероризм', 'Зеленський', 'Каховська ГЕС', 'Війна з Росією']</text:p>
      <text:p text:style-name="P4">
类型: Article</text:p>
      <!--METADATA-->
      <text:p text:style-name="P4">
<draw:frame draw:style-name="fr1" draw:name="Image317" text:anchor-type="as-char" svg:width="6.9236in" svg:height="3.956343in" draw:z-index="0">
<draw:image xlink:href="../Images/yкринформ/2023-06-09T00-38-00-03-00/630_360_1682451261-591.jpeg" xlink:type="simple" xlink:show="embed" xlink:actuate="onLoad" draw:mime-type="image/jpeg"/>
</draw:frame>
Svetisaraz没有那些没有看到俄罗斯负责的不人道的人，他们本人在今天地球上拥有最大的灾难。</text:p>
      <text:p text:style-name="P4">
Volodymyr Zelenskyy在[视频更近的视频]中说了这一点(https://www.youtube.com/watch?v=-kkjvJkr-6o)，报道乌克林福姆。</text:p>
      <text:p text:style-name="P4">
<text:span text:style-name="T5">
video：<text:a xlink:type="simple" xlink:href="https://t.me/OP_UA/9690" text:style-name="Internet_20_link" text:visited-style-name="Visited_20_Internet_20_Link">
总统办公室</text:a>
</text:span>
</text:p>
      <text:p text:style-name="P4">
<text:span text:style-name="T4">
亲爱的乌克兰人，乌克兰人!</text:span>
</text:p>
      <text:p text:style-name="P4">
今天是漫长而艰难的一天。 赫森及其Mykolaiv地区，我们Dniprovshchyna的Gromad城市。 会议，会议，疏散点，国际复苏。</text:p>
      <text:p text:style-name="P4">
第一的。 在州和地方当局的各个层面上，我们努力为洪水淹没地区的许多人储蓄。 撤离正在进行中。 我们到处都可以将人们带出洪水区，我们这样做。 SES，警察，军事 - 青年!每个参与的人和每个人 - 我要感谢您!</text:p>
      <text:p text:style-name="P4">
第二。 在我们的自由领土上，国际组织的存在，特定的帮助。 特别是乌克兰红十字会和许多其他。 每个志愿者的每个组织都适用于实现救援行动的每个公司。</text:p>
      <text:p text:style-name="P4">
很明显，在被占领地区灾区的一些国际组织缺席 - 同一国际红十字会是他们对这些组织在被占领地区人民的援助的结合，这似乎是错误的，并且只是自我 - 毁灭。</text:p>
      <text:p text:style-name="P4">
第三。 俄罗斯恐怖分子正试图加重他们造成的局势。 绝对有意识。 他们继续解雇该地区的NIH和社区，已经被恐怖分子淹没了。 他们甚至将已经是邪恶体现的疏散点开火，显然，除了俄罗斯人以外，世界上没有恐怖分子没有消失。</text:p>
      <text:p text:style-name="P4">
入侵者完全在塞尔森地区的左岸部分扔了人们。 在那里，第二天只是扩大了灾难。 这也是俄罗斯领导人的有意识选择。 现在，世界上没有人看到俄罗斯负责俄罗斯。 非人类，这是当今地球上最灾难的人。</text:p>
      <text:p text:style-name="P4">
我们必须与我们的伴侣一起做所有事情，以使世界证明它能够与这样的恐怖分子应对此类灾难。基础设施，自然损失的情况。 这是俄罗斯恐怖袭击的重大伤害，对每个人来说都是显而易见的。 但是，还应该很明显，除了最大的恢复和最大的重建外，别无选择。在普京之后，俄罗斯可能会遭受毁灭性，但不会在乌克兰遭受破坏。</text:p>
      <text:p text:style-name="P4">
还有一个。 强制的。 安全。 不断与我们的军队进行交流。 顿涅茨克是非常严格的战斗。 但是有一个结果，我感谢任何提供此结果的人!Bakhmut-做得好。 一步步。 谢谢你每个战士!Avdiivka，Marinka，整个东部，南部的局势，炸毁了我们家族卡科夫卡大坝的俄罗斯人之后的情况 - 我们看到了每个细节。 但是要出版 - 不是今天。</text:p>
      <text:p text:style-name="P4">
<text:span text:style-name="T4">
感谢我们的人民!</text:span>
</text:p>
      <text:p text:style-name="P4">
<text:span text:style-name="T4">
荣耀到乌克兰!</text:span>
</text:p>
      <text:p text:style-name="P4">
_foto：op _</text:p>
      <text:p text:style-name="P4">
News Source: <text:a xlink:type="simple" xlink:href="https://www.ukrinform.ua/rubric-ato/3720324-zelenskij-rosieu-keruut-neludi-aki-osobisto-e-najbilsou-katastrofou-na-planeti.html" text:style-name="Internet_20_link" text:visited-style-name="Visited_20_Internet_20_Link">
https://www.ukrinform.ua/rubric-ato/3720324-zelenskij-rosieu-keruut-neludi-aki-osobisto-e-najbilsou-katastrofou-na-planeti.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6-09T00:43:00+03:00</text:p>
      <text:p text:style-name="P4">
修改时间: 2023-06-09T00:43:00+03:00</text:p>
      <text:p text:style-name="P4">
描述: 首都和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318" text:anchor-type="as-char" svg:width="6.9236in" svg:height="3.956343in" draw:z-index="0">
<draw:image xlink:href="../Images/yкринформ/2023-06-09T00-43-00-03-00/630_360_1645871571-868.jpg" xlink:type="simple" xlink:show="embed" xlink:actuate="onLoad" draw:mime-type="image/jpeg"/>
</draw:frame>
空气警报已被宣布多个区域。</text:p>
      <text:p text:style-name="P4">
关于IT报告乌克林福姆，参考<text:a xlink:type="simple" xlink:href="https://alerts.in.ua/" text:style-name="Internet_20_link" text:visited-style-name="Visited_20_Internet_20_Link">
地图</text:a>
空气焦虑。</text:p>
      <text:p text:style-name="P4">
根据监测渠道的初步数据，焦虑可能与俄罗斯的冲击无人机和导弹有关。</text:p>
      <text:p text:style-name="P4">
News Source: <text:a xlink:type="simple" xlink:href="https://www.ukrinform.ua/rubric-ato/3720325-u-kievi-ta-nizci-oblastej-povitrana-trivoga.html" text:style-name="Internet_20_link" text:visited-style-name="Visited_20_Internet_20_Link">
https://www.ukrinform.ua/rubric-ato/3720325-u-kievi-ta-nizci-oblastej-povitrana-trivoga.html</text:a>
</text:p>
      <!--NEWS-->
      <text:h text:style-name="P10" text:outline-level="1">
<text:span text:style-name="T4">
ZPP继续从Kakhovka水库中抽冷水，尽管其水平已经低于关键标记</text:span>
</text:h>
      <text:p text:style-name="P4">
作者: ['АРМІЯINFORM']</text:p>
      <text:p text:style-name="P4">
时间: 2023-06-09T98:00:00-04:00</text:p>
      <text:p text:style-name="P4">
描述: 赖文·德里（Ryven Derry）在水上学校（Ryven Derry）跌倒了约4.1 m pislya pislya pisdriva dambi，到达了死者……与乌克兰2022年的战争，与乌克兰的最新新闻，今天与乌克兰的新闻，今天与乌克兰2022年的新闻战争，今天将发生战争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8-20.jpg" text:style-name="Internet_20_link" text:visited-style-name="Visited_20_Internet_20_Link">
8-20.jpg</text:a>
']</text:p>
      <text:p text:style-name="P4">
标签: ['STOPRUSSIA', 'АГРЕСІЯ РФ', 'ВТОРГНЕННЯ РФ', 'КАХОВСЬКА ГЕС']</text:p>
      <text:p text:style-name="P4">
类别: News</text:p>
      <!--METADATA-->
      <text:p text:style-name="P4">
<draw:frame draw:style-name="fr1" draw:name="Image319" text:anchor-type="as-char" svg:width="6.9236in" svg:height="4.615733in" draw:z-index="0">
<draw:image xlink:href="../Images/AРМІЯINFORM/2023-06-09T98-00-00-04-00/8-20.jpg" xlink:type="simple" xlink:show="embed" xlink:actuate="onLoad" draw:mime-type="image/jpeg"/>
</draw:frame>
说明性照片</text:p>
      <text:p text:style-name="P4">
大坝后，水库的水位约为4.1 m，今天18:00达到12.7 m。 小时损失率保持在4-7 cm/h的范围内。</text:p>
      <text:p text:style-name="P4">
关于它<text:a xlink:type="simple" xlink:href="https://t.me/shtab_kakhovska_hes/227" text:style-name="Internet_20_link" text:visited-style-name="Visited_20_Internet_20_Link">
报告</text:a>
俄罗斯恐怖分子消除了卡科夫斯卡亚水力发电站的总部。</text:p>
      <text:p text:style-name="P4">
◼️ZAS的能力即使在水平的水平下降到12.7 m以下，也可能在11 m或以下的水平下运行。</text:p>
      <text:p text:style-name="P4">
在这些艰难的情况下，这会在加热器供水的可能过渡之前，还会提供更多的时间，包括附近的大型合并池。</text:p>
      <text:p text:style-name="P4">
同样同样的核安全仍然是愚蠢和潜在危险的。</text:p>
      <text:p text:style-name="P4">
◼️TO最好评估情况，IAEA专家已邀请进入水位在水库中的位置以及邻近的ZTO出口。</text:p>
      <text:p text:style-name="P4">
News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